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4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85cm"/>
    </style:style>
    <style:style style:name="co13" style:family="table-column">
      <style:table-column-properties fo:break-before="auto" style:column-width="9.356cm"/>
    </style:style>
    <style:style style:name="co14" style:family="table-column">
      <style:table-column-properties fo:break-before="auto" style:column-width="2.738cm"/>
    </style:style>
    <style:style style:name="co15" style:family="table-column">
      <style:table-column-properties fo:break-before="auto" style:column-width="3.191cm"/>
    </style:style>
    <style:style style:name="co16" style:family="table-column">
      <style:table-column-properties fo:break-before="auto" style:column-width="2.94cm"/>
    </style:style>
    <style:style style:name="co17" style:family="table-column">
      <style:table-column-properties fo:break-before="auto" style:column-width="3.993cm"/>
    </style:style>
    <style:style style:name="co18" style:family="table-column">
      <style:table-column-properties fo:break-before="auto" style:column-width="2.683cm"/>
    </style:style>
    <style:style style:name="co19" style:family="table-column">
      <style:table-column-properties fo:break-before="auto" style:column-width="5.8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c0c0c0" fo:wrap-option="wrap" style:shrink-to-fit="true"/>
      <style:text-properties style:text-outline="false" fo:text-shadow="none" fo:font-weight="bold" style:font-relief="none" fo:hyphenate="false"/>
    </style:style>
    <style:style style:name="ce2" style:family="table-cell" style:parent-style-name="Default">
      <style:table-cell-properties style:text-align-source="fix" style:repeat-content="false" fo:background-color="transparent" fo:wrap-option="wrap" style:shrink-to-fit="true"/>
      <style:paragraph-properties fo:text-align="center" fo:margin-left="0cm"/>
      <style:text-properties style:text-outline="false" fo:font-size="8pt" fo:text-shadow="none" fo:font-weight="bold" style:font-relief="none" fo:hyphenate="false"/>
    </style:style>
    <style:style style:name="ce3" style:family="table-cell" style:parent-style-name="Default">
      <style:table-cell-properties fo:background-color="transparent" fo:wrap-option="wrap" style:shrink-to-fit="true"/>
      <style:text-properties fo:font-size="8pt" fo:font-weight="normal" fo:hyphenate="false"/>
    </style:style>
    <style:style style:name="ce4" style:family="table-cell" style:parent-style-name="Default">
      <style:table-cell-properties fo:background-color="transparent" fo:wrap-option="wrap" style:shrink-to-fit="true"/>
      <style:text-properties style:text-outline="false" fo:font-size="8pt" fo:text-shadow="none" fo:font-weight="normal" style:font-relief="none" fo:hyphenate="false"/>
    </style:style>
    <style:style style:name="ce5" style:family="table-cell" style:parent-style-name="Default">
      <style:table-cell-properties style:text-align-source="fix" style:repeat-content="false" fo:background-color="transparent" fo:wrap-option="wrap" style:shrink-to-fit="true"/>
      <style:paragraph-properties fo:text-align="center" fo:margin-left="0cm"/>
      <style:text-properties fo:font-size="8pt" fo:font-weight="bold" fo:hyphenate="false"/>
    </style:style>
    <style:style style:name="ce6" style:family="table-cell" style:parent-style-name="Default">
      <style:table-cell-properties fo:wrap-option="wrap" style:shrink-to-fit="true"/>
      <style:text-properties fo:hyphenate="false"/>
    </style:style>
    <style:style style:name="ce7" style:family="table-cell" style:parent-style-name="Default">
      <style:table-cell-properties fo:wrap-option="wrap" style:shrink-to-fit="true"/>
      <style:text-properties fo:font-weight="normal" fo:hyphenate="false"/>
    </style:style>
    <style:style style:name="ce8" style:family="table-cell" style:parent-style-name="Default" style:data-style-name="N108">
      <style:table-cell-properties fo:background-color="#c0c0c0"/>
      <style:text-properties style:text-outline="false" fo:text-shadow="none" fo:font-weight="bold" style:font-relief="none"/>
    </style:style>
    <style:style style:name="ce9" style:family="table-cell" style:parent-style-name="Default" style:data-style-name="N108">
      <style:table-cell-properties style:text-align-source="fix" style:repeat-content="false" fo:background-color="transparent"/>
      <style:paragraph-properties fo:text-align="justify" fo:margin-left="0cm"/>
      <style:text-properties fo:font-size="8pt" fo:font-weight="normal"/>
    </style:style>
    <style:style style:name="ce10" style:family="table-cell" style:parent-style-name="Default" style:data-style-name="N108">
      <style:table-cell-properties fo:background-color="transparent"/>
      <style:text-properties fo:color="#579d1c" fo:font-size="8pt" fo:font-weight="bold" style:font-size-asian="6.80000019073486pt" style:font-weight-asian="bold" style:language-complex="en" style:country-complex="US" style:font-weight-complex="bold"/>
    </style:style>
    <style:style style:name="ce11" style:family="table-cell" style:parent-style-name="Default" style:data-style-name="N108">
      <style:text-properties fo:font-weight="normal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outline="false" fo:text-shadow="none" fo:font-weight="bold" style:font-relief="non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fo:font-size="8pt" fo:text-shadow="none" fo:font-weight="normal" style:font-relief="none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cc" style:text-outline="false" fo:font-size="8pt" fo:text-shadow="none" fo:font-weight="normal" style:font-relief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0000" style:text-outline="false" fo:font-size="8pt" fo:text-shadow="none" fo:font-weight="normal" style:font-relief="non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9900" style:text-outline="false" fo:font-size="8pt" fo:text-shadow="none" fo:font-weight="normal" style:font-relief="non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00cc" style:text-outline="false" fo:font-size="8pt" fo:text-shadow="none" fo:font-weight="normal" style:font-relief="none"/>
    </style:style>
    <style:style style:name="ce20" style:family="table-cell" style:parent-style-name="Default">
      <style:table-cell-properties fo:background-color="#c0c0c0"/>
      <style:text-properties style:text-outline="false" fo:text-shadow="none" fo:font-weight="bold" style:font-relief="none"/>
    </style:style>
    <style:style style:name="ce21" style:family="table-cell" style:parent-style-name="Default">
      <style:table-cell-properties fo:background-color="transparent"/>
      <style:text-properties style:text-outline="false" fo:text-shadow="none" fo:font-weight="normal" style:font-relief="none"/>
    </style:style>
    <style:style style:name="ce22" style:family="table-cell" style:parent-style-name="Default" style:data-style-name="N108">
      <style:table-cell-properties fo:background-color="transparent"/>
      <style:text-properties fo:font-size="8pt" fo:font-weight="normal"/>
    </style:style>
    <style:style style:name="ce23" style:family="table-cell" style:parent-style-name="Default">
      <style:text-properties fo:font-weight="normal"/>
    </style:style>
    <style:style style:name="ce24" style:family="table-cell" style:parent-style-name="Default">
      <style:table-cell-properties fo:background-color="transparent"/>
      <style:text-properties fo:font-weight="normal"/>
    </style:style>
    <style:style style:name="ce25" style:family="table-cell" style:parent-style-name="Default">
      <style:text-properties fo:font-weight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 style:data-style-name="N100">
      <style:table-cell-properties fo:background-color="#c0c0c0"/>
      <style:text-properties style:text-outline="false" fo:text-shadow="none" fo:font-weight="bold" style:font-relief="none"/>
    </style:style>
    <style:style style:name="ce28" style:family="table-cell" style:parent-style-name="Default" style:data-style-name="N100">
      <style:table-cell-properties fo:background-color="#3deb3d"/>
      <style:text-properties fo:font-weight="normal"/>
    </style:style>
    <style:style style:name="ce29" style:family="table-cell" style:parent-style-name="Default" style:data-style-name="N100">
      <style:table-cell-properties fo:background-color="#3deb3d"/>
      <style:text-properties style:text-outline="false" fo:text-shadow="none" fo:font-weight="normal" style:font-relief="none"/>
    </style:style>
    <style:style style:name="ce30" style:family="table-cell" style:parent-style-name="Default" style:data-style-name="N100">
      <style:table-cell-properties fo:background-color="#00ffff" style:text-align-source="fix" style:repeat-content="false"/>
      <style:paragraph-properties fo:text-align="center" fo:margin-left="0cm"/>
      <style:text-properties fo:font-weight="bold"/>
    </style:style>
    <style:style style:name="ce31" style:family="table-cell" style:parent-style-name="Default" style:data-style-name="N100">
      <style:table-cell-properties fo:background-color="#00ffff"/>
      <style:text-properties fo:font-weight="normal"/>
    </style:style>
    <style:style style:name="ce32" style:family="table-cell" style:parent-style-name="Default" style:data-style-name="N100">
      <style:table-cell-properties fo:background-color="#e6ff00" style:text-align-source="fix" style:repeat-content="false"/>
      <style:paragraph-properties fo:text-align="center" fo:margin-left="0cm"/>
      <style:text-properties fo:font-weight="bold"/>
    </style:style>
    <style:style style:name="ce33" style:family="table-cell" style:parent-style-name="Default" style:data-style-name="N100">
      <style:table-cell-properties fo:background-color="#e6ff00"/>
      <style:text-properties fo:font-weight="normal"/>
    </style:style>
    <style:style style:name="ce34" style:family="table-cell" style:parent-style-name="Default" style:data-style-name="N100">
      <style:text-properties fo:font-weight="normal"/>
    </style:style>
    <style:style style:name="ce35" style:family="table-cell" style:parent-style-name="Default" style:data-style-name="N100">
      <style:table-cell-properties fo:background-color="#c0c0c0" style:text-align-source="fix" style:repeat-content="false"/>
      <style:paragraph-properties fo:text-align="start" fo:margin-left="0cm"/>
      <style:text-properties style:text-outline="false" fo:text-shadow="none" fo:font-weight="bold" style:font-relief="none"/>
    </style:style>
    <style:style style:name="ce36" style:family="table-cell" style:parent-style-name="Default" style:data-style-name="N100">
      <style:table-cell-properties fo:background-color="#3deb3d" style:text-align-source="fix" style:repeat-content="false"/>
      <style:paragraph-properties fo:text-align="start" fo:margin-left="0cm"/>
      <style:text-properties fo:font-weight="normal"/>
    </style:style>
    <style:style style:name="ce37" style:family="table-cell" style:parent-style-name="Default" style:data-style-name="N100">
      <style:table-cell-properties fo:background-color="#3deb3d" style:text-align-source="fix" style:repeat-content="false"/>
      <style:paragraph-properties fo:text-align="start" fo:margin-left="0cm"/>
      <style:text-properties style:text-outline="false" fo:text-shadow="none" fo:font-weight="normal" style:font-relief="none"/>
    </style:style>
    <style:style style:name="ce38" style:family="table-cell" style:parent-style-name="Default" style:data-style-name="N100">
      <style:table-cell-properties fo:background-color="#00ffff" style:text-align-source="fix" style:repeat-content="false"/>
      <style:paragraph-properties fo:text-align="start" fo:margin-left="0cm"/>
      <style:text-properties fo:font-weight="normal"/>
    </style:style>
    <style:style style:name="ce39" style:family="table-cell" style:parent-style-name="Default" style:data-style-name="N100">
      <style:table-cell-properties fo:background-color="#e6ff00" style:text-align-source="fix" style:repeat-content="false"/>
      <style:paragraph-properties fo:text-align="start" fo:margin-left="0cm"/>
      <style:text-properties fo:font-weight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/>
    </style:style>
    <style:style style:name="ce41" style:family="table-cell" style:parent-style-name="Default">
      <style:table-cell-properties fo:background-color="#3deb3d"/>
      <style:text-properties style:text-outline="false" fo:text-shadow="none" fo:font-weight="normal" style:font-relief="none"/>
    </style:style>
    <style:style style:name="ce42" style:family="table-cell" style:parent-style-name="Default">
      <style:table-cell-properties fo:background-color="#00ffff"/>
      <style:text-properties style:text-outline="false" fo:text-shadow="none" fo:font-weight="normal" style:font-relief="none"/>
    </style:style>
    <style:style style:name="ce43" style:family="table-cell" style:parent-style-name="Default">
      <style:table-cell-properties fo:background-color="#e6ff00"/>
      <style:text-properties style:text-outline="false" fo:text-shadow="none" fo:font-weight="normal" style:font-relief="none"/>
    </style:style>
    <style:style style:name="ce44" style:family="table-cell" style:parent-style-name="Default">
      <style:table-cell-properties fo:background-color="#3deb3d"/>
      <style:text-properties fo:font-weight="normal"/>
    </style:style>
    <style:style style:name="ce45" style:family="table-cell" style:parent-style-name="Default" style:data-style-name="N36">
      <style:table-cell-properties fo:background-color="#c0c0c0" style:text-align-source="fix" style:repeat-content="false"/>
      <style:paragraph-properties fo:text-align="end" fo:margin-left="0cm"/>
      <style:text-properties style:text-outline="false" fo:text-shadow="none" fo:font-weight="bold" style:font-relief="none"/>
    </style:style>
    <style:style style:name="ce46" style:family="table-cell" style:parent-style-name="Default" style:data-style-name="N107">
      <style:table-cell-properties fo:background-color="#3deb3d" style:text-align-source="fix" style:repeat-content="false"/>
      <style:paragraph-properties fo:text-align="end" fo:margin-left="0cm"/>
      <style:text-properties fo:font-weight="normal"/>
    </style:style>
    <style:style style:name="ce47" style:family="table-cell" style:parent-style-name="Default" style:data-style-name="N107">
      <style:table-cell-properties fo:background-color="#3deb3d" style:text-align-source="fix" style:repeat-content="false"/>
      <style:paragraph-properties fo:text-align="end" fo:margin-left="0cm"/>
      <style:text-properties style:text-outline="false" fo:text-shadow="none" fo:font-weight="normal" style:font-relief="none"/>
    </style:style>
    <style:style style:name="ce48" style:family="table-cell" style:parent-style-name="Default" style:data-style-name="N107">
      <style:table-cell-properties fo:background-color="#00ffff" style:text-align-source="fix" style:repeat-content="false"/>
      <style:paragraph-properties fo:text-align="end" fo:margin-left="0cm"/>
      <style:text-properties fo:font-weight="normal"/>
    </style:style>
    <style:style style:name="ce49" style:family="table-cell" style:parent-style-name="Default" style:data-style-name="N107">
      <style:table-cell-properties fo:background-color="#e6ff00" style:text-align-source="fix" style:repeat-content="false"/>
      <style:paragraph-properties fo:text-align="end" fo:margin-left="0cm"/>
      <style:text-properties fo:font-weight="normal"/>
    </style:style>
    <style:style style:name="ce50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51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able-cell-properties fo:background-color="#3deb3d"/>
      <style:text-properties style:text-outline="false" fo:text-shadow="none" fo:font-weight="bold" style:font-relief="none"/>
    </style:style>
    <style:style style:name="ce53" style:family="table-cell" style:parent-style-name="Default" style:data-style-name="N108">
      <style:table-cell-properties fo:background-color="#00ffff"/>
      <style:text-properties fo:font-weight="normal"/>
    </style:style>
    <style:style style:name="ce54" style:family="table-cell" style:parent-style-name="Default">
      <style:table-cell-properties fo:background-color="#e6ff00"/>
      <style:text-properties fo:font-weight="normal"/>
    </style:style>
    <style:style style:name="ce55" style:family="table-cell" style:parent-style-name="Default">
      <style:table-cell-properties fo:background-color="#00ffff"/>
      <style:text-properties fo:font-weight="normal"/>
    </style:style>
    <style:style style:name="ce56" style:family="table-cell" style:parent-style-name="Default" style:data-style-name="N36">
      <style:table-cell-properties fo:background-color="#c0c0c0"/>
      <style:text-properties style:text-outline="false" fo:text-shadow="none" fo:font-weight="bold" style:font-relief="none"/>
    </style:style>
    <style:style style:name="ce57" style:family="table-cell" style:parent-style-name="Default" style:data-style-name="N108">
      <style:table-cell-properties fo:background-color="#3deb3d"/>
      <style:text-properties style:text-outline="false" fo:text-shadow="none" fo:font-weight="normal" style:font-relief="none"/>
    </style:style>
    <style:style style:name="ce58" style:family="table-cell" style:parent-style-name="Default" style:data-style-name="N108">
      <style:table-cell-properties fo:background-color="#e6ff00"/>
      <style:text-properties fo:font-weight="normal"/>
    </style:style>
    <style:style style:name="ce59" style:family="table-cell" style:parent-style-name="Default" style:data-style-name="N100">
      <style:table-cell-properties fo:background-color="#3deb3d"/>
      <style:text-properties fo:font-weight="bold"/>
    </style:style>
    <style:style style:name="ce60" style:family="table-cell" style:parent-style-name="Default" style:data-style-name="N108">
      <style:table-cell-properties fo:background-color="#3deb3d"/>
      <style:text-properties fo:font-weight="normal"/>
    </style:style>
    <style:style style:name="ce61" style:family="table-cell" style:parent-style-name="Default" style:data-style-name="N108">
      <style:table-cell-properties fo:background-color="#3deb3d"/>
      <style:text-properties style:text-outline="false" fo:text-shadow="none" fo:font-weight="bold" style:font-relief="none"/>
    </style:style>
    <style:style style:name="ce62" style:family="table-cell" style:parent-style-name="Default" style:data-style-name="N100">
      <style:table-cell-properties fo:background-color="#00ffff"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3" style:family="table-cell" style:parent-style-name="Default" style:data-style-name="N108"/>
    <style:style style:name="ce64" style:family="table-cell" style:parent-style-name="Default">
      <style:table-cell-properties fo:background-color="#c0c0c0"/>
    </style:style>
    <style:style style:name="ce65" style:family="table-cell" style:parent-style-name="Default">
      <style:table-cell-properties fo:background-color="#00ffff"/>
    </style:style>
  </office:automatic-styles>
  <office:body>
    <office:spreadsheet>
      <table:content-validations>
        <table:content-validation table:name="val1" table:condition="of:cell-content-is-in-list(AuswahlLebensmittel)" table:allow-empty-cell="true" table:display-list="sorted-ascending" table:base-cell-address="'REWE Online'.C2">
          <table:error-message table:message-type="stop" table:display="true"/>
        </table:content-validation>
        <table:content-validation table:name="val2" table:condition="of:cell-content-is-in-list(AuswahlDrogerie)" table:allow-empty-cell="true" table:display-list="sorted-ascending" table:base-cell-address="'REWE Online'.C94">
          <table:error-message table:message-type="stop" table:display="true"/>
        </table:content-validation>
        <table:content-validation table:name="val3" table:condition="of:cell-content-is-in-list(AuswahlTechnik)" table:allow-empty-cell="true" table:display-list="sorted-ascending" table:base-cell-address="'REWE Online'.C114">
          <table:error-message table:message-type="stop" table:display="true"/>
        </table:content-validation>
      </table:content-validations>
      <table:table table:name="Produktvergleich" table:style-name="ta1" table:print-ranges="Produktvergleich.A1:Produktvergleich.L177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5" table:default-cell-style-name="ce16"/>
        <table:table-column table:style-name="co9" table:default-cell-style-name="ce16"/>
        <table:table-column table:style-name="co10" table:number-columns-repeated="244" table:default-cell-style-name="Default"/>
        <table:table-header-rows>
          <table:table-row table:style-name="ro1">
            <table:table-cell table:style-name="ce1" office:value-type="string" calcext:value-type="string">
              <text:p>Kategorie Marke Menge</text:p>
            </table:table-cell>
            <table:table-cell table:style-name="ce8" office:value-type="string" calcext:value-type="string">
              <text:p>bester</text:p>
            </table:table-cell>
            <table:table-cell table:style-name="ce12" office:value-type="string" calcext:value-type="string" table:number-columns-spanned="2" table:number-rows-spanned="1">
              <text:p>REWE Online</text:p>
            </table:table-cell>
            <table:covered-table-cell table:style-name="ce12"/>
            <table:table-cell table:style-name="ce12" office:value-type="string" calcext:value-type="string" table:number-columns-spanned="2" table:number-rows-spanned="1">
              <text:p>ALDI</text:p>
            </table:table-cell>
            <table:covered-table-cell table:style-name="ce12"/>
            <table:table-cell table:style-name="ce12" office:value-type="string" calcext:value-type="string" table:number-columns-spanned="2" table:number-rows-spanned="1">
              <text:p>MARKTKAUF</text:p>
            </table:table-cell>
            <table:covered-table-cell table:style-name="ce12"/>
            <table:table-cell table:style-name="ce12" office:value-type="string" calcext:value-type="string" table:number-columns-spanned="2" table:number-rows-spanned="1">
              <text:p>Plus</text:p>
            </table:table-cell>
            <table:covered-table-cell table:style-name="ce12"/>
            <table:table-cell table:style-name="ce12" office:value-type="string" calcext:value-type="string" table:number-columns-spanned="2" table:number-rows-spanned="1">
              <text:p>SCHLECKER</text:p>
            </table:table-cell>
            <table:covered-table-cell table:style-name="ce12"/>
            <table:table-cell table:style-name="ce12" office:value-type="string" calcext:value-type="string" table:number-columns-spanned="2" table:number-rows-spanned="1">
              <text:p>MÜLLER</text:p>
            </table:table-cell>
            <table:covered-table-cell table:style-name="ce12"/>
            <table:table-cell table:style-name="ce20" table:number-columns-repeated="201"/>
            <table:table-cell table:style-name="ce25" table:number-columns-repeated="6"/>
            <table:table-cell table:number-columns-repeated="37"/>
          </table:table-row>
          <table:table-row table:style-name="ro1">
            <table:table-cell table:style-name="ce1"/>
            <table:table-cell table:style-name="ce8" office:value-type="string" calcext:value-type="string">
              <text:p>Preis</text:p>
            </table:table-cell>
            <table:table-cell table:style-name="ce12" office:value-type="string" calcext:value-type="string">
              <text:p>Preis</text:p>
            </table:table-cell>
            <table:table-cell table:style-name="ce12" office:value-type="string" calcext:value-type="string">
              <text:p>Qualität</text:p>
            </table:table-cell>
            <table:table-cell table:style-name="ce12" office:value-type="string" calcext:value-type="string">
              <text:p>Preis</text:p>
            </table:table-cell>
            <table:table-cell table:style-name="ce12" office:value-type="string" calcext:value-type="string">
              <text:p>Qualität</text:p>
            </table:table-cell>
            <table:table-cell table:style-name="ce12" office:value-type="string" calcext:value-type="string">
              <text:p>Preis</text:p>
            </table:table-cell>
            <table:table-cell table:style-name="ce12" office:value-type="string" calcext:value-type="string">
              <text:p>Qualität</text:p>
            </table:table-cell>
            <table:table-cell table:style-name="ce12" office:value-type="string" calcext:value-type="string">
              <text:p>Preis</text:p>
            </table:table-cell>
            <table:table-cell table:style-name="ce12" office:value-type="string" calcext:value-type="string">
              <text:p>Qualität</text:p>
            </table:table-cell>
            <table:table-cell table:style-name="ce12" office:value-type="string" calcext:value-type="string">
              <text:p>Preis</text:p>
            </table:table-cell>
            <table:table-cell table:style-name="ce12" office:value-type="string" calcext:value-type="string">
              <text:p>Qualität</text:p>
            </table:table-cell>
            <table:table-cell table:style-name="ce12" office:value-type="string" calcext:value-type="string">
              <text:p>Preis</text:p>
            </table:table-cell>
            <table:table-cell table:style-name="ce12" office:value-type="string" calcext:value-type="string">
              <text:p>Qualität</text:p>
            </table:table-cell>
            <table:table-cell table:style-name="ce20" table:number-columns-repeated="201"/>
            <table:table-cell table:style-name="ce25" table:number-columns-repeated="6"/>
            <table:table-cell table:number-columns-repeated="37"/>
          </table:table-row>
        </table:table-header-rows>
        <table:table-row table:style-name="ro1">
          <table:table-cell table:style-name="ce2" office:value-type="string" calcext:value-type="string">
            <text:p>Lebensmittel</text:p>
          </table:table-cell>
          <table:table-cell table:style-name="ce9"/>
          <table:table-cell table:style-name="ce13" table:number-columns-repeated="12"/>
          <table:table-cell table:style-name="ce21" table:number-columns-repeated="201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Alkohol Choya Sake 0,75 L</text:p>
          </table:table-cell>
          <table:table-cell table:style-name="ce10" table:formula="of:=IF(VALUE([.$O4])=VALUE([Hilfsvariablen.$C$1]);&quot;&quot;;[.$O4])" office:value-type="currency" office:currency="EUR" office:value="0" calcext:value-type="currency">
            <text:p>0,00 €</text:p>
          </table:table-cell>
          <table:table-cell table:style-name="ce14" table:formula="of:=DOLLAR(VLOOKUP([.$A4];ReweBereich;4;0) ;2)" office:value-type="string" office:string-value="0,00 €" calcext:value-type="string">
            <text:p>0,00 €</text:p>
          </table:table-cell>
          <table:table-cell table:style-name="ce13" table:formula="of:=VLOOKUP([.$A4];ReweBereich;3;0)" office:value-type="float" office:value="0" calcext:value-type="float">
            <text:p/>
          </table:table-cell>
          <table:table-cell table:style-name="ce17" table:formula="of:=DOLLAR(VLOOKUP([.$A4];AldiBereich;4;0) ;2)" office:value-type="string" office:string-value="" calcext:value-type="error">
            <text:p>#NV</text:p>
          </table:table-cell>
          <table:table-cell table:style-name="ce13" table:formula="of:=VLOOKUP([.$A4];AldiBereich;3;0)" office:value-type="string" office:string-value="" calcext:value-type="error">
            <text:p>#NV</text:p>
          </table:table-cell>
          <table:table-cell table:style-name="ce18" table:formula="of:=DOLLAR(VLOOKUP([.$A4];MarktkaufBereich;4;0) ;2)" office:value-type="string" office:string-value="5,99 €" calcext:value-type="string">
            <text:p>5,99 €</text:p>
          </table:table-cell>
          <table:table-cell table:style-name="ce13" table:formula="of:=VLOOKUP([.$A4];MarktkaufBereich;3;0)" office:value-type="float" office:value="0" calcext:value-type="float">
            <text:p/>
          </table:table-cell>
          <table:table-cell table:style-name="ce19" table:formula="of:=DOLLAR(VLOOKUP([.$A4];PlusBereich;4;0) ;2)" office:value-type="string" office:string-value="" calcext:value-type="error">
            <text:p>#NV</text:p>
          </table:table-cell>
          <table:table-cell table:style-name="ce13" table:formula="of:=VLOOKUP([.$A4];PlusBereich;3;0)" office:value-type="string" office:string-value="" calcext:value-type="error">
            <text:p>#NV</text:p>
          </table:table-cell>
          <table:table-cell table:style-name="ce13" table:formula="of:=DOLLAR(VLOOKUP([.$A4];SchleckerBereich;4;0);2)" office:value-type="string" office:string-value="" calcext:value-type="error">
            <text:p>#NV</text:p>
          </table:table-cell>
          <table:table-cell table:style-name="ce13" table:formula="of:=VLOOKUP([.$A4];SchleckerBereich;3;0)" office:value-type="string" office:string-value="" calcext:value-type="error">
            <text:p>#NV</text:p>
          </table:table-cell>
          <table:table-cell table:style-name="ce13" table:formula="of:=DOLLAR(VLOOKUP([.$A4];MüllerBereich;4;0);2)" office:value-type="string" office:string-value="" calcext:value-type="error">
            <text:p>#NV</text:p>
          </table:table-cell>
          <table:table-cell table:style-name="ce13" table:formula="of:=VLOOKUP([.$A4];MüllerBereich;3;0)" office:value-type="string" office:string-value="" calcext:value-type="error">
            <text:p>#NV</text:p>
          </table:table-cell>
          <table:table-cell table:style-name="ce22" table:formula="of:=MIN(VALUE(IF(ISERROR([.$C4]);[Hilfsvariablen.$C$1];[.$C4]));VALUE(IF(ISERROR([.$E4]);[Hilfsvariablen.$C$1];[.$E4]));VALUE(IF(ISERROR([.$G4]);[Hilfsvariablen.$C$1];[.$G4]));VALUE(IF(ISERROR([.$I4]);[Hilfsvariablen.$C$1];[.$I4]));VALUE(IF(ISERROR([.$K4]);[Hilfsvariablen.$C$1];[.$K4]));VALUE(IF(ISERROR([.$M4]);[Hilfsvariablen.$C$1];[.$M4])))" office:value-type="currency" office:currency="EUR" office:value="0" calcext:value-type="currency">
            <text:p>0,00 €</text:p>
          </table:table-cell>
          <table:table-cell table:style-name="ce21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Baguette Kräuterbaguette 175 g</text:p>
          </table:table-cell>
          <table:table-cell table:style-name="ce10" table:formula="of:=IF(VALUE([.$O5])=VALUE([Hilfsvariablen.$C$1]);&quot;&quot;;[.$O5])" office:value-type="currency" office:currency="EUR" office:value="0" calcext:value-type="currency">
            <text:p>0,00 €</text:p>
          </table:table-cell>
          <table:table-cell table:style-name="ce14" table:formula="of:=DOLLAR(VLOOKUP([.$A5];ReweBereich;4;0) ;2)" office:value-type="string" office:string-value="0,00 €" calcext:value-type="string">
            <text:p>0,00 €</text:p>
          </table:table-cell>
          <table:table-cell table:style-name="ce13" table:formula="of:=VLOOKUP([.$A5];ReweBereich;3;0)" office:value-type="float" office:value="0" calcext:value-type="float">
            <text:p/>
          </table:table-cell>
          <table:table-cell table:style-name="ce17" table:formula="of:=DOLLAR(VLOOKUP([.$A5];AldiBereich;4;0) ;2)" office:value-type="string" office:string-value="" calcext:value-type="error">
            <text:p>#NV</text:p>
          </table:table-cell>
          <table:table-cell table:style-name="ce13" table:formula="of:=VLOOKUP([.$A5];AldiBereich;3;0)" office:value-type="string" office:string-value="" calcext:value-type="error">
            <text:p>#NV</text:p>
          </table:table-cell>
          <table:table-cell table:style-name="ce18" table:formula="of:=DOLLAR(VLOOKUP([.$A5];MarktkaufBereich;4;0) ;2)" office:value-type="string" office:string-value="0,39 €" calcext:value-type="string">
            <text:p>0,39 €</text:p>
          </table:table-cell>
          <table:table-cell table:style-name="ce13" table:formula="of:=VLOOKUP([.$A5];MarktkaufBereich;3;0)" office:value-type="float" office:value="0" calcext:value-type="float">
            <text:p/>
          </table:table-cell>
          <table:table-cell table:style-name="ce19" table:formula="of:=DOLLAR(VLOOKUP([.$A5];PlusBereich;4;0) ;2)" office:value-type="string" office:string-value="" calcext:value-type="error">
            <text:p>#NV</text:p>
          </table:table-cell>
          <table:table-cell table:style-name="ce13" table:formula="of:=VLOOKUP([.$A5];PlusBereich;3;0)" office:value-type="string" office:string-value="" calcext:value-type="error">
            <text:p>#NV</text:p>
          </table:table-cell>
          <table:table-cell table:style-name="ce13" table:formula="of:=DOLLAR(VLOOKUP([.$A5];SchleckerBereich;4;0);2)" office:value-type="string" office:string-value="" calcext:value-type="error">
            <text:p>#NV</text:p>
          </table:table-cell>
          <table:table-cell table:style-name="ce13" table:formula="of:=VLOOKUP([.$A5];SchleckerBereich;3;0)" office:value-type="string" office:string-value="" calcext:value-type="error">
            <text:p>#NV</text:p>
          </table:table-cell>
          <table:table-cell table:style-name="ce13" table:formula="of:=DOLLAR(VLOOKUP([.$A5];MüllerBereich;4;0);2)" office:value-type="string" office:string-value="" calcext:value-type="error">
            <text:p>#NV</text:p>
          </table:table-cell>
          <table:table-cell table:style-name="ce13" table:formula="of:=VLOOKUP([.$A5];MüllerBereich;3;0)" office:value-type="string" office:string-value="" calcext:value-type="error">
            <text:p>#NV</text:p>
          </table:table-cell>
          <table:table-cell table:style-name="ce22" table:formula="of:=MIN(VALUE(IF(ISERROR([.$C5]);[Hilfsvariablen.$C$1];[.$C5]));VALUE(IF(ISERROR([.$E5]);[Hilfsvariablen.$C$1];[.$E5]));VALUE(IF(ISERROR([.$G5]);[Hilfsvariablen.$C$1];[.$G5]));VALUE(IF(ISERROR([.$I5]);[Hilfsvariablen.$C$1];[.$I5]));VALUE(IF(ISERROR([.$K5]);[Hilfsvariablen.$C$1];[.$K5]));VALUE(IF(ISERROR([.$M5]);[Hilfsvariablen.$C$1];[.$M5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Bier Plasteflaschen Premium Pilsner 6er</text:p>
          </table:table-cell>
          <table:table-cell table:style-name="ce10" table:formula="of:=IF(VALUE([.$O6])=VALUE([Hilfsvariablen.$C$1]);&quot;&quot;;[.$O6])" office:value-type="currency" office:currency="EUR" office:value="1.69" calcext:value-type="currency">
            <text:p>1,69 €</text:p>
          </table:table-cell>
          <table:table-cell table:style-name="ce14" table:formula="of:=DOLLAR(VLOOKUP([.$A6];ReweBereich;4;0) ;2)" office:value-type="string" office:string-value="" calcext:value-type="error">
            <text:p>#NV</text:p>
          </table:table-cell>
          <table:table-cell table:style-name="ce13" table:formula="of:=VLOOKUP([.$A6];ReweBereich;3;0)" office:value-type="string" office:string-value="" calcext:value-type="error">
            <text:p>#NV</text:p>
          </table:table-cell>
          <table:table-cell table:style-name="ce17" table:formula="of:=DOLLAR(VLOOKUP([.$A6];AldiBereich;4;0) ;2)" office:value-type="string" office:string-value="1,69 €" calcext:value-type="string">
            <text:p>1,69 €</text:p>
          </table:table-cell>
          <table:table-cell table:style-name="ce13" table:formula="of:=VLOOKUP([.$A6];AldiBereich;3;0)" office:value-type="float" office:value="0" calcext:value-type="float">
            <text:p/>
          </table:table-cell>
          <table:table-cell table:style-name="ce18" table:formula="of:=DOLLAR(VLOOKUP([.$A6];MarktkaufBereich;4;0) ;2)" office:value-type="string" office:string-value="" calcext:value-type="error">
            <text:p>#NV</text:p>
          </table:table-cell>
          <table:table-cell table:style-name="ce13" table:formula="of:=VLOOKUP([.$A6];MarktkaufBereich;3;0)" office:value-type="string" office:string-value="" calcext:value-type="error">
            <text:p>#NV</text:p>
          </table:table-cell>
          <table:table-cell table:style-name="ce19" table:formula="of:=DOLLAR(VLOOKUP([.$A6];PlusBereich;4;0) ;2)" office:value-type="string" office:string-value="" calcext:value-type="error">
            <text:p>#NV</text:p>
          </table:table-cell>
          <table:table-cell table:style-name="ce13" table:formula="of:=VLOOKUP([.$A6];PlusBereich;3;0)" office:value-type="string" office:string-value="" calcext:value-type="error">
            <text:p>#NV</text:p>
          </table:table-cell>
          <table:table-cell table:style-name="ce13" table:formula="of:=DOLLAR(VLOOKUP([.$A6];SchleckerBereich;4;0);2)" office:value-type="string" office:string-value="" calcext:value-type="error">
            <text:p>#NV</text:p>
          </table:table-cell>
          <table:table-cell table:style-name="ce13" table:formula="of:=VLOOKUP([.$A6];SchleckerBereich;3;0)" office:value-type="string" office:string-value="" calcext:value-type="error">
            <text:p>#NV</text:p>
          </table:table-cell>
          <table:table-cell table:style-name="ce13" table:formula="of:=DOLLAR(VLOOKUP([.$A6];MüllerBereich;4;0);2)" office:value-type="string" office:string-value="" calcext:value-type="error">
            <text:p>#NV</text:p>
          </table:table-cell>
          <table:table-cell table:style-name="ce13" table:formula="of:=VLOOKUP([.$A6];MüllerBereich;3;0)" office:value-type="string" office:string-value="" calcext:value-type="error">
            <text:p>#NV</text:p>
          </table:table-cell>
          <table:table-cell table:style-name="ce22" table:formula="of:=MIN(VALUE(IF(ISERROR([.$C6]);[Hilfsvariablen.$C$1];[.$C6]));VALUE(IF(ISERROR([.$E6]);[Hilfsvariablen.$C$1];[.$E6]));VALUE(IF(ISERROR([.$G6]);[Hilfsvariablen.$C$1];[.$G6]));VALUE(IF(ISERROR([.$I6]);[Hilfsvariablen.$C$1];[.$I6]));VALUE(IF(ISERROR([.$K6]);[Hilfsvariablen.$C$1];[.$K6]));VALUE(IF(ISERROR([.$M6]);[Hilfsvariablen.$C$1];[.$M6])))" office:value-type="currency" office:currency="EUR" office:value="1.69" calcext:value-type="currency">
            <text:p>1,6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Brot Roggenmischbrot geschnitten 1 Laib</text:p>
          </table:table-cell>
          <table:table-cell table:style-name="ce10" table:formula="of:=IF(VALUE([.$O7])=VALUE([Hilfsvariablen.$C$1]);&quot;&quot;;[.$O7])" office:value-type="currency" office:currency="EUR" office:value="0" calcext:value-type="currency">
            <text:p>0,00 €</text:p>
          </table:table-cell>
          <table:table-cell table:style-name="ce14" table:formula="of:=DOLLAR(VLOOKUP([.$A7];ReweBereich;4;0) ;2)" office:value-type="string" office:string-value="0,00 €" calcext:value-type="string">
            <text:p>0,00 €</text:p>
          </table:table-cell>
          <table:table-cell table:style-name="ce13" table:formula="of:=VLOOKUP([.$A7];ReweBereich;3;0)" office:value-type="float" office:value="0" calcext:value-type="float">
            <text:p/>
          </table:table-cell>
          <table:table-cell table:style-name="ce17" table:formula="of:=DOLLAR(VLOOKUP([.$A7];AldiBereich;4;0) ;2)" office:value-type="string" office:string-value="" calcext:value-type="error">
            <text:p>#NV</text:p>
          </table:table-cell>
          <table:table-cell table:style-name="ce13" table:formula="of:=VLOOKUP([.$A7];AldiBereich;3;0)" office:value-type="string" office:string-value="" calcext:value-type="error">
            <text:p>#NV</text:p>
          </table:table-cell>
          <table:table-cell table:style-name="ce18" table:formula="of:=DOLLAR(VLOOKUP([.$A7];MarktkaufBereich;4;0) ;2)" office:value-type="string" office:string-value="1,69 €" calcext:value-type="string">
            <text:p>1,69 €</text:p>
          </table:table-cell>
          <table:table-cell table:style-name="ce13" table:formula="of:=VLOOKUP([.$A7];MarktkaufBereich;3;0)" office:value-type="string" office:string-value="gut" calcext:value-type="string">
            <text:p>gut</text:p>
          </table:table-cell>
          <table:table-cell table:style-name="ce19" table:formula="of:=DOLLAR(VLOOKUP([.$A7];PlusBereich;4;0) ;2)" office:value-type="string" office:string-value="" calcext:value-type="error">
            <text:p>#NV</text:p>
          </table:table-cell>
          <table:table-cell table:style-name="ce13" table:formula="of:=VLOOKUP([.$A7];PlusBereich;3;0)" office:value-type="string" office:string-value="" calcext:value-type="error">
            <text:p>#NV</text:p>
          </table:table-cell>
          <table:table-cell table:style-name="ce13" table:formula="of:=DOLLAR(VLOOKUP([.$A7];SchleckerBereich;4;0);2)" office:value-type="string" office:string-value="" calcext:value-type="error">
            <text:p>#NV</text:p>
          </table:table-cell>
          <table:table-cell table:style-name="ce13" table:formula="of:=VLOOKUP([.$A7];SchleckerBereich;3;0)" office:value-type="string" office:string-value="" calcext:value-type="error">
            <text:p>#NV</text:p>
          </table:table-cell>
          <table:table-cell table:style-name="ce13" table:formula="of:=DOLLAR(VLOOKUP([.$A7];MüllerBereich;4;0);2)" office:value-type="string" office:string-value="" calcext:value-type="error">
            <text:p>#NV</text:p>
          </table:table-cell>
          <table:table-cell table:style-name="ce13" table:formula="of:=VLOOKUP([.$A7];MüllerBereich;3;0)" office:value-type="string" office:string-value="" calcext:value-type="error">
            <text:p>#NV</text:p>
          </table:table-cell>
          <table:table-cell table:style-name="ce22" table:formula="of:=MIN(VALUE(IF(ISERROR([.$C7]);[Hilfsvariablen.$C$1];[.$C7]));VALUE(IF(ISERROR([.$E7]);[Hilfsvariablen.$C$1];[.$E7]));VALUE(IF(ISERROR([.$G7]);[Hilfsvariablen.$C$1];[.$G7]));VALUE(IF(ISERROR([.$I7]);[Hilfsvariablen.$C$1];[.$I7]));VALUE(IF(ISERROR([.$K7]);[Hilfsvariablen.$C$1];[.$K7]));VALUE(IF(ISERROR([.$M7]);[Hilfsvariablen.$C$1];[.$M7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Brot Weltmeisterbrot</text:p>
          </table:table-cell>
          <table:table-cell table:style-name="ce10" table:formula="of:=IF(VALUE([.$O8])=VALUE([Hilfsvariablen.$C$1]);&quot;&quot;;[.$O8])" office:value-type="currency" office:currency="EUR" office:value="0" calcext:value-type="currency">
            <text:p>0,00 €</text:p>
          </table:table-cell>
          <table:table-cell table:style-name="ce14" table:formula="of:=DOLLAR(VLOOKUP([.$A8];ReweBereich;4;0) ;2)" office:value-type="string" office:string-value="0,00 €" calcext:value-type="string">
            <text:p>0,00 €</text:p>
          </table:table-cell>
          <table:table-cell table:style-name="ce13" table:formula="of:=VLOOKUP([.$A8];ReweBereich;3;0)" office:value-type="float" office:value="0" calcext:value-type="float">
            <text:p/>
          </table:table-cell>
          <table:table-cell table:style-name="ce17" table:formula="of:=DOLLAR(VLOOKUP([.$A8];AldiBereich;4;0) ;2)" office:value-type="string" office:string-value="" calcext:value-type="error">
            <text:p>#NV</text:p>
          </table:table-cell>
          <table:table-cell table:style-name="ce13" table:formula="of:=VLOOKUP([.$A8];AldiBereich;3;0)" office:value-type="string" office:string-value="" calcext:value-type="error">
            <text:p>#NV</text:p>
          </table:table-cell>
          <table:table-cell table:style-name="ce18" table:formula="of:=DOLLAR(VLOOKUP([.$A8];MarktkaufBereich;4;0) ;2)" office:value-type="string" office:string-value="1,79 €" calcext:value-type="string">
            <text:p>1,79 €</text:p>
          </table:table-cell>
          <table:table-cell table:style-name="ce13" table:formula="of:=VLOOKUP([.$A8];MarktkaufBereich;3;0)" office:value-type="float" office:value="0" calcext:value-type="float">
            <text:p/>
          </table:table-cell>
          <table:table-cell table:style-name="ce19" table:formula="of:=DOLLAR(VLOOKUP([.$A8];PlusBereich;4;0) ;2)" office:value-type="string" office:string-value="" calcext:value-type="error">
            <text:p>#NV</text:p>
          </table:table-cell>
          <table:table-cell table:style-name="ce13" table:formula="of:=VLOOKUP([.$A8];PlusBereich;3;0)" office:value-type="string" office:string-value="" calcext:value-type="error">
            <text:p>#NV</text:p>
          </table:table-cell>
          <table:table-cell table:style-name="ce13" table:formula="of:=DOLLAR(VLOOKUP([.$A8];SchleckerBereich;4;0);2)" office:value-type="string" office:string-value="" calcext:value-type="error">
            <text:p>#NV</text:p>
          </table:table-cell>
          <table:table-cell table:style-name="ce13" table:formula="of:=VLOOKUP([.$A8];SchleckerBereich;3;0)" office:value-type="string" office:string-value="" calcext:value-type="error">
            <text:p>#NV</text:p>
          </table:table-cell>
          <table:table-cell table:style-name="ce13" table:formula="of:=DOLLAR(VLOOKUP([.$A8];MüllerBereich;4;0);2)" office:value-type="string" office:string-value="" calcext:value-type="error">
            <text:p>#NV</text:p>
          </table:table-cell>
          <table:table-cell table:style-name="ce13" table:formula="of:=VLOOKUP([.$A8];MüllerBereich;3;0)" office:value-type="string" office:string-value="" calcext:value-type="error">
            <text:p>#NV</text:p>
          </table:table-cell>
          <table:table-cell table:style-name="ce22" table:formula="of:=MIN(VALUE(IF(ISERROR([.$C8]);[Hilfsvariablen.$C$1];[.$C8]));VALUE(IF(ISERROR([.$E8]);[Hilfsvariablen.$C$1];[.$E8]));VALUE(IF(ISERROR([.$G8]);[Hilfsvariablen.$C$1];[.$G8]));VALUE(IF(ISERROR([.$I8]);[Hilfsvariablen.$C$1];[.$I8]));VALUE(IF(ISERROR([.$K8]);[Hilfsvariablen.$C$1];[.$K8]));VALUE(IF(ISERROR([.$M8]);[Hilfsvariablen.$C$1];[.$M8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4" office:value-type="string" calcext:value-type="string">
            <text:p>Butter Rama Original 500g</text:p>
          </table:table-cell>
          <table:table-cell table:style-name="ce10" table:formula="of:=IF(VALUE([.$O9])=VALUE([Hilfsvariablen.$C$1]);&quot;&quot;;[.$O9])" office:value-type="currency" office:currency="EUR" office:value="0" calcext:value-type="currency">
            <text:p>0,00 €</text:p>
          </table:table-cell>
          <table:table-cell table:style-name="ce14" table:formula="of:=DOLLAR(VLOOKUP([.$A9];ReweBereich;4;0) ;2)" office:value-type="string" office:string-value="0,00 €" calcext:value-type="string">
            <text:p>0,00 €</text:p>
          </table:table-cell>
          <table:table-cell table:style-name="ce13" table:formula="of:=VLOOKUP([.$A9];ReweBereich;3;0)" office:value-type="float" office:value="0" calcext:value-type="float">
            <text:p/>
          </table:table-cell>
          <table:table-cell table:style-name="ce17" table:formula="of:=DOLLAR(VLOOKUP([.$A9];AldiBereich;4;0) ;2)" office:value-type="string" office:string-value="" calcext:value-type="error">
            <text:p>#NV</text:p>
          </table:table-cell>
          <table:table-cell table:style-name="ce13" table:formula="of:=VLOOKUP([.$A9];AldiBereich;3;0)" office:value-type="string" office:string-value="" calcext:value-type="error">
            <text:p>#NV</text:p>
          </table:table-cell>
          <table:table-cell table:style-name="ce18" table:formula="of:=DOLLAR(VLOOKUP([.$A9];MarktkaufBereich;4;0) ;2)" office:value-type="string" office:string-value="0,99 €" calcext:value-type="string">
            <text:p>0,99 €</text:p>
          </table:table-cell>
          <table:table-cell table:style-name="ce13" table:formula="of:=VLOOKUP([.$A9];MarktkaufBereich;3;0)" office:value-type="string" office:string-value="gut" calcext:value-type="string">
            <text:p>gut</text:p>
          </table:table-cell>
          <table:table-cell table:style-name="ce19" table:formula="of:=DOLLAR(VLOOKUP([.$A9];PlusBereich;4;0) ;2)" office:value-type="string" office:string-value="0,99 €" calcext:value-type="string">
            <text:p>0,99 €</text:p>
          </table:table-cell>
          <table:table-cell table:style-name="ce13" table:formula="of:=VLOOKUP([.$A9];PlusBereich;3;0)" office:value-type="float" office:value="0" calcext:value-type="float">
            <text:p/>
          </table:table-cell>
          <table:table-cell table:style-name="ce13" table:formula="of:=DOLLAR(VLOOKUP([.$A9];SchleckerBereich;4;0);2)" office:value-type="string" office:string-value="" calcext:value-type="error">
            <text:p>#NV</text:p>
          </table:table-cell>
          <table:table-cell table:style-name="ce13" table:formula="of:=VLOOKUP([.$A9];SchleckerBereich;3;0)" office:value-type="string" office:string-value="" calcext:value-type="error">
            <text:p>#NV</text:p>
          </table:table-cell>
          <table:table-cell table:style-name="ce13" table:formula="of:=DOLLAR(VLOOKUP([.$A9];MüllerBereich;4;0);2)" office:value-type="string" office:string-value="" calcext:value-type="error">
            <text:p>#NV</text:p>
          </table:table-cell>
          <table:table-cell table:style-name="ce13" table:formula="of:=VLOOKUP([.$A9];MüllerBereich;3;0)" office:value-type="string" office:string-value="" calcext:value-type="error">
            <text:p>#NV</text:p>
          </table:table-cell>
          <table:table-cell table:style-name="ce22" table:formula="of:=MIN(VALUE(IF(ISERROR([.$C9]);[Hilfsvariablen.$C$1];[.$C9]));VALUE(IF(ISERROR([.$E9]);[Hilfsvariablen.$C$1];[.$E9]));VALUE(IF(ISERROR([.$G9]);[Hilfsvariablen.$C$1];[.$G9]));VALUE(IF(ISERROR([.$I9]);[Hilfsvariablen.$C$1];[.$I9]));VALUE(IF(ISERROR([.$K9]);[Hilfsvariablen.$C$1];[.$K9]));VALUE(IF(ISERROR([.$M9]);[Hilfsvariablen.$C$1];[.$M9])))" office:value-type="currency" office:currency="EUR" office:value="0" calcext:value-type="currency">
            <text:p>0,00 €</text:p>
          </table:table-cell>
          <table:table-cell table:style-name="ce21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CurryWurst Fastfood</text:p>
          </table:table-cell>
          <table:table-cell table:style-name="ce10" table:formula="of:=IF(VALUE([.$O10])=VALUE([Hilfsvariablen.$C$1]);&quot;&quot;;[.$O10])" office:value-type="currency" office:currency="EUR" office:value="0" calcext:value-type="currency">
            <text:p>0,00 €</text:p>
          </table:table-cell>
          <table:table-cell table:style-name="ce14" table:formula="of:=DOLLAR(VLOOKUP([.$A10];ReweBereich;4;0) ;2)" office:value-type="string" office:string-value="0,00 €" calcext:value-type="string">
            <text:p>0,00 €</text:p>
          </table:table-cell>
          <table:table-cell table:style-name="ce13" table:formula="of:=VLOOKUP([.$A10];ReweBereich;3;0)" office:value-type="float" office:value="0" calcext:value-type="float">
            <text:p/>
          </table:table-cell>
          <table:table-cell table:style-name="ce17" table:formula="of:=DOLLAR(VLOOKUP([.$A10];AldiBereich;4;0) ;2)" office:value-type="string" office:string-value="" calcext:value-type="error">
            <text:p>#NV</text:p>
          </table:table-cell>
          <table:table-cell table:style-name="ce13" table:formula="of:=VLOOKUP([.$A10];AldiBereich;3;0)" office:value-type="string" office:string-value="" calcext:value-type="error">
            <text:p>#NV</text:p>
          </table:table-cell>
          <table:table-cell table:style-name="ce18" table:formula="of:=DOLLAR(VLOOKUP([.$A10];MarktkaufBereich;4;0) ;2)" office:value-type="string" office:string-value="1,89 €" calcext:value-type="string">
            <text:p>1,89 €</text:p>
          </table:table-cell>
          <table:table-cell table:style-name="ce13" table:formula="of:=VLOOKUP([.$A10];MarktkaufBereich;3;0)" office:value-type="float" office:value="0" calcext:value-type="float">
            <text:p/>
          </table:table-cell>
          <table:table-cell table:style-name="ce19" table:formula="of:=DOLLAR(VLOOKUP([.$A10];PlusBereich;4;0) ;2)" office:value-type="string" office:string-value="" calcext:value-type="error">
            <text:p>#NV</text:p>
          </table:table-cell>
          <table:table-cell table:style-name="ce13" table:formula="of:=VLOOKUP([.$A10];PlusBereich;3;0)" office:value-type="string" office:string-value="" calcext:value-type="error">
            <text:p>#NV</text:p>
          </table:table-cell>
          <table:table-cell table:style-name="ce13" table:formula="of:=DOLLAR(VLOOKUP([.$A10];SchleckerBereich;4;0);2)" office:value-type="string" office:string-value="" calcext:value-type="error">
            <text:p>#NV</text:p>
          </table:table-cell>
          <table:table-cell table:style-name="ce13" table:formula="of:=VLOOKUP([.$A10];SchleckerBereich;3;0)" office:value-type="string" office:string-value="" calcext:value-type="error">
            <text:p>#NV</text:p>
          </table:table-cell>
          <table:table-cell table:style-name="ce13" table:formula="of:=DOLLAR(VLOOKUP([.$A10];MüllerBereich;4;0);2)" office:value-type="string" office:string-value="" calcext:value-type="error">
            <text:p>#NV</text:p>
          </table:table-cell>
          <table:table-cell table:style-name="ce13" table:formula="of:=VLOOKUP([.$A10];MüllerBereich;3;0)" office:value-type="string" office:string-value="" calcext:value-type="error">
            <text:p>#NV</text:p>
          </table:table-cell>
          <table:table-cell table:style-name="ce22" table:formula="of:=MIN(VALUE(IF(ISERROR([.$C10]);[Hilfsvariablen.$C$1];[.$C10]));VALUE(IF(ISERROR([.$E10]);[Hilfsvariablen.$C$1];[.$E10]));VALUE(IF(ISERROR([.$G10]);[Hilfsvariablen.$C$1];[.$G10]));VALUE(IF(ISERROR([.$I10]);[Hilfsvariablen.$C$1];[.$I10]));VALUE(IF(ISERROR([.$K10]);[Hilfsvariablen.$C$1];[.$K10]));VALUE(IF(ISERROR([.$M10]);[Hilfsvariablen.$C$1];[.$M10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Dosenfisch Gourmet Platte Classic 200g</text:p>
          </table:table-cell>
          <table:table-cell table:style-name="ce10" table:formula="of:=IF(VALUE([.$O11])=VALUE([Hilfsvariablen.$C$1]);&quot;&quot;;[.$O11])" office:value-type="currency" office:currency="EUR" office:value="0.69" calcext:value-type="currency">
            <text:p>0,69 €</text:p>
          </table:table-cell>
          <table:table-cell table:style-name="ce14" table:formula="of:=DOLLAR(VLOOKUP([.$A11];ReweBereich;4;0) ;2)" office:value-type="string" office:string-value="" calcext:value-type="error">
            <text:p>#NV</text:p>
          </table:table-cell>
          <table:table-cell table:style-name="ce13" table:formula="of:=VLOOKUP([.$A11];ReweBereich;3;0)" office:value-type="string" office:string-value="" calcext:value-type="error">
            <text:p>#NV</text:p>
          </table:table-cell>
          <table:table-cell table:style-name="ce17" table:formula="of:=DOLLAR(VLOOKUP([.$A11];AldiBereich;4;0) ;2)" office:value-type="string" office:string-value="0,69 €" calcext:value-type="string">
            <text:p>0,69 €</text:p>
          </table:table-cell>
          <table:table-cell table:style-name="ce13" table:formula="of:=VLOOKUP([.$A11];AldiBereich;3;0)" office:value-type="string" office:string-value="gut" calcext:value-type="string">
            <text:p>gut</text:p>
          </table:table-cell>
          <table:table-cell table:style-name="ce18" table:formula="of:=DOLLAR(VLOOKUP([.$A11];MarktkaufBereich;4;0) ;2)" office:value-type="string" office:string-value="" calcext:value-type="error">
            <text:p>#NV</text:p>
          </table:table-cell>
          <table:table-cell table:style-name="ce13" table:formula="of:=VLOOKUP([.$A11];MarktkaufBereich;3;0)" office:value-type="string" office:string-value="" calcext:value-type="error">
            <text:p>#NV</text:p>
          </table:table-cell>
          <table:table-cell table:style-name="ce19" table:formula="of:=DOLLAR(VLOOKUP([.$A11];PlusBereich;4;0) ;2)" office:value-type="string" office:string-value="" calcext:value-type="error">
            <text:p>#NV</text:p>
          </table:table-cell>
          <table:table-cell table:style-name="ce13" table:formula="of:=VLOOKUP([.$A11];PlusBereich;3;0)" office:value-type="string" office:string-value="" calcext:value-type="error">
            <text:p>#NV</text:p>
          </table:table-cell>
          <table:table-cell table:style-name="ce13" table:formula="of:=DOLLAR(VLOOKUP([.$A11];SchleckerBereich;4;0);2)" office:value-type="string" office:string-value="" calcext:value-type="error">
            <text:p>#NV</text:p>
          </table:table-cell>
          <table:table-cell table:style-name="ce13" table:formula="of:=VLOOKUP([.$A11];SchleckerBereich;3;0)" office:value-type="string" office:string-value="" calcext:value-type="error">
            <text:p>#NV</text:p>
          </table:table-cell>
          <table:table-cell table:style-name="ce13" table:formula="of:=DOLLAR(VLOOKUP([.$A11];MüllerBereich;4;0);2)" office:value-type="string" office:string-value="" calcext:value-type="error">
            <text:p>#NV</text:p>
          </table:table-cell>
          <table:table-cell table:style-name="ce13" table:formula="of:=VLOOKUP([.$A11];MüllerBereich;3;0)" office:value-type="string" office:string-value="" calcext:value-type="error">
            <text:p>#NV</text:p>
          </table:table-cell>
          <table:table-cell table:style-name="ce22" table:formula="of:=MIN(VALUE(IF(ISERROR([.$C11]);[Hilfsvariablen.$C$1];[.$C11]));VALUE(IF(ISERROR([.$E11]);[Hilfsvariablen.$C$1];[.$E11]));VALUE(IF(ISERROR([.$G11]);[Hilfsvariablen.$C$1];[.$G11]));VALUE(IF(ISERROR([.$I11]);[Hilfsvariablen.$C$1];[.$I11]));VALUE(IF(ISERROR([.$K11]);[Hilfsvariablen.$C$1];[.$K11]));VALUE(IF(ISERROR([.$M11]);[Hilfsvariablen.$C$1];[.$M11])))" office:value-type="currency" office:currency="EUR" office:value="0.69" calcext:value-type="currency">
            <text:p>0,6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Dosenfisch Heringsfilets in Kräuter Creme 200g</text:p>
          </table:table-cell>
          <table:table-cell table:style-name="ce10" table:formula="of:=IF(VALUE([.$O12])=VALUE([Hilfsvariablen.$C$1]);&quot;&quot;;[.$O12])" office:value-type="currency" office:currency="EUR" office:value="0.69" calcext:value-type="currency">
            <text:p>0,69 €</text:p>
          </table:table-cell>
          <table:table-cell table:style-name="ce14" table:formula="of:=DOLLAR(VLOOKUP([.$A12];ReweBereich;4;0) ;2)" office:value-type="string" office:string-value="" calcext:value-type="error">
            <text:p>#NV</text:p>
          </table:table-cell>
          <table:table-cell table:style-name="ce13" table:formula="of:=VLOOKUP([.$A12];ReweBereich;3;0)" office:value-type="string" office:string-value="" calcext:value-type="error">
            <text:p>#NV</text:p>
          </table:table-cell>
          <table:table-cell table:style-name="ce17" table:formula="of:=DOLLAR(VLOOKUP([.$A12];AldiBereich;4;0) ;2)" office:value-type="string" office:string-value="0,69 €" calcext:value-type="string">
            <text:p>0,69 €</text:p>
          </table:table-cell>
          <table:table-cell table:style-name="ce13" table:formula="of:=VLOOKUP([.$A12];AldiBereich;3;0)" office:value-type="float" office:value="0" calcext:value-type="float">
            <text:p/>
          </table:table-cell>
          <table:table-cell table:style-name="ce18" table:formula="of:=DOLLAR(VLOOKUP([.$A12];MarktkaufBereich;4;0) ;2)" office:value-type="string" office:string-value="" calcext:value-type="error">
            <text:p>#NV</text:p>
          </table:table-cell>
          <table:table-cell table:style-name="ce13" table:formula="of:=VLOOKUP([.$A12];MarktkaufBereich;3;0)" office:value-type="string" office:string-value="" calcext:value-type="error">
            <text:p>#NV</text:p>
          </table:table-cell>
          <table:table-cell table:style-name="ce19" table:formula="of:=DOLLAR(VLOOKUP([.$A12];PlusBereich;4;0) ;2)" office:value-type="string" office:string-value="" calcext:value-type="error">
            <text:p>#NV</text:p>
          </table:table-cell>
          <table:table-cell table:style-name="ce13" table:formula="of:=VLOOKUP([.$A12];PlusBereich;3;0)" office:value-type="string" office:string-value="" calcext:value-type="error">
            <text:p>#NV</text:p>
          </table:table-cell>
          <table:table-cell table:style-name="ce13" table:formula="of:=DOLLAR(VLOOKUP([.$A12];SchleckerBereich;4;0);2)" office:value-type="string" office:string-value="" calcext:value-type="error">
            <text:p>#NV</text:p>
          </table:table-cell>
          <table:table-cell table:style-name="ce13" table:formula="of:=VLOOKUP([.$A12];SchleckerBereich;3;0)" office:value-type="string" office:string-value="" calcext:value-type="error">
            <text:p>#NV</text:p>
          </table:table-cell>
          <table:table-cell table:style-name="ce13" table:formula="of:=DOLLAR(VLOOKUP([.$A12];MüllerBereich;4;0);2)" office:value-type="string" office:string-value="" calcext:value-type="error">
            <text:p>#NV</text:p>
          </table:table-cell>
          <table:table-cell table:style-name="ce13" table:formula="of:=VLOOKUP([.$A12];MüllerBereich;3;0)" office:value-type="string" office:string-value="" calcext:value-type="error">
            <text:p>#NV</text:p>
          </table:table-cell>
          <table:table-cell table:style-name="ce22" table:formula="of:=MIN(VALUE(IF(ISERROR([.$C12]);[Hilfsvariablen.$C$1];[.$C12]));VALUE(IF(ISERROR([.$E12]);[Hilfsvariablen.$C$1];[.$E12]));VALUE(IF(ISERROR([.$G12]);[Hilfsvariablen.$C$1];[.$G12]));VALUE(IF(ISERROR([.$I12]);[Hilfsvariablen.$C$1];[.$I12]));VALUE(IF(ISERROR([.$K12]);[Hilfsvariablen.$C$1];[.$K12]));VALUE(IF(ISERROR([.$M12]);[Hilfsvariablen.$C$1];[.$M12])))" office:value-type="currency" office:currency="EUR" office:value="0.69" calcext:value-type="currency">
            <text:p>0,6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Dosenfisch Heringsfilets in Tomatencreme 200g</text:p>
          </table:table-cell>
          <table:table-cell table:style-name="ce10" table:formula="of:=IF(VALUE([.$O13])=VALUE([Hilfsvariablen.$C$1]);&quot;&quot;;[.$O13])" office:value-type="currency" office:currency="EUR" office:value="0" calcext:value-type="currency">
            <text:p>0,00 €</text:p>
          </table:table-cell>
          <table:table-cell table:style-name="ce14" table:formula="of:=DOLLAR(VLOOKUP([.$A13];ReweBereich;4;0) ;2)" office:value-type="string" office:string-value="0,00 €" calcext:value-type="string">
            <text:p>0,00 €</text:p>
          </table:table-cell>
          <table:table-cell table:style-name="ce13" table:formula="of:=VLOOKUP([.$A13];ReweBereich;3;0)" office:value-type="float" office:value="0" calcext:value-type="float">
            <text:p/>
          </table:table-cell>
          <table:table-cell table:style-name="ce17" table:formula="of:=DOLLAR(VLOOKUP([.$A13];AldiBereich;4;0) ;2)" office:value-type="string" office:string-value="" calcext:value-type="error">
            <text:p>#NV</text:p>
          </table:table-cell>
          <table:table-cell table:style-name="ce13" table:formula="of:=VLOOKUP([.$A13];AldiBereich;3;0)" office:value-type="string" office:string-value="" calcext:value-type="error">
            <text:p>#NV</text:p>
          </table:table-cell>
          <table:table-cell table:style-name="ce18" table:formula="of:=DOLLAR(VLOOKUP([.$A13];MarktkaufBereich;4;0) ;2)" office:value-type="string" office:string-value="0,99 €" calcext:value-type="string">
            <text:p>0,99 €</text:p>
          </table:table-cell>
          <table:table-cell table:style-name="ce13" table:formula="of:=VLOOKUP([.$A13];MarktkaufBereich;3;0)" office:value-type="string" office:string-value="gut" calcext:value-type="string">
            <text:p>gut</text:p>
          </table:table-cell>
          <table:table-cell table:style-name="ce19" table:formula="of:=DOLLAR(VLOOKUP([.$A13];PlusBereich;4;0) ;2)" office:value-type="string" office:string-value="" calcext:value-type="error">
            <text:p>#NV</text:p>
          </table:table-cell>
          <table:table-cell table:style-name="ce13" table:formula="of:=VLOOKUP([.$A13];PlusBereich;3;0)" office:value-type="string" office:string-value="" calcext:value-type="error">
            <text:p>#NV</text:p>
          </table:table-cell>
          <table:table-cell table:style-name="ce13" table:formula="of:=DOLLAR(VLOOKUP([.$A13];SchleckerBereich;4;0);2)" office:value-type="string" office:string-value="" calcext:value-type="error">
            <text:p>#NV</text:p>
          </table:table-cell>
          <table:table-cell table:style-name="ce13" table:formula="of:=VLOOKUP([.$A13];SchleckerBereich;3;0)" office:value-type="string" office:string-value="" calcext:value-type="error">
            <text:p>#NV</text:p>
          </table:table-cell>
          <table:table-cell table:style-name="ce13" table:formula="of:=DOLLAR(VLOOKUP([.$A13];MüllerBereich;4;0);2)" office:value-type="string" office:string-value="" calcext:value-type="error">
            <text:p>#NV</text:p>
          </table:table-cell>
          <table:table-cell table:style-name="ce13" table:formula="of:=VLOOKUP([.$A13];MüllerBereich;3;0)" office:value-type="string" office:string-value="" calcext:value-type="error">
            <text:p>#NV</text:p>
          </table:table-cell>
          <table:table-cell table:style-name="ce22" table:formula="of:=MIN(VALUE(IF(ISERROR([.$C13]);[Hilfsvariablen.$C$1];[.$C13]));VALUE(IF(ISERROR([.$E13]);[Hilfsvariablen.$C$1];[.$E13]));VALUE(IF(ISERROR([.$G13]);[Hilfsvariablen.$C$1];[.$G13]));VALUE(IF(ISERROR([.$I13]);[Hilfsvariablen.$C$1];[.$I13]));VALUE(IF(ISERROR([.$K13]);[Hilfsvariablen.$C$1];[.$K13]));VALUE(IF(ISERROR([.$M13]);[Hilfsvariablen.$C$1];[.$M13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Dosenfisch Tomaten Cocktail 200g</text:p>
          </table:table-cell>
          <table:table-cell table:style-name="ce10" table:formula="of:=IF(VALUE([.$O14])=VALUE([Hilfsvariablen.$C$1]);&quot;&quot;;[.$O14])" office:value-type="currency" office:currency="EUR" office:value="0.69" calcext:value-type="currency">
            <text:p>0,69 €</text:p>
          </table:table-cell>
          <table:table-cell table:style-name="ce14" table:formula="of:=DOLLAR(VLOOKUP([.$A14];ReweBereich;4;0) ;2)" office:value-type="string" office:string-value="" calcext:value-type="error">
            <text:p>#NV</text:p>
          </table:table-cell>
          <table:table-cell table:style-name="ce13" table:formula="of:=VLOOKUP([.$A14];ReweBereich;3;0)" office:value-type="string" office:string-value="" calcext:value-type="error">
            <text:p>#NV</text:p>
          </table:table-cell>
          <table:table-cell table:style-name="ce17" table:formula="of:=DOLLAR(VLOOKUP([.$A14];AldiBereich;4;0) ;2)" office:value-type="string" office:string-value="0,69 €" calcext:value-type="string">
            <text:p>0,69 €</text:p>
          </table:table-cell>
          <table:table-cell table:style-name="ce13" table:formula="of:=VLOOKUP([.$A14];AldiBereich;3;0)" office:value-type="string" office:string-value="gut" calcext:value-type="string">
            <text:p>gut</text:p>
          </table:table-cell>
          <table:table-cell table:style-name="ce18" table:formula="of:=DOLLAR(VLOOKUP([.$A14];MarktkaufBereich;4;0) ;2)" office:value-type="string" office:string-value="" calcext:value-type="error">
            <text:p>#NV</text:p>
          </table:table-cell>
          <table:table-cell table:style-name="ce13" table:formula="of:=VLOOKUP([.$A14];MarktkaufBereich;3;0)" office:value-type="string" office:string-value="" calcext:value-type="error">
            <text:p>#NV</text:p>
          </table:table-cell>
          <table:table-cell table:style-name="ce19" table:formula="of:=DOLLAR(VLOOKUP([.$A14];PlusBereich;4;0) ;2)" office:value-type="string" office:string-value="" calcext:value-type="error">
            <text:p>#NV</text:p>
          </table:table-cell>
          <table:table-cell table:style-name="ce13" table:formula="of:=VLOOKUP([.$A14];PlusBereich;3;0)" office:value-type="string" office:string-value="" calcext:value-type="error">
            <text:p>#NV</text:p>
          </table:table-cell>
          <table:table-cell table:style-name="ce13" table:formula="of:=DOLLAR(VLOOKUP([.$A14];SchleckerBereich;4;0);2)" office:value-type="string" office:string-value="" calcext:value-type="error">
            <text:p>#NV</text:p>
          </table:table-cell>
          <table:table-cell table:style-name="ce13" table:formula="of:=VLOOKUP([.$A14];SchleckerBereich;3;0)" office:value-type="string" office:string-value="" calcext:value-type="error">
            <text:p>#NV</text:p>
          </table:table-cell>
          <table:table-cell table:style-name="ce13" table:formula="of:=DOLLAR(VLOOKUP([.$A14];MüllerBereich;4;0);2)" office:value-type="string" office:string-value="" calcext:value-type="error">
            <text:p>#NV</text:p>
          </table:table-cell>
          <table:table-cell table:style-name="ce13" table:formula="of:=VLOOKUP([.$A14];MüllerBereich;3;0)" office:value-type="string" office:string-value="" calcext:value-type="error">
            <text:p>#NV</text:p>
          </table:table-cell>
          <table:table-cell table:style-name="ce22" table:formula="of:=MIN(VALUE(IF(ISERROR([.$C14]);[Hilfsvariablen.$C$1];[.$C14]));VALUE(IF(ISERROR([.$E14]);[Hilfsvariablen.$C$1];[.$E14]));VALUE(IF(ISERROR([.$G14]);[Hilfsvariablen.$C$1];[.$G14]));VALUE(IF(ISERROR([.$I14]);[Hilfsvariablen.$C$1];[.$I14]));VALUE(IF(ISERROR([.$K14]);[Hilfsvariablen.$C$1];[.$K14]));VALUE(IF(ISERROR([.$M14]);[Hilfsvariablen.$C$1];[.$M14])))" office:value-type="currency" office:currency="EUR" office:value="0.69" calcext:value-type="currency">
            <text:p>0,6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Eier braun 10er Packung</text:p>
          </table:table-cell>
          <table:table-cell table:style-name="ce10" table:formula="of:=IF(VALUE([.$O15])=VALUE([Hilfsvariablen.$C$1]);&quot;&quot;;[.$O15])" office:value-type="currency" office:currency="EUR" office:value="0" calcext:value-type="currency">
            <text:p>0,00 €</text:p>
          </table:table-cell>
          <table:table-cell table:style-name="ce14" table:formula="of:=DOLLAR(VLOOKUP([.$A15];ReweBereich;4;0) ;2)" office:value-type="string" office:string-value="0,00 €" calcext:value-type="string">
            <text:p>0,00 €</text:p>
          </table:table-cell>
          <table:table-cell table:style-name="ce13" table:formula="of:=VLOOKUP([.$A15];ReweBereich;3;0)" office:value-type="float" office:value="0" calcext:value-type="float">
            <text:p/>
          </table:table-cell>
          <table:table-cell table:style-name="ce17" table:formula="of:=DOLLAR(VLOOKUP([.$A15];AldiBereich;4;0) ;2)" office:value-type="string" office:string-value="0,99 €" calcext:value-type="string">
            <text:p>0,99 €</text:p>
          </table:table-cell>
          <table:table-cell table:style-name="ce13" table:formula="of:=VLOOKUP([.$A15];AldiBereich;3;0)" office:value-type="float" office:value="0" calcext:value-type="float">
            <text:p/>
          </table:table-cell>
          <table:table-cell table:style-name="ce18" table:formula="of:=DOLLAR(VLOOKUP([.$A15];MarktkaufBereich;4;0) ;2)" office:value-type="string" office:string-value="0,99 €" calcext:value-type="string">
            <text:p>0,99 €</text:p>
          </table:table-cell>
          <table:table-cell table:style-name="ce13" table:formula="of:=VLOOKUP([.$A15];MarktkaufBereich;3;0)" office:value-type="float" office:value="0" calcext:value-type="float">
            <text:p/>
          </table:table-cell>
          <table:table-cell table:style-name="ce19" table:formula="of:=DOLLAR(VLOOKUP([.$A15];PlusBereich;4;0) ;2)" office:value-type="string" office:string-value="0,99 €" calcext:value-type="string">
            <text:p>0,99 €</text:p>
          </table:table-cell>
          <table:table-cell table:style-name="ce13" table:formula="of:=VLOOKUP([.$A15];PlusBereich;3;0)" office:value-type="float" office:value="0" calcext:value-type="float">
            <text:p/>
          </table:table-cell>
          <table:table-cell table:style-name="ce13" table:formula="of:=DOLLAR(VLOOKUP([.$A15];SchleckerBereich;4;0);2)" office:value-type="string" office:string-value="" calcext:value-type="error">
            <text:p>#NV</text:p>
          </table:table-cell>
          <table:table-cell table:style-name="ce13" table:formula="of:=VLOOKUP([.$A15];SchleckerBereich;3;0)" office:value-type="string" office:string-value="" calcext:value-type="error">
            <text:p>#NV</text:p>
          </table:table-cell>
          <table:table-cell table:style-name="ce13" table:formula="of:=DOLLAR(VLOOKUP([.$A15];MüllerBereich;4;0);2)" office:value-type="string" office:string-value="" calcext:value-type="error">
            <text:p>#NV</text:p>
          </table:table-cell>
          <table:table-cell table:style-name="ce13" table:formula="of:=VLOOKUP([.$A15];MüllerBereich;3;0)" office:value-type="string" office:string-value="" calcext:value-type="error">
            <text:p>#NV</text:p>
          </table:table-cell>
          <table:table-cell table:style-name="ce22" table:formula="of:=MIN(VALUE(IF(ISERROR([.$C15]);[Hilfsvariablen.$C$1];[.$C15]));VALUE(IF(ISERROR([.$E15]);[Hilfsvariablen.$C$1];[.$E15]));VALUE(IF(ISERROR([.$G15]);[Hilfsvariablen.$C$1];[.$G15]));VALUE(IF(ISERROR([.$I15]);[Hilfsvariablen.$C$1];[.$I15]));VALUE(IF(ISERROR([.$K15]);[Hilfsvariablen.$C$1];[.$K15]));VALUE(IF(ISERROR([.$M15]);[Hilfsvariablen.$C$1];[.$M15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Eis Family rot, weiss ,braun 2,5 L</text:p>
          </table:table-cell>
          <table:table-cell table:style-name="ce10" table:formula="of:=IF(VALUE([.$O16])=VALUE([Hilfsvariablen.$C$1]);&quot;&quot;;[.$O16])" office:value-type="currency" office:currency="EUR" office:value="0" calcext:value-type="currency">
            <text:p>0,00 €</text:p>
          </table:table-cell>
          <table:table-cell table:style-name="ce14" table:formula="of:=DOLLAR(VLOOKUP([.$A16];ReweBereich;4;0) ;2)" office:value-type="string" office:string-value="0,00 €" calcext:value-type="string">
            <text:p>0,00 €</text:p>
          </table:table-cell>
          <table:table-cell table:style-name="ce13" table:formula="of:=VLOOKUP([.$A16];ReweBereich;3;0)" office:value-type="float" office:value="0" calcext:value-type="float">
            <text:p/>
          </table:table-cell>
          <table:table-cell table:style-name="ce17" table:formula="of:=DOLLAR(VLOOKUP([.$A16];AldiBereich;4;0) ;2)" office:value-type="string" office:string-value="" calcext:value-type="error">
            <text:p>#NV</text:p>
          </table:table-cell>
          <table:table-cell table:style-name="ce13" table:formula="of:=VLOOKUP([.$A16];AldiBereich;3;0)" office:value-type="string" office:string-value="" calcext:value-type="error">
            <text:p>#NV</text:p>
          </table:table-cell>
          <table:table-cell table:style-name="ce18" table:formula="of:=DOLLAR(VLOOKUP([.$A16];MarktkaufBereich;4;0) ;2)" office:value-type="string" office:string-value="2,45 €" calcext:value-type="string">
            <text:p>2,45 €</text:p>
          </table:table-cell>
          <table:table-cell table:style-name="ce13" table:formula="of:=VLOOKUP([.$A16];MarktkaufBereich;3;0)" office:value-type="float" office:value="0" calcext:value-type="float">
            <text:p/>
          </table:table-cell>
          <table:table-cell table:style-name="ce19" table:formula="of:=DOLLAR(VLOOKUP([.$A16];PlusBereich;4;0) ;2)" office:value-type="string" office:string-value="" calcext:value-type="error">
            <text:p>#NV</text:p>
          </table:table-cell>
          <table:table-cell table:style-name="ce13" table:formula="of:=VLOOKUP([.$A16];PlusBereich;3;0)" office:value-type="string" office:string-value="" calcext:value-type="error">
            <text:p>#NV</text:p>
          </table:table-cell>
          <table:table-cell table:style-name="ce13" table:formula="of:=DOLLAR(VLOOKUP([.$A16];SchleckerBereich;4;0);2)" office:value-type="string" office:string-value="" calcext:value-type="error">
            <text:p>#NV</text:p>
          </table:table-cell>
          <table:table-cell table:style-name="ce13" table:formula="of:=VLOOKUP([.$A16];SchleckerBereich;3;0)" office:value-type="string" office:string-value="" calcext:value-type="error">
            <text:p>#NV</text:p>
          </table:table-cell>
          <table:table-cell table:style-name="ce13" table:formula="of:=DOLLAR(VLOOKUP([.$A16];MüllerBereich;4;0);2)" office:value-type="string" office:string-value="" calcext:value-type="error">
            <text:p>#NV</text:p>
          </table:table-cell>
          <table:table-cell table:style-name="ce13" table:formula="of:=VLOOKUP([.$A16];MüllerBereich;3;0)" office:value-type="string" office:string-value="" calcext:value-type="error">
            <text:p>#NV</text:p>
          </table:table-cell>
          <table:table-cell table:style-name="ce22" table:formula="of:=MIN(VALUE(IF(ISERROR([.$C16]);[Hilfsvariablen.$C$1];[.$C16]));VALUE(IF(ISERROR([.$E16]);[Hilfsvariablen.$C$1];[.$E16]));VALUE(IF(ISERROR([.$G16]);[Hilfsvariablen.$C$1];[.$G16]));VALUE(IF(ISERROR([.$I16]);[Hilfsvariablen.$C$1];[.$I16]));VALUE(IF(ISERROR([.$K16]);[Hilfsvariablen.$C$1];[.$K16]));VALUE(IF(ISERROR([.$M16]);[Hilfsvariablen.$C$1];[.$M16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Feinfrost Grillschenkelpfanne 920 g</text:p>
          </table:table-cell>
          <table:table-cell table:style-name="ce10" table:formula="of:=IF(VALUE([.$O17])=VALUE([Hilfsvariablen.$C$1]);&quot;&quot;;[.$O17])" office:value-type="currency" office:currency="EUR" office:value="0" calcext:value-type="currency">
            <text:p>0,00 €</text:p>
          </table:table-cell>
          <table:table-cell table:style-name="ce14" table:formula="of:=DOLLAR(VLOOKUP([.$A17];ReweBereich;4;0) ;2)" office:value-type="string" office:string-value="0,00 €" calcext:value-type="string">
            <text:p>0,00 €</text:p>
          </table:table-cell>
          <table:table-cell table:style-name="ce13" table:formula="of:=VLOOKUP([.$A17];ReweBereich;3;0)" office:value-type="float" office:value="0" calcext:value-type="float">
            <text:p/>
          </table:table-cell>
          <table:table-cell table:style-name="ce17" table:formula="of:=DOLLAR(VLOOKUP([.$A17];AldiBereich;4;0) ;2)" office:value-type="string" office:string-value="" calcext:value-type="error">
            <text:p>#NV</text:p>
          </table:table-cell>
          <table:table-cell table:style-name="ce13" table:formula="of:=VLOOKUP([.$A17];AldiBereich;3;0)" office:value-type="string" office:string-value="" calcext:value-type="error">
            <text:p>#NV</text:p>
          </table:table-cell>
          <table:table-cell table:style-name="ce18" table:formula="of:=DOLLAR(VLOOKUP([.$A17];MarktkaufBereich;4;0) ;2)" office:value-type="string" office:string-value="2,29 €" calcext:value-type="string">
            <text:p>2,29 €</text:p>
          </table:table-cell>
          <table:table-cell table:style-name="ce13" table:formula="of:=VLOOKUP([.$A17];MarktkaufBereich;3;0)" office:value-type="float" office:value="0" calcext:value-type="float">
            <text:p/>
          </table:table-cell>
          <table:table-cell table:style-name="ce19" table:formula="of:=DOLLAR(VLOOKUP([.$A17];PlusBereich;4;0) ;2)" office:value-type="string" office:string-value="" calcext:value-type="error">
            <text:p>#NV</text:p>
          </table:table-cell>
          <table:table-cell table:style-name="ce13" table:formula="of:=VLOOKUP([.$A17];PlusBereich;3;0)" office:value-type="string" office:string-value="" calcext:value-type="error">
            <text:p>#NV</text:p>
          </table:table-cell>
          <table:table-cell table:style-name="ce13" table:formula="of:=DOLLAR(VLOOKUP([.$A17];SchleckerBereich;4;0);2)" office:value-type="string" office:string-value="" calcext:value-type="error">
            <text:p>#NV</text:p>
          </table:table-cell>
          <table:table-cell table:style-name="ce13" table:formula="of:=VLOOKUP([.$A17];SchleckerBereich;3;0)" office:value-type="string" office:string-value="" calcext:value-type="error">
            <text:p>#NV</text:p>
          </table:table-cell>
          <table:table-cell table:style-name="ce13" table:formula="of:=DOLLAR(VLOOKUP([.$A17];MüllerBereich;4;0);2)" office:value-type="string" office:string-value="" calcext:value-type="error">
            <text:p>#NV</text:p>
          </table:table-cell>
          <table:table-cell table:style-name="ce13" table:formula="of:=VLOOKUP([.$A17];MüllerBereich;3;0)" office:value-type="string" office:string-value="" calcext:value-type="error">
            <text:p>#NV</text:p>
          </table:table-cell>
          <table:table-cell table:style-name="ce22" table:formula="of:=MIN(VALUE(IF(ISERROR([.$C17]);[Hilfsvariablen.$C$1];[.$C17]));VALUE(IF(ISERROR([.$E17]);[Hilfsvariablen.$C$1];[.$E17]));VALUE(IF(ISERROR([.$G17]);[Hilfsvariablen.$C$1];[.$G17]));VALUE(IF(ISERROR([.$I17]);[Hilfsvariablen.$C$1];[.$I17]));VALUE(IF(ISERROR([.$K17]);[Hilfsvariablen.$C$1];[.$K17]));VALUE(IF(ISERROR([.$M17]);[Hilfsvariablen.$C$1];[.$M17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Feinfrost Pfanne Gyrospfanne 750 g</text:p>
          </table:table-cell>
          <table:table-cell table:style-name="ce10" table:formula="of:=IF(VALUE([.$O18])=VALUE([Hilfsvariablen.$C$1]);&quot;&quot;;[.$O18])">
            <text:p/>
          </table:table-cell>
          <table:table-cell table:style-name="ce14" table:formula="of:=DOLLAR(VLOOKUP([.$A18];ReweBereich;4;0) ;2)" office:value-type="string" office:string-value="" calcext:value-type="error">
            <text:p>#NV</text:p>
          </table:table-cell>
          <table:table-cell table:style-name="ce13" table:formula="of:=VLOOKUP([.$A18];ReweBereich;3;0)" office:value-type="string" office:string-value="" calcext:value-type="error">
            <text:p>#NV</text:p>
          </table:table-cell>
          <table:table-cell table:style-name="ce17" table:formula="of:=DOLLAR(VLOOKUP([.$A18];AldiBereich;4;0) ;2)" office:value-type="string" office:string-value="" calcext:value-type="error">
            <text:p>#NV</text:p>
          </table:table-cell>
          <table:table-cell table:style-name="ce13" table:formula="of:=VLOOKUP([.$A18];AldiBereich;3;0)" office:value-type="string" office:string-value="" calcext:value-type="error">
            <text:p>#NV</text:p>
          </table:table-cell>
          <table:table-cell table:style-name="ce18" table:formula="of:=DOLLAR(VLOOKUP([.$A18];MarktkaufBereich;4;0) ;2)" office:value-type="string" office:string-value="" calcext:value-type="error">
            <text:p>#NV</text:p>
          </table:table-cell>
          <table:table-cell table:style-name="ce13" table:formula="of:=VLOOKUP([.$A18];MarktkaufBereich;3;0)" office:value-type="string" office:string-value="" calcext:value-type="error">
            <text:p>#NV</text:p>
          </table:table-cell>
          <table:table-cell table:style-name="ce19" table:formula="of:=DOLLAR(VLOOKUP([.$A18];PlusBereich;4;0) ;2)" office:value-type="string" office:string-value="" calcext:value-type="error">
            <text:p>#NV</text:p>
          </table:table-cell>
          <table:table-cell table:style-name="ce13" table:formula="of:=VLOOKUP([.$A18];PlusBereich;3;0)" office:value-type="string" office:string-value="" calcext:value-type="error">
            <text:p>#NV</text:p>
          </table:table-cell>
          <table:table-cell table:style-name="ce13" table:formula="of:=DOLLAR(VLOOKUP([.$A18];SchleckerBereich;4;0);2)" office:value-type="string" office:string-value="" calcext:value-type="error">
            <text:p>#NV</text:p>
          </table:table-cell>
          <table:table-cell table:style-name="ce13" table:formula="of:=VLOOKUP([.$A18];SchleckerBereich;3;0)" office:value-type="string" office:string-value="" calcext:value-type="error">
            <text:p>#NV</text:p>
          </table:table-cell>
          <table:table-cell table:style-name="ce13" table:formula="of:=DOLLAR(VLOOKUP([.$A18];MüllerBereich;4;0);2)" office:value-type="string" office:string-value="" calcext:value-type="error">
            <text:p>#NV</text:p>
          </table:table-cell>
          <table:table-cell table:style-name="ce13" table:formula="of:=VLOOKUP([.$A18];MüllerBereich;3;0)" office:value-type="string" office:string-value="" calcext:value-type="error">
            <text:p>#NV</text:p>
          </table:table-cell>
          <table:table-cell table:style-name="ce22" table:formula="of:=MIN(VALUE(IF(ISERROR([.$C18]);[Hilfsvariablen.$C$1];[.$C18]));VALUE(IF(ISERROR([.$E18]);[Hilfsvariablen.$C$1];[.$E18]));VALUE(IF(ISERROR([.$G18]);[Hilfsvariablen.$C$1];[.$G18]));VALUE(IF(ISERROR([.$I18]);[Hilfsvariablen.$C$1];[.$I18]));VALUE(IF(ISERROR([.$K18]);[Hilfsvariablen.$C$1];[.$K18]));VALUE(IF(ISERROR([.$M18]);[Hilfsvariablen.$C$1];[.$M18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Feinfrost Pfanne Nasi Goreng</text:p>
          </table:table-cell>
          <table:table-cell table:style-name="ce10" table:formula="of:=IF(VALUE([.$O19])=VALUE([Hilfsvariablen.$C$1]);&quot;&quot;;[.$O19])" office:value-type="currency" office:currency="EUR" office:value="0" calcext:value-type="currency">
            <text:p>0,00 €</text:p>
          </table:table-cell>
          <table:table-cell table:style-name="ce14" table:formula="of:=DOLLAR(VLOOKUP([.$A19];ReweBereich;4;0) ;2)" office:value-type="string" office:string-value="0,00 €" calcext:value-type="string">
            <text:p>0,00 €</text:p>
          </table:table-cell>
          <table:table-cell table:style-name="ce13" table:formula="of:=VLOOKUP([.$A19];ReweBereich;3;0)" office:value-type="float" office:value="0" calcext:value-type="float">
            <text:p/>
          </table:table-cell>
          <table:table-cell table:style-name="ce17" table:formula="of:=DOLLAR(VLOOKUP([.$A19];AldiBereich;4;0) ;2)" office:value-type="string" office:string-value="" calcext:value-type="error">
            <text:p>#NV</text:p>
          </table:table-cell>
          <table:table-cell table:style-name="ce13" table:formula="of:=VLOOKUP([.$A19];AldiBereich;3;0)" office:value-type="string" office:string-value="" calcext:value-type="error">
            <text:p>#NV</text:p>
          </table:table-cell>
          <table:table-cell table:style-name="ce18" table:formula="of:=DOLLAR(VLOOKUP([.$A19];MarktkaufBereich;4;0) ;2)" office:value-type="string" office:string-value="1,69 €" calcext:value-type="string">
            <text:p>1,69 €</text:p>
          </table:table-cell>
          <table:table-cell table:style-name="ce13" table:formula="of:=VLOOKUP([.$A19];MarktkaufBereich;3;0)" office:value-type="float" office:value="0" calcext:value-type="float">
            <text:p/>
          </table:table-cell>
          <table:table-cell table:style-name="ce19" table:formula="of:=DOLLAR(VLOOKUP([.$A19];PlusBereich;4;0) ;2)" office:value-type="string" office:string-value="" calcext:value-type="error">
            <text:p>#NV</text:p>
          </table:table-cell>
          <table:table-cell table:style-name="ce13" table:formula="of:=VLOOKUP([.$A19];PlusBereich;3;0)" office:value-type="string" office:string-value="" calcext:value-type="error">
            <text:p>#NV</text:p>
          </table:table-cell>
          <table:table-cell table:style-name="ce13" table:formula="of:=DOLLAR(VLOOKUP([.$A19];SchleckerBereich;4;0);2)" office:value-type="string" office:string-value="" calcext:value-type="error">
            <text:p>#NV</text:p>
          </table:table-cell>
          <table:table-cell table:style-name="ce13" table:formula="of:=VLOOKUP([.$A19];SchleckerBereich;3;0)" office:value-type="string" office:string-value="" calcext:value-type="error">
            <text:p>#NV</text:p>
          </table:table-cell>
          <table:table-cell table:style-name="ce13" table:formula="of:=DOLLAR(VLOOKUP([.$A19];MüllerBereich;4;0);2)" office:value-type="string" office:string-value="" calcext:value-type="error">
            <text:p>#NV</text:p>
          </table:table-cell>
          <table:table-cell table:style-name="ce13" table:formula="of:=VLOOKUP([.$A19];MüllerBereich;3;0)" office:value-type="string" office:string-value="" calcext:value-type="error">
            <text:p>#NV</text:p>
          </table:table-cell>
          <table:table-cell table:style-name="ce22" table:formula="of:=MIN(VALUE(IF(ISERROR([.$C19]);[Hilfsvariablen.$C$1];[.$C19]));VALUE(IF(ISERROR([.$E19]);[Hilfsvariablen.$C$1];[.$E19]));VALUE(IF(ISERROR([.$G19]);[Hilfsvariablen.$C$1];[.$G19]));VALUE(IF(ISERROR([.$I19]);[Hilfsvariablen.$C$1];[.$I19]));VALUE(IF(ISERROR([.$K19]);[Hilfsvariablen.$C$1];[.$K19]));VALUE(IF(ISERROR([.$M19]);[Hilfsvariablen.$C$1];[.$M19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2">
          <table:table-cell table:style-name="ce3" office:value-type="string" calcext:value-type="string">
            <text:p>Feinfrost Pfanne Pealla 750 g</text:p>
          </table:table-cell>
          <table:table-cell table:style-name="ce10" table:formula="of:=IF(VALUE([.$O20])=VALUE([Hilfsvariablen.$C$1]);&quot;&quot;;[.$O20])">
            <text:p/>
          </table:table-cell>
          <table:table-cell table:style-name="ce14" table:formula="of:=DOLLAR(VLOOKUP([.$A20];ReweBereich;4;0) ;2)" office:value-type="string" office:string-value="" calcext:value-type="error">
            <text:p>#NV</text:p>
          </table:table-cell>
          <table:table-cell table:style-name="ce13" table:formula="of:=VLOOKUP([.$A20];ReweBereich;3;0)" office:value-type="string" office:string-value="" calcext:value-type="error">
            <text:p>#NV</text:p>
          </table:table-cell>
          <table:table-cell table:style-name="ce17" table:formula="of:=DOLLAR(VLOOKUP([.$A20];AldiBereich;4;0) ;2)" office:value-type="string" office:string-value="" calcext:value-type="error">
            <text:p>#NV</text:p>
          </table:table-cell>
          <table:table-cell table:style-name="ce13" table:formula="of:=VLOOKUP([.$A20];AldiBereich;3;0)" office:value-type="string" office:string-value="" calcext:value-type="error">
            <text:p>#NV</text:p>
          </table:table-cell>
          <table:table-cell table:style-name="ce18" table:formula="of:=DOLLAR(VLOOKUP([.$A20];MarktkaufBereich;4;0) ;2)" office:value-type="string" office:string-value="" calcext:value-type="error">
            <text:p>#NV</text:p>
          </table:table-cell>
          <table:table-cell table:style-name="ce13" table:formula="of:=VLOOKUP([.$A20];MarktkaufBereich;3;0)" office:value-type="string" office:string-value="" calcext:value-type="error">
            <text:p>#NV</text:p>
          </table:table-cell>
          <table:table-cell table:style-name="ce19" table:formula="of:=DOLLAR(VLOOKUP([.$A20];PlusBereich;4;0) ;2)" office:value-type="string" office:string-value="" calcext:value-type="error">
            <text:p>#NV</text:p>
          </table:table-cell>
          <table:table-cell table:style-name="ce13" table:formula="of:=VLOOKUP([.$A20];PlusBereich;3;0)" office:value-type="string" office:string-value="" calcext:value-type="error">
            <text:p>#NV</text:p>
          </table:table-cell>
          <table:table-cell table:style-name="ce13" table:formula="of:=DOLLAR(VLOOKUP([.$A20];SchleckerBereich;4;0);2)" office:value-type="string" office:string-value="" calcext:value-type="error">
            <text:p>#NV</text:p>
          </table:table-cell>
          <table:table-cell table:style-name="ce13" table:formula="of:=VLOOKUP([.$A20];SchleckerBereich;3;0)" office:value-type="string" office:string-value="" calcext:value-type="error">
            <text:p>#NV</text:p>
          </table:table-cell>
          <table:table-cell table:style-name="ce13" table:formula="of:=DOLLAR(VLOOKUP([.$A20];MüllerBereich;4;0);2)" office:value-type="string" office:string-value="" calcext:value-type="error">
            <text:p>#NV</text:p>
          </table:table-cell>
          <table:table-cell table:style-name="ce13" table:formula="of:=VLOOKUP([.$A20];MüllerBereich;3;0)" office:value-type="string" office:string-value="" calcext:value-type="error">
            <text:p>#NV</text:p>
          </table:table-cell>
          <table:table-cell table:style-name="ce22" table:formula="of:=MIN(VALUE(IF(ISERROR([.$C20]);[Hilfsvariablen.$C$1];[.$C20]));VALUE(IF(ISERROR([.$E20]);[Hilfsvariablen.$C$1];[.$E20]));VALUE(IF(ISERROR([.$G20]);[Hilfsvariablen.$C$1];[.$G20]));VALUE(IF(ISERROR([.$I20]);[Hilfsvariablen.$C$1];[.$I20]));VALUE(IF(ISERROR([.$K20]);[Hilfsvariablen.$C$1];[.$K20]));VALUE(IF(ISERROR([.$M20]);[Hilfsvariablen.$C$1];[.$M20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Feinkostsalat Budapester Salat 200g</text:p>
          </table:table-cell>
          <table:table-cell table:style-name="ce10" table:formula="of:=IF(VALUE([.$O21])=VALUE([Hilfsvariablen.$C$1]);&quot;&quot;;[.$O21])" office:value-type="currency" office:currency="EUR" office:value="0" calcext:value-type="currency">
            <text:p>0,00 €</text:p>
          </table:table-cell>
          <table:table-cell table:style-name="ce14" table:formula="of:=DOLLAR(VLOOKUP([.$A21];ReweBereich;4;0) ;2)" office:value-type="string" office:string-value="0,00 €" calcext:value-type="string">
            <text:p>0,00 €</text:p>
          </table:table-cell>
          <table:table-cell table:style-name="ce13" table:formula="of:=VLOOKUP([.$A21];ReweBereich;3;0)" office:value-type="float" office:value="0" calcext:value-type="float">
            <text:p/>
          </table:table-cell>
          <table:table-cell table:style-name="ce17" table:formula="of:=DOLLAR(VLOOKUP([.$A21];AldiBereich;4;0) ;2)" office:value-type="string" office:string-value="" calcext:value-type="error">
            <text:p>#NV</text:p>
          </table:table-cell>
          <table:table-cell table:style-name="ce13" table:formula="of:=VLOOKUP([.$A21];AldiBereich;3;0)" office:value-type="string" office:string-value="" calcext:value-type="error">
            <text:p>#NV</text:p>
          </table:table-cell>
          <table:table-cell table:style-name="ce18" table:formula="of:=DOLLAR(VLOOKUP([.$A21];MarktkaufBereich;4;0) ;2)" office:value-type="string" office:string-value="0,89 €" calcext:value-type="string">
            <text:p>0,89 €</text:p>
          </table:table-cell>
          <table:table-cell table:style-name="ce13" table:formula="of:=VLOOKUP([.$A21];MarktkaufBereich;3;0)" office:value-type="float" office:value="0" calcext:value-type="float">
            <text:p/>
          </table:table-cell>
          <table:table-cell table:style-name="ce19" table:formula="of:=DOLLAR(VLOOKUP([.$A21];PlusBereich;4;0) ;2)" office:value-type="string" office:string-value="" calcext:value-type="error">
            <text:p>#NV</text:p>
          </table:table-cell>
          <table:table-cell table:style-name="ce13" table:formula="of:=VLOOKUP([.$A21];PlusBereich;3;0)" office:value-type="string" office:string-value="" calcext:value-type="error">
            <text:p>#NV</text:p>
          </table:table-cell>
          <table:table-cell table:style-name="ce13" table:formula="of:=DOLLAR(VLOOKUP([.$A21];SchleckerBereich;4;0);2)" office:value-type="string" office:string-value="" calcext:value-type="error">
            <text:p>#NV</text:p>
          </table:table-cell>
          <table:table-cell table:style-name="ce13" table:formula="of:=VLOOKUP([.$A21];SchleckerBereich;3;0)" office:value-type="string" office:string-value="" calcext:value-type="error">
            <text:p>#NV</text:p>
          </table:table-cell>
          <table:table-cell table:style-name="ce13" table:formula="of:=DOLLAR(VLOOKUP([.$A21];MüllerBereich;4;0);2)" office:value-type="string" office:string-value="" calcext:value-type="error">
            <text:p>#NV</text:p>
          </table:table-cell>
          <table:table-cell table:style-name="ce13" table:formula="of:=VLOOKUP([.$A21];MüllerBereich;3;0)" office:value-type="string" office:string-value="" calcext:value-type="error">
            <text:p>#NV</text:p>
          </table:table-cell>
          <table:table-cell table:style-name="ce22" table:formula="of:=MIN(VALUE(IF(ISERROR([.$C21]);[Hilfsvariablen.$C$1];[.$C21]));VALUE(IF(ISERROR([.$E21]);[Hilfsvariablen.$C$1];[.$E21]));VALUE(IF(ISERROR([.$G21]);[Hilfsvariablen.$C$1];[.$G21]));VALUE(IF(ISERROR([.$I21]);[Hilfsvariablen.$C$1];[.$I21]));VALUE(IF(ISERROR([.$K21]);[Hilfsvariablen.$C$1];[.$K21]));VALUE(IF(ISERROR([.$M21]);[Hilfsvariablen.$C$1];[.$M21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Feinkostsalat Delikatess Heringssalat 250g</text:p>
          </table:table-cell>
          <table:table-cell table:style-name="ce10" table:formula="of:=IF(VALUE([.$O22])=VALUE([Hilfsvariablen.$C$1]);&quot;&quot;;[.$O22])" office:value-type="currency" office:currency="EUR" office:value="0" calcext:value-type="currency">
            <text:p>0,00 €</text:p>
          </table:table-cell>
          <table:table-cell table:style-name="ce14" table:formula="of:=DOLLAR(VLOOKUP([.$A22];ReweBereich;4;0) ;2)" office:value-type="string" office:string-value="0,00 €" calcext:value-type="string">
            <text:p>0,00 €</text:p>
          </table:table-cell>
          <table:table-cell table:style-name="ce13" table:formula="of:=VLOOKUP([.$A22];ReweBereich;3;0)" office:value-type="float" office:value="0" calcext:value-type="float">
            <text:p/>
          </table:table-cell>
          <table:table-cell table:style-name="ce17" table:formula="of:=DOLLAR(VLOOKUP([.$A22];AldiBereich;4;0) ;2)" office:value-type="string" office:string-value="" calcext:value-type="error">
            <text:p>#NV</text:p>
          </table:table-cell>
          <table:table-cell table:style-name="ce13" table:formula="of:=VLOOKUP([.$A22];AldiBereich;3;0)" office:value-type="string" office:string-value="" calcext:value-type="error">
            <text:p>#NV</text:p>
          </table:table-cell>
          <table:table-cell table:style-name="ce18" table:formula="of:=DOLLAR(VLOOKUP([.$A22];MarktkaufBereich;4;0) ;2)" office:value-type="string" office:string-value="0,59 €" calcext:value-type="string">
            <text:p>0,59 €</text:p>
          </table:table-cell>
          <table:table-cell table:style-name="ce13" table:formula="of:=VLOOKUP([.$A22];MarktkaufBereich;3;0)" office:value-type="string" office:string-value="sehr gut" calcext:value-type="string">
            <text:p>sehr gut</text:p>
          </table:table-cell>
          <table:table-cell table:style-name="ce19" table:formula="of:=DOLLAR(VLOOKUP([.$A22];PlusBereich;4;0) ;2)" office:value-type="string" office:string-value="" calcext:value-type="error">
            <text:p>#NV</text:p>
          </table:table-cell>
          <table:table-cell table:style-name="ce13" table:formula="of:=VLOOKUP([.$A22];PlusBereich;3;0)" office:value-type="string" office:string-value="" calcext:value-type="error">
            <text:p>#NV</text:p>
          </table:table-cell>
          <table:table-cell table:style-name="ce13" table:formula="of:=DOLLAR(VLOOKUP([.$A22];SchleckerBereich;4;0);2)" office:value-type="string" office:string-value="" calcext:value-type="error">
            <text:p>#NV</text:p>
          </table:table-cell>
          <table:table-cell table:style-name="ce13" table:formula="of:=VLOOKUP([.$A22];SchleckerBereich;3;0)" office:value-type="string" office:string-value="" calcext:value-type="error">
            <text:p>#NV</text:p>
          </table:table-cell>
          <table:table-cell table:style-name="ce13" table:formula="of:=DOLLAR(VLOOKUP([.$A22];MüllerBereich;4;0);2)" office:value-type="string" office:string-value="" calcext:value-type="error">
            <text:p>#NV</text:p>
          </table:table-cell>
          <table:table-cell table:style-name="ce13" table:formula="of:=VLOOKUP([.$A22];MüllerBereich;3;0)" office:value-type="string" office:string-value="" calcext:value-type="error">
            <text:p>#NV</text:p>
          </table:table-cell>
          <table:table-cell table:style-name="ce22" table:formula="of:=MIN(VALUE(IF(ISERROR([.$C22]);[Hilfsvariablen.$C$1];[.$C22]));VALUE(IF(ISERROR([.$E22]);[Hilfsvariablen.$C$1];[.$E22]));VALUE(IF(ISERROR([.$G22]);[Hilfsvariablen.$C$1];[.$G22]));VALUE(IF(ISERROR([.$I22]);[Hilfsvariablen.$C$1];[.$I22]));VALUE(IF(ISERROR([.$K22]);[Hilfsvariablen.$C$1];[.$K22]));VALUE(IF(ISERROR([.$M22]);[Hilfsvariablen.$C$1];[.$M22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Feinkostsalat Dill-Happen 200g</text:p>
          </table:table-cell>
          <table:table-cell table:style-name="ce10" table:formula="of:=IF(VALUE([.$O23])=VALUE([Hilfsvariablen.$C$1]);&quot;&quot;;[.$O23])" office:value-type="currency" office:currency="EUR" office:value="0" calcext:value-type="currency">
            <text:p>0,00 €</text:p>
          </table:table-cell>
          <table:table-cell table:style-name="ce14" table:formula="of:=DOLLAR(VLOOKUP([.$A23];ReweBereich;4;0) ;2)" office:value-type="string" office:string-value="0,00 €" calcext:value-type="string">
            <text:p>0,00 €</text:p>
          </table:table-cell>
          <table:table-cell table:style-name="ce13" table:formula="of:=VLOOKUP([.$A23];ReweBereich;3;0)" office:value-type="float" office:value="0" calcext:value-type="float">
            <text:p/>
          </table:table-cell>
          <table:table-cell table:style-name="ce17" table:formula="of:=DOLLAR(VLOOKUP([.$A23];AldiBereich;4;0) ;2)" office:value-type="string" office:string-value="" calcext:value-type="error">
            <text:p>#NV</text:p>
          </table:table-cell>
          <table:table-cell table:style-name="ce13" table:formula="of:=VLOOKUP([.$A23];AldiBereich;3;0)" office:value-type="string" office:string-value="" calcext:value-type="error">
            <text:p>#NV</text:p>
          </table:table-cell>
          <table:table-cell table:style-name="ce18" table:formula="of:=DOLLAR(VLOOKUP([.$A23];MarktkaufBereich;4;0) ;2)" office:value-type="string" office:string-value="0,69 €" calcext:value-type="string">
            <text:p>0,69 €</text:p>
          </table:table-cell>
          <table:table-cell table:style-name="ce13" table:formula="of:=VLOOKUP([.$A23];MarktkaufBereich;3;0)" office:value-type="string" office:string-value="sehr gut" calcext:value-type="string">
            <text:p>sehr gut</text:p>
          </table:table-cell>
          <table:table-cell table:style-name="ce19" table:formula="of:=DOLLAR(VLOOKUP([.$A23];PlusBereich;4;0) ;2)" office:value-type="string" office:string-value="" calcext:value-type="error">
            <text:p>#NV</text:p>
          </table:table-cell>
          <table:table-cell table:style-name="ce13" table:formula="of:=VLOOKUP([.$A23];PlusBereich;3;0)" office:value-type="string" office:string-value="" calcext:value-type="error">
            <text:p>#NV</text:p>
          </table:table-cell>
          <table:table-cell table:style-name="ce13" table:formula="of:=DOLLAR(VLOOKUP([.$A23];SchleckerBereich;4;0);2)" office:value-type="string" office:string-value="" calcext:value-type="error">
            <text:p>#NV</text:p>
          </table:table-cell>
          <table:table-cell table:style-name="ce13" table:formula="of:=VLOOKUP([.$A23];SchleckerBereich;3;0)" office:value-type="string" office:string-value="" calcext:value-type="error">
            <text:p>#NV</text:p>
          </table:table-cell>
          <table:table-cell table:style-name="ce13" table:formula="of:=DOLLAR(VLOOKUP([.$A23];MüllerBereich;4;0);2)" office:value-type="string" office:string-value="" calcext:value-type="error">
            <text:p>#NV</text:p>
          </table:table-cell>
          <table:table-cell table:style-name="ce13" table:formula="of:=VLOOKUP([.$A23];MüllerBereich;3;0)" office:value-type="string" office:string-value="" calcext:value-type="error">
            <text:p>#NV</text:p>
          </table:table-cell>
          <table:table-cell table:style-name="ce22" table:formula="of:=MIN(VALUE(IF(ISERROR([.$C23]);[Hilfsvariablen.$C$1];[.$C23]));VALUE(IF(ISERROR([.$E23]);[Hilfsvariablen.$C$1];[.$E23]));VALUE(IF(ISERROR([.$G23]);[Hilfsvariablen.$C$1];[.$G23]));VALUE(IF(ISERROR([.$I23]);[Hilfsvariablen.$C$1];[.$I23]));VALUE(IF(ISERROR([.$K23]);[Hilfsvariablen.$C$1];[.$K23]));VALUE(IF(ISERROR([.$M23]);[Hilfsvariablen.$C$1];[.$M23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Feinkostsalat Farmer Salat 400g</text:p>
          </table:table-cell>
          <table:table-cell table:style-name="ce10" table:formula="of:=IF(VALUE([.$O24])=VALUE([Hilfsvariablen.$C$1]);&quot;&quot;;[.$O24])" office:value-type="currency" office:currency="EUR" office:value="0" calcext:value-type="currency">
            <text:p>0,00 €</text:p>
          </table:table-cell>
          <table:table-cell table:style-name="ce14" table:formula="of:=DOLLAR(VLOOKUP([.$A24];ReweBereich;4;0) ;2)" office:value-type="string" office:string-value="0,00 €" calcext:value-type="string">
            <text:p>0,00 €</text:p>
          </table:table-cell>
          <table:table-cell table:style-name="ce13" table:formula="of:=VLOOKUP([.$A24];ReweBereich;3;0)" office:value-type="float" office:value="0" calcext:value-type="float">
            <text:p/>
          </table:table-cell>
          <table:table-cell table:style-name="ce17" table:formula="of:=DOLLAR(VLOOKUP([.$A24];AldiBereich;4;0) ;2)" office:value-type="string" office:string-value="" calcext:value-type="error">
            <text:p>#NV</text:p>
          </table:table-cell>
          <table:table-cell table:style-name="ce13" table:formula="of:=VLOOKUP([.$A24];AldiBereich;3;0)" office:value-type="string" office:string-value="" calcext:value-type="error">
            <text:p>#NV</text:p>
          </table:table-cell>
          <table:table-cell table:style-name="ce18" table:formula="of:=DOLLAR(VLOOKUP([.$A24];MarktkaufBereich;4;0) ;2)" office:value-type="string" office:string-value="0,79 €" calcext:value-type="string">
            <text:p>0,79 €</text:p>
          </table:table-cell>
          <table:table-cell table:style-name="ce13" table:formula="of:=VLOOKUP([.$A24];MarktkaufBereich;3;0)" office:value-type="float" office:value="0" calcext:value-type="float">
            <text:p/>
          </table:table-cell>
          <table:table-cell table:style-name="ce19" table:formula="of:=DOLLAR(VLOOKUP([.$A24];PlusBereich;4;0) ;2)" office:value-type="string" office:string-value="" calcext:value-type="error">
            <text:p>#NV</text:p>
          </table:table-cell>
          <table:table-cell table:style-name="ce13" table:formula="of:=VLOOKUP([.$A24];PlusBereich;3;0)" office:value-type="string" office:string-value="" calcext:value-type="error">
            <text:p>#NV</text:p>
          </table:table-cell>
          <table:table-cell table:style-name="ce13" table:formula="of:=DOLLAR(VLOOKUP([.$A24];SchleckerBereich;4;0);2)" office:value-type="string" office:string-value="" calcext:value-type="error">
            <text:p>#NV</text:p>
          </table:table-cell>
          <table:table-cell table:style-name="ce13" table:formula="of:=VLOOKUP([.$A24];SchleckerBereich;3;0)" office:value-type="string" office:string-value="" calcext:value-type="error">
            <text:p>#NV</text:p>
          </table:table-cell>
          <table:table-cell table:style-name="ce13" table:formula="of:=DOLLAR(VLOOKUP([.$A24];MüllerBereich;4;0);2)" office:value-type="string" office:string-value="" calcext:value-type="error">
            <text:p>#NV</text:p>
          </table:table-cell>
          <table:table-cell table:style-name="ce13" table:formula="of:=VLOOKUP([.$A24];MüllerBereich;3;0)" office:value-type="string" office:string-value="" calcext:value-type="error">
            <text:p>#NV</text:p>
          </table:table-cell>
          <table:table-cell table:style-name="ce22" table:formula="of:=MIN(VALUE(IF(ISERROR([.$C24]);[Hilfsvariablen.$C$1];[.$C24]));VALUE(IF(ISERROR([.$E24]);[Hilfsvariablen.$C$1];[.$E24]));VALUE(IF(ISERROR([.$G24]);[Hilfsvariablen.$C$1];[.$G24]));VALUE(IF(ISERROR([.$I24]);[Hilfsvariablen.$C$1];[.$I24]));VALUE(IF(ISERROR([.$K24]);[Hilfsvariablen.$C$1];[.$K24]));VALUE(IF(ISERROR([.$M24]);[Hilfsvariablen.$C$1];[.$M24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Fisch Matjesfilets 250g</text:p>
          </table:table-cell>
          <table:table-cell table:style-name="ce10" table:formula="of:=IF(VALUE([.$O25])=VALUE([Hilfsvariablen.$C$1]);&quot;&quot;;[.$O25])" office:value-type="currency" office:currency="EUR" office:value="0.95" calcext:value-type="currency">
            <text:p>0,95 €</text:p>
          </table:table-cell>
          <table:table-cell table:style-name="ce14" table:formula="of:=DOLLAR(VLOOKUP([.$A25];ReweBereich;4;0) ;2)" office:value-type="string" office:string-value="" calcext:value-type="error">
            <text:p>#NV</text:p>
          </table:table-cell>
          <table:table-cell table:style-name="ce13" table:formula="of:=VLOOKUP([.$A25];ReweBereich;3;0)" office:value-type="string" office:string-value="" calcext:value-type="error">
            <text:p>#NV</text:p>
          </table:table-cell>
          <table:table-cell table:style-name="ce17" table:formula="of:=DOLLAR(VLOOKUP([.$A25];AldiBereich;4;0) ;2)" office:value-type="string" office:string-value="0,95 €" calcext:value-type="string">
            <text:p>0,95 €</text:p>
          </table:table-cell>
          <table:table-cell table:style-name="ce13" table:formula="of:=VLOOKUP([.$A25];AldiBereich;3;0)" office:value-type="float" office:value="0" calcext:value-type="float">
            <text:p/>
          </table:table-cell>
          <table:table-cell table:style-name="ce18" table:formula="of:=DOLLAR(VLOOKUP([.$A25];MarktkaufBereich;4;0) ;2)" office:value-type="string" office:string-value="" calcext:value-type="error">
            <text:p>#NV</text:p>
          </table:table-cell>
          <table:table-cell table:style-name="ce13" table:formula="of:=VLOOKUP([.$A25];MarktkaufBereich;3;0)" office:value-type="string" office:string-value="" calcext:value-type="error">
            <text:p>#NV</text:p>
          </table:table-cell>
          <table:table-cell table:style-name="ce19" table:formula="of:=DOLLAR(VLOOKUP([.$A25];PlusBereich;4;0) ;2)" office:value-type="string" office:string-value="" calcext:value-type="error">
            <text:p>#NV</text:p>
          </table:table-cell>
          <table:table-cell table:style-name="ce13" table:formula="of:=VLOOKUP([.$A25];PlusBereich;3;0)" office:value-type="string" office:string-value="" calcext:value-type="error">
            <text:p>#NV</text:p>
          </table:table-cell>
          <table:table-cell table:style-name="ce13" table:formula="of:=DOLLAR(VLOOKUP([.$A25];SchleckerBereich;4;0);2)" office:value-type="string" office:string-value="" calcext:value-type="error">
            <text:p>#NV</text:p>
          </table:table-cell>
          <table:table-cell table:style-name="ce13" table:formula="of:=VLOOKUP([.$A25];SchleckerBereich;3;0)" office:value-type="string" office:string-value="" calcext:value-type="error">
            <text:p>#NV</text:p>
          </table:table-cell>
          <table:table-cell table:style-name="ce13" table:formula="of:=DOLLAR(VLOOKUP([.$A25];MüllerBereich;4;0);2)" office:value-type="string" office:string-value="" calcext:value-type="error">
            <text:p>#NV</text:p>
          </table:table-cell>
          <table:table-cell table:style-name="ce13" table:formula="of:=VLOOKUP([.$A25];MüllerBereich;3;0)" office:value-type="string" office:string-value="" calcext:value-type="error">
            <text:p>#NV</text:p>
          </table:table-cell>
          <table:table-cell table:style-name="ce22" table:formula="of:=MIN(VALUE(IF(ISERROR([.$C25]);[Hilfsvariablen.$C$1];[.$C25]));VALUE(IF(ISERROR([.$E25]);[Hilfsvariablen.$C$1];[.$E25]));VALUE(IF(ISERROR([.$G25]);[Hilfsvariablen.$C$1];[.$G25]));VALUE(IF(ISERROR([.$I25]);[Hilfsvariablen.$C$1];[.$I25]));VALUE(IF(ISERROR([.$K25]);[Hilfsvariablen.$C$1];[.$K25]));VALUE(IF(ISERROR([.$M25]);[Hilfsvariablen.$C$1];[.$M25])))" office:value-type="currency" office:currency="EUR" office:value="0.95" calcext:value-type="currency">
            <text:p>0,95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Fisch Sahne-Heringsfilets 400g</text:p>
          </table:table-cell>
          <table:table-cell table:style-name="ce10" table:formula="of:=IF(VALUE([.$O26])=VALUE([Hilfsvariablen.$C$1]);&quot;&quot;;[.$O26])" office:value-type="currency" office:currency="EUR" office:value="0.99" calcext:value-type="currency">
            <text:p>0,99 €</text:p>
          </table:table-cell>
          <table:table-cell table:style-name="ce14" table:formula="of:=DOLLAR(VLOOKUP([.$A26];ReweBereich;4;0) ;2)" office:value-type="string" office:string-value="" calcext:value-type="error">
            <text:p>#NV</text:p>
          </table:table-cell>
          <table:table-cell table:style-name="ce13" table:formula="of:=VLOOKUP([.$A26];ReweBereich;3;0)" office:value-type="string" office:string-value="" calcext:value-type="error">
            <text:p>#NV</text:p>
          </table:table-cell>
          <table:table-cell table:style-name="ce17" table:formula="of:=DOLLAR(VLOOKUP([.$A26];AldiBereich;4;0) ;2)" office:value-type="string" office:string-value="0,99 €" calcext:value-type="string">
            <text:p>0,99 €</text:p>
          </table:table-cell>
          <table:table-cell table:style-name="ce13" table:formula="of:=VLOOKUP([.$A26];AldiBereich;3;0)" office:value-type="string" office:string-value="sehr gut" calcext:value-type="string">
            <text:p>sehr gut</text:p>
          </table:table-cell>
          <table:table-cell table:style-name="ce18" table:formula="of:=DOLLAR(VLOOKUP([.$A26];MarktkaufBereich;4;0) ;2)" office:value-type="string" office:string-value="" calcext:value-type="error">
            <text:p>#NV</text:p>
          </table:table-cell>
          <table:table-cell table:style-name="ce13" table:formula="of:=VLOOKUP([.$A26];MarktkaufBereich;3;0)" office:value-type="string" office:string-value="" calcext:value-type="error">
            <text:p>#NV</text:p>
          </table:table-cell>
          <table:table-cell table:style-name="ce19" table:formula="of:=DOLLAR(VLOOKUP([.$A26];PlusBereich;4;0) ;2)" office:value-type="string" office:string-value="" calcext:value-type="error">
            <text:p>#NV</text:p>
          </table:table-cell>
          <table:table-cell table:style-name="ce13" table:formula="of:=VLOOKUP([.$A26];PlusBereich;3;0)" office:value-type="string" office:string-value="" calcext:value-type="error">
            <text:p>#NV</text:p>
          </table:table-cell>
          <table:table-cell table:style-name="ce13" table:formula="of:=DOLLAR(VLOOKUP([.$A26];SchleckerBereich;4;0);2)" office:value-type="string" office:string-value="" calcext:value-type="error">
            <text:p>#NV</text:p>
          </table:table-cell>
          <table:table-cell table:style-name="ce13" table:formula="of:=VLOOKUP([.$A26];SchleckerBereich;3;0)" office:value-type="string" office:string-value="" calcext:value-type="error">
            <text:p>#NV</text:p>
          </table:table-cell>
          <table:table-cell table:style-name="ce13" table:formula="of:=DOLLAR(VLOOKUP([.$A26];MüllerBereich;4;0);2)" office:value-type="string" office:string-value="" calcext:value-type="error">
            <text:p>#NV</text:p>
          </table:table-cell>
          <table:table-cell table:style-name="ce13" table:formula="of:=VLOOKUP([.$A26];MüllerBereich;3;0)" office:value-type="string" office:string-value="" calcext:value-type="error">
            <text:p>#NV</text:p>
          </table:table-cell>
          <table:table-cell table:style-name="ce22" table:formula="of:=MIN(VALUE(IF(ISERROR([.$C26]);[Hilfsvariablen.$C$1];[.$C26]));VALUE(IF(ISERROR([.$E26]);[Hilfsvariablen.$C$1];[.$E26]));VALUE(IF(ISERROR([.$G26]);[Hilfsvariablen.$C$1];[.$G26]));VALUE(IF(ISERROR([.$I26]);[Hilfsvariablen.$C$1];[.$I26]));VALUE(IF(ISERROR([.$K26]);[Hilfsvariablen.$C$1];[.$K26]));VALUE(IF(ISERROR([.$M26]);[Hilfsvariablen.$C$1];[.$M26])))" office:value-type="currency" office:currency="EUR" office:value="0.99" calcext:value-type="currency">
            <text:p>0,9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Fleisch Schweinebraten (Schulter)1kg</text:p>
          </table:table-cell>
          <table:table-cell table:style-name="ce10" table:formula="of:=IF(VALUE([.$O27])=VALUE([Hilfsvariablen.$C$1]);&quot;&quot;;[.$O27])">
            <text:p/>
          </table:table-cell>
          <table:table-cell table:style-name="ce14" table:formula="of:=DOLLAR(VLOOKUP([.$A27];ReweBereich;4;0) ;2)" office:value-type="string" office:string-value="" calcext:value-type="error">
            <text:p>#NV</text:p>
          </table:table-cell>
          <table:table-cell table:style-name="ce13" table:formula="of:=VLOOKUP([.$A27];ReweBereich;3;0)" office:value-type="string" office:string-value="" calcext:value-type="error">
            <text:p>#NV</text:p>
          </table:table-cell>
          <table:table-cell table:style-name="ce17" table:formula="of:=DOLLAR(VLOOKUP([.$A27];AldiBereich;4;0) ;2)" office:value-type="string" office:string-value="" calcext:value-type="error">
            <text:p>#NV</text:p>
          </table:table-cell>
          <table:table-cell table:style-name="ce13" table:formula="of:=VLOOKUP([.$A27];AldiBereich;3;0)" office:value-type="string" office:string-value="" calcext:value-type="error">
            <text:p>#NV</text:p>
          </table:table-cell>
          <table:table-cell table:style-name="ce18" table:formula="of:=DOLLAR(VLOOKUP([.$A27];MarktkaufBereich;4;0) ;2)" office:value-type="string" office:string-value="" calcext:value-type="error">
            <text:p>#NV</text:p>
          </table:table-cell>
          <table:table-cell table:style-name="ce13" table:formula="of:=VLOOKUP([.$A27];MarktkaufBereich;3;0)" office:value-type="string" office:string-value="" calcext:value-type="error">
            <text:p>#NV</text:p>
          </table:table-cell>
          <table:table-cell table:style-name="ce19" table:formula="of:=DOLLAR(VLOOKUP([.$A27];PlusBereich;4;0) ;2)" office:value-type="string" office:string-value="" calcext:value-type="error">
            <text:p>#NV</text:p>
          </table:table-cell>
          <table:table-cell table:style-name="ce13" table:formula="of:=VLOOKUP([.$A27];PlusBereich;3;0)" office:value-type="string" office:string-value="" calcext:value-type="error">
            <text:p>#NV</text:p>
          </table:table-cell>
          <table:table-cell table:style-name="ce13" table:formula="of:=DOLLAR(VLOOKUP([.$A27];SchleckerBereich;4;0);2)" office:value-type="string" office:string-value="" calcext:value-type="error">
            <text:p>#NV</text:p>
          </table:table-cell>
          <table:table-cell table:style-name="ce13" table:formula="of:=VLOOKUP([.$A27];SchleckerBereich;3;0)" office:value-type="string" office:string-value="" calcext:value-type="error">
            <text:p>#NV</text:p>
          </table:table-cell>
          <table:table-cell table:style-name="ce13" table:formula="of:=DOLLAR(VLOOKUP([.$A27];MüllerBereich;4;0);2)" office:value-type="string" office:string-value="" calcext:value-type="error">
            <text:p>#NV</text:p>
          </table:table-cell>
          <table:table-cell table:style-name="ce13" table:formula="of:=VLOOKUP([.$A27];MüllerBereich;3;0)" office:value-type="string" office:string-value="" calcext:value-type="error">
            <text:p>#NV</text:p>
          </table:table-cell>
          <table:table-cell table:style-name="ce22" table:formula="of:=MIN(VALUE(IF(ISERROR([.$C27]);[Hilfsvariablen.$C$1];[.$C27]));VALUE(IF(ISERROR([.$E27]);[Hilfsvariablen.$C$1];[.$E27]));VALUE(IF(ISERROR([.$G27]);[Hilfsvariablen.$C$1];[.$G27]));VALUE(IF(ISERROR([.$I27]);[Hilfsvariablen.$C$1];[.$I27]));VALUE(IF(ISERROR([.$K27]);[Hilfsvariablen.$C$1];[.$K27]));VALUE(IF(ISERROR([.$M27]);[Hilfsvariablen.$C$1];[.$M27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Fleisch Schweineminutensteak 400g</text:p>
          </table:table-cell>
          <table:table-cell table:style-name="ce10" table:formula="of:=IF(VALUE([.$O28])=VALUE([Hilfsvariablen.$C$1]);&quot;&quot;;[.$O28])" office:value-type="currency" office:currency="EUR" office:value="2.79" calcext:value-type="currency">
            <text:p>2,79 €</text:p>
          </table:table-cell>
          <table:table-cell table:style-name="ce14" table:formula="of:=DOLLAR(VLOOKUP([.$A28];ReweBereich;4;0) ;2)" office:value-type="string" office:string-value="2,79 €" calcext:value-type="string">
            <text:p>2,79 €</text:p>
          </table:table-cell>
          <table:table-cell table:style-name="ce13" table:formula="of:=VLOOKUP([.$A28];ReweBereich;3;0)" office:value-type="float" office:value="0" calcext:value-type="float">
            <text:p/>
          </table:table-cell>
          <table:table-cell table:style-name="ce17" table:formula="of:=DOLLAR(VLOOKUP([.$A28];AldiBereich;4;0) ;2)" office:value-type="string" office:string-value="" calcext:value-type="error">
            <text:p>#NV</text:p>
          </table:table-cell>
          <table:table-cell table:style-name="ce13" table:formula="of:=VLOOKUP([.$A28];AldiBereich;3;0)" office:value-type="string" office:string-value="" calcext:value-type="error">
            <text:p>#NV</text:p>
          </table:table-cell>
          <table:table-cell table:style-name="ce18" table:formula="of:=DOLLAR(VLOOKUP([.$A28];MarktkaufBereich;4;0) ;2)" office:value-type="string" office:string-value="" calcext:value-type="error">
            <text:p>#NV</text:p>
          </table:table-cell>
          <table:table-cell table:style-name="ce13" table:formula="of:=VLOOKUP([.$A28];MarktkaufBereich;3;0)" office:value-type="string" office:string-value="" calcext:value-type="error">
            <text:p>#NV</text:p>
          </table:table-cell>
          <table:table-cell table:style-name="ce19" table:formula="of:=DOLLAR(VLOOKUP([.$A28];PlusBereich;4;0) ;2)" office:value-type="string" office:string-value="" calcext:value-type="error">
            <text:p>#NV</text:p>
          </table:table-cell>
          <table:table-cell table:style-name="ce13" table:formula="of:=VLOOKUP([.$A28];PlusBereich;3;0)" office:value-type="string" office:string-value="" calcext:value-type="error">
            <text:p>#NV</text:p>
          </table:table-cell>
          <table:table-cell table:style-name="ce13" table:formula="of:=DOLLAR(VLOOKUP([.$A28];SchleckerBereich;4;0);2)" office:value-type="string" office:string-value="" calcext:value-type="error">
            <text:p>#NV</text:p>
          </table:table-cell>
          <table:table-cell table:style-name="ce13" table:formula="of:=VLOOKUP([.$A28];SchleckerBereich;3;0)" office:value-type="string" office:string-value="" calcext:value-type="error">
            <text:p>#NV</text:p>
          </table:table-cell>
          <table:table-cell table:style-name="ce13" table:formula="of:=DOLLAR(VLOOKUP([.$A28];MüllerBereich;4;0);2)" office:value-type="string" office:string-value="" calcext:value-type="error">
            <text:p>#NV</text:p>
          </table:table-cell>
          <table:table-cell table:style-name="ce13" table:formula="of:=VLOOKUP([.$A28];MüllerBereich;3;0)" office:value-type="string" office:string-value="" calcext:value-type="error">
            <text:p>#NV</text:p>
          </table:table-cell>
          <table:table-cell table:style-name="ce22" table:formula="of:=MIN(VALUE(IF(ISERROR([.$C28]);[Hilfsvariablen.$C$1];[.$C28]));VALUE(IF(ISERROR([.$E28]);[Hilfsvariablen.$C$1];[.$E28]));VALUE(IF(ISERROR([.$G28]);[Hilfsvariablen.$C$1];[.$G28]));VALUE(IF(ISERROR([.$I28]);[Hilfsvariablen.$C$1];[.$I28]));VALUE(IF(ISERROR([.$K28]);[Hilfsvariablen.$C$1];[.$K28]));VALUE(IF(ISERROR([.$M28]);[Hilfsvariablen.$C$1];[.$M28])))" office:value-type="currency" office:currency="EUR" office:value="2.79" calcext:value-type="currency">
            <text:p>2,7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Fleisch Schweineschnitzel 600g</text:p>
          </table:table-cell>
          <table:table-cell table:style-name="ce10" table:formula="of:=IF(VALUE([.$O29])=VALUE([Hilfsvariablen.$C$1]);&quot;&quot;;[.$O29])" office:value-type="currency" office:currency="EUR" office:value="3.59" calcext:value-type="currency">
            <text:p>3,59 €</text:p>
          </table:table-cell>
          <table:table-cell table:style-name="ce14" table:formula="of:=DOLLAR(VLOOKUP([.$A29];ReweBereich;4;0) ;2)" office:value-type="string" office:string-value="3,59 €" calcext:value-type="string">
            <text:p>3,59 €</text:p>
          </table:table-cell>
          <table:table-cell table:style-name="ce13" table:formula="of:=VLOOKUP([.$A29];ReweBereich;3;0)" office:value-type="float" office:value="0" calcext:value-type="float">
            <text:p/>
          </table:table-cell>
          <table:table-cell table:style-name="ce17" table:formula="of:=DOLLAR(VLOOKUP([.$A29];AldiBereich;4;0) ;2)" office:value-type="string" office:string-value="" calcext:value-type="error">
            <text:p>#NV</text:p>
          </table:table-cell>
          <table:table-cell table:style-name="ce13" table:formula="of:=VLOOKUP([.$A29];AldiBereich;3;0)" office:value-type="string" office:string-value="" calcext:value-type="error">
            <text:p>#NV</text:p>
          </table:table-cell>
          <table:table-cell table:style-name="ce18" table:formula="of:=DOLLAR(VLOOKUP([.$A29];MarktkaufBereich;4;0) ;2)" office:value-type="string" office:string-value="" calcext:value-type="error">
            <text:p>#NV</text:p>
          </table:table-cell>
          <table:table-cell table:style-name="ce13" table:formula="of:=VLOOKUP([.$A29];MarktkaufBereich;3;0)" office:value-type="string" office:string-value="" calcext:value-type="error">
            <text:p>#NV</text:p>
          </table:table-cell>
          <table:table-cell table:style-name="ce19" table:formula="of:=DOLLAR(VLOOKUP([.$A29];PlusBereich;4;0) ;2)" office:value-type="string" office:string-value="" calcext:value-type="error">
            <text:p>#NV</text:p>
          </table:table-cell>
          <table:table-cell table:style-name="ce13" table:formula="of:=VLOOKUP([.$A29];PlusBereich;3;0)" office:value-type="string" office:string-value="" calcext:value-type="error">
            <text:p>#NV</text:p>
          </table:table-cell>
          <table:table-cell table:style-name="ce13" table:formula="of:=DOLLAR(VLOOKUP([.$A29];SchleckerBereich;4;0);2)" office:value-type="string" office:string-value="" calcext:value-type="error">
            <text:p>#NV</text:p>
          </table:table-cell>
          <table:table-cell table:style-name="ce13" table:formula="of:=VLOOKUP([.$A29];SchleckerBereich;3;0)" office:value-type="string" office:string-value="" calcext:value-type="error">
            <text:p>#NV</text:p>
          </table:table-cell>
          <table:table-cell table:style-name="ce13" table:formula="of:=DOLLAR(VLOOKUP([.$A29];MüllerBereich;4;0);2)" office:value-type="string" office:string-value="" calcext:value-type="error">
            <text:p>#NV</text:p>
          </table:table-cell>
          <table:table-cell table:style-name="ce13" table:formula="of:=VLOOKUP([.$A29];MüllerBereich;3;0)" office:value-type="string" office:string-value="" calcext:value-type="error">
            <text:p>#NV</text:p>
          </table:table-cell>
          <table:table-cell table:style-name="ce22" table:formula="of:=MIN(VALUE(IF(ISERROR([.$C29]);[Hilfsvariablen.$C$1];[.$C29]));VALUE(IF(ISERROR([.$E29]);[Hilfsvariablen.$C$1];[.$E29]));VALUE(IF(ISERROR([.$G29]);[Hilfsvariablen.$C$1];[.$G29]));VALUE(IF(ISERROR([.$I29]);[Hilfsvariablen.$C$1];[.$I29]));VALUE(IF(ISERROR([.$K29]);[Hilfsvariablen.$C$1];[.$K29]));VALUE(IF(ISERROR([.$M29]);[Hilfsvariablen.$C$1];[.$M29])))" office:value-type="currency" office:currency="EUR" office:value="3.59" calcext:value-type="currency">
            <text:p>3,5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müse Dattelrispentomaten 250 g</text:p>
          </table:table-cell>
          <table:table-cell table:style-name="ce10" table:formula="of:=IF(VALUE([.$O30])=VALUE([Hilfsvariablen.$C$1]);&quot;&quot;;[.$O30])" office:value-type="currency" office:currency="EUR" office:value="0" calcext:value-type="currency">
            <text:p>0,00 €</text:p>
          </table:table-cell>
          <table:table-cell table:style-name="ce14" table:formula="of:=DOLLAR(VLOOKUP([.$A30];ReweBereich;4;0) ;2)" office:value-type="string" office:string-value="0,00 €" calcext:value-type="string">
            <text:p>0,00 €</text:p>
          </table:table-cell>
          <table:table-cell table:style-name="ce13" table:formula="of:=VLOOKUP([.$A30];ReweBereich;3;0)" office:value-type="float" office:value="0" calcext:value-type="float">
            <text:p/>
          </table:table-cell>
          <table:table-cell table:style-name="ce17" table:formula="of:=DOLLAR(VLOOKUP([.$A30];AldiBereich;4;0) ;2)" office:value-type="string" office:string-value="" calcext:value-type="error">
            <text:p>#NV</text:p>
          </table:table-cell>
          <table:table-cell table:style-name="ce13" table:formula="of:=VLOOKUP([.$A30];AldiBereich;3;0)" office:value-type="string" office:string-value="" calcext:value-type="error">
            <text:p>#NV</text:p>
          </table:table-cell>
          <table:table-cell table:style-name="ce18" table:formula="of:=DOLLAR(VLOOKUP([.$A30];MarktkaufBereich;4;0) ;2)" office:value-type="string" office:string-value="1,19 €" calcext:value-type="string">
            <text:p>1,19 €</text:p>
          </table:table-cell>
          <table:table-cell table:style-name="ce13" table:formula="of:=VLOOKUP([.$A30];MarktkaufBereich;3;0)" office:value-type="float" office:value="0" calcext:value-type="float">
            <text:p/>
          </table:table-cell>
          <table:table-cell table:style-name="ce19" table:formula="of:=DOLLAR(VLOOKUP([.$A30];PlusBereich;4;0) ;2)" office:value-type="string" office:string-value="" calcext:value-type="error">
            <text:p>#NV</text:p>
          </table:table-cell>
          <table:table-cell table:style-name="ce13" table:formula="of:=VLOOKUP([.$A30];PlusBereich;3;0)" office:value-type="string" office:string-value="" calcext:value-type="error">
            <text:p>#NV</text:p>
          </table:table-cell>
          <table:table-cell table:style-name="ce13" table:formula="of:=DOLLAR(VLOOKUP([.$A30];SchleckerBereich;4;0);2)" office:value-type="string" office:string-value="" calcext:value-type="error">
            <text:p>#NV</text:p>
          </table:table-cell>
          <table:table-cell table:style-name="ce13" table:formula="of:=VLOOKUP([.$A30];SchleckerBereich;3;0)" office:value-type="string" office:string-value="" calcext:value-type="error">
            <text:p>#NV</text:p>
          </table:table-cell>
          <table:table-cell table:style-name="ce13" table:formula="of:=DOLLAR(VLOOKUP([.$A30];MüllerBereich;4;0);2)" office:value-type="string" office:string-value="" calcext:value-type="error">
            <text:p>#NV</text:p>
          </table:table-cell>
          <table:table-cell table:style-name="ce13" table:formula="of:=VLOOKUP([.$A30];MüllerBereich;3;0)" office:value-type="string" office:string-value="" calcext:value-type="error">
            <text:p>#NV</text:p>
          </table:table-cell>
          <table:table-cell table:style-name="ce22" table:formula="of:=MIN(VALUE(IF(ISERROR([.$C30]);[Hilfsvariablen.$C$1];[.$C30]));VALUE(IF(ISERROR([.$E30]);[Hilfsvariablen.$C$1];[.$E30]));VALUE(IF(ISERROR([.$G30]);[Hilfsvariablen.$C$1];[.$G30]));VALUE(IF(ISERROR([.$I30]);[Hilfsvariablen.$C$1];[.$I30]));VALUE(IF(ISERROR([.$K30]);[Hilfsvariablen.$C$1];[.$K30]));VALUE(IF(ISERROR([.$M30]);[Hilfsvariablen.$C$1];[.$M30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müse Eisbergsalat</text:p>
          </table:table-cell>
          <table:table-cell table:style-name="ce10" table:formula="of:=IF(VALUE([.$O31])=VALUE([Hilfsvariablen.$C$1]);&quot;&quot;;[.$O31])" office:value-type="currency" office:currency="EUR" office:value="0" calcext:value-type="currency">
            <text:p>0,00 €</text:p>
          </table:table-cell>
          <table:table-cell table:style-name="ce14" table:formula="of:=DOLLAR(VLOOKUP([.$A31];ReweBereich;4;0) ;2)" office:value-type="string" office:string-value="0,00 €" calcext:value-type="string">
            <text:p>0,00 €</text:p>
          </table:table-cell>
          <table:table-cell table:style-name="ce13" table:formula="of:=VLOOKUP([.$A31];ReweBereich;3;0)" office:value-type="float" office:value="0" calcext:value-type="float">
            <text:p/>
          </table:table-cell>
          <table:table-cell table:style-name="ce17" table:formula="of:=DOLLAR(VLOOKUP([.$A31];AldiBereich;4;0) ;2)" office:value-type="string" office:string-value="" calcext:value-type="error">
            <text:p>#NV</text:p>
          </table:table-cell>
          <table:table-cell table:style-name="ce13" table:formula="of:=VLOOKUP([.$A31];AldiBereich;3;0)" office:value-type="string" office:string-value="" calcext:value-type="error">
            <text:p>#NV</text:p>
          </table:table-cell>
          <table:table-cell table:style-name="ce18" table:formula="of:=DOLLAR(VLOOKUP([.$A31];MarktkaufBereich;4;0) ;2)" office:value-type="string" office:string-value="0,69 €" calcext:value-type="string">
            <text:p>0,69 €</text:p>
          </table:table-cell>
          <table:table-cell table:style-name="ce13" table:formula="of:=VLOOKUP([.$A31];MarktkaufBereich;3;0)" office:value-type="float" office:value="0" calcext:value-type="float">
            <text:p/>
          </table:table-cell>
          <table:table-cell table:style-name="ce19" table:formula="of:=DOLLAR(VLOOKUP([.$A31];PlusBereich;4;0) ;2)" office:value-type="string" office:string-value="" calcext:value-type="error">
            <text:p>#NV</text:p>
          </table:table-cell>
          <table:table-cell table:style-name="ce13" table:formula="of:=VLOOKUP([.$A31];PlusBereich;3;0)" office:value-type="string" office:string-value="" calcext:value-type="error">
            <text:p>#NV</text:p>
          </table:table-cell>
          <table:table-cell table:style-name="ce13" table:formula="of:=DOLLAR(VLOOKUP([.$A31];SchleckerBereich;4;0);2)" office:value-type="string" office:string-value="" calcext:value-type="error">
            <text:p>#NV</text:p>
          </table:table-cell>
          <table:table-cell table:style-name="ce13" table:formula="of:=VLOOKUP([.$A31];SchleckerBereich;3;0)" office:value-type="string" office:string-value="" calcext:value-type="error">
            <text:p>#NV</text:p>
          </table:table-cell>
          <table:table-cell table:style-name="ce13" table:formula="of:=DOLLAR(VLOOKUP([.$A31];MüllerBereich;4;0);2)" office:value-type="string" office:string-value="" calcext:value-type="error">
            <text:p>#NV</text:p>
          </table:table-cell>
          <table:table-cell table:style-name="ce13" table:formula="of:=VLOOKUP([.$A31];MüllerBereich;3;0)" office:value-type="string" office:string-value="" calcext:value-type="error">
            <text:p>#NV</text:p>
          </table:table-cell>
          <table:table-cell table:style-name="ce22" table:formula="of:=MIN(VALUE(IF(ISERROR([.$C31]);[Hilfsvariablen.$C$1];[.$C31]));VALUE(IF(ISERROR([.$E31]);[Hilfsvariablen.$C$1];[.$E31]));VALUE(IF(ISERROR([.$G31]);[Hilfsvariablen.$C$1];[.$G31]));VALUE(IF(ISERROR([.$I31]);[Hilfsvariablen.$C$1];[.$I31]));VALUE(IF(ISERROR([.$K31]);[Hilfsvariablen.$C$1];[.$K31]));VALUE(IF(ISERROR([.$M31]);[Hilfsvariablen.$C$1];[.$M31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müse Feinfrost Rahmspinat 450g</text:p>
          </table:table-cell>
          <table:table-cell table:style-name="ce10" table:formula="of:=IF(VALUE([.$O32])=VALUE([Hilfsvariablen.$C$1]);&quot;&quot;;[.$O32])" office:value-type="currency" office:currency="EUR" office:value="0.35" calcext:value-type="currency">
            <text:p>0,35 €</text:p>
          </table:table-cell>
          <table:table-cell table:style-name="ce14" table:formula="of:=DOLLAR(VLOOKUP([.$A32];ReweBereich;4;0) ;2)" office:value-type="string" office:string-value="" calcext:value-type="error">
            <text:p>#NV</text:p>
          </table:table-cell>
          <table:table-cell table:style-name="ce13" table:formula="of:=VLOOKUP([.$A32];ReweBereich;3;0)" office:value-type="string" office:string-value="" calcext:value-type="error">
            <text:p>#NV</text:p>
          </table:table-cell>
          <table:table-cell table:style-name="ce17" table:formula="of:=DOLLAR(VLOOKUP([.$A32];AldiBereich;4;0) ;2)" office:value-type="string" office:string-value="0,35 €" calcext:value-type="string">
            <text:p>0,35 €</text:p>
          </table:table-cell>
          <table:table-cell table:style-name="ce13" table:formula="of:=VLOOKUP([.$A32];AldiBereich;3;0)" office:value-type="float" office:value="0" calcext:value-type="float">
            <text:p/>
          </table:table-cell>
          <table:table-cell table:style-name="ce18" table:formula="of:=DOLLAR(VLOOKUP([.$A32];MarktkaufBereich;4;0) ;2)" office:value-type="string" office:string-value="" calcext:value-type="error">
            <text:p>#NV</text:p>
          </table:table-cell>
          <table:table-cell table:style-name="ce13" table:formula="of:=VLOOKUP([.$A32];MarktkaufBereich;3;0)" office:value-type="string" office:string-value="" calcext:value-type="error">
            <text:p>#NV</text:p>
          </table:table-cell>
          <table:table-cell table:style-name="ce19" table:formula="of:=DOLLAR(VLOOKUP([.$A32];PlusBereich;4;0) ;2)" office:value-type="string" office:string-value="" calcext:value-type="error">
            <text:p>#NV</text:p>
          </table:table-cell>
          <table:table-cell table:style-name="ce13" table:formula="of:=VLOOKUP([.$A32];PlusBereich;3;0)" office:value-type="string" office:string-value="" calcext:value-type="error">
            <text:p>#NV</text:p>
          </table:table-cell>
          <table:table-cell table:style-name="ce13" table:formula="of:=DOLLAR(VLOOKUP([.$A32];SchleckerBereich;4;0);2)" office:value-type="string" office:string-value="" calcext:value-type="error">
            <text:p>#NV</text:p>
          </table:table-cell>
          <table:table-cell table:style-name="ce13" table:formula="of:=VLOOKUP([.$A32];SchleckerBereich;3;0)" office:value-type="string" office:string-value="" calcext:value-type="error">
            <text:p>#NV</text:p>
          </table:table-cell>
          <table:table-cell table:style-name="ce13" table:formula="of:=DOLLAR(VLOOKUP([.$A32];MüllerBereich;4;0);2)" office:value-type="string" office:string-value="" calcext:value-type="error">
            <text:p>#NV</text:p>
          </table:table-cell>
          <table:table-cell table:style-name="ce13" table:formula="of:=VLOOKUP([.$A32];MüllerBereich;3;0)" office:value-type="string" office:string-value="" calcext:value-type="error">
            <text:p>#NV</text:p>
          </table:table-cell>
          <table:table-cell table:style-name="ce22" table:formula="of:=MIN(VALUE(IF(ISERROR([.$C32]);[Hilfsvariablen.$C$1];[.$C32]));VALUE(IF(ISERROR([.$E32]);[Hilfsvariablen.$C$1];[.$E32]));VALUE(IF(ISERROR([.$G32]);[Hilfsvariablen.$C$1];[.$G32]));VALUE(IF(ISERROR([.$I32]);[Hilfsvariablen.$C$1];[.$I32]));VALUE(IF(ISERROR([.$K32]);[Hilfsvariablen.$C$1];[.$K32]));VALUE(IF(ISERROR([.$M32]);[Hilfsvariablen.$C$1];[.$M32])))" office:value-type="currency" office:currency="EUR" office:value="0.35" calcext:value-type="currency">
            <text:p>0,35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müse Gemüsezwiebeln 4 Stück 1 kg</text:p>
          </table:table-cell>
          <table:table-cell table:style-name="ce10" table:formula="of:=IF(VALUE([.$O33])=VALUE([Hilfsvariablen.$C$1]);&quot;&quot;;[.$O33])" office:value-type="currency" office:currency="EUR" office:value="0" calcext:value-type="currency">
            <text:p>0,00 €</text:p>
          </table:table-cell>
          <table:table-cell table:style-name="ce14" table:formula="of:=DOLLAR(VLOOKUP([.$A33];ReweBereich;4;0) ;2)" office:value-type="string" office:string-value="0,00 €" calcext:value-type="string">
            <text:p>0,00 €</text:p>
          </table:table-cell>
          <table:table-cell table:style-name="ce13" table:formula="of:=VLOOKUP([.$A33];ReweBereich;3;0)" office:value-type="float" office:value="0" calcext:value-type="float">
            <text:p/>
          </table:table-cell>
          <table:table-cell table:style-name="ce17" table:formula="of:=DOLLAR(VLOOKUP([.$A33];AldiBereich;4;0) ;2)" office:value-type="string" office:string-value="" calcext:value-type="error">
            <text:p>#NV</text:p>
          </table:table-cell>
          <table:table-cell table:style-name="ce13" table:formula="of:=VLOOKUP([.$A33];AldiBereich;3;0)" office:value-type="string" office:string-value="" calcext:value-type="error">
            <text:p>#NV</text:p>
          </table:table-cell>
          <table:table-cell table:style-name="ce18" table:formula="of:=DOLLAR(VLOOKUP([.$A33];MarktkaufBereich;4;0) ;2)" office:value-type="string" office:string-value="1,49 €" calcext:value-type="string">
            <text:p>1,49 €</text:p>
          </table:table-cell>
          <table:table-cell table:style-name="ce13" table:formula="of:=VLOOKUP([.$A33];MarktkaufBereich;3;0)" office:value-type="float" office:value="0" calcext:value-type="float">
            <text:p/>
          </table:table-cell>
          <table:table-cell table:style-name="ce19" table:formula="of:=DOLLAR(VLOOKUP([.$A33];PlusBereich;4;0) ;2)" office:value-type="string" office:string-value="" calcext:value-type="error">
            <text:p>#NV</text:p>
          </table:table-cell>
          <table:table-cell table:style-name="ce13" table:formula="of:=VLOOKUP([.$A33];PlusBereich;3;0)" office:value-type="string" office:string-value="" calcext:value-type="error">
            <text:p>#NV</text:p>
          </table:table-cell>
          <table:table-cell table:style-name="ce13" table:formula="of:=DOLLAR(VLOOKUP([.$A33];SchleckerBereich;4;0);2)" office:value-type="string" office:string-value="" calcext:value-type="error">
            <text:p>#NV</text:p>
          </table:table-cell>
          <table:table-cell table:style-name="ce13" table:formula="of:=VLOOKUP([.$A33];SchleckerBereich;3;0)" office:value-type="string" office:string-value="" calcext:value-type="error">
            <text:p>#NV</text:p>
          </table:table-cell>
          <table:table-cell table:style-name="ce13" table:formula="of:=DOLLAR(VLOOKUP([.$A33];MüllerBereich;4;0);2)" office:value-type="string" office:string-value="" calcext:value-type="error">
            <text:p>#NV</text:p>
          </table:table-cell>
          <table:table-cell table:style-name="ce13" table:formula="of:=VLOOKUP([.$A33];MüllerBereich;3;0)" office:value-type="string" office:string-value="" calcext:value-type="error">
            <text:p>#NV</text:p>
          </table:table-cell>
          <table:table-cell table:style-name="ce22" table:formula="of:=MIN(VALUE(IF(ISERROR([.$C33]);[Hilfsvariablen.$C$1];[.$C33]));VALUE(IF(ISERROR([.$E33]);[Hilfsvariablen.$C$1];[.$E33]));VALUE(IF(ISERROR([.$G33]);[Hilfsvariablen.$C$1];[.$G33]));VALUE(IF(ISERROR([.$I33]);[Hilfsvariablen.$C$1];[.$I33]));VALUE(IF(ISERROR([.$K33]);[Hilfsvariablen.$C$1];[.$K33]));VALUE(IF(ISERROR([.$M33]);[Hilfsvariablen.$C$1];[.$M33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müse Glas Apfelrotkohl 0,72 L mit <text:s/>680 g </text:p>
          </table:table-cell>
          <table:table-cell table:style-name="ce10" table:formula="of:=IF(VALUE([.$O34])=VALUE([Hilfsvariablen.$C$1]);&quot;&quot;;[.$O34])" office:value-type="currency" office:currency="EUR" office:value="0" calcext:value-type="currency">
            <text:p>0,00 €</text:p>
          </table:table-cell>
          <table:table-cell table:style-name="ce14" table:formula="of:=DOLLAR(VLOOKUP([.$A34];ReweBereich;4;0) ;2)" office:value-type="string" office:string-value="0,00 €" calcext:value-type="string">
            <text:p>0,00 €</text:p>
          </table:table-cell>
          <table:table-cell table:style-name="ce13" table:formula="of:=VLOOKUP([.$A34];ReweBereich;3;0)" office:value-type="float" office:value="0" calcext:value-type="float">
            <text:p/>
          </table:table-cell>
          <table:table-cell table:style-name="ce17" table:formula="of:=DOLLAR(VLOOKUP([.$A34];AldiBereich;4;0) ;2)" office:value-type="string" office:string-value="" calcext:value-type="error">
            <text:p>#NV</text:p>
          </table:table-cell>
          <table:table-cell table:style-name="ce13" table:formula="of:=VLOOKUP([.$A34];AldiBereich;3;0)" office:value-type="string" office:string-value="" calcext:value-type="error">
            <text:p>#NV</text:p>
          </table:table-cell>
          <table:table-cell table:style-name="ce18" table:formula="of:=DOLLAR(VLOOKUP([.$A34];MarktkaufBereich;4;0) ;2)" office:value-type="string" office:string-value="0,39 €" calcext:value-type="string">
            <text:p>0,39 €</text:p>
          </table:table-cell>
          <table:table-cell table:style-name="ce13" table:formula="of:=VLOOKUP([.$A34];MarktkaufBereich;3;0)" office:value-type="float" office:value="0" calcext:value-type="float">
            <text:p/>
          </table:table-cell>
          <table:table-cell table:style-name="ce19" table:formula="of:=DOLLAR(VLOOKUP([.$A34];PlusBereich;4;0) ;2)" office:value-type="string" office:string-value="" calcext:value-type="error">
            <text:p>#NV</text:p>
          </table:table-cell>
          <table:table-cell table:style-name="ce13" table:formula="of:=VLOOKUP([.$A34];PlusBereich;3;0)" office:value-type="string" office:string-value="" calcext:value-type="error">
            <text:p>#NV</text:p>
          </table:table-cell>
          <table:table-cell table:style-name="ce13" table:formula="of:=DOLLAR(VLOOKUP([.$A34];SchleckerBereich;4;0);2)" office:value-type="string" office:string-value="" calcext:value-type="error">
            <text:p>#NV</text:p>
          </table:table-cell>
          <table:table-cell table:style-name="ce13" table:formula="of:=VLOOKUP([.$A34];SchleckerBereich;3;0)" office:value-type="string" office:string-value="" calcext:value-type="error">
            <text:p>#NV</text:p>
          </table:table-cell>
          <table:table-cell table:style-name="ce13" table:formula="of:=DOLLAR(VLOOKUP([.$A34];MüllerBereich;4;0);2)" office:value-type="string" office:string-value="" calcext:value-type="error">
            <text:p>#NV</text:p>
          </table:table-cell>
          <table:table-cell table:style-name="ce13" table:formula="of:=VLOOKUP([.$A34];MüllerBereich;3;0)" office:value-type="string" office:string-value="" calcext:value-type="error">
            <text:p>#NV</text:p>
          </table:table-cell>
          <table:table-cell table:style-name="ce22" table:formula="of:=MIN(VALUE(IF(ISERROR([.$C34]);[Hilfsvariablen.$C$1];[.$C34]));VALUE(IF(ISERROR([.$E34]);[Hilfsvariablen.$C$1];[.$E34]));VALUE(IF(ISERROR([.$G34]);[Hilfsvariablen.$C$1];[.$G34]));VALUE(IF(ISERROR([.$I34]);[Hilfsvariablen.$C$1];[.$I34]));VALUE(IF(ISERROR([.$K34]);[Hilfsvariablen.$C$1];[.$K34]));VALUE(IF(ISERROR([.$M34]);[Hilfsvariablen.$C$1];[.$M34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müse Glas Apfelrotkohl 850 g</text:p>
          </table:table-cell>
          <table:table-cell table:style-name="ce10" table:formula="of:=IF(VALUE([.$O35])=VALUE([Hilfsvariablen.$C$1]);&quot;&quot;;[.$O35])" office:value-type="currency" office:currency="EUR" office:value="0" calcext:value-type="currency">
            <text:p>0,00 €</text:p>
          </table:table-cell>
          <table:table-cell table:style-name="ce14" table:formula="of:=DOLLAR(VLOOKUP([.$A35];ReweBereich;4;0) ;2)" office:value-type="string" office:string-value="0,00 €" calcext:value-type="string">
            <text:p>0,00 €</text:p>
          </table:table-cell>
          <table:table-cell table:style-name="ce13" table:formula="of:=VLOOKUP([.$A35];ReweBereich;3;0)" office:value-type="float" office:value="0" calcext:value-type="float">
            <text:p/>
          </table:table-cell>
          <table:table-cell table:style-name="ce17" table:formula="of:=DOLLAR(VLOOKUP([.$A35];AldiBereich;4;0) ;2)" office:value-type="string" office:string-value="" calcext:value-type="error">
            <text:p>#NV</text:p>
          </table:table-cell>
          <table:table-cell table:style-name="ce13" table:formula="of:=VLOOKUP([.$A35];AldiBereich;3;0)" office:value-type="string" office:string-value="" calcext:value-type="error">
            <text:p>#NV</text:p>
          </table:table-cell>
          <table:table-cell table:style-name="ce18" table:formula="of:=DOLLAR(VLOOKUP([.$A35];MarktkaufBereich;4;0) ;2)" office:value-type="string" office:string-value="0,89 €" calcext:value-type="string">
            <text:p>0,89 €</text:p>
          </table:table-cell>
          <table:table-cell table:style-name="ce13" table:formula="of:=VLOOKUP([.$A35];MarktkaufBereich;3;0)" office:value-type="float" office:value="0" calcext:value-type="float">
            <text:p/>
          </table:table-cell>
          <table:table-cell table:style-name="ce19" table:formula="of:=DOLLAR(VLOOKUP([.$A35];PlusBereich;4;0) ;2)" office:value-type="string" office:string-value="" calcext:value-type="error">
            <text:p>#NV</text:p>
          </table:table-cell>
          <table:table-cell table:style-name="ce13" table:formula="of:=VLOOKUP([.$A35];PlusBereich;3;0)" office:value-type="string" office:string-value="" calcext:value-type="error">
            <text:p>#NV</text:p>
          </table:table-cell>
          <table:table-cell table:style-name="ce13" table:formula="of:=DOLLAR(VLOOKUP([.$A35];SchleckerBereich;4;0);2)" office:value-type="string" office:string-value="" calcext:value-type="error">
            <text:p>#NV</text:p>
          </table:table-cell>
          <table:table-cell table:style-name="ce13" table:formula="of:=VLOOKUP([.$A35];SchleckerBereich;3;0)" office:value-type="string" office:string-value="" calcext:value-type="error">
            <text:p>#NV</text:p>
          </table:table-cell>
          <table:table-cell table:style-name="ce13" table:formula="of:=DOLLAR(VLOOKUP([.$A35];MüllerBereich;4;0);2)" office:value-type="string" office:string-value="" calcext:value-type="error">
            <text:p>#NV</text:p>
          </table:table-cell>
          <table:table-cell table:style-name="ce13" table:formula="of:=VLOOKUP([.$A35];MüllerBereich;3;0)" office:value-type="string" office:string-value="" calcext:value-type="error">
            <text:p>#NV</text:p>
          </table:table-cell>
          <table:table-cell table:style-name="ce22" table:formula="of:=MIN(VALUE(IF(ISERROR([.$C35]);[Hilfsvariablen.$C$1];[.$C35]));VALUE(IF(ISERROR([.$E35]);[Hilfsvariablen.$C$1];[.$E35]));VALUE(IF(ISERROR([.$G35]);[Hilfsvariablen.$C$1];[.$G35]));VALUE(IF(ISERROR([.$I35]);[Hilfsvariablen.$C$1];[.$I35]));VALUE(IF(ISERROR([.$K35]);[Hilfsvariablen.$C$1];[.$K35]));VALUE(IF(ISERROR([.$M35]);[Hilfsvariablen.$C$1];[.$M35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müse Glas Spreewald Gurken</text:p>
          </table:table-cell>
          <table:table-cell table:style-name="ce10" table:formula="of:=IF(VALUE([.$O36])=VALUE([Hilfsvariablen.$C$1]);&quot;&quot;;[.$O36])" office:value-type="currency" office:currency="EUR" office:value="0" calcext:value-type="currency">
            <text:p>0,00 €</text:p>
          </table:table-cell>
          <table:table-cell table:style-name="ce14" table:formula="of:=DOLLAR(VLOOKUP([.$A36];ReweBereich;4;0) ;2)" office:value-type="string" office:string-value="0,00 €" calcext:value-type="string">
            <text:p>0,00 €</text:p>
          </table:table-cell>
          <table:table-cell table:style-name="ce13" table:formula="of:=VLOOKUP([.$A36];ReweBereich;3;0)" office:value-type="float" office:value="0" calcext:value-type="float">
            <text:p/>
          </table:table-cell>
          <table:table-cell table:style-name="ce17" table:formula="of:=DOLLAR(VLOOKUP([.$A36];AldiBereich;4;0) ;2)" office:value-type="string" office:string-value="" calcext:value-type="error">
            <text:p>#NV</text:p>
          </table:table-cell>
          <table:table-cell table:style-name="ce13" table:formula="of:=VLOOKUP([.$A36];AldiBereich;3;0)" office:value-type="string" office:string-value="" calcext:value-type="error">
            <text:p>#NV</text:p>
          </table:table-cell>
          <table:table-cell table:style-name="ce18" table:formula="of:=DOLLAR(VLOOKUP([.$A36];MarktkaufBereich;4;0) ;2)" office:value-type="string" office:string-value="1,49 €" calcext:value-type="string">
            <text:p>1,49 €</text:p>
          </table:table-cell>
          <table:table-cell table:style-name="ce13" table:formula="of:=VLOOKUP([.$A36];MarktkaufBereich;3;0)" office:value-type="float" office:value="0" calcext:value-type="float">
            <text:p/>
          </table:table-cell>
          <table:table-cell table:style-name="ce19" table:formula="of:=DOLLAR(VLOOKUP([.$A36];PlusBereich;4;0) ;2)" office:value-type="string" office:string-value="" calcext:value-type="error">
            <text:p>#NV</text:p>
          </table:table-cell>
          <table:table-cell table:style-name="ce13" table:formula="of:=VLOOKUP([.$A36];PlusBereich;3;0)" office:value-type="string" office:string-value="" calcext:value-type="error">
            <text:p>#NV</text:p>
          </table:table-cell>
          <table:table-cell table:style-name="ce13" table:formula="of:=DOLLAR(VLOOKUP([.$A36];SchleckerBereich;4;0);2)" office:value-type="string" office:string-value="" calcext:value-type="error">
            <text:p>#NV</text:p>
          </table:table-cell>
          <table:table-cell table:style-name="ce13" table:formula="of:=VLOOKUP([.$A36];SchleckerBereich;3;0)" office:value-type="string" office:string-value="" calcext:value-type="error">
            <text:p>#NV</text:p>
          </table:table-cell>
          <table:table-cell table:style-name="ce13" table:formula="of:=DOLLAR(VLOOKUP([.$A36];MüllerBereich;4;0);2)" office:value-type="string" office:string-value="" calcext:value-type="error">
            <text:p>#NV</text:p>
          </table:table-cell>
          <table:table-cell table:style-name="ce13" table:formula="of:=VLOOKUP([.$A36];MüllerBereich;3;0)" office:value-type="string" office:string-value="" calcext:value-type="error">
            <text:p>#NV</text:p>
          </table:table-cell>
          <table:table-cell table:style-name="ce22" table:formula="of:=MIN(VALUE(IF(ISERROR([.$C36]);[Hilfsvariablen.$C$1];[.$C36]));VALUE(IF(ISERROR([.$E36]);[Hilfsvariablen.$C$1];[.$E36]));VALUE(IF(ISERROR([.$G36]);[Hilfsvariablen.$C$1];[.$G36]));VALUE(IF(ISERROR([.$I36]);[Hilfsvariablen.$C$1];[.$I36]));VALUE(IF(ISERROR([.$K36]);[Hilfsvariablen.$C$1];[.$K36]));VALUE(IF(ISERROR([.$M36]);[Hilfsvariablen.$C$1];[.$M36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müse Glas Stangenspargel 370 g</text:p>
          </table:table-cell>
          <table:table-cell table:style-name="ce10" table:formula="of:=IF(VALUE([.$O37])=VALUE([Hilfsvariablen.$C$1]);&quot;&quot;;[.$O37])" office:value-type="currency" office:currency="EUR" office:value="0" calcext:value-type="currency">
            <text:p>0,00 €</text:p>
          </table:table-cell>
          <table:table-cell table:style-name="ce14" table:formula="of:=DOLLAR(VLOOKUP([.$A37];ReweBereich;4;0) ;2)" office:value-type="string" office:string-value="0,00 €" calcext:value-type="string">
            <text:p>0,00 €</text:p>
          </table:table-cell>
          <table:table-cell table:style-name="ce13" table:formula="of:=VLOOKUP([.$A37];ReweBereich;3;0)" office:value-type="float" office:value="0" calcext:value-type="float">
            <text:p/>
          </table:table-cell>
          <table:table-cell table:style-name="ce17" table:formula="of:=DOLLAR(VLOOKUP([.$A37];AldiBereich;4;0) ;2)" office:value-type="string" office:string-value="" calcext:value-type="error">
            <text:p>#NV</text:p>
          </table:table-cell>
          <table:table-cell table:style-name="ce13" table:formula="of:=VLOOKUP([.$A37];AldiBereich;3;0)" office:value-type="string" office:string-value="" calcext:value-type="error">
            <text:p>#NV</text:p>
          </table:table-cell>
          <table:table-cell table:style-name="ce18" table:formula="of:=DOLLAR(VLOOKUP([.$A37];MarktkaufBereich;4;0) ;2)" office:value-type="string" office:string-value="0,49 €" calcext:value-type="string">
            <text:p>0,49 €</text:p>
          </table:table-cell>
          <table:table-cell table:style-name="ce13" table:formula="of:=VLOOKUP([.$A37];MarktkaufBereich;3;0)" office:value-type="float" office:value="0" calcext:value-type="float">
            <text:p/>
          </table:table-cell>
          <table:table-cell table:style-name="ce19" table:formula="of:=DOLLAR(VLOOKUP([.$A37];PlusBereich;4;0) ;2)" office:value-type="string" office:string-value="" calcext:value-type="error">
            <text:p>#NV</text:p>
          </table:table-cell>
          <table:table-cell table:style-name="ce13" table:formula="of:=VLOOKUP([.$A37];PlusBereich;3;0)" office:value-type="string" office:string-value="" calcext:value-type="error">
            <text:p>#NV</text:p>
          </table:table-cell>
          <table:table-cell table:style-name="ce13" table:formula="of:=DOLLAR(VLOOKUP([.$A37];SchleckerBereich;4;0);2)" office:value-type="string" office:string-value="" calcext:value-type="error">
            <text:p>#NV</text:p>
          </table:table-cell>
          <table:table-cell table:style-name="ce13" table:formula="of:=VLOOKUP([.$A37];SchleckerBereich;3;0)" office:value-type="string" office:string-value="" calcext:value-type="error">
            <text:p>#NV</text:p>
          </table:table-cell>
          <table:table-cell table:style-name="ce13" table:formula="of:=DOLLAR(VLOOKUP([.$A37];MüllerBereich;4;0);2)" office:value-type="string" office:string-value="" calcext:value-type="error">
            <text:p>#NV</text:p>
          </table:table-cell>
          <table:table-cell table:style-name="ce13" table:formula="of:=VLOOKUP([.$A37];MüllerBereich;3;0)" office:value-type="string" office:string-value="" calcext:value-type="error">
            <text:p>#NV</text:p>
          </table:table-cell>
          <table:table-cell table:style-name="ce22" table:formula="of:=MIN(VALUE(IF(ISERROR([.$C37]);[Hilfsvariablen.$C$1];[.$C37]));VALUE(IF(ISERROR([.$E37]);[Hilfsvariablen.$C$1];[.$E37]));VALUE(IF(ISERROR([.$G37]);[Hilfsvariablen.$C$1];[.$G37]));VALUE(IF(ISERROR([.$I37]);[Hilfsvariablen.$C$1];[.$I37]));VALUE(IF(ISERROR([.$K37]);[Hilfsvariablen.$C$1];[.$K37]));VALUE(IF(ISERROR([.$M37]);[Hilfsvariablen.$C$1];[.$M37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müse Gurke</text:p>
          </table:table-cell>
          <table:table-cell table:style-name="ce10" table:formula="of:=IF(VALUE([.$O38])=VALUE([Hilfsvariablen.$C$1]);&quot;&quot;;[.$O38])" office:value-type="currency" office:currency="EUR" office:value="0" calcext:value-type="currency">
            <text:p>0,00 €</text:p>
          </table:table-cell>
          <table:table-cell table:style-name="ce14" table:formula="of:=DOLLAR(VLOOKUP([.$A38];ReweBereich;4;0) ;2)" office:value-type="string" office:string-value="0,00 €" calcext:value-type="string">
            <text:p>0,00 €</text:p>
          </table:table-cell>
          <table:table-cell table:style-name="ce13" table:formula="of:=VLOOKUP([.$A38];ReweBereich;3;0)" office:value-type="float" office:value="0" calcext:value-type="float">
            <text:p/>
          </table:table-cell>
          <table:table-cell table:style-name="ce17" table:formula="of:=DOLLAR(VLOOKUP([.$A38];AldiBereich;4;0) ;2)" office:value-type="string" office:string-value="0,35 €" calcext:value-type="string">
            <text:p>0,35 €</text:p>
          </table:table-cell>
          <table:table-cell table:style-name="ce13" table:formula="of:=VLOOKUP([.$A38];AldiBereich;3;0)" office:value-type="float" office:value="0" calcext:value-type="float">
            <text:p/>
          </table:table-cell>
          <table:table-cell table:style-name="ce18" table:formula="of:=DOLLAR(VLOOKUP([.$A38];MarktkaufBereich;4;0) ;2)" office:value-type="string" office:string-value="0,39 €" calcext:value-type="string">
            <text:p>0,39 €</text:p>
          </table:table-cell>
          <table:table-cell table:style-name="ce13" table:formula="of:=VLOOKUP([.$A38];MarktkaufBereich;3;0)" office:value-type="float" office:value="0" calcext:value-type="float">
            <text:p/>
          </table:table-cell>
          <table:table-cell table:style-name="ce19" table:formula="of:=DOLLAR(VLOOKUP([.$A38];PlusBereich;4;0) ;2)" office:value-type="string" office:string-value="" calcext:value-type="error">
            <text:p>#NV</text:p>
          </table:table-cell>
          <table:table-cell table:style-name="ce13" table:formula="of:=VLOOKUP([.$A38];PlusBereich;3;0)" office:value-type="string" office:string-value="" calcext:value-type="error">
            <text:p>#NV</text:p>
          </table:table-cell>
          <table:table-cell table:style-name="ce13" table:formula="of:=DOLLAR(VLOOKUP([.$A38];SchleckerBereich;4;0);2)" office:value-type="string" office:string-value="" calcext:value-type="error">
            <text:p>#NV</text:p>
          </table:table-cell>
          <table:table-cell table:style-name="ce13" table:formula="of:=VLOOKUP([.$A38];SchleckerBereich;3;0)" office:value-type="string" office:string-value="" calcext:value-type="error">
            <text:p>#NV</text:p>
          </table:table-cell>
          <table:table-cell table:style-name="ce13" table:formula="of:=DOLLAR(VLOOKUP([.$A38];MüllerBereich;4;0);2)" office:value-type="string" office:string-value="" calcext:value-type="error">
            <text:p>#NV</text:p>
          </table:table-cell>
          <table:table-cell table:style-name="ce13" table:formula="of:=VLOOKUP([.$A38];MüllerBereich;3;0)" office:value-type="string" office:string-value="" calcext:value-type="error">
            <text:p>#NV</text:p>
          </table:table-cell>
          <table:table-cell table:style-name="ce22" table:formula="of:=MIN(VALUE(IF(ISERROR([.$C38]);[Hilfsvariablen.$C$1];[.$C38]));VALUE(IF(ISERROR([.$E38]);[Hilfsvariablen.$C$1];[.$E38]));VALUE(IF(ISERROR([.$G38]);[Hilfsvariablen.$C$1];[.$G38]));VALUE(IF(ISERROR([.$I38]);[Hilfsvariablen.$C$1];[.$I38]));VALUE(IF(ISERROR([.$K38]);[Hilfsvariablen.$C$1];[.$K38]));VALUE(IF(ISERROR([.$M38]);[Hilfsvariablen.$C$1];[.$M38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müse Karotten in Plastepackung 1 kg</text:p>
          </table:table-cell>
          <table:table-cell table:style-name="ce10" table:formula="of:=IF(VALUE([.$O39])=VALUE([Hilfsvariablen.$C$1]);&quot;&quot;;[.$O39])" office:value-type="currency" office:currency="EUR" office:value="0.89" calcext:value-type="currency">
            <text:p>0,89 €</text:p>
          </table:table-cell>
          <table:table-cell table:style-name="ce14" table:formula="of:=DOLLAR(VLOOKUP([.$A39];ReweBereich;4;0) ;2)" office:value-type="string" office:string-value="" calcext:value-type="error">
            <text:p>#NV</text:p>
          </table:table-cell>
          <table:table-cell table:style-name="ce13" table:formula="of:=VLOOKUP([.$A39];ReweBereich;3;0)" office:value-type="string" office:string-value="" calcext:value-type="error">
            <text:p>#NV</text:p>
          </table:table-cell>
          <table:table-cell table:style-name="ce17" table:formula="of:=DOLLAR(VLOOKUP([.$A39];AldiBereich;4;0) ;2)" office:value-type="string" office:string-value="0,89 €" calcext:value-type="string">
            <text:p>0,89 €</text:p>
          </table:table-cell>
          <table:table-cell table:style-name="ce13" table:formula="of:=VLOOKUP([.$A39];AldiBereich;3;0)" office:value-type="float" office:value="0" calcext:value-type="float">
            <text:p/>
          </table:table-cell>
          <table:table-cell table:style-name="ce18" table:formula="of:=DOLLAR(VLOOKUP([.$A39];MarktkaufBereich;4;0) ;2)" office:value-type="string" office:string-value="" calcext:value-type="error">
            <text:p>#NV</text:p>
          </table:table-cell>
          <table:table-cell table:style-name="ce13" table:formula="of:=VLOOKUP([.$A39];MarktkaufBereich;3;0)" office:value-type="string" office:string-value="" calcext:value-type="error">
            <text:p>#NV</text:p>
          </table:table-cell>
          <table:table-cell table:style-name="ce19" table:formula="of:=DOLLAR(VLOOKUP([.$A39];PlusBereich;4;0) ;2)" office:value-type="string" office:string-value="" calcext:value-type="error">
            <text:p>#NV</text:p>
          </table:table-cell>
          <table:table-cell table:style-name="ce13" table:formula="of:=VLOOKUP([.$A39];PlusBereich;3;0)" office:value-type="string" office:string-value="" calcext:value-type="error">
            <text:p>#NV</text:p>
          </table:table-cell>
          <table:table-cell table:style-name="ce13" table:formula="of:=DOLLAR(VLOOKUP([.$A39];SchleckerBereich;4;0);2)" office:value-type="string" office:string-value="" calcext:value-type="error">
            <text:p>#NV</text:p>
          </table:table-cell>
          <table:table-cell table:style-name="ce13" table:formula="of:=VLOOKUP([.$A39];SchleckerBereich;3;0)" office:value-type="string" office:string-value="" calcext:value-type="error">
            <text:p>#NV</text:p>
          </table:table-cell>
          <table:table-cell table:style-name="ce13" table:formula="of:=DOLLAR(VLOOKUP([.$A39];MüllerBereich;4;0);2)" office:value-type="string" office:string-value="" calcext:value-type="error">
            <text:p>#NV</text:p>
          </table:table-cell>
          <table:table-cell table:style-name="ce13" table:formula="of:=VLOOKUP([.$A39];MüllerBereich;3;0)" office:value-type="string" office:string-value="" calcext:value-type="error">
            <text:p>#NV</text:p>
          </table:table-cell>
          <table:table-cell table:style-name="ce22" table:formula="of:=MIN(VALUE(IF(ISERROR([.$C39]);[Hilfsvariablen.$C$1];[.$C39]));VALUE(IF(ISERROR([.$E39]);[Hilfsvariablen.$C$1];[.$E39]));VALUE(IF(ISERROR([.$G39]);[Hilfsvariablen.$C$1];[.$G39]));VALUE(IF(ISERROR([.$I39]);[Hilfsvariablen.$C$1];[.$I39]));VALUE(IF(ISERROR([.$K39]);[Hilfsvariablen.$C$1];[.$K39]));VALUE(IF(ISERROR([.$M39]);[Hilfsvariablen.$C$1];[.$M39])))" office:value-type="currency" office:currency="EUR" office:value="0.89" calcext:value-type="currency">
            <text:p>0,8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müse Kartoffel festkochend 2 kg</text:p>
          </table:table-cell>
          <table:table-cell table:style-name="ce10" table:formula="of:=IF(VALUE([.$O40])=VALUE([Hilfsvariablen.$C$1]);&quot;&quot;;[.$O40])" office:value-type="currency" office:currency="EUR" office:value="0.99" calcext:value-type="currency">
            <text:p>0,99 €</text:p>
          </table:table-cell>
          <table:table-cell table:style-name="ce14" table:formula="of:=DOLLAR(VLOOKUP([.$A40];ReweBereich;4;0) ;2)" office:value-type="string" office:string-value="" calcext:value-type="error">
            <text:p>#NV</text:p>
          </table:table-cell>
          <table:table-cell table:style-name="ce13" table:formula="of:=VLOOKUP([.$A40];ReweBereich;3;0)" office:value-type="string" office:string-value="" calcext:value-type="error">
            <text:p>#NV</text:p>
          </table:table-cell>
          <table:table-cell table:style-name="ce17" table:formula="of:=DOLLAR(VLOOKUP([.$A40];AldiBereich;4;0) ;2)" office:value-type="string" office:string-value="0,99 €" calcext:value-type="string">
            <text:p>0,99 €</text:p>
          </table:table-cell>
          <table:table-cell table:style-name="ce13" table:formula="of:=VLOOKUP([.$A40];AldiBereich;3;0)" office:value-type="float" office:value="0" calcext:value-type="float">
            <text:p/>
          </table:table-cell>
          <table:table-cell table:style-name="ce18" table:formula="of:=DOLLAR(VLOOKUP([.$A40];MarktkaufBereich;4;0) ;2)" office:value-type="string" office:string-value="" calcext:value-type="error">
            <text:p>#NV</text:p>
          </table:table-cell>
          <table:table-cell table:style-name="ce13" table:formula="of:=VLOOKUP([.$A40];MarktkaufBereich;3;0)" office:value-type="string" office:string-value="" calcext:value-type="error">
            <text:p>#NV</text:p>
          </table:table-cell>
          <table:table-cell table:style-name="ce19" table:formula="of:=DOLLAR(VLOOKUP([.$A40];PlusBereich;4;0) ;2)" office:value-type="string" office:string-value="" calcext:value-type="error">
            <text:p>#NV</text:p>
          </table:table-cell>
          <table:table-cell table:style-name="ce13" table:formula="of:=VLOOKUP([.$A40];PlusBereich;3;0)" office:value-type="string" office:string-value="" calcext:value-type="error">
            <text:p>#NV</text:p>
          </table:table-cell>
          <table:table-cell table:style-name="ce13" table:formula="of:=DOLLAR(VLOOKUP([.$A40];SchleckerBereich;4;0);2)" office:value-type="string" office:string-value="" calcext:value-type="error">
            <text:p>#NV</text:p>
          </table:table-cell>
          <table:table-cell table:style-name="ce13" table:formula="of:=VLOOKUP([.$A40];SchleckerBereich;3;0)" office:value-type="string" office:string-value="" calcext:value-type="error">
            <text:p>#NV</text:p>
          </table:table-cell>
          <table:table-cell table:style-name="ce13" table:formula="of:=DOLLAR(VLOOKUP([.$A40];MüllerBereich;4;0);2)" office:value-type="string" office:string-value="" calcext:value-type="error">
            <text:p>#NV</text:p>
          </table:table-cell>
          <table:table-cell table:style-name="ce13" table:formula="of:=VLOOKUP([.$A40];MüllerBereich;3;0)" office:value-type="string" office:string-value="" calcext:value-type="error">
            <text:p>#NV</text:p>
          </table:table-cell>
          <table:table-cell table:style-name="ce22" table:formula="of:=MIN(VALUE(IF(ISERROR([.$C40]);[Hilfsvariablen.$C$1];[.$C40]));VALUE(IF(ISERROR([.$E40]);[Hilfsvariablen.$C$1];[.$E40]));VALUE(IF(ISERROR([.$G40]);[Hilfsvariablen.$C$1];[.$G40]));VALUE(IF(ISERROR([.$I40]);[Hilfsvariablen.$C$1];[.$I40]));VALUE(IF(ISERROR([.$K40]);[Hilfsvariablen.$C$1];[.$K40]));VALUE(IF(ISERROR([.$M40]);[Hilfsvariablen.$C$1];[.$M40])))" office:value-type="currency" office:currency="EUR" office:value="0.99" calcext:value-type="currency">
            <text:p>0,9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müse Party Tomaten 500 g</text:p>
          </table:table-cell>
          <table:table-cell table:style-name="ce10" table:formula="of:=IF(VALUE([.$O41])=VALUE([Hilfsvariablen.$C$1]);&quot;&quot;;[.$O41])" office:value-type="currency" office:currency="EUR" office:value="0" calcext:value-type="currency">
            <text:p>0,00 €</text:p>
          </table:table-cell>
          <table:table-cell table:style-name="ce14" table:formula="of:=DOLLAR(VLOOKUP([.$A41];ReweBereich;4;0) ;2)" office:value-type="string" office:string-value="0,00 €" calcext:value-type="string">
            <text:p>0,00 €</text:p>
          </table:table-cell>
          <table:table-cell table:style-name="ce13" table:formula="of:=VLOOKUP([.$A41];ReweBereich;3;0)" office:value-type="float" office:value="0" calcext:value-type="float">
            <text:p/>
          </table:table-cell>
          <table:table-cell table:style-name="ce17" table:formula="of:=DOLLAR(VLOOKUP([.$A41];AldiBereich;4;0) ;2)" office:value-type="string" office:string-value="" calcext:value-type="error">
            <text:p>#NV</text:p>
          </table:table-cell>
          <table:table-cell table:style-name="ce13" table:formula="of:=VLOOKUP([.$A41];AldiBereich;3;0)" office:value-type="string" office:string-value="" calcext:value-type="error">
            <text:p>#NV</text:p>
          </table:table-cell>
          <table:table-cell table:style-name="ce18" table:formula="of:=DOLLAR(VLOOKUP([.$A41];MarktkaufBereich;4;0) ;2)" office:value-type="string" office:string-value="0,49 €" calcext:value-type="string">
            <text:p>0,49 €</text:p>
          </table:table-cell>
          <table:table-cell table:style-name="ce13" table:formula="of:=VLOOKUP([.$A41];MarktkaufBereich;3;0)" office:value-type="float" office:value="0" calcext:value-type="float">
            <text:p/>
          </table:table-cell>
          <table:table-cell table:style-name="ce19" table:formula="of:=DOLLAR(VLOOKUP([.$A41];PlusBereich;4;0) ;2)" office:value-type="string" office:string-value="" calcext:value-type="error">
            <text:p>#NV</text:p>
          </table:table-cell>
          <table:table-cell table:style-name="ce13" table:formula="of:=VLOOKUP([.$A41];PlusBereich;3;0)" office:value-type="string" office:string-value="" calcext:value-type="error">
            <text:p>#NV</text:p>
          </table:table-cell>
          <table:table-cell table:style-name="ce13" table:formula="of:=DOLLAR(VLOOKUP([.$A41];SchleckerBereich;4;0);2)" office:value-type="string" office:string-value="" calcext:value-type="error">
            <text:p>#NV</text:p>
          </table:table-cell>
          <table:table-cell table:style-name="ce13" table:formula="of:=VLOOKUP([.$A41];SchleckerBereich;3;0)" office:value-type="string" office:string-value="" calcext:value-type="error">
            <text:p>#NV</text:p>
          </table:table-cell>
          <table:table-cell table:style-name="ce13" table:formula="of:=DOLLAR(VLOOKUP([.$A41];MüllerBereich;4;0);2)" office:value-type="string" office:string-value="" calcext:value-type="error">
            <text:p>#NV</text:p>
          </table:table-cell>
          <table:table-cell table:style-name="ce13" table:formula="of:=VLOOKUP([.$A41];MüllerBereich;3;0)" office:value-type="string" office:string-value="" calcext:value-type="error">
            <text:p>#NV</text:p>
          </table:table-cell>
          <table:table-cell table:style-name="ce22" table:formula="of:=MIN(VALUE(IF(ISERROR([.$C41]);[Hilfsvariablen.$C$1];[.$C41]));VALUE(IF(ISERROR([.$E41]);[Hilfsvariablen.$C$1];[.$E41]));VALUE(IF(ISERROR([.$G41]);[Hilfsvariablen.$C$1];[.$G41]));VALUE(IF(ISERROR([.$I41]);[Hilfsvariablen.$C$1];[.$I41]));VALUE(IF(ISERROR([.$K41]);[Hilfsvariablen.$C$1];[.$K41]));VALUE(IF(ISERROR([.$M41]);[Hilfsvariablen.$C$1];[.$M41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müse Radieschen 1 Bund</text:p>
          </table:table-cell>
          <table:table-cell table:style-name="ce10" table:formula="of:=IF(VALUE([.$O42])=VALUE([Hilfsvariablen.$C$1]);&quot;&quot;;[.$O42])" office:value-type="currency" office:currency="EUR" office:value="0" calcext:value-type="currency">
            <text:p>0,00 €</text:p>
          </table:table-cell>
          <table:table-cell table:style-name="ce14" table:formula="of:=DOLLAR(VLOOKUP([.$A42];ReweBereich;4;0) ;2)" office:value-type="string" office:string-value="0,00 €" calcext:value-type="string">
            <text:p>0,00 €</text:p>
          </table:table-cell>
          <table:table-cell table:style-name="ce13" table:formula="of:=VLOOKUP([.$A42];ReweBereich;3;0)" office:value-type="float" office:value="0" calcext:value-type="float">
            <text:p/>
          </table:table-cell>
          <table:table-cell table:style-name="ce17" table:formula="of:=DOLLAR(VLOOKUP([.$A42];AldiBereich;4;0) ;2)" office:value-type="string" office:string-value="" calcext:value-type="error">
            <text:p>#NV</text:p>
          </table:table-cell>
          <table:table-cell table:style-name="ce13" table:formula="of:=VLOOKUP([.$A42];AldiBereich;3;0)" office:value-type="string" office:string-value="" calcext:value-type="error">
            <text:p>#NV</text:p>
          </table:table-cell>
          <table:table-cell table:style-name="ce18" table:formula="of:=DOLLAR(VLOOKUP([.$A42];MarktkaufBereich;4;0) ;2)" office:value-type="string" office:string-value="0,98 €" calcext:value-type="string">
            <text:p>0,98 €</text:p>
          </table:table-cell>
          <table:table-cell table:style-name="ce13" table:formula="of:=VLOOKUP([.$A42];MarktkaufBereich;3;0)" office:value-type="float" office:value="0" calcext:value-type="float">
            <text:p/>
          </table:table-cell>
          <table:table-cell table:style-name="ce19" table:formula="of:=DOLLAR(VLOOKUP([.$A42];PlusBereich;4;0) ;2)" office:value-type="string" office:string-value="" calcext:value-type="error">
            <text:p>#NV</text:p>
          </table:table-cell>
          <table:table-cell table:style-name="ce13" table:formula="of:=VLOOKUP([.$A42];PlusBereich;3;0)" office:value-type="string" office:string-value="" calcext:value-type="error">
            <text:p>#NV</text:p>
          </table:table-cell>
          <table:table-cell table:style-name="ce13" table:formula="of:=DOLLAR(VLOOKUP([.$A42];SchleckerBereich;4;0);2)" office:value-type="string" office:string-value="" calcext:value-type="error">
            <text:p>#NV</text:p>
          </table:table-cell>
          <table:table-cell table:style-name="ce13" table:formula="of:=VLOOKUP([.$A42];SchleckerBereich;3;0)" office:value-type="string" office:string-value="" calcext:value-type="error">
            <text:p>#NV</text:p>
          </table:table-cell>
          <table:table-cell table:style-name="ce13" table:formula="of:=DOLLAR(VLOOKUP([.$A42];MüllerBereich;4;0);2)" office:value-type="string" office:string-value="" calcext:value-type="error">
            <text:p>#NV</text:p>
          </table:table-cell>
          <table:table-cell table:style-name="ce13" table:formula="of:=VLOOKUP([.$A42];MüllerBereich;3;0)" office:value-type="string" office:string-value="" calcext:value-type="error">
            <text:p>#NV</text:p>
          </table:table-cell>
          <table:table-cell table:style-name="ce22" table:formula="of:=MIN(VALUE(IF(ISERROR([.$C42]);[Hilfsvariablen.$C$1];[.$C42]));VALUE(IF(ISERROR([.$E42]);[Hilfsvariablen.$C$1];[.$E42]));VALUE(IF(ISERROR([.$G42]);[Hilfsvariablen.$C$1];[.$G42]));VALUE(IF(ISERROR([.$I42]);[Hilfsvariablen.$C$1];[.$I42]));VALUE(IF(ISERROR([.$K42]);[Hilfsvariablen.$C$1];[.$K42]));VALUE(IF(ISERROR([.$M42]);[Hilfsvariablen.$C$1];[.$M42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müse Strauchtomaten 1 kg</text:p>
          </table:table-cell>
          <table:table-cell table:style-name="ce10" table:formula="of:=IF(VALUE([.$O43])=VALUE([Hilfsvariablen.$C$1]);&quot;&quot;;[.$O43])" office:value-type="currency" office:currency="EUR" office:value="0" calcext:value-type="currency">
            <text:p>0,00 €</text:p>
          </table:table-cell>
          <table:table-cell table:style-name="ce14" table:formula="of:=DOLLAR(VLOOKUP([.$A43];ReweBereich;4;0) ;2)" office:value-type="string" office:string-value="0,00 €" calcext:value-type="string">
            <text:p>0,00 €</text:p>
          </table:table-cell>
          <table:table-cell table:style-name="ce13" table:formula="of:=VLOOKUP([.$A43];ReweBereich;3;0)" office:value-type="float" office:value="0" calcext:value-type="float">
            <text:p/>
          </table:table-cell>
          <table:table-cell table:style-name="ce17" table:formula="of:=DOLLAR(VLOOKUP([.$A43];AldiBereich;4;0) ;2)" office:value-type="string" office:string-value="0,85 €" calcext:value-type="string">
            <text:p>0,85 €</text:p>
          </table:table-cell>
          <table:table-cell table:style-name="ce13" table:formula="of:=VLOOKUP([.$A43];AldiBereich;3;0)" office:value-type="float" office:value="0" calcext:value-type="float">
            <text:p/>
          </table:table-cell>
          <table:table-cell table:style-name="ce18" table:formula="of:=DOLLAR(VLOOKUP([.$A43];MarktkaufBereich;4;0) ;2)" office:value-type="string" office:string-value="1,79 €" calcext:value-type="string">
            <text:p>1,79 €</text:p>
          </table:table-cell>
          <table:table-cell table:style-name="ce13" table:formula="of:=VLOOKUP([.$A43];MarktkaufBereich;3;0)" office:value-type="float" office:value="0" calcext:value-type="float">
            <text:p/>
          </table:table-cell>
          <table:table-cell table:style-name="ce19" table:formula="of:=DOLLAR(VLOOKUP([.$A43];PlusBereich;4;0) ;2)" office:value-type="string" office:string-value="" calcext:value-type="error">
            <text:p>#NV</text:p>
          </table:table-cell>
          <table:table-cell table:style-name="ce13" table:formula="of:=VLOOKUP([.$A43];PlusBereich;3;0)" office:value-type="string" office:string-value="" calcext:value-type="error">
            <text:p>#NV</text:p>
          </table:table-cell>
          <table:table-cell table:style-name="ce13" table:formula="of:=DOLLAR(VLOOKUP([.$A43];SchleckerBereich;4;0);2)" office:value-type="string" office:string-value="" calcext:value-type="error">
            <text:p>#NV</text:p>
          </table:table-cell>
          <table:table-cell table:style-name="ce13" table:formula="of:=VLOOKUP([.$A43];SchleckerBereich;3;0)" office:value-type="string" office:string-value="" calcext:value-type="error">
            <text:p>#NV</text:p>
          </table:table-cell>
          <table:table-cell table:style-name="ce13" table:formula="of:=DOLLAR(VLOOKUP([.$A43];MüllerBereich;4;0);2)" office:value-type="string" office:string-value="" calcext:value-type="error">
            <text:p>#NV</text:p>
          </table:table-cell>
          <table:table-cell table:style-name="ce13" table:formula="of:=VLOOKUP([.$A43];MüllerBereich;3;0)" office:value-type="string" office:string-value="" calcext:value-type="error">
            <text:p>#NV</text:p>
          </table:table-cell>
          <table:table-cell table:style-name="ce22" table:formula="of:=MIN(VALUE(IF(ISERROR([.$C43]);[Hilfsvariablen.$C$1];[.$C43]));VALUE(IF(ISERROR([.$E43]);[Hilfsvariablen.$C$1];[.$E43]));VALUE(IF(ISERROR([.$G43]);[Hilfsvariablen.$C$1];[.$G43]));VALUE(IF(ISERROR([.$I43]);[Hilfsvariablen.$C$1];[.$I43]));VALUE(IF(ISERROR([.$K43]);[Hilfsvariablen.$C$1];[.$K43]));VALUE(IF(ISERROR([.$M43]);[Hilfsvariablen.$C$1];[.$M43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nussmittel Filterhülsen Malboro</text:p>
          </table:table-cell>
          <table:table-cell table:style-name="ce10" table:formula="of:=IF(VALUE([.$O44])=VALUE([Hilfsvariablen.$C$1]);&quot;&quot;;[.$O44])" office:value-type="currency" office:currency="EUR" office:value="0" calcext:value-type="currency">
            <text:p>0,00 €</text:p>
          </table:table-cell>
          <table:table-cell table:style-name="ce14" table:formula="of:=DOLLAR(VLOOKUP([.$A44];ReweBereich;4;0) ;2)" office:value-type="string" office:string-value="0,00 €" calcext:value-type="string">
            <text:p>0,00 €</text:p>
          </table:table-cell>
          <table:table-cell table:style-name="ce13" table:formula="of:=VLOOKUP([.$A44];ReweBereich;3;0)" office:value-type="float" office:value="0" calcext:value-type="float">
            <text:p/>
          </table:table-cell>
          <table:table-cell table:style-name="ce17" table:formula="of:=DOLLAR(VLOOKUP([.$A44];AldiBereich;4;0) ;2)" office:value-type="string" office:string-value="" calcext:value-type="error">
            <text:p>#NV</text:p>
          </table:table-cell>
          <table:table-cell table:style-name="ce13" table:formula="of:=VLOOKUP([.$A44];AldiBereich;3;0)" office:value-type="string" office:string-value="" calcext:value-type="error">
            <text:p>#NV</text:p>
          </table:table-cell>
          <table:table-cell table:style-name="ce18" table:formula="of:=DOLLAR(VLOOKUP([.$A44];MarktkaufBereich;4;0) ;2)" office:value-type="string" office:string-value="1,65 €" calcext:value-type="string">
            <text:p>1,65 €</text:p>
          </table:table-cell>
          <table:table-cell table:style-name="ce13" table:formula="of:=VLOOKUP([.$A44];MarktkaufBereich;3;0)" office:value-type="float" office:value="0" calcext:value-type="float">
            <text:p/>
          </table:table-cell>
          <table:table-cell table:style-name="ce19" table:formula="of:=DOLLAR(VLOOKUP([.$A44];PlusBereich;4;0) ;2)" office:value-type="string" office:string-value="" calcext:value-type="error">
            <text:p>#NV</text:p>
          </table:table-cell>
          <table:table-cell table:style-name="ce13" table:formula="of:=VLOOKUP([.$A44];PlusBereich;3;0)" office:value-type="string" office:string-value="" calcext:value-type="error">
            <text:p>#NV</text:p>
          </table:table-cell>
          <table:table-cell table:style-name="ce13" table:formula="of:=DOLLAR(VLOOKUP([.$A44];SchleckerBereich;4;0);2)" office:value-type="string" office:string-value="" calcext:value-type="error">
            <text:p>#NV</text:p>
          </table:table-cell>
          <table:table-cell table:style-name="ce13" table:formula="of:=VLOOKUP([.$A44];SchleckerBereich;3;0)" office:value-type="string" office:string-value="" calcext:value-type="error">
            <text:p>#NV</text:p>
          </table:table-cell>
          <table:table-cell table:style-name="ce13" table:formula="of:=DOLLAR(VLOOKUP([.$A44];MüllerBereich;4;0);2)" office:value-type="string" office:string-value="" calcext:value-type="error">
            <text:p>#NV</text:p>
          </table:table-cell>
          <table:table-cell table:style-name="ce13" table:formula="of:=VLOOKUP([.$A44];MüllerBereich;3;0)" office:value-type="string" office:string-value="" calcext:value-type="error">
            <text:p>#NV</text:p>
          </table:table-cell>
          <table:table-cell table:style-name="ce22" table:formula="of:=MIN(VALUE(IF(ISERROR([.$C44]);[Hilfsvariablen.$C$1];[.$C44]));VALUE(IF(ISERROR([.$E44]);[Hilfsvariablen.$C$1];[.$E44]));VALUE(IF(ISERROR([.$G44]);[Hilfsvariablen.$C$1];[.$G44]));VALUE(IF(ISERROR([.$I44]);[Hilfsvariablen.$C$1];[.$I44]));VALUE(IF(ISERROR([.$K44]);[Hilfsvariablen.$C$1];[.$K44]));VALUE(IF(ISERROR([.$M44]);[Hilfsvariablen.$C$1];[.$M44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würze Lorbeerblätter</text:p>
          </table:table-cell>
          <table:table-cell table:style-name="ce10" table:formula="of:=IF(VALUE([.$O45])=VALUE([Hilfsvariablen.$C$1]);&quot;&quot;;[.$O45])" office:value-type="currency" office:currency="EUR" office:value="0" calcext:value-type="currency">
            <text:p>0,00 €</text:p>
          </table:table-cell>
          <table:table-cell table:style-name="ce14" table:formula="of:=DOLLAR(VLOOKUP([.$A45];ReweBereich;4;0) ;2)" office:value-type="string" office:string-value="0,00 €" calcext:value-type="string">
            <text:p>0,00 €</text:p>
          </table:table-cell>
          <table:table-cell table:style-name="ce13" table:formula="of:=VLOOKUP([.$A45];ReweBereich;3;0)" office:value-type="float" office:value="0" calcext:value-type="float">
            <text:p/>
          </table:table-cell>
          <table:table-cell table:style-name="ce17" table:formula="of:=DOLLAR(VLOOKUP([.$A45];AldiBereich;4;0) ;2)" office:value-type="string" office:string-value="" calcext:value-type="error">
            <text:p>#NV</text:p>
          </table:table-cell>
          <table:table-cell table:style-name="ce13" table:formula="of:=VLOOKUP([.$A45];AldiBereich;3;0)" office:value-type="string" office:string-value="" calcext:value-type="error">
            <text:p>#NV</text:p>
          </table:table-cell>
          <table:table-cell table:style-name="ce18" table:formula="of:=DOLLAR(VLOOKUP([.$A45];MarktkaufBereich;4;0) ;2)" office:value-type="string" office:string-value="1,39 €" calcext:value-type="string">
            <text:p>1,39 €</text:p>
          </table:table-cell>
          <table:table-cell table:style-name="ce13" table:formula="of:=VLOOKUP([.$A45];MarktkaufBereich;3;0)" office:value-type="float" office:value="0" calcext:value-type="float">
            <text:p/>
          </table:table-cell>
          <table:table-cell table:style-name="ce19" table:formula="of:=DOLLAR(VLOOKUP([.$A45];PlusBereich;4;0) ;2)" office:value-type="string" office:string-value="" calcext:value-type="error">
            <text:p>#NV</text:p>
          </table:table-cell>
          <table:table-cell table:style-name="ce13" table:formula="of:=VLOOKUP([.$A45];PlusBereich;3;0)" office:value-type="string" office:string-value="" calcext:value-type="error">
            <text:p>#NV</text:p>
          </table:table-cell>
          <table:table-cell table:style-name="ce13" table:formula="of:=DOLLAR(VLOOKUP([.$A45];SchleckerBereich;4;0);2)" office:value-type="string" office:string-value="" calcext:value-type="error">
            <text:p>#NV</text:p>
          </table:table-cell>
          <table:table-cell table:style-name="ce13" table:formula="of:=VLOOKUP([.$A45];SchleckerBereich;3;0)" office:value-type="string" office:string-value="" calcext:value-type="error">
            <text:p>#NV</text:p>
          </table:table-cell>
          <table:table-cell table:style-name="ce13" table:formula="of:=DOLLAR(VLOOKUP([.$A45];MüllerBereich;4;0);2)" office:value-type="string" office:string-value="" calcext:value-type="error">
            <text:p>#NV</text:p>
          </table:table-cell>
          <table:table-cell table:style-name="ce13" table:formula="of:=VLOOKUP([.$A45];MüllerBereich;3;0)" office:value-type="string" office:string-value="" calcext:value-type="error">
            <text:p>#NV</text:p>
          </table:table-cell>
          <table:table-cell table:style-name="ce22" table:formula="of:=MIN(VALUE(IF(ISERROR([.$C45]);[Hilfsvariablen.$C$1];[.$C45]));VALUE(IF(ISERROR([.$E45]);[Hilfsvariablen.$C$1];[.$E45]));VALUE(IF(ISERROR([.$G45]);[Hilfsvariablen.$C$1];[.$G45]));VALUE(IF(ISERROR([.$I45]);[Hilfsvariablen.$C$1];[.$I45]));VALUE(IF(ISERROR([.$K45]);[Hilfsvariablen.$C$1];[.$K45]));VALUE(IF(ISERROR([.$M45]);[Hilfsvariablen.$C$1];[.$M45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würze Nelken 7,5 g</text:p>
          </table:table-cell>
          <table:table-cell table:style-name="ce10" table:formula="of:=IF(VALUE([.$O46])=VALUE([Hilfsvariablen.$C$1]);&quot;&quot;;[.$O46])" office:value-type="currency" office:currency="EUR" office:value="0" calcext:value-type="currency">
            <text:p>0,00 €</text:p>
          </table:table-cell>
          <table:table-cell table:style-name="ce14" table:formula="of:=DOLLAR(VLOOKUP([.$A46];ReweBereich;4;0) ;2)" office:value-type="string" office:string-value="0,00 €" calcext:value-type="string">
            <text:p>0,00 €</text:p>
          </table:table-cell>
          <table:table-cell table:style-name="ce13" table:formula="of:=VLOOKUP([.$A46];ReweBereich;3;0)" office:value-type="float" office:value="0" calcext:value-type="float">
            <text:p/>
          </table:table-cell>
          <table:table-cell table:style-name="ce17" table:formula="of:=DOLLAR(VLOOKUP([.$A46];AldiBereich;4;0) ;2)" office:value-type="string" office:string-value="" calcext:value-type="error">
            <text:p>#NV</text:p>
          </table:table-cell>
          <table:table-cell table:style-name="ce13" table:formula="of:=VLOOKUP([.$A46];AldiBereich;3;0)" office:value-type="string" office:string-value="" calcext:value-type="error">
            <text:p>#NV</text:p>
          </table:table-cell>
          <table:table-cell table:style-name="ce18" table:formula="of:=DOLLAR(VLOOKUP([.$A46];MarktkaufBereich;4;0) ;2)" office:value-type="string" office:string-value="1,59 €" calcext:value-type="string">
            <text:p>1,59 €</text:p>
          </table:table-cell>
          <table:table-cell table:style-name="ce13" table:formula="of:=VLOOKUP([.$A46];MarktkaufBereich;3;0)" office:value-type="float" office:value="0" calcext:value-type="float">
            <text:p/>
          </table:table-cell>
          <table:table-cell table:style-name="ce19" table:formula="of:=DOLLAR(VLOOKUP([.$A46];PlusBereich;4;0) ;2)" office:value-type="string" office:string-value="" calcext:value-type="error">
            <text:p>#NV</text:p>
          </table:table-cell>
          <table:table-cell table:style-name="ce13" table:formula="of:=VLOOKUP([.$A46];PlusBereich;3;0)" office:value-type="string" office:string-value="" calcext:value-type="error">
            <text:p>#NV</text:p>
          </table:table-cell>
          <table:table-cell table:style-name="ce13" table:formula="of:=DOLLAR(VLOOKUP([.$A46];SchleckerBereich;4;0);2)" office:value-type="string" office:string-value="" calcext:value-type="error">
            <text:p>#NV</text:p>
          </table:table-cell>
          <table:table-cell table:style-name="ce13" table:formula="of:=VLOOKUP([.$A46];SchleckerBereich;3;0)" office:value-type="string" office:string-value="" calcext:value-type="error">
            <text:p>#NV</text:p>
          </table:table-cell>
          <table:table-cell table:style-name="ce13" table:formula="of:=DOLLAR(VLOOKUP([.$A46];MüllerBereich;4;0);2)" office:value-type="string" office:string-value="" calcext:value-type="error">
            <text:p>#NV</text:p>
          </table:table-cell>
          <table:table-cell table:style-name="ce13" table:formula="of:=VLOOKUP([.$A46];MüllerBereich;3;0)" office:value-type="string" office:string-value="" calcext:value-type="error">
            <text:p>#NV</text:p>
          </table:table-cell>
          <table:table-cell table:style-name="ce22" table:formula="of:=MIN(VALUE(IF(ISERROR([.$C46]);[Hilfsvariablen.$C$1];[.$C46]));VALUE(IF(ISERROR([.$E46]);[Hilfsvariablen.$C$1];[.$E46]));VALUE(IF(ISERROR([.$G46]);[Hilfsvariablen.$C$1];[.$G46]));VALUE(IF(ISERROR([.$I46]);[Hilfsvariablen.$C$1];[.$I46]));VALUE(IF(ISERROR([.$K46]);[Hilfsvariablen.$C$1];[.$K46]));VALUE(IF(ISERROR([.$M46]);[Hilfsvariablen.$C$1];[.$M46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ewürze Nelken gemahlen</text:p>
          </table:table-cell>
          <table:table-cell table:style-name="ce10" table:formula="of:=IF(VALUE([.$O47])=VALUE([Hilfsvariablen.$C$1]);&quot;&quot;;[.$O47])" office:value-type="currency" office:currency="EUR" office:value="0" calcext:value-type="currency">
            <text:p>0,00 €</text:p>
          </table:table-cell>
          <table:table-cell table:style-name="ce14" table:formula="of:=DOLLAR(VLOOKUP([.$A47];ReweBereich;4;0) ;2)" office:value-type="string" office:string-value="0,00 €" calcext:value-type="string">
            <text:p>0,00 €</text:p>
          </table:table-cell>
          <table:table-cell table:style-name="ce13" table:formula="of:=VLOOKUP([.$A47];ReweBereich;3;0)" office:value-type="float" office:value="0" calcext:value-type="float">
            <text:p/>
          </table:table-cell>
          <table:table-cell table:style-name="ce17" table:formula="of:=DOLLAR(VLOOKUP([.$A47];AldiBereich;4;0) ;2)" office:value-type="string" office:string-value="" calcext:value-type="error">
            <text:p>#NV</text:p>
          </table:table-cell>
          <table:table-cell table:style-name="ce13" table:formula="of:=VLOOKUP([.$A47];AldiBereich;3;0)" office:value-type="string" office:string-value="" calcext:value-type="error">
            <text:p>#NV</text:p>
          </table:table-cell>
          <table:table-cell table:style-name="ce18" table:formula="of:=DOLLAR(VLOOKUP([.$A47];MarktkaufBereich;4;0) ;2)" office:value-type="string" office:string-value="1,39 €" calcext:value-type="string">
            <text:p>1,39 €</text:p>
          </table:table-cell>
          <table:table-cell table:style-name="ce13" table:formula="of:=VLOOKUP([.$A47];MarktkaufBereich;3;0)" office:value-type="float" office:value="0" calcext:value-type="float">
            <text:p/>
          </table:table-cell>
          <table:table-cell table:style-name="ce19" table:formula="of:=DOLLAR(VLOOKUP([.$A47];PlusBereich;4;0) ;2)" office:value-type="string" office:string-value="" calcext:value-type="error">
            <text:p>#NV</text:p>
          </table:table-cell>
          <table:table-cell table:style-name="ce13" table:formula="of:=VLOOKUP([.$A47];PlusBereich;3;0)" office:value-type="string" office:string-value="" calcext:value-type="error">
            <text:p>#NV</text:p>
          </table:table-cell>
          <table:table-cell table:style-name="ce13" table:formula="of:=DOLLAR(VLOOKUP([.$A47];SchleckerBereich;4;0);2)" office:value-type="string" office:string-value="" calcext:value-type="error">
            <text:p>#NV</text:p>
          </table:table-cell>
          <table:table-cell table:style-name="ce13" table:formula="of:=VLOOKUP([.$A47];SchleckerBereich;3;0)" office:value-type="string" office:string-value="" calcext:value-type="error">
            <text:p>#NV</text:p>
          </table:table-cell>
          <table:table-cell table:style-name="ce13" table:formula="of:=DOLLAR(VLOOKUP([.$A47];MüllerBereich;4;0);2)" office:value-type="string" office:string-value="" calcext:value-type="error">
            <text:p>#NV</text:p>
          </table:table-cell>
          <table:table-cell table:style-name="ce13" table:formula="of:=VLOOKUP([.$A47];MüllerBereich;3;0)" office:value-type="string" office:string-value="" calcext:value-type="error">
            <text:p>#NV</text:p>
          </table:table-cell>
          <table:table-cell table:style-name="ce22" table:formula="of:=MIN(VALUE(IF(ISERROR([.$C47]);[Hilfsvariablen.$C$1];[.$C47]));VALUE(IF(ISERROR([.$E47]);[Hilfsvariablen.$C$1];[.$E47]));VALUE(IF(ISERROR([.$G47]);[Hilfsvariablen.$C$1];[.$G47]));VALUE(IF(ISERROR([.$I47]);[Hilfsvariablen.$C$1];[.$I47]));VALUE(IF(ISERROR([.$K47]);[Hilfsvariablen.$C$1];[.$K47]));VALUE(IF(ISERROR([.$M47]);[Hilfsvariablen.$C$1];[.$M47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affee Cappuccino Choco Nuss 0,5 kg</text:p>
          </table:table-cell>
          <table:table-cell table:style-name="ce10" table:formula="of:=IF(VALUE([.$O48])=VALUE([Hilfsvariablen.$C$1]);&quot;&quot;;[.$O48])" office:value-type="currency" office:currency="EUR" office:value="2.69" calcext:value-type="currency">
            <text:p>2,69 €</text:p>
          </table:table-cell>
          <table:table-cell table:style-name="ce14" table:formula="of:=DOLLAR(VLOOKUP([.$A48];ReweBereich;4;0) ;2)" office:value-type="string" office:string-value="" calcext:value-type="error">
            <text:p>#NV</text:p>
          </table:table-cell>
          <table:table-cell table:style-name="ce13" table:formula="of:=VLOOKUP([.$A48];ReweBereich;3;0)" office:value-type="string" office:string-value="" calcext:value-type="error">
            <text:p>#NV</text:p>
          </table:table-cell>
          <table:table-cell table:style-name="ce17" table:formula="of:=DOLLAR(VLOOKUP([.$A48];AldiBereich;4;0) ;2)" office:value-type="string" office:string-value="" calcext:value-type="error">
            <text:p>#NV</text:p>
          </table:table-cell>
          <table:table-cell table:style-name="ce13" table:formula="of:=VLOOKUP([.$A48];AldiBereich;3;0)" office:value-type="string" office:string-value="" calcext:value-type="error">
            <text:p>#NV</text:p>
          </table:table-cell>
          <table:table-cell table:style-name="ce18" table:formula="of:=DOLLAR(VLOOKUP([.$A48];MarktkaufBereich;4;0) ;2)" office:value-type="string" office:string-value="2,69 €" calcext:value-type="string">
            <text:p>2,69 €</text:p>
          </table:table-cell>
          <table:table-cell table:style-name="ce13" table:formula="of:=VLOOKUP([.$A48];MarktkaufBereich;3;0)" office:value-type="string" office:string-value="sehr gut" calcext:value-type="string">
            <text:p>sehr gut</text:p>
          </table:table-cell>
          <table:table-cell table:style-name="ce19" table:formula="of:=DOLLAR(VLOOKUP([.$A48];PlusBereich;4;0) ;2)" office:value-type="string" office:string-value="" calcext:value-type="error">
            <text:p>#NV</text:p>
          </table:table-cell>
          <table:table-cell table:style-name="ce13" table:formula="of:=VLOOKUP([.$A48];PlusBereich;3;0)" office:value-type="string" office:string-value="" calcext:value-type="error">
            <text:p>#NV</text:p>
          </table:table-cell>
          <table:table-cell table:style-name="ce13" table:formula="of:=DOLLAR(VLOOKUP([.$A48];SchleckerBereich;4;0);2)" office:value-type="string" office:string-value="" calcext:value-type="error">
            <text:p>#NV</text:p>
          </table:table-cell>
          <table:table-cell table:style-name="ce13" table:formula="of:=VLOOKUP([.$A48];SchleckerBereich;3;0)" office:value-type="string" office:string-value="" calcext:value-type="error">
            <text:p>#NV</text:p>
          </table:table-cell>
          <table:table-cell table:style-name="ce13" table:formula="of:=DOLLAR(VLOOKUP([.$A48];MüllerBereich;4;0);2)" office:value-type="string" office:string-value="" calcext:value-type="error">
            <text:p>#NV</text:p>
          </table:table-cell>
          <table:table-cell table:style-name="ce13" table:formula="of:=VLOOKUP([.$A48];MüllerBereich;3;0)" office:value-type="string" office:string-value="" calcext:value-type="error">
            <text:p>#NV</text:p>
          </table:table-cell>
          <table:table-cell table:style-name="ce22" table:formula="of:=MIN(VALUE(IF(ISERROR([.$C48]);[Hilfsvariablen.$C$1];[.$C48]));VALUE(IF(ISERROR([.$E48]);[Hilfsvariablen.$C$1];[.$E48]));VALUE(IF(ISERROR([.$G48]);[Hilfsvariablen.$C$1];[.$G48]));VALUE(IF(ISERROR([.$I48]);[Hilfsvariablen.$C$1];[.$I48]));VALUE(IF(ISERROR([.$K48]);[Hilfsvariablen.$C$1];[.$K48]));VALUE(IF(ISERROR([.$M48]);[Hilfsvariablen.$C$1];[.$M48])))" office:value-type="currency" office:currency="EUR" office:value="2.69" calcext:value-type="currency">
            <text:p>2,6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affee Cappuccino Choco 400 g</text:p>
          </table:table-cell>
          <table:table-cell table:style-name="ce10" table:formula="of:=IF(VALUE([.$O49])=VALUE([Hilfsvariablen.$C$1]);&quot;&quot;;[.$O49])" office:value-type="currency" office:currency="EUR" office:value="2.59" calcext:value-type="currency">
            <text:p>2,59 €</text:p>
          </table:table-cell>
          <table:table-cell table:style-name="ce14" table:formula="of:=DOLLAR(VLOOKUP([.$A49];ReweBereich;4;0) ;2)" office:value-type="string" office:string-value="2,59 €" calcext:value-type="string">
            <text:p>2,59 €</text:p>
          </table:table-cell>
          <table:table-cell table:style-name="ce13" table:formula="of:=VLOOKUP([.$A49];ReweBereich;3;0)" office:value-type="float" office:value="0" calcext:value-type="float">
            <text:p/>
          </table:table-cell>
          <table:table-cell table:style-name="ce17" table:formula="of:=DOLLAR(VLOOKUP([.$A49];AldiBereich;4;0) ;2)" office:value-type="string" office:string-value="" calcext:value-type="error">
            <text:p>#NV</text:p>
          </table:table-cell>
          <table:table-cell table:style-name="ce13" table:formula="of:=VLOOKUP([.$A49];AldiBereich;3;0)" office:value-type="string" office:string-value="" calcext:value-type="error">
            <text:p>#NV</text:p>
          </table:table-cell>
          <table:table-cell table:style-name="ce18" table:formula="of:=DOLLAR(VLOOKUP([.$A49];MarktkaufBereich;4;0) ;2)" office:value-type="string" office:string-value="" calcext:value-type="error">
            <text:p>#NV</text:p>
          </table:table-cell>
          <table:table-cell table:style-name="ce13" table:formula="of:=VLOOKUP([.$A49];MarktkaufBereich;3;0)" office:value-type="string" office:string-value="" calcext:value-type="error">
            <text:p>#NV</text:p>
          </table:table-cell>
          <table:table-cell table:style-name="ce19" table:formula="of:=DOLLAR(VLOOKUP([.$A49];PlusBereich;4;0) ;2)" office:value-type="string" office:string-value="" calcext:value-type="error">
            <text:p>#NV</text:p>
          </table:table-cell>
          <table:table-cell table:style-name="ce13" table:formula="of:=VLOOKUP([.$A49];PlusBereich;3;0)" office:value-type="string" office:string-value="" calcext:value-type="error">
            <text:p>#NV</text:p>
          </table:table-cell>
          <table:table-cell table:style-name="ce13" table:formula="of:=DOLLAR(VLOOKUP([.$A49];SchleckerBereich;4;0);2)" office:value-type="string" office:string-value="" calcext:value-type="error">
            <text:p>#NV</text:p>
          </table:table-cell>
          <table:table-cell table:style-name="ce13" table:formula="of:=VLOOKUP([.$A49];SchleckerBereich;3;0)" office:value-type="string" office:string-value="" calcext:value-type="error">
            <text:p>#NV</text:p>
          </table:table-cell>
          <table:table-cell table:style-name="ce13" table:formula="of:=DOLLAR(VLOOKUP([.$A49];MüllerBereich;4;0);2)" office:value-type="string" office:string-value="" calcext:value-type="error">
            <text:p>#NV</text:p>
          </table:table-cell>
          <table:table-cell table:style-name="ce13" table:formula="of:=VLOOKUP([.$A49];MüllerBereich;3;0)" office:value-type="string" office:string-value="" calcext:value-type="error">
            <text:p>#NV</text:p>
          </table:table-cell>
          <table:table-cell table:style-name="ce22" table:formula="of:=MIN(VALUE(IF(ISERROR([.$C49]);[Hilfsvariablen.$C$1];[.$C49]));VALUE(IF(ISERROR([.$E49]);[Hilfsvariablen.$C$1];[.$E49]));VALUE(IF(ISERROR([.$G49]);[Hilfsvariablen.$C$1];[.$G49]));VALUE(IF(ISERROR([.$I49]);[Hilfsvariablen.$C$1];[.$I49]));VALUE(IF(ISERROR([.$K49]);[Hilfsvariablen.$C$1];[.$K49]));VALUE(IF(ISERROR([.$M49]);[Hilfsvariablen.$C$1];[.$M49])))" office:value-type="currency" office:currency="EUR" office:value="2.59" calcext:value-type="currency">
            <text:p>2,5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affee Cappuccino White 0,5 kg</text:p>
          </table:table-cell>
          <table:table-cell table:style-name="ce10" table:formula="of:=IF(VALUE([.$O50])=VALUE([Hilfsvariablen.$C$1]);&quot;&quot;;[.$O50])" office:value-type="currency" office:currency="EUR" office:value="0" calcext:value-type="currency">
            <text:p>0,00 €</text:p>
          </table:table-cell>
          <table:table-cell table:style-name="ce14" table:formula="of:=DOLLAR(VLOOKUP([.$A50];ReweBereich;4;0) ;2)" office:value-type="string" office:string-value="0,00 €" calcext:value-type="string">
            <text:p>0,00 €</text:p>
          </table:table-cell>
          <table:table-cell table:style-name="ce13" table:formula="of:=VLOOKUP([.$A50];ReweBereich;3;0)" office:value-type="float" office:value="0" calcext:value-type="float">
            <text:p/>
          </table:table-cell>
          <table:table-cell table:style-name="ce17" table:formula="of:=DOLLAR(VLOOKUP([.$A50];AldiBereich;4;0) ;2)" office:value-type="string" office:string-value="" calcext:value-type="error">
            <text:p>#NV</text:p>
          </table:table-cell>
          <table:table-cell table:style-name="ce13" table:formula="of:=VLOOKUP([.$A50];AldiBereich;3;0)" office:value-type="string" office:string-value="" calcext:value-type="error">
            <text:p>#NV</text:p>
          </table:table-cell>
          <table:table-cell table:style-name="ce18" table:formula="of:=DOLLAR(VLOOKUP([.$A50];MarktkaufBereich;4;0) ;2)" office:value-type="string" office:string-value="2,49 €" calcext:value-type="string">
            <text:p>2,49 €</text:p>
          </table:table-cell>
          <table:table-cell table:style-name="ce13" table:formula="of:=VLOOKUP([.$A50];MarktkaufBereich;3;0)" office:value-type="string" office:string-value="seht gut" calcext:value-type="string">
            <text:p>seht gut</text:p>
          </table:table-cell>
          <table:table-cell table:style-name="ce19" table:formula="of:=DOLLAR(VLOOKUP([.$A50];PlusBereich;4;0) ;2)" office:value-type="string" office:string-value="" calcext:value-type="error">
            <text:p>#NV</text:p>
          </table:table-cell>
          <table:table-cell table:style-name="ce13" table:formula="of:=VLOOKUP([.$A50];PlusBereich;3;0)" office:value-type="string" office:string-value="" calcext:value-type="error">
            <text:p>#NV</text:p>
          </table:table-cell>
          <table:table-cell table:style-name="ce13" table:formula="of:=DOLLAR(VLOOKUP([.$A50];SchleckerBereich;4;0);2)" office:value-type="string" office:string-value="" calcext:value-type="error">
            <text:p>#NV</text:p>
          </table:table-cell>
          <table:table-cell table:style-name="ce13" table:formula="of:=VLOOKUP([.$A50];SchleckerBereich;3;0)" office:value-type="string" office:string-value="" calcext:value-type="error">
            <text:p>#NV</text:p>
          </table:table-cell>
          <table:table-cell table:style-name="ce13" table:formula="of:=DOLLAR(VLOOKUP([.$A50];MüllerBereich;4;0);2)" office:value-type="string" office:string-value="" calcext:value-type="error">
            <text:p>#NV</text:p>
          </table:table-cell>
          <table:table-cell table:style-name="ce13" table:formula="of:=VLOOKUP([.$A50];MüllerBereich;3;0)" office:value-type="string" office:string-value="" calcext:value-type="error">
            <text:p>#NV</text:p>
          </table:table-cell>
          <table:table-cell table:style-name="ce22" table:formula="of:=MIN(VALUE(IF(ISERROR([.$C50]);[Hilfsvariablen.$C$1];[.$C50]));VALUE(IF(ISERROR([.$E50]);[Hilfsvariablen.$C$1];[.$E50]));VALUE(IF(ISERROR([.$G50]);[Hilfsvariablen.$C$1];[.$G50]));VALUE(IF(ISERROR([.$I50]);[Hilfsvariablen.$C$1];[.$I50]));VALUE(IF(ISERROR([.$K50]);[Hilfsvariablen.$C$1];[.$K50]));VALUE(IF(ISERROR([.$M50]);[Hilfsvariablen.$C$1];[.$M50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affee Die Weisse Cappuccino 0,5 kg</text:p>
          </table:table-cell>
          <table:table-cell table:style-name="ce10" table:formula="of:=IF(VALUE([.$O51])=VALUE([Hilfsvariablen.$C$1]);&quot;&quot;;[.$O51])" office:value-type="currency" office:currency="EUR" office:value="0" calcext:value-type="currency">
            <text:p>0,00 €</text:p>
          </table:table-cell>
          <table:table-cell table:style-name="ce14" table:formula="of:=DOLLAR(VLOOKUP([.$A51];ReweBereich;4;0) ;2)" office:value-type="string" office:string-value="0,00 €" calcext:value-type="string">
            <text:p>0,00 €</text:p>
          </table:table-cell>
          <table:table-cell table:style-name="ce13" table:formula="of:=VLOOKUP([.$A51];ReweBereich;3;0)" office:value-type="float" office:value="0" calcext:value-type="float">
            <text:p/>
          </table:table-cell>
          <table:table-cell table:style-name="ce17" table:formula="of:=DOLLAR(VLOOKUP([.$A51];AldiBereich;4;0) ;2)" office:value-type="string" office:string-value="" calcext:value-type="error">
            <text:p>#NV</text:p>
          </table:table-cell>
          <table:table-cell table:style-name="ce13" table:formula="of:=VLOOKUP([.$A51];AldiBereich;3;0)" office:value-type="string" office:string-value="" calcext:value-type="error">
            <text:p>#NV</text:p>
          </table:table-cell>
          <table:table-cell table:style-name="ce18" table:formula="of:=DOLLAR(VLOOKUP([.$A51];MarktkaufBereich;4;0) ;2)" office:value-type="string" office:string-value="2,99 €" calcext:value-type="string">
            <text:p>2,99 €</text:p>
          </table:table-cell>
          <table:table-cell table:style-name="ce13" table:formula="of:=VLOOKUP([.$A51];MarktkaufBereich;3;0)" office:value-type="string" office:string-value="sehr gut" calcext:value-type="string">
            <text:p>sehr gut</text:p>
          </table:table-cell>
          <table:table-cell table:style-name="ce19" table:formula="of:=DOLLAR(VLOOKUP([.$A51];PlusBereich;4;0) ;2)" office:value-type="string" office:string-value="" calcext:value-type="error">
            <text:p>#NV</text:p>
          </table:table-cell>
          <table:table-cell table:style-name="ce13" table:formula="of:=VLOOKUP([.$A51];PlusBereich;3;0)" office:value-type="string" office:string-value="" calcext:value-type="error">
            <text:p>#NV</text:p>
          </table:table-cell>
          <table:table-cell table:style-name="ce13" table:formula="of:=DOLLAR(VLOOKUP([.$A51];SchleckerBereich;4;0);2)" office:value-type="string" office:string-value="" calcext:value-type="error">
            <text:p>#NV</text:p>
          </table:table-cell>
          <table:table-cell table:style-name="ce13" table:formula="of:=VLOOKUP([.$A51];SchleckerBereich;3;0)" office:value-type="string" office:string-value="" calcext:value-type="error">
            <text:p>#NV</text:p>
          </table:table-cell>
          <table:table-cell table:style-name="ce13" table:formula="of:=DOLLAR(VLOOKUP([.$A51];MüllerBereich;4;0);2)" office:value-type="string" office:string-value="" calcext:value-type="error">
            <text:p>#NV</text:p>
          </table:table-cell>
          <table:table-cell table:style-name="ce13" table:formula="of:=VLOOKUP([.$A51];MüllerBereich;3;0)" office:value-type="string" office:string-value="" calcext:value-type="error">
            <text:p>#NV</text:p>
          </table:table-cell>
          <table:table-cell table:style-name="ce22" table:formula="of:=MIN(VALUE(IF(ISERROR([.$C51]);[Hilfsvariablen.$C$1];[.$C51]));VALUE(IF(ISERROR([.$E51]);[Hilfsvariablen.$C$1];[.$E51]));VALUE(IF(ISERROR([.$G51]);[Hilfsvariablen.$C$1];[.$G51]));VALUE(IF(ISERROR([.$I51]);[Hilfsvariablen.$C$1];[.$I51]));VALUE(IF(ISERROR([.$K51]);[Hilfsvariablen.$C$1];[.$K51]));VALUE(IF(ISERROR([.$M51]);[Hilfsvariablen.$C$1];[.$M51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affee Kräftig 0,5 kg</text:p>
          </table:table-cell>
          <table:table-cell table:style-name="ce10" table:formula="of:=IF(VALUE([.$O52])=VALUE([Hilfsvariablen.$C$1]);&quot;&quot;;[.$O52])" office:value-type="currency" office:currency="EUR" office:value="0" calcext:value-type="currency">
            <text:p>0,00 €</text:p>
          </table:table-cell>
          <table:table-cell table:style-name="ce14" table:formula="of:=DOLLAR(VLOOKUP([.$A52];ReweBereich;4;0) ;2)" office:value-type="string" office:string-value="0,00 €" calcext:value-type="string">
            <text:p>0,00 €</text:p>
          </table:table-cell>
          <table:table-cell table:style-name="ce13" table:formula="of:=VLOOKUP([.$A52];ReweBereich;3;0)" office:value-type="float" office:value="0" calcext:value-type="float">
            <text:p/>
          </table:table-cell>
          <table:table-cell table:style-name="ce17" table:formula="of:=DOLLAR(VLOOKUP([.$A52];AldiBereich;4;0) ;2)" office:value-type="string" office:string-value="2,79 €" calcext:value-type="string">
            <text:p>2,79 €</text:p>
          </table:table-cell>
          <table:table-cell table:style-name="ce13" table:formula="of:=VLOOKUP([.$A52];AldiBereich;3;0)" office:value-type="string" office:string-value="schlecht" calcext:value-type="string">
            <text:p>schlecht</text:p>
          </table:table-cell>
          <table:table-cell table:style-name="ce18" table:formula="of:=DOLLAR(VLOOKUP([.$A52];MarktkaufBereich;4;0) ;2)" office:value-type="string" office:string-value="2,79 €" calcext:value-type="string">
            <text:p>2,79 €</text:p>
          </table:table-cell>
          <table:table-cell table:style-name="ce13" table:formula="of:=VLOOKUP([.$A52];MarktkaufBereich;3;0)" office:value-type="string" office:string-value="gut" calcext:value-type="string">
            <text:p>gut</text:p>
          </table:table-cell>
          <table:table-cell table:style-name="ce19" table:formula="of:=DOLLAR(VLOOKUP([.$A52];PlusBereich;4;0) ;2)" office:value-type="string" office:string-value="" calcext:value-type="error">
            <text:p>#NV</text:p>
          </table:table-cell>
          <table:table-cell table:style-name="ce13" table:formula="of:=VLOOKUP([.$A52];PlusBereich;3;0)" office:value-type="string" office:string-value="" calcext:value-type="error">
            <text:p>#NV</text:p>
          </table:table-cell>
          <table:table-cell table:style-name="ce13" table:formula="of:=DOLLAR(VLOOKUP([.$A52];SchleckerBereich;4;0);2)" office:value-type="string" office:string-value="" calcext:value-type="error">
            <text:p>#NV</text:p>
          </table:table-cell>
          <table:table-cell table:style-name="ce13" table:formula="of:=VLOOKUP([.$A52];SchleckerBereich;3;0)" office:value-type="string" office:string-value="" calcext:value-type="error">
            <text:p>#NV</text:p>
          </table:table-cell>
          <table:table-cell table:style-name="ce13" table:formula="of:=DOLLAR(VLOOKUP([.$A52];MüllerBereich;4;0);2)" office:value-type="string" office:string-value="" calcext:value-type="error">
            <text:p>#NV</text:p>
          </table:table-cell>
          <table:table-cell table:style-name="ce13" table:formula="of:=VLOOKUP([.$A52];MüllerBereich;3;0)" office:value-type="string" office:string-value="" calcext:value-type="error">
            <text:p>#NV</text:p>
          </table:table-cell>
          <table:table-cell table:style-name="ce22" table:formula="of:=MIN(VALUE(IF(ISERROR([.$C52]);[Hilfsvariablen.$C$1];[.$C52]));VALUE(IF(ISERROR([.$E52]);[Hilfsvariablen.$C$1];[.$E52]));VALUE(IF(ISERROR([.$G52]);[Hilfsvariablen.$C$1];[.$G52]));VALUE(IF(ISERROR([.$I52]);[Hilfsvariablen.$C$1];[.$I52]));VALUE(IF(ISERROR([.$K52]);[Hilfsvariablen.$C$1];[.$K52]));VALUE(IF(ISERROR([.$M52]);[Hilfsvariablen.$C$1];[.$M52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affee Melitta Weißer Cappuccino 0,5 kg</text:p>
          </table:table-cell>
          <table:table-cell table:style-name="ce10" table:formula="of:=IF(VALUE([.$O53])=VALUE([Hilfsvariablen.$C$1]);&quot;&quot;;[.$O53])" office:value-type="currency" office:currency="EUR" office:value="0" calcext:value-type="currency">
            <text:p>0,00 €</text:p>
          </table:table-cell>
          <table:table-cell table:style-name="ce14" table:formula="of:=DOLLAR(VLOOKUP([.$A53];ReweBereich;4;0) ;2)" office:value-type="string" office:string-value="0,00 €" calcext:value-type="string">
            <text:p>0,00 €</text:p>
          </table:table-cell>
          <table:table-cell table:style-name="ce13" table:formula="of:=VLOOKUP([.$A53];ReweBereich;3;0)" office:value-type="float" office:value="0" calcext:value-type="float">
            <text:p/>
          </table:table-cell>
          <table:table-cell table:style-name="ce17" table:formula="of:=DOLLAR(VLOOKUP([.$A53];AldiBereich;4;0) ;2)" office:value-type="string" office:string-value="" calcext:value-type="error">
            <text:p>#NV</text:p>
          </table:table-cell>
          <table:table-cell table:style-name="ce13" table:formula="of:=VLOOKUP([.$A53];AldiBereich;3;0)" office:value-type="string" office:string-value="" calcext:value-type="error">
            <text:p>#NV</text:p>
          </table:table-cell>
          <table:table-cell table:style-name="ce18" table:formula="of:=DOLLAR(VLOOKUP([.$A53];MarktkaufBereich;4;0) ;2)" office:value-type="string" office:string-value="2,99 €" calcext:value-type="string">
            <text:p>2,99 €</text:p>
          </table:table-cell>
          <table:table-cell table:style-name="ce13" table:formula="of:=VLOOKUP([.$A53];MarktkaufBereich;3;0)" office:value-type="string" office:string-value="seht gut" calcext:value-type="string">
            <text:p>seht gut</text:p>
          </table:table-cell>
          <table:table-cell table:style-name="ce19" table:formula="of:=DOLLAR(VLOOKUP([.$A53];PlusBereich;4;0) ;2)" office:value-type="string" office:string-value="" calcext:value-type="error">
            <text:p>#NV</text:p>
          </table:table-cell>
          <table:table-cell table:style-name="ce13" table:formula="of:=VLOOKUP([.$A53];PlusBereich;3;0)" office:value-type="string" office:string-value="" calcext:value-type="error">
            <text:p>#NV</text:p>
          </table:table-cell>
          <table:table-cell table:style-name="ce13" table:formula="of:=DOLLAR(VLOOKUP([.$A53];SchleckerBereich;4;0);2)" office:value-type="string" office:string-value="" calcext:value-type="error">
            <text:p>#NV</text:p>
          </table:table-cell>
          <table:table-cell table:style-name="ce13" table:formula="of:=VLOOKUP([.$A53];SchleckerBereich;3;0)" office:value-type="string" office:string-value="" calcext:value-type="error">
            <text:p>#NV</text:p>
          </table:table-cell>
          <table:table-cell table:style-name="ce13" table:formula="of:=DOLLAR(VLOOKUP([.$A53];MüllerBereich;4;0);2)" office:value-type="string" office:string-value="" calcext:value-type="error">
            <text:p>#NV</text:p>
          </table:table-cell>
          <table:table-cell table:style-name="ce13" table:formula="of:=VLOOKUP([.$A53];MüllerBereich;3;0)" office:value-type="string" office:string-value="" calcext:value-type="error">
            <text:p>#NV</text:p>
          </table:table-cell>
          <table:table-cell table:style-name="ce22" table:formula="of:=MIN(VALUE(IF(ISERROR([.$C53]);[Hilfsvariablen.$C$1];[.$C53]));VALUE(IF(ISERROR([.$E53]);[Hilfsvariablen.$C$1];[.$E53]));VALUE(IF(ISERROR([.$G53]);[Hilfsvariablen.$C$1];[.$G53]));VALUE(IF(ISERROR([.$I53]);[Hilfsvariablen.$C$1];[.$I53]));VALUE(IF(ISERROR([.$K53]);[Hilfsvariablen.$C$1];[.$K53]));VALUE(IF(ISERROR([.$M53]);[Hilfsvariablen.$C$1];[.$M53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artoffelbrei Kartoffelpüree für 3x 0,5 L</text:p>
          </table:table-cell>
          <table:table-cell table:style-name="ce10" table:formula="of:=IF(VALUE([.$O54])=VALUE([Hilfsvariablen.$C$1]);&quot;&quot;;[.$O54])" office:value-type="currency" office:currency="EUR" office:value="0" calcext:value-type="currency">
            <text:p>0,00 €</text:p>
          </table:table-cell>
          <table:table-cell table:style-name="ce14" table:formula="of:=DOLLAR(VLOOKUP([.$A54];ReweBereich;4;0) ;2)" office:value-type="string" office:string-value="0,00 €" calcext:value-type="string">
            <text:p>0,00 €</text:p>
          </table:table-cell>
          <table:table-cell table:style-name="ce13" table:formula="of:=VLOOKUP([.$A54];ReweBereich;3;0)" office:value-type="float" office:value="0" calcext:value-type="float">
            <text:p/>
          </table:table-cell>
          <table:table-cell table:style-name="ce17" table:formula="of:=DOLLAR(VLOOKUP([.$A54];AldiBereich;4;0) ;2)" office:value-type="string" office:string-value="" calcext:value-type="error">
            <text:p>#NV</text:p>
          </table:table-cell>
          <table:table-cell table:style-name="ce13" table:formula="of:=VLOOKUP([.$A54];AldiBereich;3;0)" office:value-type="string" office:string-value="" calcext:value-type="error">
            <text:p>#NV</text:p>
          </table:table-cell>
          <table:table-cell table:style-name="ce18" table:formula="of:=DOLLAR(VLOOKUP([.$A54];MarktkaufBereich;4;0) ;2)" office:value-type="string" office:string-value="0,65 €" calcext:value-type="string">
            <text:p>0,65 €</text:p>
          </table:table-cell>
          <table:table-cell table:style-name="ce13" table:formula="of:=VLOOKUP([.$A54];MarktkaufBereich;3;0)" office:value-type="float" office:value="0" calcext:value-type="float">
            <text:p/>
          </table:table-cell>
          <table:table-cell table:style-name="ce19" table:formula="of:=DOLLAR(VLOOKUP([.$A54];PlusBereich;4;0) ;2)" office:value-type="string" office:string-value="" calcext:value-type="error">
            <text:p>#NV</text:p>
          </table:table-cell>
          <table:table-cell table:style-name="ce13" table:formula="of:=VLOOKUP([.$A54];PlusBereich;3;0)" office:value-type="string" office:string-value="" calcext:value-type="error">
            <text:p>#NV</text:p>
          </table:table-cell>
          <table:table-cell table:style-name="ce13" table:formula="of:=DOLLAR(VLOOKUP([.$A54];SchleckerBereich;4;0);2)" office:value-type="string" office:string-value="" calcext:value-type="error">
            <text:p>#NV</text:p>
          </table:table-cell>
          <table:table-cell table:style-name="ce13" table:formula="of:=VLOOKUP([.$A54];SchleckerBereich;3;0)" office:value-type="string" office:string-value="" calcext:value-type="error">
            <text:p>#NV</text:p>
          </table:table-cell>
          <table:table-cell table:style-name="ce13" table:formula="of:=DOLLAR(VLOOKUP([.$A54];MüllerBereich;4;0);2)" office:value-type="string" office:string-value="" calcext:value-type="error">
            <text:p>#NV</text:p>
          </table:table-cell>
          <table:table-cell table:style-name="ce13" table:formula="of:=VLOOKUP([.$A54];MüllerBereich;3;0)" office:value-type="string" office:string-value="" calcext:value-type="error">
            <text:p>#NV</text:p>
          </table:table-cell>
          <table:table-cell table:style-name="ce22" table:formula="of:=MIN(VALUE(IF(ISERROR([.$C54]);[Hilfsvariablen.$C$1];[.$C54]));VALUE(IF(ISERROR([.$E54]);[Hilfsvariablen.$C$1];[.$E54]));VALUE(IF(ISERROR([.$G54]);[Hilfsvariablen.$C$1];[.$G54]));VALUE(IF(ISERROR([.$I54]);[Hilfsvariablen.$C$1];[.$I54]));VALUE(IF(ISERROR([.$K54]);[Hilfsvariablen.$C$1];[.$K54]));VALUE(IF(ISERROR([.$M54]);[Hilfsvariablen.$C$1];[.$M54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artoffelbrei Kartoffelpüree mit Milch für 3x 0,5 L</text:p>
          </table:table-cell>
          <table:table-cell table:style-name="ce10" table:formula="of:=IF(VALUE([.$O55])=VALUE([Hilfsvariablen.$C$1]);&quot;&quot;;[.$O55])">
            <text:p/>
          </table:table-cell>
          <table:table-cell table:style-name="ce14" table:formula="of:=DOLLAR(VLOOKUP([.$A55];ReweBereich;4;0) ;2)" office:value-type="string" office:string-value="" calcext:value-type="error">
            <text:p>#NV</text:p>
          </table:table-cell>
          <table:table-cell table:style-name="ce13" table:formula="of:=VLOOKUP([.$A55];ReweBereich;3;0)" office:value-type="string" office:string-value="" calcext:value-type="error">
            <text:p>#NV</text:p>
          </table:table-cell>
          <table:table-cell table:style-name="ce17" table:formula="of:=DOLLAR(VLOOKUP([.$A55];AldiBereich;4;0) ;2)" office:value-type="string" office:string-value="" calcext:value-type="error">
            <text:p>#NV</text:p>
          </table:table-cell>
          <table:table-cell table:style-name="ce13" table:formula="of:=VLOOKUP([.$A55];AldiBereich;3;0)" office:value-type="string" office:string-value="" calcext:value-type="error">
            <text:p>#NV</text:p>
          </table:table-cell>
          <table:table-cell table:style-name="ce18" table:formula="of:=DOLLAR(VLOOKUP([.$A55];MarktkaufBereich;4;0) ;2)" office:value-type="string" office:string-value="" calcext:value-type="error">
            <text:p>#NV</text:p>
          </table:table-cell>
          <table:table-cell table:style-name="ce13" table:formula="of:=VLOOKUP([.$A55];MarktkaufBereich;3;0)" office:value-type="string" office:string-value="" calcext:value-type="error">
            <text:p>#NV</text:p>
          </table:table-cell>
          <table:table-cell table:style-name="ce19" table:formula="of:=DOLLAR(VLOOKUP([.$A55];PlusBereich;4;0) ;2)" office:value-type="string" office:string-value="" calcext:value-type="error">
            <text:p>#NV</text:p>
          </table:table-cell>
          <table:table-cell table:style-name="ce13" table:formula="of:=VLOOKUP([.$A55];PlusBereich;3;0)" office:value-type="string" office:string-value="" calcext:value-type="error">
            <text:p>#NV</text:p>
          </table:table-cell>
          <table:table-cell table:style-name="ce13" table:formula="of:=DOLLAR(VLOOKUP([.$A55];SchleckerBereich;4;0);2)" office:value-type="string" office:string-value="" calcext:value-type="error">
            <text:p>#NV</text:p>
          </table:table-cell>
          <table:table-cell table:style-name="ce13" table:formula="of:=VLOOKUP([.$A55];SchleckerBereich;3;0)" office:value-type="string" office:string-value="" calcext:value-type="error">
            <text:p>#NV</text:p>
          </table:table-cell>
          <table:table-cell table:style-name="ce13" table:formula="of:=DOLLAR(VLOOKUP([.$A55];MüllerBereich;4;0);2)" office:value-type="string" office:string-value="" calcext:value-type="error">
            <text:p>#NV</text:p>
          </table:table-cell>
          <table:table-cell table:style-name="ce13" table:formula="of:=VLOOKUP([.$A55];MüllerBereich;3;0)" office:value-type="string" office:string-value="" calcext:value-type="error">
            <text:p>#NV</text:p>
          </table:table-cell>
          <table:table-cell table:style-name="ce22" table:formula="of:=MIN(VALUE(IF(ISERROR([.$C55]);[Hilfsvariablen.$C$1];[.$C55]));VALUE(IF(ISERROR([.$E55]);[Hilfsvariablen.$C$1];[.$E55]));VALUE(IF(ISERROR([.$G55]);[Hilfsvariablen.$C$1];[.$G55]));VALUE(IF(ISERROR([.$I55]);[Hilfsvariablen.$C$1];[.$I55]));VALUE(IF(ISERROR([.$K55]);[Hilfsvariablen.$C$1];[.$K55]));VALUE(IF(ISERROR([.$M55]);[Hilfsvariablen.$C$1];[.$M55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äse Frischkäse Fass 200g</text:p>
          </table:table-cell>
          <table:table-cell table:style-name="ce10" table:formula="of:=IF(VALUE([.$O56])=VALUE([Hilfsvariablen.$C$1]);&quot;&quot;;[.$O56])" office:value-type="currency" office:currency="EUR" office:value="0.99" calcext:value-type="currency">
            <text:p>0,99 €</text:p>
          </table:table-cell>
          <table:table-cell table:style-name="ce14" table:formula="of:=DOLLAR(VLOOKUP([.$A56];ReweBereich;4;0) ;2)" office:value-type="string" office:string-value="" calcext:value-type="error">
            <text:p>#NV</text:p>
          </table:table-cell>
          <table:table-cell table:style-name="ce13" table:formula="of:=VLOOKUP([.$A56];ReweBereich;3;0)" office:value-type="string" office:string-value="" calcext:value-type="error">
            <text:p>#NV</text:p>
          </table:table-cell>
          <table:table-cell table:style-name="ce17" table:formula="of:=DOLLAR(VLOOKUP([.$A56];AldiBereich;4;0) ;2)" office:value-type="string" office:string-value="0,99 €" calcext:value-type="string">
            <text:p>0,99 €</text:p>
          </table:table-cell>
          <table:table-cell table:style-name="ce13" table:formula="of:=VLOOKUP([.$A56];AldiBereich;3;0)" office:value-type="float" office:value="0" calcext:value-type="float">
            <text:p/>
          </table:table-cell>
          <table:table-cell table:style-name="ce18" table:formula="of:=DOLLAR(VLOOKUP([.$A56];MarktkaufBereich;4;0) ;2)" office:value-type="string" office:string-value="" calcext:value-type="error">
            <text:p>#NV</text:p>
          </table:table-cell>
          <table:table-cell table:style-name="ce13" table:formula="of:=VLOOKUP([.$A56];MarktkaufBereich;3;0)" office:value-type="string" office:string-value="" calcext:value-type="error">
            <text:p>#NV</text:p>
          </table:table-cell>
          <table:table-cell table:style-name="ce19" table:formula="of:=DOLLAR(VLOOKUP([.$A56];PlusBereich;4;0) ;2)" office:value-type="string" office:string-value="" calcext:value-type="error">
            <text:p>#NV</text:p>
          </table:table-cell>
          <table:table-cell table:style-name="ce13" table:formula="of:=VLOOKUP([.$A56];PlusBereich;3;0)" office:value-type="string" office:string-value="" calcext:value-type="error">
            <text:p>#NV</text:p>
          </table:table-cell>
          <table:table-cell table:style-name="ce13" table:formula="of:=DOLLAR(VLOOKUP([.$A56];SchleckerBereich;4;0);2)" office:value-type="string" office:string-value="" calcext:value-type="error">
            <text:p>#NV</text:p>
          </table:table-cell>
          <table:table-cell table:style-name="ce13" table:formula="of:=VLOOKUP([.$A56];SchleckerBereich;3;0)" office:value-type="string" office:string-value="" calcext:value-type="error">
            <text:p>#NV</text:p>
          </table:table-cell>
          <table:table-cell table:style-name="ce13" table:formula="of:=DOLLAR(VLOOKUP([.$A56];MüllerBereich;4;0);2)" office:value-type="string" office:string-value="" calcext:value-type="error">
            <text:p>#NV</text:p>
          </table:table-cell>
          <table:table-cell table:style-name="ce13" table:formula="of:=VLOOKUP([.$A56];MüllerBereich;3;0)" office:value-type="string" office:string-value="" calcext:value-type="error">
            <text:p>#NV</text:p>
          </table:table-cell>
          <table:table-cell table:style-name="ce22" table:formula="of:=MIN(VALUE(IF(ISERROR([.$C56]);[Hilfsvariablen.$C$1];[.$C56]));VALUE(IF(ISERROR([.$E56]);[Hilfsvariablen.$C$1];[.$E56]));VALUE(IF(ISERROR([.$G56]);[Hilfsvariablen.$C$1];[.$G56]));VALUE(IF(ISERROR([.$I56]);[Hilfsvariablen.$C$1];[.$I56]));VALUE(IF(ISERROR([.$K56]);[Hilfsvariablen.$C$1];[.$K56]));VALUE(IF(ISERROR([.$M56]);[Hilfsvariablen.$C$1];[.$M56])))" office:value-type="currency" office:currency="EUR" office:value="0.99" calcext:value-type="currency">
            <text:p>0,9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äse Frischkäse kräuter-frisch 200g</text:p>
          </table:table-cell>
          <table:table-cell table:style-name="ce10" table:formula="of:=IF(VALUE([.$O57])=VALUE([Hilfsvariablen.$C$1]);&quot;&quot;;[.$O57])" office:value-type="currency" office:currency="EUR" office:value="0.59" calcext:value-type="currency">
            <text:p>0,59 €</text:p>
          </table:table-cell>
          <table:table-cell table:style-name="ce14" table:formula="of:=DOLLAR(VLOOKUP([.$A57];ReweBereich;4;0) ;2)" office:value-type="string" office:string-value="" calcext:value-type="error">
            <text:p>#NV</text:p>
          </table:table-cell>
          <table:table-cell table:style-name="ce13" table:formula="of:=VLOOKUP([.$A57];ReweBereich;3;0)" office:value-type="string" office:string-value="" calcext:value-type="error">
            <text:p>#NV</text:p>
          </table:table-cell>
          <table:table-cell table:style-name="ce17" table:formula="of:=DOLLAR(VLOOKUP([.$A57];AldiBereich;4;0) ;2)" office:value-type="string" office:string-value="0,59 €" calcext:value-type="string">
            <text:p>0,59 €</text:p>
          </table:table-cell>
          <table:table-cell table:style-name="ce13" table:formula="of:=VLOOKUP([.$A57];AldiBereich;3;0)" office:value-type="string" office:string-value="gut" calcext:value-type="string">
            <text:p>gut</text:p>
          </table:table-cell>
          <table:table-cell table:style-name="ce18" table:formula="of:=DOLLAR(VLOOKUP([.$A57];MarktkaufBereich;4;0) ;2)" office:value-type="string" office:string-value="" calcext:value-type="error">
            <text:p>#NV</text:p>
          </table:table-cell>
          <table:table-cell table:style-name="ce13" table:formula="of:=VLOOKUP([.$A57];MarktkaufBereich;3;0)" office:value-type="string" office:string-value="" calcext:value-type="error">
            <text:p>#NV</text:p>
          </table:table-cell>
          <table:table-cell table:style-name="ce19" table:formula="of:=DOLLAR(VLOOKUP([.$A57];PlusBereich;4;0) ;2)" office:value-type="string" office:string-value="" calcext:value-type="error">
            <text:p>#NV</text:p>
          </table:table-cell>
          <table:table-cell table:style-name="ce13" table:formula="of:=VLOOKUP([.$A57];PlusBereich;3;0)" office:value-type="string" office:string-value="" calcext:value-type="error">
            <text:p>#NV</text:p>
          </table:table-cell>
          <table:table-cell table:style-name="ce13" table:formula="of:=DOLLAR(VLOOKUP([.$A57];SchleckerBereich;4;0);2)" office:value-type="string" office:string-value="" calcext:value-type="error">
            <text:p>#NV</text:p>
          </table:table-cell>
          <table:table-cell table:style-name="ce13" table:formula="of:=VLOOKUP([.$A57];SchleckerBereich;3;0)" office:value-type="string" office:string-value="" calcext:value-type="error">
            <text:p>#NV</text:p>
          </table:table-cell>
          <table:table-cell table:style-name="ce13" table:formula="of:=DOLLAR(VLOOKUP([.$A57];MüllerBereich;4;0);2)" office:value-type="string" office:string-value="" calcext:value-type="error">
            <text:p>#NV</text:p>
          </table:table-cell>
          <table:table-cell table:style-name="ce13" table:formula="of:=VLOOKUP([.$A57];MüllerBereich;3;0)" office:value-type="string" office:string-value="" calcext:value-type="error">
            <text:p>#NV</text:p>
          </table:table-cell>
          <table:table-cell table:style-name="ce22" table:formula="of:=MIN(VALUE(IF(ISERROR([.$C57]);[Hilfsvariablen.$C$1];[.$C57]));VALUE(IF(ISERROR([.$E57]);[Hilfsvariablen.$C$1];[.$E57]));VALUE(IF(ISERROR([.$G57]);[Hilfsvariablen.$C$1];[.$G57]));VALUE(IF(ISERROR([.$I57]);[Hilfsvariablen.$C$1];[.$I57]));VALUE(IF(ISERROR([.$K57]);[Hilfsvariablen.$C$1];[.$K57]));VALUE(IF(ISERROR([.$M57]);[Hilfsvariablen.$C$1];[.$M57])))" office:value-type="currency" office:currency="EUR" office:value="0.59" calcext:value-type="currency">
            <text:p>0,5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äse Harzer Roller</text:p>
          </table:table-cell>
          <table:table-cell table:style-name="ce10" table:formula="of:=IF(VALUE([.$O58])=VALUE([Hilfsvariablen.$C$1]);&quot;&quot;;[.$O58])" office:value-type="currency" office:currency="EUR" office:value="0" calcext:value-type="currency">
            <text:p>0,00 €</text:p>
          </table:table-cell>
          <table:table-cell table:style-name="ce14" table:formula="of:=DOLLAR(VLOOKUP([.$A58];ReweBereich;4;0) ;2)" office:value-type="string" office:string-value="0,00 €" calcext:value-type="string">
            <text:p>0,00 €</text:p>
          </table:table-cell>
          <table:table-cell table:style-name="ce13" table:formula="of:=VLOOKUP([.$A58];ReweBereich;3;0)" office:value-type="float" office:value="0" calcext:value-type="float">
            <text:p/>
          </table:table-cell>
          <table:table-cell table:style-name="ce17" table:formula="of:=DOLLAR(VLOOKUP([.$A58];AldiBereich;4;0) ;2)" office:value-type="string" office:string-value="" calcext:value-type="error">
            <text:p>#NV</text:p>
          </table:table-cell>
          <table:table-cell table:style-name="ce13" table:formula="of:=VLOOKUP([.$A58];AldiBereich;3;0)" office:value-type="string" office:string-value="" calcext:value-type="error">
            <text:p>#NV</text:p>
          </table:table-cell>
          <table:table-cell table:style-name="ce18" table:formula="of:=DOLLAR(VLOOKUP([.$A58];MarktkaufBereich;4;0) ;2)" office:value-type="string" office:string-value="0,95 €" calcext:value-type="string">
            <text:p>0,95 €</text:p>
          </table:table-cell>
          <table:table-cell table:style-name="ce13" table:formula="of:=VLOOKUP([.$A58];MarktkaufBereich;3;0)" office:value-type="float" office:value="0" calcext:value-type="float">
            <text:p/>
          </table:table-cell>
          <table:table-cell table:style-name="ce19" table:formula="of:=DOLLAR(VLOOKUP([.$A58];PlusBereich;4;0) ;2)" office:value-type="string" office:string-value="1,19 €" calcext:value-type="string">
            <text:p>1,19 €</text:p>
          </table:table-cell>
          <table:table-cell table:style-name="ce13" table:formula="of:=VLOOKUP([.$A58];PlusBereich;3;0)" office:value-type="float" office:value="0" calcext:value-type="float">
            <text:p/>
          </table:table-cell>
          <table:table-cell table:style-name="ce13" table:formula="of:=DOLLAR(VLOOKUP([.$A58];SchleckerBereich;4;0);2)" office:value-type="string" office:string-value="" calcext:value-type="error">
            <text:p>#NV</text:p>
          </table:table-cell>
          <table:table-cell table:style-name="ce13" table:formula="of:=VLOOKUP([.$A58];SchleckerBereich;3;0)" office:value-type="string" office:string-value="" calcext:value-type="error">
            <text:p>#NV</text:p>
          </table:table-cell>
          <table:table-cell table:style-name="ce13" table:formula="of:=DOLLAR(VLOOKUP([.$A58];MüllerBereich;4;0);2)" office:value-type="string" office:string-value="" calcext:value-type="error">
            <text:p>#NV</text:p>
          </table:table-cell>
          <table:table-cell table:style-name="ce13" table:formula="of:=VLOOKUP([.$A58];MüllerBereich;3;0)" office:value-type="string" office:string-value="" calcext:value-type="error">
            <text:p>#NV</text:p>
          </table:table-cell>
          <table:table-cell table:style-name="ce22" table:formula="of:=MIN(VALUE(IF(ISERROR([.$C58]);[Hilfsvariablen.$C$1];[.$C58]));VALUE(IF(ISERROR([.$E58]);[Hilfsvariablen.$C$1];[.$E58]));VALUE(IF(ISERROR([.$G58]);[Hilfsvariablen.$C$1];[.$G58]));VALUE(IF(ISERROR([.$I58]);[Hilfsvariablen.$C$1];[.$I58]));VALUE(IF(ISERROR([.$K58]);[Hilfsvariablen.$C$1];[.$K58]));VALUE(IF(ISERROR([.$M58]);[Hilfsvariablen.$C$1];[.$M58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äse Körniger Frischkäse 200g</text:p>
          </table:table-cell>
          <table:table-cell table:style-name="ce10" table:formula="of:=IF(VALUE([.$O59])=VALUE([Hilfsvariablen.$C$1]);&quot;&quot;;[.$O59])" office:value-type="currency" office:currency="EUR" office:value="0.39" calcext:value-type="currency">
            <text:p>0,39 €</text:p>
          </table:table-cell>
          <table:table-cell table:style-name="ce14" table:formula="of:=DOLLAR(VLOOKUP([.$A59];ReweBereich;4;0) ;2)" office:value-type="string" office:string-value="" calcext:value-type="error">
            <text:p>#NV</text:p>
          </table:table-cell>
          <table:table-cell table:style-name="ce13" table:formula="of:=VLOOKUP([.$A59];ReweBereich;3;0)" office:value-type="string" office:string-value="" calcext:value-type="error">
            <text:p>#NV</text:p>
          </table:table-cell>
          <table:table-cell table:style-name="ce17" table:formula="of:=DOLLAR(VLOOKUP([.$A59];AldiBereich;4;0) ;2)" office:value-type="string" office:string-value="0,39 €" calcext:value-type="string">
            <text:p>0,39 €</text:p>
          </table:table-cell>
          <table:table-cell table:style-name="ce13" table:formula="of:=VLOOKUP([.$A59];AldiBereich;3;0)" office:value-type="string" office:string-value="gut" calcext:value-type="string">
            <text:p>gut</text:p>
          </table:table-cell>
          <table:table-cell table:style-name="ce18" table:formula="of:=DOLLAR(VLOOKUP([.$A59];MarktkaufBereich;4;0) ;2)" office:value-type="string" office:string-value="" calcext:value-type="error">
            <text:p>#NV</text:p>
          </table:table-cell>
          <table:table-cell table:style-name="ce13" table:formula="of:=VLOOKUP([.$A59];MarktkaufBereich;3;0)" office:value-type="string" office:string-value="" calcext:value-type="error">
            <text:p>#NV</text:p>
          </table:table-cell>
          <table:table-cell table:style-name="ce19" table:formula="of:=DOLLAR(VLOOKUP([.$A59];PlusBereich;4;0) ;2)" office:value-type="string" office:string-value="" calcext:value-type="error">
            <text:p>#NV</text:p>
          </table:table-cell>
          <table:table-cell table:style-name="ce13" table:formula="of:=VLOOKUP([.$A59];PlusBereich;3;0)" office:value-type="string" office:string-value="" calcext:value-type="error">
            <text:p>#NV</text:p>
          </table:table-cell>
          <table:table-cell table:style-name="ce13" table:formula="of:=DOLLAR(VLOOKUP([.$A59];SchleckerBereich;4;0);2)" office:value-type="string" office:string-value="" calcext:value-type="error">
            <text:p>#NV</text:p>
          </table:table-cell>
          <table:table-cell table:style-name="ce13" table:formula="of:=VLOOKUP([.$A59];SchleckerBereich;3;0)" office:value-type="string" office:string-value="" calcext:value-type="error">
            <text:p>#NV</text:p>
          </table:table-cell>
          <table:table-cell table:style-name="ce13" table:formula="of:=DOLLAR(VLOOKUP([.$A59];MüllerBereich;4;0);2)" office:value-type="string" office:string-value="" calcext:value-type="error">
            <text:p>#NV</text:p>
          </table:table-cell>
          <table:table-cell table:style-name="ce13" table:formula="of:=VLOOKUP([.$A59];MüllerBereich;3;0)" office:value-type="string" office:string-value="" calcext:value-type="error">
            <text:p>#NV</text:p>
          </table:table-cell>
          <table:table-cell table:style-name="ce22" table:formula="of:=MIN(VALUE(IF(ISERROR([.$C59]);[Hilfsvariablen.$C$1];[.$C59]));VALUE(IF(ISERROR([.$E59]);[Hilfsvariablen.$C$1];[.$E59]));VALUE(IF(ISERROR([.$G59]);[Hilfsvariablen.$C$1];[.$G59]));VALUE(IF(ISERROR([.$I59]);[Hilfsvariablen.$C$1];[.$I59]));VALUE(IF(ISERROR([.$K59]);[Hilfsvariablen.$C$1];[.$K59]));VALUE(IF(ISERROR([.$M59]);[Hilfsvariablen.$C$1];[.$M59])))" office:value-type="currency" office:currency="EUR" office:value="0.39" calcext:value-type="currency">
            <text:p>0,3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äse Mozzarella 125g</text:p>
          </table:table-cell>
          <table:table-cell table:style-name="ce10" table:formula="of:=IF(VALUE([.$O60])=VALUE([Hilfsvariablen.$C$1]);&quot;&quot;;[.$O60])" office:value-type="currency" office:currency="EUR" office:value="0" calcext:value-type="currency">
            <text:p>0,00 €</text:p>
          </table:table-cell>
          <table:table-cell table:style-name="ce14" table:formula="of:=DOLLAR(VLOOKUP([.$A60];ReweBereich;4;0) ;2)" office:value-type="string" office:string-value="0,00 €" calcext:value-type="string">
            <text:p>0,00 €</text:p>
          </table:table-cell>
          <table:table-cell table:style-name="ce13" table:formula="of:=VLOOKUP([.$A60];ReweBereich;3;0)" office:value-type="float" office:value="0" calcext:value-type="float">
            <text:p/>
          </table:table-cell>
          <table:table-cell table:style-name="ce17" table:formula="of:=DOLLAR(VLOOKUP([.$A60];AldiBereich;4;0) ;2)" office:value-type="string" office:string-value="" calcext:value-type="error">
            <text:p>#NV</text:p>
          </table:table-cell>
          <table:table-cell table:style-name="ce13" table:formula="of:=VLOOKUP([.$A60];AldiBereich;3;0)" office:value-type="string" office:string-value="" calcext:value-type="error">
            <text:p>#NV</text:p>
          </table:table-cell>
          <table:table-cell table:style-name="ce18" table:formula="of:=DOLLAR(VLOOKUP([.$A60];MarktkaufBereich;4;0) ;2)" office:value-type="string" office:string-value="0,49 €" calcext:value-type="string">
            <text:p>0,49 €</text:p>
          </table:table-cell>
          <table:table-cell table:style-name="ce13" table:formula="of:=VLOOKUP([.$A60];MarktkaufBereich;3;0)" office:value-type="string" office:string-value="gut" calcext:value-type="string">
            <text:p>gut</text:p>
          </table:table-cell>
          <table:table-cell table:style-name="ce19" table:formula="of:=DOLLAR(VLOOKUP([.$A60];PlusBereich;4;0) ;2)" office:value-type="string" office:string-value="" calcext:value-type="error">
            <text:p>#NV</text:p>
          </table:table-cell>
          <table:table-cell table:style-name="ce13" table:formula="of:=VLOOKUP([.$A60];PlusBereich;3;0)" office:value-type="string" office:string-value="" calcext:value-type="error">
            <text:p>#NV</text:p>
          </table:table-cell>
          <table:table-cell table:style-name="ce13" table:formula="of:=DOLLAR(VLOOKUP([.$A60];SchleckerBereich;4;0);2)" office:value-type="string" office:string-value="" calcext:value-type="error">
            <text:p>#NV</text:p>
          </table:table-cell>
          <table:table-cell table:style-name="ce13" table:formula="of:=VLOOKUP([.$A60];SchleckerBereich;3;0)" office:value-type="string" office:string-value="" calcext:value-type="error">
            <text:p>#NV</text:p>
          </table:table-cell>
          <table:table-cell table:style-name="ce13" table:formula="of:=DOLLAR(VLOOKUP([.$A60];MüllerBereich;4;0);2)" office:value-type="string" office:string-value="" calcext:value-type="error">
            <text:p>#NV</text:p>
          </table:table-cell>
          <table:table-cell table:style-name="ce13" table:formula="of:=VLOOKUP([.$A60];MüllerBereich;3;0)" office:value-type="string" office:string-value="" calcext:value-type="error">
            <text:p>#NV</text:p>
          </table:table-cell>
          <table:table-cell table:style-name="ce22" table:formula="of:=MIN(VALUE(IF(ISERROR([.$C60]);[Hilfsvariablen.$C$1];[.$C60]));VALUE(IF(ISERROR([.$E60]);[Hilfsvariablen.$C$1];[.$E60]));VALUE(IF(ISERROR([.$G60]);[Hilfsvariablen.$C$1];[.$G60]));VALUE(IF(ISERROR([.$I60]);[Hilfsvariablen.$C$1];[.$I60]));VALUE(IF(ISERROR([.$K60]);[Hilfsvariablen.$C$1];[.$K60]));VALUE(IF(ISERROR([.$M60]);[Hilfsvariablen.$C$1];[.$M60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äse Scheiben Butterkäse 250 g</text:p>
          </table:table-cell>
          <table:table-cell table:style-name="ce10" table:formula="of:=IF(VALUE([.$O61])=VALUE([Hilfsvariablen.$C$1]);&quot;&quot;;[.$O61])" office:value-type="currency" office:currency="EUR" office:value="0" calcext:value-type="currency">
            <text:p>0,00 €</text:p>
          </table:table-cell>
          <table:table-cell table:style-name="ce14" table:formula="of:=DOLLAR(VLOOKUP([.$A61];ReweBereich;4;0) ;2)" office:value-type="string" office:string-value="0,00 €" calcext:value-type="string">
            <text:p>0,00 €</text:p>
          </table:table-cell>
          <table:table-cell table:style-name="ce13" table:formula="of:=VLOOKUP([.$A61];ReweBereich;3;0)" office:value-type="float" office:value="0" calcext:value-type="float">
            <text:p/>
          </table:table-cell>
          <table:table-cell table:style-name="ce17" table:formula="of:=DOLLAR(VLOOKUP([.$A61];AldiBereich;4;0) ;2)" office:value-type="string" office:string-value="" calcext:value-type="error">
            <text:p>#NV</text:p>
          </table:table-cell>
          <table:table-cell table:style-name="ce13" table:formula="of:=VLOOKUP([.$A61];AldiBereich;3;0)" office:value-type="string" office:string-value="" calcext:value-type="error">
            <text:p>#NV</text:p>
          </table:table-cell>
          <table:table-cell table:style-name="ce18" table:formula="of:=DOLLAR(VLOOKUP([.$A61];MarktkaufBereich;4;0) ;2)" office:value-type="string" office:string-value="1,09 €" calcext:value-type="string">
            <text:p>1,09 €</text:p>
          </table:table-cell>
          <table:table-cell table:style-name="ce13" table:formula="of:=VLOOKUP([.$A61];MarktkaufBereich;3;0)" office:value-type="float" office:value="0" calcext:value-type="float">
            <text:p/>
          </table:table-cell>
          <table:table-cell table:style-name="ce19" table:formula="of:=DOLLAR(VLOOKUP([.$A61];PlusBereich;4;0) ;2)" office:value-type="string" office:string-value="" calcext:value-type="error">
            <text:p>#NV</text:p>
          </table:table-cell>
          <table:table-cell table:style-name="ce13" table:formula="of:=VLOOKUP([.$A61];PlusBereich;3;0)" office:value-type="string" office:string-value="" calcext:value-type="error">
            <text:p>#NV</text:p>
          </table:table-cell>
          <table:table-cell table:style-name="ce13" table:formula="of:=DOLLAR(VLOOKUP([.$A61];SchleckerBereich;4;0);2)" office:value-type="string" office:string-value="" calcext:value-type="error">
            <text:p>#NV</text:p>
          </table:table-cell>
          <table:table-cell table:style-name="ce13" table:formula="of:=VLOOKUP([.$A61];SchleckerBereich;3;0)" office:value-type="string" office:string-value="" calcext:value-type="error">
            <text:p>#NV</text:p>
          </table:table-cell>
          <table:table-cell table:style-name="ce13" table:formula="of:=DOLLAR(VLOOKUP([.$A61];MüllerBereich;4;0);2)" office:value-type="string" office:string-value="" calcext:value-type="error">
            <text:p>#NV</text:p>
          </table:table-cell>
          <table:table-cell table:style-name="ce13" table:formula="of:=VLOOKUP([.$A61];MüllerBereich;3;0)" office:value-type="string" office:string-value="" calcext:value-type="error">
            <text:p>#NV</text:p>
          </table:table-cell>
          <table:table-cell table:style-name="ce22" table:formula="of:=MIN(VALUE(IF(ISERROR([.$C61]);[Hilfsvariablen.$C$1];[.$C61]));VALUE(IF(ISERROR([.$E61]);[Hilfsvariablen.$C$1];[.$E61]));VALUE(IF(ISERROR([.$G61]);[Hilfsvariablen.$C$1];[.$G61]));VALUE(IF(ISERROR([.$I61]);[Hilfsvariablen.$C$1];[.$I61]));VALUE(IF(ISERROR([.$K61]);[Hilfsvariablen.$C$1];[.$K61]));VALUE(IF(ISERROR([.$M61]);[Hilfsvariablen.$C$1];[.$M61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äse Scheiben Gouda 250 g</text:p>
          </table:table-cell>
          <table:table-cell table:style-name="ce10" table:formula="of:=IF(VALUE([.$O62])=VALUE([Hilfsvariablen.$C$1]);&quot;&quot;;[.$O62])" office:value-type="currency" office:currency="EUR" office:value="0" calcext:value-type="currency">
            <text:p>0,00 €</text:p>
          </table:table-cell>
          <table:table-cell table:style-name="ce14" table:formula="of:=DOLLAR(VLOOKUP([.$A62];ReweBereich;4;0) ;2)" office:value-type="string" office:string-value="0,00 €" calcext:value-type="string">
            <text:p>0,00 €</text:p>
          </table:table-cell>
          <table:table-cell table:style-name="ce13" table:formula="of:=VLOOKUP([.$A62];ReweBereich;3;0)" office:value-type="float" office:value="0" calcext:value-type="float">
            <text:p/>
          </table:table-cell>
          <table:table-cell table:style-name="ce17" table:formula="of:=DOLLAR(VLOOKUP([.$A62];AldiBereich;4;0) ;2)" office:value-type="string" office:string-value="" calcext:value-type="error">
            <text:p>#NV</text:p>
          </table:table-cell>
          <table:table-cell table:style-name="ce13" table:formula="of:=VLOOKUP([.$A62];AldiBereich;3;0)" office:value-type="string" office:string-value="" calcext:value-type="error">
            <text:p>#NV</text:p>
          </table:table-cell>
          <table:table-cell table:style-name="ce18" table:formula="of:=DOLLAR(VLOOKUP([.$A62];MarktkaufBereich;4;0) ;2)" office:value-type="string" office:string-value="0,99 €" calcext:value-type="string">
            <text:p>0,99 €</text:p>
          </table:table-cell>
          <table:table-cell table:style-name="ce13" table:formula="of:=VLOOKUP([.$A62];MarktkaufBereich;3;0)" office:value-type="string" office:string-value="gut" calcext:value-type="string">
            <text:p>gut</text:p>
          </table:table-cell>
          <table:table-cell table:style-name="ce19" table:formula="of:=DOLLAR(VLOOKUP([.$A62];PlusBereich;4;0) ;2)" office:value-type="string" office:string-value="" calcext:value-type="error">
            <text:p>#NV</text:p>
          </table:table-cell>
          <table:table-cell table:style-name="ce13" table:formula="of:=VLOOKUP([.$A62];PlusBereich;3;0)" office:value-type="string" office:string-value="" calcext:value-type="error">
            <text:p>#NV</text:p>
          </table:table-cell>
          <table:table-cell table:style-name="ce13" table:formula="of:=DOLLAR(VLOOKUP([.$A62];SchleckerBereich;4;0);2)" office:value-type="string" office:string-value="" calcext:value-type="error">
            <text:p>#NV</text:p>
          </table:table-cell>
          <table:table-cell table:style-name="ce13" table:formula="of:=VLOOKUP([.$A62];SchleckerBereich;3;0)" office:value-type="string" office:string-value="" calcext:value-type="error">
            <text:p>#NV</text:p>
          </table:table-cell>
          <table:table-cell table:style-name="ce13" table:formula="of:=DOLLAR(VLOOKUP([.$A62];MüllerBereich;4;0);2)" office:value-type="string" office:string-value="" calcext:value-type="error">
            <text:p>#NV</text:p>
          </table:table-cell>
          <table:table-cell table:style-name="ce13" table:formula="of:=VLOOKUP([.$A62];MüllerBereich;3;0)" office:value-type="string" office:string-value="" calcext:value-type="error">
            <text:p>#NV</text:p>
          </table:table-cell>
          <table:table-cell table:style-name="ce22" table:formula="of:=MIN(VALUE(IF(ISERROR([.$C62]);[Hilfsvariablen.$C$1];[.$C62]));VALUE(IF(ISERROR([.$E62]);[Hilfsvariablen.$C$1];[.$E62]));VALUE(IF(ISERROR([.$G62]);[Hilfsvariablen.$C$1];[.$G62]));VALUE(IF(ISERROR([.$I62]);[Hilfsvariablen.$C$1];[.$I62]));VALUE(IF(ISERROR([.$K62]);[Hilfsvariablen.$C$1];[.$K62]));VALUE(IF(ISERROR([.$M62]);[Hilfsvariablen.$C$1];[.$M62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äse Scheiben Maasdamer 45% Fett 200 g</text:p>
          </table:table-cell>
          <table:table-cell table:style-name="ce10" table:formula="of:=IF(VALUE([.$O63])=VALUE([Hilfsvariablen.$C$1]);&quot;&quot;;[.$O63])" office:value-type="currency" office:currency="EUR" office:value="0" calcext:value-type="currency">
            <text:p>0,00 €</text:p>
          </table:table-cell>
          <table:table-cell table:style-name="ce14" table:formula="of:=DOLLAR(VLOOKUP([.$A63];ReweBereich;4;0) ;2)" office:value-type="string" office:string-value="0,00 €" calcext:value-type="string">
            <text:p>0,00 €</text:p>
          </table:table-cell>
          <table:table-cell table:style-name="ce13" table:formula="of:=VLOOKUP([.$A63];ReweBereich;3;0)" office:value-type="float" office:value="0" calcext:value-type="float">
            <text:p/>
          </table:table-cell>
          <table:table-cell table:style-name="ce17" table:formula="of:=DOLLAR(VLOOKUP([.$A63];AldiBereich;4;0) ;2)" office:value-type="string" office:string-value="" calcext:value-type="error">
            <text:p>#NV</text:p>
          </table:table-cell>
          <table:table-cell table:style-name="ce13" table:formula="of:=VLOOKUP([.$A63];AldiBereich;3;0)" office:value-type="string" office:string-value="" calcext:value-type="error">
            <text:p>#NV</text:p>
          </table:table-cell>
          <table:table-cell table:style-name="ce18" table:formula="of:=DOLLAR(VLOOKUP([.$A63];MarktkaufBereich;4;0) ;2)" office:value-type="string" office:string-value="1,34 €" calcext:value-type="string">
            <text:p>1,34 €</text:p>
          </table:table-cell>
          <table:table-cell table:style-name="ce13" table:formula="of:=VLOOKUP([.$A63];MarktkaufBereich;3;0)" office:value-type="float" office:value="0" calcext:value-type="float">
            <text:p/>
          </table:table-cell>
          <table:table-cell table:style-name="ce19" table:formula="of:=DOLLAR(VLOOKUP([.$A63];PlusBereich;4;0) ;2)" office:value-type="string" office:string-value="" calcext:value-type="error">
            <text:p>#NV</text:p>
          </table:table-cell>
          <table:table-cell table:style-name="ce13" table:formula="of:=VLOOKUP([.$A63];PlusBereich;3;0)" office:value-type="string" office:string-value="" calcext:value-type="error">
            <text:p>#NV</text:p>
          </table:table-cell>
          <table:table-cell table:style-name="ce13" table:formula="of:=DOLLAR(VLOOKUP([.$A63];SchleckerBereich;4;0);2)" office:value-type="string" office:string-value="" calcext:value-type="error">
            <text:p>#NV</text:p>
          </table:table-cell>
          <table:table-cell table:style-name="ce13" table:formula="of:=VLOOKUP([.$A63];SchleckerBereich;3;0)" office:value-type="string" office:string-value="" calcext:value-type="error">
            <text:p>#NV</text:p>
          </table:table-cell>
          <table:table-cell table:style-name="ce13" table:formula="of:=DOLLAR(VLOOKUP([.$A63];MüllerBereich;4;0);2)" office:value-type="string" office:string-value="" calcext:value-type="error">
            <text:p>#NV</text:p>
          </table:table-cell>
          <table:table-cell table:style-name="ce13" table:formula="of:=VLOOKUP([.$A63];MüllerBereich;3;0)" office:value-type="string" office:string-value="" calcext:value-type="error">
            <text:p>#NV</text:p>
          </table:table-cell>
          <table:table-cell table:style-name="ce22" table:formula="of:=MIN(VALUE(IF(ISERROR([.$C63]);[Hilfsvariablen.$C$1];[.$C63]));VALUE(IF(ISERROR([.$E63]);[Hilfsvariablen.$C$1];[.$E63]));VALUE(IF(ISERROR([.$G63]);[Hilfsvariablen.$C$1];[.$G63]));VALUE(IF(ISERROR([.$I63]);[Hilfsvariablen.$C$1];[.$I63]));VALUE(IF(ISERROR([.$K63]);[Hilfsvariablen.$C$1];[.$K63]));VALUE(IF(ISERROR([.$M63]);[Hilfsvariablen.$C$1];[.$M63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äse Scheiben Mix 250 g</text:p>
          </table:table-cell>
          <table:table-cell table:style-name="ce10" table:formula="of:=IF(VALUE([.$O64])=VALUE([Hilfsvariablen.$C$1]);&quot;&quot;;[.$O64])">
            <text:p/>
          </table:table-cell>
          <table:table-cell table:style-name="ce14" table:formula="of:=DOLLAR(VLOOKUP([.$A64];ReweBereich;4;0) ;2)" office:value-type="string" office:string-value="" calcext:value-type="error">
            <text:p>#NV</text:p>
          </table:table-cell>
          <table:table-cell table:style-name="ce13" table:formula="of:=VLOOKUP([.$A64];ReweBereich;3;0)" office:value-type="string" office:string-value="" calcext:value-type="error">
            <text:p>#NV</text:p>
          </table:table-cell>
          <table:table-cell table:style-name="ce17" table:formula="of:=DOLLAR(VLOOKUP([.$A64];AldiBereich;4;0) ;2)" office:value-type="string" office:string-value="" calcext:value-type="error">
            <text:p>#NV</text:p>
          </table:table-cell>
          <table:table-cell table:style-name="ce13" table:formula="of:=VLOOKUP([.$A64];AldiBereich;3;0)" office:value-type="string" office:string-value="" calcext:value-type="error">
            <text:p>#NV</text:p>
          </table:table-cell>
          <table:table-cell table:style-name="ce18" table:formula="of:=DOLLAR(VLOOKUP([.$A64];MarktkaufBereich;4;0) ;2)" office:value-type="string" office:string-value="" calcext:value-type="error">
            <text:p>#NV</text:p>
          </table:table-cell>
          <table:table-cell table:style-name="ce13" table:formula="of:=VLOOKUP([.$A64];MarktkaufBereich;3;0)" office:value-type="string" office:string-value="" calcext:value-type="error">
            <text:p>#NV</text:p>
          </table:table-cell>
          <table:table-cell table:style-name="ce19" table:formula="of:=DOLLAR(VLOOKUP([.$A64];PlusBereich;4;0) ;2)" office:value-type="string" office:string-value="" calcext:value-type="error">
            <text:p>#NV</text:p>
          </table:table-cell>
          <table:table-cell table:style-name="ce13" table:formula="of:=VLOOKUP([.$A64];PlusBereich;3;0)" office:value-type="string" office:string-value="" calcext:value-type="error">
            <text:p>#NV</text:p>
          </table:table-cell>
          <table:table-cell table:style-name="ce13" table:formula="of:=DOLLAR(VLOOKUP([.$A64];SchleckerBereich;4;0);2)" office:value-type="string" office:string-value="" calcext:value-type="error">
            <text:p>#NV</text:p>
          </table:table-cell>
          <table:table-cell table:style-name="ce13" table:formula="of:=VLOOKUP([.$A64];SchleckerBereich;3;0)" office:value-type="string" office:string-value="" calcext:value-type="error">
            <text:p>#NV</text:p>
          </table:table-cell>
          <table:table-cell table:style-name="ce13" table:formula="of:=DOLLAR(VLOOKUP([.$A64];MüllerBereich;4;0);2)" office:value-type="string" office:string-value="" calcext:value-type="error">
            <text:p>#NV</text:p>
          </table:table-cell>
          <table:table-cell table:style-name="ce13" table:formula="of:=VLOOKUP([.$A64];MüllerBereich;3;0)" office:value-type="string" office:string-value="" calcext:value-type="error">
            <text:p>#NV</text:p>
          </table:table-cell>
          <table:table-cell table:style-name="ce22" table:formula="of:=MIN(VALUE(IF(ISERROR([.$C64]);[Hilfsvariablen.$C$1];[.$C64]));VALUE(IF(ISERROR([.$E64]);[Hilfsvariablen.$C$1];[.$E64]));VALUE(IF(ISERROR([.$G64]);[Hilfsvariablen.$C$1];[.$G64]));VALUE(IF(ISERROR([.$I64]);[Hilfsvariablen.$C$1];[.$I64]));VALUE(IF(ISERROR([.$K64]);[Hilfsvariablen.$C$1];[.$K64]));VALUE(IF(ISERROR([.$M64]);[Hilfsvariablen.$C$1];[.$M64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äse Schmelzkäse Kräuter 200 g</text:p>
          </table:table-cell>
          <table:table-cell table:style-name="ce10" table:formula="of:=IF(VALUE([.$O65])=VALUE([Hilfsvariablen.$C$1]);&quot;&quot;;[.$O65])" office:value-type="currency" office:currency="EUR" office:value="0" calcext:value-type="currency">
            <text:p>0,00 €</text:p>
          </table:table-cell>
          <table:table-cell table:style-name="ce14" table:formula="of:=DOLLAR(VLOOKUP([.$A65];ReweBereich;4;0) ;2)" office:value-type="string" office:string-value="0,00 €" calcext:value-type="string">
            <text:p>0,00 €</text:p>
          </table:table-cell>
          <table:table-cell table:style-name="ce13" table:formula="of:=VLOOKUP([.$A65];ReweBereich;3;0)" office:value-type="float" office:value="0" calcext:value-type="float">
            <text:p/>
          </table:table-cell>
          <table:table-cell table:style-name="ce17" table:formula="of:=DOLLAR(VLOOKUP([.$A65];AldiBereich;4;0) ;2)" office:value-type="string" office:string-value="" calcext:value-type="error">
            <text:p>#NV</text:p>
          </table:table-cell>
          <table:table-cell table:style-name="ce13" table:formula="of:=VLOOKUP([.$A65];AldiBereich;3;0)" office:value-type="string" office:string-value="" calcext:value-type="error">
            <text:p>#NV</text:p>
          </table:table-cell>
          <table:table-cell table:style-name="ce18" table:formula="of:=DOLLAR(VLOOKUP([.$A65];MarktkaufBereich;4;0) ;2)" office:value-type="string" office:string-value="0,79 €" calcext:value-type="string">
            <text:p>0,79 €</text:p>
          </table:table-cell>
          <table:table-cell table:style-name="ce13" table:formula="of:=VLOOKUP([.$A65];MarktkaufBereich;3;0)" office:value-type="float" office:value="0" calcext:value-type="float">
            <text:p/>
          </table:table-cell>
          <table:table-cell table:style-name="ce19" table:formula="of:=DOLLAR(VLOOKUP([.$A65];PlusBereich;4;0) ;2)" office:value-type="string" office:string-value="" calcext:value-type="error">
            <text:p>#NV</text:p>
          </table:table-cell>
          <table:table-cell table:style-name="ce13" table:formula="of:=VLOOKUP([.$A65];PlusBereich;3;0)" office:value-type="string" office:string-value="" calcext:value-type="error">
            <text:p>#NV</text:p>
          </table:table-cell>
          <table:table-cell table:style-name="ce13" table:formula="of:=DOLLAR(VLOOKUP([.$A65];SchleckerBereich;4;0);2)" office:value-type="string" office:string-value="" calcext:value-type="error">
            <text:p>#NV</text:p>
          </table:table-cell>
          <table:table-cell table:style-name="ce13" table:formula="of:=VLOOKUP([.$A65];SchleckerBereich;3;0)" office:value-type="string" office:string-value="" calcext:value-type="error">
            <text:p>#NV</text:p>
          </table:table-cell>
          <table:table-cell table:style-name="ce13" table:formula="of:=DOLLAR(VLOOKUP([.$A65];MüllerBereich;4;0);2)" office:value-type="string" office:string-value="" calcext:value-type="error">
            <text:p>#NV</text:p>
          </table:table-cell>
          <table:table-cell table:style-name="ce13" table:formula="of:=VLOOKUP([.$A65];MüllerBereich;3;0)" office:value-type="string" office:string-value="" calcext:value-type="error">
            <text:p>#NV</text:p>
          </table:table-cell>
          <table:table-cell table:style-name="ce22" table:formula="of:=MIN(VALUE(IF(ISERROR([.$C65]);[Hilfsvariablen.$C$1];[.$C65]));VALUE(IF(ISERROR([.$E65]);[Hilfsvariablen.$C$1];[.$E65]));VALUE(IF(ISERROR([.$G65]);[Hilfsvariablen.$C$1];[.$G65]));VALUE(IF(ISERROR([.$I65]);[Hilfsvariablen.$C$1];[.$I65]));VALUE(IF(ISERROR([.$K65]);[Hilfsvariablen.$C$1];[.$K65]));VALUE(IF(ISERROR([.$M65]);[Hilfsvariablen.$C$1];[.$M65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äse Schmelzkäseecken</text:p>
          </table:table-cell>
          <table:table-cell table:style-name="ce10" table:formula="of:=IF(VALUE([.$O66])=VALUE([Hilfsvariablen.$C$1]);&quot;&quot;;[.$O66])" office:value-type="currency" office:currency="EUR" office:value="0" calcext:value-type="currency">
            <text:p>0,00 €</text:p>
          </table:table-cell>
          <table:table-cell table:style-name="ce14" table:formula="of:=DOLLAR(VLOOKUP([.$A66];ReweBereich;4;0) ;2)" office:value-type="string" office:string-value="0,00 €" calcext:value-type="string">
            <text:p>0,00 €</text:p>
          </table:table-cell>
          <table:table-cell table:style-name="ce13" table:formula="of:=VLOOKUP([.$A66];ReweBereich;3;0)" office:value-type="float" office:value="0" calcext:value-type="float">
            <text:p/>
          </table:table-cell>
          <table:table-cell table:style-name="ce17" table:formula="of:=DOLLAR(VLOOKUP([.$A66];AldiBereich;4;0) ;2)" office:value-type="string" office:string-value="" calcext:value-type="error">
            <text:p>#NV</text:p>
          </table:table-cell>
          <table:table-cell table:style-name="ce13" table:formula="of:=VLOOKUP([.$A66];AldiBereich;3;0)" office:value-type="string" office:string-value="" calcext:value-type="error">
            <text:p>#NV</text:p>
          </table:table-cell>
          <table:table-cell table:style-name="ce18" table:formula="of:=DOLLAR(VLOOKUP([.$A66];MarktkaufBereich;4;0) ;2)" office:value-type="string" office:string-value="1,19 €" calcext:value-type="string">
            <text:p>1,19 €</text:p>
          </table:table-cell>
          <table:table-cell table:style-name="ce13" table:formula="of:=VLOOKUP([.$A66];MarktkaufBereich;3;0)" office:value-type="float" office:value="0" calcext:value-type="float">
            <text:p/>
          </table:table-cell>
          <table:table-cell table:style-name="ce19" table:formula="of:=DOLLAR(VLOOKUP([.$A66];PlusBereich;4;0) ;2)" office:value-type="string" office:string-value="" calcext:value-type="error">
            <text:p>#NV</text:p>
          </table:table-cell>
          <table:table-cell table:style-name="ce13" table:formula="of:=VLOOKUP([.$A66];PlusBereich;3;0)" office:value-type="string" office:string-value="" calcext:value-type="error">
            <text:p>#NV</text:p>
          </table:table-cell>
          <table:table-cell table:style-name="ce13" table:formula="of:=DOLLAR(VLOOKUP([.$A66];SchleckerBereich;4;0);2)" office:value-type="string" office:string-value="" calcext:value-type="error">
            <text:p>#NV</text:p>
          </table:table-cell>
          <table:table-cell table:style-name="ce13" table:formula="of:=VLOOKUP([.$A66];SchleckerBereich;3;0)" office:value-type="string" office:string-value="" calcext:value-type="error">
            <text:p>#NV</text:p>
          </table:table-cell>
          <table:table-cell table:style-name="ce13" table:formula="of:=DOLLAR(VLOOKUP([.$A66];MüllerBereich;4;0);2)" office:value-type="string" office:string-value="" calcext:value-type="error">
            <text:p>#NV</text:p>
          </table:table-cell>
          <table:table-cell table:style-name="ce13" table:formula="of:=VLOOKUP([.$A66];MüllerBereich;3;0)" office:value-type="string" office:string-value="" calcext:value-type="error">
            <text:p>#NV</text:p>
          </table:table-cell>
          <table:table-cell table:style-name="ce22" table:formula="of:=MIN(VALUE(IF(ISERROR([.$C66]);[Hilfsvariablen.$C$1];[.$C66]));VALUE(IF(ISERROR([.$E66]);[Hilfsvariablen.$C$1];[.$E66]));VALUE(IF(ISERROR([.$G66]);[Hilfsvariablen.$C$1];[.$G66]));VALUE(IF(ISERROR([.$I66]);[Hilfsvariablen.$C$1];[.$I66]));VALUE(IF(ISERROR([.$K66]);[Hilfsvariablen.$C$1];[.$K66]));VALUE(IF(ISERROR([.$M66]);[Hilfsvariablen.$C$1];[.$M66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augummi Extra Professional Herbal Mint</text:p>
          </table:table-cell>
          <table:table-cell table:style-name="ce10" table:formula="of:=IF(VALUE([.$O67])=VALUE([Hilfsvariablen.$C$1]);&quot;&quot;;[.$O67])">
            <text:p/>
          </table:table-cell>
          <table:table-cell table:style-name="ce14" table:formula="of:=DOLLAR(VLOOKUP([.$A67];ReweBereich;4;0) ;2)" office:value-type="string" office:string-value="" calcext:value-type="error">
            <text:p>#NV</text:p>
          </table:table-cell>
          <table:table-cell table:style-name="ce13" table:formula="of:=VLOOKUP([.$A67];ReweBereich;3;0)" office:value-type="string" office:string-value="" calcext:value-type="error">
            <text:p>#NV</text:p>
          </table:table-cell>
          <table:table-cell table:style-name="ce17" table:formula="of:=DOLLAR(VLOOKUP([.$A67];AldiBereich;4;0) ;2)" office:value-type="string" office:string-value="" calcext:value-type="error">
            <text:p>#NV</text:p>
          </table:table-cell>
          <table:table-cell table:style-name="ce13" table:formula="of:=VLOOKUP([.$A67];AldiBereich;3;0)" office:value-type="string" office:string-value="" calcext:value-type="error">
            <text:p>#NV</text:p>
          </table:table-cell>
          <table:table-cell table:style-name="ce18" table:formula="of:=DOLLAR(VLOOKUP([.$A67];MarktkaufBereich;4;0) ;2)" office:value-type="string" office:string-value="" calcext:value-type="error">
            <text:p>#NV</text:p>
          </table:table-cell>
          <table:table-cell table:style-name="ce13" table:formula="of:=VLOOKUP([.$A67];MarktkaufBereich;3;0)" office:value-type="string" office:string-value="" calcext:value-type="error">
            <text:p>#NV</text:p>
          </table:table-cell>
          <table:table-cell table:style-name="ce19" table:formula="of:=DOLLAR(VLOOKUP([.$A67];PlusBereich;4;0) ;2)" office:value-type="string" office:string-value="" calcext:value-type="error">
            <text:p>#NV</text:p>
          </table:table-cell>
          <table:table-cell table:style-name="ce13" table:formula="of:=VLOOKUP([.$A67];PlusBereich;3;0)" office:value-type="string" office:string-value="" calcext:value-type="error">
            <text:p>#NV</text:p>
          </table:table-cell>
          <table:table-cell table:style-name="ce13" table:formula="of:=DOLLAR(VLOOKUP([.$A67];SchleckerBereich;4;0);2)" office:value-type="string" office:string-value="" calcext:value-type="error">
            <text:p>#NV</text:p>
          </table:table-cell>
          <table:table-cell table:style-name="ce13" table:formula="of:=VLOOKUP([.$A67];SchleckerBereich;3;0)" office:value-type="string" office:string-value="" calcext:value-type="error">
            <text:p>#NV</text:p>
          </table:table-cell>
          <table:table-cell table:style-name="ce13" table:formula="of:=DOLLAR(VLOOKUP([.$A67];MüllerBereich;4;0);2)" office:value-type="string" office:string-value="" calcext:value-type="error">
            <text:p>#NV</text:p>
          </table:table-cell>
          <table:table-cell table:style-name="ce13" table:formula="of:=VLOOKUP([.$A67];MüllerBereich;3;0)" office:value-type="string" office:string-value="" calcext:value-type="error">
            <text:p>#NV</text:p>
          </table:table-cell>
          <table:table-cell table:style-name="ce22" table:formula="of:=MIN(VALUE(IF(ISERROR([.$C67]);[Hilfsvariablen.$C$1];[.$C67]));VALUE(IF(ISERROR([.$E67]);[Hilfsvariablen.$C$1];[.$E67]));VALUE(IF(ISERROR([.$G67]);[Hilfsvariablen.$C$1];[.$G67]));VALUE(IF(ISERROR([.$I67]);[Hilfsvariablen.$C$1];[.$I67]));VALUE(IF(ISERROR([.$K67]);[Hilfsvariablen.$C$1];[.$K67]));VALUE(IF(ISERROR([.$M67]);[Hilfsvariablen.$C$1];[.$M67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3">
          <table:table-cell table:style-name="ce3" office:value-type="string" calcext:value-type="string">
            <text:p>Keks Rolle</text:p>
          </table:table-cell>
          <table:table-cell table:style-name="ce10" table:formula="of:=IF(VALUE([.$O68])=VALUE([Hilfsvariablen.$C$1]);&quot;&quot;;[.$O68])" office:value-type="currency" office:currency="EUR" office:value="0.75" calcext:value-type="currency">
            <text:p>0,75 €</text:p>
          </table:table-cell>
          <table:table-cell table:style-name="ce14" table:formula="of:=DOLLAR(VLOOKUP([.$A68];ReweBereich;4;0) ;2)" office:value-type="string" office:string-value="" calcext:value-type="error">
            <text:p>#NV</text:p>
          </table:table-cell>
          <table:table-cell table:style-name="ce13" table:formula="of:=VLOOKUP([.$A68];ReweBereich;3;0)" office:value-type="string" office:string-value="" calcext:value-type="error">
            <text:p>#NV</text:p>
          </table:table-cell>
          <table:table-cell table:style-name="ce17" table:formula="of:=DOLLAR(VLOOKUP([.$A68];AldiBereich;4;0) ;2)" office:value-type="string" office:string-value="" calcext:value-type="error">
            <text:p>#NV</text:p>
          </table:table-cell>
          <table:table-cell table:style-name="ce13" table:formula="of:=VLOOKUP([.$A68];AldiBereich;3;0)" office:value-type="string" office:string-value="" calcext:value-type="error">
            <text:p>#NV</text:p>
          </table:table-cell>
          <table:table-cell table:style-name="ce18" table:formula="of:=DOLLAR(VLOOKUP([.$A68];MarktkaufBereich;4;0) ;2)" office:value-type="string" office:string-value="" calcext:value-type="error">
            <text:p>#NV</text:p>
          </table:table-cell>
          <table:table-cell table:style-name="ce13" table:formula="of:=VLOOKUP([.$A68];MarktkaufBereich;3;0)" office:value-type="string" office:string-value="" calcext:value-type="error">
            <text:p>#NV</text:p>
          </table:table-cell>
          <table:table-cell table:style-name="ce19" table:formula="of:=DOLLAR(VLOOKUP([.$A68];PlusBereich;4;0) ;2)" office:value-type="string" office:string-value="0,75 €" calcext:value-type="string">
            <text:p>0,75 €</text:p>
          </table:table-cell>
          <table:table-cell table:style-name="ce13" table:formula="of:=VLOOKUP([.$A68];PlusBereich;3;0)" office:value-type="float" office:value="0" calcext:value-type="float">
            <text:p/>
          </table:table-cell>
          <table:table-cell table:style-name="ce13" table:formula="of:=DOLLAR(VLOOKUP([.$A68];SchleckerBereich;4;0);2)" office:value-type="string" office:string-value="" calcext:value-type="error">
            <text:p>#NV</text:p>
          </table:table-cell>
          <table:table-cell table:style-name="ce13" table:formula="of:=VLOOKUP([.$A68];SchleckerBereich;3;0)" office:value-type="string" office:string-value="" calcext:value-type="error">
            <text:p>#NV</text:p>
          </table:table-cell>
          <table:table-cell table:style-name="ce13" table:formula="of:=DOLLAR(VLOOKUP([.$A68];MüllerBereich;4;0);2)" office:value-type="string" office:string-value="" calcext:value-type="error">
            <text:p>#NV</text:p>
          </table:table-cell>
          <table:table-cell table:style-name="ce13" table:formula="of:=VLOOKUP([.$A68];MüllerBereich;3;0)" office:value-type="string" office:string-value="" calcext:value-type="error">
            <text:p>#NV</text:p>
          </table:table-cell>
          <table:table-cell table:style-name="ce22" table:formula="of:=MIN(VALUE(IF(ISERROR([.$C68]);[Hilfsvariablen.$C$1];[.$C68]));VALUE(IF(ISERROR([.$E68]);[Hilfsvariablen.$C$1];[.$E68]));VALUE(IF(ISERROR([.$G68]);[Hilfsvariablen.$C$1];[.$G68]));VALUE(IF(ISERROR([.$I68]);[Hilfsvariablen.$C$1];[.$I68]));VALUE(IF(ISERROR([.$K68]);[Hilfsvariablen.$C$1];[.$K68]));VALUE(IF(ISERROR([.$M68]);[Hilfsvariablen.$C$1];[.$M68])))" office:value-type="currency" office:currency="EUR" office:value="0.75" calcext:value-type="currency">
            <text:p>0,75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3">
          <table:table-cell table:style-name="ce4" office:value-type="string" calcext:value-type="string">
            <text:p>Kondensmilch 10% 321ml</text:p>
          </table:table-cell>
          <table:table-cell table:style-name="ce10" table:formula="of:=IF(VALUE([.$O69])=VALUE([Hilfsvariablen.$C$1]);&quot;&quot;;[.$O69])" office:value-type="currency" office:currency="EUR" office:value="0" calcext:value-type="currency">
            <text:p>0,00 €</text:p>
          </table:table-cell>
          <table:table-cell table:style-name="ce14" table:formula="of:=DOLLAR(VLOOKUP([.$A69];ReweBereich;4;0) ;2)" office:value-type="string" office:string-value="0,00 €" calcext:value-type="string">
            <text:p>0,00 €</text:p>
          </table:table-cell>
          <table:table-cell table:style-name="ce13" table:formula="of:=VLOOKUP([.$A69];ReweBereich;3;0)" office:value-type="float" office:value="0" calcext:value-type="float">
            <text:p/>
          </table:table-cell>
          <table:table-cell table:style-name="ce17" table:formula="of:=DOLLAR(VLOOKUP([.$A69];AldiBereich;4;0) ;2)" office:value-type="string" office:string-value="" calcext:value-type="error">
            <text:p>#NV</text:p>
          </table:table-cell>
          <table:table-cell table:style-name="ce13" table:formula="of:=VLOOKUP([.$A69];AldiBereich;3;0)" office:value-type="string" office:string-value="" calcext:value-type="error">
            <text:p>#NV</text:p>
          </table:table-cell>
          <table:table-cell table:style-name="ce18" table:formula="of:=DOLLAR(VLOOKUP([.$A69];MarktkaufBereich;4;0) ;2)" office:value-type="string" office:string-value="0,49 €" calcext:value-type="string">
            <text:p>0,49 €</text:p>
          </table:table-cell>
          <table:table-cell table:style-name="ce13" table:formula="of:=VLOOKUP([.$A69];MarktkaufBereich;3;0)" office:value-type="string" office:string-value="gut" calcext:value-type="string">
            <text:p>gut</text:p>
          </table:table-cell>
          <table:table-cell table:style-name="ce19" table:formula="of:=DOLLAR(VLOOKUP([.$A69];PlusBereich;4;0) ;2)" office:value-type="string" office:string-value="" calcext:value-type="error">
            <text:p>#NV</text:p>
          </table:table-cell>
          <table:table-cell table:style-name="ce13" table:formula="of:=VLOOKUP([.$A69];PlusBereich;3;0)" office:value-type="string" office:string-value="" calcext:value-type="error">
            <text:p>#NV</text:p>
          </table:table-cell>
          <table:table-cell table:style-name="ce13" table:formula="of:=DOLLAR(VLOOKUP([.$A69];SchleckerBereich;4;0);2)" office:value-type="string" office:string-value="" calcext:value-type="error">
            <text:p>#NV</text:p>
          </table:table-cell>
          <table:table-cell table:style-name="ce13" table:formula="of:=VLOOKUP([.$A69];SchleckerBereich;3;0)" office:value-type="string" office:string-value="" calcext:value-type="error">
            <text:p>#NV</text:p>
          </table:table-cell>
          <table:table-cell table:style-name="ce13" table:formula="of:=DOLLAR(VLOOKUP([.$A69];MüllerBereich;4;0);2)" office:value-type="string" office:string-value="" calcext:value-type="error">
            <text:p>#NV</text:p>
          </table:table-cell>
          <table:table-cell table:style-name="ce13" table:formula="of:=VLOOKUP([.$A69];MüllerBereich;3;0)" office:value-type="string" office:string-value="" calcext:value-type="error">
            <text:p>#NV</text:p>
          </table:table-cell>
          <table:table-cell table:style-name="ce22" table:formula="of:=MIN(VALUE(IF(ISERROR([.$C69]);[Hilfsvariablen.$C$1];[.$C69]));VALUE(IF(ISERROR([.$E69]);[Hilfsvariablen.$C$1];[.$E69]));VALUE(IF(ISERROR([.$G69]);[Hilfsvariablen.$C$1];[.$G69]));VALUE(IF(ISERROR([.$I69]);[Hilfsvariablen.$C$1];[.$I69]));VALUE(IF(ISERROR([.$K69]);[Hilfsvariablen.$C$1];[.$K69]));VALUE(IF(ISERROR([.$M69]);[Hilfsvariablen.$C$1];[.$M69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ondensmilch 4% 316 ml</text:p>
          </table:table-cell>
          <table:table-cell table:style-name="ce10" table:formula="of:=IF(VALUE([.$O70])=VALUE([Hilfsvariablen.$C$1]);&quot;&quot;;[.$O70])" office:value-type="currency" office:currency="EUR" office:value="0" calcext:value-type="currency">
            <text:p>0,00 €</text:p>
          </table:table-cell>
          <table:table-cell table:style-name="ce14" table:formula="of:=DOLLAR(VLOOKUP([.$A70];ReweBereich;4;0) ;2)" office:value-type="string" office:string-value="0,00 €" calcext:value-type="string">
            <text:p>0,00 €</text:p>
          </table:table-cell>
          <table:table-cell table:style-name="ce13" table:formula="of:=VLOOKUP([.$A70];ReweBereich;3;0)" office:value-type="float" office:value="0" calcext:value-type="float">
            <text:p/>
          </table:table-cell>
          <table:table-cell table:style-name="ce17" table:formula="of:=DOLLAR(VLOOKUP([.$A70];AldiBereich;4;0) ;2)" office:value-type="string" office:string-value="" calcext:value-type="error">
            <text:p>#NV</text:p>
          </table:table-cell>
          <table:table-cell table:style-name="ce13" table:formula="of:=VLOOKUP([.$A70];AldiBereich;3;0)" office:value-type="string" office:string-value="" calcext:value-type="error">
            <text:p>#NV</text:p>
          </table:table-cell>
          <table:table-cell table:style-name="ce18" table:formula="of:=DOLLAR(VLOOKUP([.$A70];MarktkaufBereich;4;0) ;2)" office:value-type="string" office:string-value="0,37 €" calcext:value-type="string">
            <text:p>0,37 €</text:p>
          </table:table-cell>
          <table:table-cell table:style-name="ce13" table:formula="of:=VLOOKUP([.$A70];MarktkaufBereich;3;0)" office:value-type="string" office:string-value="gut" calcext:value-type="string">
            <text:p>gut</text:p>
          </table:table-cell>
          <table:table-cell table:style-name="ce19" table:formula="of:=DOLLAR(VLOOKUP([.$A70];PlusBereich;4;0) ;2)" office:value-type="string" office:string-value="0,35 €" calcext:value-type="string">
            <text:p>0,35 €</text:p>
          </table:table-cell>
          <table:table-cell table:style-name="ce13" table:formula="of:=VLOOKUP([.$A70];PlusBereich;3;0)" office:value-type="float" office:value="0" calcext:value-type="float">
            <text:p/>
          </table:table-cell>
          <table:table-cell table:style-name="ce13" table:formula="of:=DOLLAR(VLOOKUP([.$A70];SchleckerBereich;4;0);2)" office:value-type="string" office:string-value="" calcext:value-type="error">
            <text:p>#NV</text:p>
          </table:table-cell>
          <table:table-cell table:style-name="ce13" table:formula="of:=VLOOKUP([.$A70];SchleckerBereich;3;0)" office:value-type="string" office:string-value="" calcext:value-type="error">
            <text:p>#NV</text:p>
          </table:table-cell>
          <table:table-cell table:style-name="ce13" table:formula="of:=DOLLAR(VLOOKUP([.$A70];MüllerBereich;4;0);2)" office:value-type="string" office:string-value="" calcext:value-type="error">
            <text:p>#NV</text:p>
          </table:table-cell>
          <table:table-cell table:style-name="ce13" table:formula="of:=VLOOKUP([.$A70];MüllerBereich;3;0)" office:value-type="string" office:string-value="" calcext:value-type="error">
            <text:p>#NV</text:p>
          </table:table-cell>
          <table:table-cell table:style-name="ce22" table:formula="of:=MIN(VALUE(IF(ISERROR([.$C70]);[Hilfsvariablen.$C$1];[.$C70]));VALUE(IF(ISERROR([.$E70]);[Hilfsvariablen.$C$1];[.$E70]));VALUE(IF(ISERROR([.$G70]);[Hilfsvariablen.$C$1];[.$G70]));VALUE(IF(ISERROR([.$I70]);[Hilfsvariablen.$C$1];[.$I70]));VALUE(IF(ISERROR([.$K70]);[Hilfsvariablen.$C$1];[.$K70]));VALUE(IF(ISERROR([.$M70]);[Hilfsvariablen.$C$1];[.$M70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ondensmilch 7,5% 320 ml</text:p>
          </table:table-cell>
          <table:table-cell table:style-name="ce10" table:formula="of:=IF(VALUE([.$O71])=VALUE([Hilfsvariablen.$C$1]);&quot;&quot;;[.$O71])">
            <text:p/>
          </table:table-cell>
          <table:table-cell table:style-name="ce14" table:formula="of:=DOLLAR(VLOOKUP([.$A71];ReweBereich;4;0) ;2)" office:value-type="string" office:string-value="" calcext:value-type="error">
            <text:p>#NV</text:p>
          </table:table-cell>
          <table:table-cell table:style-name="ce13" table:formula="of:=VLOOKUP([.$A71];ReweBereich;3;0)" office:value-type="string" office:string-value="" calcext:value-type="error">
            <text:p>#NV</text:p>
          </table:table-cell>
          <table:table-cell table:style-name="ce17" table:formula="of:=DOLLAR(VLOOKUP([.$A71];AldiBereich;4;0) ;2)" office:value-type="string" office:string-value="" calcext:value-type="error">
            <text:p>#NV</text:p>
          </table:table-cell>
          <table:table-cell table:style-name="ce13" table:formula="of:=VLOOKUP([.$A71];AldiBereich;3;0)" office:value-type="string" office:string-value="" calcext:value-type="error">
            <text:p>#NV</text:p>
          </table:table-cell>
          <table:table-cell table:style-name="ce18" table:formula="of:=DOLLAR(VLOOKUP([.$A71];MarktkaufBereich;4;0) ;2)" office:value-type="string" office:string-value="" calcext:value-type="error">
            <text:p>#NV</text:p>
          </table:table-cell>
          <table:table-cell table:style-name="ce13" table:formula="of:=VLOOKUP([.$A71];MarktkaufBereich;3;0)" office:value-type="string" office:string-value="" calcext:value-type="error">
            <text:p>#NV</text:p>
          </table:table-cell>
          <table:table-cell table:style-name="ce19" table:formula="of:=DOLLAR(VLOOKUP([.$A71];PlusBereich;4;0) ;2)" office:value-type="string" office:string-value="" calcext:value-type="error">
            <text:p>#NV</text:p>
          </table:table-cell>
          <table:table-cell table:style-name="ce13" table:formula="of:=VLOOKUP([.$A71];PlusBereich;3;0)" office:value-type="string" office:string-value="" calcext:value-type="error">
            <text:p>#NV</text:p>
          </table:table-cell>
          <table:table-cell table:style-name="ce13" table:formula="of:=DOLLAR(VLOOKUP([.$A71];SchleckerBereich;4;0);2)" office:value-type="string" office:string-value="" calcext:value-type="error">
            <text:p>#NV</text:p>
          </table:table-cell>
          <table:table-cell table:style-name="ce13" table:formula="of:=VLOOKUP([.$A71];SchleckerBereich;3;0)" office:value-type="string" office:string-value="" calcext:value-type="error">
            <text:p>#NV</text:p>
          </table:table-cell>
          <table:table-cell table:style-name="ce13" table:formula="of:=DOLLAR(VLOOKUP([.$A71];MüllerBereich;4;0);2)" office:value-type="string" office:string-value="" calcext:value-type="error">
            <text:p>#NV</text:p>
          </table:table-cell>
          <table:table-cell table:style-name="ce13" table:formula="of:=VLOOKUP([.$A71];MüllerBereich;3;0)" office:value-type="string" office:string-value="" calcext:value-type="error">
            <text:p>#NV</text:p>
          </table:table-cell>
          <table:table-cell table:style-name="ce22" table:formula="of:=MIN(VALUE(IF(ISERROR([.$C71]);[Hilfsvariablen.$C$1];[.$C71]));VALUE(IF(ISERROR([.$E71]);[Hilfsvariablen.$C$1];[.$E71]));VALUE(IF(ISERROR([.$G71]);[Hilfsvariablen.$C$1];[.$G71]));VALUE(IF(ISERROR([.$I71]);[Hilfsvariablen.$C$1];[.$I71]));VALUE(IF(ISERROR([.$K71]);[Hilfsvariablen.$C$1];[.$K71]));VALUE(IF(ISERROR([.$M71]);[Hilfsvariablen.$C$1];[.$M71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Marmelade Erdbeer 450 g</text:p>
          </table:table-cell>
          <table:table-cell table:style-name="ce10" table:formula="of:=IF(VALUE([.$O72])=VALUE([Hilfsvariablen.$C$1]);&quot;&quot;;[.$O72])" office:value-type="currency" office:currency="EUR" office:value="0.95" calcext:value-type="currency">
            <text:p>0,95 €</text:p>
          </table:table-cell>
          <table:table-cell table:style-name="ce14" table:formula="of:=DOLLAR(VLOOKUP([.$A72];ReweBereich;4;0) ;2)" office:value-type="string" office:string-value="" calcext:value-type="error">
            <text:p>#NV</text:p>
          </table:table-cell>
          <table:table-cell table:style-name="ce13" table:formula="of:=VLOOKUP([.$A72];ReweBereich;3;0)" office:value-type="string" office:string-value="" calcext:value-type="error">
            <text:p>#NV</text:p>
          </table:table-cell>
          <table:table-cell table:style-name="ce17" table:formula="of:=DOLLAR(VLOOKUP([.$A72];AldiBereich;4;0) ;2)" office:value-type="string" office:string-value="0,95 €" calcext:value-type="string">
            <text:p>0,95 €</text:p>
          </table:table-cell>
          <table:table-cell table:style-name="ce13" table:formula="of:=VLOOKUP([.$A72];AldiBereich;3;0)" office:value-type="float" office:value="0" calcext:value-type="float">
            <text:p/>
          </table:table-cell>
          <table:table-cell table:style-name="ce18" table:formula="of:=DOLLAR(VLOOKUP([.$A72];MarktkaufBereich;4;0) ;2)" office:value-type="string" office:string-value="" calcext:value-type="error">
            <text:p>#NV</text:p>
          </table:table-cell>
          <table:table-cell table:style-name="ce13" table:formula="of:=VLOOKUP([.$A72];MarktkaufBereich;3;0)" office:value-type="string" office:string-value="" calcext:value-type="error">
            <text:p>#NV</text:p>
          </table:table-cell>
          <table:table-cell table:style-name="ce19" table:formula="of:=DOLLAR(VLOOKUP([.$A72];PlusBereich;4;0) ;2)" office:value-type="string" office:string-value="" calcext:value-type="error">
            <text:p>#NV</text:p>
          </table:table-cell>
          <table:table-cell table:style-name="ce13" table:formula="of:=VLOOKUP([.$A72];PlusBereich;3;0)" office:value-type="string" office:string-value="" calcext:value-type="error">
            <text:p>#NV</text:p>
          </table:table-cell>
          <table:table-cell table:style-name="ce13" table:formula="of:=DOLLAR(VLOOKUP([.$A72];SchleckerBereich;4;0);2)" office:value-type="string" office:string-value="" calcext:value-type="error">
            <text:p>#NV</text:p>
          </table:table-cell>
          <table:table-cell table:style-name="ce13" table:formula="of:=VLOOKUP([.$A72];SchleckerBereich;3;0)" office:value-type="string" office:string-value="" calcext:value-type="error">
            <text:p>#NV</text:p>
          </table:table-cell>
          <table:table-cell table:style-name="ce13" table:formula="of:=DOLLAR(VLOOKUP([.$A72];MüllerBereich;4;0);2)" office:value-type="string" office:string-value="" calcext:value-type="error">
            <text:p>#NV</text:p>
          </table:table-cell>
          <table:table-cell table:style-name="ce13" table:formula="of:=VLOOKUP([.$A72];MüllerBereich;3;0)" office:value-type="string" office:string-value="" calcext:value-type="error">
            <text:p>#NV</text:p>
          </table:table-cell>
          <table:table-cell table:style-name="ce22" table:formula="of:=MIN(VALUE(IF(ISERROR([.$C72]);[Hilfsvariablen.$C$1];[.$C72]));VALUE(IF(ISERROR([.$E72]);[Hilfsvariablen.$C$1];[.$E72]));VALUE(IF(ISERROR([.$G72]);[Hilfsvariablen.$C$1];[.$G72]));VALUE(IF(ISERROR([.$I72]);[Hilfsvariablen.$C$1];[.$I72]));VALUE(IF(ISERROR([.$K72]);[Hilfsvariablen.$C$1];[.$K72]));VALUE(IF(ISERROR([.$M72]);[Hilfsvariablen.$C$1];[.$M72])))" office:value-type="currency" office:currency="EUR" office:value="0.95" calcext:value-type="currency">
            <text:p>0,95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Milch 1,5% Fett 1L Frischmilch</text:p>
          </table:table-cell>
          <table:table-cell table:style-name="ce10" table:formula="of:=IF(VALUE([.$O73])=VALUE([Hilfsvariablen.$C$1]);&quot;&quot;;[.$O73])" office:value-type="currency" office:currency="EUR" office:value="0" calcext:value-type="currency">
            <text:p>0,00 €</text:p>
          </table:table-cell>
          <table:table-cell table:style-name="ce14" table:formula="of:=DOLLAR(VLOOKUP([.$A73];ReweBereich;4;0) ;2)" office:value-type="string" office:string-value="0,00 €" calcext:value-type="string">
            <text:p>0,00 €</text:p>
          </table:table-cell>
          <table:table-cell table:style-name="ce13" table:formula="of:=VLOOKUP([.$A73];ReweBereich;3;0)" office:value-type="float" office:value="0" calcext:value-type="float">
            <text:p/>
          </table:table-cell>
          <table:table-cell table:style-name="ce17" table:formula="of:=DOLLAR(VLOOKUP([.$A73];AldiBereich;4;0) ;2)" office:value-type="string" office:string-value="" calcext:value-type="error">
            <text:p>#NV</text:p>
          </table:table-cell>
          <table:table-cell table:style-name="ce13" table:formula="of:=VLOOKUP([.$A73];AldiBereich;3;0)" office:value-type="string" office:string-value="" calcext:value-type="error">
            <text:p>#NV</text:p>
          </table:table-cell>
          <table:table-cell table:style-name="ce18" table:formula="of:=DOLLAR(VLOOKUP([.$A73];MarktkaufBereich;4;0) ;2)" office:value-type="string" office:string-value="0,61 €" calcext:value-type="string">
            <text:p>0,61 €</text:p>
          </table:table-cell>
          <table:table-cell table:style-name="ce13" table:formula="of:=VLOOKUP([.$A73];MarktkaufBereich;3;0)" office:value-type="string" office:string-value="gut" calcext:value-type="string">
            <text:p>gut</text:p>
          </table:table-cell>
          <table:table-cell table:style-name="ce19" table:formula="of:=DOLLAR(VLOOKUP([.$A73];PlusBereich;4;0) ;2)" office:value-type="string" office:string-value="" calcext:value-type="error">
            <text:p>#NV</text:p>
          </table:table-cell>
          <table:table-cell table:style-name="ce13" table:formula="of:=VLOOKUP([.$A73];PlusBereich;3;0)" office:value-type="string" office:string-value="" calcext:value-type="error">
            <text:p>#NV</text:p>
          </table:table-cell>
          <table:table-cell table:style-name="ce13" table:formula="of:=DOLLAR(VLOOKUP([.$A73];SchleckerBereich;4;0);2)" office:value-type="string" office:string-value="" calcext:value-type="error">
            <text:p>#NV</text:p>
          </table:table-cell>
          <table:table-cell table:style-name="ce13" table:formula="of:=VLOOKUP([.$A73];SchleckerBereich;3;0)" office:value-type="string" office:string-value="" calcext:value-type="error">
            <text:p>#NV</text:p>
          </table:table-cell>
          <table:table-cell table:style-name="ce13" table:formula="of:=DOLLAR(VLOOKUP([.$A73];MüllerBereich;4;0);2)" office:value-type="string" office:string-value="" calcext:value-type="error">
            <text:p>#NV</text:p>
          </table:table-cell>
          <table:table-cell table:style-name="ce13" table:formula="of:=VLOOKUP([.$A73];MüllerBereich;3;0)" office:value-type="string" office:string-value="" calcext:value-type="error">
            <text:p>#NV</text:p>
          </table:table-cell>
          <table:table-cell table:style-name="ce22" table:formula="of:=MIN(VALUE(IF(ISERROR([.$C73]);[Hilfsvariablen.$C$1];[.$C73]));VALUE(IF(ISERROR([.$E73]);[Hilfsvariablen.$C$1];[.$E73]));VALUE(IF(ISERROR([.$G73]);[Hilfsvariablen.$C$1];[.$G73]));VALUE(IF(ISERROR([.$I73]);[Hilfsvariablen.$C$1];[.$I73]));VALUE(IF(ISERROR([.$K73]);[Hilfsvariablen.$C$1];[.$K73]));VALUE(IF(ISERROR([.$M73]);[Hilfsvariablen.$C$1];[.$M73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Milch 1,5% Fett 1L</text:p>
          </table:table-cell>
          <table:table-cell table:style-name="ce10" table:formula="of:=IF(VALUE([.$O74])=VALUE([Hilfsvariablen.$C$1]);&quot;&quot;;[.$O74])" office:value-type="currency" office:currency="EUR" office:value="0" calcext:value-type="currency">
            <text:p>0,00 €</text:p>
          </table:table-cell>
          <table:table-cell table:style-name="ce14" table:formula="of:=DOLLAR(VLOOKUP([.$A74];ReweBereich;4;0) ;2)" office:value-type="string" office:string-value="0,00 €" calcext:value-type="string">
            <text:p>0,00 €</text:p>
          </table:table-cell>
          <table:table-cell table:style-name="ce13" table:formula="of:=VLOOKUP([.$A74];ReweBereich;3;0)" office:value-type="float" office:value="0" calcext:value-type="float">
            <text:p/>
          </table:table-cell>
          <table:table-cell table:style-name="ce17" table:formula="of:=DOLLAR(VLOOKUP([.$A74];AldiBereich;4;0) ;2)" office:value-type="string" office:string-value="" calcext:value-type="error">
            <text:p>#NV</text:p>
          </table:table-cell>
          <table:table-cell table:style-name="ce13" table:formula="of:=VLOOKUP([.$A74];AldiBereich;3;0)" office:value-type="string" office:string-value="" calcext:value-type="error">
            <text:p>#NV</text:p>
          </table:table-cell>
          <table:table-cell table:style-name="ce18" table:formula="of:=DOLLAR(VLOOKUP([.$A74];MarktkaufBereich;4;0) ;2)" office:value-type="string" office:string-value="0,61 €" calcext:value-type="string">
            <text:p>0,61 €</text:p>
          </table:table-cell>
          <table:table-cell table:style-name="ce13" table:formula="of:=VLOOKUP([.$A74];MarktkaufBereich;3;0)" office:value-type="string" office:string-value="gut" calcext:value-type="string">
            <text:p>gut</text:p>
          </table:table-cell>
          <table:table-cell table:style-name="ce19" table:formula="of:=DOLLAR(VLOOKUP([.$A74];PlusBereich;4;0) ;2)" office:value-type="string" office:string-value="0,66 €" calcext:value-type="string">
            <text:p>0,66 €</text:p>
          </table:table-cell>
          <table:table-cell table:style-name="ce13" table:formula="of:=VLOOKUP([.$A74];PlusBereich;3;0)" office:value-type="float" office:value="0" calcext:value-type="float">
            <text:p/>
          </table:table-cell>
          <table:table-cell table:style-name="ce13" table:formula="of:=DOLLAR(VLOOKUP([.$A74];SchleckerBereich;4;0);2)" office:value-type="string" office:string-value="" calcext:value-type="error">
            <text:p>#NV</text:p>
          </table:table-cell>
          <table:table-cell table:style-name="ce13" table:formula="of:=VLOOKUP([.$A74];SchleckerBereich;3;0)" office:value-type="string" office:string-value="" calcext:value-type="error">
            <text:p>#NV</text:p>
          </table:table-cell>
          <table:table-cell table:style-name="ce13" table:formula="of:=DOLLAR(VLOOKUP([.$A74];MüllerBereich;4;0);2)" office:value-type="string" office:string-value="" calcext:value-type="error">
            <text:p>#NV</text:p>
          </table:table-cell>
          <table:table-cell table:style-name="ce13" table:formula="of:=VLOOKUP([.$A74];MüllerBereich;3;0)" office:value-type="string" office:string-value="" calcext:value-type="error">
            <text:p>#NV</text:p>
          </table:table-cell>
          <table:table-cell table:style-name="ce22" table:formula="of:=MIN(VALUE(IF(ISERROR([.$C74]);[Hilfsvariablen.$C$1];[.$C74]));VALUE(IF(ISERROR([.$E74]);[Hilfsvariablen.$C$1];[.$E74]));VALUE(IF(ISERROR([.$G74]);[Hilfsvariablen.$C$1];[.$G74]));VALUE(IF(ISERROR([.$I74]);[Hilfsvariablen.$C$1];[.$I74]));VALUE(IF(ISERROR([.$K74]);[Hilfsvariablen.$C$1];[.$K74]));VALUE(IF(ISERROR([.$M74]);[Hilfsvariablen.$C$1];[.$M74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Milch 3,5% Fett 1L</text:p>
          </table:table-cell>
          <table:table-cell table:style-name="ce10" table:formula="of:=IF(VALUE([.$O75])=VALUE([Hilfsvariablen.$C$1]);&quot;&quot;;[.$O75])" office:value-type="currency" office:currency="EUR" office:value="0" calcext:value-type="currency">
            <text:p>0,00 €</text:p>
          </table:table-cell>
          <table:table-cell table:style-name="ce14" table:formula="of:=DOLLAR(VLOOKUP([.$A75];ReweBereich;4;0) ;2)" office:value-type="string" office:string-value="0,00 €" calcext:value-type="string">
            <text:p>0,00 €</text:p>
          </table:table-cell>
          <table:table-cell table:style-name="ce13" table:formula="of:=VLOOKUP([.$A75];ReweBereich;3;0)" office:value-type="float" office:value="0" calcext:value-type="float">
            <text:p/>
          </table:table-cell>
          <table:table-cell table:style-name="ce17" table:formula="of:=DOLLAR(VLOOKUP([.$A75];AldiBereich;4;0) ;2)" office:value-type="string" office:string-value="" calcext:value-type="error">
            <text:p>#NV</text:p>
          </table:table-cell>
          <table:table-cell table:style-name="ce13" table:formula="of:=VLOOKUP([.$A75];AldiBereich;3;0)" office:value-type="string" office:string-value="" calcext:value-type="error">
            <text:p>#NV</text:p>
          </table:table-cell>
          <table:table-cell table:style-name="ce18" table:formula="of:=DOLLAR(VLOOKUP([.$A75];MarktkaufBereich;4;0) ;2)" office:value-type="string" office:string-value="0,62 €" calcext:value-type="string">
            <text:p>0,62 €</text:p>
          </table:table-cell>
          <table:table-cell table:style-name="ce13" table:formula="of:=VLOOKUP([.$A75];MarktkaufBereich;3;0)" office:value-type="string" office:string-value="gut" calcext:value-type="string">
            <text:p>gut</text:p>
          </table:table-cell>
          <table:table-cell table:style-name="ce19" table:formula="of:=DOLLAR(VLOOKUP([.$A75];PlusBereich;4;0) ;2)" office:value-type="string" office:string-value="" calcext:value-type="error">
            <text:p>#NV</text:p>
          </table:table-cell>
          <table:table-cell table:style-name="ce13" table:formula="of:=VLOOKUP([.$A75];PlusBereich;3;0)" office:value-type="string" office:string-value="" calcext:value-type="error">
            <text:p>#NV</text:p>
          </table:table-cell>
          <table:table-cell table:style-name="ce13" table:formula="of:=DOLLAR(VLOOKUP([.$A75];SchleckerBereich;4;0);2)" office:value-type="string" office:string-value="" calcext:value-type="error">
            <text:p>#NV</text:p>
          </table:table-cell>
          <table:table-cell table:style-name="ce13" table:formula="of:=VLOOKUP([.$A75];SchleckerBereich;3;0)" office:value-type="string" office:string-value="" calcext:value-type="error">
            <text:p>#NV</text:p>
          </table:table-cell>
          <table:table-cell table:style-name="ce13" table:formula="of:=DOLLAR(VLOOKUP([.$A75];MüllerBereich;4;0);2)" office:value-type="string" office:string-value="" calcext:value-type="error">
            <text:p>#NV</text:p>
          </table:table-cell>
          <table:table-cell table:style-name="ce13" table:formula="of:=VLOOKUP([.$A75];MüllerBereich;3;0)" office:value-type="string" office:string-value="" calcext:value-type="error">
            <text:p>#NV</text:p>
          </table:table-cell>
          <table:table-cell table:style-name="ce22" table:formula="of:=MIN(VALUE(IF(ISERROR([.$C75]);[Hilfsvariablen.$C$1];[.$C75]));VALUE(IF(ISERROR([.$E75]);[Hilfsvariablen.$C$1];[.$E75]));VALUE(IF(ISERROR([.$G75]);[Hilfsvariablen.$C$1];[.$G75]));VALUE(IF(ISERROR([.$I75]);[Hilfsvariablen.$C$1];[.$I75]));VALUE(IF(ISERROR([.$K75]);[Hilfsvariablen.$C$1];[.$K75]));VALUE(IF(ISERROR([.$M75]);[Hilfsvariablen.$C$1];[.$M75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Müsli Corneflakes mit Vitaminen</text:p>
          </table:table-cell>
          <table:table-cell table:style-name="ce10" table:formula="of:=IF(VALUE([.$O76])=VALUE([Hilfsvariablen.$C$1]);&quot;&quot;;[.$O76])" office:value-type="currency" office:currency="EUR" office:value="0" calcext:value-type="currency">
            <text:p>0,00 €</text:p>
          </table:table-cell>
          <table:table-cell table:style-name="ce14" table:formula="of:=DOLLAR(VLOOKUP([.$A76];ReweBereich;4;0) ;2)" office:value-type="string" office:string-value="0,00 €" calcext:value-type="string">
            <text:p>0,00 €</text:p>
          </table:table-cell>
          <table:table-cell table:style-name="ce13" table:formula="of:=VLOOKUP([.$A76];ReweBereich;3;0)" office:value-type="float" office:value="0" calcext:value-type="float">
            <text:p/>
          </table:table-cell>
          <table:table-cell table:style-name="ce17" table:formula="of:=DOLLAR(VLOOKUP([.$A76];AldiBereich;4;0) ;2)" office:value-type="string" office:string-value="" calcext:value-type="error">
            <text:p>#NV</text:p>
          </table:table-cell>
          <table:table-cell table:style-name="ce13" table:formula="of:=VLOOKUP([.$A76];AldiBereich;3;0)" office:value-type="string" office:string-value="" calcext:value-type="error">
            <text:p>#NV</text:p>
          </table:table-cell>
          <table:table-cell table:style-name="ce18" table:formula="of:=DOLLAR(VLOOKUP([.$A76];MarktkaufBereich;4;0) ;2)" office:value-type="string" office:string-value="0,99 €" calcext:value-type="string">
            <text:p>0,99 €</text:p>
          </table:table-cell>
          <table:table-cell table:style-name="ce13" table:formula="of:=VLOOKUP([.$A76];MarktkaufBereich;3;0)" office:value-type="string" office:string-value="gut" calcext:value-type="string">
            <text:p>gut</text:p>
          </table:table-cell>
          <table:table-cell table:style-name="ce19" table:formula="of:=DOLLAR(VLOOKUP([.$A76];PlusBereich;4;0) ;2)" office:value-type="string" office:string-value="" calcext:value-type="error">
            <text:p>#NV</text:p>
          </table:table-cell>
          <table:table-cell table:style-name="ce13" table:formula="of:=VLOOKUP([.$A76];PlusBereich;3;0)" office:value-type="string" office:string-value="" calcext:value-type="error">
            <text:p>#NV</text:p>
          </table:table-cell>
          <table:table-cell table:style-name="ce13" table:formula="of:=DOLLAR(VLOOKUP([.$A76];SchleckerBereich;4;0);2)" office:value-type="string" office:string-value="" calcext:value-type="error">
            <text:p>#NV</text:p>
          </table:table-cell>
          <table:table-cell table:style-name="ce13" table:formula="of:=VLOOKUP([.$A76];SchleckerBereich;3;0)" office:value-type="string" office:string-value="" calcext:value-type="error">
            <text:p>#NV</text:p>
          </table:table-cell>
          <table:table-cell table:style-name="ce13" table:formula="of:=DOLLAR(VLOOKUP([.$A76];MüllerBereich;4;0);2)" office:value-type="string" office:string-value="" calcext:value-type="error">
            <text:p>#NV</text:p>
          </table:table-cell>
          <table:table-cell table:style-name="ce13" table:formula="of:=VLOOKUP([.$A76];MüllerBereich;3;0)" office:value-type="string" office:string-value="" calcext:value-type="error">
            <text:p>#NV</text:p>
          </table:table-cell>
          <table:table-cell table:style-name="ce22" table:formula="of:=MIN(VALUE(IF(ISERROR([.$C76]);[Hilfsvariablen.$C$1];[.$C76]));VALUE(IF(ISERROR([.$E76]);[Hilfsvariablen.$C$1];[.$E76]));VALUE(IF(ISERROR([.$G76]);[Hilfsvariablen.$C$1];[.$G76]));VALUE(IF(ISERROR([.$I76]);[Hilfsvariablen.$C$1];[.$I76]));VALUE(IF(ISERROR([.$K76]);[Hilfsvariablen.$C$1];[.$K76]));VALUE(IF(ISERROR([.$M76]);[Hilfsvariablen.$C$1];[.$M76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Müsli Cornflakes Original</text:p>
          </table:table-cell>
          <table:table-cell table:style-name="ce10" table:formula="of:=IF(VALUE([.$O77])=VALUE([Hilfsvariablen.$C$1]);&quot;&quot;;[.$O77])">
            <text:p/>
          </table:table-cell>
          <table:table-cell table:style-name="ce14" table:formula="of:=DOLLAR(VLOOKUP([.$A77];ReweBereich;4;0) ;2)" office:value-type="string" office:string-value="" calcext:value-type="error">
            <text:p>#NV</text:p>
          </table:table-cell>
          <table:table-cell table:style-name="ce13" table:formula="of:=VLOOKUP([.$A77];ReweBereich;3;0)" office:value-type="string" office:string-value="" calcext:value-type="error">
            <text:p>#NV</text:p>
          </table:table-cell>
          <table:table-cell table:style-name="ce17" table:formula="of:=DOLLAR(VLOOKUP([.$A77];AldiBereich;4;0) ;2)" office:value-type="string" office:string-value="" calcext:value-type="error">
            <text:p>#NV</text:p>
          </table:table-cell>
          <table:table-cell table:style-name="ce13" table:formula="of:=VLOOKUP([.$A77];AldiBereich;3;0)" office:value-type="string" office:string-value="" calcext:value-type="error">
            <text:p>#NV</text:p>
          </table:table-cell>
          <table:table-cell table:style-name="ce18" table:formula="of:=DOLLAR(VLOOKUP([.$A77];MarktkaufBereich;4;0) ;2)" office:value-type="string" office:string-value="" calcext:value-type="error">
            <text:p>#NV</text:p>
          </table:table-cell>
          <table:table-cell table:style-name="ce13" table:formula="of:=VLOOKUP([.$A77];MarktkaufBereich;3;0)" office:value-type="string" office:string-value="" calcext:value-type="error">
            <text:p>#NV</text:p>
          </table:table-cell>
          <table:table-cell table:style-name="ce19" table:formula="of:=DOLLAR(VLOOKUP([.$A77];PlusBereich;4;0) ;2)" office:value-type="string" office:string-value="" calcext:value-type="error">
            <text:p>#NV</text:p>
          </table:table-cell>
          <table:table-cell table:style-name="ce13" table:formula="of:=VLOOKUP([.$A77];PlusBereich;3;0)" office:value-type="string" office:string-value="" calcext:value-type="error">
            <text:p>#NV</text:p>
          </table:table-cell>
          <table:table-cell table:style-name="ce13" table:formula="of:=DOLLAR(VLOOKUP([.$A77];SchleckerBereich;4;0);2)" office:value-type="string" office:string-value="" calcext:value-type="error">
            <text:p>#NV</text:p>
          </table:table-cell>
          <table:table-cell table:style-name="ce13" table:formula="of:=VLOOKUP([.$A77];SchleckerBereich;3;0)" office:value-type="string" office:string-value="" calcext:value-type="error">
            <text:p>#NV</text:p>
          </table:table-cell>
          <table:table-cell table:style-name="ce13" table:formula="of:=DOLLAR(VLOOKUP([.$A77];MüllerBereich;4;0);2)" office:value-type="string" office:string-value="" calcext:value-type="error">
            <text:p>#NV</text:p>
          </table:table-cell>
          <table:table-cell table:style-name="ce13" table:formula="of:=VLOOKUP([.$A77];MüllerBereich;3;0)" office:value-type="string" office:string-value="" calcext:value-type="error">
            <text:p>#NV</text:p>
          </table:table-cell>
          <table:table-cell table:style-name="ce22" table:formula="of:=MIN(VALUE(IF(ISERROR([.$C77]);[Hilfsvariablen.$C$1];[.$C77]));VALUE(IF(ISERROR([.$E77]);[Hilfsvariablen.$C$1];[.$E77]));VALUE(IF(ISERROR([.$G77]);[Hilfsvariablen.$C$1];[.$G77]));VALUE(IF(ISERROR([.$I77]);[Hilfsvariablen.$C$1];[.$I77]));VALUE(IF(ISERROR([.$K77]);[Hilfsvariablen.$C$1];[.$K77]));VALUE(IF(ISERROR([.$M77]);[Hilfsvariablen.$C$1];[.$M77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Obst Äpfel lose 1 kg</text:p>
          </table:table-cell>
          <table:table-cell table:style-name="ce10" table:formula="of:=IF(VALUE([.$O78])=VALUE([Hilfsvariablen.$C$1]);&quot;&quot;;[.$O78])" office:value-type="currency" office:currency="EUR" office:value="0" calcext:value-type="currency">
            <text:p>0,00 €</text:p>
          </table:table-cell>
          <table:table-cell table:style-name="ce14" table:formula="of:=DOLLAR(VLOOKUP([.$A78];ReweBereich;4;0) ;2)" office:value-type="string" office:string-value="0,00 €" calcext:value-type="string">
            <text:p>0,00 €</text:p>
          </table:table-cell>
          <table:table-cell table:style-name="ce13" table:formula="of:=VLOOKUP([.$A78];ReweBereich;3;0)" office:value-type="float" office:value="0" calcext:value-type="float">
            <text:p/>
          </table:table-cell>
          <table:table-cell table:style-name="ce17" table:formula="of:=DOLLAR(VLOOKUP([.$A78];AldiBereich;4;0) ;2)" office:value-type="string" office:string-value="" calcext:value-type="error">
            <text:p>#NV</text:p>
          </table:table-cell>
          <table:table-cell table:style-name="ce13" table:formula="of:=VLOOKUP([.$A78];AldiBereich;3;0)" office:value-type="string" office:string-value="" calcext:value-type="error">
            <text:p>#NV</text:p>
          </table:table-cell>
          <table:table-cell table:style-name="ce18" table:formula="of:=DOLLAR(VLOOKUP([.$A78];MarktkaufBereich;4;0) ;2)" office:value-type="string" office:string-value="1,99 €" calcext:value-type="string">
            <text:p>1,99 €</text:p>
          </table:table-cell>
          <table:table-cell table:style-name="ce13" table:formula="of:=VLOOKUP([.$A78];MarktkaufBereich;3;0)" office:value-type="string" office:string-value="gut" calcext:value-type="string">
            <text:p>gut</text:p>
          </table:table-cell>
          <table:table-cell table:style-name="ce19" table:formula="of:=DOLLAR(VLOOKUP([.$A78];PlusBereich;4;0) ;2)" office:value-type="string" office:string-value="" calcext:value-type="error">
            <text:p>#NV</text:p>
          </table:table-cell>
          <table:table-cell table:style-name="ce13" table:formula="of:=VLOOKUP([.$A78];PlusBereich;3;0)" office:value-type="string" office:string-value="" calcext:value-type="error">
            <text:p>#NV</text:p>
          </table:table-cell>
          <table:table-cell table:style-name="ce13" table:formula="of:=DOLLAR(VLOOKUP([.$A78];SchleckerBereich;4;0);2)" office:value-type="string" office:string-value="" calcext:value-type="error">
            <text:p>#NV</text:p>
          </table:table-cell>
          <table:table-cell table:style-name="ce13" table:formula="of:=VLOOKUP([.$A78];SchleckerBereich;3;0)" office:value-type="string" office:string-value="" calcext:value-type="error">
            <text:p>#NV</text:p>
          </table:table-cell>
          <table:table-cell table:style-name="ce13" table:formula="of:=DOLLAR(VLOOKUP([.$A78];MüllerBereich;4;0);2)" office:value-type="string" office:string-value="" calcext:value-type="error">
            <text:p>#NV</text:p>
          </table:table-cell>
          <table:table-cell table:style-name="ce13" table:formula="of:=VLOOKUP([.$A78];MüllerBereich;3;0)" office:value-type="string" office:string-value="" calcext:value-type="error">
            <text:p>#NV</text:p>
          </table:table-cell>
          <table:table-cell table:style-name="ce22" table:formula="of:=MIN(VALUE(IF(ISERROR([.$C78]);[Hilfsvariablen.$C$1];[.$C78]));VALUE(IF(ISERROR([.$E78]);[Hilfsvariablen.$C$1];[.$E78]));VALUE(IF(ISERROR([.$G78]);[Hilfsvariablen.$C$1];[.$G78]));VALUE(IF(ISERROR([.$I78]);[Hilfsvariablen.$C$1];[.$I78]));VALUE(IF(ISERROR([.$K78]);[Hilfsvariablen.$C$1];[.$K78]));VALUE(IF(ISERROR([.$M78]);[Hilfsvariablen.$C$1];[.$M78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Obst Birnen 1 kg</text:p>
          </table:table-cell>
          <table:table-cell table:style-name="ce10" table:formula="of:=IF(VALUE([.$O79])=VALUE([Hilfsvariablen.$C$1]);&quot;&quot;;[.$O79])" office:value-type="currency" office:currency="EUR" office:value="0" calcext:value-type="currency">
            <text:p>0,00 €</text:p>
          </table:table-cell>
          <table:table-cell table:style-name="ce14" table:formula="of:=DOLLAR(VLOOKUP([.$A79];ReweBereich;4;0) ;2)" office:value-type="string" office:string-value="0,00 €" calcext:value-type="string">
            <text:p>0,00 €</text:p>
          </table:table-cell>
          <table:table-cell table:style-name="ce13" table:formula="of:=VLOOKUP([.$A79];ReweBereich;3;0)" office:value-type="float" office:value="0" calcext:value-type="float">
            <text:p/>
          </table:table-cell>
          <table:table-cell table:style-name="ce17" table:formula="of:=DOLLAR(VLOOKUP([.$A79];AldiBereich;4;0) ;2)" office:value-type="string" office:string-value="" calcext:value-type="error">
            <text:p>#NV</text:p>
          </table:table-cell>
          <table:table-cell table:style-name="ce13" table:formula="of:=VLOOKUP([.$A79];AldiBereich;3;0)" office:value-type="string" office:string-value="" calcext:value-type="error">
            <text:p>#NV</text:p>
          </table:table-cell>
          <table:table-cell table:style-name="ce18" table:formula="of:=DOLLAR(VLOOKUP([.$A79];MarktkaufBereich;4;0) ;2)" office:value-type="string" office:string-value="1,79 €" calcext:value-type="string">
            <text:p>1,79 €</text:p>
          </table:table-cell>
          <table:table-cell table:style-name="ce13" table:formula="of:=VLOOKUP([.$A79];MarktkaufBereich;3;0)" office:value-type="string" office:string-value="gut" calcext:value-type="string">
            <text:p>gut</text:p>
          </table:table-cell>
          <table:table-cell table:style-name="ce19" table:formula="of:=DOLLAR(VLOOKUP([.$A79];PlusBereich;4;0) ;2)" office:value-type="string" office:string-value="" calcext:value-type="error">
            <text:p>#NV</text:p>
          </table:table-cell>
          <table:table-cell table:style-name="ce13" table:formula="of:=VLOOKUP([.$A79];PlusBereich;3;0)" office:value-type="string" office:string-value="" calcext:value-type="error">
            <text:p>#NV</text:p>
          </table:table-cell>
          <table:table-cell table:style-name="ce13" table:formula="of:=DOLLAR(VLOOKUP([.$A79];SchleckerBereich;4;0);2)" office:value-type="string" office:string-value="" calcext:value-type="error">
            <text:p>#NV</text:p>
          </table:table-cell>
          <table:table-cell table:style-name="ce13" table:formula="of:=VLOOKUP([.$A79];SchleckerBereich;3;0)" office:value-type="string" office:string-value="" calcext:value-type="error">
            <text:p>#NV</text:p>
          </table:table-cell>
          <table:table-cell table:style-name="ce13" table:formula="of:=DOLLAR(VLOOKUP([.$A79];MüllerBereich;4;0);2)" office:value-type="string" office:string-value="" calcext:value-type="error">
            <text:p>#NV</text:p>
          </table:table-cell>
          <table:table-cell table:style-name="ce13" table:formula="of:=VLOOKUP([.$A79];MüllerBereich;3;0)" office:value-type="string" office:string-value="" calcext:value-type="error">
            <text:p>#NV</text:p>
          </table:table-cell>
          <table:table-cell table:style-name="ce22" table:formula="of:=MIN(VALUE(IF(ISERROR([.$C79]);[Hilfsvariablen.$C$1];[.$C79]));VALUE(IF(ISERROR([.$E79]);[Hilfsvariablen.$C$1];[.$E79]));VALUE(IF(ISERROR([.$G79]);[Hilfsvariablen.$C$1];[.$G79]));VALUE(IF(ISERROR([.$I79]);[Hilfsvariablen.$C$1];[.$I79]));VALUE(IF(ISERROR([.$K79]);[Hilfsvariablen.$C$1];[.$K79]));VALUE(IF(ISERROR([.$M79]);[Hilfsvariablen.$C$1];[.$M79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Obst Büchse Ananas Scheiben 490 g</text:p>
          </table:table-cell>
          <table:table-cell table:style-name="ce10" table:formula="of:=IF(VALUE([.$O80])=VALUE([Hilfsvariablen.$C$1]);&quot;&quot;;[.$O80])" office:value-type="currency" office:currency="EUR" office:value="0" calcext:value-type="currency">
            <text:p>0,00 €</text:p>
          </table:table-cell>
          <table:table-cell table:style-name="ce14" table:formula="of:=DOLLAR(VLOOKUP([.$A80];ReweBereich;4;0) ;2)" office:value-type="string" office:string-value="0,00 €" calcext:value-type="string">
            <text:p>0,00 €</text:p>
          </table:table-cell>
          <table:table-cell table:style-name="ce13" table:formula="of:=VLOOKUP([.$A80];ReweBereich;3;0)" office:value-type="float" office:value="0" calcext:value-type="float">
            <text:p/>
          </table:table-cell>
          <table:table-cell table:style-name="ce17" table:formula="of:=DOLLAR(VLOOKUP([.$A80];AldiBereich;4;0) ;2)" office:value-type="string" office:string-value="" calcext:value-type="error">
            <text:p>#NV</text:p>
          </table:table-cell>
          <table:table-cell table:style-name="ce13" table:formula="of:=VLOOKUP([.$A80];AldiBereich;3;0)" office:value-type="string" office:string-value="" calcext:value-type="error">
            <text:p>#NV</text:p>
          </table:table-cell>
          <table:table-cell table:style-name="ce18" table:formula="of:=DOLLAR(VLOOKUP([.$A80];MarktkaufBereich;4;0) ;2)" office:value-type="string" office:string-value="1,59 €" calcext:value-type="string">
            <text:p>1,59 €</text:p>
          </table:table-cell>
          <table:table-cell table:style-name="ce13" table:formula="of:=VLOOKUP([.$A80];MarktkaufBereich;3;0)" office:value-type="float" office:value="0" calcext:value-type="float">
            <text:p/>
          </table:table-cell>
          <table:table-cell table:style-name="ce19" table:formula="of:=DOLLAR(VLOOKUP([.$A80];PlusBereich;4;0) ;2)" office:value-type="string" office:string-value="" calcext:value-type="error">
            <text:p>#NV</text:p>
          </table:table-cell>
          <table:table-cell table:style-name="ce13" table:formula="of:=VLOOKUP([.$A80];PlusBereich;3;0)" office:value-type="string" office:string-value="" calcext:value-type="error">
            <text:p>#NV</text:p>
          </table:table-cell>
          <table:table-cell table:style-name="ce13" table:formula="of:=DOLLAR(VLOOKUP([.$A80];SchleckerBereich;4;0);2)" office:value-type="string" office:string-value="" calcext:value-type="error">
            <text:p>#NV</text:p>
          </table:table-cell>
          <table:table-cell table:style-name="ce13" table:formula="of:=VLOOKUP([.$A80];SchleckerBereich;3;0)" office:value-type="string" office:string-value="" calcext:value-type="error">
            <text:p>#NV</text:p>
          </table:table-cell>
          <table:table-cell table:style-name="ce13" table:formula="of:=DOLLAR(VLOOKUP([.$A80];MüllerBereich;4;0);2)" office:value-type="string" office:string-value="" calcext:value-type="error">
            <text:p>#NV</text:p>
          </table:table-cell>
          <table:table-cell table:style-name="ce13" table:formula="of:=VLOOKUP([.$A80];MüllerBereich;3;0)" office:value-type="string" office:string-value="" calcext:value-type="error">
            <text:p>#NV</text:p>
          </table:table-cell>
          <table:table-cell table:style-name="ce22" table:formula="of:=MIN(VALUE(IF(ISERROR([.$C80]);[Hilfsvariablen.$C$1];[.$C80]));VALUE(IF(ISERROR([.$E80]);[Hilfsvariablen.$C$1];[.$E80]));VALUE(IF(ISERROR([.$G80]);[Hilfsvariablen.$C$1];[.$G80]));VALUE(IF(ISERROR([.$I80]);[Hilfsvariablen.$C$1];[.$I80]));VALUE(IF(ISERROR([.$K80]);[Hilfsvariablen.$C$1];[.$K80]));VALUE(IF(ISERROR([.$M80]);[Hilfsvariablen.$C$1];[.$M80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Obst Büchse Ananas Stücken 340 g</text:p>
          </table:table-cell>
          <table:table-cell table:style-name="ce10" table:formula="of:=IF(VALUE([.$O81])=VALUE([Hilfsvariablen.$C$1]);&quot;&quot;;[.$O81])">
            <text:p/>
          </table:table-cell>
          <table:table-cell table:style-name="ce14" table:formula="of:=DOLLAR(VLOOKUP([.$A81];ReweBereich;4;0) ;2)" office:value-type="string" office:string-value="" calcext:value-type="error">
            <text:p>#NV</text:p>
          </table:table-cell>
          <table:table-cell table:style-name="ce13" table:formula="of:=VLOOKUP([.$A81];ReweBereich;3;0)" office:value-type="string" office:string-value="" calcext:value-type="error">
            <text:p>#NV</text:p>
          </table:table-cell>
          <table:table-cell table:style-name="ce17" table:formula="of:=DOLLAR(VLOOKUP([.$A81];AldiBereich;4;0) ;2)" office:value-type="string" office:string-value="" calcext:value-type="error">
            <text:p>#NV</text:p>
          </table:table-cell>
          <table:table-cell table:style-name="ce13" table:formula="of:=VLOOKUP([.$A81];AldiBereich;3;0)" office:value-type="string" office:string-value="" calcext:value-type="error">
            <text:p>#NV</text:p>
          </table:table-cell>
          <table:table-cell table:style-name="ce18" table:formula="of:=DOLLAR(VLOOKUP([.$A81];MarktkaufBereich;4;0) ;2)" office:value-type="string" office:string-value="" calcext:value-type="error">
            <text:p>#NV</text:p>
          </table:table-cell>
          <table:table-cell table:style-name="ce13" table:formula="of:=VLOOKUP([.$A81];MarktkaufBereich;3;0)" office:value-type="string" office:string-value="" calcext:value-type="error">
            <text:p>#NV</text:p>
          </table:table-cell>
          <table:table-cell table:style-name="ce19" table:formula="of:=DOLLAR(VLOOKUP([.$A81];PlusBereich;4;0) ;2)" office:value-type="string" office:string-value="" calcext:value-type="error">
            <text:p>#NV</text:p>
          </table:table-cell>
          <table:table-cell table:style-name="ce13" table:formula="of:=VLOOKUP([.$A81];PlusBereich;3;0)" office:value-type="string" office:string-value="" calcext:value-type="error">
            <text:p>#NV</text:p>
          </table:table-cell>
          <table:table-cell table:style-name="ce13" table:formula="of:=DOLLAR(VLOOKUP([.$A81];SchleckerBereich;4;0);2)" office:value-type="string" office:string-value="" calcext:value-type="error">
            <text:p>#NV</text:p>
          </table:table-cell>
          <table:table-cell table:style-name="ce13" table:formula="of:=VLOOKUP([.$A81];SchleckerBereich;3;0)" office:value-type="string" office:string-value="" calcext:value-type="error">
            <text:p>#NV</text:p>
          </table:table-cell>
          <table:table-cell table:style-name="ce13" table:formula="of:=DOLLAR(VLOOKUP([.$A81];MüllerBereich;4;0);2)" office:value-type="string" office:string-value="" calcext:value-type="error">
            <text:p>#NV</text:p>
          </table:table-cell>
          <table:table-cell table:style-name="ce13" table:formula="of:=VLOOKUP([.$A81];MüllerBereich;3;0)" office:value-type="string" office:string-value="" calcext:value-type="error">
            <text:p>#NV</text:p>
          </table:table-cell>
          <table:table-cell table:style-name="ce22" table:formula="of:=MIN(VALUE(IF(ISERROR([.$C81]);[Hilfsvariablen.$C$1];[.$C81]));VALUE(IF(ISERROR([.$E81]);[Hilfsvariablen.$C$1];[.$E81]));VALUE(IF(ISERROR([.$G81]);[Hilfsvariablen.$C$1];[.$G81]));VALUE(IF(ISERROR([.$I81]);[Hilfsvariablen.$C$1];[.$I81]));VALUE(IF(ISERROR([.$K81]);[Hilfsvariablen.$C$1];[.$K81]));VALUE(IF(ISERROR([.$M81]);[Hilfsvariablen.$C$1];[.$M81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Obst Büchse Pfirsiche 465 g</text:p>
          </table:table-cell>
          <table:table-cell table:style-name="ce10" table:formula="of:=IF(VALUE([.$O82])=VALUE([Hilfsvariablen.$C$1]);&quot;&quot;;[.$O82])">
            <text:p/>
          </table:table-cell>
          <table:table-cell table:style-name="ce14" table:formula="of:=DOLLAR(VLOOKUP([.$A82];ReweBereich;4;0) ;2)" office:value-type="string" office:string-value="" calcext:value-type="error">
            <text:p>#NV</text:p>
          </table:table-cell>
          <table:table-cell table:style-name="ce13" table:formula="of:=VLOOKUP([.$A82];ReweBereich;3;0)" office:value-type="string" office:string-value="" calcext:value-type="error">
            <text:p>#NV</text:p>
          </table:table-cell>
          <table:table-cell table:style-name="ce17" table:formula="of:=DOLLAR(VLOOKUP([.$A82];AldiBereich;4;0) ;2)" office:value-type="string" office:string-value="" calcext:value-type="error">
            <text:p>#NV</text:p>
          </table:table-cell>
          <table:table-cell table:style-name="ce13" table:formula="of:=VLOOKUP([.$A82];AldiBereich;3;0)" office:value-type="string" office:string-value="" calcext:value-type="error">
            <text:p>#NV</text:p>
          </table:table-cell>
          <table:table-cell table:style-name="ce18" table:formula="of:=DOLLAR(VLOOKUP([.$A82];MarktkaufBereich;4;0) ;2)" office:value-type="string" office:string-value="" calcext:value-type="error">
            <text:p>#NV</text:p>
          </table:table-cell>
          <table:table-cell table:style-name="ce13" table:formula="of:=VLOOKUP([.$A82];MarktkaufBereich;3;0)" office:value-type="string" office:string-value="" calcext:value-type="error">
            <text:p>#NV</text:p>
          </table:table-cell>
          <table:table-cell table:style-name="ce19" table:formula="of:=DOLLAR(VLOOKUP([.$A82];PlusBereich;4;0) ;2)" office:value-type="string" office:string-value="" calcext:value-type="error">
            <text:p>#NV</text:p>
          </table:table-cell>
          <table:table-cell table:style-name="ce13" table:formula="of:=VLOOKUP([.$A82];PlusBereich;3;0)" office:value-type="string" office:string-value="" calcext:value-type="error">
            <text:p>#NV</text:p>
          </table:table-cell>
          <table:table-cell table:style-name="ce13" table:formula="of:=DOLLAR(VLOOKUP([.$A82];SchleckerBereich;4;0);2)" office:value-type="string" office:string-value="" calcext:value-type="error">
            <text:p>#NV</text:p>
          </table:table-cell>
          <table:table-cell table:style-name="ce13" table:formula="of:=VLOOKUP([.$A82];SchleckerBereich;3;0)" office:value-type="string" office:string-value="" calcext:value-type="error">
            <text:p>#NV</text:p>
          </table:table-cell>
          <table:table-cell table:style-name="ce13" table:formula="of:=DOLLAR(VLOOKUP([.$A82];MüllerBereich;4;0);2)" office:value-type="string" office:string-value="" calcext:value-type="error">
            <text:p>#NV</text:p>
          </table:table-cell>
          <table:table-cell table:style-name="ce13" table:formula="of:=VLOOKUP([.$A82];MüllerBereich;3;0)" office:value-type="string" office:string-value="" calcext:value-type="error">
            <text:p>#NV</text:p>
          </table:table-cell>
          <table:table-cell table:style-name="ce22" table:formula="of:=MIN(VALUE(IF(ISERROR([.$C82]);[Hilfsvariablen.$C$1];[.$C82]));VALUE(IF(ISERROR([.$E82]);[Hilfsvariablen.$C$1];[.$E82]));VALUE(IF(ISERROR([.$G82]);[Hilfsvariablen.$C$1];[.$G82]));VALUE(IF(ISERROR([.$I82]);[Hilfsvariablen.$C$1];[.$I82]));VALUE(IF(ISERROR([.$K82]);[Hilfsvariablen.$C$1];[.$K82]));VALUE(IF(ISERROR([.$M82]);[Hilfsvariablen.$C$1];[.$M82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Obst Glas Pflaumen 680 g</text:p>
          </table:table-cell>
          <table:table-cell table:style-name="ce10" table:formula="of:=IF(VALUE([.$O83])=VALUE([Hilfsvariablen.$C$1]);&quot;&quot;;[.$O83])" office:value-type="currency" office:currency="EUR" office:value="0" calcext:value-type="currency">
            <text:p>0,00 €</text:p>
          </table:table-cell>
          <table:table-cell table:style-name="ce14" table:formula="of:=DOLLAR(VLOOKUP([.$A83];ReweBereich;4;0) ;2)" office:value-type="string" office:string-value="0,00 €" calcext:value-type="string">
            <text:p>0,00 €</text:p>
          </table:table-cell>
          <table:table-cell table:style-name="ce13" table:formula="of:=VLOOKUP([.$A83];ReweBereich;3;0)" office:value-type="float" office:value="0" calcext:value-type="float">
            <text:p/>
          </table:table-cell>
          <table:table-cell table:style-name="ce17" table:formula="of:=DOLLAR(VLOOKUP([.$A83];AldiBereich;4;0) ;2)" office:value-type="string" office:string-value="" calcext:value-type="error">
            <text:p>#NV</text:p>
          </table:table-cell>
          <table:table-cell table:style-name="ce13" table:formula="of:=VLOOKUP([.$A83];AldiBereich;3;0)" office:value-type="string" office:string-value="" calcext:value-type="error">
            <text:p>#NV</text:p>
          </table:table-cell>
          <table:table-cell table:style-name="ce18" table:formula="of:=DOLLAR(VLOOKUP([.$A83];MarktkaufBereich;4;0) ;2)" office:value-type="string" office:string-value="0,99 €" calcext:value-type="string">
            <text:p>0,99 €</text:p>
          </table:table-cell>
          <table:table-cell table:style-name="ce13" table:formula="of:=VLOOKUP([.$A83];MarktkaufBereich;3;0)" office:value-type="float" office:value="0" calcext:value-type="float">
            <text:p/>
          </table:table-cell>
          <table:table-cell table:style-name="ce19" table:formula="of:=DOLLAR(VLOOKUP([.$A83];PlusBereich;4;0) ;2)" office:value-type="string" office:string-value="" calcext:value-type="error">
            <text:p>#NV</text:p>
          </table:table-cell>
          <table:table-cell table:style-name="ce13" table:formula="of:=VLOOKUP([.$A83];PlusBereich;3;0)" office:value-type="string" office:string-value="" calcext:value-type="error">
            <text:p>#NV</text:p>
          </table:table-cell>
          <table:table-cell table:style-name="ce13" table:formula="of:=DOLLAR(VLOOKUP([.$A83];SchleckerBereich;4;0);2)" office:value-type="string" office:string-value="" calcext:value-type="error">
            <text:p>#NV</text:p>
          </table:table-cell>
          <table:table-cell table:style-name="ce13" table:formula="of:=VLOOKUP([.$A83];SchleckerBereich;3;0)" office:value-type="string" office:string-value="" calcext:value-type="error">
            <text:p>#NV</text:p>
          </table:table-cell>
          <table:table-cell table:style-name="ce13" table:formula="of:=DOLLAR(VLOOKUP([.$A83];MüllerBereich;4;0);2)" office:value-type="string" office:string-value="" calcext:value-type="error">
            <text:p>#NV</text:p>
          </table:table-cell>
          <table:table-cell table:style-name="ce13" table:formula="of:=VLOOKUP([.$A83];MüllerBereich;3;0)" office:value-type="string" office:string-value="" calcext:value-type="error">
            <text:p>#NV</text:p>
          </table:table-cell>
          <table:table-cell table:style-name="ce22" table:formula="of:=MIN(VALUE(IF(ISERROR([.$C83]);[Hilfsvariablen.$C$1];[.$C83]));VALUE(IF(ISERROR([.$E83]);[Hilfsvariablen.$C$1];[.$E83]));VALUE(IF(ISERROR([.$G83]);[Hilfsvariablen.$C$1];[.$G83]));VALUE(IF(ISERROR([.$I83]);[Hilfsvariablen.$C$1];[.$I83]));VALUE(IF(ISERROR([.$K83]);[Hilfsvariablen.$C$1];[.$K83]));VALUE(IF(ISERROR([.$M83]);[Hilfsvariablen.$C$1];[.$M83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Obst Glas Stachelbeeren 680 g</text:p>
          </table:table-cell>
          <table:table-cell table:style-name="ce10" table:formula="of:=IF(VALUE([.$O84])=VALUE([Hilfsvariablen.$C$1]);&quot;&quot;;[.$O84])" office:value-type="currency" office:currency="EUR" office:value="0" calcext:value-type="currency">
            <text:p>0,00 €</text:p>
          </table:table-cell>
          <table:table-cell table:style-name="ce14" table:formula="of:=DOLLAR(VLOOKUP([.$A84];ReweBereich;4;0) ;2)" office:value-type="string" office:string-value="0,00 €" calcext:value-type="string">
            <text:p>0,00 €</text:p>
          </table:table-cell>
          <table:table-cell table:style-name="ce13" table:formula="of:=VLOOKUP([.$A84];ReweBereich;3;0)" office:value-type="float" office:value="0" calcext:value-type="float">
            <text:p/>
          </table:table-cell>
          <table:table-cell table:style-name="ce17" table:formula="of:=DOLLAR(VLOOKUP([.$A84];AldiBereich;4;0) ;2)" office:value-type="string" office:string-value="" calcext:value-type="error">
            <text:p>#NV</text:p>
          </table:table-cell>
          <table:table-cell table:style-name="ce13" table:formula="of:=VLOOKUP([.$A84];AldiBereich;3;0)" office:value-type="string" office:string-value="" calcext:value-type="error">
            <text:p>#NV</text:p>
          </table:table-cell>
          <table:table-cell table:style-name="ce18" table:formula="of:=DOLLAR(VLOOKUP([.$A84];MarktkaufBereich;4;0) ;2)" office:value-type="string" office:string-value="1,59 €" calcext:value-type="string">
            <text:p>1,59 €</text:p>
          </table:table-cell>
          <table:table-cell table:style-name="ce13" table:formula="of:=VLOOKUP([.$A84];MarktkaufBereich;3;0)" office:value-type="float" office:value="0" calcext:value-type="float">
            <text:p/>
          </table:table-cell>
          <table:table-cell table:style-name="ce19" table:formula="of:=DOLLAR(VLOOKUP([.$A84];PlusBereich;4;0) ;2)" office:value-type="string" office:string-value="" calcext:value-type="error">
            <text:p>#NV</text:p>
          </table:table-cell>
          <table:table-cell table:style-name="ce13" table:formula="of:=VLOOKUP([.$A84];PlusBereich;3;0)" office:value-type="string" office:string-value="" calcext:value-type="error">
            <text:p>#NV</text:p>
          </table:table-cell>
          <table:table-cell table:style-name="ce13" table:formula="of:=DOLLAR(VLOOKUP([.$A84];SchleckerBereich;4;0);2)" office:value-type="string" office:string-value="" calcext:value-type="error">
            <text:p>#NV</text:p>
          </table:table-cell>
          <table:table-cell table:style-name="ce13" table:formula="of:=VLOOKUP([.$A84];SchleckerBereich;3;0)" office:value-type="string" office:string-value="" calcext:value-type="error">
            <text:p>#NV</text:p>
          </table:table-cell>
          <table:table-cell table:style-name="ce13" table:formula="of:=DOLLAR(VLOOKUP([.$A84];MüllerBereich;4;0);2)" office:value-type="string" office:string-value="" calcext:value-type="error">
            <text:p>#NV</text:p>
          </table:table-cell>
          <table:table-cell table:style-name="ce13" table:formula="of:=VLOOKUP([.$A84];MüllerBereich;3;0)" office:value-type="string" office:string-value="" calcext:value-type="error">
            <text:p>#NV</text:p>
          </table:table-cell>
          <table:table-cell table:style-name="ce22" table:formula="of:=MIN(VALUE(IF(ISERROR([.$C84]);[Hilfsvariablen.$C$1];[.$C84]));VALUE(IF(ISERROR([.$E84]);[Hilfsvariablen.$C$1];[.$E84]));VALUE(IF(ISERROR([.$G84]);[Hilfsvariablen.$C$1];[.$G84]));VALUE(IF(ISERROR([.$I84]);[Hilfsvariablen.$C$1];[.$I84]));VALUE(IF(ISERROR([.$K84]);[Hilfsvariablen.$C$1];[.$K84]));VALUE(IF(ISERROR([.$M84]);[Hilfsvariablen.$C$1];[.$M84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Öl Pflanzenöl Raps 1 L</text:p>
          </table:table-cell>
          <table:table-cell table:style-name="ce10" table:formula="of:=IF(VALUE([.$O85])=VALUE([Hilfsvariablen.$C$1]);&quot;&quot;;[.$O85])" office:value-type="currency" office:currency="EUR" office:value="0.85" calcext:value-type="currency">
            <text:p>0,85 €</text:p>
          </table:table-cell>
          <table:table-cell table:style-name="ce14" table:formula="of:=DOLLAR(VLOOKUP([.$A85];ReweBereich;4;0) ;2)" office:value-type="string" office:string-value="" calcext:value-type="error">
            <text:p>#NV</text:p>
          </table:table-cell>
          <table:table-cell table:style-name="ce13" table:formula="of:=VLOOKUP([.$A85];ReweBereich;3;0)" office:value-type="string" office:string-value="" calcext:value-type="error">
            <text:p>#NV</text:p>
          </table:table-cell>
          <table:table-cell table:style-name="ce17" table:formula="of:=DOLLAR(VLOOKUP([.$A85];AldiBereich;4;0) ;2)" office:value-type="string" office:string-value="0,85 €" calcext:value-type="string">
            <text:p>0,85 €</text:p>
          </table:table-cell>
          <table:table-cell table:style-name="ce13" table:formula="of:=VLOOKUP([.$A85];AldiBereich;3;0)" office:value-type="float" office:value="0" calcext:value-type="float">
            <text:p/>
          </table:table-cell>
          <table:table-cell table:style-name="ce18" table:formula="of:=DOLLAR(VLOOKUP([.$A85];MarktkaufBereich;4;0) ;2)" office:value-type="string" office:string-value="" calcext:value-type="error">
            <text:p>#NV</text:p>
          </table:table-cell>
          <table:table-cell table:style-name="ce13" table:formula="of:=VLOOKUP([.$A85];MarktkaufBereich;3;0)" office:value-type="string" office:string-value="" calcext:value-type="error">
            <text:p>#NV</text:p>
          </table:table-cell>
          <table:table-cell table:style-name="ce19" table:formula="of:=DOLLAR(VLOOKUP([.$A85];PlusBereich;4;0) ;2)" office:value-type="string" office:string-value="" calcext:value-type="error">
            <text:p>#NV</text:p>
          </table:table-cell>
          <table:table-cell table:style-name="ce13" table:formula="of:=VLOOKUP([.$A85];PlusBereich;3;0)" office:value-type="string" office:string-value="" calcext:value-type="error">
            <text:p>#NV</text:p>
          </table:table-cell>
          <table:table-cell table:style-name="ce13" table:formula="of:=DOLLAR(VLOOKUP([.$A85];SchleckerBereich;4;0);2)" office:value-type="string" office:string-value="" calcext:value-type="error">
            <text:p>#NV</text:p>
          </table:table-cell>
          <table:table-cell table:style-name="ce13" table:formula="of:=VLOOKUP([.$A85];SchleckerBereich;3;0)" office:value-type="string" office:string-value="" calcext:value-type="error">
            <text:p>#NV</text:p>
          </table:table-cell>
          <table:table-cell table:style-name="ce13" table:formula="of:=DOLLAR(VLOOKUP([.$A85];MüllerBereich;4;0);2)" office:value-type="string" office:string-value="" calcext:value-type="error">
            <text:p>#NV</text:p>
          </table:table-cell>
          <table:table-cell table:style-name="ce13" table:formula="of:=VLOOKUP([.$A85];MüllerBereich;3;0)" office:value-type="string" office:string-value="" calcext:value-type="error">
            <text:p>#NV</text:p>
          </table:table-cell>
          <table:table-cell table:style-name="ce22" table:formula="of:=MIN(VALUE(IF(ISERROR([.$C85]);[Hilfsvariablen.$C$1];[.$C85]));VALUE(IF(ISERROR([.$E85]);[Hilfsvariablen.$C$1];[.$E85]));VALUE(IF(ISERROR([.$G85]);[Hilfsvariablen.$C$1];[.$G85]));VALUE(IF(ISERROR([.$I85]);[Hilfsvariablen.$C$1];[.$I85]));VALUE(IF(ISERROR([.$K85]);[Hilfsvariablen.$C$1];[.$K85]));VALUE(IF(ISERROR([.$M85]);[Hilfsvariablen.$C$1];[.$M85])))" office:value-type="currency" office:currency="EUR" office:value="0.85" calcext:value-type="currency">
            <text:p>0,85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Pommes Frittes für Ofen 1 kg</text:p>
          </table:table-cell>
          <table:table-cell table:style-name="ce10" table:formula="of:=IF(VALUE([.$O86])=VALUE([Hilfsvariablen.$C$1]);&quot;&quot;;[.$O86])" office:value-type="currency" office:currency="EUR" office:value="1.09" calcext:value-type="currency">
            <text:p>1,09 €</text:p>
          </table:table-cell>
          <table:table-cell table:style-name="ce14" table:formula="of:=DOLLAR(VLOOKUP([.$A86];ReweBereich;4;0) ;2)" office:value-type="string" office:string-value="" calcext:value-type="error">
            <text:p>#NV</text:p>
          </table:table-cell>
          <table:table-cell table:style-name="ce13" table:formula="of:=VLOOKUP([.$A86];ReweBereich;3;0)" office:value-type="string" office:string-value="" calcext:value-type="error">
            <text:p>#NV</text:p>
          </table:table-cell>
          <table:table-cell table:style-name="ce17" table:formula="of:=DOLLAR(VLOOKUP([.$A86];AldiBereich;4;0) ;2)" office:value-type="string" office:string-value="1,09 €" calcext:value-type="string">
            <text:p>1,09 €</text:p>
          </table:table-cell>
          <table:table-cell table:style-name="ce13" table:formula="of:=VLOOKUP([.$A86];AldiBereich;3;0)" office:value-type="float" office:value="0" calcext:value-type="float">
            <text:p/>
          </table:table-cell>
          <table:table-cell table:style-name="ce18" table:formula="of:=DOLLAR(VLOOKUP([.$A86];MarktkaufBereich;4;0) ;2)" office:value-type="string" office:string-value="" calcext:value-type="error">
            <text:p>#NV</text:p>
          </table:table-cell>
          <table:table-cell table:style-name="ce13" table:formula="of:=VLOOKUP([.$A86];MarktkaufBereich;3;0)" office:value-type="string" office:string-value="" calcext:value-type="error">
            <text:p>#NV</text:p>
          </table:table-cell>
          <table:table-cell table:style-name="ce19" table:formula="of:=DOLLAR(VLOOKUP([.$A86];PlusBereich;4;0) ;2)" office:value-type="string" office:string-value="" calcext:value-type="error">
            <text:p>#NV</text:p>
          </table:table-cell>
          <table:table-cell table:style-name="ce13" table:formula="of:=VLOOKUP([.$A86];PlusBereich;3;0)" office:value-type="string" office:string-value="" calcext:value-type="error">
            <text:p>#NV</text:p>
          </table:table-cell>
          <table:table-cell table:style-name="ce13" table:formula="of:=DOLLAR(VLOOKUP([.$A86];SchleckerBereich;4;0);2)" office:value-type="string" office:string-value="" calcext:value-type="error">
            <text:p>#NV</text:p>
          </table:table-cell>
          <table:table-cell table:style-name="ce13" table:formula="of:=VLOOKUP([.$A86];SchleckerBereich;3;0)" office:value-type="string" office:string-value="" calcext:value-type="error">
            <text:p>#NV</text:p>
          </table:table-cell>
          <table:table-cell table:style-name="ce13" table:formula="of:=DOLLAR(VLOOKUP([.$A86];MüllerBereich;4;0);2)" office:value-type="string" office:string-value="" calcext:value-type="error">
            <text:p>#NV</text:p>
          </table:table-cell>
          <table:table-cell table:style-name="ce13" table:formula="of:=VLOOKUP([.$A86];MüllerBereich;3;0)" office:value-type="string" office:string-value="" calcext:value-type="error">
            <text:p>#NV</text:p>
          </table:table-cell>
          <table:table-cell table:style-name="ce22" table:formula="of:=MIN(VALUE(IF(ISERROR([.$C86]);[Hilfsvariablen.$C$1];[.$C86]));VALUE(IF(ISERROR([.$E86]);[Hilfsvariablen.$C$1];[.$E86]));VALUE(IF(ISERROR([.$G86]);[Hilfsvariablen.$C$1];[.$G86]));VALUE(IF(ISERROR([.$I86]);[Hilfsvariablen.$C$1];[.$I86]));VALUE(IF(ISERROR([.$K86]);[Hilfsvariablen.$C$1];[.$K86]));VALUE(IF(ISERROR([.$M86]);[Hilfsvariablen.$C$1];[.$M86])))" office:value-type="currency" office:currency="EUR" office:value="1.09" calcext:value-type="currency">
            <text:p>1,0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ahne Sprühsahne <text:s/>0,3 L</text:p>
          </table:table-cell>
          <table:table-cell table:style-name="ce10" table:formula="of:=IF(VALUE([.$O87])=VALUE([Hilfsvariablen.$C$1]);&quot;&quot;;[.$O87])" office:value-type="currency" office:currency="EUR" office:value="0" calcext:value-type="currency">
            <text:p>0,00 €</text:p>
          </table:table-cell>
          <table:table-cell table:style-name="ce14" table:formula="of:=DOLLAR(VLOOKUP([.$A87];ReweBereich;4;0) ;2)" office:value-type="string" office:string-value="0,00 €" calcext:value-type="string">
            <text:p>0,00 €</text:p>
          </table:table-cell>
          <table:table-cell table:style-name="ce13" table:formula="of:=VLOOKUP([.$A87];ReweBereich;3;0)" office:value-type="float" office:value="0" calcext:value-type="float">
            <text:p/>
          </table:table-cell>
          <table:table-cell table:style-name="ce17" table:formula="of:=DOLLAR(VLOOKUP([.$A87];AldiBereich;4;0) ;2)" office:value-type="string" office:string-value="" calcext:value-type="error">
            <text:p>#NV</text:p>
          </table:table-cell>
          <table:table-cell table:style-name="ce13" table:formula="of:=VLOOKUP([.$A87];AldiBereich;3;0)" office:value-type="string" office:string-value="" calcext:value-type="error">
            <text:p>#NV</text:p>
          </table:table-cell>
          <table:table-cell table:style-name="ce18" table:formula="of:=DOLLAR(VLOOKUP([.$A87];MarktkaufBereich;4;0) ;2)" office:value-type="string" office:string-value="0,99 €" calcext:value-type="string">
            <text:p>0,99 €</text:p>
          </table:table-cell>
          <table:table-cell table:style-name="ce13" table:formula="of:=VLOOKUP([.$A87];MarktkaufBereich;3;0)" office:value-type="float" office:value="0" calcext:value-type="float">
            <text:p/>
          </table:table-cell>
          <table:table-cell table:style-name="ce19" table:formula="of:=DOLLAR(VLOOKUP([.$A87];PlusBereich;4;0) ;2)" office:value-type="string" office:string-value="" calcext:value-type="error">
            <text:p>#NV</text:p>
          </table:table-cell>
          <table:table-cell table:style-name="ce13" table:formula="of:=VLOOKUP([.$A87];PlusBereich;3;0)" office:value-type="string" office:string-value="" calcext:value-type="error">
            <text:p>#NV</text:p>
          </table:table-cell>
          <table:table-cell table:style-name="ce13" table:formula="of:=DOLLAR(VLOOKUP([.$A87];SchleckerBereich;4;0);2)" office:value-type="string" office:string-value="" calcext:value-type="error">
            <text:p>#NV</text:p>
          </table:table-cell>
          <table:table-cell table:style-name="ce13" table:formula="of:=VLOOKUP([.$A87];SchleckerBereich;3;0)" office:value-type="string" office:string-value="" calcext:value-type="error">
            <text:p>#NV</text:p>
          </table:table-cell>
          <table:table-cell table:style-name="ce13" table:formula="of:=DOLLAR(VLOOKUP([.$A87];MüllerBereich;4;0);2)" office:value-type="string" office:string-value="" calcext:value-type="error">
            <text:p>#NV</text:p>
          </table:table-cell>
          <table:table-cell table:style-name="ce13" table:formula="of:=VLOOKUP([.$A87];MüllerBereich;3;0)" office:value-type="string" office:string-value="" calcext:value-type="error">
            <text:p>#NV</text:p>
          </table:table-cell>
          <table:table-cell table:style-name="ce22" table:formula="of:=MIN(VALUE(IF(ISERROR([.$C87]);[Hilfsvariablen.$C$1];[.$C87]));VALUE(IF(ISERROR([.$E87]);[Hilfsvariablen.$C$1];[.$E87]));VALUE(IF(ISERROR([.$G87]);[Hilfsvariablen.$C$1];[.$G87]));VALUE(IF(ISERROR([.$I87]);[Hilfsvariablen.$C$1];[.$I87]));VALUE(IF(ISERROR([.$K87]);[Hilfsvariablen.$C$1];[.$K87]));VALUE(IF(ISERROR([.$M87]);[Hilfsvariablen.$C$1];[.$M87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ekt Napolean Muskat Rose 20 cl</text:p>
          </table:table-cell>
          <table:table-cell table:style-name="ce10" table:formula="of:=IF(VALUE([.$O88])=VALUE([Hilfsvariablen.$C$1]);&quot;&quot;;[.$O88])" office:value-type="currency" office:currency="EUR" office:value="0" calcext:value-type="currency">
            <text:p>0,00 €</text:p>
          </table:table-cell>
          <table:table-cell table:style-name="ce14" table:formula="of:=DOLLAR(VLOOKUP([.$A88];ReweBereich;4;0) ;2)" office:value-type="string" office:string-value="0,00 €" calcext:value-type="string">
            <text:p>0,00 €</text:p>
          </table:table-cell>
          <table:table-cell table:style-name="ce13" table:formula="of:=VLOOKUP([.$A88];ReweBereich;3;0)" office:value-type="float" office:value="0" calcext:value-type="float">
            <text:p/>
          </table:table-cell>
          <table:table-cell table:style-name="ce17" table:formula="of:=DOLLAR(VLOOKUP([.$A88];AldiBereich;4;0) ;2)" office:value-type="string" office:string-value="" calcext:value-type="error">
            <text:p>#NV</text:p>
          </table:table-cell>
          <table:table-cell table:style-name="ce13" table:formula="of:=VLOOKUP([.$A88];AldiBereich;3;0)" office:value-type="string" office:string-value="" calcext:value-type="error">
            <text:p>#NV</text:p>
          </table:table-cell>
          <table:table-cell table:style-name="ce18" table:formula="of:=DOLLAR(VLOOKUP([.$A88];MarktkaufBereich;4;0) ;2)" office:value-type="string" office:string-value="1,29 €" calcext:value-type="string">
            <text:p>1,29 €</text:p>
          </table:table-cell>
          <table:table-cell table:style-name="ce13" table:formula="of:=VLOOKUP([.$A88];MarktkaufBereich;3;0)" office:value-type="float" office:value="0" calcext:value-type="float">
            <text:p/>
          </table:table-cell>
          <table:table-cell table:style-name="ce19" table:formula="of:=DOLLAR(VLOOKUP([.$A88];PlusBereich;4;0) ;2)" office:value-type="string" office:string-value="" calcext:value-type="error">
            <text:p>#NV</text:p>
          </table:table-cell>
          <table:table-cell table:style-name="ce13" table:formula="of:=VLOOKUP([.$A88];PlusBereich;3;0)" office:value-type="string" office:string-value="" calcext:value-type="error">
            <text:p>#NV</text:p>
          </table:table-cell>
          <table:table-cell table:style-name="ce13" table:formula="of:=DOLLAR(VLOOKUP([.$A88];SchleckerBereich;4;0);2)" office:value-type="string" office:string-value="" calcext:value-type="error">
            <text:p>#NV</text:p>
          </table:table-cell>
          <table:table-cell table:style-name="ce13" table:formula="of:=VLOOKUP([.$A88];SchleckerBereich;3;0)" office:value-type="string" office:string-value="" calcext:value-type="error">
            <text:p>#NV</text:p>
          </table:table-cell>
          <table:table-cell table:style-name="ce13" table:formula="of:=DOLLAR(VLOOKUP([.$A88];MüllerBereich;4;0);2)" office:value-type="string" office:string-value="" calcext:value-type="error">
            <text:p>#NV</text:p>
          </table:table-cell>
          <table:table-cell table:style-name="ce13" table:formula="of:=VLOOKUP([.$A88];MüllerBereich;3;0)" office:value-type="string" office:string-value="" calcext:value-type="error">
            <text:p>#NV</text:p>
          </table:table-cell>
          <table:table-cell table:style-name="ce22" table:formula="of:=MIN(VALUE(IF(ISERROR([.$C88]);[Hilfsvariablen.$C$1];[.$C88]));VALUE(IF(ISERROR([.$E88]);[Hilfsvariablen.$C$1];[.$E88]));VALUE(IF(ISERROR([.$G88]);[Hilfsvariablen.$C$1];[.$G88]));VALUE(IF(ISERROR([.$I88]);[Hilfsvariablen.$C$1];[.$I88]));VALUE(IF(ISERROR([.$K88]);[Hilfsvariablen.$C$1];[.$K88]));VALUE(IF(ISERROR([.$M88]);[Hilfsvariablen.$C$1];[.$M88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ekt Prosecco 0,75 L</text:p>
          </table:table-cell>
          <table:table-cell table:style-name="ce10" table:formula="of:=IF(VALUE([.$O89])=VALUE([Hilfsvariablen.$C$1]);&quot;&quot;;[.$O89])" office:value-type="currency" office:currency="EUR" office:value="0" calcext:value-type="currency">
            <text:p>0,00 €</text:p>
          </table:table-cell>
          <table:table-cell table:style-name="ce14" table:formula="of:=DOLLAR(VLOOKUP([.$A89];ReweBereich;4;0) ;2)" office:value-type="string" office:string-value="0,00 €" calcext:value-type="string">
            <text:p>0,00 €</text:p>
          </table:table-cell>
          <table:table-cell table:style-name="ce13" table:formula="of:=VLOOKUP([.$A89];ReweBereich;3;0)" office:value-type="float" office:value="0" calcext:value-type="float">
            <text:p/>
          </table:table-cell>
          <table:table-cell table:style-name="ce17" table:formula="of:=DOLLAR(VLOOKUP([.$A89];AldiBereich;4;0) ;2)" office:value-type="string" office:string-value="1,49 €" calcext:value-type="string">
            <text:p>1,49 €</text:p>
          </table:table-cell>
          <table:table-cell table:style-name="ce13" table:formula="of:=VLOOKUP([.$A89];AldiBereich;3;0)" office:value-type="float" office:value="0" calcext:value-type="float">
            <text:p/>
          </table:table-cell>
          <table:table-cell table:style-name="ce18" table:formula="of:=DOLLAR(VLOOKUP([.$A89];MarktkaufBereich;4;0) ;2)" office:value-type="string" office:string-value="1,49 €" calcext:value-type="string">
            <text:p>1,49 €</text:p>
          </table:table-cell>
          <table:table-cell table:style-name="ce13" table:formula="of:=VLOOKUP([.$A89];MarktkaufBereich;3;0)" office:value-type="float" office:value="0" calcext:value-type="float">
            <text:p/>
          </table:table-cell>
          <table:table-cell table:style-name="ce19" table:formula="of:=DOLLAR(VLOOKUP([.$A89];PlusBereich;4;0) ;2)" office:value-type="string" office:string-value="" calcext:value-type="error">
            <text:p>#NV</text:p>
          </table:table-cell>
          <table:table-cell table:style-name="ce13" table:formula="of:=VLOOKUP([.$A89];PlusBereich;3;0)" office:value-type="string" office:string-value="" calcext:value-type="error">
            <text:p>#NV</text:p>
          </table:table-cell>
          <table:table-cell table:style-name="ce13" table:formula="of:=DOLLAR(VLOOKUP([.$A89];SchleckerBereich;4;0);2)" office:value-type="string" office:string-value="" calcext:value-type="error">
            <text:p>#NV</text:p>
          </table:table-cell>
          <table:table-cell table:style-name="ce13" table:formula="of:=VLOOKUP([.$A89];SchleckerBereich;3;0)" office:value-type="string" office:string-value="" calcext:value-type="error">
            <text:p>#NV</text:p>
          </table:table-cell>
          <table:table-cell table:style-name="ce13" table:formula="of:=DOLLAR(VLOOKUP([.$A89];MüllerBereich;4;0);2)" office:value-type="string" office:string-value="" calcext:value-type="error">
            <text:p>#NV</text:p>
          </table:table-cell>
          <table:table-cell table:style-name="ce13" table:formula="of:=VLOOKUP([.$A89];MüllerBereich;3;0)" office:value-type="string" office:string-value="" calcext:value-type="error">
            <text:p>#NV</text:p>
          </table:table-cell>
          <table:table-cell table:style-name="ce22" table:formula="of:=MIN(VALUE(IF(ISERROR([.$C89]);[Hilfsvariablen.$C$1];[.$C89]));VALUE(IF(ISERROR([.$E89]);[Hilfsvariablen.$C$1];[.$E89]));VALUE(IF(ISERROR([.$G89]);[Hilfsvariablen.$C$1];[.$G89]));VALUE(IF(ISERROR([.$I89]);[Hilfsvariablen.$C$1];[.$I89]));VALUE(IF(ISERROR([.$K89]);[Hilfsvariablen.$C$1];[.$K89]));VALUE(IF(ISERROR([.$M89]);[Hilfsvariablen.$C$1];[.$M89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enf extra scharf 250 ml</text:p>
          </table:table-cell>
          <table:table-cell table:style-name="ce10" table:formula="of:=IF(VALUE([.$O90])=VALUE([Hilfsvariablen.$C$1]);&quot;&quot;;[.$O90])" office:value-type="currency" office:currency="EUR" office:value="0" calcext:value-type="currency">
            <text:p>0,00 €</text:p>
          </table:table-cell>
          <table:table-cell table:style-name="ce14" table:formula="of:=DOLLAR(VLOOKUP([.$A90];ReweBereich;4;0) ;2)" office:value-type="string" office:string-value="0,00 €" calcext:value-type="string">
            <text:p>0,00 €</text:p>
          </table:table-cell>
          <table:table-cell table:style-name="ce13" table:formula="of:=VLOOKUP([.$A90];ReweBereich;3;0)" office:value-type="float" office:value="0" calcext:value-type="float">
            <text:p/>
          </table:table-cell>
          <table:table-cell table:style-name="ce17" table:formula="of:=DOLLAR(VLOOKUP([.$A90];AldiBereich;4;0) ;2)" office:value-type="string" office:string-value="" calcext:value-type="error">
            <text:p>#NV</text:p>
          </table:table-cell>
          <table:table-cell table:style-name="ce13" table:formula="of:=VLOOKUP([.$A90];AldiBereich;3;0)" office:value-type="string" office:string-value="" calcext:value-type="error">
            <text:p>#NV</text:p>
          </table:table-cell>
          <table:table-cell table:style-name="ce18" table:formula="of:=DOLLAR(VLOOKUP([.$A90];MarktkaufBereich;4;0) ;2)" office:value-type="string" office:string-value="0,29 €" calcext:value-type="string">
            <text:p>0,29 €</text:p>
          </table:table-cell>
          <table:table-cell table:style-name="ce13" table:formula="of:=VLOOKUP([.$A90];MarktkaufBereich;3;0)" office:value-type="float" office:value="0" calcext:value-type="float">
            <text:p/>
          </table:table-cell>
          <table:table-cell table:style-name="ce19" table:formula="of:=DOLLAR(VLOOKUP([.$A90];PlusBereich;4;0) ;2)" office:value-type="string" office:string-value="" calcext:value-type="error">
            <text:p>#NV</text:p>
          </table:table-cell>
          <table:table-cell table:style-name="ce13" table:formula="of:=VLOOKUP([.$A90];PlusBereich;3;0)" office:value-type="string" office:string-value="" calcext:value-type="error">
            <text:p>#NV</text:p>
          </table:table-cell>
          <table:table-cell table:style-name="ce13" table:formula="of:=DOLLAR(VLOOKUP([.$A90];SchleckerBereich;4;0);2)" office:value-type="string" office:string-value="" calcext:value-type="error">
            <text:p>#NV</text:p>
          </table:table-cell>
          <table:table-cell table:style-name="ce13" table:formula="of:=VLOOKUP([.$A90];SchleckerBereich;3;0)" office:value-type="string" office:string-value="" calcext:value-type="error">
            <text:p>#NV</text:p>
          </table:table-cell>
          <table:table-cell table:style-name="ce13" table:formula="of:=DOLLAR(VLOOKUP([.$A90];MüllerBereich;4;0);2)" office:value-type="string" office:string-value="" calcext:value-type="error">
            <text:p>#NV</text:p>
          </table:table-cell>
          <table:table-cell table:style-name="ce13" table:formula="of:=VLOOKUP([.$A90];MüllerBereich;3;0)" office:value-type="string" office:string-value="" calcext:value-type="error">
            <text:p>#NV</text:p>
          </table:table-cell>
          <table:table-cell table:style-name="ce22" table:formula="of:=MIN(VALUE(IF(ISERROR([.$C90]);[Hilfsvariablen.$C$1];[.$C90]));VALUE(IF(ISERROR([.$E90]);[Hilfsvariablen.$C$1];[.$E90]));VALUE(IF(ISERROR([.$G90]);[Hilfsvariablen.$C$1];[.$G90]));VALUE(IF(ISERROR([.$I90]);[Hilfsvariablen.$C$1];[.$I90]));VALUE(IF(ISERROR([.$K90]);[Hilfsvariablen.$C$1];[.$K90]));VALUE(IF(ISERROR([.$M90]);[Hilfsvariablen.$C$1];[.$M90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irup Waldmeister</text:p>
          </table:table-cell>
          <table:table-cell table:style-name="ce10" table:formula="of:=IF(VALUE([.$O91])=VALUE([Hilfsvariablen.$C$1]);&quot;&quot;;[.$O91])" office:value-type="currency" office:currency="EUR" office:value="0" calcext:value-type="currency">
            <text:p>0,00 €</text:p>
          </table:table-cell>
          <table:table-cell table:style-name="ce14" table:formula="of:=DOLLAR(VLOOKUP([.$A91];ReweBereich;4;0) ;2)" office:value-type="string" office:string-value="0,00 €" calcext:value-type="string">
            <text:p>0,00 €</text:p>
          </table:table-cell>
          <table:table-cell table:style-name="ce13" table:formula="of:=VLOOKUP([.$A91];ReweBereich;3;0)" office:value-type="float" office:value="0" calcext:value-type="float">
            <text:p/>
          </table:table-cell>
          <table:table-cell table:style-name="ce17" table:formula="of:=DOLLAR(VLOOKUP([.$A91];AldiBereich;4;0) ;2)" office:value-type="string" office:string-value="" calcext:value-type="error">
            <text:p>#NV</text:p>
          </table:table-cell>
          <table:table-cell table:style-name="ce13" table:formula="of:=VLOOKUP([.$A91];AldiBereich;3;0)" office:value-type="string" office:string-value="" calcext:value-type="error">
            <text:p>#NV</text:p>
          </table:table-cell>
          <table:table-cell table:style-name="ce18" table:formula="of:=DOLLAR(VLOOKUP([.$A91];MarktkaufBereich;4;0) ;2)" office:value-type="string" office:string-value="1,25 €" calcext:value-type="string">
            <text:p>1,25 €</text:p>
          </table:table-cell>
          <table:table-cell table:style-name="ce13" table:formula="of:=VLOOKUP([.$A91];MarktkaufBereich;3;0)" office:value-type="float" office:value="0" calcext:value-type="float">
            <text:p/>
          </table:table-cell>
          <table:table-cell table:style-name="ce19" table:formula="of:=DOLLAR(VLOOKUP([.$A91];PlusBereich;4;0) ;2)" office:value-type="string" office:string-value="" calcext:value-type="error">
            <text:p>#NV</text:p>
          </table:table-cell>
          <table:table-cell table:style-name="ce13" table:formula="of:=VLOOKUP([.$A91];PlusBereich;3;0)" office:value-type="string" office:string-value="" calcext:value-type="error">
            <text:p>#NV</text:p>
          </table:table-cell>
          <table:table-cell table:style-name="ce13" table:formula="of:=DOLLAR(VLOOKUP([.$A91];SchleckerBereich;4;0);2)" office:value-type="string" office:string-value="" calcext:value-type="error">
            <text:p>#NV</text:p>
          </table:table-cell>
          <table:table-cell table:style-name="ce13" table:formula="of:=VLOOKUP([.$A91];SchleckerBereich;3;0)" office:value-type="string" office:string-value="" calcext:value-type="error">
            <text:p>#NV</text:p>
          </table:table-cell>
          <table:table-cell table:style-name="ce13" table:formula="of:=DOLLAR(VLOOKUP([.$A91];MüllerBereich;4;0);2)" office:value-type="string" office:string-value="" calcext:value-type="error">
            <text:p>#NV</text:p>
          </table:table-cell>
          <table:table-cell table:style-name="ce13" table:formula="of:=VLOOKUP([.$A91];MüllerBereich;3;0)" office:value-type="string" office:string-value="" calcext:value-type="error">
            <text:p>#NV</text:p>
          </table:table-cell>
          <table:table-cell table:style-name="ce22" table:formula="of:=MIN(VALUE(IF(ISERROR([.$C91]);[Hilfsvariablen.$C$1];[.$C91]));VALUE(IF(ISERROR([.$E91]);[Hilfsvariablen.$C$1];[.$E91]));VALUE(IF(ISERROR([.$G91]);[Hilfsvariablen.$C$1];[.$G91]));VALUE(IF(ISERROR([.$I91]);[Hilfsvariablen.$C$1];[.$I91]));VALUE(IF(ISERROR([.$K91]);[Hilfsvariablen.$C$1];[.$K91]));VALUE(IF(ISERROR([.$M91]);[Hilfsvariablen.$C$1];[.$M91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oße Kühne Hot Chili 250 ml</text:p>
          </table:table-cell>
          <table:table-cell table:style-name="ce10" table:formula="of:=IF(VALUE([.$O92])=VALUE([Hilfsvariablen.$C$1]);&quot;&quot;;[.$O92])">
            <text:p/>
          </table:table-cell>
          <table:table-cell table:style-name="ce14" table:formula="of:=DOLLAR(VLOOKUP([.$A92];ReweBereich;4;0) ;2)" office:value-type="string" office:string-value="" calcext:value-type="error">
            <text:p>#NV</text:p>
          </table:table-cell>
          <table:table-cell table:style-name="ce13" table:formula="of:=VLOOKUP([.$A92];ReweBereich;3;0)" office:value-type="string" office:string-value="" calcext:value-type="error">
            <text:p>#NV</text:p>
          </table:table-cell>
          <table:table-cell table:style-name="ce17" table:formula="of:=DOLLAR(VLOOKUP([.$A92];AldiBereich;4;0) ;2)" office:value-type="string" office:string-value="" calcext:value-type="error">
            <text:p>#NV</text:p>
          </table:table-cell>
          <table:table-cell table:style-name="ce13" table:formula="of:=VLOOKUP([.$A92];AldiBereich;3;0)" office:value-type="string" office:string-value="" calcext:value-type="error">
            <text:p>#NV</text:p>
          </table:table-cell>
          <table:table-cell table:style-name="ce18" table:formula="of:=DOLLAR(VLOOKUP([.$A92];MarktkaufBereich;4;0) ;2)" office:value-type="string" office:string-value="" calcext:value-type="error">
            <text:p>#NV</text:p>
          </table:table-cell>
          <table:table-cell table:style-name="ce13" table:formula="of:=VLOOKUP([.$A92];MarktkaufBereich;3;0)" office:value-type="string" office:string-value="" calcext:value-type="error">
            <text:p>#NV</text:p>
          </table:table-cell>
          <table:table-cell table:style-name="ce19" table:formula="of:=DOLLAR(VLOOKUP([.$A92];PlusBereich;4;0) ;2)" office:value-type="string" office:string-value="" calcext:value-type="error">
            <text:p>#NV</text:p>
          </table:table-cell>
          <table:table-cell table:style-name="ce13" table:formula="of:=VLOOKUP([.$A92];PlusBereich;3;0)" office:value-type="string" office:string-value="" calcext:value-type="error">
            <text:p>#NV</text:p>
          </table:table-cell>
          <table:table-cell table:style-name="ce13" table:formula="of:=DOLLAR(VLOOKUP([.$A92];SchleckerBereich;4;0);2)" office:value-type="string" office:string-value="" calcext:value-type="error">
            <text:p>#NV</text:p>
          </table:table-cell>
          <table:table-cell table:style-name="ce13" table:formula="of:=VLOOKUP([.$A92];SchleckerBereich;3;0)" office:value-type="string" office:string-value="" calcext:value-type="error">
            <text:p>#NV</text:p>
          </table:table-cell>
          <table:table-cell table:style-name="ce13" table:formula="of:=DOLLAR(VLOOKUP([.$A92];MüllerBereich;4;0);2)" office:value-type="string" office:string-value="" calcext:value-type="error">
            <text:p>#NV</text:p>
          </table:table-cell>
          <table:table-cell table:style-name="ce13" table:formula="of:=VLOOKUP([.$A92];MüllerBereich;3;0)" office:value-type="string" office:string-value="" calcext:value-type="error">
            <text:p>#NV</text:p>
          </table:table-cell>
          <table:table-cell table:style-name="ce22" table:formula="of:=MIN(VALUE(IF(ISERROR([.$C92]);[Hilfsvariablen.$C$1];[.$C92]));VALUE(IF(ISERROR([.$E92]);[Hilfsvariablen.$C$1];[.$E92]));VALUE(IF(ISERROR([.$G92]);[Hilfsvariablen.$C$1];[.$G92]));VALUE(IF(ISERROR([.$I92]);[Hilfsvariablen.$C$1];[.$I92]));VALUE(IF(ISERROR([.$K92]);[Hilfsvariablen.$C$1];[.$K92]));VALUE(IF(ISERROR([.$M92]);[Hilfsvariablen.$C$1];[.$M92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oße Uncle Bens süß sauer 400 g</text:p>
          </table:table-cell>
          <table:table-cell table:style-name="ce10" table:formula="of:=IF(VALUE([.$O93])=VALUE([Hilfsvariablen.$C$1]);&quot;&quot;;[.$O93])">
            <text:p/>
          </table:table-cell>
          <table:table-cell table:style-name="ce14" table:formula="of:=DOLLAR(VLOOKUP([.$A93];ReweBereich;4;0) ;2)" office:value-type="string" office:string-value="" calcext:value-type="error">
            <text:p>#NV</text:p>
          </table:table-cell>
          <table:table-cell table:style-name="ce13" table:formula="of:=VLOOKUP([.$A93];ReweBereich;3;0)" office:value-type="string" office:string-value="" calcext:value-type="error">
            <text:p>#NV</text:p>
          </table:table-cell>
          <table:table-cell table:style-name="ce17" table:formula="of:=DOLLAR(VLOOKUP([.$A93];AldiBereich;4;0) ;2)" office:value-type="string" office:string-value="" calcext:value-type="error">
            <text:p>#NV</text:p>
          </table:table-cell>
          <table:table-cell table:style-name="ce13" table:formula="of:=VLOOKUP([.$A93];AldiBereich;3;0)" office:value-type="string" office:string-value="" calcext:value-type="error">
            <text:p>#NV</text:p>
          </table:table-cell>
          <table:table-cell table:style-name="ce18" table:formula="of:=DOLLAR(VLOOKUP([.$A93];MarktkaufBereich;4;0) ;2)" office:value-type="string" office:string-value="" calcext:value-type="error">
            <text:p>#NV</text:p>
          </table:table-cell>
          <table:table-cell table:style-name="ce13" table:formula="of:=VLOOKUP([.$A93];MarktkaufBereich;3;0)" office:value-type="string" office:string-value="" calcext:value-type="error">
            <text:p>#NV</text:p>
          </table:table-cell>
          <table:table-cell table:style-name="ce19" table:formula="of:=DOLLAR(VLOOKUP([.$A93];PlusBereich;4;0) ;2)" office:value-type="string" office:string-value="" calcext:value-type="error">
            <text:p>#NV</text:p>
          </table:table-cell>
          <table:table-cell table:style-name="ce13" table:formula="of:=VLOOKUP([.$A93];PlusBereich;3;0)" office:value-type="string" office:string-value="" calcext:value-type="error">
            <text:p>#NV</text:p>
          </table:table-cell>
          <table:table-cell table:style-name="ce13" table:formula="of:=DOLLAR(VLOOKUP([.$A93];SchleckerBereich;4;0);2)" office:value-type="string" office:string-value="" calcext:value-type="error">
            <text:p>#NV</text:p>
          </table:table-cell>
          <table:table-cell table:style-name="ce13" table:formula="of:=VLOOKUP([.$A93];SchleckerBereich;3;0)" office:value-type="string" office:string-value="" calcext:value-type="error">
            <text:p>#NV</text:p>
          </table:table-cell>
          <table:table-cell table:style-name="ce13" table:formula="of:=DOLLAR(VLOOKUP([.$A93];MüllerBereich;4;0);2)" office:value-type="string" office:string-value="" calcext:value-type="error">
            <text:p>#NV</text:p>
          </table:table-cell>
          <table:table-cell table:style-name="ce13" table:formula="of:=VLOOKUP([.$A93];MüllerBereich;3;0)" office:value-type="string" office:string-value="" calcext:value-type="error">
            <text:p>#NV</text:p>
          </table:table-cell>
          <table:table-cell table:style-name="ce22" table:formula="of:=MIN(VALUE(IF(ISERROR([.$C93]);[Hilfsvariablen.$C$1];[.$C93]));VALUE(IF(ISERROR([.$E93]);[Hilfsvariablen.$C$1];[.$E93]));VALUE(IF(ISERROR([.$G93]);[Hilfsvariablen.$C$1];[.$G93]));VALUE(IF(ISERROR([.$I93]);[Hilfsvariablen.$C$1];[.$I93]));VALUE(IF(ISERROR([.$K93]);[Hilfsvariablen.$C$1];[.$K93]));VALUE(IF(ISERROR([.$M93]);[Hilfsvariablen.$C$1];[.$M93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tärke Ruf Feine Speisestärke (Maisstärke) 400g</text:p>
          </table:table-cell>
          <table:table-cell table:style-name="ce10" table:formula="of:=IF(VALUE([.$O94])=VALUE([Hilfsvariablen.$C$1]);&quot;&quot;;[.$O94])">
            <text:p/>
          </table:table-cell>
          <table:table-cell table:style-name="ce14" table:formula="of:=DOLLAR(VLOOKUP([.$A94];ReweBereich;4;0) ;2)" office:value-type="string" office:string-value="" calcext:value-type="error">
            <text:p>#NV</text:p>
          </table:table-cell>
          <table:table-cell table:style-name="ce13" table:formula="of:=VLOOKUP([.$A94];ReweBereich;3;0)" office:value-type="string" office:string-value="" calcext:value-type="error">
            <text:p>#NV</text:p>
          </table:table-cell>
          <table:table-cell table:style-name="ce17" table:formula="of:=DOLLAR(VLOOKUP([.$A94];AldiBereich;4;0) ;2)" office:value-type="string" office:string-value="" calcext:value-type="error">
            <text:p>#NV</text:p>
          </table:table-cell>
          <table:table-cell table:style-name="ce13" table:formula="of:=VLOOKUP([.$A94];AldiBereich;3;0)" office:value-type="string" office:string-value="" calcext:value-type="error">
            <text:p>#NV</text:p>
          </table:table-cell>
          <table:table-cell table:style-name="ce18" table:formula="of:=DOLLAR(VLOOKUP([.$A94];MarktkaufBereich;4;0) ;2)" office:value-type="string" office:string-value="" calcext:value-type="error">
            <text:p>#NV</text:p>
          </table:table-cell>
          <table:table-cell table:style-name="ce13" table:formula="of:=VLOOKUP([.$A94];MarktkaufBereich;3;0)" office:value-type="string" office:string-value="" calcext:value-type="error">
            <text:p>#NV</text:p>
          </table:table-cell>
          <table:table-cell table:style-name="ce19" table:formula="of:=DOLLAR(VLOOKUP([.$A94];PlusBereich;4;0) ;2)" office:value-type="string" office:string-value="" calcext:value-type="error">
            <text:p>#NV</text:p>
          </table:table-cell>
          <table:table-cell table:style-name="ce13" table:formula="of:=VLOOKUP([.$A94];PlusBereich;3;0)" office:value-type="string" office:string-value="" calcext:value-type="error">
            <text:p>#NV</text:p>
          </table:table-cell>
          <table:table-cell table:style-name="ce13" table:formula="of:=DOLLAR(VLOOKUP([.$A94];SchleckerBereich;4;0);2)" office:value-type="string" office:string-value="" calcext:value-type="error">
            <text:p>#NV</text:p>
          </table:table-cell>
          <table:table-cell table:style-name="ce13" table:formula="of:=VLOOKUP([.$A94];SchleckerBereich;3;0)" office:value-type="string" office:string-value="" calcext:value-type="error">
            <text:p>#NV</text:p>
          </table:table-cell>
          <table:table-cell table:style-name="ce13" table:formula="of:=DOLLAR(VLOOKUP([.$A94];MüllerBereich;4;0);2)" office:value-type="string" office:string-value="" calcext:value-type="error">
            <text:p>#NV</text:p>
          </table:table-cell>
          <table:table-cell table:style-name="ce13" table:formula="of:=VLOOKUP([.$A94];MüllerBereich;3;0)" office:value-type="string" office:string-value="" calcext:value-type="error">
            <text:p>#NV</text:p>
          </table:table-cell>
          <table:table-cell table:style-name="ce22" table:formula="of:=MIN(VALUE(IF(ISERROR([.$C94]);[Hilfsvariablen.$C$1];[.$C94]));VALUE(IF(ISERROR([.$E94]);[Hilfsvariablen.$C$1];[.$E94]));VALUE(IF(ISERROR([.$G94]);[Hilfsvariablen.$C$1];[.$G94]));VALUE(IF(ISERROR([.$I94]);[Hilfsvariablen.$C$1];[.$I94]));VALUE(IF(ISERROR([.$K94]);[Hilfsvariablen.$C$1];[.$K94]));VALUE(IF(ISERROR([.$M94]);[Hilfsvariablen.$C$1];[.$M94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Tabak F6 1785 g</text:p>
          </table:table-cell>
          <table:table-cell table:style-name="ce10" table:formula="of:=IF(VALUE([.$O95])=VALUE([Hilfsvariablen.$C$1]);&quot;&quot;;[.$O95])" office:value-type="currency" office:currency="EUR" office:value="0" calcext:value-type="currency">
            <text:p>0,00 €</text:p>
          </table:table-cell>
          <table:table-cell table:style-name="ce14" table:formula="of:=DOLLAR(VLOOKUP([.$A95];ReweBereich;4;0) ;2)" office:value-type="string" office:string-value="0,00 €" calcext:value-type="string">
            <text:p>0,00 €</text:p>
          </table:table-cell>
          <table:table-cell table:style-name="ce13" table:formula="of:=VLOOKUP([.$A95];ReweBereich;3;0)" office:value-type="float" office:value="0" calcext:value-type="float">
            <text:p/>
          </table:table-cell>
          <table:table-cell table:style-name="ce17" table:formula="of:=DOLLAR(VLOOKUP([.$A95];AldiBereich;4;0) ;2)" office:value-type="string" office:string-value="" calcext:value-type="error">
            <text:p>#NV</text:p>
          </table:table-cell>
          <table:table-cell table:style-name="ce13" table:formula="of:=VLOOKUP([.$A95];AldiBereich;3;0)" office:value-type="string" office:string-value="" calcext:value-type="error">
            <text:p>#NV</text:p>
          </table:table-cell>
          <table:table-cell table:style-name="ce18" table:formula="of:=DOLLAR(VLOOKUP([.$A95];MarktkaufBereich;4;0) ;2)" office:value-type="string" office:string-value="14,95 €" calcext:value-type="string">
            <text:p>14,95 €</text:p>
          </table:table-cell>
          <table:table-cell table:style-name="ce13" table:formula="of:=VLOOKUP([.$A95];MarktkaufBereich;3;0)" office:value-type="float" office:value="0" calcext:value-type="float">
            <text:p/>
          </table:table-cell>
          <table:table-cell table:style-name="ce19" table:formula="of:=DOLLAR(VLOOKUP([.$A95];PlusBereich;4;0) ;2)" office:value-type="string" office:string-value="" calcext:value-type="error">
            <text:p>#NV</text:p>
          </table:table-cell>
          <table:table-cell table:style-name="ce13" table:formula="of:=VLOOKUP([.$A95];PlusBereich;3;0)" office:value-type="string" office:string-value="" calcext:value-type="error">
            <text:p>#NV</text:p>
          </table:table-cell>
          <table:table-cell table:style-name="ce13" table:formula="of:=DOLLAR(VLOOKUP([.$A95];SchleckerBereich;4;0);2)" office:value-type="string" office:string-value="" calcext:value-type="error">
            <text:p>#NV</text:p>
          </table:table-cell>
          <table:table-cell table:style-name="ce13" table:formula="of:=VLOOKUP([.$A95];SchleckerBereich;3;0)" office:value-type="string" office:string-value="" calcext:value-type="error">
            <text:p>#NV</text:p>
          </table:table-cell>
          <table:table-cell table:style-name="ce13" table:formula="of:=DOLLAR(VLOOKUP([.$A95];MüllerBereich;4;0);2)" office:value-type="string" office:string-value="" calcext:value-type="error">
            <text:p>#NV</text:p>
          </table:table-cell>
          <table:table-cell table:style-name="ce13" table:formula="of:=VLOOKUP([.$A95];MüllerBereich;3;0)" office:value-type="string" office:string-value="" calcext:value-type="error">
            <text:p>#NV</text:p>
          </table:table-cell>
          <table:table-cell table:style-name="ce22" table:formula="of:=MIN(VALUE(IF(ISERROR([.$C95]);[Hilfsvariablen.$C$1];[.$C95]));VALUE(IF(ISERROR([.$E95]);[Hilfsvariablen.$C$1];[.$E95]));VALUE(IF(ISERROR([.$G95]);[Hilfsvariablen.$C$1];[.$G95]));VALUE(IF(ISERROR([.$I95]);[Hilfsvariablen.$C$1];[.$I95]));VALUE(IF(ISERROR([.$K95]);[Hilfsvariablen.$C$1];[.$K95]));VALUE(IF(ISERROR([.$M95]);[Hilfsvariablen.$C$1];[.$M95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Tee Eistee Zitrone 1,5 L</text:p>
          </table:table-cell>
          <table:table-cell table:style-name="ce10" table:formula="of:=IF(VALUE([.$O96])=VALUE([Hilfsvariablen.$C$1]);&quot;&quot;;[.$O96])" office:value-type="currency" office:currency="EUR" office:value="0" calcext:value-type="currency">
            <text:p>0,00 €</text:p>
          </table:table-cell>
          <table:table-cell table:style-name="ce14" table:formula="of:=DOLLAR(VLOOKUP([.$A96];ReweBereich;4;0) ;2)" office:value-type="string" office:string-value="0,00 €" calcext:value-type="string">
            <text:p>0,00 €</text:p>
          </table:table-cell>
          <table:table-cell table:style-name="ce13" table:formula="of:=VLOOKUP([.$A96];ReweBereich;3;0)" office:value-type="float" office:value="0" calcext:value-type="float">
            <text:p/>
          </table:table-cell>
          <table:table-cell table:style-name="ce17" table:formula="of:=DOLLAR(VLOOKUP([.$A96];AldiBereich;4;0) ;2)" office:value-type="string" office:string-value="" calcext:value-type="error">
            <text:p>#NV</text:p>
          </table:table-cell>
          <table:table-cell table:style-name="ce13" table:formula="of:=VLOOKUP([.$A96];AldiBereich;3;0)" office:value-type="string" office:string-value="" calcext:value-type="error">
            <text:p>#NV</text:p>
          </table:table-cell>
          <table:table-cell table:style-name="ce18" table:formula="of:=DOLLAR(VLOOKUP([.$A96];MarktkaufBereich;4;0) ;2)" office:value-type="string" office:string-value="0,45 €" calcext:value-type="string">
            <text:p>0,45 €</text:p>
          </table:table-cell>
          <table:table-cell table:style-name="ce13" table:formula="of:=VLOOKUP([.$A96];MarktkaufBereich;3;0)" office:value-type="float" office:value="0" calcext:value-type="float">
            <text:p/>
          </table:table-cell>
          <table:table-cell table:style-name="ce19" table:formula="of:=DOLLAR(VLOOKUP([.$A96];PlusBereich;4;0) ;2)" office:value-type="string" office:string-value="" calcext:value-type="error">
            <text:p>#NV</text:p>
          </table:table-cell>
          <table:table-cell table:style-name="ce13" table:formula="of:=VLOOKUP([.$A96];PlusBereich;3;0)" office:value-type="string" office:string-value="" calcext:value-type="error">
            <text:p>#NV</text:p>
          </table:table-cell>
          <table:table-cell table:style-name="ce13" table:formula="of:=DOLLAR(VLOOKUP([.$A96];SchleckerBereich;4;0);2)" office:value-type="string" office:string-value="" calcext:value-type="error">
            <text:p>#NV</text:p>
          </table:table-cell>
          <table:table-cell table:style-name="ce13" table:formula="of:=VLOOKUP([.$A96];SchleckerBereich;3;0)" office:value-type="string" office:string-value="" calcext:value-type="error">
            <text:p>#NV</text:p>
          </table:table-cell>
          <table:table-cell table:style-name="ce13" table:formula="of:=DOLLAR(VLOOKUP([.$A96];MüllerBereich;4;0);2)" office:value-type="string" office:string-value="" calcext:value-type="error">
            <text:p>#NV</text:p>
          </table:table-cell>
          <table:table-cell table:style-name="ce13" table:formula="of:=VLOOKUP([.$A96];MüllerBereich;3;0)" office:value-type="string" office:string-value="" calcext:value-type="error">
            <text:p>#NV</text:p>
          </table:table-cell>
          <table:table-cell table:style-name="ce22" table:formula="of:=MIN(VALUE(IF(ISERROR([.$C96]);[Hilfsvariablen.$C$1];[.$C96]));VALUE(IF(ISERROR([.$E96]);[Hilfsvariablen.$C$1];[.$E96]));VALUE(IF(ISERROR([.$G96]);[Hilfsvariablen.$C$1];[.$G96]));VALUE(IF(ISERROR([.$I96]);[Hilfsvariablen.$C$1];[.$I96]));VALUE(IF(ISERROR([.$K96]);[Hilfsvariablen.$C$1];[.$K96]));VALUE(IF(ISERROR([.$M96]);[Hilfsvariablen.$C$1];[.$M96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Tee Instant Teegetränk 400g</text:p>
          </table:table-cell>
          <table:table-cell table:style-name="ce10" table:formula="of:=IF(VALUE([.$O97])=VALUE([Hilfsvariablen.$C$1]);&quot;&quot;;[.$O97])" office:value-type="currency" office:currency="EUR" office:value="0.89" calcext:value-type="currency">
            <text:p>0,89 €</text:p>
          </table:table-cell>
          <table:table-cell table:style-name="ce14" table:formula="of:=DOLLAR(VLOOKUP([.$A97];ReweBereich;4;0) ;2)" office:value-type="string" office:string-value="" calcext:value-type="error">
            <text:p>#NV</text:p>
          </table:table-cell>
          <table:table-cell table:style-name="ce13" table:formula="of:=VLOOKUP([.$A97];ReweBereich;3;0)" office:value-type="string" office:string-value="" calcext:value-type="error">
            <text:p>#NV</text:p>
          </table:table-cell>
          <table:table-cell table:style-name="ce17" table:formula="of:=DOLLAR(VLOOKUP([.$A97];AldiBereich;4;0) ;2)" office:value-type="string" office:string-value="0,89 €" calcext:value-type="string">
            <text:p>0,89 €</text:p>
          </table:table-cell>
          <table:table-cell table:style-name="ce13" table:formula="of:=VLOOKUP([.$A97];AldiBereich;3;0)" office:value-type="float" office:value="0" calcext:value-type="float">
            <text:p/>
          </table:table-cell>
          <table:table-cell table:style-name="ce18" table:formula="of:=DOLLAR(VLOOKUP([.$A97];MarktkaufBereich;4;0) ;2)" office:value-type="string" office:string-value="" calcext:value-type="error">
            <text:p>#NV</text:p>
          </table:table-cell>
          <table:table-cell table:style-name="ce13" table:formula="of:=VLOOKUP([.$A97];MarktkaufBereich;3;0)" office:value-type="string" office:string-value="" calcext:value-type="error">
            <text:p>#NV</text:p>
          </table:table-cell>
          <table:table-cell table:style-name="ce19" table:formula="of:=DOLLAR(VLOOKUP([.$A97];PlusBereich;4;0) ;2)" office:value-type="string" office:string-value="" calcext:value-type="error">
            <text:p>#NV</text:p>
          </table:table-cell>
          <table:table-cell table:style-name="ce13" table:formula="of:=VLOOKUP([.$A97];PlusBereich;3;0)" office:value-type="string" office:string-value="" calcext:value-type="error">
            <text:p>#NV</text:p>
          </table:table-cell>
          <table:table-cell table:style-name="ce13" table:formula="of:=DOLLAR(VLOOKUP([.$A97];SchleckerBereich;4;0);2)" office:value-type="string" office:string-value="" calcext:value-type="error">
            <text:p>#NV</text:p>
          </table:table-cell>
          <table:table-cell table:style-name="ce13" table:formula="of:=VLOOKUP([.$A97];SchleckerBereich;3;0)" office:value-type="string" office:string-value="" calcext:value-type="error">
            <text:p>#NV</text:p>
          </table:table-cell>
          <table:table-cell table:style-name="ce13" table:formula="of:=DOLLAR(VLOOKUP([.$A97];MüllerBereich;4;0);2)" office:value-type="string" office:string-value="" calcext:value-type="error">
            <text:p>#NV</text:p>
          </table:table-cell>
          <table:table-cell table:style-name="ce13" table:formula="of:=VLOOKUP([.$A97];MüllerBereich;3;0)" office:value-type="string" office:string-value="" calcext:value-type="error">
            <text:p>#NV</text:p>
          </table:table-cell>
          <table:table-cell table:style-name="ce22" table:formula="of:=MIN(VALUE(IF(ISERROR([.$C97]);[Hilfsvariablen.$C$1];[.$C97]));VALUE(IF(ISERROR([.$E97]);[Hilfsvariablen.$C$1];[.$E97]));VALUE(IF(ISERROR([.$G97]);[Hilfsvariablen.$C$1];[.$G97]));VALUE(IF(ISERROR([.$I97]);[Hilfsvariablen.$C$1];[.$I97]));VALUE(IF(ISERROR([.$K97]);[Hilfsvariablen.$C$1];[.$K97]));VALUE(IF(ISERROR([.$M97]);[Hilfsvariablen.$C$1];[.$M97])))" office:value-type="currency" office:currency="EUR" office:value="0.89" calcext:value-type="currency">
            <text:p>0,8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Tee Pfefferminze 25er Pack</text:p>
          </table:table-cell>
          <table:table-cell table:style-name="ce10" table:formula="of:=IF(VALUE([.$O98])=VALUE([Hilfsvariablen.$C$1]);&quot;&quot;;[.$O98])" office:value-type="currency" office:currency="EUR" office:value="0" calcext:value-type="currency">
            <text:p>0,00 €</text:p>
          </table:table-cell>
          <table:table-cell table:style-name="ce14" table:formula="of:=DOLLAR(VLOOKUP([.$A98];ReweBereich;4;0) ;2)" office:value-type="string" office:string-value="0,00 €" calcext:value-type="string">
            <text:p>0,00 €</text:p>
          </table:table-cell>
          <table:table-cell table:style-name="ce13" table:formula="of:=VLOOKUP([.$A98];ReweBereich;3;0)" office:value-type="float" office:value="0" calcext:value-type="float">
            <text:p/>
          </table:table-cell>
          <table:table-cell table:style-name="ce17" table:formula="of:=DOLLAR(VLOOKUP([.$A98];AldiBereich;4;0) ;2)" office:value-type="string" office:string-value="" calcext:value-type="error">
            <text:p>#NV</text:p>
          </table:table-cell>
          <table:table-cell table:style-name="ce13" table:formula="of:=VLOOKUP([.$A98];AldiBereich;3;0)" office:value-type="string" office:string-value="" calcext:value-type="error">
            <text:p>#NV</text:p>
          </table:table-cell>
          <table:table-cell table:style-name="ce18" table:formula="of:=DOLLAR(VLOOKUP([.$A98];MarktkaufBereich;4;0) ;2)" office:value-type="string" office:string-value="0,39 €" calcext:value-type="string">
            <text:p>0,39 €</text:p>
          </table:table-cell>
          <table:table-cell table:style-name="ce13" table:formula="of:=VLOOKUP([.$A98];MarktkaufBereich;3;0)" office:value-type="float" office:value="0" calcext:value-type="float">
            <text:p/>
          </table:table-cell>
          <table:table-cell table:style-name="ce19" table:formula="of:=DOLLAR(VLOOKUP([.$A98];PlusBereich;4;0) ;2)" office:value-type="string" office:string-value="" calcext:value-type="error">
            <text:p>#NV</text:p>
          </table:table-cell>
          <table:table-cell table:style-name="ce13" table:formula="of:=VLOOKUP([.$A98];PlusBereich;3;0)" office:value-type="string" office:string-value="" calcext:value-type="error">
            <text:p>#NV</text:p>
          </table:table-cell>
          <table:table-cell table:style-name="ce13" table:formula="of:=DOLLAR(VLOOKUP([.$A98];SchleckerBereich;4;0);2)" office:value-type="string" office:string-value="" calcext:value-type="error">
            <text:p>#NV</text:p>
          </table:table-cell>
          <table:table-cell table:style-name="ce13" table:formula="of:=VLOOKUP([.$A98];SchleckerBereich;3;0)" office:value-type="string" office:string-value="" calcext:value-type="error">
            <text:p>#NV</text:p>
          </table:table-cell>
          <table:table-cell table:style-name="ce13" table:formula="of:=DOLLAR(VLOOKUP([.$A98];MüllerBereich;4;0);2)" office:value-type="string" office:string-value="" calcext:value-type="error">
            <text:p>#NV</text:p>
          </table:table-cell>
          <table:table-cell table:style-name="ce13" table:formula="of:=VLOOKUP([.$A98];MüllerBereich;3;0)" office:value-type="string" office:string-value="" calcext:value-type="error">
            <text:p>#NV</text:p>
          </table:table-cell>
          <table:table-cell table:style-name="ce22" table:formula="of:=MIN(VALUE(IF(ISERROR([.$C98]);[Hilfsvariablen.$C$1];[.$C98]));VALUE(IF(ISERROR([.$E98]);[Hilfsvariablen.$C$1];[.$E98]));VALUE(IF(ISERROR([.$G98]);[Hilfsvariablen.$C$1];[.$G98]));VALUE(IF(ISERROR([.$I98]);[Hilfsvariablen.$C$1];[.$I98]));VALUE(IF(ISERROR([.$K98]);[Hilfsvariablen.$C$1];[.$K98]));VALUE(IF(ISERROR([.$M98]);[Hilfsvariablen.$C$1];[.$M98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Toast Golden 3 Korn 0,5 kg</text:p>
          </table:table-cell>
          <table:table-cell table:style-name="ce10" table:formula="of:=IF(VALUE([.$O99])=VALUE([Hilfsvariablen.$C$1]);&quot;&quot;;[.$O99])">
            <text:p/>
          </table:table-cell>
          <table:table-cell table:style-name="ce14" table:formula="of:=DOLLAR(VLOOKUP([.$A99];ReweBereich;4;0) ;2)" office:value-type="string" office:string-value="" calcext:value-type="error">
            <text:p>#NV</text:p>
          </table:table-cell>
          <table:table-cell table:style-name="ce13" table:formula="of:=VLOOKUP([.$A99];ReweBereich;3;0)" office:value-type="string" office:string-value="" calcext:value-type="error">
            <text:p>#NV</text:p>
          </table:table-cell>
          <table:table-cell table:style-name="ce17" table:formula="of:=DOLLAR(VLOOKUP([.$A99];AldiBereich;4;0) ;2)" office:value-type="string" office:string-value="" calcext:value-type="error">
            <text:p>#NV</text:p>
          </table:table-cell>
          <table:table-cell table:style-name="ce13" table:formula="of:=VLOOKUP([.$A99];AldiBereich;3;0)" office:value-type="string" office:string-value="" calcext:value-type="error">
            <text:p>#NV</text:p>
          </table:table-cell>
          <table:table-cell table:style-name="ce18" table:formula="of:=DOLLAR(VLOOKUP([.$A99];MarktkaufBereich;4;0) ;2)" office:value-type="string" office:string-value="" calcext:value-type="error">
            <text:p>#NV</text:p>
          </table:table-cell>
          <table:table-cell table:style-name="ce13" table:formula="of:=VLOOKUP([.$A99];MarktkaufBereich;3;0)" office:value-type="string" office:string-value="" calcext:value-type="error">
            <text:p>#NV</text:p>
          </table:table-cell>
          <table:table-cell table:style-name="ce19" table:formula="of:=DOLLAR(VLOOKUP([.$A99];PlusBereich;4;0) ;2)" office:value-type="string" office:string-value="" calcext:value-type="error">
            <text:p>#NV</text:p>
          </table:table-cell>
          <table:table-cell table:style-name="ce13" table:formula="of:=VLOOKUP([.$A99];PlusBereich;3;0)" office:value-type="string" office:string-value="" calcext:value-type="error">
            <text:p>#NV</text:p>
          </table:table-cell>
          <table:table-cell table:style-name="ce13" table:formula="of:=DOLLAR(VLOOKUP([.$A99];SchleckerBereich;4;0);2)" office:value-type="string" office:string-value="" calcext:value-type="error">
            <text:p>#NV</text:p>
          </table:table-cell>
          <table:table-cell table:style-name="ce13" table:formula="of:=VLOOKUP([.$A99];SchleckerBereich;3;0)" office:value-type="string" office:string-value="" calcext:value-type="error">
            <text:p>#NV</text:p>
          </table:table-cell>
          <table:table-cell table:style-name="ce13" table:formula="of:=DOLLAR(VLOOKUP([.$A99];MüllerBereich;4;0);2)" office:value-type="string" office:string-value="" calcext:value-type="error">
            <text:p>#NV</text:p>
          </table:table-cell>
          <table:table-cell table:style-name="ce13" table:formula="of:=VLOOKUP([.$A99];MüllerBereich;3;0)" office:value-type="string" office:string-value="" calcext:value-type="error">
            <text:p>#NV</text:p>
          </table:table-cell>
          <table:table-cell table:style-name="ce22" table:formula="of:=MIN(VALUE(IF(ISERROR([.$C99]);[Hilfsvariablen.$C$1];[.$C99]));VALUE(IF(ISERROR([.$E99]);[Hilfsvariablen.$C$1];[.$E99]));VALUE(IF(ISERROR([.$G99]);[Hilfsvariablen.$C$1];[.$G99]));VALUE(IF(ISERROR([.$I99]);[Hilfsvariablen.$C$1];[.$I99]));VALUE(IF(ISERROR([.$K99]);[Hilfsvariablen.$C$1];[.$K99]));VALUE(IF(ISERROR([.$M99]);[Hilfsvariablen.$C$1];[.$M99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Toast Sandwichtoast <text:s/>0,75 kg</text:p>
          </table:table-cell>
          <table:table-cell table:style-name="ce10" table:formula="of:=IF(VALUE([.$O100])=VALUE([Hilfsvariablen.$C$1]);&quot;&quot;;[.$O100])">
            <text:p/>
          </table:table-cell>
          <table:table-cell table:style-name="ce14" table:formula="of:=DOLLAR(VLOOKUP([.$A100];ReweBereich;4;0) ;2)" office:value-type="string" office:string-value="" calcext:value-type="error">
            <text:p>#NV</text:p>
          </table:table-cell>
          <table:table-cell table:style-name="ce13" table:formula="of:=VLOOKUP([.$A100];ReweBereich;3;0)" office:value-type="string" office:string-value="" calcext:value-type="error">
            <text:p>#NV</text:p>
          </table:table-cell>
          <table:table-cell table:style-name="ce17" table:formula="of:=DOLLAR(VLOOKUP([.$A100];AldiBereich;4;0) ;2)" office:value-type="string" office:string-value="" calcext:value-type="error">
            <text:p>#NV</text:p>
          </table:table-cell>
          <table:table-cell table:style-name="ce13" table:formula="of:=VLOOKUP([.$A100];AldiBereich;3;0)" office:value-type="string" office:string-value="" calcext:value-type="error">
            <text:p>#NV</text:p>
          </table:table-cell>
          <table:table-cell table:style-name="ce18" table:formula="of:=DOLLAR(VLOOKUP([.$A100];MarktkaufBereich;4;0) ;2)" office:value-type="string" office:string-value="" calcext:value-type="error">
            <text:p>#NV</text:p>
          </table:table-cell>
          <table:table-cell table:style-name="ce13" table:formula="of:=VLOOKUP([.$A100];MarktkaufBereich;3;0)" office:value-type="string" office:string-value="" calcext:value-type="error">
            <text:p>#NV</text:p>
          </table:table-cell>
          <table:table-cell table:style-name="ce19" table:formula="of:=DOLLAR(VLOOKUP([.$A100];PlusBereich;4;0) ;2)" office:value-type="string" office:string-value="" calcext:value-type="error">
            <text:p>#NV</text:p>
          </table:table-cell>
          <table:table-cell table:style-name="ce13" table:formula="of:=VLOOKUP([.$A100];PlusBereich;3;0)" office:value-type="string" office:string-value="" calcext:value-type="error">
            <text:p>#NV</text:p>
          </table:table-cell>
          <table:table-cell table:style-name="ce13" table:formula="of:=DOLLAR(VLOOKUP([.$A100];SchleckerBereich;4;0);2)" office:value-type="string" office:string-value="" calcext:value-type="error">
            <text:p>#NV</text:p>
          </table:table-cell>
          <table:table-cell table:style-name="ce13" table:formula="of:=VLOOKUP([.$A100];SchleckerBereich;3;0)" office:value-type="string" office:string-value="" calcext:value-type="error">
            <text:p>#NV</text:p>
          </table:table-cell>
          <table:table-cell table:style-name="ce13" table:formula="of:=DOLLAR(VLOOKUP([.$A100];MüllerBereich;4;0);2)" office:value-type="string" office:string-value="" calcext:value-type="error">
            <text:p>#NV</text:p>
          </table:table-cell>
          <table:table-cell table:style-name="ce13" table:formula="of:=VLOOKUP([.$A100];MüllerBereich;3;0)" office:value-type="string" office:string-value="" calcext:value-type="error">
            <text:p>#NV</text:p>
          </table:table-cell>
          <table:table-cell table:style-name="ce22" table:formula="of:=MIN(VALUE(IF(ISERROR([.$C100]);[Hilfsvariablen.$C$1];[.$C100]));VALUE(IF(ISERROR([.$E100]);[Hilfsvariablen.$C$1];[.$E100]));VALUE(IF(ISERROR([.$G100]);[Hilfsvariablen.$C$1];[.$G100]));VALUE(IF(ISERROR([.$I100]);[Hilfsvariablen.$C$1];[.$I100]));VALUE(IF(ISERROR([.$K100]);[Hilfsvariablen.$C$1];[.$K100]));VALUE(IF(ISERROR([.$M100]);[Hilfsvariablen.$C$1];[.$M100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asser Mineral mit CO2 6er</text:p>
          </table:table-cell>
          <table:table-cell table:style-name="ce10" table:formula="of:=IF(VALUE([.$O101])=VALUE([Hilfsvariablen.$C$1]);&quot;&quot;;[.$O101])" office:value-type="currency" office:currency="EUR" office:value="0" calcext:value-type="currency">
            <text:p>0,00 €</text:p>
          </table:table-cell>
          <table:table-cell table:style-name="ce14" table:formula="of:=DOLLAR(VLOOKUP([.$A101];ReweBereich;4;0) ;2)" office:value-type="string" office:string-value="0,00 €" calcext:value-type="string">
            <text:p>0,00 €</text:p>
          </table:table-cell>
          <table:table-cell table:style-name="ce13" table:formula="of:=VLOOKUP([.$A101];ReweBereich;3;0)" office:value-type="float" office:value="0" calcext:value-type="float">
            <text:p/>
          </table:table-cell>
          <table:table-cell table:style-name="ce17" table:formula="of:=DOLLAR(VLOOKUP([.$A101];AldiBereich;4;0) ;2)" office:value-type="string" office:string-value="1,14 €" calcext:value-type="string">
            <text:p>1,14 €</text:p>
          </table:table-cell>
          <table:table-cell table:style-name="ce13" table:formula="of:=VLOOKUP([.$A101];AldiBereich;3;0)" office:value-type="float" office:value="0" calcext:value-type="float">
            <text:p/>
          </table:table-cell>
          <table:table-cell table:style-name="ce18" table:formula="of:=DOLLAR(VLOOKUP([.$A101];MarktkaufBereich;4;0) ;2)" office:value-type="string" office:string-value="3,99 €" calcext:value-type="string">
            <text:p>3,99 €</text:p>
          </table:table-cell>
          <table:table-cell table:style-name="ce13" table:formula="of:=VLOOKUP([.$A101];MarktkaufBereich;3;0)" office:value-type="string" office:string-value="gut" calcext:value-type="string">
            <text:p>gut</text:p>
          </table:table-cell>
          <table:table-cell table:style-name="ce19" table:formula="of:=DOLLAR(VLOOKUP([.$A101];PlusBereich;4;0) ;2)" office:value-type="string" office:string-value="" calcext:value-type="error">
            <text:p>#NV</text:p>
          </table:table-cell>
          <table:table-cell table:style-name="ce13" table:formula="of:=VLOOKUP([.$A101];PlusBereich;3;0)" office:value-type="string" office:string-value="" calcext:value-type="error">
            <text:p>#NV</text:p>
          </table:table-cell>
          <table:table-cell table:style-name="ce13" table:formula="of:=DOLLAR(VLOOKUP([.$A101];SchleckerBereich;4;0);2)" office:value-type="string" office:string-value="" calcext:value-type="error">
            <text:p>#NV</text:p>
          </table:table-cell>
          <table:table-cell table:style-name="ce13" table:formula="of:=VLOOKUP([.$A101];SchleckerBereich;3;0)" office:value-type="string" office:string-value="" calcext:value-type="error">
            <text:p>#NV</text:p>
          </table:table-cell>
          <table:table-cell table:style-name="ce13" table:formula="of:=DOLLAR(VLOOKUP([.$A101];MüllerBereich;4;0);2)" office:value-type="string" office:string-value="" calcext:value-type="error">
            <text:p>#NV</text:p>
          </table:table-cell>
          <table:table-cell table:style-name="ce13" table:formula="of:=VLOOKUP([.$A101];MüllerBereich;3;0)" office:value-type="string" office:string-value="" calcext:value-type="error">
            <text:p>#NV</text:p>
          </table:table-cell>
          <table:table-cell table:style-name="ce22" table:formula="of:=MIN(VALUE(IF(ISERROR([.$C101]);[Hilfsvariablen.$C$1];[.$C101]));VALUE(IF(ISERROR([.$E101]);[Hilfsvariablen.$C$1];[.$E101]));VALUE(IF(ISERROR([.$G101]);[Hilfsvariablen.$C$1];[.$G101]));VALUE(IF(ISERROR([.$I101]);[Hilfsvariablen.$C$1];[.$I101]));VALUE(IF(ISERROR([.$K101]);[Hilfsvariablen.$C$1];[.$K101]));VALUE(IF(ISERROR([.$M101]);[Hilfsvariablen.$C$1];[.$M101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ein Amselfelder Rot 0,75L lieblich</text:p>
          </table:table-cell>
          <table:table-cell table:style-name="ce10" table:formula="of:=IF(VALUE([.$O102])=VALUE([Hilfsvariablen.$C$1]);&quot;&quot;;[.$O102])" office:value-type="currency" office:currency="EUR" office:value="0" calcext:value-type="currency">
            <text:p>0,00 €</text:p>
          </table:table-cell>
          <table:table-cell table:style-name="ce14" table:formula="of:=DOLLAR(VLOOKUP([.$A102];ReweBereich;4;0) ;2)" office:value-type="string" office:string-value="0,00 €" calcext:value-type="string">
            <text:p>0,00 €</text:p>
          </table:table-cell>
          <table:table-cell table:style-name="ce13" table:formula="of:=VLOOKUP([.$A102];ReweBereich;3;0)" office:value-type="float" office:value="0" calcext:value-type="float">
            <text:p/>
          </table:table-cell>
          <table:table-cell table:style-name="ce17" table:formula="of:=DOLLAR(VLOOKUP([.$A102];AldiBereich;4;0) ;2)" office:value-type="string" office:string-value="" calcext:value-type="error">
            <text:p>#NV</text:p>
          </table:table-cell>
          <table:table-cell table:style-name="ce13" table:formula="of:=VLOOKUP([.$A102];AldiBereich;3;0)" office:value-type="string" office:string-value="" calcext:value-type="error">
            <text:p>#NV</text:p>
          </table:table-cell>
          <table:table-cell table:style-name="ce18" table:formula="of:=DOLLAR(VLOOKUP([.$A102];MarktkaufBereich;4;0) ;2)" office:value-type="string" office:string-value="2,99 €" calcext:value-type="string">
            <text:p>2,99 €</text:p>
          </table:table-cell>
          <table:table-cell table:style-name="ce13" table:formula="of:=VLOOKUP([.$A102];MarktkaufBereich;3;0)" office:value-type="string" office:string-value="gut" calcext:value-type="string">
            <text:p>gut</text:p>
          </table:table-cell>
          <table:table-cell table:style-name="ce19" table:formula="of:=DOLLAR(VLOOKUP([.$A102];PlusBereich;4;0) ;2)" office:value-type="string" office:string-value="" calcext:value-type="error">
            <text:p>#NV</text:p>
          </table:table-cell>
          <table:table-cell table:style-name="ce13" table:formula="of:=VLOOKUP([.$A102];PlusBereich;3;0)" office:value-type="string" office:string-value="" calcext:value-type="error">
            <text:p>#NV</text:p>
          </table:table-cell>
          <table:table-cell table:style-name="ce13" table:formula="of:=DOLLAR(VLOOKUP([.$A102];SchleckerBereich;4;0);2)" office:value-type="string" office:string-value="" calcext:value-type="error">
            <text:p>#NV</text:p>
          </table:table-cell>
          <table:table-cell table:style-name="ce13" table:formula="of:=VLOOKUP([.$A102];SchleckerBereich;3;0)" office:value-type="string" office:string-value="" calcext:value-type="error">
            <text:p>#NV</text:p>
          </table:table-cell>
          <table:table-cell table:style-name="ce13" table:formula="of:=DOLLAR(VLOOKUP([.$A102];MüllerBereich;4;0);2)" office:value-type="string" office:string-value="" calcext:value-type="error">
            <text:p>#NV</text:p>
          </table:table-cell>
          <table:table-cell table:style-name="ce13" table:formula="of:=VLOOKUP([.$A102];MüllerBereich;3;0)" office:value-type="string" office:string-value="" calcext:value-type="error">
            <text:p>#NV</text:p>
          </table:table-cell>
          <table:table-cell table:style-name="ce22" table:formula="of:=MIN(VALUE(IF(ISERROR([.$C102]);[Hilfsvariablen.$C$1];[.$C102]));VALUE(IF(ISERROR([.$E102]);[Hilfsvariablen.$C$1];[.$E102]));VALUE(IF(ISERROR([.$G102]);[Hilfsvariablen.$C$1];[.$G102]));VALUE(IF(ISERROR([.$I102]);[Hilfsvariablen.$C$1];[.$I102]));VALUE(IF(ISERROR([.$K102]);[Hilfsvariablen.$C$1];[.$K102]));VALUE(IF(ISERROR([.$M102]);[Hilfsvariablen.$C$1];[.$M102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ein Amselkeller Spanien 0,75 L</text:p>
          </table:table-cell>
          <table:table-cell table:style-name="ce10" table:formula="of:=IF(VALUE([.$O103])=VALUE([Hilfsvariablen.$C$1]);&quot;&quot;;[.$O103])" office:value-type="currency" office:currency="EUR" office:value="0" calcext:value-type="currency">
            <text:p>0,00 €</text:p>
          </table:table-cell>
          <table:table-cell table:style-name="ce14" table:formula="of:=DOLLAR(VLOOKUP([.$A103];ReweBereich;4;0) ;2)" office:value-type="string" office:string-value="0,00 €" calcext:value-type="string">
            <text:p>0,00 €</text:p>
          </table:table-cell>
          <table:table-cell table:style-name="ce13" table:formula="of:=VLOOKUP([.$A103];ReweBereich;3;0)" office:value-type="float" office:value="0" calcext:value-type="float">
            <text:p/>
          </table:table-cell>
          <table:table-cell table:style-name="ce17" table:formula="of:=DOLLAR(VLOOKUP([.$A103];AldiBereich;4;0) ;2)" office:value-type="string" office:string-value="" calcext:value-type="error">
            <text:p>#NV</text:p>
          </table:table-cell>
          <table:table-cell table:style-name="ce13" table:formula="of:=VLOOKUP([.$A103];AldiBereich;3;0)" office:value-type="string" office:string-value="" calcext:value-type="error">
            <text:p>#NV</text:p>
          </table:table-cell>
          <table:table-cell table:style-name="ce18" table:formula="of:=DOLLAR(VLOOKUP([.$A103];MarktkaufBereich;4;0) ;2)" office:value-type="string" office:string-value="1,89 €" calcext:value-type="string">
            <text:p>1,89 €</text:p>
          </table:table-cell>
          <table:table-cell table:style-name="ce13" table:formula="of:=VLOOKUP([.$A103];MarktkaufBereich;3;0)" office:value-type="float" office:value="0" calcext:value-type="float">
            <text:p/>
          </table:table-cell>
          <table:table-cell table:style-name="ce19" table:formula="of:=DOLLAR(VLOOKUP([.$A103];PlusBereich;4;0) ;2)" office:value-type="string" office:string-value="" calcext:value-type="error">
            <text:p>#NV</text:p>
          </table:table-cell>
          <table:table-cell table:style-name="ce13" table:formula="of:=VLOOKUP([.$A103];PlusBereich;3;0)" office:value-type="string" office:string-value="" calcext:value-type="error">
            <text:p>#NV</text:p>
          </table:table-cell>
          <table:table-cell table:style-name="ce13" table:formula="of:=DOLLAR(VLOOKUP([.$A103];SchleckerBereich;4;0);2)" office:value-type="string" office:string-value="" calcext:value-type="error">
            <text:p>#NV</text:p>
          </table:table-cell>
          <table:table-cell table:style-name="ce13" table:formula="of:=VLOOKUP([.$A103];SchleckerBereich;3;0)" office:value-type="string" office:string-value="" calcext:value-type="error">
            <text:p>#NV</text:p>
          </table:table-cell>
          <table:table-cell table:style-name="ce13" table:formula="of:=DOLLAR(VLOOKUP([.$A103];MüllerBereich;4;0);2)" office:value-type="string" office:string-value="" calcext:value-type="error">
            <text:p>#NV</text:p>
          </table:table-cell>
          <table:table-cell table:style-name="ce13" table:formula="of:=VLOOKUP([.$A103];MüllerBereich;3;0)" office:value-type="string" office:string-value="" calcext:value-type="error">
            <text:p>#NV</text:p>
          </table:table-cell>
          <table:table-cell table:style-name="ce22" table:formula="of:=MIN(VALUE(IF(ISERROR([.$C103]);[Hilfsvariablen.$C$1];[.$C103]));VALUE(IF(ISERROR([.$E103]);[Hilfsvariablen.$C$1];[.$E103]));VALUE(IF(ISERROR([.$G103]);[Hilfsvariablen.$C$1];[.$G103]));VALUE(IF(ISERROR([.$I103]);[Hilfsvariablen.$C$1];[.$I103]));VALUE(IF(ISERROR([.$K103]);[Hilfsvariablen.$C$1];[.$K103]));VALUE(IF(ISERROR([.$M103]);[Hilfsvariablen.$C$1];[.$M103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ein Bodeaux A.C.0,75L</text:p>
          </table:table-cell>
          <table:table-cell table:style-name="ce10" table:formula="of:=IF(VALUE([.$O104])=VALUE([Hilfsvariablen.$C$1]);&quot;&quot;;[.$O104])" office:value-type="currency" office:currency="EUR" office:value="1.79" calcext:value-type="currency">
            <text:p>1,79 €</text:p>
          </table:table-cell>
          <table:table-cell table:style-name="ce14" table:formula="of:=DOLLAR(VLOOKUP([.$A104];ReweBereich;4;0) ;2)" office:value-type="string" office:string-value="" calcext:value-type="error">
            <text:p>#NV</text:p>
          </table:table-cell>
          <table:table-cell table:style-name="ce13" table:formula="of:=VLOOKUP([.$A104];ReweBereich;3;0)" office:value-type="string" office:string-value="" calcext:value-type="error">
            <text:p>#NV</text:p>
          </table:table-cell>
          <table:table-cell table:style-name="ce17" table:formula="of:=DOLLAR(VLOOKUP([.$A104];AldiBereich;4;0) ;2)" office:value-type="string" office:string-value="1,79 €" calcext:value-type="string">
            <text:p>1,79 €</text:p>
          </table:table-cell>
          <table:table-cell table:style-name="ce13" table:formula="of:=VLOOKUP([.$A104];AldiBereich;3;0)" office:value-type="float" office:value="0" calcext:value-type="float">
            <text:p/>
          </table:table-cell>
          <table:table-cell table:style-name="ce18" table:formula="of:=DOLLAR(VLOOKUP([.$A104];MarktkaufBereich;4;0) ;2)" office:value-type="string" office:string-value="" calcext:value-type="error">
            <text:p>#NV</text:p>
          </table:table-cell>
          <table:table-cell table:style-name="ce13" table:formula="of:=VLOOKUP([.$A104];MarktkaufBereich;3;0)" office:value-type="string" office:string-value="" calcext:value-type="error">
            <text:p>#NV</text:p>
          </table:table-cell>
          <table:table-cell table:style-name="ce19" table:formula="of:=DOLLAR(VLOOKUP([.$A104];PlusBereich;4;0) ;2)" office:value-type="string" office:string-value="" calcext:value-type="error">
            <text:p>#NV</text:p>
          </table:table-cell>
          <table:table-cell table:style-name="ce13" table:formula="of:=VLOOKUP([.$A104];PlusBereich;3;0)" office:value-type="string" office:string-value="" calcext:value-type="error">
            <text:p>#NV</text:p>
          </table:table-cell>
          <table:table-cell table:style-name="ce13" table:formula="of:=DOLLAR(VLOOKUP([.$A104];SchleckerBereich;4;0);2)" office:value-type="string" office:string-value="" calcext:value-type="error">
            <text:p>#NV</text:p>
          </table:table-cell>
          <table:table-cell table:style-name="ce13" table:formula="of:=VLOOKUP([.$A104];SchleckerBereich;3;0)" office:value-type="string" office:string-value="" calcext:value-type="error">
            <text:p>#NV</text:p>
          </table:table-cell>
          <table:table-cell table:style-name="ce13" table:formula="of:=DOLLAR(VLOOKUP([.$A104];MüllerBereich;4;0);2)" office:value-type="string" office:string-value="" calcext:value-type="error">
            <text:p>#NV</text:p>
          </table:table-cell>
          <table:table-cell table:style-name="ce13" table:formula="of:=VLOOKUP([.$A104];MüllerBereich;3;0)" office:value-type="string" office:string-value="" calcext:value-type="error">
            <text:p>#NV</text:p>
          </table:table-cell>
          <table:table-cell table:style-name="ce22" table:formula="of:=MIN(VALUE(IF(ISERROR([.$C104]);[Hilfsvariablen.$C$1];[.$C104]));VALUE(IF(ISERROR([.$E104]);[Hilfsvariablen.$C$1];[.$E104]));VALUE(IF(ISERROR([.$G104]);[Hilfsvariablen.$C$1];[.$G104]));VALUE(IF(ISERROR([.$I104]);[Hilfsvariablen.$C$1];[.$I104]));VALUE(IF(ISERROR([.$K104]);[Hilfsvariablen.$C$1];[.$K104]));VALUE(IF(ISERROR([.$M104]);[Hilfsvariablen.$C$1];[.$M104])))" office:value-type="currency" office:currency="EUR" office:value="1.79" calcext:value-type="currency">
            <text:p>1,7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ein Chianti 0,75 L</text:p>
          </table:table-cell>
          <table:table-cell table:style-name="ce10" table:formula="of:=IF(VALUE([.$O105])=VALUE([Hilfsvariablen.$C$1]);&quot;&quot;;[.$O105])" office:value-type="currency" office:currency="EUR" office:value="0" calcext:value-type="currency">
            <text:p>0,00 €</text:p>
          </table:table-cell>
          <table:table-cell table:style-name="ce14" table:formula="of:=DOLLAR(VLOOKUP([.$A105];ReweBereich;4;0) ;2)" office:value-type="string" office:string-value="0,00 €" calcext:value-type="string">
            <text:p>0,00 €</text:p>
          </table:table-cell>
          <table:table-cell table:style-name="ce13" table:formula="of:=VLOOKUP([.$A105];ReweBereich;3;0)" office:value-type="float" office:value="0" calcext:value-type="float">
            <text:p/>
          </table:table-cell>
          <table:table-cell table:style-name="ce17" table:formula="of:=DOLLAR(VLOOKUP([.$A105];AldiBereich;4;0) ;2)" office:value-type="string" office:string-value="" calcext:value-type="error">
            <text:p>#NV</text:p>
          </table:table-cell>
          <table:table-cell table:style-name="ce13" table:formula="of:=VLOOKUP([.$A105];AldiBereich;3;0)" office:value-type="string" office:string-value="" calcext:value-type="error">
            <text:p>#NV</text:p>
          </table:table-cell>
          <table:table-cell table:style-name="ce18" table:formula="of:=DOLLAR(VLOOKUP([.$A105];MarktkaufBereich;4;0) ;2)" office:value-type="string" office:string-value="1,99 €" calcext:value-type="string">
            <text:p>1,99 €</text:p>
          </table:table-cell>
          <table:table-cell table:style-name="ce13" table:formula="of:=VLOOKUP([.$A105];MarktkaufBereich;3;0)" office:value-type="string" office:string-value="gut" calcext:value-type="string">
            <text:p>gut</text:p>
          </table:table-cell>
          <table:table-cell table:style-name="ce19" table:formula="of:=DOLLAR(VLOOKUP([.$A105];PlusBereich;4;0) ;2)" office:value-type="string" office:string-value="" calcext:value-type="error">
            <text:p>#NV</text:p>
          </table:table-cell>
          <table:table-cell table:style-name="ce13" table:formula="of:=VLOOKUP([.$A105];PlusBereich;3;0)" office:value-type="string" office:string-value="" calcext:value-type="error">
            <text:p>#NV</text:p>
          </table:table-cell>
          <table:table-cell table:style-name="ce13" table:formula="of:=DOLLAR(VLOOKUP([.$A105];SchleckerBereich;4;0);2)" office:value-type="string" office:string-value="" calcext:value-type="error">
            <text:p>#NV</text:p>
          </table:table-cell>
          <table:table-cell table:style-name="ce13" table:formula="of:=VLOOKUP([.$A105];SchleckerBereich;3;0)" office:value-type="string" office:string-value="" calcext:value-type="error">
            <text:p>#NV</text:p>
          </table:table-cell>
          <table:table-cell table:style-name="ce13" table:formula="of:=DOLLAR(VLOOKUP([.$A105];MüllerBereich;4;0);2)" office:value-type="string" office:string-value="" calcext:value-type="error">
            <text:p>#NV</text:p>
          </table:table-cell>
          <table:table-cell table:style-name="ce13" table:formula="of:=VLOOKUP([.$A105];MüllerBereich;3;0)" office:value-type="string" office:string-value="" calcext:value-type="error">
            <text:p>#NV</text:p>
          </table:table-cell>
          <table:table-cell table:style-name="ce22" table:formula="of:=MIN(VALUE(IF(ISERROR([.$C105]);[Hilfsvariablen.$C$1];[.$C105]));VALUE(IF(ISERROR([.$E105]);[Hilfsvariablen.$C$1];[.$E105]));VALUE(IF(ISERROR([.$G105]);[Hilfsvariablen.$C$1];[.$G105]));VALUE(IF(ISERROR([.$I105]);[Hilfsvariablen.$C$1];[.$I105]));VALUE(IF(ISERROR([.$K105]);[Hilfsvariablen.$C$1];[.$K105]));VALUE(IF(ISERROR([.$M105]);[Hilfsvariablen.$C$1];[.$M105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ein Kleine Reblaus3x02L</text:p>
          </table:table-cell>
          <table:table-cell table:style-name="ce10" table:formula="of:=IF(VALUE([.$O106])=VALUE([Hilfsvariablen.$C$1]);&quot;&quot;;[.$O106])" office:value-type="currency" office:currency="EUR" office:value="0" calcext:value-type="currency">
            <text:p>0,00 €</text:p>
          </table:table-cell>
          <table:table-cell table:style-name="ce14" table:formula="of:=DOLLAR(VLOOKUP([.$A106];ReweBereich;4;0) ;2)" office:value-type="string" office:string-value="0,00 €" calcext:value-type="string">
            <text:p>0,00 €</text:p>
          </table:table-cell>
          <table:table-cell table:style-name="ce13" table:formula="of:=VLOOKUP([.$A106];ReweBereich;3;0)" office:value-type="float" office:value="0" calcext:value-type="float">
            <text:p/>
          </table:table-cell>
          <table:table-cell table:style-name="ce17" table:formula="of:=DOLLAR(VLOOKUP([.$A106];AldiBereich;4;0) ;2)" office:value-type="string" office:string-value="" calcext:value-type="error">
            <text:p>#NV</text:p>
          </table:table-cell>
          <table:table-cell table:style-name="ce13" table:formula="of:=VLOOKUP([.$A106];AldiBereich;3;0)" office:value-type="string" office:string-value="" calcext:value-type="error">
            <text:p>#NV</text:p>
          </table:table-cell>
          <table:table-cell table:style-name="ce18" table:formula="of:=DOLLAR(VLOOKUP([.$A106];MarktkaufBereich;4;0) ;2)" office:value-type="string" office:string-value="1,99 €" calcext:value-type="string">
            <text:p>1,99 €</text:p>
          </table:table-cell>
          <table:table-cell table:style-name="ce13" table:formula="of:=VLOOKUP([.$A106];MarktkaufBereich;3;0)" office:value-type="float" office:value="0" calcext:value-type="float">
            <text:p/>
          </table:table-cell>
          <table:table-cell table:style-name="ce19" table:formula="of:=DOLLAR(VLOOKUP([.$A106];PlusBereich;4;0) ;2)" office:value-type="string" office:string-value="" calcext:value-type="error">
            <text:p>#NV</text:p>
          </table:table-cell>
          <table:table-cell table:style-name="ce13" table:formula="of:=VLOOKUP([.$A106];PlusBereich;3;0)" office:value-type="string" office:string-value="" calcext:value-type="error">
            <text:p>#NV</text:p>
          </table:table-cell>
          <table:table-cell table:style-name="ce13" table:formula="of:=DOLLAR(VLOOKUP([.$A106];SchleckerBereich;4;0);2)" office:value-type="string" office:string-value="" calcext:value-type="error">
            <text:p>#NV</text:p>
          </table:table-cell>
          <table:table-cell table:style-name="ce13" table:formula="of:=VLOOKUP([.$A106];SchleckerBereich;3;0)" office:value-type="string" office:string-value="" calcext:value-type="error">
            <text:p>#NV</text:p>
          </table:table-cell>
          <table:table-cell table:style-name="ce13" table:formula="of:=DOLLAR(VLOOKUP([.$A106];MüllerBereich;4;0);2)" office:value-type="string" office:string-value="" calcext:value-type="error">
            <text:p>#NV</text:p>
          </table:table-cell>
          <table:table-cell table:style-name="ce13" table:formula="of:=VLOOKUP([.$A106];MüllerBereich;3;0)" office:value-type="string" office:string-value="" calcext:value-type="error">
            <text:p>#NV</text:p>
          </table:table-cell>
          <table:table-cell table:style-name="ce22" table:formula="of:=MIN(VALUE(IF(ISERROR([.$C106]);[Hilfsvariablen.$C$1];[.$C106]));VALUE(IF(ISERROR([.$E106]);[Hilfsvariablen.$C$1];[.$E106]));VALUE(IF(ISERROR([.$G106]);[Hilfsvariablen.$C$1];[.$G106]));VALUE(IF(ISERROR([.$I106]);[Hilfsvariablen.$C$1];[.$I106]));VALUE(IF(ISERROR([.$K106]);[Hilfsvariablen.$C$1];[.$K106]));VALUE(IF(ISERROR([.$M106]);[Hilfsvariablen.$C$1];[.$M106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ein Mazedonischer Rotwein 1 L</text:p>
          </table:table-cell>
          <table:table-cell table:style-name="ce10" table:formula="of:=IF(VALUE([.$O107])=VALUE([Hilfsvariablen.$C$1]);&quot;&quot;;[.$O107])" office:value-type="currency" office:currency="EUR" office:value="1.29" calcext:value-type="currency">
            <text:p>1,29 €</text:p>
          </table:table-cell>
          <table:table-cell table:style-name="ce14" table:formula="of:=DOLLAR(VLOOKUP([.$A107];ReweBereich;4;0) ;2)" office:value-type="string" office:string-value="" calcext:value-type="error">
            <text:p>#NV</text:p>
          </table:table-cell>
          <table:table-cell table:style-name="ce13" table:formula="of:=VLOOKUP([.$A107];ReweBereich;3;0)" office:value-type="string" office:string-value="" calcext:value-type="error">
            <text:p>#NV</text:p>
          </table:table-cell>
          <table:table-cell table:style-name="ce17" table:formula="of:=DOLLAR(VLOOKUP([.$A107];AldiBereich;4;0) ;2)" office:value-type="string" office:string-value="1,29 €" calcext:value-type="string">
            <text:p>1,29 €</text:p>
          </table:table-cell>
          <table:table-cell table:style-name="ce13" table:formula="of:=VLOOKUP([.$A107];AldiBereich;3;0)" office:value-type="string" office:string-value="lieblich" calcext:value-type="string">
            <text:p>lieblich</text:p>
          </table:table-cell>
          <table:table-cell table:style-name="ce18" table:formula="of:=DOLLAR(VLOOKUP([.$A107];MarktkaufBereich;4;0) ;2)" office:value-type="string" office:string-value="" calcext:value-type="error">
            <text:p>#NV</text:p>
          </table:table-cell>
          <table:table-cell table:style-name="ce13" table:formula="of:=VLOOKUP([.$A107];MarktkaufBereich;3;0)" office:value-type="string" office:string-value="" calcext:value-type="error">
            <text:p>#NV</text:p>
          </table:table-cell>
          <table:table-cell table:style-name="ce19" table:formula="of:=DOLLAR(VLOOKUP([.$A107];PlusBereich;4;0) ;2)" office:value-type="string" office:string-value="" calcext:value-type="error">
            <text:p>#NV</text:p>
          </table:table-cell>
          <table:table-cell table:style-name="ce13" table:formula="of:=VLOOKUP([.$A107];PlusBereich;3;0)" office:value-type="string" office:string-value="" calcext:value-type="error">
            <text:p>#NV</text:p>
          </table:table-cell>
          <table:table-cell table:style-name="ce13" table:formula="of:=DOLLAR(VLOOKUP([.$A107];SchleckerBereich;4;0);2)" office:value-type="string" office:string-value="" calcext:value-type="error">
            <text:p>#NV</text:p>
          </table:table-cell>
          <table:table-cell table:style-name="ce13" table:formula="of:=VLOOKUP([.$A107];SchleckerBereich;3;0)" office:value-type="string" office:string-value="" calcext:value-type="error">
            <text:p>#NV</text:p>
          </table:table-cell>
          <table:table-cell table:style-name="ce13" table:formula="of:=DOLLAR(VLOOKUP([.$A107];MüllerBereich;4;0);2)" office:value-type="string" office:string-value="" calcext:value-type="error">
            <text:p>#NV</text:p>
          </table:table-cell>
          <table:table-cell table:style-name="ce13" table:formula="of:=VLOOKUP([.$A107];MüllerBereich;3;0)" office:value-type="string" office:string-value="" calcext:value-type="error">
            <text:p>#NV</text:p>
          </table:table-cell>
          <table:table-cell table:style-name="ce22" table:formula="of:=MIN(VALUE(IF(ISERROR([.$C107]);[Hilfsvariablen.$C$1];[.$C107]));VALUE(IF(ISERROR([.$E107]);[Hilfsvariablen.$C$1];[.$E107]));VALUE(IF(ISERROR([.$G107]);[Hilfsvariablen.$C$1];[.$G107]));VALUE(IF(ISERROR([.$I107]);[Hilfsvariablen.$C$1];[.$I107]));VALUE(IF(ISERROR([.$K107]);[Hilfsvariablen.$C$1];[.$K107]));VALUE(IF(ISERROR([.$M107]);[Hilfsvariablen.$C$1];[.$M107])))" office:value-type="currency" office:currency="EUR" office:value="1.29" calcext:value-type="currency">
            <text:p>1,2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ein Mazedonischer Rotwein Rotglut lieblich 1 L</text:p>
          </table:table-cell>
          <table:table-cell table:style-name="ce10" table:formula="of:=IF(VALUE([.$O108])=VALUE([Hilfsvariablen.$C$1]);&quot;&quot;;[.$O108])" office:value-type="currency" office:currency="EUR" office:value="0" calcext:value-type="currency">
            <text:p>0,00 €</text:p>
          </table:table-cell>
          <table:table-cell table:style-name="ce14" table:formula="of:=DOLLAR(VLOOKUP([.$A108];ReweBereich;4;0) ;2)" office:value-type="string" office:string-value="0,00 €" calcext:value-type="string">
            <text:p>0,00 €</text:p>
          </table:table-cell>
          <table:table-cell table:style-name="ce13" table:formula="of:=VLOOKUP([.$A108];ReweBereich;3;0)" office:value-type="float" office:value="0" calcext:value-type="float">
            <text:p/>
          </table:table-cell>
          <table:table-cell table:style-name="ce17" table:formula="of:=DOLLAR(VLOOKUP([.$A108];AldiBereich;4;0) ;2)" office:value-type="string" office:string-value="" calcext:value-type="error">
            <text:p>#NV</text:p>
          </table:table-cell>
          <table:table-cell table:style-name="ce13" table:formula="of:=VLOOKUP([.$A108];AldiBereich;3;0)" office:value-type="string" office:string-value="" calcext:value-type="error">
            <text:p>#NV</text:p>
          </table:table-cell>
          <table:table-cell table:style-name="ce18" table:formula="of:=DOLLAR(VLOOKUP([.$A108];MarktkaufBereich;4;0) ;2)" office:value-type="string" office:string-value="2,29 €" calcext:value-type="string">
            <text:p>2,29 €</text:p>
          </table:table-cell>
          <table:table-cell table:style-name="ce13" table:formula="of:=VLOOKUP([.$A108];MarktkaufBereich;3;0)" office:value-type="float" office:value="0" calcext:value-type="float">
            <text:p/>
          </table:table-cell>
          <table:table-cell table:style-name="ce19" table:formula="of:=DOLLAR(VLOOKUP([.$A108];PlusBereich;4;0) ;2)" office:value-type="string" office:string-value="" calcext:value-type="error">
            <text:p>#NV</text:p>
          </table:table-cell>
          <table:table-cell table:style-name="ce13" table:formula="of:=VLOOKUP([.$A108];PlusBereich;3;0)" office:value-type="string" office:string-value="" calcext:value-type="error">
            <text:p>#NV</text:p>
          </table:table-cell>
          <table:table-cell table:style-name="ce13" table:formula="of:=DOLLAR(VLOOKUP([.$A108];SchleckerBereich;4;0);2)" office:value-type="string" office:string-value="" calcext:value-type="error">
            <text:p>#NV</text:p>
          </table:table-cell>
          <table:table-cell table:style-name="ce13" table:formula="of:=VLOOKUP([.$A108];SchleckerBereich;3;0)" office:value-type="string" office:string-value="" calcext:value-type="error">
            <text:p>#NV</text:p>
          </table:table-cell>
          <table:table-cell table:style-name="ce13" table:formula="of:=DOLLAR(VLOOKUP([.$A108];MüllerBereich;4;0);2)" office:value-type="string" office:string-value="" calcext:value-type="error">
            <text:p>#NV</text:p>
          </table:table-cell>
          <table:table-cell table:style-name="ce13" table:formula="of:=VLOOKUP([.$A108];MüllerBereich;3;0)" office:value-type="string" office:string-value="" calcext:value-type="error">
            <text:p>#NV</text:p>
          </table:table-cell>
          <table:table-cell table:style-name="ce22" table:formula="of:=MIN(VALUE(IF(ISERROR([.$C108]);[Hilfsvariablen.$C$1];[.$C108]));VALUE(IF(ISERROR([.$E108]);[Hilfsvariablen.$C$1];[.$E108]));VALUE(IF(ISERROR([.$G108]);[Hilfsvariablen.$C$1];[.$G108]));VALUE(IF(ISERROR([.$I108]);[Hilfsvariablen.$C$1];[.$I108]));VALUE(IF(ISERROR([.$K108]);[Hilfsvariablen.$C$1];[.$K108]));VALUE(IF(ISERROR([.$M108]);[Hilfsvariablen.$C$1];[.$M108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ein Merlot 2004 1 L</text:p>
          </table:table-cell>
          <table:table-cell table:style-name="ce10" table:formula="of:=IF(VALUE([.$O109])=VALUE([Hilfsvariablen.$C$1]);&quot;&quot;;[.$O109])" office:value-type="currency" office:currency="EUR" office:value="0" calcext:value-type="currency">
            <text:p>0,00 €</text:p>
          </table:table-cell>
          <table:table-cell table:style-name="ce14" table:formula="of:=DOLLAR(VLOOKUP([.$A109];ReweBereich;4;0) ;2)" office:value-type="string" office:string-value="0,00 €" calcext:value-type="string">
            <text:p>0,00 €</text:p>
          </table:table-cell>
          <table:table-cell table:style-name="ce13" table:formula="of:=VLOOKUP([.$A109];ReweBereich;3;0)" office:value-type="float" office:value="0" calcext:value-type="float">
            <text:p/>
          </table:table-cell>
          <table:table-cell table:style-name="ce17" table:formula="of:=DOLLAR(VLOOKUP([.$A109];AldiBereich;4;0) ;2)" office:value-type="string" office:string-value="" calcext:value-type="error">
            <text:p>#NV</text:p>
          </table:table-cell>
          <table:table-cell table:style-name="ce13" table:formula="of:=VLOOKUP([.$A109];AldiBereich;3;0)" office:value-type="string" office:string-value="" calcext:value-type="error">
            <text:p>#NV</text:p>
          </table:table-cell>
          <table:table-cell table:style-name="ce18" table:formula="of:=DOLLAR(VLOOKUP([.$A109];MarktkaufBereich;4;0) ;2)" office:value-type="string" office:string-value="2,19 €" calcext:value-type="string">
            <text:p>2,19 €</text:p>
          </table:table-cell>
          <table:table-cell table:style-name="ce13" table:formula="of:=VLOOKUP([.$A109];MarktkaufBereich;3;0)" office:value-type="float" office:value="0" calcext:value-type="float">
            <text:p/>
          </table:table-cell>
          <table:table-cell table:style-name="ce19" table:formula="of:=DOLLAR(VLOOKUP([.$A109];PlusBereich;4;0) ;2)" office:value-type="string" office:string-value="" calcext:value-type="error">
            <text:p>#NV</text:p>
          </table:table-cell>
          <table:table-cell table:style-name="ce13" table:formula="of:=VLOOKUP([.$A109];PlusBereich;3;0)" office:value-type="string" office:string-value="" calcext:value-type="error">
            <text:p>#NV</text:p>
          </table:table-cell>
          <table:table-cell table:style-name="ce13" table:formula="of:=DOLLAR(VLOOKUP([.$A109];SchleckerBereich;4;0);2)" office:value-type="string" office:string-value="" calcext:value-type="error">
            <text:p>#NV</text:p>
          </table:table-cell>
          <table:table-cell table:style-name="ce13" table:formula="of:=VLOOKUP([.$A109];SchleckerBereich;3;0)" office:value-type="string" office:string-value="" calcext:value-type="error">
            <text:p>#NV</text:p>
          </table:table-cell>
          <table:table-cell table:style-name="ce13" table:formula="of:=DOLLAR(VLOOKUP([.$A109];MüllerBereich;4;0);2)" office:value-type="string" office:string-value="" calcext:value-type="error">
            <text:p>#NV</text:p>
          </table:table-cell>
          <table:table-cell table:style-name="ce13" table:formula="of:=VLOOKUP([.$A109];MüllerBereich;3;0)" office:value-type="string" office:string-value="" calcext:value-type="error">
            <text:p>#NV</text:p>
          </table:table-cell>
          <table:table-cell table:style-name="ce22" table:formula="of:=MIN(VALUE(IF(ISERROR([.$C109]);[Hilfsvariablen.$C$1];[.$C109]));VALUE(IF(ISERROR([.$E109]);[Hilfsvariablen.$C$1];[.$E109]));VALUE(IF(ISERROR([.$G109]);[Hilfsvariablen.$C$1];[.$G109]));VALUE(IF(ISERROR([.$I109]);[Hilfsvariablen.$C$1];[.$I109]));VALUE(IF(ISERROR([.$K109]);[Hilfsvariablen.$C$1];[.$K109]));VALUE(IF(ISERROR([.$M109]);[Hilfsvariablen.$C$1];[.$M109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ein Pflaumenwein 0,5 L</text:p>
          </table:table-cell>
          <table:table-cell table:style-name="ce10" table:formula="of:=IF(VALUE([.$O110])=VALUE([Hilfsvariablen.$C$1]);&quot;&quot;;[.$O110])">
            <text:p/>
          </table:table-cell>
          <table:table-cell table:style-name="ce14" table:formula="of:=DOLLAR(VLOOKUP([.$A110];ReweBereich;4;0) ;2)" office:value-type="string" office:string-value="" calcext:value-type="error">
            <text:p>#NV</text:p>
          </table:table-cell>
          <table:table-cell table:style-name="ce13" table:formula="of:=VLOOKUP([.$A110];ReweBereich;3;0)" office:value-type="string" office:string-value="" calcext:value-type="error">
            <text:p>#NV</text:p>
          </table:table-cell>
          <table:table-cell table:style-name="ce17" table:formula="of:=DOLLAR(VLOOKUP([.$A110];AldiBereich;4;0) ;2)" office:value-type="string" office:string-value="" calcext:value-type="error">
            <text:p>#NV</text:p>
          </table:table-cell>
          <table:table-cell table:style-name="ce13" table:formula="of:=VLOOKUP([.$A110];AldiBereich;3;0)" office:value-type="string" office:string-value="" calcext:value-type="error">
            <text:p>#NV</text:p>
          </table:table-cell>
          <table:table-cell table:style-name="ce18" table:formula="of:=DOLLAR(VLOOKUP([.$A110];MarktkaufBereich;4;0) ;2)" office:value-type="string" office:string-value="" calcext:value-type="error">
            <text:p>#NV</text:p>
          </table:table-cell>
          <table:table-cell table:style-name="ce13" table:formula="of:=VLOOKUP([.$A110];MarktkaufBereich;3;0)" office:value-type="string" office:string-value="" calcext:value-type="error">
            <text:p>#NV</text:p>
          </table:table-cell>
          <table:table-cell table:style-name="ce19" table:formula="of:=DOLLAR(VLOOKUP([.$A110];PlusBereich;4;0) ;2)" office:value-type="string" office:string-value="" calcext:value-type="error">
            <text:p>#NV</text:p>
          </table:table-cell>
          <table:table-cell table:style-name="ce13" table:formula="of:=VLOOKUP([.$A110];PlusBereich;3;0)" office:value-type="string" office:string-value="" calcext:value-type="error">
            <text:p>#NV</text:p>
          </table:table-cell>
          <table:table-cell table:style-name="ce13" table:formula="of:=DOLLAR(VLOOKUP([.$A110];SchleckerBereich;4;0);2)" office:value-type="string" office:string-value="" calcext:value-type="error">
            <text:p>#NV</text:p>
          </table:table-cell>
          <table:table-cell table:style-name="ce13" table:formula="of:=VLOOKUP([.$A110];SchleckerBereich;3;0)" office:value-type="string" office:string-value="" calcext:value-type="error">
            <text:p>#NV</text:p>
          </table:table-cell>
          <table:table-cell table:style-name="ce13" table:formula="of:=DOLLAR(VLOOKUP([.$A110];MüllerBereich;4;0);2)" office:value-type="string" office:string-value="" calcext:value-type="error">
            <text:p>#NV</text:p>
          </table:table-cell>
          <table:table-cell table:style-name="ce13" table:formula="of:=VLOOKUP([.$A110];MüllerBereich;3;0)" office:value-type="string" office:string-value="" calcext:value-type="error">
            <text:p>#NV</text:p>
          </table:table-cell>
          <table:table-cell table:style-name="ce22" table:formula="of:=MIN(VALUE(IF(ISERROR([.$C110]);[Hilfsvariablen.$C$1];[.$C110]));VALUE(IF(ISERROR([.$E110]);[Hilfsvariablen.$C$1];[.$E110]));VALUE(IF(ISERROR([.$G110]);[Hilfsvariablen.$C$1];[.$G110]));VALUE(IF(ISERROR([.$I110]);[Hilfsvariablen.$C$1];[.$I110]));VALUE(IF(ISERROR([.$K110]);[Hilfsvariablen.$C$1];[.$K110]));VALUE(IF(ISERROR([.$M110]);[Hilfsvariablen.$C$1];[.$M110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urst Aufschnitt <text:s/>Cervelatwurst 200 g</text:p>
          </table:table-cell>
          <table:table-cell table:style-name="ce10" table:formula="of:=IF(VALUE([.$O111])=VALUE([Hilfsvariablen.$C$1]);&quot;&quot;;[.$O111])" office:value-type="currency" office:currency="EUR" office:value="0" calcext:value-type="currency">
            <text:p>0,00 €</text:p>
          </table:table-cell>
          <table:table-cell table:style-name="ce14" table:formula="of:=DOLLAR(VLOOKUP([.$A111];ReweBereich;4;0) ;2)" office:value-type="string" office:string-value="0,00 €" calcext:value-type="string">
            <text:p>0,00 €</text:p>
          </table:table-cell>
          <table:table-cell table:style-name="ce13" table:formula="of:=VLOOKUP([.$A111];ReweBereich;3;0)" office:value-type="float" office:value="0" calcext:value-type="float">
            <text:p/>
          </table:table-cell>
          <table:table-cell table:style-name="ce17" table:formula="of:=DOLLAR(VLOOKUP([.$A111];AldiBereich;4;0) ;2)" office:value-type="string" office:string-value="" calcext:value-type="error">
            <text:p>#NV</text:p>
          </table:table-cell>
          <table:table-cell table:style-name="ce13" table:formula="of:=VLOOKUP([.$A111];AldiBereich;3;0)" office:value-type="string" office:string-value="" calcext:value-type="error">
            <text:p>#NV</text:p>
          </table:table-cell>
          <table:table-cell table:style-name="ce18" table:formula="of:=DOLLAR(VLOOKUP([.$A111];MarktkaufBereich;4;0) ;2)" office:value-type="string" office:string-value="0,75 €" calcext:value-type="string">
            <text:p>0,75 €</text:p>
          </table:table-cell>
          <table:table-cell table:style-name="ce13" table:formula="of:=VLOOKUP([.$A111];MarktkaufBereich;3;0)" office:value-type="float" office:value="0" calcext:value-type="float">
            <text:p/>
          </table:table-cell>
          <table:table-cell table:style-name="ce19" table:formula="of:=DOLLAR(VLOOKUP([.$A111];PlusBereich;4;0) ;2)" office:value-type="string" office:string-value="" calcext:value-type="error">
            <text:p>#NV</text:p>
          </table:table-cell>
          <table:table-cell table:style-name="ce13" table:formula="of:=VLOOKUP([.$A111];PlusBereich;3;0)" office:value-type="string" office:string-value="" calcext:value-type="error">
            <text:p>#NV</text:p>
          </table:table-cell>
          <table:table-cell table:style-name="ce13" table:formula="of:=DOLLAR(VLOOKUP([.$A111];SchleckerBereich;4;0);2)" office:value-type="string" office:string-value="" calcext:value-type="error">
            <text:p>#NV</text:p>
          </table:table-cell>
          <table:table-cell table:style-name="ce13" table:formula="of:=VLOOKUP([.$A111];SchleckerBereich;3;0)" office:value-type="string" office:string-value="" calcext:value-type="error">
            <text:p>#NV</text:p>
          </table:table-cell>
          <table:table-cell table:style-name="ce13" table:formula="of:=DOLLAR(VLOOKUP([.$A111];MüllerBereich;4;0);2)" office:value-type="string" office:string-value="" calcext:value-type="error">
            <text:p>#NV</text:p>
          </table:table-cell>
          <table:table-cell table:style-name="ce13" table:formula="of:=VLOOKUP([.$A111];MüllerBereich;3;0)" office:value-type="string" office:string-value="" calcext:value-type="error">
            <text:p>#NV</text:p>
          </table:table-cell>
          <table:table-cell table:style-name="ce22" table:formula="of:=MIN(VALUE(IF(ISERROR([.$C111]);[Hilfsvariablen.$C$1];[.$C111]));VALUE(IF(ISERROR([.$E111]);[Hilfsvariablen.$C$1];[.$E111]));VALUE(IF(ISERROR([.$G111]);[Hilfsvariablen.$C$1];[.$G111]));VALUE(IF(ISERROR([.$I111]);[Hilfsvariablen.$C$1];[.$I111]));VALUE(IF(ISERROR([.$K111]);[Hilfsvariablen.$C$1];[.$K111]));VALUE(IF(ISERROR([.$M111]);[Hilfsvariablen.$C$1];[.$M111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urst Aufschnitt <text:s/>Salami 200 g</text:p>
          </table:table-cell>
          <table:table-cell table:style-name="ce10" table:formula="of:=IF(VALUE([.$O112])=VALUE([Hilfsvariablen.$C$1]);&quot;&quot;;[.$O112])">
            <text:p/>
          </table:table-cell>
          <table:table-cell table:style-name="ce14" table:formula="of:=DOLLAR(VLOOKUP([.$A112];ReweBereich;4;0) ;2)" office:value-type="string" office:string-value="" calcext:value-type="error">
            <text:p>#NV</text:p>
          </table:table-cell>
          <table:table-cell table:style-name="ce13" table:formula="of:=VLOOKUP([.$A112];ReweBereich;3;0)" office:value-type="string" office:string-value="" calcext:value-type="error">
            <text:p>#NV</text:p>
          </table:table-cell>
          <table:table-cell table:style-name="ce17" table:formula="of:=DOLLAR(VLOOKUP([.$A112];AldiBereich;4;0) ;2)" office:value-type="string" office:string-value="" calcext:value-type="error">
            <text:p>#NV</text:p>
          </table:table-cell>
          <table:table-cell table:style-name="ce13" table:formula="of:=VLOOKUP([.$A112];AldiBereich;3;0)" office:value-type="string" office:string-value="" calcext:value-type="error">
            <text:p>#NV</text:p>
          </table:table-cell>
          <table:table-cell table:style-name="ce18" table:formula="of:=DOLLAR(VLOOKUP([.$A112];MarktkaufBereich;4;0) ;2)" office:value-type="string" office:string-value="" calcext:value-type="error">
            <text:p>#NV</text:p>
          </table:table-cell>
          <table:table-cell table:style-name="ce13" table:formula="of:=VLOOKUP([.$A112];MarktkaufBereich;3;0)" office:value-type="string" office:string-value="" calcext:value-type="error">
            <text:p>#NV</text:p>
          </table:table-cell>
          <table:table-cell table:style-name="ce19" table:formula="of:=DOLLAR(VLOOKUP([.$A112];PlusBereich;4;0) ;2)" office:value-type="string" office:string-value="" calcext:value-type="error">
            <text:p>#NV</text:p>
          </table:table-cell>
          <table:table-cell table:style-name="ce13" table:formula="of:=VLOOKUP([.$A112];PlusBereich;3;0)" office:value-type="string" office:string-value="" calcext:value-type="error">
            <text:p>#NV</text:p>
          </table:table-cell>
          <table:table-cell table:style-name="ce13" table:formula="of:=DOLLAR(VLOOKUP([.$A112];SchleckerBereich;4;0);2)" office:value-type="string" office:string-value="" calcext:value-type="error">
            <text:p>#NV</text:p>
          </table:table-cell>
          <table:table-cell table:style-name="ce13" table:formula="of:=VLOOKUP([.$A112];SchleckerBereich;3;0)" office:value-type="string" office:string-value="" calcext:value-type="error">
            <text:p>#NV</text:p>
          </table:table-cell>
          <table:table-cell table:style-name="ce13" table:formula="of:=DOLLAR(VLOOKUP([.$A112];MüllerBereich;4;0);2)" office:value-type="string" office:string-value="" calcext:value-type="error">
            <text:p>#NV</text:p>
          </table:table-cell>
          <table:table-cell table:style-name="ce13" table:formula="of:=VLOOKUP([.$A112];MüllerBereich;3;0)" office:value-type="string" office:string-value="" calcext:value-type="error">
            <text:p>#NV</text:p>
          </table:table-cell>
          <table:table-cell table:style-name="ce22" table:formula="of:=MIN(VALUE(IF(ISERROR([.$C112]);[Hilfsvariablen.$C$1];[.$C112]));VALUE(IF(ISERROR([.$E112]);[Hilfsvariablen.$C$1];[.$E112]));VALUE(IF(ISERROR([.$G112]);[Hilfsvariablen.$C$1];[.$G112]));VALUE(IF(ISERROR([.$I112]);[Hilfsvariablen.$C$1];[.$I112]));VALUE(IF(ISERROR([.$K112]);[Hilfsvariablen.$C$1];[.$K112]));VALUE(IF(ISERROR([.$M112]);[Hilfsvariablen.$C$1];[.$M112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urst Aufschnitt <text:s/>Wiener Würstchen 400 g</text:p>
          </table:table-cell>
          <table:table-cell table:style-name="ce10" table:formula="of:=IF(VALUE([.$O113])=VALUE([Hilfsvariablen.$C$1]);&quot;&quot;;[.$O113])" office:value-type="currency" office:currency="EUR" office:value="0" calcext:value-type="currency">
            <text:p>0,00 €</text:p>
          </table:table-cell>
          <table:table-cell table:style-name="ce14" table:formula="of:=DOLLAR(VLOOKUP([.$A113];ReweBereich;4;0) ;2)" office:value-type="string" office:string-value="0,00 €" calcext:value-type="string">
            <text:p>0,00 €</text:p>
          </table:table-cell>
          <table:table-cell table:style-name="ce13" table:formula="of:=VLOOKUP([.$A113];ReweBereich;3;0)" office:value-type="float" office:value="0" calcext:value-type="float">
            <text:p/>
          </table:table-cell>
          <table:table-cell table:style-name="ce17" table:formula="of:=DOLLAR(VLOOKUP([.$A113];AldiBereich;4;0) ;2)" office:value-type="string" office:string-value="" calcext:value-type="error">
            <text:p>#NV</text:p>
          </table:table-cell>
          <table:table-cell table:style-name="ce13" table:formula="of:=VLOOKUP([.$A113];AldiBereich;3;0)" office:value-type="string" office:string-value="" calcext:value-type="error">
            <text:p>#NV</text:p>
          </table:table-cell>
          <table:table-cell table:style-name="ce18" table:formula="of:=DOLLAR(VLOOKUP([.$A113];MarktkaufBereich;4;0) ;2)" office:value-type="string" office:string-value="2,29 €" calcext:value-type="string">
            <text:p>2,29 €</text:p>
          </table:table-cell>
          <table:table-cell table:style-name="ce13" table:formula="of:=VLOOKUP([.$A113];MarktkaufBereich;3;0)" office:value-type="string" office:string-value="gut" calcext:value-type="string">
            <text:p>gut</text:p>
          </table:table-cell>
          <table:table-cell table:style-name="ce19" table:formula="of:=DOLLAR(VLOOKUP([.$A113];PlusBereich;4;0) ;2)" office:value-type="string" office:string-value="" calcext:value-type="error">
            <text:p>#NV</text:p>
          </table:table-cell>
          <table:table-cell table:style-name="ce13" table:formula="of:=VLOOKUP([.$A113];PlusBereich;3;0)" office:value-type="string" office:string-value="" calcext:value-type="error">
            <text:p>#NV</text:p>
          </table:table-cell>
          <table:table-cell table:style-name="ce13" table:formula="of:=DOLLAR(VLOOKUP([.$A113];SchleckerBereich;4;0);2)" office:value-type="string" office:string-value="" calcext:value-type="error">
            <text:p>#NV</text:p>
          </table:table-cell>
          <table:table-cell table:style-name="ce13" table:formula="of:=VLOOKUP([.$A113];SchleckerBereich;3;0)" office:value-type="string" office:string-value="" calcext:value-type="error">
            <text:p>#NV</text:p>
          </table:table-cell>
          <table:table-cell table:style-name="ce13" table:formula="of:=DOLLAR(VLOOKUP([.$A113];MüllerBereich;4;0);2)" office:value-type="string" office:string-value="" calcext:value-type="error">
            <text:p>#NV</text:p>
          </table:table-cell>
          <table:table-cell table:style-name="ce13" table:formula="of:=VLOOKUP([.$A113];MüllerBereich;3;0)" office:value-type="string" office:string-value="" calcext:value-type="error">
            <text:p>#NV</text:p>
          </table:table-cell>
          <table:table-cell table:style-name="ce22" table:formula="of:=MIN(VALUE(IF(ISERROR([.$C113]);[Hilfsvariablen.$C$1];[.$C113]));VALUE(IF(ISERROR([.$E113]);[Hilfsvariablen.$C$1];[.$E113]));VALUE(IF(ISERROR([.$G113]);[Hilfsvariablen.$C$1];[.$G113]));VALUE(IF(ISERROR([.$I113]);[Hilfsvariablen.$C$1];[.$I113]));VALUE(IF(ISERROR([.$K113]);[Hilfsvariablen.$C$1];[.$K113]));VALUE(IF(ISERROR([.$M113]);[Hilfsvariablen.$C$1];[.$M113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urst Aufschnitt Bauernschinken 200 g</text:p>
          </table:table-cell>
          <table:table-cell table:style-name="ce10" table:formula="of:=IF(VALUE([.$O114])=VALUE([Hilfsvariablen.$C$1]);&quot;&quot;;[.$O114])" office:value-type="currency" office:currency="EUR" office:value="0" calcext:value-type="currency">
            <text:p>0,00 €</text:p>
          </table:table-cell>
          <table:table-cell table:style-name="ce14" table:formula="of:=DOLLAR(VLOOKUP([.$A114];ReweBereich;4;0) ;2)" office:value-type="string" office:string-value="0,00 €" calcext:value-type="string">
            <text:p>0,00 €</text:p>
          </table:table-cell>
          <table:table-cell table:style-name="ce13" table:formula="of:=VLOOKUP([.$A114];ReweBereich;3;0)" office:value-type="float" office:value="0" calcext:value-type="float">
            <text:p/>
          </table:table-cell>
          <table:table-cell table:style-name="ce17" table:formula="of:=DOLLAR(VLOOKUP([.$A114];AldiBereich;4;0) ;2)" office:value-type="string" office:string-value="" calcext:value-type="error">
            <text:p>#NV</text:p>
          </table:table-cell>
          <table:table-cell table:style-name="ce13" table:formula="of:=VLOOKUP([.$A114];AldiBereich;3;0)" office:value-type="string" office:string-value="" calcext:value-type="error">
            <text:p>#NV</text:p>
          </table:table-cell>
          <table:table-cell table:style-name="ce18" table:formula="of:=DOLLAR(VLOOKUP([.$A114];MarktkaufBereich;4;0) ;2)" office:value-type="string" office:string-value="1,99 €" calcext:value-type="string">
            <text:p>1,99 €</text:p>
          </table:table-cell>
          <table:table-cell table:style-name="ce13" table:formula="of:=VLOOKUP([.$A114];MarktkaufBereich;3;0)" office:value-type="float" office:value="0" calcext:value-type="float">
            <text:p/>
          </table:table-cell>
          <table:table-cell table:style-name="ce19" table:formula="of:=DOLLAR(VLOOKUP([.$A114];PlusBereich;4;0) ;2)" office:value-type="string" office:string-value="" calcext:value-type="error">
            <text:p>#NV</text:p>
          </table:table-cell>
          <table:table-cell table:style-name="ce13" table:formula="of:=VLOOKUP([.$A114];PlusBereich;3;0)" office:value-type="string" office:string-value="" calcext:value-type="error">
            <text:p>#NV</text:p>
          </table:table-cell>
          <table:table-cell table:style-name="ce13" table:formula="of:=DOLLAR(VLOOKUP([.$A114];SchleckerBereich;4;0);2)" office:value-type="string" office:string-value="" calcext:value-type="error">
            <text:p>#NV</text:p>
          </table:table-cell>
          <table:table-cell table:style-name="ce13" table:formula="of:=VLOOKUP([.$A114];SchleckerBereich;3;0)" office:value-type="string" office:string-value="" calcext:value-type="error">
            <text:p>#NV</text:p>
          </table:table-cell>
          <table:table-cell table:style-name="ce13" table:formula="of:=DOLLAR(VLOOKUP([.$A114];MüllerBereich;4;0);2)" office:value-type="string" office:string-value="" calcext:value-type="error">
            <text:p>#NV</text:p>
          </table:table-cell>
          <table:table-cell table:style-name="ce13" table:formula="of:=VLOOKUP([.$A114];MüllerBereich;3;0)" office:value-type="string" office:string-value="" calcext:value-type="error">
            <text:p>#NV</text:p>
          </table:table-cell>
          <table:table-cell table:style-name="ce22" table:formula="of:=MIN(VALUE(IF(ISERROR([.$C114]);[Hilfsvariablen.$C$1];[.$C114]));VALUE(IF(ISERROR([.$E114]);[Hilfsvariablen.$C$1];[.$E114]));VALUE(IF(ISERROR([.$G114]);[Hilfsvariablen.$C$1];[.$G114]));VALUE(IF(ISERROR([.$I114]);[Hilfsvariablen.$C$1];[.$I114]));VALUE(IF(ISERROR([.$K114]);[Hilfsvariablen.$C$1];[.$K114]));VALUE(IF(ISERROR([.$M114]);[Hilfsvariablen.$C$1];[.$M114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4">
          <table:table-cell table:style-name="ce3" office:value-type="string" calcext:value-type="string">
            <text:p>Wurst Aufschnitt Delikatess Hinterkochschinken 200 g</text:p>
          </table:table-cell>
          <table:table-cell table:style-name="ce10" table:formula="of:=IF(VALUE([.$O115])=VALUE([Hilfsvariablen.$C$1]);&quot;&quot;;[.$O115])">
            <text:p/>
          </table:table-cell>
          <table:table-cell table:style-name="ce14" table:formula="of:=DOLLAR(VLOOKUP([.$A115];ReweBereich;4;0) ;2)" office:value-type="string" office:string-value="" calcext:value-type="error">
            <text:p>#NV</text:p>
          </table:table-cell>
          <table:table-cell table:style-name="ce13" table:formula="of:=VLOOKUP([.$A115];ReweBereich;3;0)" office:value-type="string" office:string-value="" calcext:value-type="error">
            <text:p>#NV</text:p>
          </table:table-cell>
          <table:table-cell table:style-name="ce17" table:formula="of:=DOLLAR(VLOOKUP([.$A115];AldiBereich;4;0) ;2)" office:value-type="string" office:string-value="" calcext:value-type="error">
            <text:p>#NV</text:p>
          </table:table-cell>
          <table:table-cell table:style-name="ce13" table:formula="of:=VLOOKUP([.$A115];AldiBereich;3;0)" office:value-type="string" office:string-value="" calcext:value-type="error">
            <text:p>#NV</text:p>
          </table:table-cell>
          <table:table-cell table:style-name="ce18" table:formula="of:=DOLLAR(VLOOKUP([.$A115];MarktkaufBereich;4;0) ;2)" office:value-type="string" office:string-value="" calcext:value-type="error">
            <text:p>#NV</text:p>
          </table:table-cell>
          <table:table-cell table:style-name="ce13" table:formula="of:=VLOOKUP([.$A115];MarktkaufBereich;3;0)" office:value-type="string" office:string-value="" calcext:value-type="error">
            <text:p>#NV</text:p>
          </table:table-cell>
          <table:table-cell table:style-name="ce19" table:formula="of:=DOLLAR(VLOOKUP([.$A115];PlusBereich;4;0) ;2)" office:value-type="string" office:string-value="" calcext:value-type="error">
            <text:p>#NV</text:p>
          </table:table-cell>
          <table:table-cell table:style-name="ce13" table:formula="of:=VLOOKUP([.$A115];PlusBereich;3;0)" office:value-type="string" office:string-value="" calcext:value-type="error">
            <text:p>#NV</text:p>
          </table:table-cell>
          <table:table-cell table:style-name="ce13" table:formula="of:=DOLLAR(VLOOKUP([.$A115];SchleckerBereich;4;0);2)" office:value-type="string" office:string-value="" calcext:value-type="error">
            <text:p>#NV</text:p>
          </table:table-cell>
          <table:table-cell table:style-name="ce13" table:formula="of:=VLOOKUP([.$A115];SchleckerBereich;3;0)" office:value-type="string" office:string-value="" calcext:value-type="error">
            <text:p>#NV</text:p>
          </table:table-cell>
          <table:table-cell table:style-name="ce13" table:formula="of:=DOLLAR(VLOOKUP([.$A115];MüllerBereich;4;0);2)" office:value-type="string" office:string-value="" calcext:value-type="error">
            <text:p>#NV</text:p>
          </table:table-cell>
          <table:table-cell table:style-name="ce13" table:formula="of:=VLOOKUP([.$A115];MüllerBereich;3;0)" office:value-type="string" office:string-value="" calcext:value-type="error">
            <text:p>#NV</text:p>
          </table:table-cell>
          <table:table-cell table:style-name="ce22" table:formula="of:=MIN(VALUE(IF(ISERROR([.$C115]);[Hilfsvariablen.$C$1];[.$C115]));VALUE(IF(ISERROR([.$E115]);[Hilfsvariablen.$C$1];[.$E115]));VALUE(IF(ISERROR([.$G115]);[Hilfsvariablen.$C$1];[.$G115]));VALUE(IF(ISERROR([.$I115]);[Hilfsvariablen.$C$1];[.$I115]));VALUE(IF(ISERROR([.$K115]);[Hilfsvariablen.$C$1];[.$K115]));VALUE(IF(ISERROR([.$M115]);[Hilfsvariablen.$C$1];[.$M115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5">
          <table:table-cell table:style-name="ce3" office:value-type="string" calcext:value-type="string">
            <text:p>Wurst Aufschnitt Premium Käsepastete 125g</text:p>
          </table:table-cell>
          <table:table-cell table:style-name="ce10" table:formula="of:=IF(VALUE([.$O116])=VALUE([Hilfsvariablen.$C$1]);&quot;&quot;;[.$O116])">
            <text:p/>
          </table:table-cell>
          <table:table-cell table:style-name="ce14" table:formula="of:=DOLLAR(VLOOKUP([.$A116];ReweBereich;4;0) ;2)" office:value-type="string" office:string-value="" calcext:value-type="error">
            <text:p>#NV</text:p>
          </table:table-cell>
          <table:table-cell table:style-name="ce13" table:formula="of:=VLOOKUP([.$A116];ReweBereich;3;0)" office:value-type="string" office:string-value="" calcext:value-type="error">
            <text:p>#NV</text:p>
          </table:table-cell>
          <table:table-cell table:style-name="ce17" table:formula="of:=DOLLAR(VLOOKUP([.$A116];AldiBereich;4;0) ;2)" office:value-type="string" office:string-value="" calcext:value-type="error">
            <text:p>#NV</text:p>
          </table:table-cell>
          <table:table-cell table:style-name="ce13" table:formula="of:=VLOOKUP([.$A116];AldiBereich;3;0)" office:value-type="string" office:string-value="" calcext:value-type="error">
            <text:p>#NV</text:p>
          </table:table-cell>
          <table:table-cell table:style-name="ce18" table:formula="of:=DOLLAR(VLOOKUP([.$A116];MarktkaufBereich;4;0) ;2)" office:value-type="string" office:string-value="" calcext:value-type="error">
            <text:p>#NV</text:p>
          </table:table-cell>
          <table:table-cell table:style-name="ce13" table:formula="of:=VLOOKUP([.$A116];MarktkaufBereich;3;0)" office:value-type="string" office:string-value="" calcext:value-type="error">
            <text:p>#NV</text:p>
          </table:table-cell>
          <table:table-cell table:style-name="ce19" table:formula="of:=DOLLAR(VLOOKUP([.$A116];PlusBereich;4;0) ;2)" office:value-type="string" office:string-value="" calcext:value-type="error">
            <text:p>#NV</text:p>
          </table:table-cell>
          <table:table-cell table:style-name="ce13" table:formula="of:=VLOOKUP([.$A116];PlusBereich;3;0)" office:value-type="string" office:string-value="" calcext:value-type="error">
            <text:p>#NV</text:p>
          </table:table-cell>
          <table:table-cell table:style-name="ce13" table:formula="of:=DOLLAR(VLOOKUP([.$A116];SchleckerBereich;4;0);2)" office:value-type="string" office:string-value="" calcext:value-type="error">
            <text:p>#NV</text:p>
          </table:table-cell>
          <table:table-cell table:style-name="ce13" table:formula="of:=VLOOKUP([.$A116];SchleckerBereich;3;0)" office:value-type="string" office:string-value="" calcext:value-type="error">
            <text:p>#NV</text:p>
          </table:table-cell>
          <table:table-cell table:style-name="ce13" table:formula="of:=DOLLAR(VLOOKUP([.$A116];MüllerBereich;4;0);2)" office:value-type="string" office:string-value="" calcext:value-type="error">
            <text:p>#NV</text:p>
          </table:table-cell>
          <table:table-cell table:style-name="ce13" table:formula="of:=VLOOKUP([.$A116];MüllerBereich;3;0)" office:value-type="string" office:string-value="" calcext:value-type="error">
            <text:p>#NV</text:p>
          </table:table-cell>
          <table:table-cell table:style-name="ce22" table:formula="of:=MIN(VALUE(IF(ISERROR([.$C116]);[Hilfsvariablen.$C$1];[.$C116]));VALUE(IF(ISERROR([.$E116]);[Hilfsvariablen.$C$1];[.$E116]));VALUE(IF(ISERROR([.$G116]);[Hilfsvariablen.$C$1];[.$G116]));VALUE(IF(ISERROR([.$I116]);[Hilfsvariablen.$C$1];[.$I116]));VALUE(IF(ISERROR([.$K116]);[Hilfsvariablen.$C$1];[.$K116]));VALUE(IF(ISERROR([.$M116]);[Hilfsvariablen.$C$1];[.$M116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urst Aufschnitt Premium Paprikapastete 150g</text:p>
          </table:table-cell>
          <table:table-cell table:style-name="ce10" table:formula="of:=IF(VALUE([.$O117])=VALUE([Hilfsvariablen.$C$1]);&quot;&quot;;[.$O117])">
            <text:p/>
          </table:table-cell>
          <table:table-cell table:style-name="ce14" table:formula="of:=DOLLAR(VLOOKUP([.$A117];ReweBereich;4;0) ;2)" office:value-type="string" office:string-value="" calcext:value-type="error">
            <text:p>#NV</text:p>
          </table:table-cell>
          <table:table-cell table:style-name="ce13" table:formula="of:=VLOOKUP([.$A117];ReweBereich;3;0)" office:value-type="string" office:string-value="" calcext:value-type="error">
            <text:p>#NV</text:p>
          </table:table-cell>
          <table:table-cell table:style-name="ce17" table:formula="of:=DOLLAR(VLOOKUP([.$A117];AldiBereich;4;0) ;2)" office:value-type="string" office:string-value="" calcext:value-type="error">
            <text:p>#NV</text:p>
          </table:table-cell>
          <table:table-cell table:style-name="ce13" table:formula="of:=VLOOKUP([.$A117];AldiBereich;3;0)" office:value-type="string" office:string-value="" calcext:value-type="error">
            <text:p>#NV</text:p>
          </table:table-cell>
          <table:table-cell table:style-name="ce18" table:formula="of:=DOLLAR(VLOOKUP([.$A117];MarktkaufBereich;4;0) ;2)" office:value-type="string" office:string-value="" calcext:value-type="error">
            <text:p>#NV</text:p>
          </table:table-cell>
          <table:table-cell table:style-name="ce13" table:formula="of:=VLOOKUP([.$A117];MarktkaufBereich;3;0)" office:value-type="string" office:string-value="" calcext:value-type="error">
            <text:p>#NV</text:p>
          </table:table-cell>
          <table:table-cell table:style-name="ce19" table:formula="of:=DOLLAR(VLOOKUP([.$A117];PlusBereich;4;0) ;2)" office:value-type="string" office:string-value="" calcext:value-type="error">
            <text:p>#NV</text:p>
          </table:table-cell>
          <table:table-cell table:style-name="ce13" table:formula="of:=VLOOKUP([.$A117];PlusBereich;3;0)" office:value-type="string" office:string-value="" calcext:value-type="error">
            <text:p>#NV</text:p>
          </table:table-cell>
          <table:table-cell table:style-name="ce13" table:formula="of:=DOLLAR(VLOOKUP([.$A117];SchleckerBereich;4;0);2)" office:value-type="string" office:string-value="" calcext:value-type="error">
            <text:p>#NV</text:p>
          </table:table-cell>
          <table:table-cell table:style-name="ce13" table:formula="of:=VLOOKUP([.$A117];SchleckerBereich;3;0)" office:value-type="string" office:string-value="" calcext:value-type="error">
            <text:p>#NV</text:p>
          </table:table-cell>
          <table:table-cell table:style-name="ce13" table:formula="of:=DOLLAR(VLOOKUP([.$A117];MüllerBereich;4;0);2)" office:value-type="string" office:string-value="" calcext:value-type="error">
            <text:p>#NV</text:p>
          </table:table-cell>
          <table:table-cell table:style-name="ce13" table:formula="of:=VLOOKUP([.$A117];MüllerBereich;3;0)" office:value-type="string" office:string-value="" calcext:value-type="error">
            <text:p>#NV</text:p>
          </table:table-cell>
          <table:table-cell table:style-name="ce22" table:formula="of:=MIN(VALUE(IF(ISERROR([.$C117]);[Hilfsvariablen.$C$1];[.$C117]));VALUE(IF(ISERROR([.$E117]);[Hilfsvariablen.$C$1];[.$E117]));VALUE(IF(ISERROR([.$G117]);[Hilfsvariablen.$C$1];[.$G117]));VALUE(IF(ISERROR([.$I117]);[Hilfsvariablen.$C$1];[.$I117]));VALUE(IF(ISERROR([.$K117]);[Hilfsvariablen.$C$1];[.$K117]));VALUE(IF(ISERROR([.$M117]);[Hilfsvariablen.$C$1];[.$M117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urst Aufschnitt Putenbrust in Aspik125g</text:p>
          </table:table-cell>
          <table:table-cell table:style-name="ce10" table:formula="of:=IF(VALUE([.$O118])=VALUE([Hilfsvariablen.$C$1]);&quot;&quot;;[.$O118])" office:value-type="currency" office:currency="EUR" office:value="0.79" calcext:value-type="currency">
            <text:p>0,79 €</text:p>
          </table:table-cell>
          <table:table-cell table:style-name="ce14" table:formula="of:=DOLLAR(VLOOKUP([.$A118];ReweBereich;4;0) ;2)" office:value-type="string" office:string-value="" calcext:value-type="error">
            <text:p>#NV</text:p>
          </table:table-cell>
          <table:table-cell table:style-name="ce13" table:formula="of:=VLOOKUP([.$A118];ReweBereich;3;0)" office:value-type="string" office:string-value="" calcext:value-type="error">
            <text:p>#NV</text:p>
          </table:table-cell>
          <table:table-cell table:style-name="ce17" table:formula="of:=DOLLAR(VLOOKUP([.$A118];AldiBereich;4;0) ;2)" office:value-type="string" office:string-value="0,79 €" calcext:value-type="string">
            <text:p>0,79 €</text:p>
          </table:table-cell>
          <table:table-cell table:style-name="ce13" table:formula="of:=VLOOKUP([.$A118];AldiBereich;3;0)" office:value-type="float" office:value="0" calcext:value-type="float">
            <text:p/>
          </table:table-cell>
          <table:table-cell table:style-name="ce18" table:formula="of:=DOLLAR(VLOOKUP([.$A118];MarktkaufBereich;4;0) ;2)" office:value-type="string" office:string-value="" calcext:value-type="error">
            <text:p>#NV</text:p>
          </table:table-cell>
          <table:table-cell table:style-name="ce13" table:formula="of:=VLOOKUP([.$A118];MarktkaufBereich;3;0)" office:value-type="string" office:string-value="" calcext:value-type="error">
            <text:p>#NV</text:p>
          </table:table-cell>
          <table:table-cell table:style-name="ce19" table:formula="of:=DOLLAR(VLOOKUP([.$A118];PlusBereich;4;0) ;2)" office:value-type="string" office:string-value="" calcext:value-type="error">
            <text:p>#NV</text:p>
          </table:table-cell>
          <table:table-cell table:style-name="ce13" table:formula="of:=VLOOKUP([.$A118];PlusBereich;3;0)" office:value-type="string" office:string-value="" calcext:value-type="error">
            <text:p>#NV</text:p>
          </table:table-cell>
          <table:table-cell table:style-name="ce13" table:formula="of:=DOLLAR(VLOOKUP([.$A118];SchleckerBereich;4;0);2)" office:value-type="string" office:string-value="" calcext:value-type="error">
            <text:p>#NV</text:p>
          </table:table-cell>
          <table:table-cell table:style-name="ce13" table:formula="of:=VLOOKUP([.$A118];SchleckerBereich;3;0)" office:value-type="string" office:string-value="" calcext:value-type="error">
            <text:p>#NV</text:p>
          </table:table-cell>
          <table:table-cell table:style-name="ce13" table:formula="of:=DOLLAR(VLOOKUP([.$A118];MüllerBereich;4;0);2)" office:value-type="string" office:string-value="" calcext:value-type="error">
            <text:p>#NV</text:p>
          </table:table-cell>
          <table:table-cell table:style-name="ce13" table:formula="of:=VLOOKUP([.$A118];MüllerBereich;3;0)" office:value-type="string" office:string-value="" calcext:value-type="error">
            <text:p>#NV</text:p>
          </table:table-cell>
          <table:table-cell table:style-name="ce22" table:formula="of:=MIN(VALUE(IF(ISERROR([.$C118]);[Hilfsvariablen.$C$1];[.$C118]));VALUE(IF(ISERROR([.$E118]);[Hilfsvariablen.$C$1];[.$E118]));VALUE(IF(ISERROR([.$G118]);[Hilfsvariablen.$C$1];[.$G118]));VALUE(IF(ISERROR([.$I118]);[Hilfsvariablen.$C$1];[.$I118]));VALUE(IF(ISERROR([.$K118]);[Hilfsvariablen.$C$1];[.$K118]));VALUE(IF(ISERROR([.$M118]);[Hilfsvariablen.$C$1];[.$M118])))" office:value-type="currency" office:currency="EUR" office:value="0.79" calcext:value-type="currency">
            <text:p>0,7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urst Frikadellen 5 Stück 500 g</text:p>
          </table:table-cell>
          <table:table-cell table:style-name="ce10" table:formula="of:=IF(VALUE([.$O119])=VALUE([Hilfsvariablen.$C$1]);&quot;&quot;;[.$O119])">
            <text:p/>
          </table:table-cell>
          <table:table-cell table:style-name="ce14" table:formula="of:=DOLLAR(VLOOKUP([.$A119];ReweBereich;4;0) ;2)" office:value-type="string" office:string-value="" calcext:value-type="error">
            <text:p>#NV</text:p>
          </table:table-cell>
          <table:table-cell table:style-name="ce13" table:formula="of:=VLOOKUP([.$A119];ReweBereich;3;0)" office:value-type="string" office:string-value="" calcext:value-type="error">
            <text:p>#NV</text:p>
          </table:table-cell>
          <table:table-cell table:style-name="ce17" table:formula="of:=DOLLAR(VLOOKUP([.$A119];AldiBereich;4;0) ;2)" office:value-type="string" office:string-value="" calcext:value-type="error">
            <text:p>#NV</text:p>
          </table:table-cell>
          <table:table-cell table:style-name="ce13" table:formula="of:=VLOOKUP([.$A119];AldiBereich;3;0)" office:value-type="string" office:string-value="" calcext:value-type="error">
            <text:p>#NV</text:p>
          </table:table-cell>
          <table:table-cell table:style-name="ce18" table:formula="of:=DOLLAR(VLOOKUP([.$A119];MarktkaufBereich;4;0) ;2)" office:value-type="string" office:string-value="" calcext:value-type="error">
            <text:p>#NV</text:p>
          </table:table-cell>
          <table:table-cell table:style-name="ce13" table:formula="of:=VLOOKUP([.$A119];MarktkaufBereich;3;0)" office:value-type="string" office:string-value="" calcext:value-type="error">
            <text:p>#NV</text:p>
          </table:table-cell>
          <table:table-cell table:style-name="ce19" table:formula="of:=DOLLAR(VLOOKUP([.$A119];PlusBereich;4;0) ;2)" office:value-type="string" office:string-value="" calcext:value-type="error">
            <text:p>#NV</text:p>
          </table:table-cell>
          <table:table-cell table:style-name="ce13" table:formula="of:=VLOOKUP([.$A119];PlusBereich;3;0)" office:value-type="string" office:string-value="" calcext:value-type="error">
            <text:p>#NV</text:p>
          </table:table-cell>
          <table:table-cell table:style-name="ce13" table:formula="of:=DOLLAR(VLOOKUP([.$A119];SchleckerBereich;4;0);2)" office:value-type="string" office:string-value="" calcext:value-type="error">
            <text:p>#NV</text:p>
          </table:table-cell>
          <table:table-cell table:style-name="ce13" table:formula="of:=VLOOKUP([.$A119];SchleckerBereich;3;0)" office:value-type="string" office:string-value="" calcext:value-type="error">
            <text:p>#NV</text:p>
          </table:table-cell>
          <table:table-cell table:style-name="ce13" table:formula="of:=DOLLAR(VLOOKUP([.$A119];MüllerBereich;4;0);2)" office:value-type="string" office:string-value="" calcext:value-type="error">
            <text:p>#NV</text:p>
          </table:table-cell>
          <table:table-cell table:style-name="ce13" table:formula="of:=VLOOKUP([.$A119];MüllerBereich;3;0)" office:value-type="string" office:string-value="" calcext:value-type="error">
            <text:p>#NV</text:p>
          </table:table-cell>
          <table:table-cell table:style-name="ce22" table:formula="of:=MIN(VALUE(IF(ISERROR([.$C119]);[Hilfsvariablen.$C$1];[.$C119]));VALUE(IF(ISERROR([.$E119]);[Hilfsvariablen.$C$1];[.$E119]));VALUE(IF(ISERROR([.$G119]);[Hilfsvariablen.$C$1];[.$G119]));VALUE(IF(ISERROR([.$I119]);[Hilfsvariablen.$C$1];[.$I119]));VALUE(IF(ISERROR([.$K119]);[Hilfsvariablen.$C$1];[.$K119]));VALUE(IF(ISERROR([.$M119]);[Hilfsvariablen.$C$1];[.$M119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urst Glas 5 Bock Würstchen 375 g</text:p>
          </table:table-cell>
          <table:table-cell table:style-name="ce10" table:formula="of:=IF(VALUE([.$O120])=VALUE([Hilfsvariablen.$C$1]);&quot;&quot;;[.$O120])">
            <text:p/>
          </table:table-cell>
          <table:table-cell table:style-name="ce14" table:formula="of:=DOLLAR(VLOOKUP([.$A120];ReweBereich;4;0) ;2)" office:value-type="string" office:string-value="" calcext:value-type="error">
            <text:p>#NV</text:p>
          </table:table-cell>
          <table:table-cell table:style-name="ce13" table:formula="of:=VLOOKUP([.$A120];ReweBereich;3;0)" office:value-type="string" office:string-value="" calcext:value-type="error">
            <text:p>#NV</text:p>
          </table:table-cell>
          <table:table-cell table:style-name="ce17" table:formula="of:=DOLLAR(VLOOKUP([.$A120];AldiBereich;4;0) ;2)" office:value-type="string" office:string-value="" calcext:value-type="error">
            <text:p>#NV</text:p>
          </table:table-cell>
          <table:table-cell table:style-name="ce13" table:formula="of:=VLOOKUP([.$A120];AldiBereich;3;0)" office:value-type="string" office:string-value="" calcext:value-type="error">
            <text:p>#NV</text:p>
          </table:table-cell>
          <table:table-cell table:style-name="ce18" table:formula="of:=DOLLAR(VLOOKUP([.$A120];MarktkaufBereich;4;0) ;2)" office:value-type="string" office:string-value="" calcext:value-type="error">
            <text:p>#NV</text:p>
          </table:table-cell>
          <table:table-cell table:style-name="ce13" table:formula="of:=VLOOKUP([.$A120];MarktkaufBereich;3;0)" office:value-type="string" office:string-value="" calcext:value-type="error">
            <text:p>#NV</text:p>
          </table:table-cell>
          <table:table-cell table:style-name="ce19" table:formula="of:=DOLLAR(VLOOKUP([.$A120];PlusBereich;4;0) ;2)" office:value-type="string" office:string-value="" calcext:value-type="error">
            <text:p>#NV</text:p>
          </table:table-cell>
          <table:table-cell table:style-name="ce13" table:formula="of:=VLOOKUP([.$A120];PlusBereich;3;0)" office:value-type="string" office:string-value="" calcext:value-type="error">
            <text:p>#NV</text:p>
          </table:table-cell>
          <table:table-cell table:style-name="ce13" table:formula="of:=DOLLAR(VLOOKUP([.$A120];SchleckerBereich;4;0);2)" office:value-type="string" office:string-value="" calcext:value-type="error">
            <text:p>#NV</text:p>
          </table:table-cell>
          <table:table-cell table:style-name="ce13" table:formula="of:=VLOOKUP([.$A120];SchleckerBereich;3;0)" office:value-type="string" office:string-value="" calcext:value-type="error">
            <text:p>#NV</text:p>
          </table:table-cell>
          <table:table-cell table:style-name="ce13" table:formula="of:=DOLLAR(VLOOKUP([.$A120];MüllerBereich;4;0);2)" office:value-type="string" office:string-value="" calcext:value-type="error">
            <text:p>#NV</text:p>
          </table:table-cell>
          <table:table-cell table:style-name="ce13" table:formula="of:=VLOOKUP([.$A120];MüllerBereich;3;0)" office:value-type="string" office:string-value="" calcext:value-type="error">
            <text:p>#NV</text:p>
          </table:table-cell>
          <table:table-cell table:style-name="ce22" table:formula="of:=MIN(VALUE(IF(ISERROR([.$C120]);[Hilfsvariablen.$C$1];[.$C120]));VALUE(IF(ISERROR([.$E120]);[Hilfsvariablen.$C$1];[.$E120]));VALUE(IF(ISERROR([.$G120]);[Hilfsvariablen.$C$1];[.$G120]));VALUE(IF(ISERROR([.$I120]);[Hilfsvariablen.$C$1];[.$I120]));VALUE(IF(ISERROR([.$K120]);[Hilfsvariablen.$C$1];[.$K120]));VALUE(IF(ISERROR([.$M120]);[Hilfsvariablen.$C$1];[.$M120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5">
          <table:table-cell table:style-name="ce3" office:value-type="string" calcext:value-type="string">
            <text:p>Zucker 1 kg Packung</text:p>
          </table:table-cell>
          <table:table-cell table:style-name="ce10" table:formula="of:=IF(VALUE([.$O121])=VALUE([Hilfsvariablen.$C$1]);&quot;&quot;;[.$O121])" office:value-type="currency" office:currency="EUR" office:value="0" calcext:value-type="currency">
            <text:p>0,00 €</text:p>
          </table:table-cell>
          <table:table-cell table:style-name="ce14" table:formula="of:=DOLLAR(VLOOKUP([.$A121];ReweBereich;4;0) ;2)" office:value-type="string" office:string-value="0,00 €" calcext:value-type="string">
            <text:p>0,00 €</text:p>
          </table:table-cell>
          <table:table-cell table:style-name="ce13" table:formula="of:=VLOOKUP([.$A121];ReweBereich;3;0)" office:value-type="float" office:value="0" calcext:value-type="float">
            <text:p/>
          </table:table-cell>
          <table:table-cell table:style-name="ce17" table:formula="of:=DOLLAR(VLOOKUP([.$A121];AldiBereich;4;0) ;2)" office:value-type="string" office:string-value="0,92 €" calcext:value-type="string">
            <text:p>0,92 €</text:p>
          </table:table-cell>
          <table:table-cell table:style-name="ce13" table:formula="of:=VLOOKUP([.$A121];AldiBereich;3;0)" office:value-type="float" office:value="0" calcext:value-type="float">
            <text:p/>
          </table:table-cell>
          <table:table-cell table:style-name="ce18" table:formula="of:=DOLLAR(VLOOKUP([.$A121];MarktkaufBereich;4;0) ;2)" office:value-type="string" office:string-value="0,92 €" calcext:value-type="string">
            <text:p>0,92 €</text:p>
          </table:table-cell>
          <table:table-cell table:style-name="ce13" table:formula="of:=VLOOKUP([.$A121];MarktkaufBereich;3;0)" office:value-type="float" office:value="0" calcext:value-type="float">
            <text:p/>
          </table:table-cell>
          <table:table-cell table:style-name="ce19" table:formula="of:=DOLLAR(VLOOKUP([.$A121];PlusBereich;4;0) ;2)" office:value-type="string" office:string-value="" calcext:value-type="error">
            <text:p>#NV</text:p>
          </table:table-cell>
          <table:table-cell table:style-name="ce13" table:formula="of:=VLOOKUP([.$A121];PlusBereich;3;0)" office:value-type="string" office:string-value="" calcext:value-type="error">
            <text:p>#NV</text:p>
          </table:table-cell>
          <table:table-cell table:style-name="ce13" table:formula="of:=DOLLAR(VLOOKUP([.$A121];SchleckerBereich;4;0);2)" office:value-type="string" office:string-value="" calcext:value-type="error">
            <text:p>#NV</text:p>
          </table:table-cell>
          <table:table-cell table:style-name="ce13" table:formula="of:=VLOOKUP([.$A121];SchleckerBereich;3;0)" office:value-type="string" office:string-value="" calcext:value-type="error">
            <text:p>#NV</text:p>
          </table:table-cell>
          <table:table-cell table:style-name="ce13" table:formula="of:=DOLLAR(VLOOKUP([.$A121];MüllerBereich;4;0);2)" office:value-type="string" office:string-value="" calcext:value-type="error">
            <text:p>#NV</text:p>
          </table:table-cell>
          <table:table-cell table:style-name="ce13" table:formula="of:=VLOOKUP([.$A121];MüllerBereich;3;0)" office:value-type="string" office:string-value="" calcext:value-type="error">
            <text:p>#NV</text:p>
          </table:table-cell>
          <table:table-cell table:style-name="ce22" table:formula="of:=MIN(VALUE(IF(ISERROR([.$C121]);[Hilfsvariablen.$C$1];[.$C121]));VALUE(IF(ISERROR([.$E121]);[Hilfsvariablen.$C$1];[.$E121]));VALUE(IF(ISERROR([.$G121]);[Hilfsvariablen.$C$1];[.$G121]));VALUE(IF(ISERROR([.$I121]);[Hilfsvariablen.$C$1];[.$I121]));VALUE(IF(ISERROR([.$K121]);[Hilfsvariablen.$C$1];[.$K121]));VALUE(IF(ISERROR([.$M121]);[Hilfsvariablen.$C$1];[.$M121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5" office:value-type="string" calcext:value-type="string">
            <text:p>Drogerieartikel</text:p>
          </table:table-cell>
          <table:table-cell table:style-name="ce10" table:formula="of:=IF(VALUE([.$O122])=VALUE([Hilfsvariablen.$C$1]);&quot;&quot;;[.$O122])">
            <text:p/>
          </table:table-cell>
          <table:table-cell table:style-name="ce14" table:formula="of:=DOLLAR(VLOOKUP([.$A122];ReweBereich;4;0) ;2)" office:value-type="string" office:string-value="" calcext:value-type="error">
            <text:p>#NV</text:p>
          </table:table-cell>
          <table:table-cell table:style-name="ce13" table:formula="of:=VLOOKUP([.$A122];ReweBereich;3;0)" office:value-type="string" office:string-value="" calcext:value-type="error">
            <text:p>#NV</text:p>
          </table:table-cell>
          <table:table-cell table:style-name="ce17" table:formula="of:=DOLLAR(VLOOKUP([.$A122];AldiBereich;4;0) ;2)" office:value-type="string" office:string-value="" calcext:value-type="error">
            <text:p>#NV</text:p>
          </table:table-cell>
          <table:table-cell table:style-name="ce13" table:formula="of:=VLOOKUP([.$A122];AldiBereich;3;0)" office:value-type="string" office:string-value="" calcext:value-type="error">
            <text:p>#NV</text:p>
          </table:table-cell>
          <table:table-cell table:style-name="ce18" table:formula="of:=DOLLAR(VLOOKUP([.$A122];MarktkaufBereich;4;0) ;2)" office:value-type="string" office:string-value="" calcext:value-type="error">
            <text:p>#NV</text:p>
          </table:table-cell>
          <table:table-cell table:style-name="ce13" table:formula="of:=VLOOKUP([.$A122];MarktkaufBereich;3;0)" office:value-type="string" office:string-value="" calcext:value-type="error">
            <text:p>#NV</text:p>
          </table:table-cell>
          <table:table-cell table:style-name="ce19" table:formula="of:=DOLLAR(VLOOKUP([.$A122];PlusBereich;4;0) ;2)" office:value-type="string" office:string-value="" calcext:value-type="error">
            <text:p>#NV</text:p>
          </table:table-cell>
          <table:table-cell table:style-name="ce13" table:formula="of:=VLOOKUP([.$A122];PlusBereich;3;0)" office:value-type="string" office:string-value="" calcext:value-type="error">
            <text:p>#NV</text:p>
          </table:table-cell>
          <table:table-cell table:style-name="ce13" table:formula="of:=DOLLAR(VLOOKUP([.$A122];SchleckerBereich;4;0);2)" office:value-type="string" office:string-value="" calcext:value-type="error">
            <text:p>#NV</text:p>
          </table:table-cell>
          <table:table-cell table:style-name="ce13" table:formula="of:=VLOOKUP([.$A122];SchleckerBereich;3;0)" office:value-type="string" office:string-value="" calcext:value-type="error">
            <text:p>#NV</text:p>
          </table:table-cell>
          <table:table-cell table:style-name="ce13" table:formula="of:=DOLLAR(VLOOKUP([.$A122];MüllerBereich;4;0);2)" office:value-type="string" office:string-value="" calcext:value-type="error">
            <text:p>#NV</text:p>
          </table:table-cell>
          <table:table-cell table:style-name="ce13" table:formula="of:=VLOOKUP([.$A122];MüllerBereich;3;0)" office:value-type="string" office:string-value="" calcext:value-type="error">
            <text:p>#NV</text:p>
          </table:table-cell>
          <table:table-cell table:style-name="ce22" table:formula="of:=MIN(VALUE(IF(ISERROR([.$C122]);[Hilfsvariablen.$C$1];[.$C122]));VALUE(IF(ISERROR([.$E122]);[Hilfsvariablen.$C$1];[.$E122]));VALUE(IF(ISERROR([.$G122]);[Hilfsvariablen.$C$1];[.$G122]));VALUE(IF(ISERROR([.$I122]);[Hilfsvariablen.$C$1];[.$I122]));VALUE(IF(ISERROR([.$K122]);[Hilfsvariablen.$C$1];[.$K122]));VALUE(IF(ISERROR([.$M122]);[Hilfsvariablen.$C$1];[.$M122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Brillenputztuch AS Brillenputztücher</text:p>
          </table:table-cell>
          <table:table-cell table:style-name="ce10" table:formula="of:=IF(VALUE([.$O123])=VALUE([Hilfsvariablen.$C$1]);&quot;&quot;;[.$O123])" office:value-type="currency" office:currency="EUR" office:value="0.75" calcext:value-type="currency">
            <text:p>0,75 €</text:p>
          </table:table-cell>
          <table:table-cell table:style-name="ce14" table:formula="of:=DOLLAR(VLOOKUP([.$A123];ReweBereich;4;0) ;2)" office:value-type="string" office:string-value="" calcext:value-type="error">
            <text:p>#NV</text:p>
          </table:table-cell>
          <table:table-cell table:style-name="ce13" table:formula="of:=VLOOKUP([.$A123];ReweBereich;3;0)" office:value-type="string" office:string-value="" calcext:value-type="error">
            <text:p>#NV</text:p>
          </table:table-cell>
          <table:table-cell table:style-name="ce17" table:formula="of:=DOLLAR(VLOOKUP([.$A123];AldiBereich;4;0) ;2)" office:value-type="string" office:string-value="" calcext:value-type="error">
            <text:p>#NV</text:p>
          </table:table-cell>
          <table:table-cell table:style-name="ce13" table:formula="of:=VLOOKUP([.$A123];AldiBereich;3;0)" office:value-type="string" office:string-value="" calcext:value-type="error">
            <text:p>#NV</text:p>
          </table:table-cell>
          <table:table-cell table:style-name="ce18" table:formula="of:=DOLLAR(VLOOKUP([.$A123];MarktkaufBereich;4;0) ;2)" office:value-type="string" office:string-value="" calcext:value-type="error">
            <text:p>#NV</text:p>
          </table:table-cell>
          <table:table-cell table:style-name="ce13" table:formula="of:=VLOOKUP([.$A123];MarktkaufBereich;3;0)" office:value-type="string" office:string-value="" calcext:value-type="error">
            <text:p>#NV</text:p>
          </table:table-cell>
          <table:table-cell table:style-name="ce19" table:formula="of:=DOLLAR(VLOOKUP([.$A123];PlusBereich;4;0) ;2)" office:value-type="string" office:string-value="" calcext:value-type="error">
            <text:p>#NV</text:p>
          </table:table-cell>
          <table:table-cell table:style-name="ce13" table:formula="of:=VLOOKUP([.$A123];PlusBereich;3;0)" office:value-type="string" office:string-value="" calcext:value-type="error">
            <text:p>#NV</text:p>
          </table:table-cell>
          <table:table-cell table:style-name="ce13" table:formula="of:=DOLLAR(VLOOKUP([.$A123];SchleckerBereich;4;0);2)" office:value-type="string" office:string-value="0,75 €" calcext:value-type="string">
            <text:p>0,75 €</text:p>
          </table:table-cell>
          <table:table-cell table:style-name="ce13" table:formula="of:=VLOOKUP([.$A123];SchleckerBereich;3;0)" office:value-type="string" office:string-value="gut" calcext:value-type="string">
            <text:p>gut</text:p>
          </table:table-cell>
          <table:table-cell table:style-name="ce13" table:formula="of:=DOLLAR(VLOOKUP([.$A123];MüllerBereich;4;0);2)" office:value-type="string" office:string-value="" calcext:value-type="error">
            <text:p>#NV</text:p>
          </table:table-cell>
          <table:table-cell table:style-name="ce13" table:formula="of:=VLOOKUP([.$A123];MüllerBereich;3;0)" office:value-type="string" office:string-value="" calcext:value-type="error">
            <text:p>#NV</text:p>
          </table:table-cell>
          <table:table-cell table:style-name="ce22" table:formula="of:=MIN(VALUE(IF(ISERROR([.$C123]);[Hilfsvariablen.$C$1];[.$C123]));VALUE(IF(ISERROR([.$E123]);[Hilfsvariablen.$C$1];[.$E123]));VALUE(IF(ISERROR([.$G123]);[Hilfsvariablen.$C$1];[.$G123]));VALUE(IF(ISERROR([.$I123]);[Hilfsvariablen.$C$1];[.$I123]));VALUE(IF(ISERROR([.$K123]);[Hilfsvariablen.$C$1];[.$K123]));VALUE(IF(ISERROR([.$M123]);[Hilfsvariablen.$C$1];[.$M123])))" office:value-type="currency" office:currency="EUR" office:value="0.75" calcext:value-type="currency">
            <text:p>0,75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DeorollerCaribic Body Care</text:p>
          </table:table-cell>
          <table:table-cell table:style-name="ce10" table:formula="of:=IF(VALUE([.$O124])=VALUE([Hilfsvariablen.$C$1]);&quot;&quot;;[.$O124])">
            <text:p/>
          </table:table-cell>
          <table:table-cell table:style-name="ce14" table:formula="of:=DOLLAR(VLOOKUP([.$A124];ReweBereich;4;0) ;2)" office:value-type="string" office:string-value="" calcext:value-type="error">
            <text:p>#NV</text:p>
          </table:table-cell>
          <table:table-cell table:style-name="ce13" table:formula="of:=VLOOKUP([.$A124];ReweBereich;3;0)" office:value-type="string" office:string-value="" calcext:value-type="error">
            <text:p>#NV</text:p>
          </table:table-cell>
          <table:table-cell table:style-name="ce17" table:formula="of:=DOLLAR(VLOOKUP([.$A124];AldiBereich;4;0) ;2)" office:value-type="string" office:string-value="" calcext:value-type="error">
            <text:p>#NV</text:p>
          </table:table-cell>
          <table:table-cell table:style-name="ce13" table:formula="of:=VLOOKUP([.$A124];AldiBereich;3;0)" office:value-type="string" office:string-value="" calcext:value-type="error">
            <text:p>#NV</text:p>
          </table:table-cell>
          <table:table-cell table:style-name="ce18" table:formula="of:=DOLLAR(VLOOKUP([.$A124];MarktkaufBereich;4;0) ;2)" office:value-type="string" office:string-value="" calcext:value-type="error">
            <text:p>#NV</text:p>
          </table:table-cell>
          <table:table-cell table:style-name="ce13" table:formula="of:=VLOOKUP([.$A124];MarktkaufBereich;3;0)" office:value-type="string" office:string-value="" calcext:value-type="error">
            <text:p>#NV</text:p>
          </table:table-cell>
          <table:table-cell table:style-name="ce19" table:formula="of:=DOLLAR(VLOOKUP([.$A124];PlusBereich;4;0) ;2)" office:value-type="string" office:string-value="" calcext:value-type="error">
            <text:p>#NV</text:p>
          </table:table-cell>
          <table:table-cell table:style-name="ce13" table:formula="of:=VLOOKUP([.$A124];PlusBereich;3;0)" office:value-type="string" office:string-value="" calcext:value-type="error">
            <text:p>#NV</text:p>
          </table:table-cell>
          <table:table-cell table:style-name="ce13" table:formula="of:=DOLLAR(VLOOKUP([.$A124];SchleckerBereich;4;0);2)" office:value-type="string" office:string-value="" calcext:value-type="error">
            <text:p>#NV</text:p>
          </table:table-cell>
          <table:table-cell table:style-name="ce13" table:formula="of:=VLOOKUP([.$A124];SchleckerBereich;3;0)" office:value-type="string" office:string-value="" calcext:value-type="error">
            <text:p>#NV</text:p>
          </table:table-cell>
          <table:table-cell table:style-name="ce13" table:formula="of:=DOLLAR(VLOOKUP([.$A124];MüllerBereich;4;0);2)" office:value-type="string" office:string-value="" calcext:value-type="error">
            <text:p>#NV</text:p>
          </table:table-cell>
          <table:table-cell table:style-name="ce13" table:formula="of:=VLOOKUP([.$A124];MüllerBereich;3;0)" office:value-type="string" office:string-value="" calcext:value-type="error">
            <text:p>#NV</text:p>
          </table:table-cell>
          <table:table-cell table:style-name="ce22" table:formula="of:=MIN(VALUE(IF(ISERROR([.$C124]);[Hilfsvariablen.$C$1];[.$C124]));VALUE(IF(ISERROR([.$E124]);[Hilfsvariablen.$C$1];[.$E124]));VALUE(IF(ISERROR([.$G124]);[Hilfsvariablen.$C$1];[.$G124]));VALUE(IF(ISERROR([.$I124]);[Hilfsvariablen.$C$1];[.$I124]));VALUE(IF(ISERROR([.$K124]);[Hilfsvariablen.$C$1];[.$K124]));VALUE(IF(ISERROR([.$M124]);[Hilfsvariablen.$C$1];[.$M124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Deostiftbac Energy for men</text:p>
          </table:table-cell>
          <table:table-cell table:style-name="ce10" table:formula="of:=IF(VALUE([.$O125])=VALUE([Hilfsvariablen.$C$1]);&quot;&quot;;[.$O125])">
            <text:p/>
          </table:table-cell>
          <table:table-cell table:style-name="ce14" table:formula="of:=DOLLAR(VLOOKUP([.$A125];ReweBereich;4;0) ;2)" office:value-type="string" office:string-value="" calcext:value-type="error">
            <text:p>#NV</text:p>
          </table:table-cell>
          <table:table-cell table:style-name="ce13" table:formula="of:=VLOOKUP([.$A125];ReweBereich;3;0)" office:value-type="string" office:string-value="" calcext:value-type="error">
            <text:p>#NV</text:p>
          </table:table-cell>
          <table:table-cell table:style-name="ce17" table:formula="of:=DOLLAR(VLOOKUP([.$A125];AldiBereich;4;0) ;2)" office:value-type="string" office:string-value="" calcext:value-type="error">
            <text:p>#NV</text:p>
          </table:table-cell>
          <table:table-cell table:style-name="ce13" table:formula="of:=VLOOKUP([.$A125];AldiBereich;3;0)" office:value-type="string" office:string-value="" calcext:value-type="error">
            <text:p>#NV</text:p>
          </table:table-cell>
          <table:table-cell table:style-name="ce18" table:formula="of:=DOLLAR(VLOOKUP([.$A125];MarktkaufBereich;4;0) ;2)" office:value-type="string" office:string-value="" calcext:value-type="error">
            <text:p>#NV</text:p>
          </table:table-cell>
          <table:table-cell table:style-name="ce13" table:formula="of:=VLOOKUP([.$A125];MarktkaufBereich;3;0)" office:value-type="string" office:string-value="" calcext:value-type="error">
            <text:p>#NV</text:p>
          </table:table-cell>
          <table:table-cell table:style-name="ce19" table:formula="of:=DOLLAR(VLOOKUP([.$A125];PlusBereich;4;0) ;2)" office:value-type="string" office:string-value="" calcext:value-type="error">
            <text:p>#NV</text:p>
          </table:table-cell>
          <table:table-cell table:style-name="ce13" table:formula="of:=VLOOKUP([.$A125];PlusBereich;3;0)" office:value-type="string" office:string-value="" calcext:value-type="error">
            <text:p>#NV</text:p>
          </table:table-cell>
          <table:table-cell table:style-name="ce13" table:formula="of:=DOLLAR(VLOOKUP([.$A125];SchleckerBereich;4;0);2)" office:value-type="string" office:string-value="" calcext:value-type="error">
            <text:p>#NV</text:p>
          </table:table-cell>
          <table:table-cell table:style-name="ce13" table:formula="of:=VLOOKUP([.$A125];SchleckerBereich;3;0)" office:value-type="string" office:string-value="" calcext:value-type="error">
            <text:p>#NV</text:p>
          </table:table-cell>
          <table:table-cell table:style-name="ce13" table:formula="of:=DOLLAR(VLOOKUP([.$A125];MüllerBereich;4;0);2)" office:value-type="string" office:string-value="" calcext:value-type="error">
            <text:p>#NV</text:p>
          </table:table-cell>
          <table:table-cell table:style-name="ce13" table:formula="of:=VLOOKUP([.$A125];MüllerBereich;3;0)" office:value-type="string" office:string-value="" calcext:value-type="error">
            <text:p>#NV</text:p>
          </table:table-cell>
          <table:table-cell table:style-name="ce22" table:formula="of:=MIN(VALUE(IF(ISERROR([.$C125]);[Hilfsvariablen.$C$1];[.$C125]));VALUE(IF(ISERROR([.$E125]);[Hilfsvariablen.$C$1];[.$E125]));VALUE(IF(ISERROR([.$G125]);[Hilfsvariablen.$C$1];[.$G125]));VALUE(IF(ISERROR([.$I125]);[Hilfsvariablen.$C$1];[.$I125]));VALUE(IF(ISERROR([.$K125]);[Hilfsvariablen.$C$1];[.$K125]));VALUE(IF(ISERROR([.$M125]);[Hilfsvariablen.$C$1];[.$M125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Duschbad AS Duschbad pH 5,5 300 ml</text:p>
          </table:table-cell>
          <table:table-cell table:style-name="ce10" table:formula="of:=IF(VALUE([.$O126])=VALUE([Hilfsvariablen.$C$1]);&quot;&quot;;[.$O126])" office:value-type="currency" office:currency="EUR" office:value="0.99" calcext:value-type="currency">
            <text:p>0,99 €</text:p>
          </table:table-cell>
          <table:table-cell table:style-name="ce14" table:formula="of:=DOLLAR(VLOOKUP([.$A126];ReweBereich;4;0) ;2)" office:value-type="string" office:string-value="" calcext:value-type="error">
            <text:p>#NV</text:p>
          </table:table-cell>
          <table:table-cell table:style-name="ce13" table:formula="of:=VLOOKUP([.$A126];ReweBereich;3;0)" office:value-type="string" office:string-value="" calcext:value-type="error">
            <text:p>#NV</text:p>
          </table:table-cell>
          <table:table-cell table:style-name="ce17" table:formula="of:=DOLLAR(VLOOKUP([.$A126];AldiBereich;4;0) ;2)" office:value-type="string" office:string-value="" calcext:value-type="error">
            <text:p>#NV</text:p>
          </table:table-cell>
          <table:table-cell table:style-name="ce13" table:formula="of:=VLOOKUP([.$A126];AldiBereich;3;0)" office:value-type="string" office:string-value="" calcext:value-type="error">
            <text:p>#NV</text:p>
          </table:table-cell>
          <table:table-cell table:style-name="ce18" table:formula="of:=DOLLAR(VLOOKUP([.$A126];MarktkaufBereich;4;0) ;2)" office:value-type="string" office:string-value="" calcext:value-type="error">
            <text:p>#NV</text:p>
          </table:table-cell>
          <table:table-cell table:style-name="ce13" table:formula="of:=VLOOKUP([.$A126];MarktkaufBereich;3;0)" office:value-type="string" office:string-value="" calcext:value-type="error">
            <text:p>#NV</text:p>
          </table:table-cell>
          <table:table-cell table:style-name="ce19" table:formula="of:=DOLLAR(VLOOKUP([.$A126];PlusBereich;4;0) ;2)" office:value-type="string" office:string-value="" calcext:value-type="error">
            <text:p>#NV</text:p>
          </table:table-cell>
          <table:table-cell table:style-name="ce13" table:formula="of:=VLOOKUP([.$A126];PlusBereich;3;0)" office:value-type="string" office:string-value="" calcext:value-type="error">
            <text:p>#NV</text:p>
          </table:table-cell>
          <table:table-cell table:style-name="ce13" table:formula="of:=DOLLAR(VLOOKUP([.$A126];SchleckerBereich;4;0);2)" office:value-type="string" office:string-value="0,99 €" calcext:value-type="string">
            <text:p>0,99 €</text:p>
          </table:table-cell>
          <table:table-cell table:style-name="ce13" table:formula="of:=VLOOKUP([.$A126];SchleckerBereich;3;0)" office:value-type="string" office:string-value="gut" calcext:value-type="string">
            <text:p>gut</text:p>
          </table:table-cell>
          <table:table-cell table:style-name="ce13" table:formula="of:=DOLLAR(VLOOKUP([.$A126];MüllerBereich;4;0);2)" office:value-type="string" office:string-value="" calcext:value-type="error">
            <text:p>#NV</text:p>
          </table:table-cell>
          <table:table-cell table:style-name="ce13" table:formula="of:=VLOOKUP([.$A126];MüllerBereich;3;0)" office:value-type="string" office:string-value="" calcext:value-type="error">
            <text:p>#NV</text:p>
          </table:table-cell>
          <table:table-cell table:style-name="ce22" table:formula="of:=MIN(VALUE(IF(ISERROR([.$C126]);[Hilfsvariablen.$C$1];[.$C126]));VALUE(IF(ISERROR([.$E126]);[Hilfsvariablen.$C$1];[.$E126]));VALUE(IF(ISERROR([.$G126]);[Hilfsvariablen.$C$1];[.$G126]));VALUE(IF(ISERROR([.$I126]);[Hilfsvariablen.$C$1];[.$I126]));VALUE(IF(ISERROR([.$K126]);[Hilfsvariablen.$C$1];[.$K126]));VALUE(IF(ISERROR([.$M126]);[Hilfsvariablen.$C$1];[.$M126])))" office:value-type="currency" office:currency="EUR" office:value="0.99" calcext:value-type="currency">
            <text:p>0,9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Duschbad Dove Feuchtigkeits Creme Dusche 250 ml</text:p>
          </table:table-cell>
          <table:table-cell table:style-name="ce10" table:formula="of:=IF(VALUE([.$O127])=VALUE([Hilfsvariablen.$C$1]);&quot;&quot;;[.$O127])" office:value-type="currency" office:currency="EUR" office:value="1.99" calcext:value-type="currency">
            <text:p>1,99 €</text:p>
          </table:table-cell>
          <table:table-cell table:style-name="ce14" table:formula="of:=DOLLAR(VLOOKUP([.$A127];ReweBereich;4;0) ;2)" office:value-type="string" office:string-value="" calcext:value-type="error">
            <text:p>#NV</text:p>
          </table:table-cell>
          <table:table-cell table:style-name="ce13" table:formula="of:=VLOOKUP([.$A127];ReweBereich;3;0)" office:value-type="string" office:string-value="" calcext:value-type="error">
            <text:p>#NV</text:p>
          </table:table-cell>
          <table:table-cell table:style-name="ce17" table:formula="of:=DOLLAR(VLOOKUP([.$A127];AldiBereich;4;0) ;2)" office:value-type="string" office:string-value="" calcext:value-type="error">
            <text:p>#NV</text:p>
          </table:table-cell>
          <table:table-cell table:style-name="ce13" table:formula="of:=VLOOKUP([.$A127];AldiBereich;3;0)" office:value-type="string" office:string-value="" calcext:value-type="error">
            <text:p>#NV</text:p>
          </table:table-cell>
          <table:table-cell table:style-name="ce18" table:formula="of:=DOLLAR(VLOOKUP([.$A127];MarktkaufBereich;4;0) ;2)" office:value-type="string" office:string-value="" calcext:value-type="error">
            <text:p>#NV</text:p>
          </table:table-cell>
          <table:table-cell table:style-name="ce13" table:formula="of:=VLOOKUP([.$A127];MarktkaufBereich;3;0)" office:value-type="string" office:string-value="" calcext:value-type="error">
            <text:p>#NV</text:p>
          </table:table-cell>
          <table:table-cell table:style-name="ce19" table:formula="of:=DOLLAR(VLOOKUP([.$A127];PlusBereich;4;0) ;2)" office:value-type="string" office:string-value="" calcext:value-type="error">
            <text:p>#NV</text:p>
          </table:table-cell>
          <table:table-cell table:style-name="ce13" table:formula="of:=VLOOKUP([.$A127];PlusBereich;3;0)" office:value-type="string" office:string-value="" calcext:value-type="error">
            <text:p>#NV</text:p>
          </table:table-cell>
          <table:table-cell table:style-name="ce13" table:formula="of:=DOLLAR(VLOOKUP([.$A127];SchleckerBereich;4;0);2)" office:value-type="string" office:string-value="1,99 €" calcext:value-type="string">
            <text:p>1,99 €</text:p>
          </table:table-cell>
          <table:table-cell table:style-name="ce13" table:formula="of:=VLOOKUP([.$A127];SchleckerBereich;3;0)" office:value-type="string" office:string-value="mittel" calcext:value-type="string">
            <text:p>mittel</text:p>
          </table:table-cell>
          <table:table-cell table:style-name="ce13" table:formula="of:=DOLLAR(VLOOKUP([.$A127];MüllerBereich;4;0);2)" office:value-type="string" office:string-value="" calcext:value-type="error">
            <text:p>#NV</text:p>
          </table:table-cell>
          <table:table-cell table:style-name="ce13" table:formula="of:=VLOOKUP([.$A127];MüllerBereich;3;0)" office:value-type="string" office:string-value="" calcext:value-type="error">
            <text:p>#NV</text:p>
          </table:table-cell>
          <table:table-cell table:style-name="ce22" table:formula="of:=MIN(VALUE(IF(ISERROR([.$C127]);[Hilfsvariablen.$C$1];[.$C127]));VALUE(IF(ISERROR([.$E127]);[Hilfsvariablen.$C$1];[.$E127]));VALUE(IF(ISERROR([.$G127]);[Hilfsvariablen.$C$1];[.$G127]));VALUE(IF(ISERROR([.$I127]);[Hilfsvariablen.$C$1];[.$I127]));VALUE(IF(ISERROR([.$K127]);[Hilfsvariablen.$C$1];[.$K127]));VALUE(IF(ISERROR([.$M127]);[Hilfsvariablen.$C$1];[.$M127])))" office:value-type="currency" office:currency="EUR" office:value="1.99" calcext:value-type="currency">
            <text:p>1,9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Duschbad dulgon Creme Dusche Body Koskos 300 ml</text:p>
          </table:table-cell>
          <table:table-cell table:style-name="ce10" table:formula="of:=IF(VALUE([.$O128])=VALUE([Hilfsvariablen.$C$1]);&quot;&quot;;[.$O128])">
            <text:p/>
          </table:table-cell>
          <table:table-cell table:style-name="ce14" table:formula="of:=DOLLAR(VLOOKUP([.$A128];ReweBereich;4;0) ;2)" office:value-type="string" office:string-value="" calcext:value-type="error">
            <text:p>#NV</text:p>
          </table:table-cell>
          <table:table-cell table:style-name="ce13" table:formula="of:=VLOOKUP([.$A128];ReweBereich;3;0)" office:value-type="string" office:string-value="" calcext:value-type="error">
            <text:p>#NV</text:p>
          </table:table-cell>
          <table:table-cell table:style-name="ce17" table:formula="of:=DOLLAR(VLOOKUP([.$A128];AldiBereich;4;0) ;2)" office:value-type="string" office:string-value="" calcext:value-type="error">
            <text:p>#NV</text:p>
          </table:table-cell>
          <table:table-cell table:style-name="ce13" table:formula="of:=VLOOKUP([.$A128];AldiBereich;3;0)" office:value-type="string" office:string-value="" calcext:value-type="error">
            <text:p>#NV</text:p>
          </table:table-cell>
          <table:table-cell table:style-name="ce18" table:formula="of:=DOLLAR(VLOOKUP([.$A128];MarktkaufBereich;4;0) ;2)" office:value-type="string" office:string-value="" calcext:value-type="error">
            <text:p>#NV</text:p>
          </table:table-cell>
          <table:table-cell table:style-name="ce13" table:formula="of:=VLOOKUP([.$A128];MarktkaufBereich;3;0)" office:value-type="string" office:string-value="" calcext:value-type="error">
            <text:p>#NV</text:p>
          </table:table-cell>
          <table:table-cell table:style-name="ce19" table:formula="of:=DOLLAR(VLOOKUP([.$A128];PlusBereich;4;0) ;2)" office:value-type="string" office:string-value="" calcext:value-type="error">
            <text:p>#NV</text:p>
          </table:table-cell>
          <table:table-cell table:style-name="ce13" table:formula="of:=VLOOKUP([.$A128];PlusBereich;3;0)" office:value-type="string" office:string-value="" calcext:value-type="error">
            <text:p>#NV</text:p>
          </table:table-cell>
          <table:table-cell table:style-name="ce13" table:formula="of:=DOLLAR(VLOOKUP([.$A128];SchleckerBereich;4;0);2)" office:value-type="string" office:string-value="" calcext:value-type="error">
            <text:p>#NV</text:p>
          </table:table-cell>
          <table:table-cell table:style-name="ce13" table:formula="of:=VLOOKUP([.$A128];SchleckerBereich;3;0)" office:value-type="string" office:string-value="" calcext:value-type="error">
            <text:p>#NV</text:p>
          </table:table-cell>
          <table:table-cell table:style-name="ce13" table:formula="of:=DOLLAR(VLOOKUP([.$A128];MüllerBereich;4;0);2)" office:value-type="string" office:string-value="" calcext:value-type="error">
            <text:p>#NV</text:p>
          </table:table-cell>
          <table:table-cell table:style-name="ce13" table:formula="of:=VLOOKUP([.$A128];MüllerBereich;3;0)" office:value-type="string" office:string-value="" calcext:value-type="error">
            <text:p>#NV</text:p>
          </table:table-cell>
          <table:table-cell table:style-name="ce22" table:formula="of:=MIN(VALUE(IF(ISERROR([.$C128]);[Hilfsvariablen.$C$1];[.$C128]));VALUE(IF(ISERROR([.$E128]);[Hilfsvariablen.$C$1];[.$E128]));VALUE(IF(ISERROR([.$G128]);[Hilfsvariablen.$C$1];[.$G128]));VALUE(IF(ISERROR([.$I128]);[Hilfsvariablen.$C$1];[.$I128]));VALUE(IF(ISERROR([.$K128]);[Hilfsvariablen.$C$1];[.$K128]));VALUE(IF(ISERROR([.$M128]);[Hilfsvariablen.$C$1];[.$M128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Entkalker AS Kalkstopp Pulver1,5kg</text:p>
          </table:table-cell>
          <table:table-cell table:style-name="ce10" table:formula="of:=IF(VALUE([.$O129])=VALUE([Hilfsvariablen.$C$1]);&quot;&quot;;[.$O129])" office:value-type="currency" office:currency="EUR" office:value="2.99" calcext:value-type="currency">
            <text:p>2,99 €</text:p>
          </table:table-cell>
          <table:table-cell table:style-name="ce14" table:formula="of:=DOLLAR(VLOOKUP([.$A129];ReweBereich;4;0) ;2)" office:value-type="string" office:string-value="" calcext:value-type="error">
            <text:p>#NV</text:p>
          </table:table-cell>
          <table:table-cell table:style-name="ce13" table:formula="of:=VLOOKUP([.$A129];ReweBereich;3;0)" office:value-type="string" office:string-value="" calcext:value-type="error">
            <text:p>#NV</text:p>
          </table:table-cell>
          <table:table-cell table:style-name="ce17" table:formula="of:=DOLLAR(VLOOKUP([.$A129];AldiBereich;4;0) ;2)" office:value-type="string" office:string-value="" calcext:value-type="error">
            <text:p>#NV</text:p>
          </table:table-cell>
          <table:table-cell table:style-name="ce13" table:formula="of:=VLOOKUP([.$A129];AldiBereich;3;0)" office:value-type="string" office:string-value="" calcext:value-type="error">
            <text:p>#NV</text:p>
          </table:table-cell>
          <table:table-cell table:style-name="ce18" table:formula="of:=DOLLAR(VLOOKUP([.$A129];MarktkaufBereich;4;0) ;2)" office:value-type="string" office:string-value="" calcext:value-type="error">
            <text:p>#NV</text:p>
          </table:table-cell>
          <table:table-cell table:style-name="ce13" table:formula="of:=VLOOKUP([.$A129];MarktkaufBereich;3;0)" office:value-type="string" office:string-value="" calcext:value-type="error">
            <text:p>#NV</text:p>
          </table:table-cell>
          <table:table-cell table:style-name="ce19" table:formula="of:=DOLLAR(VLOOKUP([.$A129];PlusBereich;4;0) ;2)" office:value-type="string" office:string-value="" calcext:value-type="error">
            <text:p>#NV</text:p>
          </table:table-cell>
          <table:table-cell table:style-name="ce13" table:formula="of:=VLOOKUP([.$A129];PlusBereich;3;0)" office:value-type="string" office:string-value="" calcext:value-type="error">
            <text:p>#NV</text:p>
          </table:table-cell>
          <table:table-cell table:style-name="ce13" table:formula="of:=DOLLAR(VLOOKUP([.$A129];SchleckerBereich;4;0);2)" office:value-type="string" office:string-value="2,99 €" calcext:value-type="string">
            <text:p>2,99 €</text:p>
          </table:table-cell>
          <table:table-cell table:style-name="ce13" table:formula="of:=VLOOKUP([.$A129];SchleckerBereich;3;0)" office:value-type="string" office:string-value="gut" calcext:value-type="string">
            <text:p>gut</text:p>
          </table:table-cell>
          <table:table-cell table:style-name="ce13" table:formula="of:=DOLLAR(VLOOKUP([.$A129];MüllerBereich;4;0);2)" office:value-type="string" office:string-value="" calcext:value-type="error">
            <text:p>#NV</text:p>
          </table:table-cell>
          <table:table-cell table:style-name="ce13" table:formula="of:=VLOOKUP([.$A129];MüllerBereich;3;0)" office:value-type="string" office:string-value="" calcext:value-type="error">
            <text:p>#NV</text:p>
          </table:table-cell>
          <table:table-cell table:style-name="ce22" table:formula="of:=MIN(VALUE(IF(ISERROR([.$C129]);[Hilfsvariablen.$C$1];[.$C129]));VALUE(IF(ISERROR([.$E129]);[Hilfsvariablen.$C$1];[.$E129]));VALUE(IF(ISERROR([.$G129]);[Hilfsvariablen.$C$1];[.$G129]));VALUE(IF(ISERROR([.$I129]);[Hilfsvariablen.$C$1];[.$I129]));VALUE(IF(ISERROR([.$K129]);[Hilfsvariablen.$C$1];[.$K129]));VALUE(IF(ISERROR([.$M129]);[Hilfsvariablen.$C$1];[.$M129])))" office:value-type="currency" office:currency="EUR" office:value="2.99" calcext:value-type="currency">
            <text:p>2,9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GiftGlobol Silberfischenköder2 Dosen</text:p>
          </table:table-cell>
          <table:table-cell table:style-name="ce10" table:formula="of:=IF(VALUE([.$O130])=VALUE([Hilfsvariablen.$C$1]);&quot;&quot;;[.$O130])" office:value-type="currency" office:currency="EUR" office:value="2.3" calcext:value-type="currency">
            <text:p>2,30 €</text:p>
          </table:table-cell>
          <table:table-cell table:style-name="ce14" table:formula="of:=DOLLAR(VLOOKUP([.$A130];ReweBereich;4;0) ;2)" office:value-type="string" office:string-value="" calcext:value-type="error">
            <text:p>#NV</text:p>
          </table:table-cell>
          <table:table-cell table:style-name="ce13" table:formula="of:=VLOOKUP([.$A130];ReweBereich;3;0)" office:value-type="string" office:string-value="" calcext:value-type="error">
            <text:p>#NV</text:p>
          </table:table-cell>
          <table:table-cell table:style-name="ce17" table:formula="of:=DOLLAR(VLOOKUP([.$A130];AldiBereich;4;0) ;2)" office:value-type="string" office:string-value="" calcext:value-type="error">
            <text:p>#NV</text:p>
          </table:table-cell>
          <table:table-cell table:style-name="ce13" table:formula="of:=VLOOKUP([.$A130];AldiBereich;3;0)" office:value-type="string" office:string-value="" calcext:value-type="error">
            <text:p>#NV</text:p>
          </table:table-cell>
          <table:table-cell table:style-name="ce18" table:formula="of:=DOLLAR(VLOOKUP([.$A130];MarktkaufBereich;4;0) ;2)" office:value-type="string" office:string-value="" calcext:value-type="error">
            <text:p>#NV</text:p>
          </table:table-cell>
          <table:table-cell table:style-name="ce13" table:formula="of:=VLOOKUP([.$A130];MarktkaufBereich;3;0)" office:value-type="string" office:string-value="" calcext:value-type="error">
            <text:p>#NV</text:p>
          </table:table-cell>
          <table:table-cell table:style-name="ce19" table:formula="of:=DOLLAR(VLOOKUP([.$A130];PlusBereich;4;0) ;2)" office:value-type="string" office:string-value="" calcext:value-type="error">
            <text:p>#NV</text:p>
          </table:table-cell>
          <table:table-cell table:style-name="ce13" table:formula="of:=VLOOKUP([.$A130];PlusBereich;3;0)" office:value-type="string" office:string-value="" calcext:value-type="error">
            <text:p>#NV</text:p>
          </table:table-cell>
          <table:table-cell table:style-name="ce13" table:formula="of:=DOLLAR(VLOOKUP([.$A130];SchleckerBereich;4;0);2)" office:value-type="string" office:string-value="2,30 €" calcext:value-type="string">
            <text:p>2,30 €</text:p>
          </table:table-cell>
          <table:table-cell table:style-name="ce13" table:formula="of:=VLOOKUP([.$A130];SchleckerBereich;3;0)" office:value-type="string" office:string-value="gut" calcext:value-type="string">
            <text:p>gut</text:p>
          </table:table-cell>
          <table:table-cell table:style-name="ce13" table:formula="of:=DOLLAR(VLOOKUP([.$A130];MüllerBereich;4;0);2)" office:value-type="string" office:string-value="" calcext:value-type="error">
            <text:p>#NV</text:p>
          </table:table-cell>
          <table:table-cell table:style-name="ce13" table:formula="of:=VLOOKUP([.$A130];MüllerBereich;3;0)" office:value-type="string" office:string-value="" calcext:value-type="error">
            <text:p>#NV</text:p>
          </table:table-cell>
          <table:table-cell table:style-name="ce22" table:formula="of:=MIN(VALUE(IF(ISERROR([.$C130]);[Hilfsvariablen.$C$1];[.$C130]));VALUE(IF(ISERROR([.$E130]);[Hilfsvariablen.$C$1];[.$E130]));VALUE(IF(ISERROR([.$G130]);[Hilfsvariablen.$C$1];[.$G130]));VALUE(IF(ISERROR([.$I130]);[Hilfsvariablen.$C$1];[.$I130]));VALUE(IF(ISERROR([.$K130]);[Hilfsvariablen.$C$1];[.$K130]));VALUE(IF(ISERROR([.$M130]);[Hilfsvariablen.$C$1];[.$M130])))" office:value-type="currency" office:currency="EUR" office:value="2.3" calcext:value-type="currency">
            <text:p>2,3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ja Katzenstreu 10L</text:p>
          </table:table-cell>
          <table:table-cell table:style-name="ce10" table:formula="of:=IF(VALUE([.$O131])=VALUE([Hilfsvariablen.$C$1]);&quot;&quot;;[.$O131])" office:value-type="currency" office:currency="EUR" office:value="2.59" calcext:value-type="currency">
            <text:p>2,59 €</text:p>
          </table:table-cell>
          <table:table-cell table:style-name="ce14" table:formula="of:=DOLLAR(VLOOKUP([.$A131];ReweBereich;4;0) ;2)" office:value-type="string" office:string-value="2,59 €" calcext:value-type="string">
            <text:p>2,59 €</text:p>
          </table:table-cell>
          <table:table-cell table:style-name="ce13" table:formula="of:=VLOOKUP([.$A131];ReweBereich;3;0)" office:value-type="float" office:value="0" calcext:value-type="float">
            <text:p/>
          </table:table-cell>
          <table:table-cell table:style-name="ce17" table:formula="of:=DOLLAR(VLOOKUP([.$A131];AldiBereich;4;0) ;2)" office:value-type="string" office:string-value="" calcext:value-type="error">
            <text:p>#NV</text:p>
          </table:table-cell>
          <table:table-cell table:style-name="ce13" table:formula="of:=VLOOKUP([.$A131];AldiBereich;3;0)" office:value-type="string" office:string-value="" calcext:value-type="error">
            <text:p>#NV</text:p>
          </table:table-cell>
          <table:table-cell table:style-name="ce18" table:formula="of:=DOLLAR(VLOOKUP([.$A131];MarktkaufBereich;4;0) ;2)" office:value-type="string" office:string-value="" calcext:value-type="error">
            <text:p>#NV</text:p>
          </table:table-cell>
          <table:table-cell table:style-name="ce13" table:formula="of:=VLOOKUP([.$A131];MarktkaufBereich;3;0)" office:value-type="string" office:string-value="" calcext:value-type="error">
            <text:p>#NV</text:p>
          </table:table-cell>
          <table:table-cell table:style-name="ce19" table:formula="of:=DOLLAR(VLOOKUP([.$A131];PlusBereich;4;0) ;2)" office:value-type="string" office:string-value="" calcext:value-type="error">
            <text:p>#NV</text:p>
          </table:table-cell>
          <table:table-cell table:style-name="ce13" table:formula="of:=VLOOKUP([.$A131];PlusBereich;3;0)" office:value-type="string" office:string-value="" calcext:value-type="error">
            <text:p>#NV</text:p>
          </table:table-cell>
          <table:table-cell table:style-name="ce13" table:formula="of:=DOLLAR(VLOOKUP([.$A131];SchleckerBereich;4;0);2)" office:value-type="string" office:string-value="" calcext:value-type="error">
            <text:p>#NV</text:p>
          </table:table-cell>
          <table:table-cell table:style-name="ce13" table:formula="of:=VLOOKUP([.$A131];SchleckerBereich;3;0)" office:value-type="string" office:string-value="" calcext:value-type="error">
            <text:p>#NV</text:p>
          </table:table-cell>
          <table:table-cell table:style-name="ce13" table:formula="of:=DOLLAR(VLOOKUP([.$A131];MüllerBereich;4;0);2)" office:value-type="string" office:string-value="" calcext:value-type="error">
            <text:p>#NV</text:p>
          </table:table-cell>
          <table:table-cell table:style-name="ce13" table:formula="of:=VLOOKUP([.$A131];MüllerBereich;3;0)" office:value-type="string" office:string-value="" calcext:value-type="error">
            <text:p>#NV</text:p>
          </table:table-cell>
          <table:table-cell table:style-name="ce22" table:formula="of:=MIN(VALUE(IF(ISERROR([.$C131]);[Hilfsvariablen.$C$1];[.$C131]));VALUE(IF(ISERROR([.$E131]);[Hilfsvariablen.$C$1];[.$E131]));VALUE(IF(ISERROR([.$G131]);[Hilfsvariablen.$C$1];[.$G131]));VALUE(IF(ISERROR([.$I131]);[Hilfsvariablen.$C$1];[.$I131]));VALUE(IF(ISERROR([.$K131]);[Hilfsvariablen.$C$1];[.$K131]));VALUE(IF(ISERROR([.$M131]);[Hilfsvariablen.$C$1];[.$M131])))" office:value-type="currency" office:currency="EUR" office:value="2.59" calcext:value-type="currency">
            <text:p>2,5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Müllbeutel 100 Stk. <text:s text:c="2"/>20 L</text:p>
          </table:table-cell>
          <table:table-cell table:style-name="ce10" table:formula="of:=IF(VALUE([.$O132])=VALUE([Hilfsvariablen.$C$1]);&quot;&quot;;[.$O132])" office:value-type="currency" office:currency="EUR" office:value="0" calcext:value-type="currency">
            <text:p>0,00 €</text:p>
          </table:table-cell>
          <table:table-cell table:style-name="ce14" table:formula="of:=DOLLAR(VLOOKUP([.$A132];ReweBereich;4;0) ;2)" office:value-type="string" office:string-value="0,00 €" calcext:value-type="string">
            <text:p>0,00 €</text:p>
          </table:table-cell>
          <table:table-cell table:style-name="ce13" table:formula="of:=VLOOKUP([.$A132];ReweBereich;3;0)" office:value-type="float" office:value="0" calcext:value-type="float">
            <text:p/>
          </table:table-cell>
          <table:table-cell table:style-name="ce17" table:formula="of:=DOLLAR(VLOOKUP([.$A132];AldiBereich;4;0) ;2)" office:value-type="string" office:string-value="" calcext:value-type="error">
            <text:p>#NV</text:p>
          </table:table-cell>
          <table:table-cell table:style-name="ce13" table:formula="of:=VLOOKUP([.$A132];AldiBereich;3;0)" office:value-type="string" office:string-value="" calcext:value-type="error">
            <text:p>#NV</text:p>
          </table:table-cell>
          <table:table-cell table:style-name="ce18" table:formula="of:=DOLLAR(VLOOKUP([.$A132];MarktkaufBereich;4;0) ;2)" office:value-type="string" office:string-value="1,59 €" calcext:value-type="string">
            <text:p>1,59 €</text:p>
          </table:table-cell>
          <table:table-cell table:style-name="ce13" table:formula="of:=VLOOKUP([.$A132];MarktkaufBereich;3;0)" office:value-type="float" office:value="0" calcext:value-type="float">
            <text:p/>
          </table:table-cell>
          <table:table-cell table:style-name="ce19" table:formula="of:=DOLLAR(VLOOKUP([.$A132];PlusBereich;4;0) ;2)" office:value-type="string" office:string-value="" calcext:value-type="error">
            <text:p>#NV</text:p>
          </table:table-cell>
          <table:table-cell table:style-name="ce13" table:formula="of:=VLOOKUP([.$A132];PlusBereich;3;0)" office:value-type="string" office:string-value="" calcext:value-type="error">
            <text:p>#NV</text:p>
          </table:table-cell>
          <table:table-cell table:style-name="ce13" table:formula="of:=DOLLAR(VLOOKUP([.$A132];SchleckerBereich;4;0);2)" office:value-type="string" office:string-value="" calcext:value-type="error">
            <text:p>#NV</text:p>
          </table:table-cell>
          <table:table-cell table:style-name="ce13" table:formula="of:=VLOOKUP([.$A132];SchleckerBereich;3;0)" office:value-type="string" office:string-value="" calcext:value-type="error">
            <text:p>#NV</text:p>
          </table:table-cell>
          <table:table-cell table:style-name="ce13" table:formula="of:=DOLLAR(VLOOKUP([.$A132];MüllerBereich;4;0);2)" office:value-type="string" office:string-value="" calcext:value-type="error">
            <text:p>#NV</text:p>
          </table:table-cell>
          <table:table-cell table:style-name="ce13" table:formula="of:=VLOOKUP([.$A132];MüllerBereich;3;0)" office:value-type="string" office:string-value="" calcext:value-type="error">
            <text:p>#NV</text:p>
          </table:table-cell>
          <table:table-cell table:style-name="ce22" table:formula="of:=MIN(VALUE(IF(ISERROR([.$C132]);[Hilfsvariablen.$C$1];[.$C132]));VALUE(IF(ISERROR([.$E132]);[Hilfsvariablen.$C$1];[.$E132]));VALUE(IF(ISERROR([.$G132]);[Hilfsvariablen.$C$1];[.$G132]));VALUE(IF(ISERROR([.$I132]);[Hilfsvariablen.$C$1];[.$I132]));VALUE(IF(ISERROR([.$K132]);[Hilfsvariablen.$C$1];[.$K132]));VALUE(IF(ISERROR([.$M132]);[Hilfsvariablen.$C$1];[.$M132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Müllbeutel 40 Stk. <text:s/>35L</text:p>
          </table:table-cell>
          <table:table-cell table:style-name="ce10" table:formula="of:=IF(VALUE([.$O133])=VALUE([Hilfsvariablen.$C$1]);&quot;&quot;;[.$O133])" office:value-type="currency" office:currency="EUR" office:value="0" calcext:value-type="currency">
            <text:p>0,00 €</text:p>
          </table:table-cell>
          <table:table-cell table:style-name="ce14" table:formula="of:=DOLLAR(VLOOKUP([.$A133];ReweBereich;4;0) ;2)" office:value-type="string" office:string-value="0,00 €" calcext:value-type="string">
            <text:p>0,00 €</text:p>
          </table:table-cell>
          <table:table-cell table:style-name="ce13" table:formula="of:=VLOOKUP([.$A133];ReweBereich;3;0)" office:value-type="float" office:value="0" calcext:value-type="float">
            <text:p/>
          </table:table-cell>
          <table:table-cell table:style-name="ce17" table:formula="of:=DOLLAR(VLOOKUP([.$A133];AldiBereich;4;0) ;2)" office:value-type="string" office:string-value="" calcext:value-type="error">
            <text:p>#NV</text:p>
          </table:table-cell>
          <table:table-cell table:style-name="ce13" table:formula="of:=VLOOKUP([.$A133];AldiBereich;3;0)" office:value-type="string" office:string-value="" calcext:value-type="error">
            <text:p>#NV</text:p>
          </table:table-cell>
          <table:table-cell table:style-name="ce18" table:formula="of:=DOLLAR(VLOOKUP([.$A133];MarktkaufBereich;4;0) ;2)" office:value-type="string" office:string-value="1,19 €" calcext:value-type="string">
            <text:p>1,19 €</text:p>
          </table:table-cell>
          <table:table-cell table:style-name="ce13" table:formula="of:=VLOOKUP([.$A133];MarktkaufBereich;3;0)" office:value-type="float" office:value="0" calcext:value-type="float">
            <text:p/>
          </table:table-cell>
          <table:table-cell table:style-name="ce19" table:formula="of:=DOLLAR(VLOOKUP([.$A133];PlusBereich;4;0) ;2)" office:value-type="string" office:string-value="" calcext:value-type="error">
            <text:p>#NV</text:p>
          </table:table-cell>
          <table:table-cell table:style-name="ce13" table:formula="of:=VLOOKUP([.$A133];PlusBereich;3;0)" office:value-type="string" office:string-value="" calcext:value-type="error">
            <text:p>#NV</text:p>
          </table:table-cell>
          <table:table-cell table:style-name="ce13" table:formula="of:=DOLLAR(VLOOKUP([.$A133];SchleckerBereich;4;0);2)" office:value-type="string" office:string-value="" calcext:value-type="error">
            <text:p>#NV</text:p>
          </table:table-cell>
          <table:table-cell table:style-name="ce13" table:formula="of:=VLOOKUP([.$A133];SchleckerBereich;3;0)" office:value-type="string" office:string-value="" calcext:value-type="error">
            <text:p>#NV</text:p>
          </table:table-cell>
          <table:table-cell table:style-name="ce13" table:formula="of:=DOLLAR(VLOOKUP([.$A133];MüllerBereich;4;0);2)" office:value-type="string" office:string-value="" calcext:value-type="error">
            <text:p>#NV</text:p>
          </table:table-cell>
          <table:table-cell table:style-name="ce13" table:formula="of:=VLOOKUP([.$A133];MüllerBereich;3;0)" office:value-type="string" office:string-value="" calcext:value-type="error">
            <text:p>#NV</text:p>
          </table:table-cell>
          <table:table-cell table:style-name="ce22" table:formula="of:=MIN(VALUE(IF(ISERROR([.$C133]);[Hilfsvariablen.$C$1];[.$C133]));VALUE(IF(ISERROR([.$E133]);[Hilfsvariablen.$C$1];[.$E133]));VALUE(IF(ISERROR([.$G133]);[Hilfsvariablen.$C$1];[.$G133]));VALUE(IF(ISERROR([.$I133]);[Hilfsvariablen.$C$1];[.$I133]));VALUE(IF(ISERROR([.$K133]);[Hilfsvariablen.$C$1];[.$K133]));VALUE(IF(ISERROR([.$M133]);[Hilfsvariablen.$C$1];[.$M133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6">
          <table:table-cell table:style-name="ce3" office:value-type="string" calcext:value-type="string">
            <text:p>MundwasserOdol Original 150 ml</text:p>
          </table:table-cell>
          <table:table-cell table:style-name="ce10" table:formula="of:=IF(VALUE([.$O134])=VALUE([Hilfsvariablen.$C$1]);&quot;&quot;;[.$O134])" office:value-type="currency" office:currency="EUR" office:value="0" calcext:value-type="currency">
            <text:p>0,00 €</text:p>
          </table:table-cell>
          <table:table-cell table:style-name="ce14" table:formula="of:=DOLLAR(VLOOKUP([.$A134];ReweBereich;4;0) ;2)" office:value-type="string" office:string-value="0,00 €" calcext:value-type="string">
            <text:p>0,00 €</text:p>
          </table:table-cell>
          <table:table-cell table:style-name="ce13" table:formula="of:=VLOOKUP([.$A134];ReweBereich;3;0)" office:value-type="float" office:value="0" calcext:value-type="float">
            <text:p/>
          </table:table-cell>
          <table:table-cell table:style-name="ce17" table:formula="of:=DOLLAR(VLOOKUP([.$A134];AldiBereich;4;0) ;2)" office:value-type="string" office:string-value="" calcext:value-type="error">
            <text:p>#NV</text:p>
          </table:table-cell>
          <table:table-cell table:style-name="ce13" table:formula="of:=VLOOKUP([.$A134];AldiBereich;3;0)" office:value-type="string" office:string-value="" calcext:value-type="error">
            <text:p>#NV</text:p>
          </table:table-cell>
          <table:table-cell table:style-name="ce18" table:formula="of:=DOLLAR(VLOOKUP([.$A134];MarktkaufBereich;4;0) ;2)" office:value-type="string" office:string-value="3,95 €" calcext:value-type="string">
            <text:p>3,95 €</text:p>
          </table:table-cell>
          <table:table-cell table:style-name="ce13" table:formula="of:=VLOOKUP([.$A134];MarktkaufBereich;3;0)" office:value-type="float" office:value="0" calcext:value-type="float">
            <text:p/>
          </table:table-cell>
          <table:table-cell table:style-name="ce19" table:formula="of:=DOLLAR(VLOOKUP([.$A134];PlusBereich;4;0) ;2)" office:value-type="string" office:string-value="" calcext:value-type="error">
            <text:p>#NV</text:p>
          </table:table-cell>
          <table:table-cell table:style-name="ce13" table:formula="of:=VLOOKUP([.$A134];PlusBereich;3;0)" office:value-type="string" office:string-value="" calcext:value-type="error">
            <text:p>#NV</text:p>
          </table:table-cell>
          <table:table-cell table:style-name="ce13" table:formula="of:=DOLLAR(VLOOKUP([.$A134];SchleckerBereich;4;0);2)" office:value-type="string" office:string-value="" calcext:value-type="error">
            <text:p>#NV</text:p>
          </table:table-cell>
          <table:table-cell table:style-name="ce13" table:formula="of:=VLOOKUP([.$A134];SchleckerBereich;3;0)" office:value-type="string" office:string-value="" calcext:value-type="error">
            <text:p>#NV</text:p>
          </table:table-cell>
          <table:table-cell table:style-name="ce13" table:formula="of:=DOLLAR(VLOOKUP([.$A134];MüllerBereich;4;0);2)" office:value-type="string" office:string-value="" calcext:value-type="error">
            <text:p>#NV</text:p>
          </table:table-cell>
          <table:table-cell table:style-name="ce13" table:formula="of:=VLOOKUP([.$A134];MüllerBereich;3;0)" office:value-type="string" office:string-value="" calcext:value-type="error">
            <text:p>#NV</text:p>
          </table:table-cell>
          <table:table-cell table:style-name="ce22" table:formula="of:=MIN(VALUE(IF(ISERROR([.$C134]);[Hilfsvariablen.$C$1];[.$C134]));VALUE(IF(ISERROR([.$E134]);[Hilfsvariablen.$C$1];[.$E134]));VALUE(IF(ISERROR([.$G134]);[Hilfsvariablen.$C$1];[.$G134]));VALUE(IF(ISERROR([.$I134]);[Hilfsvariablen.$C$1];[.$I134]));VALUE(IF(ISERROR([.$K134]);[Hilfsvariablen.$C$1];[.$K134]));VALUE(IF(ISERROR([.$M134]);[Hilfsvariablen.$C$1];[.$M134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MundwasserOdol Original 175 ml</text:p>
          </table:table-cell>
          <table:table-cell table:style-name="ce10" table:formula="of:=IF(VALUE([.$O135])=VALUE([Hilfsvariablen.$C$1]);&quot;&quot;;[.$O135])" office:value-type="currency" office:currency="EUR" office:value="0.59" calcext:value-type="currency">
            <text:p>0,59 €</text:p>
          </table:table-cell>
          <table:table-cell table:style-name="ce14" table:formula="of:=DOLLAR(VLOOKUP([.$A135];ReweBereich;4;0) ;2)" office:value-type="string" office:string-value="" calcext:value-type="error">
            <text:p>#NV</text:p>
          </table:table-cell>
          <table:table-cell table:style-name="ce13" table:formula="of:=VLOOKUP([.$A135];ReweBereich;3;0)" office:value-type="string" office:string-value="" calcext:value-type="error">
            <text:p>#NV</text:p>
          </table:table-cell>
          <table:table-cell table:style-name="ce17" table:formula="of:=DOLLAR(VLOOKUP([.$A135];AldiBereich;4;0) ;2)" office:value-type="string" office:string-value="0,59 €" calcext:value-type="string">
            <text:p>0,59 €</text:p>
          </table:table-cell>
          <table:table-cell table:style-name="ce13" table:formula="of:=VLOOKUP([.$A135];AldiBereich;3;0)" office:value-type="float" office:value="0" calcext:value-type="float">
            <text:p/>
          </table:table-cell>
          <table:table-cell table:style-name="ce18" table:formula="of:=DOLLAR(VLOOKUP([.$A135];MarktkaufBereich;4;0) ;2)" office:value-type="string" office:string-value="" calcext:value-type="error">
            <text:p>#NV</text:p>
          </table:table-cell>
          <table:table-cell table:style-name="ce13" table:formula="of:=VLOOKUP([.$A135];MarktkaufBereich;3;0)" office:value-type="string" office:string-value="" calcext:value-type="error">
            <text:p>#NV</text:p>
          </table:table-cell>
          <table:table-cell table:style-name="ce19" table:formula="of:=DOLLAR(VLOOKUP([.$A135];PlusBereich;4;0) ;2)" office:value-type="string" office:string-value="" calcext:value-type="error">
            <text:p>#NV</text:p>
          </table:table-cell>
          <table:table-cell table:style-name="ce13" table:formula="of:=VLOOKUP([.$A135];PlusBereich;3;0)" office:value-type="string" office:string-value="" calcext:value-type="error">
            <text:p>#NV</text:p>
          </table:table-cell>
          <table:table-cell table:style-name="ce13" table:formula="of:=DOLLAR(VLOOKUP([.$A135];SchleckerBereich;4;0);2)" office:value-type="string" office:string-value="" calcext:value-type="error">
            <text:p>#NV</text:p>
          </table:table-cell>
          <table:table-cell table:style-name="ce13" table:formula="of:=VLOOKUP([.$A135];SchleckerBereich;3;0)" office:value-type="string" office:string-value="" calcext:value-type="error">
            <text:p>#NV</text:p>
          </table:table-cell>
          <table:table-cell table:style-name="ce13" table:formula="of:=DOLLAR(VLOOKUP([.$A135];MüllerBereich;4;0);2)" office:value-type="string" office:string-value="" calcext:value-type="error">
            <text:p>#NV</text:p>
          </table:table-cell>
          <table:table-cell table:style-name="ce13" table:formula="of:=VLOOKUP([.$A135];MüllerBereich;3;0)" office:value-type="string" office:string-value="" calcext:value-type="error">
            <text:p>#NV</text:p>
          </table:table-cell>
          <table:table-cell table:style-name="ce22" table:formula="of:=MIN(VALUE(IF(ISERROR([.$C135]);[Hilfsvariablen.$C$1];[.$C135]));VALUE(IF(ISERROR([.$E135]);[Hilfsvariablen.$C$1];[.$E135]));VALUE(IF(ISERROR([.$G135]);[Hilfsvariablen.$C$1];[.$G135]));VALUE(IF(ISERROR([.$I135]);[Hilfsvariablen.$C$1];[.$I135]));VALUE(IF(ISERROR([.$K135]);[Hilfsvariablen.$C$1];[.$K135]));VALUE(IF(ISERROR([.$M135]);[Hilfsvariablen.$C$1];[.$M135])))" office:value-type="currency" office:currency="EUR" office:value="0.59" calcext:value-type="currency">
            <text:p>0,5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MundwasserOdol Original 75 ml</text:p>
          </table:table-cell>
          <table:table-cell table:style-name="ce10" table:formula="of:=IF(VALUE([.$O136])=VALUE([Hilfsvariablen.$C$1]);&quot;&quot;;[.$O136])" office:value-type="currency" office:currency="EUR" office:value="0" calcext:value-type="currency">
            <text:p>0,00 €</text:p>
          </table:table-cell>
          <table:table-cell table:style-name="ce14" table:formula="of:=DOLLAR(VLOOKUP([.$A136];ReweBereich;4;0) ;2)" office:value-type="string" office:string-value="0,00 €" calcext:value-type="string">
            <text:p>0,00 €</text:p>
          </table:table-cell>
          <table:table-cell table:style-name="ce13" table:formula="of:=VLOOKUP([.$A136];ReweBereich;3;0)" office:value-type="float" office:value="0" calcext:value-type="float">
            <text:p/>
          </table:table-cell>
          <table:table-cell table:style-name="ce17" table:formula="of:=DOLLAR(VLOOKUP([.$A136];AldiBereich;4;0) ;2)" office:value-type="string" office:string-value="" calcext:value-type="error">
            <text:p>#NV</text:p>
          </table:table-cell>
          <table:table-cell table:style-name="ce13" table:formula="of:=VLOOKUP([.$A136];AldiBereich;3;0)" office:value-type="string" office:string-value="" calcext:value-type="error">
            <text:p>#NV</text:p>
          </table:table-cell>
          <table:table-cell table:style-name="ce18" table:formula="of:=DOLLAR(VLOOKUP([.$A136];MarktkaufBereich;4;0) ;2)" office:value-type="string" office:string-value="2,69 €" calcext:value-type="string">
            <text:p>2,69 €</text:p>
          </table:table-cell>
          <table:table-cell table:style-name="ce13" table:formula="of:=VLOOKUP([.$A136];MarktkaufBereich;3;0)" office:value-type="string" office:string-value="gut" calcext:value-type="string">
            <text:p>gut</text:p>
          </table:table-cell>
          <table:table-cell table:style-name="ce19" table:formula="of:=DOLLAR(VLOOKUP([.$A136];PlusBereich;4;0) ;2)" office:value-type="string" office:string-value="" calcext:value-type="error">
            <text:p>#NV</text:p>
          </table:table-cell>
          <table:table-cell table:style-name="ce13" table:formula="of:=VLOOKUP([.$A136];PlusBereich;3;0)" office:value-type="string" office:string-value="" calcext:value-type="error">
            <text:p>#NV</text:p>
          </table:table-cell>
          <table:table-cell table:style-name="ce13" table:formula="of:=DOLLAR(VLOOKUP([.$A136];SchleckerBereich;4;0);2)" office:value-type="string" office:string-value="" calcext:value-type="error">
            <text:p>#NV</text:p>
          </table:table-cell>
          <table:table-cell table:style-name="ce13" table:formula="of:=VLOOKUP([.$A136];SchleckerBereich;3;0)" office:value-type="string" office:string-value="" calcext:value-type="error">
            <text:p>#NV</text:p>
          </table:table-cell>
          <table:table-cell table:style-name="ce13" table:formula="of:=DOLLAR(VLOOKUP([.$A136];MüllerBereich;4;0);2)" office:value-type="string" office:string-value="" calcext:value-type="error">
            <text:p>#NV</text:p>
          </table:table-cell>
          <table:table-cell table:style-name="ce13" table:formula="of:=VLOOKUP([.$A136];MüllerBereich;3;0)" office:value-type="string" office:string-value="" calcext:value-type="error">
            <text:p>#NV</text:p>
          </table:table-cell>
          <table:table-cell table:style-name="ce22" table:formula="of:=MIN(VALUE(IF(ISERROR([.$C136]);[Hilfsvariablen.$C$1];[.$C136]));VALUE(IF(ISERROR([.$E136]);[Hilfsvariablen.$C$1];[.$E136]));VALUE(IF(ISERROR([.$G136]);[Hilfsvariablen.$C$1];[.$G136]));VALUE(IF(ISERROR([.$I136]);[Hilfsvariablen.$C$1];[.$I136]));VALUE(IF(ISERROR([.$K136]);[Hilfsvariablen.$C$1];[.$K136]));VALUE(IF(ISERROR([.$M136]);[Hilfsvariablen.$C$1];[.$M136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Rasierkreme Florena Kamille </text:p>
          </table:table-cell>
          <table:table-cell table:style-name="ce10" table:formula="of:=IF(VALUE([.$O137])=VALUE([Hilfsvariablen.$C$1]);&quot;&quot;;[.$O137])" office:value-type="currency" office:currency="EUR" office:value="0.75" calcext:value-type="currency">
            <text:p>0,75 €</text:p>
          </table:table-cell>
          <table:table-cell table:style-name="ce14" table:formula="of:=DOLLAR(VLOOKUP([.$A137];ReweBereich;4;0) ;2)" office:value-type="string" office:string-value="" calcext:value-type="error">
            <text:p>#NV</text:p>
          </table:table-cell>
          <table:table-cell table:style-name="ce13" table:formula="of:=VLOOKUP([.$A137];ReweBereich;3;0)" office:value-type="string" office:string-value="" calcext:value-type="error">
            <text:p>#NV</text:p>
          </table:table-cell>
          <table:table-cell table:style-name="ce17" table:formula="of:=DOLLAR(VLOOKUP([.$A137];AldiBereich;4;0) ;2)" office:value-type="string" office:string-value="" calcext:value-type="error">
            <text:p>#NV</text:p>
          </table:table-cell>
          <table:table-cell table:style-name="ce13" table:formula="of:=VLOOKUP([.$A137];AldiBereich;3;0)" office:value-type="string" office:string-value="" calcext:value-type="error">
            <text:p>#NV</text:p>
          </table:table-cell>
          <table:table-cell table:style-name="ce18" table:formula="of:=DOLLAR(VLOOKUP([.$A137];MarktkaufBereich;4;0) ;2)" office:value-type="string" office:string-value="" calcext:value-type="error">
            <text:p>#NV</text:p>
          </table:table-cell>
          <table:table-cell table:style-name="ce13" table:formula="of:=VLOOKUP([.$A137];MarktkaufBereich;3;0)" office:value-type="string" office:string-value="" calcext:value-type="error">
            <text:p>#NV</text:p>
          </table:table-cell>
          <table:table-cell table:style-name="ce19" table:formula="of:=DOLLAR(VLOOKUP([.$A137];PlusBereich;4;0) ;2)" office:value-type="string" office:string-value="" calcext:value-type="error">
            <text:p>#NV</text:p>
          </table:table-cell>
          <table:table-cell table:style-name="ce13" table:formula="of:=VLOOKUP([.$A137];PlusBereich;3;0)" office:value-type="string" office:string-value="" calcext:value-type="error">
            <text:p>#NV</text:p>
          </table:table-cell>
          <table:table-cell table:style-name="ce13" table:formula="of:=DOLLAR(VLOOKUP([.$A137];SchleckerBereich;4;0);2)" office:value-type="string" office:string-value="" calcext:value-type="error">
            <text:p>#NV</text:p>
          </table:table-cell>
          <table:table-cell table:style-name="ce13" table:formula="of:=VLOOKUP([.$A137];SchleckerBereich;3;0)" office:value-type="string" office:string-value="" calcext:value-type="error">
            <text:p>#NV</text:p>
          </table:table-cell>
          <table:table-cell table:style-name="ce13" table:formula="of:=DOLLAR(VLOOKUP([.$A137];MüllerBereich;4;0);2)" office:value-type="string" office:string-value="0,75 €" calcext:value-type="string">
            <text:p>0,75 €</text:p>
          </table:table-cell>
          <table:table-cell table:style-name="ce13" table:formula="of:=VLOOKUP([.$A137];MüllerBereich;3;0)" office:value-type="float" office:value="0" calcext:value-type="float">
            <text:p/>
          </table:table-cell>
          <table:table-cell table:style-name="ce22" table:formula="of:=MIN(VALUE(IF(ISERROR([.$C137]);[Hilfsvariablen.$C$1];[.$C137]));VALUE(IF(ISERROR([.$E137]);[Hilfsvariablen.$C$1];[.$E137]));VALUE(IF(ISERROR([.$G137]);[Hilfsvariablen.$C$1];[.$G137]));VALUE(IF(ISERROR([.$I137]);[Hilfsvariablen.$C$1];[.$I137]));VALUE(IF(ISERROR([.$K137]);[Hilfsvariablen.$C$1];[.$K137]));VALUE(IF(ISERROR([.$M137]);[Hilfsvariablen.$C$1];[.$M137])))" office:value-type="currency" office:currency="EUR" office:value="0.75" calcext:value-type="currency">
            <text:p>0,75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Rasierkreme Nivea for Men 100ml</text:p>
          </table:table-cell>
          <table:table-cell table:style-name="ce10" table:formula="of:=IF(VALUE([.$O138])=VALUE([Hilfsvariablen.$C$1]);&quot;&quot;;[.$O138])" office:value-type="currency" office:currency="EUR" office:value="0.65" calcext:value-type="currency">
            <text:p>0,65 €</text:p>
          </table:table-cell>
          <table:table-cell table:style-name="ce14" table:formula="of:=DOLLAR(VLOOKUP([.$A138];ReweBereich;4;0) ;2)" office:value-type="string" office:string-value="" calcext:value-type="error">
            <text:p>#NV</text:p>
          </table:table-cell>
          <table:table-cell table:style-name="ce13" table:formula="of:=VLOOKUP([.$A138];ReweBereich;3;0)" office:value-type="string" office:string-value="" calcext:value-type="error">
            <text:p>#NV</text:p>
          </table:table-cell>
          <table:table-cell table:style-name="ce17" table:formula="of:=DOLLAR(VLOOKUP([.$A138];AldiBereich;4;0) ;2)" office:value-type="string" office:string-value="0,65 €" calcext:value-type="string">
            <text:p>0,65 €</text:p>
          </table:table-cell>
          <table:table-cell table:style-name="ce13" table:formula="of:=VLOOKUP([.$A138];AldiBereich;3;0)" office:value-type="float" office:value="0" calcext:value-type="float">
            <text:p/>
          </table:table-cell>
          <table:table-cell table:style-name="ce18" table:formula="of:=DOLLAR(VLOOKUP([.$A138];MarktkaufBereich;4;0) ;2)" office:value-type="string" office:string-value="" calcext:value-type="error">
            <text:p>#NV</text:p>
          </table:table-cell>
          <table:table-cell table:style-name="ce13" table:formula="of:=VLOOKUP([.$A138];MarktkaufBereich;3;0)" office:value-type="string" office:string-value="" calcext:value-type="error">
            <text:p>#NV</text:p>
          </table:table-cell>
          <table:table-cell table:style-name="ce19" table:formula="of:=DOLLAR(VLOOKUP([.$A138];PlusBereich;4;0) ;2)" office:value-type="string" office:string-value="" calcext:value-type="error">
            <text:p>#NV</text:p>
          </table:table-cell>
          <table:table-cell table:style-name="ce13" table:formula="of:=VLOOKUP([.$A138];PlusBereich;3;0)" office:value-type="string" office:string-value="" calcext:value-type="error">
            <text:p>#NV</text:p>
          </table:table-cell>
          <table:table-cell table:style-name="ce13" table:formula="of:=DOLLAR(VLOOKUP([.$A138];SchleckerBereich;4;0);2)" office:value-type="string" office:string-value="" calcext:value-type="error">
            <text:p>#NV</text:p>
          </table:table-cell>
          <table:table-cell table:style-name="ce13" table:formula="of:=VLOOKUP([.$A138];SchleckerBereich;3;0)" office:value-type="string" office:string-value="" calcext:value-type="error">
            <text:p>#NV</text:p>
          </table:table-cell>
          <table:table-cell table:style-name="ce13" table:formula="of:=DOLLAR(VLOOKUP([.$A138];MüllerBereich;4;0);2)" office:value-type="string" office:string-value="" calcext:value-type="error">
            <text:p>#NV</text:p>
          </table:table-cell>
          <table:table-cell table:style-name="ce13" table:formula="of:=VLOOKUP([.$A138];MüllerBereich;3;0)" office:value-type="string" office:string-value="" calcext:value-type="error">
            <text:p>#NV</text:p>
          </table:table-cell>
          <table:table-cell table:style-name="ce22" table:formula="of:=MIN(VALUE(IF(ISERROR([.$C138]);[Hilfsvariablen.$C$1];[.$C138]));VALUE(IF(ISERROR([.$E138]);[Hilfsvariablen.$C$1];[.$E138]));VALUE(IF(ISERROR([.$G138]);[Hilfsvariablen.$C$1];[.$G138]));VALUE(IF(ISERROR([.$I138]);[Hilfsvariablen.$C$1];[.$I138]));VALUE(IF(ISERROR([.$K138]);[Hilfsvariablen.$C$1];[.$K138]));VALUE(IF(ISERROR([.$M138]);[Hilfsvariablen.$C$1];[.$M138])))" office:value-type="currency" office:currency="EUR" office:value="0.65" calcext:value-type="currency">
            <text:p>0,65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RasierkremeWilkinson New Aloe Vera 100ml</text:p>
          </table:table-cell>
          <table:table-cell table:style-name="ce10" table:formula="of:=IF(VALUE([.$O139])=VALUE([Hilfsvariablen.$C$1]);&quot;&quot;;[.$O139])">
            <text:p/>
          </table:table-cell>
          <table:table-cell table:style-name="ce14" table:formula="of:=DOLLAR(VLOOKUP([.$A139];ReweBereich;4;0) ;2)" office:value-type="string" office:string-value="" calcext:value-type="error">
            <text:p>#NV</text:p>
          </table:table-cell>
          <table:table-cell table:style-name="ce13" table:formula="of:=VLOOKUP([.$A139];ReweBereich;3;0)" office:value-type="string" office:string-value="" calcext:value-type="error">
            <text:p>#NV</text:p>
          </table:table-cell>
          <table:table-cell table:style-name="ce17" table:formula="of:=DOLLAR(VLOOKUP([.$A139];AldiBereich;4;0) ;2)" office:value-type="string" office:string-value="" calcext:value-type="error">
            <text:p>#NV</text:p>
          </table:table-cell>
          <table:table-cell table:style-name="ce13" table:formula="of:=VLOOKUP([.$A139];AldiBereich;3;0)" office:value-type="string" office:string-value="" calcext:value-type="error">
            <text:p>#NV</text:p>
          </table:table-cell>
          <table:table-cell table:style-name="ce18" table:formula="of:=DOLLAR(VLOOKUP([.$A139];MarktkaufBereich;4;0) ;2)" office:value-type="string" office:string-value="" calcext:value-type="error">
            <text:p>#NV</text:p>
          </table:table-cell>
          <table:table-cell table:style-name="ce13" table:formula="of:=VLOOKUP([.$A139];MarktkaufBereich;3;0)" office:value-type="string" office:string-value="" calcext:value-type="error">
            <text:p>#NV</text:p>
          </table:table-cell>
          <table:table-cell table:style-name="ce19" table:formula="of:=DOLLAR(VLOOKUP([.$A139];PlusBereich;4;0) ;2)" office:value-type="string" office:string-value="" calcext:value-type="error">
            <text:p>#NV</text:p>
          </table:table-cell>
          <table:table-cell table:style-name="ce13" table:formula="of:=VLOOKUP([.$A139];PlusBereich;3;0)" office:value-type="string" office:string-value="" calcext:value-type="error">
            <text:p>#NV</text:p>
          </table:table-cell>
          <table:table-cell table:style-name="ce13" table:formula="of:=DOLLAR(VLOOKUP([.$A139];SchleckerBereich;4;0);2)" office:value-type="string" office:string-value="" calcext:value-type="error">
            <text:p>#NV</text:p>
          </table:table-cell>
          <table:table-cell table:style-name="ce13" table:formula="of:=VLOOKUP([.$A139];SchleckerBereich;3;0)" office:value-type="string" office:string-value="" calcext:value-type="error">
            <text:p>#NV</text:p>
          </table:table-cell>
          <table:table-cell table:style-name="ce13" table:formula="of:=DOLLAR(VLOOKUP([.$A139];MüllerBereich;4;0);2)" office:value-type="string" office:string-value="" calcext:value-type="error">
            <text:p>#NV</text:p>
          </table:table-cell>
          <table:table-cell table:style-name="ce13" table:formula="of:=VLOOKUP([.$A139];MüllerBereich;3;0)" office:value-type="string" office:string-value="" calcext:value-type="error">
            <text:p>#NV</text:p>
          </table:table-cell>
          <table:table-cell table:style-name="ce22" table:formula="of:=MIN(VALUE(IF(ISERROR([.$C139]);[Hilfsvariablen.$C$1];[.$C139]));VALUE(IF(ISERROR([.$E139]);[Hilfsvariablen.$C$1];[.$E139]));VALUE(IF(ISERROR([.$G139]);[Hilfsvariablen.$C$1];[.$G139]));VALUE(IF(ISERROR([.$I139]);[Hilfsvariablen.$C$1];[.$I139]));VALUE(IF(ISERROR([.$K139]);[Hilfsvariablen.$C$1];[.$K139]));VALUE(IF(ISERROR([.$M139]);[Hilfsvariablen.$C$1];[.$M139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Reinigungsmittel Cillit Bang Fettreiniger</text:p>
          </table:table-cell>
          <table:table-cell table:style-name="ce10" table:formula="of:=IF(VALUE([.$O140])=VALUE([Hilfsvariablen.$C$1]);&quot;&quot;;[.$O140])" office:value-type="currency" office:currency="EUR" office:value="3.99" calcext:value-type="currency">
            <text:p>3,99 €</text:p>
          </table:table-cell>
          <table:table-cell table:style-name="ce14" table:formula="of:=DOLLAR(VLOOKUP([.$A140];ReweBereich;4;0) ;2)" office:value-type="string" office:string-value="" calcext:value-type="error">
            <text:p>#NV</text:p>
          </table:table-cell>
          <table:table-cell table:style-name="ce13" table:formula="of:=VLOOKUP([.$A140];ReweBereich;3;0)" office:value-type="string" office:string-value="" calcext:value-type="error">
            <text:p>#NV</text:p>
          </table:table-cell>
          <table:table-cell table:style-name="ce17" table:formula="of:=DOLLAR(VLOOKUP([.$A140];AldiBereich;4;0) ;2)" office:value-type="string" office:string-value="" calcext:value-type="error">
            <text:p>#NV</text:p>
          </table:table-cell>
          <table:table-cell table:style-name="ce13" table:formula="of:=VLOOKUP([.$A140];AldiBereich;3;0)" office:value-type="string" office:string-value="" calcext:value-type="error">
            <text:p>#NV</text:p>
          </table:table-cell>
          <table:table-cell table:style-name="ce18" table:formula="of:=DOLLAR(VLOOKUP([.$A140];MarktkaufBereich;4;0) ;2)" office:value-type="string" office:string-value="" calcext:value-type="error">
            <text:p>#NV</text:p>
          </table:table-cell>
          <table:table-cell table:style-name="ce13" table:formula="of:=VLOOKUP([.$A140];MarktkaufBereich;3;0)" office:value-type="string" office:string-value="" calcext:value-type="error">
            <text:p>#NV</text:p>
          </table:table-cell>
          <table:table-cell table:style-name="ce19" table:formula="of:=DOLLAR(VLOOKUP([.$A140];PlusBereich;4;0) ;2)" office:value-type="string" office:string-value="" calcext:value-type="error">
            <text:p>#NV</text:p>
          </table:table-cell>
          <table:table-cell table:style-name="ce13" table:formula="of:=VLOOKUP([.$A140];PlusBereich;3;0)" office:value-type="string" office:string-value="" calcext:value-type="error">
            <text:p>#NV</text:p>
          </table:table-cell>
          <table:table-cell table:style-name="ce13" table:formula="of:=DOLLAR(VLOOKUP([.$A140];SchleckerBereich;4;0);2)" office:value-type="string" office:string-value="3,99 €" calcext:value-type="string">
            <text:p>3,99 €</text:p>
          </table:table-cell>
          <table:table-cell table:style-name="ce13" table:formula="of:=VLOOKUP([.$A140];SchleckerBereich;3;0)" office:value-type="string" office:string-value="sehr gut" calcext:value-type="string">
            <text:p>sehr gut</text:p>
          </table:table-cell>
          <table:table-cell table:style-name="ce13" table:formula="of:=DOLLAR(VLOOKUP([.$A140];MüllerBereich;4;0);2)" office:value-type="string" office:string-value="" calcext:value-type="error">
            <text:p>#NV</text:p>
          </table:table-cell>
          <table:table-cell table:style-name="ce13" table:formula="of:=VLOOKUP([.$A140];MüllerBereich;3;0)" office:value-type="string" office:string-value="" calcext:value-type="error">
            <text:p>#NV</text:p>
          </table:table-cell>
          <table:table-cell table:style-name="ce22" table:formula="of:=MIN(VALUE(IF(ISERROR([.$C140]);[Hilfsvariablen.$C$1];[.$C140]));VALUE(IF(ISERROR([.$E140]);[Hilfsvariablen.$C$1];[.$E140]));VALUE(IF(ISERROR([.$G140]);[Hilfsvariablen.$C$1];[.$G140]));VALUE(IF(ISERROR([.$I140]);[Hilfsvariablen.$C$1];[.$I140]));VALUE(IF(ISERROR([.$K140]);[Hilfsvariablen.$C$1];[.$K140]));VALUE(IF(ISERROR([.$M140]);[Hilfsvariablen.$C$1];[.$M140])))" office:value-type="currency" office:currency="EUR" office:value="3.99" calcext:value-type="currency">
            <text:p>3,9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Reinigungsmittel Cillit Bang Kraftreiniger</text:p>
          </table:table-cell>
          <table:table-cell table:style-name="ce10" table:formula="of:=IF(VALUE([.$O141])=VALUE([Hilfsvariablen.$C$1]);&quot;&quot;;[.$O141])" office:value-type="currency" office:currency="EUR" office:value="0" calcext:value-type="currency">
            <text:p>0,00 €</text:p>
          </table:table-cell>
          <table:table-cell table:style-name="ce14" table:formula="of:=DOLLAR(VLOOKUP([.$A141];ReweBereich;4;0) ;2)" office:value-type="string" office:string-value="0,00 €" calcext:value-type="string">
            <text:p>0,00 €</text:p>
          </table:table-cell>
          <table:table-cell table:style-name="ce13" table:formula="of:=VLOOKUP([.$A141];ReweBereich;3;0)" office:value-type="float" office:value="0" calcext:value-type="float">
            <text:p/>
          </table:table-cell>
          <table:table-cell table:style-name="ce17" table:formula="of:=DOLLAR(VLOOKUP([.$A141];AldiBereich;4;0) ;2)" office:value-type="string" office:string-value="" calcext:value-type="error">
            <text:p>#NV</text:p>
          </table:table-cell>
          <table:table-cell table:style-name="ce13" table:formula="of:=VLOOKUP([.$A141];AldiBereich;3;0)" office:value-type="string" office:string-value="" calcext:value-type="error">
            <text:p>#NV</text:p>
          </table:table-cell>
          <table:table-cell table:style-name="ce18" table:formula="of:=DOLLAR(VLOOKUP([.$A141];MarktkaufBereich;4;0) ;2)" office:value-type="string" office:string-value="3,99 €" calcext:value-type="string">
            <text:p>3,99 €</text:p>
          </table:table-cell>
          <table:table-cell table:style-name="ce13" table:formula="of:=VLOOKUP([.$A141];MarktkaufBereich;3;0)" office:value-type="string" office:string-value="sehr gut" calcext:value-type="string">
            <text:p>sehr gut</text:p>
          </table:table-cell>
          <table:table-cell table:style-name="ce19" table:formula="of:=DOLLAR(VLOOKUP([.$A141];PlusBereich;4;0) ;2)" office:value-type="string" office:string-value="" calcext:value-type="error">
            <text:p>#NV</text:p>
          </table:table-cell>
          <table:table-cell table:style-name="ce13" table:formula="of:=VLOOKUP([.$A141];PlusBereich;3;0)" office:value-type="string" office:string-value="" calcext:value-type="error">
            <text:p>#NV</text:p>
          </table:table-cell>
          <table:table-cell table:style-name="ce13" table:formula="of:=DOLLAR(VLOOKUP([.$A141];SchleckerBereich;4;0);2)" office:value-type="string" office:string-value="3,99 €" calcext:value-type="string">
            <text:p>3,99 €</text:p>
          </table:table-cell>
          <table:table-cell table:style-name="ce13" table:formula="of:=VLOOKUP([.$A141];SchleckerBereich;3;0)" office:value-type="string" office:string-value="sehr gut" calcext:value-type="string">
            <text:p>sehr gut</text:p>
          </table:table-cell>
          <table:table-cell table:style-name="ce13" table:formula="of:=DOLLAR(VLOOKUP([.$A141];MüllerBereich;4;0);2)" office:value-type="string" office:string-value="" calcext:value-type="error">
            <text:p>#NV</text:p>
          </table:table-cell>
          <table:table-cell table:style-name="ce13" table:formula="of:=VLOOKUP([.$A141];MüllerBereich;3;0)" office:value-type="string" office:string-value="" calcext:value-type="error">
            <text:p>#NV</text:p>
          </table:table-cell>
          <table:table-cell table:style-name="ce22" table:formula="of:=MIN(VALUE(IF(ISERROR([.$C141]);[Hilfsvariablen.$C$1];[.$C141]));VALUE(IF(ISERROR([.$E141]);[Hilfsvariablen.$C$1];[.$E141]));VALUE(IF(ISERROR([.$G141]);[Hilfsvariablen.$C$1];[.$G141]));VALUE(IF(ISERROR([.$I141]);[Hilfsvariablen.$C$1];[.$I141]));VALUE(IF(ISERROR([.$K141]);[Hilfsvariablen.$C$1];[.$K141]));VALUE(IF(ISERROR([.$M141]);[Hilfsvariablen.$C$1];[.$M141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Reinigungsmittel AS Alles Reiniger1L</text:p>
          </table:table-cell>
          <table:table-cell table:style-name="ce10" table:formula="of:=IF(VALUE([.$O142])=VALUE([Hilfsvariablen.$C$1]);&quot;&quot;;[.$O142])" office:value-type="currency" office:currency="EUR" office:value="0.99" calcext:value-type="currency">
            <text:p>0,99 €</text:p>
          </table:table-cell>
          <table:table-cell table:style-name="ce14" table:formula="of:=DOLLAR(VLOOKUP([.$A142];ReweBereich;4;0) ;2)" office:value-type="string" office:string-value="" calcext:value-type="error">
            <text:p>#NV</text:p>
          </table:table-cell>
          <table:table-cell table:style-name="ce13" table:formula="of:=VLOOKUP([.$A142];ReweBereich;3;0)" office:value-type="string" office:string-value="" calcext:value-type="error">
            <text:p>#NV</text:p>
          </table:table-cell>
          <table:table-cell table:style-name="ce17" table:formula="of:=DOLLAR(VLOOKUP([.$A142];AldiBereich;4;0) ;2)" office:value-type="string" office:string-value="" calcext:value-type="error">
            <text:p>#NV</text:p>
          </table:table-cell>
          <table:table-cell table:style-name="ce13" table:formula="of:=VLOOKUP([.$A142];AldiBereich;3;0)" office:value-type="string" office:string-value="" calcext:value-type="error">
            <text:p>#NV</text:p>
          </table:table-cell>
          <table:table-cell table:style-name="ce18" table:formula="of:=DOLLAR(VLOOKUP([.$A142];MarktkaufBereich;4;0) ;2)" office:value-type="string" office:string-value="" calcext:value-type="error">
            <text:p>#NV</text:p>
          </table:table-cell>
          <table:table-cell table:style-name="ce13" table:formula="of:=VLOOKUP([.$A142];MarktkaufBereich;3;0)" office:value-type="string" office:string-value="" calcext:value-type="error">
            <text:p>#NV</text:p>
          </table:table-cell>
          <table:table-cell table:style-name="ce19" table:formula="of:=DOLLAR(VLOOKUP([.$A142];PlusBereich;4;0) ;2)" office:value-type="string" office:string-value="" calcext:value-type="error">
            <text:p>#NV</text:p>
          </table:table-cell>
          <table:table-cell table:style-name="ce13" table:formula="of:=VLOOKUP([.$A142];PlusBereich;3;0)" office:value-type="string" office:string-value="" calcext:value-type="error">
            <text:p>#NV</text:p>
          </table:table-cell>
          <table:table-cell table:style-name="ce13" table:formula="of:=DOLLAR(VLOOKUP([.$A142];SchleckerBereich;4;0);2)" office:value-type="string" office:string-value="0,99 €" calcext:value-type="string">
            <text:p>0,99 €</text:p>
          </table:table-cell>
          <table:table-cell table:style-name="ce13" table:formula="of:=VLOOKUP([.$A142];SchleckerBereich;3;0)" office:value-type="float" office:value="0" calcext:value-type="float">
            <text:p/>
          </table:table-cell>
          <table:table-cell table:style-name="ce13" table:formula="of:=DOLLAR(VLOOKUP([.$A142];MüllerBereich;4;0);2)" office:value-type="string" office:string-value="" calcext:value-type="error">
            <text:p>#NV</text:p>
          </table:table-cell>
          <table:table-cell table:style-name="ce13" table:formula="of:=VLOOKUP([.$A142];MüllerBereich;3;0)" office:value-type="string" office:string-value="" calcext:value-type="error">
            <text:p>#NV</text:p>
          </table:table-cell>
          <table:table-cell table:style-name="ce22" table:formula="of:=MIN(VALUE(IF(ISERROR([.$C142]);[Hilfsvariablen.$C$1];[.$C142]));VALUE(IF(ISERROR([.$E142]);[Hilfsvariablen.$C$1];[.$E142]));VALUE(IF(ISERROR([.$G142]);[Hilfsvariablen.$C$1];[.$G142]));VALUE(IF(ISERROR([.$I142]);[Hilfsvariablen.$C$1];[.$I142]));VALUE(IF(ISERROR([.$K142]);[Hilfsvariablen.$C$1];[.$K142]));VALUE(IF(ISERROR([.$M142]);[Hilfsvariablen.$C$1];[.$M142])))" office:value-type="currency" office:currency="EUR" office:value="0.99" calcext:value-type="currency">
            <text:p>0,9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Reinigungsmittel Biff Schimmel-Entferner500ml</text:p>
          </table:table-cell>
          <table:table-cell table:style-name="ce10" table:formula="of:=IF(VALUE([.$O143])=VALUE([Hilfsvariablen.$C$1]);&quot;&quot;;[.$O143])" office:value-type="currency" office:currency="EUR" office:value="2.99" calcext:value-type="currency">
            <text:p>2,99 €</text:p>
          </table:table-cell>
          <table:table-cell table:style-name="ce14" table:formula="of:=DOLLAR(VLOOKUP([.$A143];ReweBereich;4;0) ;2)" office:value-type="string" office:string-value="" calcext:value-type="error">
            <text:p>#NV</text:p>
          </table:table-cell>
          <table:table-cell table:style-name="ce13" table:formula="of:=VLOOKUP([.$A143];ReweBereich;3;0)" office:value-type="string" office:string-value="" calcext:value-type="error">
            <text:p>#NV</text:p>
          </table:table-cell>
          <table:table-cell table:style-name="ce17" table:formula="of:=DOLLAR(VLOOKUP([.$A143];AldiBereich;4;0) ;2)" office:value-type="string" office:string-value="" calcext:value-type="error">
            <text:p>#NV</text:p>
          </table:table-cell>
          <table:table-cell table:style-name="ce13" table:formula="of:=VLOOKUP([.$A143];AldiBereich;3;0)" office:value-type="string" office:string-value="" calcext:value-type="error">
            <text:p>#NV</text:p>
          </table:table-cell>
          <table:table-cell table:style-name="ce18" table:formula="of:=DOLLAR(VLOOKUP([.$A143];MarktkaufBereich;4;0) ;2)" office:value-type="string" office:string-value="" calcext:value-type="error">
            <text:p>#NV</text:p>
          </table:table-cell>
          <table:table-cell table:style-name="ce13" table:formula="of:=VLOOKUP([.$A143];MarktkaufBereich;3;0)" office:value-type="string" office:string-value="" calcext:value-type="error">
            <text:p>#NV</text:p>
          </table:table-cell>
          <table:table-cell table:style-name="ce19" table:formula="of:=DOLLAR(VLOOKUP([.$A143];PlusBereich;4;0) ;2)" office:value-type="string" office:string-value="" calcext:value-type="error">
            <text:p>#NV</text:p>
          </table:table-cell>
          <table:table-cell table:style-name="ce13" table:formula="of:=VLOOKUP([.$A143];PlusBereich;3;0)" office:value-type="string" office:string-value="" calcext:value-type="error">
            <text:p>#NV</text:p>
          </table:table-cell>
          <table:table-cell table:style-name="ce13" table:formula="of:=DOLLAR(VLOOKUP([.$A143];SchleckerBereich;4;0);2)" office:value-type="string" office:string-value="2,99 €" calcext:value-type="string">
            <text:p>2,99 €</text:p>
          </table:table-cell>
          <table:table-cell table:style-name="ce13" table:formula="of:=VLOOKUP([.$A143];SchleckerBereich;3;0)" office:value-type="string" office:string-value="mittel" calcext:value-type="string">
            <text:p>mittel</text:p>
          </table:table-cell>
          <table:table-cell table:style-name="ce13" table:formula="of:=DOLLAR(VLOOKUP([.$A143];MüllerBereich;4;0);2)" office:value-type="string" office:string-value="" calcext:value-type="error">
            <text:p>#NV</text:p>
          </table:table-cell>
          <table:table-cell table:style-name="ce13" table:formula="of:=VLOOKUP([.$A143];MüllerBereich;3;0)" office:value-type="string" office:string-value="" calcext:value-type="error">
            <text:p>#NV</text:p>
          </table:table-cell>
          <table:table-cell table:style-name="ce22" table:formula="of:=MIN(VALUE(IF(ISERROR([.$C143]);[Hilfsvariablen.$C$1];[.$C143]));VALUE(IF(ISERROR([.$E143]);[Hilfsvariablen.$C$1];[.$E143]));VALUE(IF(ISERROR([.$G143]);[Hilfsvariablen.$C$1];[.$G143]));VALUE(IF(ISERROR([.$I143]);[Hilfsvariablen.$C$1];[.$I143]));VALUE(IF(ISERROR([.$K143]);[Hilfsvariablen.$C$1];[.$K143]));VALUE(IF(ISERROR([.$M143]);[Hilfsvariablen.$C$1];[.$M143])))" office:value-type="currency" office:currency="EUR" office:value="2.99" calcext:value-type="currency">
            <text:p>2,9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Reinigungsmittel DanKlorix Hygiene Reiniger1,5L</text:p>
          </table:table-cell>
          <table:table-cell table:style-name="ce10" table:formula="of:=IF(VALUE([.$O144])=VALUE([Hilfsvariablen.$C$1]);&quot;&quot;;[.$O144])">
            <text:p/>
          </table:table-cell>
          <table:table-cell table:style-name="ce14" table:formula="of:=DOLLAR(VLOOKUP([.$A144];ReweBereich;4;0) ;2)" office:value-type="string" office:string-value="" calcext:value-type="error">
            <text:p>#NV</text:p>
          </table:table-cell>
          <table:table-cell table:style-name="ce13" table:formula="of:=VLOOKUP([.$A144];ReweBereich;3;0)" office:value-type="string" office:string-value="" calcext:value-type="error">
            <text:p>#NV</text:p>
          </table:table-cell>
          <table:table-cell table:style-name="ce17" table:formula="of:=DOLLAR(VLOOKUP([.$A144];AldiBereich;4;0) ;2)" office:value-type="string" office:string-value="" calcext:value-type="error">
            <text:p>#NV</text:p>
          </table:table-cell>
          <table:table-cell table:style-name="ce13" table:formula="of:=VLOOKUP([.$A144];AldiBereich;3;0)" office:value-type="string" office:string-value="" calcext:value-type="error">
            <text:p>#NV</text:p>
          </table:table-cell>
          <table:table-cell table:style-name="ce18" table:formula="of:=DOLLAR(VLOOKUP([.$A144];MarktkaufBereich;4;0) ;2)" office:value-type="string" office:string-value="" calcext:value-type="error">
            <text:p>#NV</text:p>
          </table:table-cell>
          <table:table-cell table:style-name="ce13" table:formula="of:=VLOOKUP([.$A144];MarktkaufBereich;3;0)" office:value-type="string" office:string-value="" calcext:value-type="error">
            <text:p>#NV</text:p>
          </table:table-cell>
          <table:table-cell table:style-name="ce19" table:formula="of:=DOLLAR(VLOOKUP([.$A144];PlusBereich;4;0) ;2)" office:value-type="string" office:string-value="" calcext:value-type="error">
            <text:p>#NV</text:p>
          </table:table-cell>
          <table:table-cell table:style-name="ce13" table:formula="of:=VLOOKUP([.$A144];PlusBereich;3;0)" office:value-type="string" office:string-value="" calcext:value-type="error">
            <text:p>#NV</text:p>
          </table:table-cell>
          <table:table-cell table:style-name="ce13" table:formula="of:=DOLLAR(VLOOKUP([.$A144];SchleckerBereich;4;0);2)" office:value-type="string" office:string-value="" calcext:value-type="error">
            <text:p>#NV</text:p>
          </table:table-cell>
          <table:table-cell table:style-name="ce13" table:formula="of:=VLOOKUP([.$A144];SchleckerBereich;3;0)" office:value-type="string" office:string-value="" calcext:value-type="error">
            <text:p>#NV</text:p>
          </table:table-cell>
          <table:table-cell table:style-name="ce13" table:formula="of:=DOLLAR(VLOOKUP([.$A144];MüllerBereich;4;0);2)" office:value-type="string" office:string-value="" calcext:value-type="error">
            <text:p>#NV</text:p>
          </table:table-cell>
          <table:table-cell table:style-name="ce13" table:formula="of:=VLOOKUP([.$A144];MüllerBereich;3;0)" office:value-type="string" office:string-value="" calcext:value-type="error">
            <text:p>#NV</text:p>
          </table:table-cell>
          <table:table-cell table:style-name="ce22" table:formula="of:=MIN(VALUE(IF(ISERROR([.$C144]);[Hilfsvariablen.$C$1];[.$C144]));VALUE(IF(ISERROR([.$E144]);[Hilfsvariablen.$C$1];[.$E144]));VALUE(IF(ISERROR([.$G144]);[Hilfsvariablen.$C$1];[.$G144]));VALUE(IF(ISERROR([.$I144]);[Hilfsvariablen.$C$1];[.$I144]));VALUE(IF(ISERROR([.$K144]);[Hilfsvariablen.$C$1];[.$K144]));VALUE(IF(ISERROR([.$M144]);[Hilfsvariablen.$C$1];[.$M144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Reinigungsmitte lDanKlorix Kraft-Reiniger750ml</text:p>
          </table:table-cell>
          <table:table-cell table:style-name="ce10" table:formula="of:=IF(VALUE([.$O145])=VALUE([Hilfsvariablen.$C$1]);&quot;&quot;;[.$O145])">
            <text:p/>
          </table:table-cell>
          <table:table-cell table:style-name="ce14" table:formula="of:=DOLLAR(VLOOKUP([.$A145];ReweBereich;4;0) ;2)" office:value-type="string" office:string-value="" calcext:value-type="error">
            <text:p>#NV</text:p>
          </table:table-cell>
          <table:table-cell table:style-name="ce13" table:formula="of:=VLOOKUP([.$A145];ReweBereich;3;0)" office:value-type="string" office:string-value="" calcext:value-type="error">
            <text:p>#NV</text:p>
          </table:table-cell>
          <table:table-cell table:style-name="ce17" table:formula="of:=DOLLAR(VLOOKUP([.$A145];AldiBereich;4;0) ;2)" office:value-type="string" office:string-value="" calcext:value-type="error">
            <text:p>#NV</text:p>
          </table:table-cell>
          <table:table-cell table:style-name="ce13" table:formula="of:=VLOOKUP([.$A145];AldiBereich;3;0)" office:value-type="string" office:string-value="" calcext:value-type="error">
            <text:p>#NV</text:p>
          </table:table-cell>
          <table:table-cell table:style-name="ce18" table:formula="of:=DOLLAR(VLOOKUP([.$A145];MarktkaufBereich;4;0) ;2)" office:value-type="string" office:string-value="" calcext:value-type="error">
            <text:p>#NV</text:p>
          </table:table-cell>
          <table:table-cell table:style-name="ce13" table:formula="of:=VLOOKUP([.$A145];MarktkaufBereich;3;0)" office:value-type="string" office:string-value="" calcext:value-type="error">
            <text:p>#NV</text:p>
          </table:table-cell>
          <table:table-cell table:style-name="ce19" table:formula="of:=DOLLAR(VLOOKUP([.$A145];PlusBereich;4;0) ;2)" office:value-type="string" office:string-value="" calcext:value-type="error">
            <text:p>#NV</text:p>
          </table:table-cell>
          <table:table-cell table:style-name="ce13" table:formula="of:=VLOOKUP([.$A145];PlusBereich;3;0)" office:value-type="string" office:string-value="" calcext:value-type="error">
            <text:p>#NV</text:p>
          </table:table-cell>
          <table:table-cell table:style-name="ce13" table:formula="of:=DOLLAR(VLOOKUP([.$A145];SchleckerBereich;4;0);2)" office:value-type="string" office:string-value="" calcext:value-type="error">
            <text:p>#NV</text:p>
          </table:table-cell>
          <table:table-cell table:style-name="ce13" table:formula="of:=VLOOKUP([.$A145];SchleckerBereich;3;0)" office:value-type="string" office:string-value="" calcext:value-type="error">
            <text:p>#NV</text:p>
          </table:table-cell>
          <table:table-cell table:style-name="ce13" table:formula="of:=DOLLAR(VLOOKUP([.$A145];MüllerBereich;4;0);2)" office:value-type="string" office:string-value="" calcext:value-type="error">
            <text:p>#NV</text:p>
          </table:table-cell>
          <table:table-cell table:style-name="ce13" table:formula="of:=VLOOKUP([.$A145];MüllerBereich;3;0)" office:value-type="string" office:string-value="" calcext:value-type="error">
            <text:p>#NV</text:p>
          </table:table-cell>
          <table:table-cell table:style-name="ce22" table:formula="of:=MIN(VALUE(IF(ISERROR([.$C145]);[Hilfsvariablen.$C$1];[.$C145]));VALUE(IF(ISERROR([.$E145]);[Hilfsvariablen.$C$1];[.$E145]));VALUE(IF(ISERROR([.$G145]);[Hilfsvariablen.$C$1];[.$G145]));VALUE(IF(ISERROR([.$I145]);[Hilfsvariablen.$C$1];[.$I145]));VALUE(IF(ISERROR([.$K145]);[Hilfsvariablen.$C$1];[.$K145]));VALUE(IF(ISERROR([.$M145]);[Hilfsvariablen.$C$1];[.$M145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Reinigungsmittel Emsal Grundreiniger</text:p>
          </table:table-cell>
          <table:table-cell table:style-name="ce10" table:formula="of:=IF(VALUE([.$O146])=VALUE([Hilfsvariablen.$C$1]);&quot;&quot;;[.$O146])" office:value-type="currency" office:currency="EUR" office:value="0" calcext:value-type="currency">
            <text:p>0,00 €</text:p>
          </table:table-cell>
          <table:table-cell table:style-name="ce14" table:formula="of:=DOLLAR(VLOOKUP([.$A146];ReweBereich;4;0) ;2)" office:value-type="string" office:string-value="0,00 €" calcext:value-type="string">
            <text:p>0,00 €</text:p>
          </table:table-cell>
          <table:table-cell table:style-name="ce13" table:formula="of:=VLOOKUP([.$A146];ReweBereich;3;0)" office:value-type="float" office:value="0" calcext:value-type="float">
            <text:p/>
          </table:table-cell>
          <table:table-cell table:style-name="ce17" table:formula="of:=DOLLAR(VLOOKUP([.$A146];AldiBereich;4;0) ;2)" office:value-type="string" office:string-value="" calcext:value-type="error">
            <text:p>#NV</text:p>
          </table:table-cell>
          <table:table-cell table:style-name="ce13" table:formula="of:=VLOOKUP([.$A146];AldiBereich;3;0)" office:value-type="string" office:string-value="" calcext:value-type="error">
            <text:p>#NV</text:p>
          </table:table-cell>
          <table:table-cell table:style-name="ce18" table:formula="of:=DOLLAR(VLOOKUP([.$A146];MarktkaufBereich;4;0) ;2)" office:value-type="string" office:string-value="4,99 €" calcext:value-type="string">
            <text:p>4,99 €</text:p>
          </table:table-cell>
          <table:table-cell table:style-name="ce13" table:formula="of:=VLOOKUP([.$A146];MarktkaufBereich;3;0)" office:value-type="string" office:string-value="sehr gut" calcext:value-type="string">
            <text:p>sehr gut</text:p>
          </table:table-cell>
          <table:table-cell table:style-name="ce19" table:formula="of:=DOLLAR(VLOOKUP([.$A146];PlusBereich;4;0) ;2)" office:value-type="string" office:string-value="" calcext:value-type="error">
            <text:p>#NV</text:p>
          </table:table-cell>
          <table:table-cell table:style-name="ce13" table:formula="of:=VLOOKUP([.$A146];PlusBereich;3;0)" office:value-type="string" office:string-value="" calcext:value-type="error">
            <text:p>#NV</text:p>
          </table:table-cell>
          <table:table-cell table:style-name="ce13" table:formula="of:=DOLLAR(VLOOKUP([.$A146];SchleckerBereich;4;0);2)" office:value-type="string" office:string-value="" calcext:value-type="error">
            <text:p>#NV</text:p>
          </table:table-cell>
          <table:table-cell table:style-name="ce13" table:formula="of:=VLOOKUP([.$A146];SchleckerBereich;3;0)" office:value-type="string" office:string-value="" calcext:value-type="error">
            <text:p>#NV</text:p>
          </table:table-cell>
          <table:table-cell table:style-name="ce13" table:formula="of:=DOLLAR(VLOOKUP([.$A146];MüllerBereich;4;0);2)" office:value-type="string" office:string-value="" calcext:value-type="error">
            <text:p>#NV</text:p>
          </table:table-cell>
          <table:table-cell table:style-name="ce13" table:formula="of:=VLOOKUP([.$A146];MüllerBereich;3;0)" office:value-type="string" office:string-value="" calcext:value-type="error">
            <text:p>#NV</text:p>
          </table:table-cell>
          <table:table-cell table:style-name="ce22" table:formula="of:=MIN(VALUE(IF(ISERROR([.$C146]);[Hilfsvariablen.$C$1];[.$C146]));VALUE(IF(ISERROR([.$E146]);[Hilfsvariablen.$C$1];[.$E146]));VALUE(IF(ISERROR([.$G146]);[Hilfsvariablen.$C$1];[.$G146]));VALUE(IF(ISERROR([.$I146]);[Hilfsvariablen.$C$1];[.$I146]));VALUE(IF(ISERROR([.$K146]);[Hilfsvariablen.$C$1];[.$K146]));VALUE(IF(ISERROR([.$M146]);[Hilfsvariablen.$C$1];[.$M146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champoo Kür Mandelmilch 500ml</text:p>
          </table:table-cell>
          <table:table-cell table:style-name="ce10" table:formula="of:=IF(VALUE([.$O147])=VALUE([Hilfsvariablen.$C$1]);&quot;&quot;;[.$O147])">
            <text:p/>
          </table:table-cell>
          <table:table-cell table:style-name="ce14" table:formula="of:=DOLLAR(VLOOKUP([.$A147];ReweBereich;4;0) ;2)" office:value-type="string" office:string-value="" calcext:value-type="error">
            <text:p>#NV</text:p>
          </table:table-cell>
          <table:table-cell table:style-name="ce13" table:formula="of:=VLOOKUP([.$A147];ReweBereich;3;0)" office:value-type="string" office:string-value="" calcext:value-type="error">
            <text:p>#NV</text:p>
          </table:table-cell>
          <table:table-cell table:style-name="ce17" table:formula="of:=DOLLAR(VLOOKUP([.$A147];AldiBereich;4;0) ;2)" office:value-type="string" office:string-value="" calcext:value-type="error">
            <text:p>#NV</text:p>
          </table:table-cell>
          <table:table-cell table:style-name="ce13" table:formula="of:=VLOOKUP([.$A147];AldiBereich;3;0)" office:value-type="string" office:string-value="" calcext:value-type="error">
            <text:p>#NV</text:p>
          </table:table-cell>
          <table:table-cell table:style-name="ce18" table:formula="of:=DOLLAR(VLOOKUP([.$A147];MarktkaufBereich;4;0) ;2)" office:value-type="string" office:string-value="" calcext:value-type="error">
            <text:p>#NV</text:p>
          </table:table-cell>
          <table:table-cell table:style-name="ce13" table:formula="of:=VLOOKUP([.$A147];MarktkaufBereich;3;0)" office:value-type="string" office:string-value="" calcext:value-type="error">
            <text:p>#NV</text:p>
          </table:table-cell>
          <table:table-cell table:style-name="ce19" table:formula="of:=DOLLAR(VLOOKUP([.$A147];PlusBereich;4;0) ;2)" office:value-type="string" office:string-value="" calcext:value-type="error">
            <text:p>#NV</text:p>
          </table:table-cell>
          <table:table-cell table:style-name="ce13" table:formula="of:=VLOOKUP([.$A147];PlusBereich;3;0)" office:value-type="string" office:string-value="" calcext:value-type="error">
            <text:p>#NV</text:p>
          </table:table-cell>
          <table:table-cell table:style-name="ce13" table:formula="of:=DOLLAR(VLOOKUP([.$A147];SchleckerBereich;4;0);2)" office:value-type="string" office:string-value="" calcext:value-type="error">
            <text:p>#NV</text:p>
          </table:table-cell>
          <table:table-cell table:style-name="ce13" table:formula="of:=VLOOKUP([.$A147];SchleckerBereich;3;0)" office:value-type="string" office:string-value="" calcext:value-type="error">
            <text:p>#NV</text:p>
          </table:table-cell>
          <table:table-cell table:style-name="ce13" table:formula="of:=DOLLAR(VLOOKUP([.$A147];MüllerBereich;4;0);2)" office:value-type="string" office:string-value="" calcext:value-type="error">
            <text:p>#NV</text:p>
          </table:table-cell>
          <table:table-cell table:style-name="ce13" table:formula="of:=VLOOKUP([.$A147];MüllerBereich;3;0)" office:value-type="string" office:string-value="" calcext:value-type="error">
            <text:p>#NV</text:p>
          </table:table-cell>
          <table:table-cell table:style-name="ce22" table:formula="of:=MIN(VALUE(IF(ISERROR([.$C147]);[Hilfsvariablen.$C$1];[.$C147]));VALUE(IF(ISERROR([.$E147]);[Hilfsvariablen.$C$1];[.$E147]));VALUE(IF(ISERROR([.$G147]);[Hilfsvariablen.$C$1];[.$G147]));VALUE(IF(ISERROR([.$I147]);[Hilfsvariablen.$C$1];[.$I147]));VALUE(IF(ISERROR([.$K147]);[Hilfsvariablen.$C$1];[.$K147]));VALUE(IF(ISERROR([.$M147]);[Hilfsvariablen.$C$1];[.$M147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champoo Wash &amp; Go 200 ml</text:p>
          </table:table-cell>
          <table:table-cell table:style-name="ce10" table:formula="of:=IF(VALUE([.$O148])=VALUE([Hilfsvariablen.$C$1]);&quot;&quot;;[.$O148])" office:value-type="currency" office:currency="EUR" office:value="0" calcext:value-type="currency">
            <text:p>0,00 €</text:p>
          </table:table-cell>
          <table:table-cell table:style-name="ce14" table:formula="of:=DOLLAR(VLOOKUP([.$A148];ReweBereich;4;0) ;2)" office:value-type="string" office:string-value="0,00 €" calcext:value-type="string">
            <text:p>0,00 €</text:p>
          </table:table-cell>
          <table:table-cell table:style-name="ce13" table:formula="of:=VLOOKUP([.$A148];ReweBereich;3;0)" office:value-type="float" office:value="0" calcext:value-type="float">
            <text:p/>
          </table:table-cell>
          <table:table-cell table:style-name="ce17" table:formula="of:=DOLLAR(VLOOKUP([.$A148];AldiBereich;4;0) ;2)" office:value-type="string" office:string-value="" calcext:value-type="error">
            <text:p>#NV</text:p>
          </table:table-cell>
          <table:table-cell table:style-name="ce13" table:formula="of:=VLOOKUP([.$A148];AldiBereich;3;0)" office:value-type="string" office:string-value="" calcext:value-type="error">
            <text:p>#NV</text:p>
          </table:table-cell>
          <table:table-cell table:style-name="ce18" table:formula="of:=DOLLAR(VLOOKUP([.$A148];MarktkaufBereich;4;0) ;2)" office:value-type="string" office:string-value="1,49 €" calcext:value-type="string">
            <text:p>1,49 €</text:p>
          </table:table-cell>
          <table:table-cell table:style-name="ce13" table:formula="of:=VLOOKUP([.$A148];MarktkaufBereich;3;0)" office:value-type="string" office:string-value="gut" calcext:value-type="string">
            <text:p>gut</text:p>
          </table:table-cell>
          <table:table-cell table:style-name="ce19" table:formula="of:=DOLLAR(VLOOKUP([.$A148];PlusBereich;4;0) ;2)" office:value-type="string" office:string-value="" calcext:value-type="error">
            <text:p>#NV</text:p>
          </table:table-cell>
          <table:table-cell table:style-name="ce13" table:formula="of:=VLOOKUP([.$A148];PlusBereich;3;0)" office:value-type="string" office:string-value="" calcext:value-type="error">
            <text:p>#NV</text:p>
          </table:table-cell>
          <table:table-cell table:style-name="ce13" table:formula="of:=DOLLAR(VLOOKUP([.$A148];SchleckerBereich;4;0);2)" office:value-type="string" office:string-value="" calcext:value-type="error">
            <text:p>#NV</text:p>
          </table:table-cell>
          <table:table-cell table:style-name="ce13" table:formula="of:=VLOOKUP([.$A148];SchleckerBereich;3;0)" office:value-type="string" office:string-value="" calcext:value-type="error">
            <text:p>#NV</text:p>
          </table:table-cell>
          <table:table-cell table:style-name="ce13" table:formula="of:=DOLLAR(VLOOKUP([.$A148];MüllerBereich;4;0);2)" office:value-type="string" office:string-value="" calcext:value-type="error">
            <text:p>#NV</text:p>
          </table:table-cell>
          <table:table-cell table:style-name="ce13" table:formula="of:=VLOOKUP([.$A148];MüllerBereich;3;0)" office:value-type="string" office:string-value="" calcext:value-type="error">
            <text:p>#NV</text:p>
          </table:table-cell>
          <table:table-cell table:style-name="ce22" table:formula="of:=MIN(VALUE(IF(ISERROR([.$C148]);[Hilfsvariablen.$C$1];[.$C148]));VALUE(IF(ISERROR([.$E148]);[Hilfsvariablen.$C$1];[.$E148]));VALUE(IF(ISERROR([.$G148]);[Hilfsvariablen.$C$1];[.$G148]));VALUE(IF(ISERROR([.$I148]);[Hilfsvariablen.$C$1];[.$I148]));VALUE(IF(ISERROR([.$K148]);[Hilfsvariablen.$C$1];[.$K148]));VALUE(IF(ISERROR([.$M148]);[Hilfsvariablen.$C$1];[.$M148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chaumbad Pfirsich 2 L</text:p>
          </table:table-cell>
          <table:table-cell table:style-name="ce10" table:formula="of:=IF(VALUE([.$O149])=VALUE([Hilfsvariablen.$C$1]);&quot;&quot;;[.$O149])" office:value-type="currency" office:currency="EUR" office:value="0" calcext:value-type="currency">
            <text:p>0,00 €</text:p>
          </table:table-cell>
          <table:table-cell table:style-name="ce14" table:formula="of:=DOLLAR(VLOOKUP([.$A149];ReweBereich;4;0) ;2)" office:value-type="string" office:string-value="0,00 €" calcext:value-type="string">
            <text:p>0,00 €</text:p>
          </table:table-cell>
          <table:table-cell table:style-name="ce13" table:formula="of:=VLOOKUP([.$A149];ReweBereich;3;0)" office:value-type="float" office:value="0" calcext:value-type="float">
            <text:p/>
          </table:table-cell>
          <table:table-cell table:style-name="ce17" table:formula="of:=DOLLAR(VLOOKUP([.$A149];AldiBereich;4;0) ;2)" office:value-type="string" office:string-value="" calcext:value-type="error">
            <text:p>#NV</text:p>
          </table:table-cell>
          <table:table-cell table:style-name="ce13" table:formula="of:=VLOOKUP([.$A149];AldiBereich;3;0)" office:value-type="string" office:string-value="" calcext:value-type="error">
            <text:p>#NV</text:p>
          </table:table-cell>
          <table:table-cell table:style-name="ce18" table:formula="of:=DOLLAR(VLOOKUP([.$A149];MarktkaufBereich;4;0) ;2)" office:value-type="string" office:string-value="1,99 €" calcext:value-type="string">
            <text:p>1,99 €</text:p>
          </table:table-cell>
          <table:table-cell table:style-name="ce13" table:formula="of:=VLOOKUP([.$A149];MarktkaufBereich;3;0)" office:value-type="float" office:value="0" calcext:value-type="float">
            <text:p/>
          </table:table-cell>
          <table:table-cell table:style-name="ce19" table:formula="of:=DOLLAR(VLOOKUP([.$A149];PlusBereich;4;0) ;2)" office:value-type="string" office:string-value="" calcext:value-type="error">
            <text:p>#NV</text:p>
          </table:table-cell>
          <table:table-cell table:style-name="ce13" table:formula="of:=VLOOKUP([.$A149];PlusBereich;3;0)" office:value-type="string" office:string-value="" calcext:value-type="error">
            <text:p>#NV</text:p>
          </table:table-cell>
          <table:table-cell table:style-name="ce13" table:formula="of:=DOLLAR(VLOOKUP([.$A149];SchleckerBereich;4;0);2)" office:value-type="string" office:string-value="" calcext:value-type="error">
            <text:p>#NV</text:p>
          </table:table-cell>
          <table:table-cell table:style-name="ce13" table:formula="of:=VLOOKUP([.$A149];SchleckerBereich;3;0)" office:value-type="string" office:string-value="" calcext:value-type="error">
            <text:p>#NV</text:p>
          </table:table-cell>
          <table:table-cell table:style-name="ce13" table:formula="of:=DOLLAR(VLOOKUP([.$A149];MüllerBereich;4;0);2)" office:value-type="string" office:string-value="" calcext:value-type="error">
            <text:p>#NV</text:p>
          </table:table-cell>
          <table:table-cell table:style-name="ce13" table:formula="of:=VLOOKUP([.$A149];MüllerBereich;3;0)" office:value-type="string" office:string-value="" calcext:value-type="error">
            <text:p>#NV</text:p>
          </table:table-cell>
          <table:table-cell table:style-name="ce22" table:formula="of:=MIN(VALUE(IF(ISERROR([.$C149]);[Hilfsvariablen.$C$1];[.$C149]));VALUE(IF(ISERROR([.$E149]);[Hilfsvariablen.$C$1];[.$E149]));VALUE(IF(ISERROR([.$G149]);[Hilfsvariablen.$C$1];[.$G149]));VALUE(IF(ISERROR([.$I149]);[Hilfsvariablen.$C$1];[.$I149]));VALUE(IF(ISERROR([.$K149]);[Hilfsvariablen.$C$1];[.$K149]));VALUE(IF(ISERROR([.$M149]);[Hilfsvariablen.$C$1];[.$M149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pülmittel Fit 1 L</text:p>
          </table:table-cell>
          <table:table-cell table:style-name="ce10" table:formula="of:=IF(VALUE([.$O150])=VALUE([Hilfsvariablen.$C$1]);&quot;&quot;;[.$O150])" office:value-type="currency" office:currency="EUR" office:value="0" calcext:value-type="currency">
            <text:p>0,00 €</text:p>
          </table:table-cell>
          <table:table-cell table:style-name="ce14" table:formula="of:=DOLLAR(VLOOKUP([.$A150];ReweBereich;4;0) ;2)" office:value-type="string" office:string-value="0,00 €" calcext:value-type="string">
            <text:p>0,00 €</text:p>
          </table:table-cell>
          <table:table-cell table:style-name="ce13" table:formula="of:=VLOOKUP([.$A150];ReweBereich;3;0)" office:value-type="float" office:value="0" calcext:value-type="float">
            <text:p/>
          </table:table-cell>
          <table:table-cell table:style-name="ce17" table:formula="of:=DOLLAR(VLOOKUP([.$A150];AldiBereich;4;0) ;2)" office:value-type="string" office:string-value="" calcext:value-type="error">
            <text:p>#NV</text:p>
          </table:table-cell>
          <table:table-cell table:style-name="ce13" table:formula="of:=VLOOKUP([.$A150];AldiBereich;3;0)" office:value-type="string" office:string-value="" calcext:value-type="error">
            <text:p>#NV</text:p>
          </table:table-cell>
          <table:table-cell table:style-name="ce18" table:formula="of:=DOLLAR(VLOOKUP([.$A150];MarktkaufBereich;4;0) ;2)" office:value-type="string" office:string-value="1,29 €" calcext:value-type="string">
            <text:p>1,29 €</text:p>
          </table:table-cell>
          <table:table-cell table:style-name="ce13" table:formula="of:=VLOOKUP([.$A150];MarktkaufBereich;3;0)" office:value-type="float" office:value="0" calcext:value-type="float">
            <text:p/>
          </table:table-cell>
          <table:table-cell table:style-name="ce19" table:formula="of:=DOLLAR(VLOOKUP([.$A150];PlusBereich;4;0) ;2)" office:value-type="string" office:string-value="" calcext:value-type="error">
            <text:p>#NV</text:p>
          </table:table-cell>
          <table:table-cell table:style-name="ce13" table:formula="of:=VLOOKUP([.$A150];PlusBereich;3;0)" office:value-type="string" office:string-value="" calcext:value-type="error">
            <text:p>#NV</text:p>
          </table:table-cell>
          <table:table-cell table:style-name="ce13" table:formula="of:=DOLLAR(VLOOKUP([.$A150];SchleckerBereich;4;0);2)" office:value-type="string" office:string-value="" calcext:value-type="error">
            <text:p>#NV</text:p>
          </table:table-cell>
          <table:table-cell table:style-name="ce13" table:formula="of:=VLOOKUP([.$A150];SchleckerBereich;3;0)" office:value-type="string" office:string-value="" calcext:value-type="error">
            <text:p>#NV</text:p>
          </table:table-cell>
          <table:table-cell table:style-name="ce13" table:formula="of:=DOLLAR(VLOOKUP([.$A150];MüllerBereich;4;0);2)" office:value-type="string" office:string-value="" calcext:value-type="error">
            <text:p>#NV</text:p>
          </table:table-cell>
          <table:table-cell table:style-name="ce13" table:formula="of:=VLOOKUP([.$A150];MüllerBereich;3;0)" office:value-type="string" office:string-value="" calcext:value-type="error">
            <text:p>#NV</text:p>
          </table:table-cell>
          <table:table-cell table:style-name="ce22" table:formula="of:=MIN(VALUE(IF(ISERROR([.$C150]);[Hilfsvariablen.$C$1];[.$C150]));VALUE(IF(ISERROR([.$E150]);[Hilfsvariablen.$C$1];[.$E150]));VALUE(IF(ISERROR([.$G150]);[Hilfsvariablen.$C$1];[.$G150]));VALUE(IF(ISERROR([.$I150]);[Hilfsvariablen.$C$1];[.$I150]));VALUE(IF(ISERROR([.$K150]);[Hilfsvariablen.$C$1];[.$K150]));VALUE(IF(ISERROR([.$M150]);[Hilfsvariablen.$C$1];[.$M150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pülmittel Fit 500 ml</text:p>
          </table:table-cell>
          <table:table-cell table:style-name="ce10" table:formula="of:=IF(VALUE([.$O151])=VALUE([Hilfsvariablen.$C$1]);&quot;&quot;;[.$O151])" office:value-type="currency" office:currency="EUR" office:value="0" calcext:value-type="currency">
            <text:p>0,00 €</text:p>
          </table:table-cell>
          <table:table-cell table:style-name="ce14" table:formula="of:=DOLLAR(VLOOKUP([.$A151];ReweBereich;4;0) ;2)" office:value-type="string" office:string-value="0,00 €" calcext:value-type="string">
            <text:p>0,00 €</text:p>
          </table:table-cell>
          <table:table-cell table:style-name="ce13" table:formula="of:=VLOOKUP([.$A151];ReweBereich;3;0)" office:value-type="float" office:value="0" calcext:value-type="float">
            <text:p/>
          </table:table-cell>
          <table:table-cell table:style-name="ce17" table:formula="of:=DOLLAR(VLOOKUP([.$A151];AldiBereich;4;0) ;2)" office:value-type="string" office:string-value="" calcext:value-type="error">
            <text:p>#NV</text:p>
          </table:table-cell>
          <table:table-cell table:style-name="ce13" table:formula="of:=VLOOKUP([.$A151];AldiBereich;3;0)" office:value-type="string" office:string-value="" calcext:value-type="error">
            <text:p>#NV</text:p>
          </table:table-cell>
          <table:table-cell table:style-name="ce18" table:formula="of:=DOLLAR(VLOOKUP([.$A151];MarktkaufBereich;4;0) ;2)" office:value-type="string" office:string-value="0,79 €" calcext:value-type="string">
            <text:p>0,79 €</text:p>
          </table:table-cell>
          <table:table-cell table:style-name="ce13" table:formula="of:=VLOOKUP([.$A151];MarktkaufBereich;3;0)" office:value-type="string" office:string-value="gut" calcext:value-type="string">
            <text:p>gut</text:p>
          </table:table-cell>
          <table:table-cell table:style-name="ce19" table:formula="of:=DOLLAR(VLOOKUP([.$A151];PlusBereich;4;0) ;2)" office:value-type="string" office:string-value="" calcext:value-type="error">
            <text:p>#NV</text:p>
          </table:table-cell>
          <table:table-cell table:style-name="ce13" table:formula="of:=VLOOKUP([.$A151];PlusBereich;3;0)" office:value-type="string" office:string-value="" calcext:value-type="error">
            <text:p>#NV</text:p>
          </table:table-cell>
          <table:table-cell table:style-name="ce13" table:formula="of:=DOLLAR(VLOOKUP([.$A151];SchleckerBereich;4;0);2)" office:value-type="string" office:string-value="" calcext:value-type="error">
            <text:p>#NV</text:p>
          </table:table-cell>
          <table:table-cell table:style-name="ce13" table:formula="of:=VLOOKUP([.$A151];SchleckerBereich;3;0)" office:value-type="string" office:string-value="" calcext:value-type="error">
            <text:p>#NV</text:p>
          </table:table-cell>
          <table:table-cell table:style-name="ce13" table:formula="of:=DOLLAR(VLOOKUP([.$A151];MüllerBereich;4;0);2)" office:value-type="string" office:string-value="" calcext:value-type="error">
            <text:p>#NV</text:p>
          </table:table-cell>
          <table:table-cell table:style-name="ce13" table:formula="of:=VLOOKUP([.$A151];MüllerBereich;3;0)" office:value-type="string" office:string-value="" calcext:value-type="error">
            <text:p>#NV</text:p>
          </table:table-cell>
          <table:table-cell table:style-name="ce22" table:formula="of:=MIN(VALUE(IF(ISERROR([.$C151]);[Hilfsvariablen.$C$1];[.$C151]));VALUE(IF(ISERROR([.$E151]);[Hilfsvariablen.$C$1];[.$E151]));VALUE(IF(ISERROR([.$G151]);[Hilfsvariablen.$C$1];[.$G151]));VALUE(IF(ISERROR([.$I151]);[Hilfsvariablen.$C$1];[.$I151]));VALUE(IF(ISERROR([.$K151]);[Hilfsvariablen.$C$1];[.$K151]));VALUE(IF(ISERROR([.$M151]);[Hilfsvariablen.$C$1];[.$M151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pülmittel Fit Olive Baumwollblüte 750 ml</text:p>
          </table:table-cell>
          <table:table-cell table:style-name="ce10" table:formula="of:=IF(VALUE([.$O152])=VALUE([Hilfsvariablen.$C$1]);&quot;&quot;;[.$O152])">
            <text:p/>
          </table:table-cell>
          <table:table-cell table:style-name="ce14" table:formula="of:=DOLLAR(VLOOKUP([.$A152];ReweBereich;4;0) ;2)" office:value-type="string" office:string-value="" calcext:value-type="error">
            <text:p>#NV</text:p>
          </table:table-cell>
          <table:table-cell table:style-name="ce13" table:formula="of:=VLOOKUP([.$A152];ReweBereich;3;0)" office:value-type="string" office:string-value="" calcext:value-type="error">
            <text:p>#NV</text:p>
          </table:table-cell>
          <table:table-cell table:style-name="ce17" table:formula="of:=DOLLAR(VLOOKUP([.$A152];AldiBereich;4;0) ;2)" office:value-type="string" office:string-value="" calcext:value-type="error">
            <text:p>#NV</text:p>
          </table:table-cell>
          <table:table-cell table:style-name="ce13" table:formula="of:=VLOOKUP([.$A152];AldiBereich;3;0)" office:value-type="string" office:string-value="" calcext:value-type="error">
            <text:p>#NV</text:p>
          </table:table-cell>
          <table:table-cell table:style-name="ce18" table:formula="of:=DOLLAR(VLOOKUP([.$A152];MarktkaufBereich;4;0) ;2)" office:value-type="string" office:string-value="" calcext:value-type="error">
            <text:p>#NV</text:p>
          </table:table-cell>
          <table:table-cell table:style-name="ce13" table:formula="of:=VLOOKUP([.$A152];MarktkaufBereich;3;0)" office:value-type="string" office:string-value="" calcext:value-type="error">
            <text:p>#NV</text:p>
          </table:table-cell>
          <table:table-cell table:style-name="ce19" table:formula="of:=DOLLAR(VLOOKUP([.$A152];PlusBereich;4;0) ;2)" office:value-type="string" office:string-value="" calcext:value-type="error">
            <text:p>#NV</text:p>
          </table:table-cell>
          <table:table-cell table:style-name="ce13" table:formula="of:=VLOOKUP([.$A152];PlusBereich;3;0)" office:value-type="string" office:string-value="" calcext:value-type="error">
            <text:p>#NV</text:p>
          </table:table-cell>
          <table:table-cell table:style-name="ce13" table:formula="of:=DOLLAR(VLOOKUP([.$A152];SchleckerBereich;4;0);2)" office:value-type="string" office:string-value="" calcext:value-type="error">
            <text:p>#NV</text:p>
          </table:table-cell>
          <table:table-cell table:style-name="ce13" table:formula="of:=VLOOKUP([.$A152];SchleckerBereich;3;0)" office:value-type="string" office:string-value="" calcext:value-type="error">
            <text:p>#NV</text:p>
          </table:table-cell>
          <table:table-cell table:style-name="ce13" table:formula="of:=DOLLAR(VLOOKUP([.$A152];MüllerBereich;4;0);2)" office:value-type="string" office:string-value="" calcext:value-type="error">
            <text:p>#NV</text:p>
          </table:table-cell>
          <table:table-cell table:style-name="ce13" table:formula="of:=VLOOKUP([.$A152];MüllerBereich;3;0)" office:value-type="string" office:string-value="" calcext:value-type="error">
            <text:p>#NV</text:p>
          </table:table-cell>
          <table:table-cell table:style-name="ce22" table:formula="of:=MIN(VALUE(IF(ISERROR([.$C152]);[Hilfsvariablen.$C$1];[.$C152]));VALUE(IF(ISERROR([.$E152]);[Hilfsvariablen.$C$1];[.$E152]));VALUE(IF(ISERROR([.$G152]);[Hilfsvariablen.$C$1];[.$G152]));VALUE(IF(ISERROR([.$I152]);[Hilfsvariablen.$C$1];[.$I152]));VALUE(IF(ISERROR([.$K152]);[Hilfsvariablen.$C$1];[.$K152]));VALUE(IF(ISERROR([.$M152]);[Hilfsvariablen.$C$1];[.$M152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pülmittel Fit Zitronenmelisse 750 ml</text:p>
          </table:table-cell>
          <table:table-cell table:style-name="ce10" table:formula="of:=IF(VALUE([.$O153])=VALUE([Hilfsvariablen.$C$1]);&quot;&quot;;[.$O153])" office:value-type="currency" office:currency="EUR" office:value="0" calcext:value-type="currency">
            <text:p>0,00 €</text:p>
          </table:table-cell>
          <table:table-cell table:style-name="ce14" table:formula="of:=DOLLAR(VLOOKUP([.$A153];ReweBereich;4;0) ;2)" office:value-type="string" office:string-value="0,00 €" calcext:value-type="string">
            <text:p>0,00 €</text:p>
          </table:table-cell>
          <table:table-cell table:style-name="ce13" table:formula="of:=VLOOKUP([.$A153];ReweBereich;3;0)" office:value-type="float" office:value="0" calcext:value-type="float">
            <text:p/>
          </table:table-cell>
          <table:table-cell table:style-name="ce17" table:formula="of:=DOLLAR(VLOOKUP([.$A153];AldiBereich;4;0) ;2)" office:value-type="string" office:string-value="" calcext:value-type="error">
            <text:p>#NV</text:p>
          </table:table-cell>
          <table:table-cell table:style-name="ce13" table:formula="of:=VLOOKUP([.$A153];AldiBereich;3;0)" office:value-type="string" office:string-value="" calcext:value-type="error">
            <text:p>#NV</text:p>
          </table:table-cell>
          <table:table-cell table:style-name="ce18" table:formula="of:=DOLLAR(VLOOKUP([.$A153];MarktkaufBereich;4;0) ;2)" office:value-type="string" office:string-value="0,99 €" calcext:value-type="string">
            <text:p>0,99 €</text:p>
          </table:table-cell>
          <table:table-cell table:style-name="ce13" table:formula="of:=VLOOKUP([.$A153];MarktkaufBereich;3;0)" office:value-type="float" office:value="0" calcext:value-type="float">
            <text:p/>
          </table:table-cell>
          <table:table-cell table:style-name="ce19" table:formula="of:=DOLLAR(VLOOKUP([.$A153];PlusBereich;4;0) ;2)" office:value-type="string" office:string-value="" calcext:value-type="error">
            <text:p>#NV</text:p>
          </table:table-cell>
          <table:table-cell table:style-name="ce13" table:formula="of:=VLOOKUP([.$A153];PlusBereich;3;0)" office:value-type="string" office:string-value="" calcext:value-type="error">
            <text:p>#NV</text:p>
          </table:table-cell>
          <table:table-cell table:style-name="ce13" table:formula="of:=DOLLAR(VLOOKUP([.$A153];SchleckerBereich;4;0);2)" office:value-type="string" office:string-value="" calcext:value-type="error">
            <text:p>#NV</text:p>
          </table:table-cell>
          <table:table-cell table:style-name="ce13" table:formula="of:=VLOOKUP([.$A153];SchleckerBereich;3;0)" office:value-type="string" office:string-value="" calcext:value-type="error">
            <text:p>#NV</text:p>
          </table:table-cell>
          <table:table-cell table:style-name="ce13" table:formula="of:=DOLLAR(VLOOKUP([.$A153];MüllerBereich;4;0);2)" office:value-type="string" office:string-value="" calcext:value-type="error">
            <text:p>#NV</text:p>
          </table:table-cell>
          <table:table-cell table:style-name="ce13" table:formula="of:=VLOOKUP([.$A153];MüllerBereich;3;0)" office:value-type="string" office:string-value="" calcext:value-type="error">
            <text:p>#NV</text:p>
          </table:table-cell>
          <table:table-cell table:style-name="ce22" table:formula="of:=MIN(VALUE(IF(ISERROR([.$C153]);[Hilfsvariablen.$C$1];[.$C153]));VALUE(IF(ISERROR([.$E153]);[Hilfsvariablen.$C$1];[.$E153]));VALUE(IF(ISERROR([.$G153]);[Hilfsvariablen.$C$1];[.$G153]));VALUE(IF(ISERROR([.$I153]);[Hilfsvariablen.$C$1];[.$I153]));VALUE(IF(ISERROR([.$K153]);[Hilfsvariablen.$C$1];[.$K153]));VALUE(IF(ISERROR([.$M153]);[Hilfsvariablen.$C$1];[.$M153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Tiernahrung Katzenfutter feucht</text:p>
          </table:table-cell>
          <table:table-cell table:style-name="ce10" table:formula="of:=IF(VALUE([.$O154])=VALUE([Hilfsvariablen.$C$1]);&quot;&quot;;[.$O154])" office:value-type="currency" office:currency="EUR" office:value="0" calcext:value-type="currency">
            <text:p>0,00 €</text:p>
          </table:table-cell>
          <table:table-cell table:style-name="ce14" table:formula="of:=DOLLAR(VLOOKUP([.$A154];ReweBereich;4;0) ;2)" office:value-type="string" office:string-value="0,00 €" calcext:value-type="string">
            <text:p>0,00 €</text:p>
          </table:table-cell>
          <table:table-cell table:style-name="ce13" table:formula="of:=VLOOKUP([.$A154];ReweBereich;3;0)" office:value-type="float" office:value="0" calcext:value-type="float">
            <text:p/>
          </table:table-cell>
          <table:table-cell table:style-name="ce17" table:formula="of:=DOLLAR(VLOOKUP([.$A154];AldiBereich;4;0) ;2)" office:value-type="string" office:string-value="" calcext:value-type="error">
            <text:p>#NV</text:p>
          </table:table-cell>
          <table:table-cell table:style-name="ce13" table:formula="of:=VLOOKUP([.$A154];AldiBereich;3;0)" office:value-type="string" office:string-value="" calcext:value-type="error">
            <text:p>#NV</text:p>
          </table:table-cell>
          <table:table-cell table:style-name="ce18" table:formula="of:=DOLLAR(VLOOKUP([.$A154];MarktkaufBereich;4;0) ;2)" office:value-type="string" office:string-value="0,35 €" calcext:value-type="string">
            <text:p>0,35 €</text:p>
          </table:table-cell>
          <table:table-cell table:style-name="ce13" table:formula="of:=VLOOKUP([.$A154];MarktkaufBereich;3;0)" office:value-type="float" office:value="0" calcext:value-type="float">
            <text:p/>
          </table:table-cell>
          <table:table-cell table:style-name="ce19" table:formula="of:=DOLLAR(VLOOKUP([.$A154];PlusBereich;4;0) ;2)" office:value-type="string" office:string-value="" calcext:value-type="error">
            <text:p>#NV</text:p>
          </table:table-cell>
          <table:table-cell table:style-name="ce13" table:formula="of:=VLOOKUP([.$A154];PlusBereich;3;0)" office:value-type="string" office:string-value="" calcext:value-type="error">
            <text:p>#NV</text:p>
          </table:table-cell>
          <table:table-cell table:style-name="ce13" table:formula="of:=DOLLAR(VLOOKUP([.$A154];SchleckerBereich;4;0);2)" office:value-type="string" office:string-value="" calcext:value-type="error">
            <text:p>#NV</text:p>
          </table:table-cell>
          <table:table-cell table:style-name="ce13" table:formula="of:=VLOOKUP([.$A154];SchleckerBereich;3;0)" office:value-type="string" office:string-value="" calcext:value-type="error">
            <text:p>#NV</text:p>
          </table:table-cell>
          <table:table-cell table:style-name="ce13" table:formula="of:=DOLLAR(VLOOKUP([.$A154];MüllerBereich;4;0);2)" office:value-type="string" office:string-value="" calcext:value-type="error">
            <text:p>#NV</text:p>
          </table:table-cell>
          <table:table-cell table:style-name="ce13" table:formula="of:=VLOOKUP([.$A154];MüllerBereich;3;0)" office:value-type="string" office:string-value="" calcext:value-type="error">
            <text:p>#NV</text:p>
          </table:table-cell>
          <table:table-cell table:style-name="ce22" table:formula="of:=MIN(VALUE(IF(ISERROR([.$C154]);[Hilfsvariablen.$C$1];[.$C154]));VALUE(IF(ISERROR([.$E154]);[Hilfsvariablen.$C$1];[.$E154]));VALUE(IF(ISERROR([.$G154]);[Hilfsvariablen.$C$1];[.$G154]));VALUE(IF(ISERROR([.$I154]);[Hilfsvariablen.$C$1];[.$I154]));VALUE(IF(ISERROR([.$K154]);[Hilfsvariablen.$C$1];[.$K154]));VALUE(IF(ISERROR([.$M154]);[Hilfsvariablen.$C$1];[.$M154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Tiernahrung Katzenfutter trocken 1 kg</text:p>
          </table:table-cell>
          <table:table-cell table:style-name="ce10" table:formula="of:=IF(VALUE([.$O155])=VALUE([Hilfsvariablen.$C$1]);&quot;&quot;;[.$O155])" office:value-type="currency" office:currency="EUR" office:value="0" calcext:value-type="currency">
            <text:p>0,00 €</text:p>
          </table:table-cell>
          <table:table-cell table:style-name="ce14" table:formula="of:=DOLLAR(VLOOKUP([.$A155];ReweBereich;4;0) ;2)" office:value-type="string" office:string-value="0,00 €" calcext:value-type="string">
            <text:p>0,00 €</text:p>
          </table:table-cell>
          <table:table-cell table:style-name="ce13" table:formula="of:=VLOOKUP([.$A155];ReweBereich;3;0)" office:value-type="float" office:value="0" calcext:value-type="float">
            <text:p/>
          </table:table-cell>
          <table:table-cell table:style-name="ce17" table:formula="of:=DOLLAR(VLOOKUP([.$A155];AldiBereich;4;0) ;2)" office:value-type="string" office:string-value="" calcext:value-type="error">
            <text:p>#NV</text:p>
          </table:table-cell>
          <table:table-cell table:style-name="ce13" table:formula="of:=VLOOKUP([.$A155];AldiBereich;3;0)" office:value-type="string" office:string-value="" calcext:value-type="error">
            <text:p>#NV</text:p>
          </table:table-cell>
          <table:table-cell table:style-name="ce18" table:formula="of:=DOLLAR(VLOOKUP([.$A155];MarktkaufBereich;4;0) ;2)" office:value-type="string" office:string-value="0,89 €" calcext:value-type="string">
            <text:p>0,89 €</text:p>
          </table:table-cell>
          <table:table-cell table:style-name="ce13" table:formula="of:=VLOOKUP([.$A155];MarktkaufBereich;3;0)" office:value-type="float" office:value="0" calcext:value-type="float">
            <text:p/>
          </table:table-cell>
          <table:table-cell table:style-name="ce19" table:formula="of:=DOLLAR(VLOOKUP([.$A155];PlusBereich;4;0) ;2)" office:value-type="string" office:string-value="" calcext:value-type="error">
            <text:p>#NV</text:p>
          </table:table-cell>
          <table:table-cell table:style-name="ce13" table:formula="of:=VLOOKUP([.$A155];PlusBereich;3;0)" office:value-type="string" office:string-value="" calcext:value-type="error">
            <text:p>#NV</text:p>
          </table:table-cell>
          <table:table-cell table:style-name="ce13" table:formula="of:=DOLLAR(VLOOKUP([.$A155];SchleckerBereich;4;0);2)" office:value-type="string" office:string-value="" calcext:value-type="error">
            <text:p>#NV</text:p>
          </table:table-cell>
          <table:table-cell table:style-name="ce13" table:formula="of:=VLOOKUP([.$A155];SchleckerBereich;3;0)" office:value-type="string" office:string-value="" calcext:value-type="error">
            <text:p>#NV</text:p>
          </table:table-cell>
          <table:table-cell table:style-name="ce13" table:formula="of:=DOLLAR(VLOOKUP([.$A155];MüllerBereich;4;0);2)" office:value-type="string" office:string-value="" calcext:value-type="error">
            <text:p>#NV</text:p>
          </table:table-cell>
          <table:table-cell table:style-name="ce13" table:formula="of:=VLOOKUP([.$A155];MüllerBereich;3;0)" office:value-type="string" office:string-value="" calcext:value-type="error">
            <text:p>#NV</text:p>
          </table:table-cell>
          <table:table-cell table:style-name="ce22" table:formula="of:=MIN(VALUE(IF(ISERROR([.$C155]);[Hilfsvariablen.$C$1];[.$C155]));VALUE(IF(ISERROR([.$E155]);[Hilfsvariablen.$C$1];[.$E155]));VALUE(IF(ISERROR([.$G155]);[Hilfsvariablen.$C$1];[.$G155]));VALUE(IF(ISERROR([.$I155]);[Hilfsvariablen.$C$1];[.$I155]));VALUE(IF(ISERROR([.$K155]);[Hilfsvariablen.$C$1];[.$K155]));VALUE(IF(ISERROR([.$M155]);[Hilfsvariablen.$C$1];[.$M155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Toilettenpapier 3lag 8x200 Blatt</text:p>
          </table:table-cell>
          <table:table-cell table:style-name="ce10" table:formula="of:=IF(VALUE([.$O156])=VALUE([Hilfsvariablen.$C$1]);&quot;&quot;;[.$O156])" office:value-type="currency" office:currency="EUR" office:value="1.59" calcext:value-type="currency">
            <text:p>1,59 €</text:p>
          </table:table-cell>
          <table:table-cell table:style-name="ce14" table:formula="of:=DOLLAR(VLOOKUP([.$A156];ReweBereich;4;0) ;2)" office:value-type="string" office:string-value="1,95 €" calcext:value-type="string">
            <text:p>1,95 €</text:p>
          </table:table-cell>
          <table:table-cell table:style-name="ce13" table:formula="of:=VLOOKUP([.$A156];ReweBereich;3;0)" office:value-type="float" office:value="0" calcext:value-type="float">
            <text:p/>
          </table:table-cell>
          <table:table-cell table:style-name="ce17" table:formula="of:=DOLLAR(VLOOKUP([.$A156];AldiBereich;4;0) ;2)" office:value-type="string" office:string-value="" calcext:value-type="error">
            <text:p>#NV</text:p>
          </table:table-cell>
          <table:table-cell table:style-name="ce13" table:formula="of:=VLOOKUP([.$A156];AldiBereich;3;0)" office:value-type="string" office:string-value="" calcext:value-type="error">
            <text:p>#NV</text:p>
          </table:table-cell>
          <table:table-cell table:style-name="ce18" table:formula="of:=DOLLAR(VLOOKUP([.$A156];MarktkaufBereich;4;0) ;2)" office:value-type="string" office:string-value="1,59 €" calcext:value-type="string">
            <text:p>1,59 €</text:p>
          </table:table-cell>
          <table:table-cell table:style-name="ce13" table:formula="of:=VLOOKUP([.$A156];MarktkaufBereich;3;0)" office:value-type="string" office:string-value="gut" calcext:value-type="string">
            <text:p>gut</text:p>
          </table:table-cell>
          <table:table-cell table:style-name="ce19" table:formula="of:=DOLLAR(VLOOKUP([.$A156];PlusBereich;4;0) ;2)" office:value-type="string" office:string-value="" calcext:value-type="error">
            <text:p>#NV</text:p>
          </table:table-cell>
          <table:table-cell table:style-name="ce13" table:formula="of:=VLOOKUP([.$A156];PlusBereich;3;0)" office:value-type="string" office:string-value="" calcext:value-type="error">
            <text:p>#NV</text:p>
          </table:table-cell>
          <table:table-cell table:style-name="ce13" table:formula="of:=DOLLAR(VLOOKUP([.$A156];SchleckerBereich;4;0);2)" office:value-type="string" office:string-value="" calcext:value-type="error">
            <text:p>#NV</text:p>
          </table:table-cell>
          <table:table-cell table:style-name="ce13" table:formula="of:=VLOOKUP([.$A156];SchleckerBereich;3;0)" office:value-type="string" office:string-value="" calcext:value-type="error">
            <text:p>#NV</text:p>
          </table:table-cell>
          <table:table-cell table:style-name="ce13" table:formula="of:=DOLLAR(VLOOKUP([.$A156];MüllerBereich;4;0);2)" office:value-type="string" office:string-value="" calcext:value-type="error">
            <text:p>#NV</text:p>
          </table:table-cell>
          <table:table-cell table:style-name="ce13" table:formula="of:=VLOOKUP([.$A156];MüllerBereich;3;0)" office:value-type="string" office:string-value="" calcext:value-type="error">
            <text:p>#NV</text:p>
          </table:table-cell>
          <table:table-cell table:style-name="ce22" table:formula="of:=MIN(VALUE(IF(ISERROR([.$C156]);[Hilfsvariablen.$C$1];[.$C156]));VALUE(IF(ISERROR([.$E156]);[Hilfsvariablen.$C$1];[.$E156]));VALUE(IF(ISERROR([.$G156]);[Hilfsvariablen.$C$1];[.$G156]));VALUE(IF(ISERROR([.$I156]);[Hilfsvariablen.$C$1];[.$I156]));VALUE(IF(ISERROR([.$K156]);[Hilfsvariablen.$C$1];[.$K156]));VALUE(IF(ISERROR([.$M156]);[Hilfsvariablen.$C$1];[.$M156])))" office:value-type="currency" office:currency="EUR" office:value="1.59" calcext:value-type="currency">
            <text:p>1,5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aschmittel Color Waschmittel Flüssig1,5L</text:p>
          </table:table-cell>
          <table:table-cell table:style-name="ce10" table:formula="of:=IF(VALUE([.$O157])=VALUE([Hilfsvariablen.$C$1]);&quot;&quot;;[.$O157])" office:value-type="currency" office:currency="EUR" office:value="2.49" calcext:value-type="currency">
            <text:p>2,49 €</text:p>
          </table:table-cell>
          <table:table-cell table:style-name="ce14" table:formula="of:=DOLLAR(VLOOKUP([.$A157];ReweBereich;4;0) ;2)" office:value-type="string" office:string-value="" calcext:value-type="error">
            <text:p>#NV</text:p>
          </table:table-cell>
          <table:table-cell table:style-name="ce13" table:formula="of:=VLOOKUP([.$A157];ReweBereich;3;0)" office:value-type="string" office:string-value="" calcext:value-type="error">
            <text:p>#NV</text:p>
          </table:table-cell>
          <table:table-cell table:style-name="ce17" table:formula="of:=DOLLAR(VLOOKUP([.$A157];AldiBereich;4;0) ;2)" office:value-type="string" office:string-value="" calcext:value-type="error">
            <text:p>#NV</text:p>
          </table:table-cell>
          <table:table-cell table:style-name="ce13" table:formula="of:=VLOOKUP([.$A157];AldiBereich;3;0)" office:value-type="string" office:string-value="" calcext:value-type="error">
            <text:p>#NV</text:p>
          </table:table-cell>
          <table:table-cell table:style-name="ce18" table:formula="of:=DOLLAR(VLOOKUP([.$A157];MarktkaufBereich;4;0) ;2)" office:value-type="string" office:string-value="2,49 €" calcext:value-type="string">
            <text:p>2,49 €</text:p>
          </table:table-cell>
          <table:table-cell table:style-name="ce13" table:formula="of:=VLOOKUP([.$A157];MarktkaufBereich;3;0)" office:value-type="float" office:value="0" calcext:value-type="float">
            <text:p/>
          </table:table-cell>
          <table:table-cell table:style-name="ce19" table:formula="of:=DOLLAR(VLOOKUP([.$A157];PlusBereich;4;0) ;2)" office:value-type="string" office:string-value="" calcext:value-type="error">
            <text:p>#NV</text:p>
          </table:table-cell>
          <table:table-cell table:style-name="ce13" table:formula="of:=VLOOKUP([.$A157];PlusBereich;3;0)" office:value-type="string" office:string-value="" calcext:value-type="error">
            <text:p>#NV</text:p>
          </table:table-cell>
          <table:table-cell table:style-name="ce13" table:formula="of:=DOLLAR(VLOOKUP([.$A157];SchleckerBereich;4;0);2)" office:value-type="string" office:string-value="" calcext:value-type="error">
            <text:p>#NV</text:p>
          </table:table-cell>
          <table:table-cell table:style-name="ce13" table:formula="of:=VLOOKUP([.$A157];SchleckerBereich;3;0)" office:value-type="string" office:string-value="" calcext:value-type="error">
            <text:p>#NV</text:p>
          </table:table-cell>
          <table:table-cell table:style-name="ce13" table:formula="of:=DOLLAR(VLOOKUP([.$A157];MüllerBereich;4;0);2)" office:value-type="string" office:string-value="" calcext:value-type="error">
            <text:p>#NV</text:p>
          </table:table-cell>
          <table:table-cell table:style-name="ce13" table:formula="of:=VLOOKUP([.$A157];MüllerBereich;3;0)" office:value-type="string" office:string-value="" calcext:value-type="error">
            <text:p>#NV</text:p>
          </table:table-cell>
          <table:table-cell table:style-name="ce22" table:formula="of:=MIN(VALUE(IF(ISERROR([.$C157]);[Hilfsvariablen.$C$1];[.$C157]));VALUE(IF(ISERROR([.$E157]);[Hilfsvariablen.$C$1];[.$E157]));VALUE(IF(ISERROR([.$G157]);[Hilfsvariablen.$C$1];[.$G157]));VALUE(IF(ISERROR([.$I157]);[Hilfsvariablen.$C$1];[.$I157]));VALUE(IF(ISERROR([.$K157]);[Hilfsvariablen.$C$1];[.$K157]));VALUE(IF(ISERROR([.$M157]);[Hilfsvariablen.$C$1];[.$M157])))" office:value-type="currency" office:currency="EUR" office:value="2.49" calcext:value-type="currency">
            <text:p>2,4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aschmittel Spee Aktivpulver 44WL</text:p>
          </table:table-cell>
          <table:table-cell table:style-name="ce10" table:formula="of:=IF(VALUE([.$O158])=VALUE([Hilfsvariablen.$C$1]);&quot;&quot;;[.$O158])" office:value-type="currency" office:currency="EUR" office:value="9.79" calcext:value-type="currency">
            <text:p>9,79 €</text:p>
          </table:table-cell>
          <table:table-cell table:style-name="ce14" table:formula="of:=DOLLAR(VLOOKUP([.$A158];ReweBereich;4;0) ;2)" office:value-type="string" office:string-value="9,79 €" calcext:value-type="string">
            <text:p>9,79 €</text:p>
          </table:table-cell>
          <table:table-cell table:style-name="ce13" table:formula="of:=VLOOKUP([.$A158];ReweBereich;3;0)" office:value-type="float" office:value="0" calcext:value-type="float">
            <text:p/>
          </table:table-cell>
          <table:table-cell table:style-name="ce17" table:formula="of:=DOLLAR(VLOOKUP([.$A158];AldiBereich;4;0) ;2)" office:value-type="string" office:string-value="" calcext:value-type="error">
            <text:p>#NV</text:p>
          </table:table-cell>
          <table:table-cell table:style-name="ce13" table:formula="of:=VLOOKUP([.$A158];AldiBereich;3;0)" office:value-type="string" office:string-value="" calcext:value-type="error">
            <text:p>#NV</text:p>
          </table:table-cell>
          <table:table-cell table:style-name="ce18" table:formula="of:=DOLLAR(VLOOKUP([.$A158];MarktkaufBereich;4;0) ;2)" office:value-type="string" office:string-value="" calcext:value-type="error">
            <text:p>#NV</text:p>
          </table:table-cell>
          <table:table-cell table:style-name="ce13" table:formula="of:=VLOOKUP([.$A158];MarktkaufBereich;3;0)" office:value-type="string" office:string-value="" calcext:value-type="error">
            <text:p>#NV</text:p>
          </table:table-cell>
          <table:table-cell table:style-name="ce19" table:formula="of:=DOLLAR(VLOOKUP([.$A158];PlusBereich;4;0) ;2)" office:value-type="string" office:string-value="" calcext:value-type="error">
            <text:p>#NV</text:p>
          </table:table-cell>
          <table:table-cell table:style-name="ce13" table:formula="of:=VLOOKUP([.$A158];PlusBereich;3;0)" office:value-type="string" office:string-value="" calcext:value-type="error">
            <text:p>#NV</text:p>
          </table:table-cell>
          <table:table-cell table:style-name="ce13" table:formula="of:=DOLLAR(VLOOKUP([.$A158];SchleckerBereich;4;0);2)" office:value-type="string" office:string-value="" calcext:value-type="error">
            <text:p>#NV</text:p>
          </table:table-cell>
          <table:table-cell table:style-name="ce13" table:formula="of:=VLOOKUP([.$A158];SchleckerBereich;3;0)" office:value-type="string" office:string-value="" calcext:value-type="error">
            <text:p>#NV</text:p>
          </table:table-cell>
          <table:table-cell table:style-name="ce13" table:formula="of:=DOLLAR(VLOOKUP([.$A158];MüllerBereich;4;0);2)" office:value-type="string" office:string-value="" calcext:value-type="error">
            <text:p>#NV</text:p>
          </table:table-cell>
          <table:table-cell table:style-name="ce13" table:formula="of:=VLOOKUP([.$A158];MüllerBereich;3;0)" office:value-type="string" office:string-value="" calcext:value-type="error">
            <text:p>#NV</text:p>
          </table:table-cell>
          <table:table-cell table:style-name="ce22" table:formula="of:=MIN(VALUE(IF(ISERROR([.$C158]);[Hilfsvariablen.$C$1];[.$C158]));VALUE(IF(ISERROR([.$E158]);[Hilfsvariablen.$C$1];[.$E158]));VALUE(IF(ISERROR([.$G158]);[Hilfsvariablen.$C$1];[.$G158]));VALUE(IF(ISERROR([.$I158]);[Hilfsvariablen.$C$1];[.$I158]));VALUE(IF(ISERROR([.$K158]);[Hilfsvariablen.$C$1];[.$K158]));VALUE(IF(ISERROR([.$M158]);[Hilfsvariablen.$C$1];[.$M158])))" office:value-type="currency" office:currency="EUR" office:value="9.79" calcext:value-type="currency">
            <text:p>9,7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aschmittel Tandil Color Flüssig1,5L</text:p>
          </table:table-cell>
          <table:table-cell table:style-name="ce10" table:formula="of:=IF(VALUE([.$O159])=VALUE([Hilfsvariablen.$C$1]);&quot;&quot;;[.$O159])">
            <text:p/>
          </table:table-cell>
          <table:table-cell table:style-name="ce14" table:formula="of:=DOLLAR(VLOOKUP([.$A159];ReweBereich;4;0) ;2)" office:value-type="string" office:string-value="" calcext:value-type="error">
            <text:p>#NV</text:p>
          </table:table-cell>
          <table:table-cell table:style-name="ce13" table:formula="of:=VLOOKUP([.$A159];ReweBereich;3;0)" office:value-type="string" office:string-value="" calcext:value-type="error">
            <text:p>#NV</text:p>
          </table:table-cell>
          <table:table-cell table:style-name="ce17" table:formula="of:=DOLLAR(VLOOKUP([.$A159];AldiBereich;4;0) ;2)" office:value-type="string" office:string-value="" calcext:value-type="error">
            <text:p>#NV</text:p>
          </table:table-cell>
          <table:table-cell table:style-name="ce13" table:formula="of:=VLOOKUP([.$A159];AldiBereich;3;0)" office:value-type="string" office:string-value="" calcext:value-type="error">
            <text:p>#NV</text:p>
          </table:table-cell>
          <table:table-cell table:style-name="ce18" table:formula="of:=DOLLAR(VLOOKUP([.$A159];MarktkaufBereich;4;0) ;2)" office:value-type="string" office:string-value="" calcext:value-type="error">
            <text:p>#NV</text:p>
          </table:table-cell>
          <table:table-cell table:style-name="ce13" table:formula="of:=VLOOKUP([.$A159];MarktkaufBereich;3;0)" office:value-type="string" office:string-value="" calcext:value-type="error">
            <text:p>#NV</text:p>
          </table:table-cell>
          <table:table-cell table:style-name="ce19" table:formula="of:=DOLLAR(VLOOKUP([.$A159];PlusBereich;4;0) ;2)" office:value-type="string" office:string-value="" calcext:value-type="error">
            <text:p>#NV</text:p>
          </table:table-cell>
          <table:table-cell table:style-name="ce13" table:formula="of:=VLOOKUP([.$A159];PlusBereich;3;0)" office:value-type="string" office:string-value="" calcext:value-type="error">
            <text:p>#NV</text:p>
          </table:table-cell>
          <table:table-cell table:style-name="ce13" table:formula="of:=DOLLAR(VLOOKUP([.$A159];SchleckerBereich;4;0);2)" office:value-type="string" office:string-value="" calcext:value-type="error">
            <text:p>#NV</text:p>
          </table:table-cell>
          <table:table-cell table:style-name="ce13" table:formula="of:=VLOOKUP([.$A159];SchleckerBereich;3;0)" office:value-type="string" office:string-value="" calcext:value-type="error">
            <text:p>#NV</text:p>
          </table:table-cell>
          <table:table-cell table:style-name="ce13" table:formula="of:=DOLLAR(VLOOKUP([.$A159];MüllerBereich;4;0);2)" office:value-type="string" office:string-value="" calcext:value-type="error">
            <text:p>#NV</text:p>
          </table:table-cell>
          <table:table-cell table:style-name="ce13" table:formula="of:=VLOOKUP([.$A159];MüllerBereich;3;0)" office:value-type="string" office:string-value="" calcext:value-type="error">
            <text:p>#NV</text:p>
          </table:table-cell>
          <table:table-cell table:style-name="ce22" table:formula="of:=MIN(VALUE(IF(ISERROR([.$C159]);[Hilfsvariablen.$C$1];[.$C159]));VALUE(IF(ISERROR([.$E159]);[Hilfsvariablen.$C$1];[.$E159]));VALUE(IF(ISERROR([.$G159]);[Hilfsvariablen.$C$1];[.$G159]));VALUE(IF(ISERROR([.$I159]);[Hilfsvariablen.$C$1];[.$I159]));VALUE(IF(ISERROR([.$K159]);[Hilfsvariablen.$C$1];[.$K159]));VALUE(IF(ISERROR([.$M159]);[Hilfsvariablen.$C$1];[.$M159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C DuftAmbi Pur Flush 3er Pack3x55ml</text:p>
          </table:table-cell>
          <table:table-cell table:style-name="ce10" table:formula="of:=IF(VALUE([.$O160])=VALUE([Hilfsvariablen.$C$1]);&quot;&quot;;[.$O160])" office:value-type="currency" office:currency="EUR" office:value="0" calcext:value-type="currency">
            <text:p>0,00 €</text:p>
          </table:table-cell>
          <table:table-cell table:style-name="ce14" table:formula="of:=DOLLAR(VLOOKUP([.$A160];ReweBereich;4;0) ;2)" office:value-type="string" office:string-value="0,00 €" calcext:value-type="string">
            <text:p>0,00 €</text:p>
          </table:table-cell>
          <table:table-cell table:style-name="ce13" table:formula="of:=VLOOKUP([.$A160];ReweBereich;3;0)" office:value-type="float" office:value="0" calcext:value-type="float">
            <text:p/>
          </table:table-cell>
          <table:table-cell table:style-name="ce17" table:formula="of:=DOLLAR(VLOOKUP([.$A160];AldiBereich;4;0) ;2)" office:value-type="string" office:string-value="" calcext:value-type="error">
            <text:p>#NV</text:p>
          </table:table-cell>
          <table:table-cell table:style-name="ce13" table:formula="of:=VLOOKUP([.$A160];AldiBereich;3;0)" office:value-type="string" office:string-value="" calcext:value-type="error">
            <text:p>#NV</text:p>
          </table:table-cell>
          <table:table-cell table:style-name="ce18" table:formula="of:=DOLLAR(VLOOKUP([.$A160];MarktkaufBereich;4;0) ;2)" office:value-type="string" office:string-value="3,99 €" calcext:value-type="string">
            <text:p>3,99 €</text:p>
          </table:table-cell>
          <table:table-cell table:style-name="ce13" table:formula="of:=VLOOKUP([.$A160];MarktkaufBereich;3;0)" office:value-type="float" office:value="0" calcext:value-type="float">
            <text:p/>
          </table:table-cell>
          <table:table-cell table:style-name="ce19" table:formula="of:=DOLLAR(VLOOKUP([.$A160];PlusBereich;4;0) ;2)" office:value-type="string" office:string-value="" calcext:value-type="error">
            <text:p>#NV</text:p>
          </table:table-cell>
          <table:table-cell table:style-name="ce13" table:formula="of:=VLOOKUP([.$A160];PlusBereich;3;0)" office:value-type="string" office:string-value="" calcext:value-type="error">
            <text:p>#NV</text:p>
          </table:table-cell>
          <table:table-cell table:style-name="ce13" table:formula="of:=DOLLAR(VLOOKUP([.$A160];SchleckerBereich;4;0);2)" office:value-type="string" office:string-value="" calcext:value-type="error">
            <text:p>#NV</text:p>
          </table:table-cell>
          <table:table-cell table:style-name="ce13" table:formula="of:=VLOOKUP([.$A160];SchleckerBereich;3;0)" office:value-type="string" office:string-value="" calcext:value-type="error">
            <text:p>#NV</text:p>
          </table:table-cell>
          <table:table-cell table:style-name="ce13" table:formula="of:=DOLLAR(VLOOKUP([.$A160];MüllerBereich;4;0);2)" office:value-type="string" office:string-value="" calcext:value-type="error">
            <text:p>#NV</text:p>
          </table:table-cell>
          <table:table-cell table:style-name="ce13" table:formula="of:=VLOOKUP([.$A160];MüllerBereich;3;0)" office:value-type="string" office:string-value="" calcext:value-type="error">
            <text:p>#NV</text:p>
          </table:table-cell>
          <table:table-cell table:style-name="ce22" table:formula="of:=MIN(VALUE(IF(ISERROR([.$C160]);[Hilfsvariablen.$C$1];[.$C160]));VALUE(IF(ISERROR([.$E160]);[Hilfsvariablen.$C$1];[.$E160]));VALUE(IF(ISERROR([.$G160]);[Hilfsvariablen.$C$1];[.$G160]));VALUE(IF(ISERROR([.$I160]);[Hilfsvariablen.$C$1];[.$I160]));VALUE(IF(ISERROR([.$K160]);[Hilfsvariablen.$C$1];[.$K160]));VALUE(IF(ISERROR([.$M160]);[Hilfsvariablen.$C$1];[.$M160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C ReinigerWC Ente Gel750ml</text:p>
          </table:table-cell>
          <table:table-cell table:style-name="ce10" table:formula="of:=IF(VALUE([.$O161])=VALUE([Hilfsvariablen.$C$1]);&quot;&quot;;[.$O161])" office:value-type="currency" office:currency="EUR" office:value="0" calcext:value-type="currency">
            <text:p>0,00 €</text:p>
          </table:table-cell>
          <table:table-cell table:style-name="ce14" table:formula="of:=DOLLAR(VLOOKUP([.$A161];ReweBereich;4;0) ;2)" office:value-type="string" office:string-value="0,00 €" calcext:value-type="string">
            <text:p>0,00 €</text:p>
          </table:table-cell>
          <table:table-cell table:style-name="ce13" table:formula="of:=VLOOKUP([.$A161];ReweBereich;3;0)" office:value-type="float" office:value="0" calcext:value-type="float">
            <text:p/>
          </table:table-cell>
          <table:table-cell table:style-name="ce17" table:formula="of:=DOLLAR(VLOOKUP([.$A161];AldiBereich;4;0) ;2)" office:value-type="string" office:string-value="" calcext:value-type="error">
            <text:p>#NV</text:p>
          </table:table-cell>
          <table:table-cell table:style-name="ce13" table:formula="of:=VLOOKUP([.$A161];AldiBereich;3;0)" office:value-type="string" office:string-value="" calcext:value-type="error">
            <text:p>#NV</text:p>
          </table:table-cell>
          <table:table-cell table:style-name="ce18" table:formula="of:=DOLLAR(VLOOKUP([.$A161];MarktkaufBereich;4;0) ;2)" office:value-type="string" office:string-value="1,45 €" calcext:value-type="string">
            <text:p>1,45 €</text:p>
          </table:table-cell>
          <table:table-cell table:style-name="ce13" table:formula="of:=VLOOKUP([.$A161];MarktkaufBereich;3;0)" office:value-type="float" office:value="0" calcext:value-type="float">
            <text:p/>
          </table:table-cell>
          <table:table-cell table:style-name="ce19" table:formula="of:=DOLLAR(VLOOKUP([.$A161];PlusBereich;4;0) ;2)" office:value-type="string" office:string-value="" calcext:value-type="error">
            <text:p>#NV</text:p>
          </table:table-cell>
          <table:table-cell table:style-name="ce13" table:formula="of:=VLOOKUP([.$A161];PlusBereich;3;0)" office:value-type="string" office:string-value="" calcext:value-type="error">
            <text:p>#NV</text:p>
          </table:table-cell>
          <table:table-cell table:style-name="ce13" table:formula="of:=DOLLAR(VLOOKUP([.$A161];SchleckerBereich;4;0);2)" office:value-type="string" office:string-value="" calcext:value-type="error">
            <text:p>#NV</text:p>
          </table:table-cell>
          <table:table-cell table:style-name="ce13" table:formula="of:=VLOOKUP([.$A161];SchleckerBereich;3;0)" office:value-type="string" office:string-value="" calcext:value-type="error">
            <text:p>#NV</text:p>
          </table:table-cell>
          <table:table-cell table:style-name="ce13" table:formula="of:=DOLLAR(VLOOKUP([.$A161];MüllerBereich;4;0);2)" office:value-type="string" office:string-value="" calcext:value-type="error">
            <text:p>#NV</text:p>
          </table:table-cell>
          <table:table-cell table:style-name="ce13" table:formula="of:=VLOOKUP([.$A161];MüllerBereich;3;0)" office:value-type="string" office:string-value="" calcext:value-type="error">
            <text:p>#NV</text:p>
          </table:table-cell>
          <table:table-cell table:style-name="ce22" table:formula="of:=MIN(VALUE(IF(ISERROR([.$C161]);[Hilfsvariablen.$C$1];[.$C161]));VALUE(IF(ISERROR([.$E161]);[Hilfsvariablen.$C$1];[.$E161]));VALUE(IF(ISERROR([.$G161]);[Hilfsvariablen.$C$1];[.$G161]));VALUE(IF(ISERROR([.$I161]);[Hilfsvariablen.$C$1];[.$I161]));VALUE(IF(ISERROR([.$K161]);[Hilfsvariablen.$C$1];[.$K161]));VALUE(IF(ISERROR([.$M161]);[Hilfsvariablen.$C$1];[.$M161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eichspüler anco soft1,5L</text:p>
          </table:table-cell>
          <table:table-cell table:style-name="ce10" table:formula="of:=IF(VALUE([.$O162])=VALUE([Hilfsvariablen.$C$1]);&quot;&quot;;[.$O162])" office:value-type="currency" office:currency="EUR" office:value="2.29" calcext:value-type="currency">
            <text:p>2,29 €</text:p>
          </table:table-cell>
          <table:table-cell table:style-name="ce14" table:formula="of:=DOLLAR(VLOOKUP([.$A162];ReweBereich;4;0) ;2)" office:value-type="string" office:string-value="" calcext:value-type="error">
            <text:p>#NV</text:p>
          </table:table-cell>
          <table:table-cell table:style-name="ce13" table:formula="of:=VLOOKUP([.$A162];ReweBereich;3;0)" office:value-type="string" office:string-value="" calcext:value-type="error">
            <text:p>#NV</text:p>
          </table:table-cell>
          <table:table-cell table:style-name="ce17" table:formula="of:=DOLLAR(VLOOKUP([.$A162];AldiBereich;4;0) ;2)" office:value-type="string" office:string-value="2,29 €" calcext:value-type="string">
            <text:p>2,29 €</text:p>
          </table:table-cell>
          <table:table-cell table:style-name="ce13" table:formula="of:=VLOOKUP([.$A162];AldiBereich;3;0)" office:value-type="string" office:string-value="gut" calcext:value-type="string">
            <text:p>gut</text:p>
          </table:table-cell>
          <table:table-cell table:style-name="ce18" table:formula="of:=DOLLAR(VLOOKUP([.$A162];MarktkaufBereich;4;0) ;2)" office:value-type="string" office:string-value="" calcext:value-type="error">
            <text:p>#NV</text:p>
          </table:table-cell>
          <table:table-cell table:style-name="ce13" table:formula="of:=VLOOKUP([.$A162];MarktkaufBereich;3;0)" office:value-type="string" office:string-value="" calcext:value-type="error">
            <text:p>#NV</text:p>
          </table:table-cell>
          <table:table-cell table:style-name="ce19" table:formula="of:=DOLLAR(VLOOKUP([.$A162];PlusBereich;4;0) ;2)" office:value-type="string" office:string-value="" calcext:value-type="error">
            <text:p>#NV</text:p>
          </table:table-cell>
          <table:table-cell table:style-name="ce13" table:formula="of:=VLOOKUP([.$A162];PlusBereich;3;0)" office:value-type="string" office:string-value="" calcext:value-type="error">
            <text:p>#NV</text:p>
          </table:table-cell>
          <table:table-cell table:style-name="ce13" table:formula="of:=DOLLAR(VLOOKUP([.$A162];SchleckerBereich;4;0);2)" office:value-type="string" office:string-value="" calcext:value-type="error">
            <text:p>#NV</text:p>
          </table:table-cell>
          <table:table-cell table:style-name="ce13" table:formula="of:=VLOOKUP([.$A162];SchleckerBereich;3;0)" office:value-type="string" office:string-value="" calcext:value-type="error">
            <text:p>#NV</text:p>
          </table:table-cell>
          <table:table-cell table:style-name="ce13" table:formula="of:=DOLLAR(VLOOKUP([.$A162];MüllerBereich;4;0);2)" office:value-type="string" office:string-value="" calcext:value-type="error">
            <text:p>#NV</text:p>
          </table:table-cell>
          <table:table-cell table:style-name="ce13" table:formula="of:=VLOOKUP([.$A162];MüllerBereich;3;0)" office:value-type="string" office:string-value="" calcext:value-type="error">
            <text:p>#NV</text:p>
          </table:table-cell>
          <table:table-cell table:style-name="ce22" table:formula="of:=MIN(VALUE(IF(ISERROR([.$C162]);[Hilfsvariablen.$C$1];[.$C162]));VALUE(IF(ISERROR([.$E162]);[Hilfsvariablen.$C$1];[.$E162]));VALUE(IF(ISERROR([.$G162]);[Hilfsvariablen.$C$1];[.$G162]));VALUE(IF(ISERROR([.$I162]);[Hilfsvariablen.$C$1];[.$I162]));VALUE(IF(ISERROR([.$K162]);[Hilfsvariablen.$C$1];[.$K162]));VALUE(IF(ISERROR([.$M162]);[Hilfsvariablen.$C$1];[.$M162])))" office:value-type="currency" office:currency="EUR" office:value="2.29" calcext:value-type="currency">
            <text:p>2,29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eichspüler Kuschelweich Form 750 ml</text:p>
          </table:table-cell>
          <table:table-cell table:style-name="ce10" table:formula="of:=IF(VALUE([.$O163])=VALUE([Hilfsvariablen.$C$1]);&quot;&quot;;[.$O163])" office:value-type="currency" office:currency="EUR" office:value="0.95" calcext:value-type="currency">
            <text:p>0,95 €</text:p>
          </table:table-cell>
          <table:table-cell table:style-name="ce14" table:formula="of:=DOLLAR(VLOOKUP([.$A163];ReweBereich;4;0) ;2)" office:value-type="string" office:string-value="" calcext:value-type="error">
            <text:p>#NV</text:p>
          </table:table-cell>
          <table:table-cell table:style-name="ce13" table:formula="of:=VLOOKUP([.$A163];ReweBereich;3;0)" office:value-type="string" office:string-value="" calcext:value-type="error">
            <text:p>#NV</text:p>
          </table:table-cell>
          <table:table-cell table:style-name="ce17" table:formula="of:=DOLLAR(VLOOKUP([.$A163];AldiBereich;4;0) ;2)" office:value-type="string" office:string-value="0,95 €" calcext:value-type="string">
            <text:p>0,95 €</text:p>
          </table:table-cell>
          <table:table-cell table:style-name="ce13" table:formula="of:=VLOOKUP([.$A163];AldiBereich;3;0)" office:value-type="float" office:value="0" calcext:value-type="float">
            <text:p/>
          </table:table-cell>
          <table:table-cell table:style-name="ce18" table:formula="of:=DOLLAR(VLOOKUP([.$A163];MarktkaufBereich;4;0) ;2)" office:value-type="string" office:string-value="" calcext:value-type="error">
            <text:p>#NV</text:p>
          </table:table-cell>
          <table:table-cell table:style-name="ce13" table:formula="of:=VLOOKUP([.$A163];MarktkaufBereich;3;0)" office:value-type="string" office:string-value="" calcext:value-type="error">
            <text:p>#NV</text:p>
          </table:table-cell>
          <table:table-cell table:style-name="ce19" table:formula="of:=DOLLAR(VLOOKUP([.$A163];PlusBereich;4;0) ;2)" office:value-type="string" office:string-value="" calcext:value-type="error">
            <text:p>#NV</text:p>
          </table:table-cell>
          <table:table-cell table:style-name="ce13" table:formula="of:=VLOOKUP([.$A163];PlusBereich;3;0)" office:value-type="string" office:string-value="" calcext:value-type="error">
            <text:p>#NV</text:p>
          </table:table-cell>
          <table:table-cell table:style-name="ce13" table:formula="of:=DOLLAR(VLOOKUP([.$A163];SchleckerBereich;4;0);2)" office:value-type="string" office:string-value="" calcext:value-type="error">
            <text:p>#NV</text:p>
          </table:table-cell>
          <table:table-cell table:style-name="ce13" table:formula="of:=VLOOKUP([.$A163];SchleckerBereich;3;0)" office:value-type="string" office:string-value="" calcext:value-type="error">
            <text:p>#NV</text:p>
          </table:table-cell>
          <table:table-cell table:style-name="ce13" table:formula="of:=DOLLAR(VLOOKUP([.$A163];MüllerBereich;4;0);2)" office:value-type="string" office:string-value="" calcext:value-type="error">
            <text:p>#NV</text:p>
          </table:table-cell>
          <table:table-cell table:style-name="ce13" table:formula="of:=VLOOKUP([.$A163];MüllerBereich;3;0)" office:value-type="string" office:string-value="" calcext:value-type="error">
            <text:p>#NV</text:p>
          </table:table-cell>
          <table:table-cell table:style-name="ce22" table:formula="of:=MIN(VALUE(IF(ISERROR([.$C163]);[Hilfsvariablen.$C$1];[.$C163]));VALUE(IF(ISERROR([.$E163]);[Hilfsvariablen.$C$1];[.$E163]));VALUE(IF(ISERROR([.$G163]);[Hilfsvariablen.$C$1];[.$G163]));VALUE(IF(ISERROR([.$I163]);[Hilfsvariablen.$C$1];[.$I163]));VALUE(IF(ISERROR([.$K163]);[Hilfsvariablen.$C$1];[.$K163]));VALUE(IF(ISERROR([.$M163]);[Hilfsvariablen.$C$1];[.$M163])))" office:value-type="currency" office:currency="EUR" office:value="0.95" calcext:value-type="currency">
            <text:p>0,95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eichspüler Lenor Aprilfrisch 1,5 L</text:p>
          </table:table-cell>
          <table:table-cell table:style-name="ce10" table:formula="of:=IF(VALUE([.$O164])=VALUE([Hilfsvariablen.$C$1]);&quot;&quot;;[.$O164])" office:value-type="currency" office:currency="EUR" office:value="0" calcext:value-type="currency">
            <text:p>0,00 €</text:p>
          </table:table-cell>
          <table:table-cell table:style-name="ce14" table:formula="of:=DOLLAR(VLOOKUP([.$A164];ReweBereich;4;0) ;2)" office:value-type="string" office:string-value="0,00 €" calcext:value-type="string">
            <text:p>0,00 €</text:p>
          </table:table-cell>
          <table:table-cell table:style-name="ce13" table:formula="of:=VLOOKUP([.$A164];ReweBereich;3;0)" office:value-type="float" office:value="0" calcext:value-type="float">
            <text:p/>
          </table:table-cell>
          <table:table-cell table:style-name="ce17" table:formula="of:=DOLLAR(VLOOKUP([.$A164];AldiBereich;4;0) ;2)" office:value-type="string" office:string-value="" calcext:value-type="error">
            <text:p>#NV</text:p>
          </table:table-cell>
          <table:table-cell table:style-name="ce13" table:formula="of:=VLOOKUP([.$A164];AldiBereich;3;0)" office:value-type="string" office:string-value="" calcext:value-type="error">
            <text:p>#NV</text:p>
          </table:table-cell>
          <table:table-cell table:style-name="ce18" table:formula="of:=DOLLAR(VLOOKUP([.$A164];MarktkaufBereich;4;0) ;2)" office:value-type="string" office:string-value="2,00 €" calcext:value-type="string">
            <text:p>2,00 €</text:p>
          </table:table-cell>
          <table:table-cell table:style-name="ce13" table:formula="of:=VLOOKUP([.$A164];MarktkaufBereich;3;0)" office:value-type="float" office:value="0" calcext:value-type="float">
            <text:p/>
          </table:table-cell>
          <table:table-cell table:style-name="ce19" table:formula="of:=DOLLAR(VLOOKUP([.$A164];PlusBereich;4;0) ;2)" office:value-type="string" office:string-value="" calcext:value-type="error">
            <text:p>#NV</text:p>
          </table:table-cell>
          <table:table-cell table:style-name="ce13" table:formula="of:=VLOOKUP([.$A164];PlusBereich;3;0)" office:value-type="string" office:string-value="" calcext:value-type="error">
            <text:p>#NV</text:p>
          </table:table-cell>
          <table:table-cell table:style-name="ce13" table:formula="of:=DOLLAR(VLOOKUP([.$A164];SchleckerBereich;4;0);2)" office:value-type="string" office:string-value="" calcext:value-type="error">
            <text:p>#NV</text:p>
          </table:table-cell>
          <table:table-cell table:style-name="ce13" table:formula="of:=VLOOKUP([.$A164];SchleckerBereich;3;0)" office:value-type="string" office:string-value="" calcext:value-type="error">
            <text:p>#NV</text:p>
          </table:table-cell>
          <table:table-cell table:style-name="ce13" table:formula="of:=DOLLAR(VLOOKUP([.$A164];MüllerBereich;4;0);2)" office:value-type="string" office:string-value="" calcext:value-type="error">
            <text:p>#NV</text:p>
          </table:table-cell>
          <table:table-cell table:style-name="ce13" table:formula="of:=VLOOKUP([.$A164];MüllerBereich;3;0)" office:value-type="string" office:string-value="" calcext:value-type="error">
            <text:p>#NV</text:p>
          </table:table-cell>
          <table:table-cell table:style-name="ce22" table:formula="of:=MIN(VALUE(IF(ISERROR([.$C164]);[Hilfsvariablen.$C$1];[.$C164]));VALUE(IF(ISERROR([.$E164]);[Hilfsvariablen.$C$1];[.$E164]));VALUE(IF(ISERROR([.$G164]);[Hilfsvariablen.$C$1];[.$G164]));VALUE(IF(ISERROR([.$I164]);[Hilfsvariablen.$C$1];[.$I164]));VALUE(IF(ISERROR([.$K164]);[Hilfsvariablen.$C$1];[.$K164]));VALUE(IF(ISERROR([.$M164]);[Hilfsvariablen.$C$1];[.$M164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eichspüle Lenor Aprilfrisch 750 ml</text:p>
          </table:table-cell>
          <table:table-cell table:style-name="ce10" table:formula="of:=IF(VALUE([.$O165])=VALUE([Hilfsvariablen.$C$1]);&quot;&quot;;[.$O165])">
            <text:p/>
          </table:table-cell>
          <table:table-cell table:style-name="ce14" table:formula="of:=DOLLAR(VLOOKUP([.$A165];ReweBereich;4;0) ;2)" office:value-type="string" office:string-value="" calcext:value-type="error">
            <text:p>#NV</text:p>
          </table:table-cell>
          <table:table-cell table:style-name="ce13" table:formula="of:=VLOOKUP([.$A165];ReweBereich;3;0)" office:value-type="string" office:string-value="" calcext:value-type="error">
            <text:p>#NV</text:p>
          </table:table-cell>
          <table:table-cell table:style-name="ce17" table:formula="of:=DOLLAR(VLOOKUP([.$A165];AldiBereich;4;0) ;2)" office:value-type="string" office:string-value="" calcext:value-type="error">
            <text:p>#NV</text:p>
          </table:table-cell>
          <table:table-cell table:style-name="ce13" table:formula="of:=VLOOKUP([.$A165];AldiBereich;3;0)" office:value-type="string" office:string-value="" calcext:value-type="error">
            <text:p>#NV</text:p>
          </table:table-cell>
          <table:table-cell table:style-name="ce18" table:formula="of:=DOLLAR(VLOOKUP([.$A165];MarktkaufBereich;4;0) ;2)" office:value-type="string" office:string-value="" calcext:value-type="error">
            <text:p>#NV</text:p>
          </table:table-cell>
          <table:table-cell table:style-name="ce13" table:formula="of:=VLOOKUP([.$A165];MarktkaufBereich;3;0)" office:value-type="string" office:string-value="" calcext:value-type="error">
            <text:p>#NV</text:p>
          </table:table-cell>
          <table:table-cell table:style-name="ce19" table:formula="of:=DOLLAR(VLOOKUP([.$A165];PlusBereich;4;0) ;2)" office:value-type="string" office:string-value="" calcext:value-type="error">
            <text:p>#NV</text:p>
          </table:table-cell>
          <table:table-cell table:style-name="ce13" table:formula="of:=VLOOKUP([.$A165];PlusBereich;3;0)" office:value-type="string" office:string-value="" calcext:value-type="error">
            <text:p>#NV</text:p>
          </table:table-cell>
          <table:table-cell table:style-name="ce13" table:formula="of:=DOLLAR(VLOOKUP([.$A165];SchleckerBereich;4;0);2)" office:value-type="string" office:string-value="" calcext:value-type="error">
            <text:p>#NV</text:p>
          </table:table-cell>
          <table:table-cell table:style-name="ce13" table:formula="of:=VLOOKUP([.$A165];SchleckerBereich;3;0)" office:value-type="string" office:string-value="" calcext:value-type="error">
            <text:p>#NV</text:p>
          </table:table-cell>
          <table:table-cell table:style-name="ce13" table:formula="of:=DOLLAR(VLOOKUP([.$A165];MüllerBereich;4;0);2)" office:value-type="string" office:string-value="" calcext:value-type="error">
            <text:p>#NV</text:p>
          </table:table-cell>
          <table:table-cell table:style-name="ce13" table:formula="of:=VLOOKUP([.$A165];MüllerBereich;3;0)" office:value-type="string" office:string-value="" calcext:value-type="error">
            <text:p>#NV</text:p>
          </table:table-cell>
          <table:table-cell table:style-name="ce22" table:formula="of:=MIN(VALUE(IF(ISERROR([.$C165]);[Hilfsvariablen.$C$1];[.$C165]));VALUE(IF(ISERROR([.$E165]);[Hilfsvariablen.$C$1];[.$E165]));VALUE(IF(ISERROR([.$G165]);[Hilfsvariablen.$C$1];[.$G165]));VALUE(IF(ISERROR([.$I165]);[Hilfsvariablen.$C$1];[.$I165]));VALUE(IF(ISERROR([.$K165]);[Hilfsvariablen.$C$1];[.$K165]));VALUE(IF(ISERROR([.$M165]);[Hilfsvariablen.$C$1];[.$M165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Weichspüler Vernel Pfirsich Limone 750 ml</text:p>
          </table:table-cell>
          <table:table-cell table:style-name="ce10" table:formula="of:=IF(VALUE([.$O166])=VALUE([Hilfsvariablen.$C$1]);&quot;&quot;;[.$O166])">
            <text:p/>
          </table:table-cell>
          <table:table-cell table:style-name="ce14" table:formula="of:=DOLLAR(VLOOKUP([.$A166];ReweBereich;4;0) ;2)" office:value-type="string" office:string-value="" calcext:value-type="error">
            <text:p>#NV</text:p>
          </table:table-cell>
          <table:table-cell table:style-name="ce13" table:formula="of:=VLOOKUP([.$A166];ReweBereich;3;0)" office:value-type="string" office:string-value="" calcext:value-type="error">
            <text:p>#NV</text:p>
          </table:table-cell>
          <table:table-cell table:style-name="ce17" table:formula="of:=DOLLAR(VLOOKUP([.$A166];AldiBereich;4;0) ;2)" office:value-type="string" office:string-value="" calcext:value-type="error">
            <text:p>#NV</text:p>
          </table:table-cell>
          <table:table-cell table:style-name="ce13" table:formula="of:=VLOOKUP([.$A166];AldiBereich;3;0)" office:value-type="string" office:string-value="" calcext:value-type="error">
            <text:p>#NV</text:p>
          </table:table-cell>
          <table:table-cell table:style-name="ce18" table:formula="of:=DOLLAR(VLOOKUP([.$A166];MarktkaufBereich;4;0) ;2)" office:value-type="string" office:string-value="" calcext:value-type="error">
            <text:p>#NV</text:p>
          </table:table-cell>
          <table:table-cell table:style-name="ce13" table:formula="of:=VLOOKUP([.$A166];MarktkaufBereich;3;0)" office:value-type="string" office:string-value="" calcext:value-type="error">
            <text:p>#NV</text:p>
          </table:table-cell>
          <table:table-cell table:style-name="ce19" table:formula="of:=DOLLAR(VLOOKUP([.$A166];PlusBereich;4;0) ;2)" office:value-type="string" office:string-value="" calcext:value-type="error">
            <text:p>#NV</text:p>
          </table:table-cell>
          <table:table-cell table:style-name="ce13" table:formula="of:=VLOOKUP([.$A166];PlusBereich;3;0)" office:value-type="string" office:string-value="" calcext:value-type="error">
            <text:p>#NV</text:p>
          </table:table-cell>
          <table:table-cell table:style-name="ce13" table:formula="of:=DOLLAR(VLOOKUP([.$A166];SchleckerBereich;4;0);2)" office:value-type="string" office:string-value="" calcext:value-type="error">
            <text:p>#NV</text:p>
          </table:table-cell>
          <table:table-cell table:style-name="ce13" table:formula="of:=VLOOKUP([.$A166];SchleckerBereich;3;0)" office:value-type="string" office:string-value="" calcext:value-type="error">
            <text:p>#NV</text:p>
          </table:table-cell>
          <table:table-cell table:style-name="ce13" table:formula="of:=DOLLAR(VLOOKUP([.$A166];MüllerBereich;4;0);2)" office:value-type="string" office:string-value="" calcext:value-type="error">
            <text:p>#NV</text:p>
          </table:table-cell>
          <table:table-cell table:style-name="ce13" table:formula="of:=VLOOKUP([.$A166];MüllerBereich;3;0)" office:value-type="string" office:string-value="" calcext:value-type="error">
            <text:p>#NV</text:p>
          </table:table-cell>
          <table:table-cell table:style-name="ce22" table:formula="of:=MIN(VALUE(IF(ISERROR([.$C166]);[Hilfsvariablen.$C$1];[.$C166]));VALUE(IF(ISERROR([.$E166]);[Hilfsvariablen.$C$1];[.$E166]));VALUE(IF(ISERROR([.$G166]);[Hilfsvariablen.$C$1];[.$G166]));VALUE(IF(ISERROR([.$I166]);[Hilfsvariablen.$C$1];[.$I166]));VALUE(IF(ISERROR([.$K166]);[Hilfsvariablen.$C$1];[.$K166]));VALUE(IF(ISERROR([.$M166]);[Hilfsvariablen.$C$1];[.$M166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Zahncreme blend a med complete plus milde Frische 75 ml</text:p>
          </table:table-cell>
          <table:table-cell table:style-name="ce10" table:formula="of:=IF(VALUE([.$O167])=VALUE([Hilfsvariablen.$C$1]);&quot;&quot;;[.$O167])">
            <text:p/>
          </table:table-cell>
          <table:table-cell table:style-name="ce14" table:formula="of:=DOLLAR(VLOOKUP([.$A167];ReweBereich;4;0) ;2)" office:value-type="string" office:string-value="" calcext:value-type="error">
            <text:p>#NV</text:p>
          </table:table-cell>
          <table:table-cell table:style-name="ce13" table:formula="of:=VLOOKUP([.$A167];ReweBereich;3;0)" office:value-type="string" office:string-value="" calcext:value-type="error">
            <text:p>#NV</text:p>
          </table:table-cell>
          <table:table-cell table:style-name="ce17" table:formula="of:=DOLLAR(VLOOKUP([.$A167];AldiBereich;4;0) ;2)" office:value-type="string" office:string-value="" calcext:value-type="error">
            <text:p>#NV</text:p>
          </table:table-cell>
          <table:table-cell table:style-name="ce13" table:formula="of:=VLOOKUP([.$A167];AldiBereich;3;0)" office:value-type="string" office:string-value="" calcext:value-type="error">
            <text:p>#NV</text:p>
          </table:table-cell>
          <table:table-cell table:style-name="ce18" table:formula="of:=DOLLAR(VLOOKUP([.$A167];MarktkaufBereich;4;0) ;2)" office:value-type="string" office:string-value="" calcext:value-type="error">
            <text:p>#NV</text:p>
          </table:table-cell>
          <table:table-cell table:style-name="ce13" table:formula="of:=VLOOKUP([.$A167];MarktkaufBereich;3;0)" office:value-type="string" office:string-value="" calcext:value-type="error">
            <text:p>#NV</text:p>
          </table:table-cell>
          <table:table-cell table:style-name="ce19" table:formula="of:=DOLLAR(VLOOKUP([.$A167];PlusBereich;4;0) ;2)" office:value-type="string" office:string-value="" calcext:value-type="error">
            <text:p>#NV</text:p>
          </table:table-cell>
          <table:table-cell table:style-name="ce13" table:formula="of:=VLOOKUP([.$A167];PlusBereich;3;0)" office:value-type="string" office:string-value="" calcext:value-type="error">
            <text:p>#NV</text:p>
          </table:table-cell>
          <table:table-cell table:style-name="ce13" table:formula="of:=DOLLAR(VLOOKUP([.$A167];SchleckerBereich;4;0);2)" office:value-type="string" office:string-value="" calcext:value-type="error">
            <text:p>#NV</text:p>
          </table:table-cell>
          <table:table-cell table:style-name="ce13" table:formula="of:=VLOOKUP([.$A167];SchleckerBereich;3;0)" office:value-type="string" office:string-value="" calcext:value-type="error">
            <text:p>#NV</text:p>
          </table:table-cell>
          <table:table-cell table:style-name="ce13" table:formula="of:=DOLLAR(VLOOKUP([.$A167];MüllerBereich;4;0);2)" office:value-type="string" office:string-value="" calcext:value-type="error">
            <text:p>#NV</text:p>
          </table:table-cell>
          <table:table-cell table:style-name="ce13" table:formula="of:=VLOOKUP([.$A167];MüllerBereich;3;0)" office:value-type="string" office:string-value="" calcext:value-type="error">
            <text:p>#NV</text:p>
          </table:table-cell>
          <table:table-cell table:style-name="ce22" table:formula="of:=MIN(VALUE(IF(ISERROR([.$C167]);[Hilfsvariablen.$C$1];[.$C167]));VALUE(IF(ISERROR([.$E167]);[Hilfsvariablen.$C$1];[.$E167]));VALUE(IF(ISERROR([.$G167]);[Hilfsvariablen.$C$1];[.$G167]));VALUE(IF(ISERROR([.$I167]);[Hilfsvariablen.$C$1];[.$I167]));VALUE(IF(ISERROR([.$K167]);[Hilfsvariablen.$C$1];[.$K167]));VALUE(IF(ISERROR([.$M167]);[Hilfsvariablen.$C$1];[.$M167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Zahncreme Signal</text:p>
          </table:table-cell>
          <table:table-cell table:style-name="ce10" table:formula="of:=IF(VALUE([.$O168])=VALUE([Hilfsvariablen.$C$1]);&quot;&quot;;[.$O168])" office:value-type="currency" office:currency="EUR" office:value="0" calcext:value-type="currency">
            <text:p>0,00 €</text:p>
          </table:table-cell>
          <table:table-cell table:style-name="ce14" table:formula="of:=DOLLAR(VLOOKUP([.$A168];ReweBereich;4;0) ;2)" office:value-type="string" office:string-value="0,00 €" calcext:value-type="string">
            <text:p>0,00 €</text:p>
          </table:table-cell>
          <table:table-cell table:style-name="ce13" table:formula="of:=VLOOKUP([.$A168];ReweBereich;3;0)" office:value-type="float" office:value="0" calcext:value-type="float">
            <text:p/>
          </table:table-cell>
          <table:table-cell table:style-name="ce17" table:formula="of:=DOLLAR(VLOOKUP([.$A168];AldiBereich;4;0) ;2)" office:value-type="string" office:string-value="" calcext:value-type="error">
            <text:p>#NV</text:p>
          </table:table-cell>
          <table:table-cell table:style-name="ce13" table:formula="of:=VLOOKUP([.$A168];AldiBereich;3;0)" office:value-type="string" office:string-value="" calcext:value-type="error">
            <text:p>#NV</text:p>
          </table:table-cell>
          <table:table-cell table:style-name="ce18" table:formula="of:=DOLLAR(VLOOKUP([.$A168];MarktkaufBereich;4;0) ;2)" office:value-type="string" office:string-value="0,69 €" calcext:value-type="string">
            <text:p>0,69 €</text:p>
          </table:table-cell>
          <table:table-cell table:style-name="ce13" table:formula="of:=VLOOKUP([.$A168];MarktkaufBereich;3;0)" office:value-type="float" office:value="0" calcext:value-type="float">
            <text:p/>
          </table:table-cell>
          <table:table-cell table:style-name="ce19" table:formula="of:=DOLLAR(VLOOKUP([.$A168];PlusBereich;4;0) ;2)" office:value-type="string" office:string-value="" calcext:value-type="error">
            <text:p>#NV</text:p>
          </table:table-cell>
          <table:table-cell table:style-name="ce13" table:formula="of:=VLOOKUP([.$A168];PlusBereich;3;0)" office:value-type="string" office:string-value="" calcext:value-type="error">
            <text:p>#NV</text:p>
          </table:table-cell>
          <table:table-cell table:style-name="ce13" table:formula="of:=DOLLAR(VLOOKUP([.$A168];SchleckerBereich;4;0);2)" office:value-type="string" office:string-value="" calcext:value-type="error">
            <text:p>#NV</text:p>
          </table:table-cell>
          <table:table-cell table:style-name="ce13" table:formula="of:=VLOOKUP([.$A168];SchleckerBereich;3;0)" office:value-type="string" office:string-value="" calcext:value-type="error">
            <text:p>#NV</text:p>
          </table:table-cell>
          <table:table-cell table:style-name="ce13" table:formula="of:=DOLLAR(VLOOKUP([.$A168];MüllerBereich;4;0);2)" office:value-type="string" office:string-value="" calcext:value-type="error">
            <text:p>#NV</text:p>
          </table:table-cell>
          <table:table-cell table:style-name="ce13" table:formula="of:=VLOOKUP([.$A168];MüllerBereich;3;0)" office:value-type="string" office:string-value="" calcext:value-type="error">
            <text:p>#NV</text:p>
          </table:table-cell>
          <table:table-cell table:style-name="ce22" table:formula="of:=MIN(VALUE(IF(ISERROR([.$C168]);[Hilfsvariablen.$C$1];[.$C168]));VALUE(IF(ISERROR([.$E168]);[Hilfsvariablen.$C$1];[.$E168]));VALUE(IF(ISERROR([.$G168]);[Hilfsvariablen.$C$1];[.$G168]));VALUE(IF(ISERROR([.$I168]);[Hilfsvariablen.$C$1];[.$I168]));VALUE(IF(ISERROR([.$K168]);[Hilfsvariablen.$C$1];[.$K168]));VALUE(IF(ISERROR([.$M168]);[Hilfsvariablen.$C$1];[.$M168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Zellstoff Taschentücher 30x10 4-lagig</text:p>
          </table:table-cell>
          <table:table-cell table:style-name="ce10" table:formula="of:=IF(VALUE([.$O169])=VALUE([Hilfsvariablen.$C$1]);&quot;&quot;;[.$O169])" office:value-type="currency" office:currency="EUR" office:value="0" calcext:value-type="currency">
            <text:p>0,00 €</text:p>
          </table:table-cell>
          <table:table-cell table:style-name="ce14" table:formula="of:=DOLLAR(VLOOKUP([.$A169];ReweBereich;4;0) ;2)" office:value-type="string" office:string-value="0,00 €" calcext:value-type="string">
            <text:p>0,00 €</text:p>
          </table:table-cell>
          <table:table-cell table:style-name="ce13" table:formula="of:=VLOOKUP([.$A169];ReweBereich;3;0)" office:value-type="float" office:value="0" calcext:value-type="float">
            <text:p/>
          </table:table-cell>
          <table:table-cell table:style-name="ce17" table:formula="of:=DOLLAR(VLOOKUP([.$A169];AldiBereich;4;0) ;2)" office:value-type="string" office:string-value="" calcext:value-type="error">
            <text:p>#NV</text:p>
          </table:table-cell>
          <table:table-cell table:style-name="ce13" table:formula="of:=VLOOKUP([.$A169];AldiBereich;3;0)" office:value-type="string" office:string-value="" calcext:value-type="error">
            <text:p>#NV</text:p>
          </table:table-cell>
          <table:table-cell table:style-name="ce18" table:formula="of:=DOLLAR(VLOOKUP([.$A169];MarktkaufBereich;4;0) ;2)" office:value-type="string" office:string-value="1,39 €" calcext:value-type="string">
            <text:p>1,39 €</text:p>
          </table:table-cell>
          <table:table-cell table:style-name="ce13" table:formula="of:=VLOOKUP([.$A169];MarktkaufBereich;3;0)" office:value-type="float" office:value="0" calcext:value-type="float">
            <text:p/>
          </table:table-cell>
          <table:table-cell table:style-name="ce19" table:formula="of:=DOLLAR(VLOOKUP([.$A169];PlusBereich;4;0) ;2)" office:value-type="string" office:string-value="" calcext:value-type="error">
            <text:p>#NV</text:p>
          </table:table-cell>
          <table:table-cell table:style-name="ce13" table:formula="of:=VLOOKUP([.$A169];PlusBereich;3;0)" office:value-type="string" office:string-value="" calcext:value-type="error">
            <text:p>#NV</text:p>
          </table:table-cell>
          <table:table-cell table:style-name="ce13" table:formula="of:=DOLLAR(VLOOKUP([.$A169];SchleckerBereich;4;0);2)" office:value-type="string" office:string-value="" calcext:value-type="error">
            <text:p>#NV</text:p>
          </table:table-cell>
          <table:table-cell table:style-name="ce13" table:formula="of:=VLOOKUP([.$A169];SchleckerBereich;3;0)" office:value-type="string" office:string-value="" calcext:value-type="error">
            <text:p>#NV</text:p>
          </table:table-cell>
          <table:table-cell table:style-name="ce13" table:formula="of:=DOLLAR(VLOOKUP([.$A169];MüllerBereich;4;0);2)" office:value-type="string" office:string-value="" calcext:value-type="error">
            <text:p>#NV</text:p>
          </table:table-cell>
          <table:table-cell table:style-name="ce13" table:formula="of:=VLOOKUP([.$A169];MüllerBereich;3;0)" office:value-type="string" office:string-value="" calcext:value-type="error">
            <text:p>#NV</text:p>
          </table:table-cell>
          <table:table-cell table:style-name="ce22" table:formula="of:=MIN(VALUE(IF(ISERROR([.$C169]);[Hilfsvariablen.$C$1];[.$C169]));VALUE(IF(ISERROR([.$E169]);[Hilfsvariablen.$C$1];[.$E169]));VALUE(IF(ISERROR([.$G169]);[Hilfsvariablen.$C$1];[.$G169]));VALUE(IF(ISERROR([.$I169]);[Hilfsvariablen.$C$1];[.$I169]));VALUE(IF(ISERROR([.$K169]);[Hilfsvariablen.$C$1];[.$K169]));VALUE(IF(ISERROR([.$M169]);[Hilfsvariablen.$C$1];[.$M169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5" office:value-type="string" calcext:value-type="string">
            <text:p>Technik</text:p>
          </table:table-cell>
          <table:table-cell table:style-name="ce10" table:formula="of:=IF(VALUE([.$O170])=VALUE([Hilfsvariablen.$C$1]);&quot;&quot;;[.$O170])">
            <text:p/>
          </table:table-cell>
          <table:table-cell table:style-name="ce14" table:formula="of:=DOLLAR(VLOOKUP([.$A170];ReweBereich;4;0) ;2)" office:value-type="string" office:string-value="" calcext:value-type="error">
            <text:p>#NV</text:p>
          </table:table-cell>
          <table:table-cell table:style-name="ce13" table:formula="of:=VLOOKUP([.$A170];ReweBereich;3;0)" office:value-type="string" office:string-value="" calcext:value-type="error">
            <text:p>#NV</text:p>
          </table:table-cell>
          <table:table-cell table:style-name="ce17" table:formula="of:=DOLLAR(VLOOKUP([.$A170];AldiBereich;4;0) ;2)" office:value-type="string" office:string-value="" calcext:value-type="error">
            <text:p>#NV</text:p>
          </table:table-cell>
          <table:table-cell table:style-name="ce13" table:formula="of:=VLOOKUP([.$A170];AldiBereich;3;0)" office:value-type="string" office:string-value="" calcext:value-type="error">
            <text:p>#NV</text:p>
          </table:table-cell>
          <table:table-cell table:style-name="ce18" table:formula="of:=DOLLAR(VLOOKUP([.$A170];MarktkaufBereich;4;0) ;2)" office:value-type="string" office:string-value="" calcext:value-type="error">
            <text:p>#NV</text:p>
          </table:table-cell>
          <table:table-cell table:style-name="ce13" table:formula="of:=VLOOKUP([.$A170];MarktkaufBereich;3;0)" office:value-type="string" office:string-value="" calcext:value-type="error">
            <text:p>#NV</text:p>
          </table:table-cell>
          <table:table-cell table:style-name="ce19" table:formula="of:=DOLLAR(VLOOKUP([.$A170];PlusBereich;4;0) ;2)" office:value-type="string" office:string-value="" calcext:value-type="error">
            <text:p>#NV</text:p>
          </table:table-cell>
          <table:table-cell table:style-name="ce13" table:formula="of:=VLOOKUP([.$A170];PlusBereich;3;0)" office:value-type="string" office:string-value="" calcext:value-type="error">
            <text:p>#NV</text:p>
          </table:table-cell>
          <table:table-cell table:style-name="ce13" table:formula="of:=DOLLAR(VLOOKUP([.$A170];SchleckerBereich;4;0);2)" office:value-type="string" office:string-value="" calcext:value-type="error">
            <text:p>#NV</text:p>
          </table:table-cell>
          <table:table-cell table:style-name="ce13" table:formula="of:=VLOOKUP([.$A170];SchleckerBereich;3;0)" office:value-type="string" office:string-value="" calcext:value-type="error">
            <text:p>#NV</text:p>
          </table:table-cell>
          <table:table-cell table:style-name="ce13" table:formula="of:=DOLLAR(VLOOKUP([.$A170];MüllerBereich;4;0);2)" office:value-type="string" office:string-value="" calcext:value-type="error">
            <text:p>#NV</text:p>
          </table:table-cell>
          <table:table-cell table:style-name="ce13" table:formula="of:=VLOOKUP([.$A170];MüllerBereich;3;0)" office:value-type="string" office:string-value="" calcext:value-type="error">
            <text:p>#NV</text:p>
          </table:table-cell>
          <table:table-cell table:style-name="ce22" table:formula="of:=MIN(VALUE(IF(ISERROR([.$C170]);[Hilfsvariablen.$C$1];[.$C170]));VALUE(IF(ISERROR([.$E170]);[Hilfsvariablen.$C$1];[.$E170]));VALUE(IF(ISERROR([.$G170]);[Hilfsvariablen.$C$1];[.$G170]));VALUE(IF(ISERROR([.$I170]);[Hilfsvariablen.$C$1];[.$I170]));VALUE(IF(ISERROR([.$K170]);[Hilfsvariablen.$C$1];[.$K170]));VALUE(IF(ISERROR([.$M170]);[Hilfsvariablen.$C$1];[.$M170])))" office:value-type="currency" office:currency="EUR" office:value="1000000" calcext:value-type="currency">
            <text:p>1.000.00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Akkus Mignon Akkus AA2 Stück</text:p>
          </table:table-cell>
          <table:table-cell table:style-name="ce10" table:formula="of:=IF(VALUE([.$O171])=VALUE([Hilfsvariablen.$C$1]);&quot;&quot;;[.$O171])" office:value-type="currency" office:currency="EUR" office:value="0" calcext:value-type="currency">
            <text:p>0,00 €</text:p>
          </table:table-cell>
          <table:table-cell table:style-name="ce14" table:formula="of:=DOLLAR(VLOOKUP([.$A171];ReweBereich;4;0) ;2)" office:value-type="string" office:string-value="0,00 €" calcext:value-type="string">
            <text:p>0,00 €</text:p>
          </table:table-cell>
          <table:table-cell table:style-name="ce13" table:formula="of:=VLOOKUP([.$A171];ReweBereich;3;0)" office:value-type="float" office:value="0" calcext:value-type="float">
            <text:p/>
          </table:table-cell>
          <table:table-cell table:style-name="ce17" table:formula="of:=DOLLAR(VLOOKUP([.$A171];AldiBereich;4;0) ;2)" office:value-type="string" office:string-value="" calcext:value-type="error">
            <text:p>#NV</text:p>
          </table:table-cell>
          <table:table-cell table:style-name="ce13" table:formula="of:=VLOOKUP([.$A171];AldiBereich;3;0)" office:value-type="string" office:string-value="" calcext:value-type="error">
            <text:p>#NV</text:p>
          </table:table-cell>
          <table:table-cell table:style-name="ce18" table:formula="of:=DOLLAR(VLOOKUP([.$A171];MarktkaufBereich;4;0) ;2)" office:value-type="string" office:string-value="4,99 €" calcext:value-type="string">
            <text:p>4,99 €</text:p>
          </table:table-cell>
          <table:table-cell table:style-name="ce13" table:formula="of:=VLOOKUP([.$A171];MarktkaufBereich;3;0)" office:value-type="float" office:value="0" calcext:value-type="float">
            <text:p/>
          </table:table-cell>
          <table:table-cell table:style-name="ce19" table:formula="of:=DOLLAR(VLOOKUP([.$A171];PlusBereich;4;0) ;2)" office:value-type="string" office:string-value="" calcext:value-type="error">
            <text:p>#NV</text:p>
          </table:table-cell>
          <table:table-cell table:style-name="ce13" table:formula="of:=VLOOKUP([.$A171];PlusBereich;3;0)" office:value-type="string" office:string-value="" calcext:value-type="error">
            <text:p>#NV</text:p>
          </table:table-cell>
          <table:table-cell table:style-name="ce13" table:formula="of:=DOLLAR(VLOOKUP([.$A171];SchleckerBereich;4;0);2)" office:value-type="string" office:string-value="" calcext:value-type="error">
            <text:p>#NV</text:p>
          </table:table-cell>
          <table:table-cell table:style-name="ce13" table:formula="of:=VLOOKUP([.$A171];SchleckerBereich;3;0)" office:value-type="string" office:string-value="" calcext:value-type="error">
            <text:p>#NV</text:p>
          </table:table-cell>
          <table:table-cell table:style-name="ce13" table:formula="of:=DOLLAR(VLOOKUP([.$A171];MüllerBereich;4;0);2)" office:value-type="string" office:string-value="" calcext:value-type="error">
            <text:p>#NV</text:p>
          </table:table-cell>
          <table:table-cell table:style-name="ce13" table:formula="of:=VLOOKUP([.$A171];MüllerBereich;3;0)" office:value-type="string" office:string-value="" calcext:value-type="error">
            <text:p>#NV</text:p>
          </table:table-cell>
          <table:table-cell table:style-name="ce22" table:formula="of:=MIN(VALUE(IF(ISERROR([.$C171]);[Hilfsvariablen.$C$1];[.$C171]));VALUE(IF(ISERROR([.$E171]);[Hilfsvariablen.$C$1];[.$E171]));VALUE(IF(ISERROR([.$G171]);[Hilfsvariablen.$C$1];[.$G171]));VALUE(IF(ISERROR([.$I171]);[Hilfsvariablen.$C$1];[.$I171]));VALUE(IF(ISERROR([.$K171]);[Hilfsvariablen.$C$1];[.$K171]));VALUE(IF(ISERROR([.$M171]);[Hilfsvariablen.$C$1];[.$M171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Batterien Varta Longlife AA4</text:p>
          </table:table-cell>
          <table:table-cell table:style-name="ce10" table:formula="of:=IF(VALUE([.$O172])=VALUE([Hilfsvariablen.$C$1]);&quot;&quot;;[.$O172])" office:value-type="currency" office:currency="EUR" office:value="0" calcext:value-type="currency">
            <text:p>0,00 €</text:p>
          </table:table-cell>
          <table:table-cell table:style-name="ce14" table:formula="of:=DOLLAR(VLOOKUP([.$A172];ReweBereich;4;0) ;2)" office:value-type="string" office:string-value="0,00 €" calcext:value-type="string">
            <text:p>0,00 €</text:p>
          </table:table-cell>
          <table:table-cell table:style-name="ce13" table:formula="of:=VLOOKUP([.$A172];ReweBereich;3;0)" office:value-type="float" office:value="0" calcext:value-type="float">
            <text:p/>
          </table:table-cell>
          <table:table-cell table:style-name="ce17" table:formula="of:=DOLLAR(VLOOKUP([.$A172];AldiBereich;4;0) ;2)" office:value-type="string" office:string-value="" calcext:value-type="error">
            <text:p>#NV</text:p>
          </table:table-cell>
          <table:table-cell table:style-name="ce13" table:formula="of:=VLOOKUP([.$A172];AldiBereich;3;0)" office:value-type="string" office:string-value="" calcext:value-type="error">
            <text:p>#NV</text:p>
          </table:table-cell>
          <table:table-cell table:style-name="ce18" table:formula="of:=DOLLAR(VLOOKUP([.$A172];MarktkaufBereich;4;0) ;2)" office:value-type="string" office:string-value="2,99 €" calcext:value-type="string">
            <text:p>2,99 €</text:p>
          </table:table-cell>
          <table:table-cell table:style-name="ce13" table:formula="of:=VLOOKUP([.$A172];MarktkaufBereich;3;0)" office:value-type="float" office:value="0" calcext:value-type="float">
            <text:p/>
          </table:table-cell>
          <table:table-cell table:style-name="ce19" table:formula="of:=DOLLAR(VLOOKUP([.$A172];PlusBereich;4;0) ;2)" office:value-type="string" office:string-value="" calcext:value-type="error">
            <text:p>#NV</text:p>
          </table:table-cell>
          <table:table-cell table:style-name="ce13" table:formula="of:=VLOOKUP([.$A172];PlusBereich;3;0)" office:value-type="string" office:string-value="" calcext:value-type="error">
            <text:p>#NV</text:p>
          </table:table-cell>
          <table:table-cell table:style-name="ce13" table:formula="of:=DOLLAR(VLOOKUP([.$A172];SchleckerBereich;4;0);2)" office:value-type="string" office:string-value="" calcext:value-type="error">
            <text:p>#NV</text:p>
          </table:table-cell>
          <table:table-cell table:style-name="ce13" table:formula="of:=VLOOKUP([.$A172];SchleckerBereich;3;0)" office:value-type="string" office:string-value="" calcext:value-type="error">
            <text:p>#NV</text:p>
          </table:table-cell>
          <table:table-cell table:style-name="ce13" table:formula="of:=DOLLAR(VLOOKUP([.$A172];MüllerBereich;4;0);2)" office:value-type="string" office:string-value="" calcext:value-type="error">
            <text:p>#NV</text:p>
          </table:table-cell>
          <table:table-cell table:style-name="ce13" table:formula="of:=VLOOKUP([.$A172];MüllerBereich;3;0)" office:value-type="string" office:string-value="" calcext:value-type="error">
            <text:p>#NV</text:p>
          </table:table-cell>
          <table:table-cell table:style-name="ce22" table:formula="of:=MIN(VALUE(IF(ISERROR([.$C172]);[Hilfsvariablen.$C$1];[.$C172]));VALUE(IF(ISERROR([.$E172]);[Hilfsvariablen.$C$1];[.$E172]));VALUE(IF(ISERROR([.$G172]);[Hilfsvariablen.$C$1];[.$G172]));VALUE(IF(ISERROR([.$I172]);[Hilfsvariablen.$C$1];[.$I172]));VALUE(IF(ISERROR([.$K172]);[Hilfsvariablen.$C$1];[.$K172]));VALUE(IF(ISERROR([.$M172]);[Hilfsvariablen.$C$1];[.$M172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Kopierpapier 80 gr</text:p>
          </table:table-cell>
          <table:table-cell table:style-name="ce10" table:formula="of:=IF(VALUE([.$O173])=VALUE([Hilfsvariablen.$C$1]);&quot;&quot;;[.$O173])" office:value-type="currency" office:currency="EUR" office:value="0" calcext:value-type="currency">
            <text:p>0,00 €</text:p>
          </table:table-cell>
          <table:table-cell table:style-name="ce14" table:formula="of:=DOLLAR(VLOOKUP([.$A173];ReweBereich;4;0) ;2)" office:value-type="string" office:string-value="0,00 €" calcext:value-type="string">
            <text:p>0,00 €</text:p>
          </table:table-cell>
          <table:table-cell table:style-name="ce13" table:formula="of:=VLOOKUP([.$A173];ReweBereich;3;0)" office:value-type="float" office:value="0" calcext:value-type="float">
            <text:p/>
          </table:table-cell>
          <table:table-cell table:style-name="ce17" table:formula="of:=DOLLAR(VLOOKUP([.$A173];AldiBereich;4;0) ;2)" office:value-type="string" office:string-value="" calcext:value-type="error">
            <text:p>#NV</text:p>
          </table:table-cell>
          <table:table-cell table:style-name="ce13" table:formula="of:=VLOOKUP([.$A173];AldiBereich;3;0)" office:value-type="string" office:string-value="" calcext:value-type="error">
            <text:p>#NV</text:p>
          </table:table-cell>
          <table:table-cell table:style-name="ce18" table:formula="of:=DOLLAR(VLOOKUP([.$A173];MarktkaufBereich;4;0) ;2)" office:value-type="string" office:string-value="1,99 €" calcext:value-type="string">
            <text:p>1,99 €</text:p>
          </table:table-cell>
          <table:table-cell table:style-name="ce13" table:formula="of:=VLOOKUP([.$A173];MarktkaufBereich;3;0)" office:value-type="float" office:value="0" calcext:value-type="float">
            <text:p/>
          </table:table-cell>
          <table:table-cell table:style-name="ce19" table:formula="of:=DOLLAR(VLOOKUP([.$A173];PlusBereich;4;0) ;2)" office:value-type="string" office:string-value="" calcext:value-type="error">
            <text:p>#NV</text:p>
          </table:table-cell>
          <table:table-cell table:style-name="ce13" table:formula="of:=VLOOKUP([.$A173];PlusBereich;3;0)" office:value-type="string" office:string-value="" calcext:value-type="error">
            <text:p>#NV</text:p>
          </table:table-cell>
          <table:table-cell table:style-name="ce13" table:formula="of:=DOLLAR(VLOOKUP([.$A173];SchleckerBereich;4;0);2)" office:value-type="string" office:string-value="" calcext:value-type="error">
            <text:p>#NV</text:p>
          </table:table-cell>
          <table:table-cell table:style-name="ce13" table:formula="of:=VLOOKUP([.$A173];SchleckerBereich;3;0)" office:value-type="string" office:string-value="" calcext:value-type="error">
            <text:p>#NV</text:p>
          </table:table-cell>
          <table:table-cell table:style-name="ce13" table:formula="of:=DOLLAR(VLOOKUP([.$A173];MüllerBereich;4;0);2)" office:value-type="string" office:string-value="" calcext:value-type="error">
            <text:p>#NV</text:p>
          </table:table-cell>
          <table:table-cell table:style-name="ce13" table:formula="of:=VLOOKUP([.$A173];MüllerBereich;3;0)" office:value-type="string" office:string-value="" calcext:value-type="error">
            <text:p>#NV</text:p>
          </table:table-cell>
          <table:table-cell table:style-name="ce22" table:formula="of:=MIN(VALUE(IF(ISERROR([.$C173]);[Hilfsvariablen.$C$1];[.$C173]));VALUE(IF(ISERROR([.$E173]);[Hilfsvariablen.$C$1];[.$E173]));VALUE(IF(ISERROR([.$G173]);[Hilfsvariablen.$C$1];[.$G173]));VALUE(IF(ISERROR([.$I173]);[Hilfsvariablen.$C$1];[.$I173]));VALUE(IF(ISERROR([.$K173]);[Hilfsvariablen.$C$1];[.$K173]));VALUE(IF(ISERROR([.$M173]);[Hilfsvariablen.$C$1];[.$M173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Lampen 60 Watt Neonröhre OSR.1604</text:p>
          </table:table-cell>
          <table:table-cell table:style-name="ce10" table:formula="of:=IF(VALUE([.$O174])=VALUE([Hilfsvariablen.$C$1]);&quot;&quot;;[.$O174])" office:value-type="currency" office:currency="EUR" office:value="0" calcext:value-type="currency">
            <text:p>0,00 €</text:p>
          </table:table-cell>
          <table:table-cell table:style-name="ce14" table:formula="of:=DOLLAR(VLOOKUP([.$A174];ReweBereich;4;0) ;2)" office:value-type="string" office:string-value="0,00 €" calcext:value-type="string">
            <text:p>0,00 €</text:p>
          </table:table-cell>
          <table:table-cell table:style-name="ce13" table:formula="of:=VLOOKUP([.$A174];ReweBereich;3;0)" office:value-type="float" office:value="0" calcext:value-type="float">
            <text:p/>
          </table:table-cell>
          <table:table-cell table:style-name="ce17" table:formula="of:=DOLLAR(VLOOKUP([.$A174];AldiBereich;4;0) ;2)" office:value-type="string" office:string-value="" calcext:value-type="error">
            <text:p>#NV</text:p>
          </table:table-cell>
          <table:table-cell table:style-name="ce13" table:formula="of:=VLOOKUP([.$A174];AldiBereich;3;0)" office:value-type="string" office:string-value="" calcext:value-type="error">
            <text:p>#NV</text:p>
          </table:table-cell>
          <table:table-cell table:style-name="ce18" table:formula="of:=DOLLAR(VLOOKUP([.$A174];MarktkaufBereich;4;0) ;2)" office:value-type="string" office:string-value="4,79 €" calcext:value-type="string">
            <text:p>4,79 €</text:p>
          </table:table-cell>
          <table:table-cell table:style-name="ce13" table:formula="of:=VLOOKUP([.$A174];MarktkaufBereich;3;0)" office:value-type="float" office:value="0" calcext:value-type="float">
            <text:p/>
          </table:table-cell>
          <table:table-cell table:style-name="ce19" table:formula="of:=DOLLAR(VLOOKUP([.$A174];PlusBereich;4;0) ;2)" office:value-type="string" office:string-value="" calcext:value-type="error">
            <text:p>#NV</text:p>
          </table:table-cell>
          <table:table-cell table:style-name="ce13" table:formula="of:=VLOOKUP([.$A174];PlusBereich;3;0)" office:value-type="string" office:string-value="" calcext:value-type="error">
            <text:p>#NV</text:p>
          </table:table-cell>
          <table:table-cell table:style-name="ce13" table:formula="of:=DOLLAR(VLOOKUP([.$A174];SchleckerBereich;4;0);2)" office:value-type="string" office:string-value="" calcext:value-type="error">
            <text:p>#NV</text:p>
          </table:table-cell>
          <table:table-cell table:style-name="ce13" table:formula="of:=VLOOKUP([.$A174];SchleckerBereich;3;0)" office:value-type="string" office:string-value="" calcext:value-type="error">
            <text:p>#NV</text:p>
          </table:table-cell>
          <table:table-cell table:style-name="ce13" table:formula="of:=DOLLAR(VLOOKUP([.$A174];MüllerBereich;4;0);2)" office:value-type="string" office:string-value="" calcext:value-type="error">
            <text:p>#NV</text:p>
          </table:table-cell>
          <table:table-cell table:style-name="ce13" table:formula="of:=VLOOKUP([.$A174];MüllerBereich;3;0)" office:value-type="string" office:string-value="" calcext:value-type="error">
            <text:p>#NV</text:p>
          </table:table-cell>
          <table:table-cell table:style-name="ce22" table:formula="of:=MIN(VALUE(IF(ISERROR([.$C174]);[Hilfsvariablen.$C$1];[.$C174]));VALUE(IF(ISERROR([.$E174]);[Hilfsvariablen.$C$1];[.$E174]));VALUE(IF(ISERROR([.$G174]);[Hilfsvariablen.$C$1];[.$G174]));VALUE(IF(ISERROR([.$I174]);[Hilfsvariablen.$C$1];[.$I174]));VALUE(IF(ISERROR([.$K174]);[Hilfsvariablen.$C$1];[.$K174]));VALUE(IF(ISERROR([.$M174]);[Hilfsvariablen.$C$1];[.$M174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Massband Schneidermassband</text:p>
          </table:table-cell>
          <table:table-cell table:style-name="ce10" table:formula="of:=IF(VALUE([.$O175])=VALUE([Hilfsvariablen.$C$1]);&quot;&quot;;[.$O175])" office:value-type="currency" office:currency="EUR" office:value="0" calcext:value-type="currency">
            <text:p>0,00 €</text:p>
          </table:table-cell>
          <table:table-cell table:style-name="ce14" table:formula="of:=DOLLAR(VLOOKUP([.$A175];ReweBereich;4;0) ;2)" office:value-type="string" office:string-value="0,00 €" calcext:value-type="string">
            <text:p>0,00 €</text:p>
          </table:table-cell>
          <table:table-cell table:style-name="ce13" table:formula="of:=VLOOKUP([.$A175];ReweBereich;3;0)" office:value-type="float" office:value="0" calcext:value-type="float">
            <text:p/>
          </table:table-cell>
          <table:table-cell table:style-name="ce17" table:formula="of:=DOLLAR(VLOOKUP([.$A175];AldiBereich;4;0) ;2)" office:value-type="string" office:string-value="" calcext:value-type="error">
            <text:p>#NV</text:p>
          </table:table-cell>
          <table:table-cell table:style-name="ce13" table:formula="of:=VLOOKUP([.$A175];AldiBereich;3;0)" office:value-type="string" office:string-value="" calcext:value-type="error">
            <text:p>#NV</text:p>
          </table:table-cell>
          <table:table-cell table:style-name="ce18" table:formula="of:=DOLLAR(VLOOKUP([.$A175];MarktkaufBereich;4;0) ;2)" office:value-type="string" office:string-value="1,79 €" calcext:value-type="string">
            <text:p>1,79 €</text:p>
          </table:table-cell>
          <table:table-cell table:style-name="ce13" table:formula="of:=VLOOKUP([.$A175];MarktkaufBereich;3;0)" office:value-type="float" office:value="0" calcext:value-type="float">
            <text:p/>
          </table:table-cell>
          <table:table-cell table:style-name="ce19" table:formula="of:=DOLLAR(VLOOKUP([.$A175];PlusBereich;4;0) ;2)" office:value-type="string" office:string-value="" calcext:value-type="error">
            <text:p>#NV</text:p>
          </table:table-cell>
          <table:table-cell table:style-name="ce13" table:formula="of:=VLOOKUP([.$A175];PlusBereich;3;0)" office:value-type="string" office:string-value="" calcext:value-type="error">
            <text:p>#NV</text:p>
          </table:table-cell>
          <table:table-cell table:style-name="ce13" table:formula="of:=DOLLAR(VLOOKUP([.$A175];SchleckerBereich;4;0);2)" office:value-type="string" office:string-value="" calcext:value-type="error">
            <text:p>#NV</text:p>
          </table:table-cell>
          <table:table-cell table:style-name="ce13" table:formula="of:=VLOOKUP([.$A175];SchleckerBereich;3;0)" office:value-type="string" office:string-value="" calcext:value-type="error">
            <text:p>#NV</text:p>
          </table:table-cell>
          <table:table-cell table:style-name="ce13" table:formula="of:=DOLLAR(VLOOKUP([.$A175];MüllerBereich;4;0);2)" office:value-type="string" office:string-value="" calcext:value-type="error">
            <text:p>#NV</text:p>
          </table:table-cell>
          <table:table-cell table:style-name="ce13" table:formula="of:=VLOOKUP([.$A175];MüllerBereich;3;0)" office:value-type="string" office:string-value="" calcext:value-type="error">
            <text:p>#NV</text:p>
          </table:table-cell>
          <table:table-cell table:style-name="ce22" table:formula="of:=MIN(VALUE(IF(ISERROR([.$C175]);[Hilfsvariablen.$C$1];[.$C175]));VALUE(IF(ISERROR([.$E175]);[Hilfsvariablen.$C$1];[.$E175]));VALUE(IF(ISERROR([.$G175]);[Hilfsvariablen.$C$1];[.$G175]));VALUE(IF(ISERROR([.$I175]);[Hilfsvariablen.$C$1];[.$I175]));VALUE(IF(ISERROR([.$K175]);[Hilfsvariablen.$C$1];[.$K175]));VALUE(IF(ISERROR([.$M175]);[Hilfsvariablen.$C$1];[.$M175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trümpfe Damen Freizeitsocken</text:p>
          </table:table-cell>
          <table:table-cell table:style-name="ce10" table:formula="of:=IF(VALUE([.$O176])=VALUE([Hilfsvariablen.$C$1]);&quot;&quot;;[.$O176])" office:value-type="currency" office:currency="EUR" office:value="0" calcext:value-type="currency">
            <text:p>0,00 €</text:p>
          </table:table-cell>
          <table:table-cell table:style-name="ce14" table:formula="of:=DOLLAR(VLOOKUP([.$A176];ReweBereich;4;0) ;2)" office:value-type="string" office:string-value="0,00 €" calcext:value-type="string">
            <text:p>0,00 €</text:p>
          </table:table-cell>
          <table:table-cell table:style-name="ce13" table:formula="of:=VLOOKUP([.$A176];ReweBereich;3;0)" office:value-type="float" office:value="0" calcext:value-type="float">
            <text:p/>
          </table:table-cell>
          <table:table-cell table:style-name="ce17" table:formula="of:=DOLLAR(VLOOKUP([.$A176];AldiBereich;4;0) ;2)" office:value-type="string" office:string-value="" calcext:value-type="error">
            <text:p>#NV</text:p>
          </table:table-cell>
          <table:table-cell table:style-name="ce13" table:formula="of:=VLOOKUP([.$A176];AldiBereich;3;0)" office:value-type="string" office:string-value="" calcext:value-type="error">
            <text:p>#NV</text:p>
          </table:table-cell>
          <table:table-cell table:style-name="ce18" table:formula="of:=DOLLAR(VLOOKUP([.$A176];MarktkaufBereich;4;0) ;2)" office:value-type="string" office:string-value="2,99 €" calcext:value-type="string">
            <text:p>2,99 €</text:p>
          </table:table-cell>
          <table:table-cell table:style-name="ce13" table:formula="of:=VLOOKUP([.$A176];MarktkaufBereich;3;0)" office:value-type="float" office:value="0" calcext:value-type="float">
            <text:p/>
          </table:table-cell>
          <table:table-cell table:style-name="ce19" table:formula="of:=DOLLAR(VLOOKUP([.$A176];PlusBereich;4;0) ;2)" office:value-type="string" office:string-value="" calcext:value-type="error">
            <text:p>#NV</text:p>
          </table:table-cell>
          <table:table-cell table:style-name="ce13" table:formula="of:=VLOOKUP([.$A176];PlusBereich;3;0)" office:value-type="string" office:string-value="" calcext:value-type="error">
            <text:p>#NV</text:p>
          </table:table-cell>
          <table:table-cell table:style-name="ce13" table:formula="of:=DOLLAR(VLOOKUP([.$A176];SchleckerBereich;4;0);2)" office:value-type="string" office:string-value="" calcext:value-type="error">
            <text:p>#NV</text:p>
          </table:table-cell>
          <table:table-cell table:style-name="ce13" table:formula="of:=VLOOKUP([.$A176];SchleckerBereich;3;0)" office:value-type="string" office:string-value="" calcext:value-type="error">
            <text:p>#NV</text:p>
          </table:table-cell>
          <table:table-cell table:style-name="ce13" table:formula="of:=DOLLAR(VLOOKUP([.$A176];MüllerBereich;4;0);2)" office:value-type="string" office:string-value="" calcext:value-type="error">
            <text:p>#NV</text:p>
          </table:table-cell>
          <table:table-cell table:style-name="ce13" table:formula="of:=VLOOKUP([.$A176];MüllerBereich;3;0)" office:value-type="string" office:string-value="" calcext:value-type="error">
            <text:p>#NV</text:p>
          </table:table-cell>
          <table:table-cell table:style-name="ce22" table:formula="of:=MIN(VALUE(IF(ISERROR([.$C176]);[Hilfsvariablen.$C$1];[.$C176]));VALUE(IF(ISERROR([.$E176]);[Hilfsvariablen.$C$1];[.$E176]));VALUE(IF(ISERROR([.$G176]);[Hilfsvariablen.$C$1];[.$G176]));VALUE(IF(ISERROR([.$I176]);[Hilfsvariablen.$C$1];[.$I176]));VALUE(IF(ISERROR([.$K176]);[Hilfsvariablen.$C$1];[.$K176]));VALUE(IF(ISERROR([.$M176]);[Hilfsvariablen.$C$1];[.$M176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style-name="ce3" office:value-type="string" calcext:value-type="string">
            <text:p>Strümpfe Herren Socken</text:p>
          </table:table-cell>
          <table:table-cell table:style-name="ce10" table:formula="of:=IF(VALUE([.$O177])=VALUE([Hilfsvariablen.$C$1]);&quot;&quot;;[.$O177])" office:value-type="currency" office:currency="EUR" office:value="0" calcext:value-type="currency">
            <text:p>0,00 €</text:p>
          </table:table-cell>
          <table:table-cell table:style-name="ce14" table:formula="of:=DOLLAR(VLOOKUP([.$A177];ReweBereich;4;0) ;2)" office:value-type="string" office:string-value="0,00 €" calcext:value-type="string">
            <text:p>0,00 €</text:p>
          </table:table-cell>
          <table:table-cell table:style-name="ce13" table:formula="of:=VLOOKUP([.$A177];ReweBereich;3;0)" office:value-type="float" office:value="0" calcext:value-type="float">
            <text:p/>
          </table:table-cell>
          <table:table-cell table:style-name="ce17" table:formula="of:=DOLLAR(VLOOKUP([.$A177];AldiBereich;4;0) ;2)" office:value-type="string" office:string-value="" calcext:value-type="error">
            <text:p>#NV</text:p>
          </table:table-cell>
          <table:table-cell table:style-name="ce13" table:formula="of:=VLOOKUP([.$A177];AldiBereich;3;0)" office:value-type="string" office:string-value="" calcext:value-type="error">
            <text:p>#NV</text:p>
          </table:table-cell>
          <table:table-cell table:style-name="ce18" table:formula="of:=DOLLAR(VLOOKUP([.$A177];MarktkaufBereich;4;0) ;2)" office:value-type="string" office:string-value="4,99 €" calcext:value-type="string">
            <text:p>4,99 €</text:p>
          </table:table-cell>
          <table:table-cell table:style-name="ce13" table:formula="of:=VLOOKUP([.$A177];MarktkaufBereich;3;0)" office:value-type="float" office:value="0" calcext:value-type="float">
            <text:p/>
          </table:table-cell>
          <table:table-cell table:style-name="ce19" table:formula="of:=DOLLAR(VLOOKUP([.$A177];PlusBereich;4;0) ;2)" office:value-type="string" office:string-value="" calcext:value-type="error">
            <text:p>#NV</text:p>
          </table:table-cell>
          <table:table-cell table:style-name="ce13" table:formula="of:=VLOOKUP([.$A177];PlusBereich;3;0)" office:value-type="string" office:string-value="" calcext:value-type="error">
            <text:p>#NV</text:p>
          </table:table-cell>
          <table:table-cell table:style-name="ce13" table:formula="of:=DOLLAR(VLOOKUP([.$A177];SchleckerBereich;4;0);2)" office:value-type="string" office:string-value="" calcext:value-type="error">
            <text:p>#NV</text:p>
          </table:table-cell>
          <table:table-cell table:style-name="ce13" table:formula="of:=VLOOKUP([.$A177];SchleckerBereich;3;0)" office:value-type="string" office:string-value="" calcext:value-type="error">
            <text:p>#NV</text:p>
          </table:table-cell>
          <table:table-cell table:style-name="ce13" table:formula="of:=DOLLAR(VLOOKUP([.$A177];MüllerBereich;4;0);2)" office:value-type="string" office:string-value="" calcext:value-type="error">
            <text:p>#NV</text:p>
          </table:table-cell>
          <table:table-cell table:style-name="ce13" table:formula="of:=VLOOKUP([.$A177];MüllerBereich;3;0)" office:value-type="string" office:string-value="" calcext:value-type="error">
            <text:p>#NV</text:p>
          </table:table-cell>
          <table:table-cell table:style-name="ce22" table:formula="of:=MIN(VALUE(IF(ISERROR([.$C177]);[Hilfsvariablen.$C$1];[.$C177]));VALUE(IF(ISERROR([.$E177]);[Hilfsvariablen.$C$1];[.$E177]));VALUE(IF(ISERROR([.$G177]);[Hilfsvariablen.$C$1];[.$G177]));VALUE(IF(ISERROR([.$I177]);[Hilfsvariablen.$C$1];[.$I177]));VALUE(IF(ISERROR([.$K177]);[Hilfsvariablen.$C$1];[.$K177]));VALUE(IF(ISERROR([.$M177]);[Hilfsvariablen.$C$1];[.$M177])))" office:value-type="currency" office:currency="EUR" office:value="0" calcext:value-type="currency">
            <text:p>0,00 €</text:p>
          </table:table-cell>
          <table:table-cell table:style-name="ce24" table:number-columns-repeated="200"/>
          <table:table-cell table:style-name="ce26" table:number-columns-repeated="43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8"/>
          <table:table-cell table:style-name="Default" table:number-columns-repeated="2"/>
          <table:table-cell table:number-columns-repeated="244"/>
        </table:table-row>
        <table:table-row table:style-name="ro1" table:number-rows-repeated="11">
          <table:table-cell table:style-name="ce7"/>
          <table:table-cell table:style-name="ce11"/>
          <table:table-cell table:style-name="ce15" table:number-columns-repeated="10"/>
          <table:table-cell table:style-name="Default" table:number-columns-repeated="2"/>
          <table:table-cell table:style-name="ce23" table:number-columns-repeated="201"/>
          <table:table-cell table:number-columns-repeated="43"/>
        </table:table-row>
        <table:table-row table:style-name="ro1" table:number-rows-repeated="31884">
          <table:table-cell table:style-name="ce7"/>
          <table:table-cell table:style-name="ce11"/>
          <table:table-cell table:style-name="ce15" table:number-columns-repeated="12"/>
          <table:table-cell table:style-name="ce23" table:number-columns-repeated="201"/>
          <table:table-cell table:number-columns-repeated="43"/>
        </table:table-row>
        <table:table-row table:style-name="ro1" table:number-rows-repeated="33467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REWE Online" table:style-name="ta1" table:print="false">
        <office:forms form:automatic-focus="false" form:apply-design-mode="false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0" table:default-cell-style-name="ce51"/>
        <table:table-column table:style-name="co10" table:number-columns-repeated="244" table:default-cell-style-name="Default"/>
        <table:table-row table:style-name="ro1">
          <table:table-cell table:style-name="ce27" office:value-type="string" calcext:value-type="string">
            <text:p>UBA Code</text:p>
          </table:table-cell>
          <table:table-cell table:style-name="ce35" office:value-type="string" calcext:value-type="string">
            <text:p>EAN Code</text:p>
          </table:table-cell>
          <table:table-cell table:style-name="ce20" office:value-type="string" calcext:value-type="string">
            <text:p>Kategorie Marke Menge</text:p>
          </table:table-cell>
          <table:table-cell table:style-name="ce20" office:value-type="string" calcext:value-type="string">
            <text:p>Variante</text:p>
          </table:table-cell>
          <table:table-cell table:style-name="ce20" office:value-type="string" calcext:value-type="string">
            <text:p>Geschmack</text:p>
          </table:table-cell>
          <table:table-cell table:style-name="ce45" office:value-type="date" office:date-value="2015-01-09" calcext:value-type="date">
            <text:p>09.01.2015</text:p>
          </table:table-cell>
          <table:table-cell table:style-name="ce25"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Alkohol Choya Sake 0,75 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28855001801</text:p>
          </table:table-cell>
          <table:table-cell table:style-name="ce41" table:content-validation-name="val1" office:value-type="string" calcext:value-type="string">
            <text:p>Baguette Kräuterbaguette 175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Brot Roggenmischbrot geschnitten 1 Laib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Brot Weltmeisterbrot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9"/>
          <table:table-cell table:style-name="ce37" office:value-type="float" office:value="40004235" calcext:value-type="float">
            <text:p>40004235</text:p>
          </table:table-cell>
          <table:table-cell table:style-name="ce41" table:content-validation-name="val1" office:value-type="string" calcext:value-type="string">
            <text:p>Butter Rama Original 500g</text:p>
          </table:table-cell>
          <table:table-cell table:style-name="ce41" table:number-columns-repeated="2"/>
          <table:table-cell table:style-name="ce47"/>
          <table:table-cell table:number-columns-repeated="244"/>
        </table:table-row>
        <table:table-row table:style-name="ro1">
          <table:table-cell table:style-name="ce29"/>
          <table:table-cell table:style-name="ce37"/>
          <table:table-cell table:style-name="ce41" table:content-validation-name="val1" office:value-type="string" calcext:value-type="string">
            <text:p>CurryWurst Fastfood</text:p>
          </table:table-cell>
          <table:table-cell table:style-name="ce41" table:number-columns-repeated="2"/>
          <table:table-cell table:style-name="ce47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13712273033</text:p>
          </table:table-cell>
          <table:table-cell table:style-name="ce41" table:content-validation-name="val1" office:value-type="string" calcext:value-type="string">
            <text:p>Dosenfisch Heringsfilets in Tomatencreme 200g</text:p>
          </table:table-cell>
          <table:table-cell table:style-name="ce41" office:value-type="string" calcext:value-type="string">
            <text:p>Hawesta</text:p>
          </table:table-cell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13712275167</text:p>
          </table:table-cell>
          <table:table-cell table:style-name="ce41" table:content-validation-name="val1" office:value-type="string" calcext:value-type="string">
            <text:p>Dosenfisch Heringsfilets in Tomatencreme 200g</text:p>
          </table:table-cell>
          <table:table-cell table:style-name="ce41" office:value-type="string" calcext:value-type="string">
            <text:p>G+B</text:p>
          </table:table-cell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36"/>
          <table:table-cell table:style-name="ce41" table:content-validation-name="val1" office:value-type="string" calcext:value-type="string">
            <text:p>Eier braun 10er Packun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7993092049</text:p>
          </table:table-cell>
          <table:table-cell table:style-name="ce41" table:content-validation-name="val1" office:value-type="string" calcext:value-type="string">
            <text:p>Eis Family rot, weiss ,braun 2,5 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Feinfrost Grillschenkelpfanne 920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3035002014</text:p>
          </table:table-cell>
          <table:table-cell table:style-name="ce41" table:content-validation-name="val1" office:value-type="string" calcext:value-type="string">
            <text:p>Feinkostsalat Budapester Salat 200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3035004087</text:p>
          </table:table-cell>
          <table:table-cell table:style-name="ce41" table:content-validation-name="val1" office:value-type="string" calcext:value-type="string">
            <text:p>Feinkostsalat Delikatess Heringssalat 250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3035004643</text:p>
          </table:table-cell>
          <table:table-cell table:style-name="ce41" table:content-validation-name="val1" office:value-type="string" calcext:value-type="string">
            <text:p>Feinkostsalat Dill-Happen 200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3035003189</text:p>
          </table:table-cell>
          <table:table-cell table:style-name="ce41" table:content-validation-name="val1" office:value-type="string" calcext:value-type="string">
            <text:p>Feinkostsalat Farmer Salat 400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Feinfrost Pfanne Nasi Goren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42258479234</text:p>
          </table:table-cell>
          <table:table-cell table:style-name="ce41" table:content-validation-name="val1" office:value-type="string" calcext:value-type="string">
            <text:p>Fleisch Schweineminutensteak 400g</text:p>
          </table:table-cell>
          <table:table-cell table:style-name="ce41" office:value-type="string" calcext:value-type="string">
            <text:p>aus dem Rücken</text:p>
          </table:table-cell>
          <table:table-cell table:style-name="ce44"/>
          <table:table-cell table:style-name="ce46" office:value-type="currency" office:currency="EUR" office:value="2.79" calcext:value-type="currency">
            <text:p>2,7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42258479159</text:p>
          </table:table-cell>
          <table:table-cell table:style-name="ce41" table:content-validation-name="val1" office:value-type="string" calcext:value-type="string">
            <text:p>Fleisch Schweineschnitzel 600g</text:p>
          </table:table-cell>
          <table:table-cell table:style-name="ce41" office:value-type="string" calcext:value-type="string">
            <text:p>aus Schinken</text:p>
          </table:table-cell>
          <table:table-cell table:style-name="ce44"/>
          <table:table-cell table:style-name="ce46" office:value-type="currency" office:currency="EUR" office:value="3.59" calcext:value-type="currency">
            <text:p>3,5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87110147600767</text:p>
          </table:table-cell>
          <table:table-cell table:style-name="ce41" table:content-validation-name="val1" office:value-type="string" calcext:value-type="string">
            <text:p>Gemüse Dattelrispentomaten 250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8429245000262</text:p>
          </table:table-cell>
          <table:table-cell table:style-name="ce41" table:content-validation-name="val1" office:value-type="string" calcext:value-type="string">
            <text:p>Gemüse Eisbergsalat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Gemüsezwiebeln 4 Stück 1 k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Glas Apfelrotkohl 0,72 L mit <text:s/>680 g 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Glas Spreewald Gurken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Gurke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Party Tomaten 500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Radieschen 1 Bund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2040203000993</text:p>
          </table:table-cell>
          <table:table-cell table:style-name="ce41" table:content-validation-name="val1" office:value-type="string" calcext:value-type="string">
            <text:p>Gemüse Strauchtomaten 1 k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nussmittel Filterhülsen Malboro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würze Lorbeerblätter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würze Nelken 7,5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würze Nelken gemahlen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8100173620</text:p>
          </table:table-cell>
          <table:table-cell table:style-name="ce41" table:content-validation-name="val1" office:value-type="string" calcext:value-type="string">
            <text:p>Gemüse Glas Apfelrotkohl 850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2402062606</text:p>
          </table:table-cell>
          <table:table-cell table:style-name="ce41" table:content-validation-name="val1" office:value-type="string" calcext:value-type="string">
            <text:p>Gemüse Glas Stangenspargel 370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8533094707</text:p>
          </table:table-cell>
          <table:table-cell table:style-name="ce41" table:content-validation-name="val1" office:value-type="string" calcext:value-type="string">
            <text:p>GlasWurst5 Bock Würstchen375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2720006016</text:p>
          </table:table-cell>
          <table:table-cell table:style-name="ce41" table:content-validation-name="val1" office:value-type="string" calcext:value-type="string">
            <text:p>Kaffee Cappuccino Choco 400 g</text:p>
          </table:table-cell>
          <table:table-cell table:style-name="ce41" office:value-type="string" calcext:value-type="string">
            <text:p>Melitta</text:p>
          </table:table-cell>
          <table:table-cell table:style-name="ce44"/>
          <table:table-cell table:style-name="ce46" office:value-type="currency" office:currency="EUR" office:value="2.59" calcext:value-type="currency">
            <text:p>2,5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Kaffee Cappuccino White 0,5 k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float" office:value="4005500059691" calcext:value-type="float">
            <text:p>4005500059691</text:p>
          </table:table-cell>
          <table:table-cell table:style-name="ce41" table:content-validation-name="val1" office:value-type="string" calcext:value-type="string">
            <text:p>Kaffee Die Weisse Cappuccino 0,5 k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Kaffee Kräftig 0,5 k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2720003077</text:p>
          </table:table-cell>
          <table:table-cell table:style-name="ce41" table:content-validation-name="val1" office:value-type="string" calcext:value-type="string">
            <text:p>Kaffee Melitta Weißer Cappuccino 0,5 k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float" office:value="4000137041651" calcext:value-type="float">
            <text:p>4000137041651</text:p>
          </table:table-cell>
          <table:table-cell table:style-name="ce41" table:content-validation-name="val1" office:value-type="string" calcext:value-type="string">
            <text:p>Kartoffelbrei Kartoffelpüree für 3x 0,5 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float" office:value="4008432024607" calcext:value-type="float">
            <text:p>4008432024607</text:p>
          </table:table-cell>
          <table:table-cell table:style-name="ce41" table:content-validation-name="val1" office:value-type="string" calcext:value-type="string">
            <text:p>Käse Mozzarella 125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Käse Schmelzkäseecken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float" office:value="42101772" calcext:value-type="float">
            <text:p>42101772</text:p>
          </table:table-cell>
          <table:table-cell table:style-name="ce41" table:content-validation-name="val1" office:value-type="string" calcext:value-type="string">
            <text:p>KaugummiExtra Professional Herbal Mint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9"/>
          <table:table-cell table:style-name="ce37" office:value-type="string" calcext:value-type="string">
            <text:p>4003490043386</text:p>
          </table:table-cell>
          <table:table-cell table:style-name="ce41" table:content-validation-name="val1" office:value-type="string" calcext:value-type="string">
            <text:p>Kondensmilch 10% 321ml</text:p>
          </table:table-cell>
          <table:table-cell table:style-name="ce41" office:value-type="string" calcext:value-type="string">
            <text:p>G+B</text:p>
          </table:table-cell>
          <table:table-cell table:style-name="ce41"/>
          <table:table-cell table:style-name="ce47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3490043492</text:p>
          </table:table-cell>
          <table:table-cell table:style-name="ce41" table:content-validation-name="val1" office:value-type="string" calcext:value-type="string">
            <text:p>Kondensmilch 4% 316 ml</text:p>
          </table:table-cell>
          <table:table-cell table:style-name="ce41" office:value-type="string" calcext:value-type="string">
            <text:p>G+B</text:p>
          </table:table-cell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3490043362</text:p>
          </table:table-cell>
          <table:table-cell table:style-name="ce41" table:content-validation-name="val1" office:value-type="string" calcext:value-type="string">
            <text:p>Kondensmilch 7,5% 320ml</text:p>
          </table:table-cell>
          <table:table-cell table:style-name="ce41" office:value-type="string" calcext:value-type="string">
            <text:p>G+B</text:p>
          </table:table-cell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Milch 1,5% Fett 1L Frischmilch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float" office:value="4314612000010" calcext:value-type="float">
            <text:p>4314612000010</text:p>
          </table:table-cell>
          <table:table-cell table:style-name="ce41" table:content-validation-name="val1" office:value-type="string" calcext:value-type="string">
            <text:p>Milch 1,5% Fett 1L</text:p>
          </table:table-cell>
          <table:table-cell table:style-name="ce41" office:value-type="string" calcext:value-type="string">
            <text:p>G+B</text:p>
          </table:table-cell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314612000003</text:p>
          </table:table-cell>
          <table:table-cell table:style-name="ce41" table:content-validation-name="val1" office:value-type="string" calcext:value-type="string">
            <text:p>Milch 3,5% Fett 1L</text:p>
          </table:table-cell>
          <table:table-cell table:style-name="ce41" office:value-type="string" calcext:value-type="string">
            <text:p>G+B</text:p>
          </table:table-cell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83900139007</text:p>
          </table:table-cell>
          <table:table-cell table:style-name="ce41" table:content-validation-name="val1" office:value-type="string" calcext:value-type="string">
            <text:p>Müsli Corneflakes mit Vitaminen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float" office:value="2040203002027" calcext:value-type="float">
            <text:p>2040203002027</text:p>
          </table:table-cell>
          <table:table-cell table:style-name="ce41" table:content-validation-name="val1" office:value-type="string" calcext:value-type="string">
            <text:p>Obst Äpfel lose 1 k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float" office:value="2040203001327" calcext:value-type="float">
            <text:p>2040203001327</text:p>
          </table:table-cell>
          <table:table-cell table:style-name="ce41" table:content-validation-name="val1" office:value-type="string" calcext:value-type="string">
            <text:p>Obst Birnen 1 k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Obst Büchse Ananas Scheiben 490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682536</text:p>
          </table:table-cell>
          <table:table-cell table:style-name="ce41" table:content-validation-name="val1" office:value-type="string" calcext:value-type="string">
            <text:p>Obst Glas Pflaumen 680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685243</text:p>
          </table:table-cell>
          <table:table-cell table:style-name="ce41" table:content-validation-name="val1" office:value-type="string" calcext:value-type="string">
            <text:p>Obst Glas Stachelbeeren 680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6627075908</text:p>
          </table:table-cell>
          <table:table-cell table:style-name="ce41" table:content-validation-name="val1" office:value-type="string" calcext:value-type="string">
            <text:p>PfanneGyrospfanne750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PfannePealla750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1431909241</text:p>
          </table:table-cell>
          <table:table-cell table:style-name="ce41" table:content-validation-name="val1" office:value-type="string" calcext:value-type="string">
            <text:p>Sahne Sprühsahne <text:s/>0,3 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Schaumbad Pfirsich 2 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12965215180</text:p>
          </table:table-cell>
          <table:table-cell table:style-name="ce41" table:content-validation-name="val1" office:value-type="string" calcext:value-type="string">
            <text:p>Käse Scheiben Butterkäse 250 g</text:p>
          </table:table-cell>
          <table:table-cell table:style-name="ce41" office:value-type="string" calcext:value-type="string">
            <text:p>G+B</text:p>
          </table:table-cell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12965215272</text:p>
          </table:table-cell>
          <table:table-cell table:style-name="ce41" table:content-validation-name="val1" office:value-type="string" calcext:value-type="string">
            <text:p>Käse Scheiben Gouda 250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2468104616</text:p>
          </table:table-cell>
          <table:table-cell table:style-name="ce41" table:content-validation-name="val1" office:value-type="string" calcext:value-type="string">
            <text:p>Käse Schmelzkäse Kräuter 200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Käse Scheiben Maasdamer 45% Fett 200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Käse Harzer Roller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Käse Schmelzkäseecken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Sekt Napolean Muskat Rose 20 c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311605457370</text:p>
          </table:table-cell>
          <table:table-cell table:style-name="ce41" table:content-validation-name="val1" office:value-type="string" calcext:value-type="string">
            <text:p>Sekt Prosecco 0,75 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122496</text:p>
          </table:table-cell>
          <table:table-cell table:style-name="ce41" table:content-validation-name="val1" office:value-type="string" calcext:value-type="string">
            <text:p>Senf extra scharf 250 m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Sirup Waldmeister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804834</text:p>
          </table:table-cell>
          <table:table-cell table:style-name="ce41" table:content-validation-name="val1" office:value-type="string" calcext:value-type="string">
            <text:p>SosseKühne Hot Chili250m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2359166303</text:p>
          </table:table-cell>
          <table:table-cell table:style-name="ce41" table:content-validation-name="val1" office:value-type="string" calcext:value-type="string">
            <text:p>SosseUncle Bens süß sauer400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2809001291</text:p>
          </table:table-cell>
          <table:table-cell table:style-name="ce41" table:content-validation-name="val1" office:value-type="string" calcext:value-type="string">
            <text:p>StärkeRuf Feine Speisestärke (Maisstärke)400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Tabak F6 1785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Tee Eistee Zitrone 1,5 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Tee Pfefferminze 25er Pack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Tiernahrung Katzenfutter feucht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Tiernahrung Katzenfutter trocken 1 kg</text:p>
          </table:table-cell>
          <table:table-cell table:style-name="ce41" office:value-type="string" calcext:value-type="string">
            <text:p>G+B</text:p>
          </table:table-cell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Toastbrot Golden 3 Korn 0,5 k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Wasser Mineral mit CO2 6er</text:p>
          </table:table-cell>
          <table:table-cell table:style-name="ce41" office:value-type="string" calcext:value-type="string">
            <text:p>Gerolsteiner</text:p>
          </table:table-cell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1731340997</text:p>
          </table:table-cell>
          <table:table-cell table:style-name="ce41" table:content-validation-name="val1" office:value-type="string" calcext:value-type="string">
            <text:p>Wein Amselfelder Rot 0,75L lieblich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1731303992</text:p>
          </table:table-cell>
          <table:table-cell table:style-name="ce41" table:content-validation-name="val1" office:value-type="string" calcext:value-type="string">
            <text:p>Wein Amselkeller Spanien 0,75 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311605428448</text:p>
          </table:table-cell>
          <table:table-cell table:style-name="ce41" table:content-validation-name="val1" office:value-type="string" calcext:value-type="string">
            <text:p>Wein Chianti 0,75 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Wein Kleine Reblaus3x02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1681004215</text:p>
          </table:table-cell>
          <table:table-cell table:style-name="ce41" table:content-validation-name="val1" office:value-type="string" calcext:value-type="string">
            <text:p>Wein Kleine Reblaus3x02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Wein Mazedonischer Rotwein Rotglut lieblich 1 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311605450029</text:p>
          </table:table-cell>
          <table:table-cell table:style-name="ce41" table:content-validation-name="val1" office:value-type="string" calcext:value-type="string">
            <text:p>Wein Merlot 2004 1 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WeinPflaumenwein0,5L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8533097555</text:p>
          </table:table-cell>
          <table:table-cell table:style-name="ce41" table:content-validation-name="val1" office:value-type="string" calcext:value-type="string">
            <text:p>Wurst Aufschnitt <text:s/>Cervelatwurst 200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15842031538</text:p>
          </table:table-cell>
          <table:table-cell table:style-name="ce41" table:content-validation-name="val1" office:value-type="string" calcext:value-type="string">
            <text:p>Wurst Aufschnitt <text:s/>Wiener Würstchen 400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2039704665</text:p>
          </table:table-cell>
          <table:table-cell table:style-name="ce41" table:content-validation-name="val1" office:value-type="string" calcext:value-type="string">
            <text:p>Wurst Aufschnitt Bauernschinken 200 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Zucker 1 kg Packung</text:p>
          </table:table-cell>
          <table:table-cell table:style-name="ce41"/>
          <table:table-cell table:style-name="ce44"/>
          <table:table-cell table:style-name="ce46"/>
          <table:table-cell table:number-columns-repeated="244"/>
        </table:table-row>
        <table:table-row table:style-name="ro1">
          <table:table-cell table:style-name="ce30" office:value-type="string" calcext:value-type="string">
            <text:p>Drogerieartikel</text:p>
          </table:table-cell>
          <table:table-cell table:style-name="ce30"/>
          <table:table-cell table:style-name="ce42" table:content-validation-name="val2"/>
          <table:table-cell table:style-name="ce30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ja Katzenstreu 10L</text:p>
          </table:table-cell>
          <table:table-cell table:style-name="ce38" table:number-columns-repeated="2"/>
          <table:table-cell table:style-name="ce48" office:value-type="currency" office:currency="EUR" office:value="2.59" calcext:value-type="currency">
            <text:p>2,5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Müllbeutel 100 Stk. <text:s text:c="2"/>20 L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4007519051444" calcext:value-type="float">
            <text:p>4007519051444</text:p>
          </table:table-cell>
          <table:table-cell table:style-name="ce42" table:content-validation-name="val2" office:value-type="string" calcext:value-type="string">
            <text:p>Müllbeutel 40 Stk. <text:s/>35L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MundwasserOdol Original 150 ml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40266572" calcext:value-type="float">
            <text:p>40266572</text:p>
          </table:table-cell>
          <table:table-cell table:style-name="ce42" table:content-validation-name="val2" office:value-type="string" calcext:value-type="string">
            <text:p>MundwasserOdol Original 75 ml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 office:value-type="string" calcext:value-type="string">
            <text:p>4027800021307</text:p>
          </table:table-cell>
          <table:table-cell table:style-name="ce42" table:content-validation-name="val2" office:value-type="string" calcext:value-type="string">
            <text:p>RasierkremeWilkinson New Aloe Vera100ml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4002448017684" calcext:value-type="float">
            <text:p>4002448017684</text:p>
          </table:table-cell>
          <table:table-cell table:style-name="ce42" table:content-validation-name="val2" office:value-type="string" calcext:value-type="string">
            <text:p>Reinigungsmittel Cillit Bang Kraftreiniger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Reinigungsmittel Emsal Grundreiniger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4015600117108" calcext:value-type="float">
            <text:p>4015600117108</text:p>
          </table:table-cell>
          <table:table-cell table:style-name="ce42" table:content-validation-name="val2" office:value-type="string" calcext:value-type="string">
            <text:p>Schampoo Wash &amp; Go 200 ml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Spülmittel Fit 1 L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4013162000012" calcext:value-type="float">
            <text:p>4013162000012</text:p>
          </table:table-cell>
          <table:table-cell table:style-name="ce42" table:content-validation-name="val2" office:value-type="string" calcext:value-type="string">
            <text:p>Spülmittel Fit 500 ml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4013162007196" calcext:value-type="float">
            <text:p>4013162007196</text:p>
          </table:table-cell>
          <table:table-cell table:style-name="ce42" table:content-validation-name="val2" office:value-type="string" calcext:value-type="string">
            <text:p>Spülmittel Fit Zitronenmelisse 750 ml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Toilettenpapier 3lag 8x200 Blatt</text:p>
          </table:table-cell>
          <table:table-cell table:style-name="ce38" table:number-columns-repeated="2"/>
          <table:table-cell table:style-name="ce48" office:value-type="currency" office:currency="EUR" office:value="1.95" calcext:value-type="currency">
            <text:p>1,95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Waschmittel Spee Aktivpulver 44WL</text:p>
          </table:table-cell>
          <table:table-cell table:style-name="ce38" office:value-type="string" calcext:value-type="string">
            <text:p>2,42 kg</text:p>
          </table:table-cell>
          <table:table-cell table:style-name="ce38"/>
          <table:table-cell table:style-name="ce48" office:value-type="currency" office:currency="EUR" office:value="9.79" calcext:value-type="currency">
            <text:p>9,7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 office:value-type="string" calcext:value-type="string">
            <text:p>4025521017548</text:p>
          </table:table-cell>
          <table:table-cell table:style-name="ce42" table:content-validation-name="val2" office:value-type="string" calcext:value-type="string">
            <text:p>WC DuftAmbi Pur Flush 3er Pack3x55ml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 office:value-type="string" calcext:value-type="string">
            <text:p>4015000017121</text:p>
          </table:table-cell>
          <table:table-cell table:style-name="ce42" table:content-validation-name="val2" office:value-type="string" calcext:value-type="string">
            <text:p>WC ReinigerWC Ente Gel750ml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 office:value-type="string" calcext:value-type="string">
            <text:p>5413149106567</text:p>
          </table:table-cell>
          <table:table-cell table:style-name="ce42" table:content-validation-name="val2" office:value-type="string" calcext:value-type="string">
            <text:p>Weichspüler Lenor Aprilfrisch 1,5 L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Zahncreme Signal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5000174118490" calcext:value-type="float">
            <text:p>5000174118490</text:p>
          </table:table-cell>
          <table:table-cell table:style-name="ce42" table:content-validation-name="val2" office:value-type="string" calcext:value-type="string">
            <text:p>Zahnpastablend a med complete plus milde Frische75ml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 office:value-type="string" calcext:value-type="string">
            <text:p>732254002151</text:p>
          </table:table-cell>
          <table:table-cell table:style-name="ce42" table:content-validation-name="val2" office:value-type="string" calcext:value-type="string">
            <text:p>Zellstoff Taschentücher 30x10 4-lagig</text:p>
          </table:table-cell>
          <table:table-cell table:style-name="ce38" table:number-columns-repeated="2"/>
          <table:table-cell table:style-name="ce48"/>
          <table:table-cell table:number-columns-repeated="244"/>
        </table:table-row>
        <table:table-row table:style-name="ro1">
          <table:table-cell table:style-name="ce32" office:value-type="string" calcext:value-type="string">
            <text:p>Technik</text:p>
          </table:table-cell>
          <table:table-cell table:style-name="ce39"/>
          <table:table-cell table:style-name="ce43" table:content-validation-name="val3"/>
          <table:table-cell table:style-name="ce39" table:number-columns-repeated="2"/>
          <table:table-cell table:style-name="ce49"/>
          <table:table-cell table:number-columns-repeated="244"/>
        </table:table-row>
        <table:table-row table:style-name="ro1">
          <table:table-cell table:style-name="ce33"/>
          <table:table-cell table:style-name="ce39" office:value-type="string" calcext:value-type="string">
            <text:p>4004712975881</text:p>
          </table:table-cell>
          <table:table-cell table:style-name="ce43" table:content-validation-name="val3" office:value-type="string" calcext:value-type="string">
            <text:p>Akkus Mignon Akkus AA2 Stück</text:p>
          </table:table-cell>
          <table:table-cell table:style-name="ce39" table:number-columns-repeated="2"/>
          <table:table-cell table:style-name="ce49"/>
          <table:table-cell table:number-columns-repeated="244"/>
        </table:table-row>
        <table:table-row table:style-name="ro1">
          <table:table-cell table:style-name="ce33"/>
          <table:table-cell table:style-name="ce39" office:value-type="string" calcext:value-type="string">
            <text:p>4008496031641</text:p>
          </table:table-cell>
          <table:table-cell table:style-name="ce43" table:content-validation-name="val3" office:value-type="string" calcext:value-type="string">
            <text:p>Batterien Varta Longlife AA4</text:p>
          </table:table-cell>
          <table:table-cell table:style-name="ce39" table:number-columns-repeated="2"/>
          <table:table-cell table:style-name="ce49"/>
          <table:table-cell table:number-columns-repeated="244"/>
        </table:table-row>
        <table:table-row table:style-name="ro1">
          <table:table-cell table:style-name="ce33"/>
          <table:table-cell table:style-name="ce39"/>
          <table:table-cell table:style-name="ce43" table:content-validation-name="val3" office:value-type="string" calcext:value-type="string">
            <text:p>Kopierpapier 80 gr</text:p>
          </table:table-cell>
          <table:table-cell table:style-name="ce39" table:number-columns-repeated="2"/>
          <table:table-cell table:style-name="ce49"/>
          <table:table-cell table:number-columns-repeated="244"/>
        </table:table-row>
        <table:table-row table:style-name="ro1">
          <table:table-cell table:style-name="ce33"/>
          <table:table-cell table:style-name="ce39"/>
          <table:table-cell table:style-name="ce43" table:content-validation-name="val3" office:value-type="string" calcext:value-type="string">
            <text:p>Lampen 60 Watt Neonröhre OSR.1604</text:p>
          </table:table-cell>
          <table:table-cell table:style-name="ce39" table:number-columns-repeated="2"/>
          <table:table-cell table:style-name="ce49"/>
          <table:table-cell table:number-columns-repeated="244"/>
        </table:table-row>
        <table:table-row table:style-name="ro1">
          <table:table-cell table:style-name="ce33"/>
          <table:table-cell table:style-name="ce39" office:value-type="string" calcext:value-type="string">
            <text:p>4009134134038</text:p>
          </table:table-cell>
          <table:table-cell table:style-name="ce43" table:content-validation-name="val3" office:value-type="string" calcext:value-type="string">
            <text:p>Massband Schneidermassband</text:p>
          </table:table-cell>
          <table:table-cell table:style-name="ce39" table:number-columns-repeated="2"/>
          <table:table-cell table:style-name="ce49"/>
          <table:table-cell table:number-columns-repeated="244"/>
        </table:table-row>
        <table:table-row table:style-name="ro1">
          <table:table-cell table:style-name="ce33"/>
          <table:table-cell table:style-name="ce39"/>
          <table:table-cell table:style-name="ce43" table:content-validation-name="val3" office:value-type="string" calcext:value-type="string">
            <text:p>Strümpfe Damen Freizeitsocken</text:p>
          </table:table-cell>
          <table:table-cell table:style-name="ce39" table:number-columns-repeated="2"/>
          <table:table-cell table:style-name="ce49"/>
          <table:table-cell table:number-columns-repeated="244"/>
        </table:table-row>
        <table:table-row table:style-name="ro1">
          <table:table-cell table:style-name="ce33"/>
          <table:table-cell table:style-name="ce39"/>
          <table:table-cell table:style-name="ce43" table:content-validation-name="val3" office:value-type="string" calcext:value-type="string">
            <text:p>Strümpfe Herren Socken</text:p>
          </table:table-cell>
          <table:table-cell table:style-name="ce39" table:number-columns-repeated="2"/>
          <table:table-cell table:style-name="ce49"/>
          <table:table-cell table:number-columns-repeated="244"/>
        </table:table-row>
        <table:table-row table:style-name="ro1" table:number-rows-repeated="31640">
          <table:table-cell table:style-name="ce34"/>
          <table:table-cell table:style-name="ce40"/>
          <table:table-cell table:style-name="ce23" table:number-columns-repeated="3"/>
          <table:table-cell table:style-name="ce50"/>
          <table:table-cell table:number-columns-repeated="244"/>
        </table:table-row>
        <table:table-row table:style-name="ro1" table:number-rows-repeated="173">
          <table:table-cell table:number-columns-repeated="5"/>
          <table:table-cell table:style-name="ce50"/>
          <table:table-cell table:number-columns-repeated="244"/>
        </table:table-row>
        <table:table-row table:style-name="ro1" table:number-rows-repeated="33601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Marktkauf" table:style-name="ta1" table:print="false"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0" table:number-columns-repeated="7" table:default-cell-style-name="ce51"/>
        <table:table-column table:style-name="co10" table:number-columns-repeated="244" table:default-cell-style-name="Default"/>
        <table:table-row table:style-name="ro7">
          <table:table-cell table:style-name="ce27" office:value-type="string" calcext:value-type="string">
            <text:p>UBA Code</text:p>
          </table:table-cell>
          <table:table-cell table:style-name="ce35" office:value-type="string" calcext:value-type="string">
            <text:p>EAN Code</text:p>
          </table:table-cell>
          <table:table-cell table:style-name="ce20" office:value-type="string" calcext:value-type="string">
            <text:p>Kategorie Marke Menge</text:p>
          </table:table-cell>
          <table:table-cell table:style-name="ce20" office:value-type="string" calcext:value-type="string">
            <text:p>Variante</text:p>
          </table:table-cell>
          <table:table-cell table:style-name="ce20" office:value-type="string" calcext:value-type="string">
            <text:p>Geschmack</text:p>
          </table:table-cell>
          <table:table-cell table:style-name="ce45" office:value-type="date" office:date-value="2008-06-28" calcext:value-type="date">
            <text:p>28.06.2008</text:p>
          </table:table-cell>
          <table:table-cell table:style-name="ce45" office:value-type="date" office:date-value="2008-06-14" calcext:value-type="date">
            <text:p>14.06.2008</text:p>
          </table:table-cell>
          <table:table-cell table:style-name="ce45" office:value-type="date" office:date-value="2008-06-05" calcext:value-type="date">
            <text:p>05.06.2008</text:p>
          </table:table-cell>
          <table:table-cell table:style-name="ce45" office:value-type="date" office:date-value="2007-10-06" calcext:value-type="date">
            <text:p>06.10.2007</text:p>
          </table:table-cell>
          <table:table-cell table:style-name="ce45" office:value-type="date" office:date-value="2007-09-05" calcext:value-type="date">
            <text:p>05.09.2007</text:p>
          </table:table-cell>
          <table:table-cell table:style-name="ce45" office:value-type="date" office:date-value="2007-08-31" calcext:value-type="date">
            <text:p>31.08.2007</text:p>
          </table:table-cell>
          <table:table-cell table:style-name="ce45" office:value-type="date" office:date-value="2007-08-30" calcext:value-type="date">
            <text:p>30.08.2007</text:p>
          </table:table-cell>
          <table:table-cell table:style-name="ce25"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Alkohol Choya Sake 0,75 L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5.99" calcext:value-type="currency">
            <text:p>5,9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28855001801</text:p>
          </table:table-cell>
          <table:table-cell table:style-name="ce41" table:content-validation-name="val1" office:value-type="string" calcext:value-type="string">
            <text:p>Baguette Kräuterbaguette 175 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39" calcext:value-type="currency">
            <text:p>0,3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Brot Roggenmischbrot geschnitten 1 Laib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7" table:style-name="ce46" office:value-type="currency" office:currency="EUR" office:value="1.69" calcext:value-type="currency">
            <text:p>1,6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Brot Weltmeisterbrot</text:p>
          </table:table-cell>
          <table:table-cell table:style-name="ce41"/>
          <table:table-cell table:style-name="ce44"/>
          <table:table-cell table:number-columns-repeated="3" table:style-name="ce46" office:value-type="currency" office:currency="EUR" office:value="1.79" calcext:value-type="currency">
            <text:p>1,79 €</text:p>
          </table:table-cell>
          <table:table-cell table:style-name="ce46" table:number-columns-repeated="4"/>
          <table:table-cell table:number-columns-repeated="244"/>
        </table:table-row>
        <table:table-row table:style-name="ro1">
          <table:table-cell table:style-name="ce29"/>
          <table:table-cell table:style-name="ce37" office:value-type="float" office:value="40004235" calcext:value-type="float">
            <text:p>40004235</text:p>
          </table:table-cell>
          <table:table-cell table:style-name="ce41" table:content-validation-name="val1" office:value-type="string" calcext:value-type="string">
            <text:p>Butter Rama Original 500g</text:p>
          </table:table-cell>
          <table:table-cell table:style-name="ce41"/>
          <table:table-cell table:style-name="ce41" office:value-type="string" calcext:value-type="string">
            <text:p>gut</text:p>
          </table:table-cell>
          <table:table-cell table:number-columns-repeated="4" table:style-name="ce47" office:value-type="currency" office:currency="EUR" office:value="0.99" calcext:value-type="currency">
            <text:p>0,99 €</text:p>
          </table:table-cell>
          <table:table-cell table:number-columns-repeated="3" table:style-name="ce47" office:value-type="currency" office:currency="EUR" office:value="0.89" calcext:value-type="currency">
            <text:p>0,89 €</text:p>
          </table:table-cell>
          <table:table-cell table:number-columns-repeated="244"/>
        </table:table-row>
        <table:table-row table:style-name="ro1">
          <table:table-cell table:style-name="ce29"/>
          <table:table-cell table:style-name="ce37"/>
          <table:table-cell table:style-name="ce41" table:content-validation-name="val1" office:value-type="string" calcext:value-type="string">
            <text:p>CurryWurst Fastfood</text:p>
          </table:table-cell>
          <table:table-cell table:style-name="ce41" table:number-columns-repeated="2"/>
          <table:table-cell table:number-columns-repeated="2" table:style-name="ce47" office:value-type="currency" office:currency="EUR" office:value="1.89" calcext:value-type="currency">
            <text:p>1,89 €</text:p>
          </table:table-cell>
          <table:table-cell table:style-name="ce47" table:number-columns-repeated="5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13712273033</text:p>
          </table:table-cell>
          <table:table-cell table:style-name="ce41" table:content-validation-name="val1" office:value-type="string" calcext:value-type="string">
            <text:p>Dosenfisch Heringsfilets in Tomatencreme 200g</text:p>
          </table:table-cell>
          <table:table-cell table:style-name="ce41" office:value-type="string" calcext:value-type="string">
            <text:p>Hawesta</text:p>
          </table:table-cell>
          <table:table-cell table:style-name="ce44" office:value-type="string" calcext:value-type="string">
            <text:p>gut</text:p>
          </table:table-cell>
          <table:table-cell table:number-columns-repeated="5" table:style-name="ce46" office:value-type="currency" office:currency="EUR" office:value="0.99" calcext:value-type="currency">
            <text:p>0,99 €</text:p>
          </table:table-cell>
          <table:table-cell table:number-columns-repeated="2" table:style-name="ce46" office:value-type="currency" office:currency="EUR" office:value="0.59" calcext:value-type="currency">
            <text:p>0,5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13712275167</text:p>
          </table:table-cell>
          <table:table-cell table:style-name="ce41" table:content-validation-name="val1" office:value-type="string" calcext:value-type="string">
            <text:p>Dosenfisch Heringsfilets in Tomatencreme 200g</text:p>
          </table:table-cell>
          <table:table-cell table:style-name="ce41" office:value-type="string" calcext:value-type="string">
            <text:p>G+B</text:p>
          </table:table-cell>
          <table:table-cell table:style-name="ce44" office:value-type="string" calcext:value-type="string">
            <text:p>gut</text:p>
          </table:table-cell>
          <table:table-cell table:number-columns-repeated="7" table:style-name="ce46" office:value-type="currency" office:currency="EUR" office:value="0.69" calcext:value-type="currency">
            <text:p>0,69 €</text:p>
          </table:table-cell>
          <table:table-cell table:number-columns-repeated="244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36"/>
          <table:table-cell table:style-name="ce41" table:content-validation-name="val1" office:value-type="string" calcext:value-type="string">
            <text:p>Eier braun 10er Packung</text:p>
          </table:table-cell>
          <table:table-cell table:style-name="ce41"/>
          <table:table-cell table:style-name="ce44"/>
          <table:table-cell table:number-columns-repeated="3" table:style-name="ce46" office:value-type="currency" office:currency="EUR" office:value="0.99" calcext:value-type="currency">
            <text:p>0,99 €</text:p>
          </table:table-cell>
          <table:table-cell table:number-columns-repeated="2" table:style-name="ce46" office:value-type="currency" office:currency="EUR" office:value="0.95" calcext:value-type="currency">
            <text:p>0,95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7993092049</text:p>
          </table:table-cell>
          <table:table-cell table:style-name="ce41" table:content-validation-name="val1" office:value-type="string" calcext:value-type="string">
            <text:p>Eis Family rot, weiss ,braun 2,5 L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2.45" calcext:value-type="currency">
            <text:p>2,45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Feinfrost Grillschenkelpfanne 920 g</text:p>
          </table:table-cell>
          <table:table-cell table:style-name="ce41"/>
          <table:table-cell table:style-name="ce44"/>
          <table:table-cell table:number-columns-repeated="5" table:style-name="ce46" office:value-type="currency" office:currency="EUR" office:value="2.29" calcext:value-type="currency">
            <text:p>2,29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3035002014</text:p>
          </table:table-cell>
          <table:table-cell table:style-name="ce41" table:content-validation-name="val1" office:value-type="string" calcext:value-type="string">
            <text:p>Feinkostsalat Budapester Salat 200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89" calcext:value-type="currency">
            <text:p>0,8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3035004087</text:p>
          </table:table-cell>
          <table:table-cell table:style-name="ce41" table:content-validation-name="val1" office:value-type="string" calcext:value-type="string">
            <text:p>Feinkostsalat Delikatess Heringssalat 250g</text:p>
          </table:table-cell>
          <table:table-cell table:style-name="ce41"/>
          <table:table-cell table:style-name="ce44" office:value-type="string" calcext:value-type="string">
            <text:p>sehr gut</text:p>
          </table:table-cell>
          <table:table-cell table:number-columns-repeated="7" table:style-name="ce46" office:value-type="currency" office:currency="EUR" office:value="0.59" calcext:value-type="currency">
            <text:p>0,5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3035004643</text:p>
          </table:table-cell>
          <table:table-cell table:style-name="ce41" table:content-validation-name="val1" office:value-type="string" calcext:value-type="string">
            <text:p>Feinkostsalat Dill-Happen 200g</text:p>
          </table:table-cell>
          <table:table-cell table:style-name="ce41"/>
          <table:table-cell table:style-name="ce44" office:value-type="string" calcext:value-type="string">
            <text:p>sehr gut</text:p>
          </table:table-cell>
          <table:table-cell table:number-columns-repeated="7" table:style-name="ce46" office:value-type="currency" office:currency="EUR" office:value="0.69" calcext:value-type="currency">
            <text:p>0,6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3035003189</text:p>
          </table:table-cell>
          <table:table-cell table:style-name="ce41" table:content-validation-name="val1" office:value-type="string" calcext:value-type="string">
            <text:p>Feinkostsalat Farmer Salat 400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79" calcext:value-type="currency">
            <text:p>0,7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Feinfrost Pfanne Nasi Goreng</text:p>
          </table:table-cell>
          <table:table-cell table:style-name="ce41"/>
          <table:table-cell table:style-name="ce44"/>
          <table:table-cell table:number-columns-repeated="2" table:style-name="ce46" office:value-type="currency" office:currency="EUR" office:value="1.69" calcext:value-type="currency">
            <text:p>1,69 €</text:p>
          </table:table-cell>
          <table:table-cell table:style-name="ce46" table:number-columns-repeated="5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2040279002655</text:p>
          </table:table-cell>
          <table:table-cell table:style-name="ce41" table:content-validation-name="val1" office:value-type="string" calcext:value-type="string">
            <text:p>FleischSchweinebraten (Schulter)1k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2.49" calcext:value-type="currency">
            <text:p>2,4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31460835492</text:p>
          </table:table-cell>
          <table:table-cell table:style-name="ce41" table:content-validation-name="val1" office:value-type="string" calcext:value-type="string">
            <text:p>Frikadellen 5 Stück 500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65" calcext:value-type="currency">
            <text:p>1,65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87110147600767</text:p>
          </table:table-cell>
          <table:table-cell table:style-name="ce41" table:content-validation-name="val1" office:value-type="string" calcext:value-type="string">
            <text:p>Gemüse Dattelrispentomaten 250 g</text:p>
          </table:table-cell>
          <table:table-cell table:style-name="ce41"/>
          <table:table-cell table:style-name="ce44"/>
          <table:table-cell table:number-columns-repeated="5" table:style-name="ce46" office:value-type="currency" office:currency="EUR" office:value="1.19" calcext:value-type="currency">
            <text:p>1,19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8429245000262</text:p>
          </table:table-cell>
          <table:table-cell table:style-name="ce41" table:content-validation-name="val1" office:value-type="string" calcext:value-type="string">
            <text:p>Gemüse Eisbergsalat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69" calcext:value-type="currency">
            <text:p>0,6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Gemüsezwiebeln 4 Stück 1 kg</text:p>
          </table:table-cell>
          <table:table-cell table:style-name="ce41"/>
          <table:table-cell table:style-name="ce44"/>
          <table:table-cell table:number-columns-repeated="5" table:style-name="ce46" office:value-type="currency" office:currency="EUR" office:value="1.49" calcext:value-type="currency">
            <text:p>1,49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Glas Apfelrotkohl 0,72 L mit <text:s/>680 g </text:p>
          </table:table-cell>
          <table:table-cell table:style-name="ce41"/>
          <table:table-cell table:style-name="ce44"/>
          <table:table-cell table:number-columns-repeated="5" table:style-name="ce46" office:value-type="currency" office:currency="EUR" office:value="0.39" calcext:value-type="currency">
            <text:p>0,39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Glas Spreewald Gurken</text:p>
          </table:table-cell>
          <table:table-cell table:style-name="ce41"/>
          <table:table-cell table:style-name="ce44"/>
          <table:table-cell table:number-columns-repeated="5" table:style-name="ce46" office:value-type="currency" office:currency="EUR" office:value="1.49" calcext:value-type="currency">
            <text:p>1,49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Gurke</text:p>
          </table:table-cell>
          <table:table-cell table:style-name="ce41"/>
          <table:table-cell table:style-name="ce44"/>
          <table:table-cell table:number-columns-repeated="3" table:style-name="ce46" office:value-type="currency" office:currency="EUR" office:value="0.39" calcext:value-type="currency">
            <text:p>0,39 €</text:p>
          </table:table-cell>
          <table:table-cell table:number-columns-repeated="4" table:style-name="ce46" office:value-type="currency" office:currency="EUR" office:value="1.19" calcext:value-type="currency">
            <text:p>1,1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Party Tomaten 500 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49" calcext:value-type="currency">
            <text:p>0,4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Radieschen 1 Bund</text:p>
          </table:table-cell>
          <table:table-cell table:style-name="ce41"/>
          <table:table-cell table:style-name="ce44"/>
          <table:table-cell table:number-columns-repeated="2" table:style-name="ce46" office:value-type="currency" office:currency="EUR" office:value="0.98" calcext:value-type="currency">
            <text:p>0,98 €</text:p>
          </table:table-cell>
          <table:table-cell table:style-name="ce46" table:number-columns-repeated="5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2040203000993</text:p>
          </table:table-cell>
          <table:table-cell table:style-name="ce41" table:content-validation-name="val1" office:value-type="string" calcext:value-type="string">
            <text:p>Gemüse Strauchtomaten 1 k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79" calcext:value-type="currency">
            <text:p>1,7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nussmittel Filterhülsen Malboro</text:p>
          </table:table-cell>
          <table:table-cell table:style-name="ce41"/>
          <table:table-cell table:style-name="ce44"/>
          <table:table-cell table:number-columns-repeated="4" table:style-name="ce46" office:value-type="currency" office:currency="EUR" office:value="1.65" calcext:value-type="currency">
            <text:p>1,65 €</text:p>
          </table:table-cell>
          <table:table-cell table:style-name="ce46" table:number-columns-repeated="3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würze Lorbeerblätter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39" calcext:value-type="currency">
            <text:p>1,3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würze Nelken 7,5 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59" calcext:value-type="currency">
            <text:p>1,5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würze Nelken gemahlen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39" calcext:value-type="currency">
            <text:p>1,3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8100173620</text:p>
          </table:table-cell>
          <table:table-cell table:style-name="ce41" table:content-validation-name="val1" office:value-type="string" calcext:value-type="string">
            <text:p>Gemüse Glas Apfelrotkohl 850 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89" calcext:value-type="currency">
            <text:p>0,8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2402062606</text:p>
          </table:table-cell>
          <table:table-cell table:style-name="ce41" table:content-validation-name="val1" office:value-type="string" calcext:value-type="string">
            <text:p>Gemüse Glas Stangenspargel 370 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49" calcext:value-type="currency">
            <text:p>0,4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8533094707</text:p>
          </table:table-cell>
          <table:table-cell table:style-name="ce41" table:content-validation-name="val1" office:value-type="string" calcext:value-type="string">
            <text:p>GlasWurst5 Bock Würstchen375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85" calcext:value-type="currency">
            <text:p>0,85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Kaffee Cappuccino Choco Nuss 0,5 kg</text:p>
          </table:table-cell>
          <table:table-cell table:style-name="ce41"/>
          <table:table-cell table:style-name="ce44" office:value-type="string" calcext:value-type="string">
            <text:p>sehr gut</text:p>
          </table:table-cell>
          <table:table-cell table:number-columns-repeated="6" table:style-name="ce46" office:value-type="currency" office:currency="EUR" office:value="2.69" calcext:value-type="currency">
            <text:p>2,69 €</text:p>
          </table:table-cell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Kaffee Cappuccino White 0,5 kg</text:p>
          </table:table-cell>
          <table:table-cell table:style-name="ce41"/>
          <table:table-cell table:style-name="ce44" office:value-type="string" calcext:value-type="string">
            <text:p>seht gut</text:p>
          </table:table-cell>
          <table:table-cell table:number-columns-repeated="7" table:style-name="ce46" office:value-type="currency" office:currency="EUR" office:value="2.49" calcext:value-type="currency">
            <text:p>2,4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float" office:value="4005500059691" calcext:value-type="float">
            <text:p>4005500059691</text:p>
          </table:table-cell>
          <table:table-cell table:style-name="ce41" table:content-validation-name="val1" office:value-type="string" calcext:value-type="string">
            <text:p>Kaffee Die Weisse Cappuccino 0,5 kg</text:p>
          </table:table-cell>
          <table:table-cell table:style-name="ce41"/>
          <table:table-cell table:style-name="ce44" office:value-type="string" calcext:value-type="string">
            <text:p>sehr gut</text:p>
          </table:table-cell>
          <table:table-cell table:number-columns-repeated="7" table:style-name="ce46" office:value-type="currency" office:currency="EUR" office:value="2.99" calcext:value-type="currency">
            <text:p>2,9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Kaffee Kräftig 0,5 kg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6" table:style-name="ce46" office:value-type="currency" office:currency="EUR" office:value="2.79" calcext:value-type="currency">
            <text:p>2,79 €</text:p>
          </table:table-cell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2720003077</text:p>
          </table:table-cell>
          <table:table-cell table:style-name="ce41" table:content-validation-name="val1" office:value-type="string" calcext:value-type="string">
            <text:p>Kaffee Melitta Weißer Cappuccino 0,5 kg</text:p>
          </table:table-cell>
          <table:table-cell table:style-name="ce41"/>
          <table:table-cell table:style-name="ce44" office:value-type="string" calcext:value-type="string">
            <text:p>seht gut</text:p>
          </table:table-cell>
          <table:table-cell table:number-columns-repeated="7" table:style-name="ce46" office:value-type="currency" office:currency="EUR" office:value="2.99" calcext:value-type="currency">
            <text:p>2,9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float" office:value="4000137041651" calcext:value-type="float">
            <text:p>4000137041651</text:p>
          </table:table-cell>
          <table:table-cell table:style-name="ce41" table:content-validation-name="val1" office:value-type="string" calcext:value-type="string">
            <text:p>Kartoffelbrei Kartoffelpüree für 3x 0,5 L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65" calcext:value-type="currency">
            <text:p>0,65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float" office:value="4008432024607" calcext:value-type="float">
            <text:p>4008432024607</text:p>
          </table:table-cell>
          <table:table-cell table:style-name="ce41" table:content-validation-name="val1" office:value-type="string" calcext:value-type="string">
            <text:p>Käse Mozzarella 125g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7" table:style-name="ce46" office:value-type="currency" office:currency="EUR" office:value="0.49" calcext:value-type="currency">
            <text:p>0,4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Käse Schmelzkäseecken</text:p>
          </table:table-cell>
          <table:table-cell table:style-name="ce41"/>
          <table:table-cell table:style-name="ce44"/>
          <table:table-cell table:number-columns-repeated="5" table:style-name="ce46" office:value-type="currency" office:currency="EUR" office:value="1.19" calcext:value-type="currency">
            <text:p>1,19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 office:value-type="float" office:value="42101772" calcext:value-type="float">
            <text:p>42101772</text:p>
          </table:table-cell>
          <table:table-cell table:style-name="ce41" table:content-validation-name="val1" office:value-type="string" calcext:value-type="string">
            <text:p>KaugummiExtra Professional Herbal Mint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85" calcext:value-type="currency">
            <text:p>0,85 €</text:p>
          </table:table-cell>
          <table:table-cell table:number-columns-repeated="244"/>
        </table:table-row>
        <table:table-row table:style-name="ro1">
          <table:table-cell table:style-name="ce29"/>
          <table:table-cell table:style-name="ce37" office:value-type="string" calcext:value-type="string">
            <text:p>4003490043386</text:p>
          </table:table-cell>
          <table:table-cell table:style-name="ce41" table:content-validation-name="val1" office:value-type="string" calcext:value-type="string">
            <text:p>Kondensmilch 10% 321ml</text:p>
          </table:table-cell>
          <table:table-cell table:style-name="ce41" office:value-type="string" calcext:value-type="string">
            <text:p>G+B</text:p>
          </table:table-cell>
          <table:table-cell table:style-name="ce41" office:value-type="string" calcext:value-type="string">
            <text:p>gut</text:p>
          </table:table-cell>
          <table:table-cell table:number-columns-repeated="7" table:style-name="ce47" office:value-type="currency" office:currency="EUR" office:value="0.49" calcext:value-type="currency">
            <text:p>0,4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3490043492</text:p>
          </table:table-cell>
          <table:table-cell table:style-name="ce41" table:content-validation-name="val1" office:value-type="string" calcext:value-type="string">
            <text:p>Kondensmilch 4% 316 ml</text:p>
          </table:table-cell>
          <table:table-cell table:style-name="ce41" office:value-type="string" calcext:value-type="string">
            <text:p>G+B</text:p>
          </table:table-cell>
          <table:table-cell table:style-name="ce44" office:value-type="string" calcext:value-type="string">
            <text:p>gut</text:p>
          </table:table-cell>
          <table:table-cell table:number-columns-repeated="5" table:style-name="ce46" office:value-type="currency" office:currency="EUR" office:value="0.37" calcext:value-type="currency">
            <text:p>0,37 €</text:p>
          </table:table-cell>
          <table:table-cell table:number-columns-repeated="2" table:style-name="ce46" office:value-type="currency" office:currency="EUR" office:value="0.35" calcext:value-type="currency">
            <text:p>0,35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3490043362</text:p>
          </table:table-cell>
          <table:table-cell table:style-name="ce41" table:content-validation-name="val1" office:value-type="string" calcext:value-type="string">
            <text:p>Kondensmilch 7,5% 320ml</text:p>
          </table:table-cell>
          <table:table-cell table:style-name="ce41" office:value-type="string" calcext:value-type="string">
            <text:p>G+B</text:p>
          </table:table-cell>
          <table:table-cell table:style-name="ce44" office:value-type="string" calcext:value-type="string">
            <text:p>gut</text:p>
          </table:table-cell>
          <table:table-cell table:number-columns-repeated="6" table:style-name="ce46" office:value-type="currency" office:currency="EUR" office:value="0.42" calcext:value-type="currency">
            <text:p>0,42 €</text:p>
          </table:table-cell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Milch 1,5% Fett 1L Frischmilch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2" table:style-name="ce46" office:value-type="currency" office:currency="EUR" office:value="0.61" calcext:value-type="currency">
            <text:p>0,61 €</text:p>
          </table:table-cell>
          <table:table-cell table:style-name="ce46" table:number-columns-repeated="5"/>
          <table:table-cell table:number-columns-repeated="244"/>
        </table:table-row>
        <table:table-row table:style-name="ro1">
          <table:table-cell table:style-name="ce28"/>
          <table:table-cell table:style-name="ce36" office:value-type="float" office:value="4314612000010" calcext:value-type="float">
            <text:p>4314612000010</text:p>
          </table:table-cell>
          <table:table-cell table:style-name="ce41" table:content-validation-name="val1" office:value-type="string" calcext:value-type="string">
            <text:p>Milch 1,5% Fett 1L</text:p>
          </table:table-cell>
          <table:table-cell table:style-name="ce41" office:value-type="string" calcext:value-type="string">
            <text:p>G+B</text:p>
          </table:table-cell>
          <table:table-cell table:style-name="ce44" office:value-type="string" calcext:value-type="string">
            <text:p>gut</text:p>
          </table:table-cell>
          <table:table-cell table:number-columns-repeated="2" table:style-name="ce46" office:value-type="currency" office:currency="EUR" office:value="0.61" calcext:value-type="currency">
            <text:p>0,61 €</text:p>
          </table:table-cell>
          <table:table-cell table:number-columns-repeated="4" table:style-name="ce46" office:value-type="currency" office:currency="EUR" office:value="0.55" calcext:value-type="currency">
            <text:p>0,55 €</text:p>
          </table:table-cell>
          <table:table-cell table:style-name="ce46" office:value-type="currency" office:currency="EUR" office:value="0.49" calcext:value-type="currency">
            <text:p>0,4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314612000003</text:p>
          </table:table-cell>
          <table:table-cell table:style-name="ce41" table:content-validation-name="val1" office:value-type="string" calcext:value-type="string">
            <text:p>Milch 3,5% Fett 1L</text:p>
          </table:table-cell>
          <table:table-cell table:style-name="ce41" office:value-type="string" calcext:value-type="string">
            <text:p>G+B</text:p>
          </table:table-cell>
          <table:table-cell table:style-name="ce44" office:value-type="string" calcext:value-type="string">
            <text:p>gut</text:p>
          </table:table-cell>
          <table:table-cell table:number-columns-repeated="6" table:style-name="ce46" office:value-type="currency" office:currency="EUR" office:value="0.62" calcext:value-type="currency">
            <text:p>0,62 €</text:p>
          </table:table-cell>
          <table:table-cell table:style-name="ce46" office:value-type="currency" office:currency="EUR" office:value="0.49" calcext:value-type="currency">
            <text:p>0,4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83900139007</text:p>
          </table:table-cell>
          <table:table-cell table:style-name="ce41" table:content-validation-name="val1" office:value-type="string" calcext:value-type="string">
            <text:p>Müsli Corneflakes mit Vitaminen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7" table:style-name="ce46" office:value-type="currency" office:currency="EUR" office:value="0.99" calcext:value-type="currency">
            <text:p>0,9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float" office:value="2040203002027" calcext:value-type="float">
            <text:p>2040203002027</text:p>
          </table:table-cell>
          <table:table-cell table:style-name="ce41" table:content-validation-name="val1" office:value-type="string" calcext:value-type="string">
            <text:p>Obst Äpfel lose 1 kg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7" table:style-name="ce46" office:value-type="currency" office:currency="EUR" office:value="1.99" calcext:value-type="currency">
            <text:p>1,9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float" office:value="2040203001327" calcext:value-type="float">
            <text:p>2040203001327</text:p>
          </table:table-cell>
          <table:table-cell table:style-name="ce41" table:content-validation-name="val1" office:value-type="string" calcext:value-type="string">
            <text:p>Obst Birnen 1 kg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7" table:style-name="ce46" office:value-type="currency" office:currency="EUR" office:value="1.79" calcext:value-type="currency">
            <text:p>1,7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Obst Büchse Ananas Scheiben 490 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59" calcext:value-type="currency">
            <text:p>1,5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682536</text:p>
          </table:table-cell>
          <table:table-cell table:style-name="ce41" table:content-validation-name="val1" office:value-type="string" calcext:value-type="string">
            <text:p>Obst Glas Pflaumen 680 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99" calcext:value-type="currency">
            <text:p>0,9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685243</text:p>
          </table:table-cell>
          <table:table-cell table:style-name="ce41" table:content-validation-name="val1" office:value-type="string" calcext:value-type="string">
            <text:p>Obst Glas Stachelbeeren 680 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59" calcext:value-type="currency">
            <text:p>1,5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6627075908</text:p>
          </table:table-cell>
          <table:table-cell table:style-name="ce41" table:content-validation-name="val1" office:value-type="string" calcext:value-type="string">
            <text:p>PfanneGyrospfanne750g</text:p>
          </table:table-cell>
          <table:table-cell table:style-name="ce41"/>
          <table:table-cell table:style-name="ce44" office:value-type="string" calcext:value-type="string">
            <text:p>eklig</text:p>
          </table:table-cell>
          <table:table-cell table:number-columns-repeated="7" table:style-name="ce46" office:value-type="currency" office:currency="EUR" office:value="1.79" calcext:value-type="currency">
            <text:p>1,7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PfannePealla750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79" calcext:value-type="currency">
            <text:p>1,7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1431909241</text:p>
          </table:table-cell>
          <table:table-cell table:style-name="ce41" table:content-validation-name="val1" office:value-type="string" calcext:value-type="string">
            <text:p>Sahne Sprühsahne <text:s/>0,3 L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99" calcext:value-type="currency">
            <text:p>0,9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Schaumbad Pfirsich 2 L</text:p>
          </table:table-cell>
          <table:table-cell table:style-name="ce41"/>
          <table:table-cell table:style-name="ce44"/>
          <table:table-cell table:number-columns-repeated="5" table:style-name="ce46" office:value-type="currency" office:currency="EUR" office:value="1.99" calcext:value-type="currency">
            <text:p>1,99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12965215180</text:p>
          </table:table-cell>
          <table:table-cell table:style-name="ce41" table:content-validation-name="val1" office:value-type="string" calcext:value-type="string">
            <text:p>Käse Scheiben Butterkäse 250 g</text:p>
          </table:table-cell>
          <table:table-cell table:style-name="ce41" office:value-type="string" calcext:value-type="string">
            <text:p>G+B</text:p>
          </table:table-cell>
          <table:table-cell table:style-name="ce44"/>
          <table:table-cell table:number-columns-repeated="7" table:style-name="ce46" office:value-type="currency" office:currency="EUR" office:value="1.09" calcext:value-type="currency">
            <text:p>1,0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12965215272</text:p>
          </table:table-cell>
          <table:table-cell table:style-name="ce41" table:content-validation-name="val1" office:value-type="string" calcext:value-type="string">
            <text:p>Käse Scheiben Gouda 250 g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7" table:style-name="ce46" office:value-type="currency" office:currency="EUR" office:value="0.99" calcext:value-type="currency">
            <text:p>0,9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2468104616</text:p>
          </table:table-cell>
          <table:table-cell table:style-name="ce41" table:content-validation-name="val1" office:value-type="string" calcext:value-type="string">
            <text:p>Käse Schmelzkäse Kräuter 200 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79" calcext:value-type="currency">
            <text:p>0,7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Käse Scheiben Maasdamer 45% Fett 200 g</text:p>
          </table:table-cell>
          <table:table-cell table:style-name="ce41"/>
          <table:table-cell table:style-name="ce44"/>
          <table:table-cell table:number-columns-repeated="4" table:style-name="ce46" office:value-type="currency" office:currency="EUR" office:value="1.34" calcext:value-type="currency">
            <text:p>1,34 €</text:p>
          </table:table-cell>
          <table:table-cell table:style-name="ce46" office:value-type="currency" office:currency="EUR" office:value="0.99" calcext:value-type="currency">
            <text:p>0,99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Käse Harzer Roller</text:p>
          </table:table-cell>
          <table:table-cell table:style-name="ce41"/>
          <table:table-cell table:style-name="ce44"/>
          <table:table-cell table:number-columns-repeated="5" table:style-name="ce46" office:value-type="currency" office:currency="EUR" office:value="0.95" calcext:value-type="currency">
            <text:p>0,95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Käse Schmelzkäseecken</text:p>
          </table:table-cell>
          <table:table-cell table:style-name="ce41"/>
          <table:table-cell table:style-name="ce44"/>
          <table:table-cell table:number-columns-repeated="4" table:style-name="ce46" office:value-type="currency" office:currency="EUR" office:value="1.19" calcext:value-type="currency">
            <text:p>1,19 €</text:p>
          </table:table-cell>
          <table:table-cell table:style-name="ce46" table:number-columns-repeated="3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Sekt Napolean Muskat Rose 20 cl</text:p>
          </table:table-cell>
          <table:table-cell table:style-name="ce41"/>
          <table:table-cell table:style-name="ce44"/>
          <table:table-cell table:number-columns-repeated="5" table:style-name="ce46" office:value-type="currency" office:currency="EUR" office:value="1.29" calcext:value-type="currency">
            <text:p>1,29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311605457370</text:p>
          </table:table-cell>
          <table:table-cell table:style-name="ce41" table:content-validation-name="val1" office:value-type="string" calcext:value-type="string">
            <text:p>Sekt Prosecco 0,75 L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49" calcext:value-type="currency">
            <text:p>1,4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122496</text:p>
          </table:table-cell>
          <table:table-cell table:style-name="ce41" table:content-validation-name="val1" office:value-type="string" calcext:value-type="string">
            <text:p>Senf extra scharf 250 ml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29" calcext:value-type="currency">
            <text:p>0,2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Sirup Waldmeister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25" calcext:value-type="currency">
            <text:p>1,25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804834</text:p>
          </table:table-cell>
          <table:table-cell table:style-name="ce41" table:content-validation-name="val1" office:value-type="string" calcext:value-type="string">
            <text:p>SosseKühne Hot Chili250ml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89" calcext:value-type="currency">
            <text:p>0,8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2359166303</text:p>
          </table:table-cell>
          <table:table-cell table:style-name="ce41" table:content-validation-name="val1" office:value-type="string" calcext:value-type="string">
            <text:p>SosseUncle Bens süß sauer400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45" calcext:value-type="currency">
            <text:p>1,45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2809001291</text:p>
          </table:table-cell>
          <table:table-cell table:style-name="ce41" table:content-validation-name="val1" office:value-type="string" calcext:value-type="string">
            <text:p>StärkeRuf Feine Speisestärke (Maisstärke)400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35" calcext:value-type="currency">
            <text:p>0,35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Tabak F6 1785 g</text:p>
          </table:table-cell>
          <table:table-cell table:style-name="ce41"/>
          <table:table-cell table:style-name="ce44"/>
          <table:table-cell table:number-columns-repeated="5" table:style-name="ce46" office:value-type="currency" office:currency="EUR" office:value="14.95" calcext:value-type="currency">
            <text:p>14,95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Tee Eistee Zitrone 1,5 L</text:p>
          </table:table-cell>
          <table:table-cell table:style-name="ce41"/>
          <table:table-cell table:style-name="ce44"/>
          <table:table-cell table:number-columns-repeated="4" table:style-name="ce46" office:value-type="currency" office:currency="EUR" office:value="0.45" calcext:value-type="currency">
            <text:p>0,45 €</text:p>
          </table:table-cell>
          <table:table-cell table:style-name="ce46" table:number-columns-repeated="3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Tee Pfefferminze 25er Pack</text:p>
          </table:table-cell>
          <table:table-cell table:style-name="ce41"/>
          <table:table-cell table:style-name="ce44"/>
          <table:table-cell table:number-columns-repeated="5" table:style-name="ce46" office:value-type="currency" office:currency="EUR" office:value="0.39" calcext:value-type="currency">
            <text:p>0,39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Tiernahrung Katzenfutter feucht</text:p>
          </table:table-cell>
          <table:table-cell table:style-name="ce41"/>
          <table:table-cell table:style-name="ce44"/>
          <table:table-cell table:number-columns-repeated="5" table:style-name="ce46" office:value-type="currency" office:currency="EUR" office:value="0.35" calcext:value-type="currency">
            <text:p>0,35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Tiernahrung Katzenfutter trocken 1 kg</text:p>
          </table:table-cell>
          <table:table-cell table:style-name="ce41" office:value-type="string" calcext:value-type="string">
            <text:p>G+B</text:p>
          </table:table-cell>
          <table:table-cell table:style-name="ce44"/>
          <table:table-cell table:number-columns-repeated="5" table:style-name="ce46" office:value-type="currency" office:currency="EUR" office:value="0.89" calcext:value-type="currency">
            <text:p>0,89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Toastbrot Golden 3 Korn 0,5 kg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6" table:style-name="ce46" office:value-type="currency" office:currency="EUR" office:value="0.45" calcext:value-type="currency">
            <text:p>0,45 €</text:p>
          </table:table-cell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Wasser Mineral mit CO2 6er</text:p>
          </table:table-cell>
          <table:table-cell table:style-name="ce41" office:value-type="string" calcext:value-type="string">
            <text:p>Gerolsteiner</text:p>
          </table:table-cell>
          <table:table-cell table:style-name="ce44" office:value-type="string" calcext:value-type="string">
            <text:p>gut</text:p>
          </table:table-cell>
          <table:table-cell table:number-columns-repeated="2" table:style-name="ce46" office:value-type="currency" office:currency="EUR" office:value="3.99" calcext:value-type="currency">
            <text:p>3,99 €</text:p>
          </table:table-cell>
          <table:table-cell table:style-name="ce46" table:number-columns-repeated="5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1731340997</text:p>
          </table:table-cell>
          <table:table-cell table:style-name="ce41" table:content-validation-name="val1" office:value-type="string" calcext:value-type="string">
            <text:p>Wein Amselfelder Rot 0,75L lieblich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6" table:style-name="ce46" office:value-type="currency" office:currency="EUR" office:value="2.99" calcext:value-type="currency">
            <text:p>2,99 €</text:p>
          </table:table-cell>
          <table:table-cell table:style-name="ce46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1731303992</text:p>
          </table:table-cell>
          <table:table-cell table:style-name="ce41" table:content-validation-name="val1" office:value-type="string" calcext:value-type="string">
            <text:p>Wein Amselkeller Spanien 0,75 L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89" calcext:value-type="currency">
            <text:p>1,8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311605428448</text:p>
          </table:table-cell>
          <table:table-cell table:style-name="ce41" table:content-validation-name="val1" office:value-type="string" calcext:value-type="string">
            <text:p>Wein Chianti 0,75 L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7" table:style-name="ce46" office:value-type="currency" office:currency="EUR" office:value="1.99" calcext:value-type="currency">
            <text:p>1,9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Wein Kleine Reblaus3x02L</text:p>
          </table:table-cell>
          <table:table-cell table:style-name="ce41"/>
          <table:table-cell table:style-name="ce44"/>
          <table:table-cell table:number-columns-repeated="5" table:style-name="ce46" office:value-type="currency" office:currency="EUR" office:value="1.99" calcext:value-type="currency">
            <text:p>1,99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1681004215</text:p>
          </table:table-cell>
          <table:table-cell table:style-name="ce41" table:content-validation-name="val1" office:value-type="string" calcext:value-type="string">
            <text:p>Wein Kleine Reblaus3x02L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99" calcext:value-type="currency">
            <text:p>1,9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Wein Mazedonischer Rotwein Rotglut lieblich 1 L</text:p>
          </table:table-cell>
          <table:table-cell table:style-name="ce41"/>
          <table:table-cell table:style-name="ce44"/>
          <table:table-cell table:number-columns-repeated="5" table:style-name="ce46" office:value-type="currency" office:currency="EUR" office:value="2.29" calcext:value-type="currency">
            <text:p>2,29 €</text:p>
          </table:table-cell>
          <table:table-cell table:style-name="ce46" table:number-columns-repeated="2"/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311605450029</text:p>
          </table:table-cell>
          <table:table-cell table:style-name="ce41" table:content-validation-name="val1" office:value-type="string" calcext:value-type="string">
            <text:p>Wein Merlot 2004 1 L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2.19" calcext:value-type="currency">
            <text:p>2,1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WeinPflaumenwein0,5L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99" calcext:value-type="currency">
            <text:p>1,9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8533097555</text:p>
          </table:table-cell>
          <table:table-cell table:style-name="ce41" table:content-validation-name="val1" office:value-type="string" calcext:value-type="string">
            <text:p>Wurst Aufschnitt <text:s/>Cervelatwurst 200 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0.75" calcext:value-type="currency">
            <text:p>0,75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15842031538</text:p>
          </table:table-cell>
          <table:table-cell table:style-name="ce41" table:content-validation-name="val1" office:value-type="string" calcext:value-type="string">
            <text:p>Wurst Aufschnitt <text:s/>Wiener Würstchen 400 g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7" table:style-name="ce46" office:value-type="currency" office:currency="EUR" office:value="2.29" calcext:value-type="currency">
            <text:p>2,2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 office:value-type="string" calcext:value-type="string">
            <text:p>4002039704665</text:p>
          </table:table-cell>
          <table:table-cell table:style-name="ce41" table:content-validation-name="val1" office:value-type="string" calcext:value-type="string">
            <text:p>Wurst Aufschnitt Bauernschinken 200 g</text:p>
          </table:table-cell>
          <table:table-cell table:style-name="ce41"/>
          <table:table-cell table:style-name="ce44"/>
          <table:table-cell table:number-columns-repeated="7" table:style-name="ce46" office:value-type="currency" office:currency="EUR" office:value="1.99" calcext:value-type="currency">
            <text:p>1,99 €</text:p>
          </table:table-cell>
          <table:table-cell table:number-columns-repeated="244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Zucker 1 kg Packung</text:p>
          </table:table-cell>
          <table:table-cell table:style-name="ce41"/>
          <table:table-cell table:style-name="ce44"/>
          <table:table-cell table:number-columns-repeated="4" table:style-name="ce46" office:value-type="currency" office:currency="EUR" office:value="0.92" calcext:value-type="currency">
            <text:p>0,92 €</text:p>
          </table:table-cell>
          <table:table-cell table:number-columns-repeated="2" table:style-name="ce46" office:value-type="currency" office:currency="EUR" office:value="0.8" calcext:value-type="currency">
            <text:p>0,80 €</text:p>
          </table:table-cell>
          <table:table-cell table:style-name="ce46"/>
          <table:table-cell table:number-columns-repeated="244"/>
        </table:table-row>
        <table:table-row table:style-name="ro1">
          <table:table-cell table:style-name="ce30" office:value-type="string" calcext:value-type="string">
            <text:p>Drogerieartikel</text:p>
          </table:table-cell>
          <table:table-cell table:style-name="ce30"/>
          <table:table-cell table:style-name="ce42" table:content-validation-name="val2"/>
          <table:table-cell table:style-name="ce30" table:number-columns-repeated="2"/>
          <table:table-cell table:style-name="ce48" table:number-columns-repeated="7"/>
          <table:table-cell table:number-columns-repeated="244"/>
        </table:table-row>
        <table:table-row table:style-name="ro1">
          <table:table-cell table:style-name="ce31"/>
          <table:table-cell table:style-name="ce38" office:value-type="string" calcext:value-type="string">
            <text:p>4003583075256</text:p>
          </table:table-cell>
          <table:table-cell table:style-name="ce42" table:content-validation-name="val2" office:value-type="string" calcext:value-type="string">
            <text:p>Duschbaddulgon Creme Dusche Body Koskos300ml</text:p>
          </table:table-cell>
          <table:table-cell table:style-name="ce38" table:number-columns-repeated="2"/>
          <table:table-cell table:number-columns-repeated="7" table:style-name="ce48" office:value-type="currency" office:currency="EUR" office:value="0.99" calcext:value-type="currency">
            <text:p>0,9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Müllbeutel 100 Stk. <text:s text:c="2"/>20 L</text:p>
          </table:table-cell>
          <table:table-cell table:style-name="ce38" table:number-columns-repeated="2"/>
          <table:table-cell table:number-columns-repeated="6" table:style-name="ce48" office:value-type="currency" office:currency="EUR" office:value="1.59" calcext:value-type="currency">
            <text:p>1,59 €</text:p>
          </table:table-cell>
          <table:table-cell table:style-name="ce48"/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4007519051444" calcext:value-type="float">
            <text:p>4007519051444</text:p>
          </table:table-cell>
          <table:table-cell table:style-name="ce42" table:content-validation-name="val2" office:value-type="string" calcext:value-type="string">
            <text:p>Müllbeutel 40 Stk. <text:s/>35L</text:p>
          </table:table-cell>
          <table:table-cell table:style-name="ce38" table:number-columns-repeated="2"/>
          <table:table-cell table:number-columns-repeated="7" table:style-name="ce48" office:value-type="currency" office:currency="EUR" office:value="1.19" calcext:value-type="currency">
            <text:p>1,1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MundwasserOdol Original 150 ml</text:p>
          </table:table-cell>
          <table:table-cell table:style-name="ce38" table:number-columns-repeated="2"/>
          <table:table-cell table:number-columns-repeated="5" table:style-name="ce48" office:value-type="currency" office:currency="EUR" office:value="3.95" calcext:value-type="currency">
            <text:p>3,95 €</text:p>
          </table:table-cell>
          <table:table-cell table:style-name="ce48" table:number-columns-repeated="2"/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40266572" calcext:value-type="float">
            <text:p>40266572</text:p>
          </table:table-cell>
          <table:table-cell table:style-name="ce42" table:content-validation-name="val2" office:value-type="string" calcext:value-type="string">
            <text:p>MundwasserOdol Original 75 ml</text:p>
          </table:table-cell>
          <table:table-cell table:style-name="ce38"/>
          <table:table-cell table:style-name="ce38" office:value-type="string" calcext:value-type="string">
            <text:p>gut</text:p>
          </table:table-cell>
          <table:table-cell table:number-columns-repeated="7" table:style-name="ce48" office:value-type="currency" office:currency="EUR" office:value="2.69" calcext:value-type="currency">
            <text:p>2,6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 office:value-type="string" calcext:value-type="string">
            <text:p>4027800021307</text:p>
          </table:table-cell>
          <table:table-cell table:style-name="ce42" table:content-validation-name="val2" office:value-type="string" calcext:value-type="string">
            <text:p>RasierkremeWilkinson New Aloe Vera100ml</text:p>
          </table:table-cell>
          <table:table-cell table:style-name="ce38" table:number-columns-repeated="2"/>
          <table:table-cell table:number-columns-repeated="7" table:style-name="ce48" office:value-type="currency" office:currency="EUR" office:value="1.19" calcext:value-type="currency">
            <text:p>1,1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4002448017684" calcext:value-type="float">
            <text:p>4002448017684</text:p>
          </table:table-cell>
          <table:table-cell table:style-name="ce42" table:content-validation-name="val2" office:value-type="string" calcext:value-type="string">
            <text:p>Reinigungsmittel Cillit Bang Kraftreiniger</text:p>
          </table:table-cell>
          <table:table-cell table:style-name="ce38"/>
          <table:table-cell table:style-name="ce38" office:value-type="string" calcext:value-type="string">
            <text:p>sehr gut</text:p>
          </table:table-cell>
          <table:table-cell table:number-columns-repeated="7" table:style-name="ce48" office:value-type="currency" office:currency="EUR" office:value="3.99" calcext:value-type="currency">
            <text:p>3,9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Reinigungsmittel Emsal Grundreiniger</text:p>
          </table:table-cell>
          <table:table-cell table:style-name="ce38"/>
          <table:table-cell table:style-name="ce38" office:value-type="string" calcext:value-type="string">
            <text:p>sehr gut</text:p>
          </table:table-cell>
          <table:table-cell table:number-columns-repeated="7" table:style-name="ce48" office:value-type="currency" office:currency="EUR" office:value="4.99" calcext:value-type="currency">
            <text:p>4,9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4015600117108" calcext:value-type="float">
            <text:p>4015600117108</text:p>
          </table:table-cell>
          <table:table-cell table:style-name="ce42" table:content-validation-name="val2" office:value-type="string" calcext:value-type="string">
            <text:p>Schampoo Wash &amp; Go 200 ml</text:p>
          </table:table-cell>
          <table:table-cell table:style-name="ce38"/>
          <table:table-cell table:style-name="ce38" office:value-type="string" calcext:value-type="string">
            <text:p>gut</text:p>
          </table:table-cell>
          <table:table-cell table:number-columns-repeated="7" table:style-name="ce48" office:value-type="currency" office:currency="EUR" office:value="1.49" calcext:value-type="currency">
            <text:p>1,4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Spülmittel Fit 1 L</text:p>
          </table:table-cell>
          <table:table-cell table:style-name="ce38" table:number-columns-repeated="2"/>
          <table:table-cell table:number-columns-repeated="5" table:style-name="ce48" office:value-type="currency" office:currency="EUR" office:value="1.29" calcext:value-type="currency">
            <text:p>1,29 €</text:p>
          </table:table-cell>
          <table:table-cell table:style-name="ce48" table:number-columns-repeated="2"/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4013162000012" calcext:value-type="float">
            <text:p>4013162000012</text:p>
          </table:table-cell>
          <table:table-cell table:style-name="ce42" table:content-validation-name="val2" office:value-type="string" calcext:value-type="string">
            <text:p>Spülmittel Fit 500 ml</text:p>
          </table:table-cell>
          <table:table-cell table:style-name="ce38"/>
          <table:table-cell table:style-name="ce38" office:value-type="string" calcext:value-type="string">
            <text:p>gut</text:p>
          </table:table-cell>
          <table:table-cell table:number-columns-repeated="7" table:style-name="ce48" office:value-type="currency" office:currency="EUR" office:value="0.79" calcext:value-type="currency">
            <text:p>0,7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4013162007196" calcext:value-type="float">
            <text:p>4013162007196</text:p>
          </table:table-cell>
          <table:table-cell table:style-name="ce42" table:content-validation-name="val2" office:value-type="string" calcext:value-type="string">
            <text:p>Spülmittel Fit Zitronenmelisse 750 ml</text:p>
          </table:table-cell>
          <table:table-cell table:style-name="ce38" table:number-columns-repeated="2"/>
          <table:table-cell table:number-columns-repeated="7" table:style-name="ce48" office:value-type="currency" office:currency="EUR" office:value="0.99" calcext:value-type="currency">
            <text:p>0,9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4000735011803" calcext:value-type="float">
            <text:p>4000735011803</text:p>
          </table:table-cell>
          <table:table-cell table:style-name="ce42" table:content-validation-name="val2" office:value-type="string" calcext:value-type="string">
            <text:p>Toilettenpapier 3lag 8x200 Blatt</text:p>
          </table:table-cell>
          <table:table-cell table:style-name="ce38"/>
          <table:table-cell table:style-name="ce38" office:value-type="string" calcext:value-type="string">
            <text:p>gut</text:p>
          </table:table-cell>
          <table:table-cell table:number-columns-repeated="7" table:style-name="ce48" office:value-type="currency" office:currency="EUR" office:value="1.59" calcext:value-type="currency">
            <text:p>1,5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 office:value-type="string" calcext:value-type="string">
            <text:p>4012400130368</text:p>
          </table:table-cell>
          <table:table-cell table:style-name="ce42" table:content-validation-name="val2" office:value-type="string" calcext:value-type="string">
            <text:p>Waschmittel Color Waschmittel Flüssig1,5L</text:p>
          </table:table-cell>
          <table:table-cell table:style-name="ce38" table:number-columns-repeated="2"/>
          <table:table-cell table:style-name="ce48" office:value-type="currency" office:currency="EUR" office:value="2.49" calcext:value-type="currency">
            <text:p>2,49 €</text:p>
          </table:table-cell>
          <table:table-cell table:number-columns-repeated="6" table:style-name="ce48" office:value-type="currency" office:currency="EUR" office:value="2.39" calcext:value-type="currency">
            <text:p>2,3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 office:value-type="string" calcext:value-type="string">
            <text:p>4025521017548</text:p>
          </table:table-cell>
          <table:table-cell table:style-name="ce42" table:content-validation-name="val2" office:value-type="string" calcext:value-type="string">
            <text:p>WC DuftAmbi Pur Flush 3er Pack3x55ml</text:p>
          </table:table-cell>
          <table:table-cell table:style-name="ce38" table:number-columns-repeated="2"/>
          <table:table-cell table:number-columns-repeated="7" table:style-name="ce48" office:value-type="currency" office:currency="EUR" office:value="3.99" calcext:value-type="currency">
            <text:p>3,9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 office:value-type="string" calcext:value-type="string">
            <text:p>4015000017121</text:p>
          </table:table-cell>
          <table:table-cell table:style-name="ce42" table:content-validation-name="val2" office:value-type="string" calcext:value-type="string">
            <text:p>WC ReinigerWC Ente Gel750ml</text:p>
          </table:table-cell>
          <table:table-cell table:style-name="ce38" table:number-columns-repeated="2"/>
          <table:table-cell table:number-columns-repeated="7" table:style-name="ce48" office:value-type="currency" office:currency="EUR" office:value="1.45" calcext:value-type="currency">
            <text:p>1,45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 office:value-type="string" calcext:value-type="string">
            <text:p>5413149106567</text:p>
          </table:table-cell>
          <table:table-cell table:style-name="ce42" table:content-validation-name="val2" office:value-type="string" calcext:value-type="string">
            <text:p>Weichspüler Lenor Aprilfrisch 1,5 L</text:p>
          </table:table-cell>
          <table:table-cell table:style-name="ce38" table:number-columns-repeated="2"/>
          <table:table-cell table:number-columns-repeated="7" table:style-name="ce48" office:value-type="currency" office:currency="EUR" office:value="2" calcext:value-type="currency">
            <text:p>2,00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Zahncreme Signal</text:p>
          </table:table-cell>
          <table:table-cell table:style-name="ce38" table:number-columns-repeated="2"/>
          <table:table-cell table:number-columns-repeated="5" table:style-name="ce48" office:value-type="currency" office:currency="EUR" office:value="0.69" calcext:value-type="currency">
            <text:p>0,69 €</text:p>
          </table:table-cell>
          <table:table-cell table:style-name="ce48" table:number-columns-repeated="2"/>
          <table:table-cell table:number-columns-repeated="244"/>
        </table:table-row>
        <table:table-row table:style-name="ro1">
          <table:table-cell table:style-name="ce31"/>
          <table:table-cell table:style-name="ce38" office:value-type="float" office:value="5000174118490" calcext:value-type="float">
            <text:p>5000174118490</text:p>
          </table:table-cell>
          <table:table-cell table:style-name="ce42" table:content-validation-name="val2" office:value-type="string" calcext:value-type="string">
            <text:p>Zahnpastablend a med complete plus milde Frische75ml</text:p>
          </table:table-cell>
          <table:table-cell table:style-name="ce38" table:number-columns-repeated="2"/>
          <table:table-cell table:number-columns-repeated="7" table:style-name="ce48" office:value-type="currency" office:currency="EUR" office:value="0.99" calcext:value-type="currency">
            <text:p>0,99 €</text:p>
          </table:table-cell>
          <table:table-cell table:number-columns-repeated="244"/>
        </table:table-row>
        <table:table-row table:style-name="ro1">
          <table:table-cell table:style-name="ce31"/>
          <table:table-cell table:style-name="ce38" office:value-type="string" calcext:value-type="string">
            <text:p>732254002151</text:p>
          </table:table-cell>
          <table:table-cell table:style-name="ce42" table:content-validation-name="val2" office:value-type="string" calcext:value-type="string">
            <text:p>Zellstoff Taschentücher 30x10 4-lagig</text:p>
          </table:table-cell>
          <table:table-cell table:style-name="ce38" table:number-columns-repeated="2"/>
          <table:table-cell table:number-columns-repeated="7" table:style-name="ce48" office:value-type="currency" office:currency="EUR" office:value="1.39" calcext:value-type="currency">
            <text:p>1,39 €</text:p>
          </table:table-cell>
          <table:table-cell table:number-columns-repeated="244"/>
        </table:table-row>
        <table:table-row table:style-name="ro1">
          <table:table-cell table:style-name="ce32" office:value-type="string" calcext:value-type="string">
            <text:p>Technik</text:p>
          </table:table-cell>
          <table:table-cell table:style-name="ce39"/>
          <table:table-cell table:style-name="ce43" table:content-validation-name="val3"/>
          <table:table-cell table:style-name="ce39" table:number-columns-repeated="2"/>
          <table:table-cell table:style-name="ce49" table:number-columns-repeated="7"/>
          <table:table-cell table:number-columns-repeated="244"/>
        </table:table-row>
        <table:table-row table:style-name="ro1">
          <table:table-cell table:style-name="ce33"/>
          <table:table-cell table:style-name="ce39" office:value-type="string" calcext:value-type="string">
            <text:p>4004712975881</text:p>
          </table:table-cell>
          <table:table-cell table:style-name="ce43" table:content-validation-name="val3" office:value-type="string" calcext:value-type="string">
            <text:p>Akkus Mignon Akkus AA2 Stück</text:p>
          </table:table-cell>
          <table:table-cell table:style-name="ce39" table:number-columns-repeated="2"/>
          <table:table-cell table:number-columns-repeated="7" table:style-name="ce49" office:value-type="currency" office:currency="EUR" office:value="4.99" calcext:value-type="currency">
            <text:p>4,99 €</text:p>
          </table:table-cell>
          <table:table-cell table:number-columns-repeated="244"/>
        </table:table-row>
        <table:table-row table:style-name="ro1">
          <table:table-cell table:style-name="ce33"/>
          <table:table-cell table:style-name="ce39" office:value-type="string" calcext:value-type="string">
            <text:p>4008496031641</text:p>
          </table:table-cell>
          <table:table-cell table:style-name="ce43" table:content-validation-name="val3" office:value-type="string" calcext:value-type="string">
            <text:p>Batterien Varta Longlife AA4</text:p>
          </table:table-cell>
          <table:table-cell table:style-name="ce39" table:number-columns-repeated="2"/>
          <table:table-cell table:number-columns-repeated="7" table:style-name="ce49" office:value-type="currency" office:currency="EUR" office:value="2.99" calcext:value-type="currency">
            <text:p>2,99 €</text:p>
          </table:table-cell>
          <table:table-cell table:number-columns-repeated="244"/>
        </table:table-row>
        <table:table-row table:style-name="ro1">
          <table:table-cell table:style-name="ce33"/>
          <table:table-cell table:style-name="ce39"/>
          <table:table-cell table:style-name="ce43" table:content-validation-name="val3" office:value-type="string" calcext:value-type="string">
            <text:p>Kopierpapier 80 gr</text:p>
          </table:table-cell>
          <table:table-cell table:style-name="ce39" table:number-columns-repeated="2"/>
          <table:table-cell table:number-columns-repeated="5" table:style-name="ce49" office:value-type="currency" office:currency="EUR" office:value="1.99" calcext:value-type="currency">
            <text:p>1,99 €</text:p>
          </table:table-cell>
          <table:table-cell table:style-name="ce49" table:number-columns-repeated="2"/>
          <table:table-cell table:number-columns-repeated="244"/>
        </table:table-row>
        <table:table-row table:style-name="ro1">
          <table:table-cell table:style-name="ce33"/>
          <table:table-cell table:style-name="ce39"/>
          <table:table-cell table:style-name="ce43" table:content-validation-name="val3" office:value-type="string" calcext:value-type="string">
            <text:p>Lampen 60 Watt Neonröhre OSR.1604</text:p>
          </table:table-cell>
          <table:table-cell table:style-name="ce39" table:number-columns-repeated="2"/>
          <table:table-cell table:number-columns-repeated="7" table:style-name="ce49" office:value-type="currency" office:currency="EUR" office:value="4.79" calcext:value-type="currency">
            <text:p>4,79 €</text:p>
          </table:table-cell>
          <table:table-cell table:number-columns-repeated="244"/>
        </table:table-row>
        <table:table-row table:style-name="ro1">
          <table:table-cell table:style-name="ce33"/>
          <table:table-cell table:style-name="ce39" office:value-type="string" calcext:value-type="string">
            <text:p>4009134134038</text:p>
          </table:table-cell>
          <table:table-cell table:style-name="ce43" table:content-validation-name="val3" office:value-type="string" calcext:value-type="string">
            <text:p>Massband Schneidermassband</text:p>
          </table:table-cell>
          <table:table-cell table:style-name="ce39" table:number-columns-repeated="2"/>
          <table:table-cell table:number-columns-repeated="7" table:style-name="ce49" office:value-type="currency" office:currency="EUR" office:value="1.79" calcext:value-type="currency">
            <text:p>1,79 €</text:p>
          </table:table-cell>
          <table:table-cell table:number-columns-repeated="244"/>
        </table:table-row>
        <table:table-row table:style-name="ro1">
          <table:table-cell table:style-name="ce33"/>
          <table:table-cell table:style-name="ce39"/>
          <table:table-cell table:style-name="ce43" table:content-validation-name="val3" office:value-type="string" calcext:value-type="string">
            <text:p>Strümpfe Damen Freizeitsocken</text:p>
          </table:table-cell>
          <table:table-cell table:style-name="ce39" table:number-columns-repeated="2"/>
          <table:table-cell table:number-columns-repeated="7" table:style-name="ce49" office:value-type="currency" office:currency="EUR" office:value="2.99" calcext:value-type="currency">
            <text:p>2,99 €</text:p>
          </table:table-cell>
          <table:table-cell table:number-columns-repeated="244"/>
        </table:table-row>
        <table:table-row table:style-name="ro1">
          <table:table-cell table:style-name="ce33"/>
          <table:table-cell table:style-name="ce39"/>
          <table:table-cell table:style-name="ce43" table:content-validation-name="val3" office:value-type="string" calcext:value-type="string">
            <text:p>Strümpfe Herren Socken</text:p>
          </table:table-cell>
          <table:table-cell table:style-name="ce39" table:number-columns-repeated="2"/>
          <table:table-cell table:number-columns-repeated="7" table:style-name="ce49" office:value-type="currency" office:currency="EUR" office:value="4.99" calcext:value-type="currency">
            <text:p>4,99 €</text:p>
          </table:table-cell>
          <table:table-cell table:number-columns-repeated="244"/>
        </table:table-row>
        <table:table-row table:style-name="ro7" table:number-rows-repeated="31640">
          <table:table-cell table:style-name="ce34"/>
          <table:table-cell table:style-name="ce40"/>
          <table:table-cell table:style-name="ce23" table:number-columns-repeated="3"/>
          <table:table-cell table:style-name="ce50" table:number-columns-repeated="7"/>
          <table:table-cell table:number-columns-repeated="244"/>
        </table:table-row>
        <table:table-row table:style-name="ro7" table:number-rows-repeated="173">
          <table:table-cell table:number-columns-repeated="5"/>
          <table:table-cell table:style-name="ce50" table:number-columns-repeated="7"/>
          <table:table-cell table:number-columns-repeated="244"/>
        </table:table-row>
        <table:table-row table:style-name="ro7" table:number-rows-repeated="33601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Plus" table:style-name="ta1" table:print="false">
        <table:table-column table:style-name="co12" table:default-cell-style-name="ce34"/>
        <table:table-column table:style-name="co12" table:default-cell-style-name="ce40"/>
        <table:table-column table:style-name="co13" table:default-cell-style-name="ce23"/>
        <table:table-column table:style-name="co10" table:number-columns-repeated="2" table:default-cell-style-name="ce23"/>
        <table:table-column table:style-name="co10" table:number-columns-repeated="3" table:default-cell-style-name="ce11"/>
        <table:table-column table:style-name="co10" table:number-columns-repeated="248" table:default-cell-style-name="Default"/>
        <table:table-row table:style-name="ro7">
          <table:table-cell table:style-name="ce27" office:value-type="string" calcext:value-type="string">
            <text:p>UBA Code</text:p>
          </table:table-cell>
          <table:table-cell table:style-name="ce35" office:value-type="string" calcext:value-type="string">
            <text:p>EAN Code</text:p>
          </table:table-cell>
          <table:table-cell table:style-name="ce20" office:value-type="string" calcext:value-type="string">
            <text:p>Kategorie Marke Menge</text:p>
          </table:table-cell>
          <table:table-cell table:style-name="ce20" office:value-type="string" calcext:value-type="string">
            <text:p>Variante</text:p>
          </table:table-cell>
          <table:table-cell table:style-name="ce20" office:value-type="string" calcext:value-type="string">
            <text:p>Geschmack</text:p>
          </table:table-cell>
          <table:table-cell table:style-name="ce56" office:value-type="date" office:date-value="2007-10-02" calcext:value-type="date">
            <text:p>02.10.2007</text:p>
          </table:table-cell>
          <table:table-cell table:style-name="ce56" office:value-type="date" office:date-value="2007-08-31" calcext:value-type="date">
            <text:p>31.08.2007</text:p>
          </table:table-cell>
          <table:table-cell table:style-name="ce56" office:value-type="date" office:date-value="2007-08-30" calcext:value-type="date">
            <text:p>30.08.2007</text:p>
          </table:table-cell>
          <table:table-cell table:style-name="ce25" table:number-columns-repeated="248"/>
        </table:table-row>
        <table:table-row table:style-name="ro1">
          <table:table-cell table:style-name="ce52" office:value-type="string" calcext:value-type="string">
            <text:p>Lebensmittel</text:p>
          </table:table-cell>
          <table:table-cell table:style-name="ce37"/>
          <table:table-cell table:style-name="ce41" table:content-validation-name="val1"/>
          <table:table-cell table:style-name="ce41" table:number-columns-repeated="2"/>
          <table:table-cell table:style-name="ce57" table:number-columns-repeated="3"/>
          <table:table-cell table:number-columns-repeated="248"/>
        </table:table-row>
        <table:table-row table:style-name="ro1">
          <table:table-cell table:style-name="ce52"/>
          <table:table-cell table:style-name="ce37"/>
          <table:table-cell table:style-name="ce41" table:content-validation-name="val1" office:value-type="string" calcext:value-type="string">
            <text:p>Keks Rolle</text:p>
          </table:table-cell>
          <table:table-cell table:style-name="ce41" table:number-columns-repeated="2"/>
          <table:table-cell table:style-name="ce57" office:value-type="currency" office:currency="EUR" office:value="0.75" calcext:value-type="currency">
            <text:p>0,75 €</text:p>
          </table:table-cell>
          <table:table-cell table:style-name="ce57" table:number-columns-repeated="2"/>
          <table:table-cell table:number-columns-repeated="248"/>
        </table:table-row>
        <table:table-row table:style-name="ro1">
          <table:table-cell table:style-name="ce52"/>
          <table:table-cell table:style-name="ce37"/>
          <table:table-cell table:style-name="ce41" table:content-validation-name="val1" office:value-type="string" calcext:value-type="string">
            <text:p>Butter Rama Original 500g</text:p>
          </table:table-cell>
          <table:table-cell table:style-name="ce41" table:number-columns-repeated="2"/>
          <table:table-cell table:style-name="ce57" office:value-type="currency" office:currency="EUR" office:value="0.99" calcext:value-type="currency">
            <text:p>0,99 €</text:p>
          </table:table-cell>
          <table:table-cell table:style-name="ce57" table:number-columns-repeated="2"/>
          <table:table-cell table:number-columns-repeated="248"/>
        </table:table-row>
        <table:table-row table:style-name="ro1">
          <table:table-cell table:style-name="ce52"/>
          <table:table-cell table:style-name="ce37"/>
          <table:table-cell table:style-name="ce41" table:content-validation-name="val1" office:value-type="string" calcext:value-type="string">
            <text:p>Milch 1,5% Fett 1L</text:p>
          </table:table-cell>
          <table:table-cell table:style-name="ce41" table:number-columns-repeated="2"/>
          <table:table-cell table:style-name="ce57" office:value-type="currency" office:currency="EUR" office:value="0.66" calcext:value-type="currency">
            <text:p>0,66 €</text:p>
          </table:table-cell>
          <table:table-cell table:style-name="ce57" table:number-columns-repeated="2"/>
          <table:table-cell table:number-columns-repeated="248"/>
        </table:table-row>
        <table:table-row table:style-name="ro1">
          <table:table-cell table:style-name="ce52"/>
          <table:table-cell table:style-name="ce37"/>
          <table:table-cell table:style-name="ce41" table:content-validation-name="val1" office:value-type="string" calcext:value-type="string">
            <text:p>Käse Harzer Roller</text:p>
          </table:table-cell>
          <table:table-cell table:style-name="ce41" table:number-columns-repeated="2"/>
          <table:table-cell table:style-name="ce57" office:value-type="currency" office:currency="EUR" office:value="1.19" calcext:value-type="currency">
            <text:p>1,19 €</text:p>
          </table:table-cell>
          <table:table-cell table:style-name="ce57" table:number-columns-repeated="2"/>
          <table:table-cell table:number-columns-repeated="248"/>
        </table:table-row>
        <table:table-row table:style-name="ro1">
          <table:table-cell table:style-name="ce52"/>
          <table:table-cell table:style-name="ce37"/>
          <table:table-cell table:style-name="ce41" table:content-validation-name="val1" office:value-type="string" calcext:value-type="string">
            <text:p>Eier braun 10er Packung</text:p>
          </table:table-cell>
          <table:table-cell table:style-name="ce41" table:number-columns-repeated="2"/>
          <table:table-cell table:style-name="ce57" office:value-type="currency" office:currency="EUR" office:value="0.99" calcext:value-type="currency">
            <text:p>0,99 €</text:p>
          </table:table-cell>
          <table:table-cell table:style-name="ce57" table:number-columns-repeated="2"/>
          <table:table-cell table:number-columns-repeated="248"/>
        </table:table-row>
        <table:table-row table:style-name="ro1">
          <table:table-cell table:style-name="ce52"/>
          <table:table-cell table:style-name="ce37"/>
          <table:table-cell table:style-name="ce41" table:content-validation-name="val1" office:value-type="string" calcext:value-type="string">
            <text:p>Kondensmilch 4% 316 ml</text:p>
          </table:table-cell>
          <table:table-cell table:style-name="ce41" table:number-columns-repeated="2"/>
          <table:table-cell table:style-name="ce57" office:value-type="currency" office:currency="EUR" office:value="0.35" calcext:value-type="currency">
            <text:p>0,35 €</text:p>
          </table:table-cell>
          <table:table-cell table:style-name="ce57" table:number-columns-repeated="2"/>
          <table:table-cell table:number-columns-repeated="248"/>
        </table:table-row>
        <table:table-row table:style-name="ro1">
          <table:table-cell table:style-name="ce30" office:value-type="string" calcext:value-type="string">
            <text:p>Drogerieartikel</text:p>
          </table:table-cell>
          <table:table-cell table:style-name="ce53"/>
          <table:table-cell table:style-name="ce42" table:content-validation-name="val2"/>
          <table:table-cell table:style-name="ce53" table:number-columns-repeated="5"/>
          <table:table-cell table:number-columns-repeated="248"/>
        </table:table-row>
        <table:table-row table:style-name="ro1">
          <table:table-cell table:style-name="ce31"/>
          <table:table-cell table:style-name="ce38"/>
          <table:table-cell table:style-name="ce42" table:content-validation-name="val2"/>
          <table:table-cell table:style-name="ce53"/>
          <table:table-cell table:style-name="ce55"/>
          <table:table-cell table:style-name="ce53" table:number-columns-repeated="3"/>
          <table:table-cell table:number-columns-repeated="248"/>
        </table:table-row>
        <table:table-row table:style-name="ro1">
          <table:table-cell table:style-name="ce32" office:value-type="string" calcext:value-type="string">
            <text:p>Technik</text:p>
          </table:table-cell>
          <table:table-cell table:style-name="ce39"/>
          <table:table-cell table:style-name="ce43" table:content-validation-name="val3"/>
          <table:table-cell table:style-name="ce54" table:number-columns-repeated="2"/>
          <table:table-cell table:style-name="ce58" table:number-columns-repeated="3"/>
          <table:table-cell table:number-columns-repeated="248"/>
        </table:table-row>
        <table:table-row table:style-name="ro7" table:number-rows-repeated="31610">
          <table:table-cell table:number-columns-repeated="256"/>
        </table:table-row>
        <table:table-row table:style-name="ro7" table:number-rows-repeated="172">
          <table:table-cell table:style-name="Default" table:number-columns-repeated="5"/>
          <table:table-cell table:number-columns-repeated="251"/>
        </table:table-row>
        <table:table-row table:style-name="ro7">
          <table:table-cell table:style-name="Default" table:number-columns-repeated="5"/>
          <table:table-cell table:number-columns-repeated="251"/>
        </table:table-row>
      </table:table>
      <table:table table:name="Aldi" table:style-name="ta1" table:print="false">
        <table:table-column table:style-name="co12" table:default-cell-style-name="ce34"/>
        <table:table-column table:style-name="co12" table:default-cell-style-name="ce40"/>
        <table:table-column table:style-name="co13" table:default-cell-style-name="ce23"/>
        <table:table-column table:style-name="co10" table:number-columns-repeated="2" table:default-cell-style-name="ce23"/>
        <table:table-column table:style-name="co10" table:number-columns-repeated="2" table:default-cell-style-name="ce11"/>
        <table:table-column table:style-name="co10" table:number-columns-repeated="249" table:default-cell-style-name="Default"/>
        <table:table-row table:style-name="ro7">
          <table:table-cell table:style-name="ce27" office:value-type="string" calcext:value-type="string">
            <text:p>UBA Code</text:p>
          </table:table-cell>
          <table:table-cell table:style-name="ce35" office:value-type="string" calcext:value-type="string">
            <text:p>EAN Code</text:p>
          </table:table-cell>
          <table:table-cell table:style-name="ce20" office:value-type="string" calcext:value-type="string">
            <text:p>Kategorie Marke Menge</text:p>
          </table:table-cell>
          <table:table-cell table:style-name="ce20" office:value-type="string" calcext:value-type="string">
            <text:p>Variante</text:p>
          </table:table-cell>
          <table:table-cell table:style-name="ce20" office:value-type="string" calcext:value-type="string">
            <text:p>Geschmack</text:p>
          </table:table-cell>
          <table:table-cell table:style-name="ce56" office:value-type="date" office:date-value="2007-08-31" calcext:value-type="date">
            <text:p>31.08.2007</text:p>
          </table:table-cell>
          <table:table-cell table:style-name="ce56" office:value-type="date" office:date-value="2007-08-30" calcext:value-type="date">
            <text:p>30.08.2007</text:p>
          </table:table-cell>
          <table:table-cell table:style-name="ce25" table:number-columns-repeated="249"/>
        </table:table-row>
        <table:table-row table:style-name="ro1">
          <table:table-cell table:style-name="ce59" office:value-type="string" calcext:value-type="string">
            <text:p>Lebensmittel</text:p>
          </table:table-cell>
          <table:table-cell table:style-name="ce36"/>
          <table:table-cell table:style-name="ce41" table:content-validation-name="val1"/>
          <table:table-cell table:style-name="ce41"/>
          <table:table-cell table:style-name="ce44"/>
          <table:table-cell table:style-name="ce60" table:number-columns-repeated="2"/>
          <table:table-cell table:number-columns-repeated="249"/>
        </table:table-row>
        <table:table-row table:style-name="ro1">
          <table:table-cell table:style-name="ce59"/>
          <table:table-cell table:style-name="ce36"/>
          <table:table-cell table:style-name="ce41" table:content-validation-name="val1" office:value-type="string" calcext:value-type="string">
            <text:p>Wasser Mineral mit CO2 6er</text:p>
          </table:table-cell>
          <table:table-cell table:style-name="ce41"/>
          <table:table-cell table:style-name="ce44"/>
          <table:table-cell table:style-name="ce60" office:value-type="currency" office:currency="EUR" office:value="1.14" calcext:value-type="currency">
            <text:p>1,14 €</text:p>
          </table:table-cell>
          <table:table-cell table:style-name="ce60"/>
          <table:table-cell table:number-columns-repeated="249"/>
        </table:table-row>
        <table:table-row table:style-name="ro1">
          <table:table-cell table:style-name="ce59"/>
          <table:table-cell table:style-name="ce36"/>
          <table:table-cell table:style-name="ce41" table:content-validation-name="val1" office:value-type="string" calcext:value-type="string">
            <text:p>Bier Plasteflaschen Premium Pilsner 6er</text:p>
          </table:table-cell>
          <table:table-cell table:style-name="ce41"/>
          <table:table-cell table:style-name="ce44"/>
          <table:table-cell table:style-name="ce60" office:value-type="currency" office:currency="EUR" office:value="1.69" calcext:value-type="currency">
            <text:p>1,69 €</text:p>
          </table:table-cell>
          <table:table-cell table:style-name="ce60"/>
          <table:table-cell table:number-columns-repeated="249"/>
        </table:table-row>
        <table:table-row table:style-name="ro1">
          <table:table-cell table:style-name="ce28"/>
          <table:table-cell table:style-name="ce36" office:value-type="float" office:value="22125699" calcext:value-type="float">
            <text:p>22125699</text:p>
          </table:table-cell>
          <table:table-cell table:style-name="ce41" table:content-validation-name="val1" office:value-type="string" calcext:value-type="string">
            <text:p>Dosenfisch Gourmet Platte Classic 200g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2" table:style-name="ce60" office:value-type="currency" office:currency="EUR" office:value="0.69" calcext:value-type="currency">
            <text:p>0,6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string" calcext:value-type="string">
            <text:p>22125682</text:p>
          </table:table-cell>
          <table:table-cell table:style-name="ce41" table:content-validation-name="val1" office:value-type="string" calcext:value-type="string">
            <text:p>Dosenfisch Heringsfilets in Kräuter Creme 200g</text:p>
          </table:table-cell>
          <table:table-cell table:style-name="ce41"/>
          <table:table-cell table:style-name="ce44"/>
          <table:table-cell table:number-columns-repeated="2" table:style-name="ce60" office:value-type="currency" office:currency="EUR" office:value="0.69" calcext:value-type="currency">
            <text:p>0,6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float" office:value="22128508" calcext:value-type="float">
            <text:p>22128508</text:p>
          </table:table-cell>
          <table:table-cell table:style-name="ce41" table:content-validation-name="val1" office:value-type="string" calcext:value-type="string">
            <text:p>Dosenfisch Tomaten Cocktail 200g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2" table:style-name="ce60" office:value-type="currency" office:currency="EUR" office:value="0.69" calcext:value-type="currency">
            <text:p>0,6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Eier braun 10er Packung</text:p>
          </table:table-cell>
          <table:table-cell table:style-name="ce41"/>
          <table:table-cell table:style-name="ce44"/>
          <table:table-cell table:style-name="ce60" office:value-type="currency" office:currency="EUR" office:value="0.99" calcext:value-type="currency">
            <text:p>0,99 €</text:p>
          </table:table-cell>
          <table:table-cell table:style-name="ce60"/>
          <table:table-cell table:number-columns-repeated="249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Fisch Matjesfilets 250g</text:p>
          </table:table-cell>
          <table:table-cell table:style-name="ce41"/>
          <table:table-cell table:style-name="ce44"/>
          <table:table-cell table:style-name="ce60" office:value-type="currency" office:currency="EUR" office:value="0.95" calcext:value-type="currency">
            <text:p>0,95 €</text:p>
          </table:table-cell>
          <table:table-cell table:style-name="ce60"/>
          <table:table-cell table:number-columns-repeated="249"/>
        </table:table-row>
        <table:table-row table:style-name="ro1">
          <table:table-cell table:style-name="ce28"/>
          <table:table-cell table:style-name="ce36" office:value-type="string" calcext:value-type="string">
            <text:p>22114082</text:p>
          </table:table-cell>
          <table:table-cell table:style-name="ce41" table:content-validation-name="val1" office:value-type="string" calcext:value-type="string">
            <text:p>Fisch Sahne-Heringsfilets 400g</text:p>
          </table:table-cell>
          <table:table-cell table:style-name="ce41"/>
          <table:table-cell table:style-name="ce44" office:value-type="string" calcext:value-type="string">
            <text:p>sehr gut</text:p>
          </table:table-cell>
          <table:table-cell table:number-columns-repeated="2" table:style-name="ce60" office:value-type="currency" office:currency="EUR" office:value="0.99" calcext:value-type="currency">
            <text:p>0,9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float" office:value="22116826" calcext:value-type="float">
            <text:p>22116826</text:p>
          </table:table-cell>
          <table:table-cell table:style-name="ce41" table:content-validation-name="val1" office:value-type="string" calcext:value-type="string">
            <text:p>Käse Frischkäse Fass 200g</text:p>
          </table:table-cell>
          <table:table-cell table:style-name="ce41"/>
          <table:table-cell table:style-name="ce44"/>
          <table:table-cell table:number-columns-repeated="2" table:style-name="ce60" office:value-type="currency" office:currency="EUR" office:value="0.99" calcext:value-type="currency">
            <text:p>0,9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string" calcext:value-type="string">
            <text:p>22116376</text:p>
          </table:table-cell>
          <table:table-cell table:style-name="ce41" table:content-validation-name="val1" office:value-type="string" calcext:value-type="string">
            <text:p>Käse Frischkäse kräuter-frisch 200g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2" table:style-name="ce60" office:value-type="currency" office:currency="EUR" office:value="0.59" calcext:value-type="currency">
            <text:p>0,5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float" office:value="22116680" calcext:value-type="float">
            <text:p>22116680</text:p>
          </table:table-cell>
          <table:table-cell table:style-name="ce41" table:content-validation-name="val1" office:value-type="string" calcext:value-type="string">
            <text:p>Käse Körniger Frischkäse 200g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2" table:style-name="ce60" office:value-type="currency" office:currency="EUR" office:value="0.39" calcext:value-type="currency">
            <text:p>0,3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string" calcext:value-type="string">
            <text:p>22113566</text:p>
          </table:table-cell>
          <table:table-cell table:style-name="ce41" table:content-validation-name="val1" office:value-type="string" calcext:value-type="string">
            <text:p>Gemüse Feinfrost Rahmspinat 450g</text:p>
          </table:table-cell>
          <table:table-cell table:style-name="ce41"/>
          <table:table-cell table:style-name="ce44"/>
          <table:table-cell table:number-columns-repeated="2" table:style-name="ce60" office:value-type="currency" office:currency="EUR" office:value="0.35" calcext:value-type="currency">
            <text:p>0,35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Gurke</text:p>
          </table:table-cell>
          <table:table-cell table:style-name="ce41"/>
          <table:table-cell table:style-name="ce44"/>
          <table:table-cell table:number-columns-repeated="2" table:style-name="ce60" office:value-type="currency" office:currency="EUR" office:value="0.35" calcext:value-type="currency">
            <text:p>0,35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Kartoffel festkochend 2 kg</text:p>
          </table:table-cell>
          <table:table-cell table:style-name="ce41"/>
          <table:table-cell table:style-name="ce44"/>
          <table:table-cell table:style-name="ce60" office:value-type="currency" office:currency="EUR" office:value="0.99" calcext:value-type="currency">
            <text:p>0,99 €</text:p>
          </table:table-cell>
          <table:table-cell table:style-name="ce60"/>
          <table:table-cell table:number-columns-repeated="249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Strauchtomaten 1 kg</text:p>
          </table:table-cell>
          <table:table-cell table:style-name="ce41"/>
          <table:table-cell table:style-name="ce44"/>
          <table:table-cell table:style-name="ce60" office:value-type="currency" office:currency="EUR" office:value="0.85" calcext:value-type="currency">
            <text:p>0,85 €</text:p>
          </table:table-cell>
          <table:table-cell table:style-name="ce60"/>
          <table:table-cell table:number-columns-repeated="249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Gemüse Karotten in Plastepackung 1 kg</text:p>
          </table:table-cell>
          <table:table-cell table:style-name="ce41"/>
          <table:table-cell table:style-name="ce44"/>
          <table:table-cell table:number-columns-repeated="2" table:style-name="ce60" office:value-type="currency" office:currency="EUR" office:value="0.89" calcext:value-type="currency">
            <text:p>0,8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Kaffee Kräftig 0,5 kg</text:p>
          </table:table-cell>
          <table:table-cell table:style-name="ce41"/>
          <table:table-cell table:style-name="ce44" office:value-type="string" calcext:value-type="string">
            <text:p>schlecht</text:p>
          </table:table-cell>
          <table:table-cell table:number-columns-repeated="2" table:style-name="ce60" office:value-type="currency" office:currency="EUR" office:value="2.79" calcext:value-type="currency">
            <text:p>2,7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Marmelade Erdbeer 450 g</text:p>
          </table:table-cell>
          <table:table-cell table:style-name="ce41"/>
          <table:table-cell table:style-name="ce44"/>
          <table:table-cell table:style-name="ce60" office:value-type="currency" office:currency="EUR" office:value="0.95" calcext:value-type="currency">
            <text:p>0,95 €</text:p>
          </table:table-cell>
          <table:table-cell table:style-name="ce60"/>
          <table:table-cell table:number-columns-repeated="249"/>
        </table:table-row>
        <table:table-row table:style-name="ro1">
          <table:table-cell table:style-name="ce28"/>
          <table:table-cell table:style-name="ce36" office:value-type="string" calcext:value-type="string">
            <text:p>22114372</text:p>
          </table:table-cell>
          <table:table-cell table:style-name="ce41" table:content-validation-name="val1" office:value-type="string" calcext:value-type="string">
            <text:p>Obst BüchseAnanas Stücken340g</text:p>
          </table:table-cell>
          <table:table-cell table:style-name="ce41"/>
          <table:table-cell table:style-name="ce44"/>
          <table:table-cell table:number-columns-repeated="2" table:style-name="ce60" office:value-type="currency" office:currency="EUR" office:value="0.39" calcext:value-type="currency">
            <text:p>0,3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Obst BüchsePfirsiche465g</text:p>
          </table:table-cell>
          <table:table-cell table:style-name="ce41"/>
          <table:table-cell table:style-name="ce44"/>
          <table:table-cell table:number-columns-repeated="2" table:style-name="ce60" office:value-type="currency" office:currency="EUR" office:value="0.79" calcext:value-type="currency">
            <text:p>0,7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Öl Pflanzenöl Raps 1 L</text:p>
          </table:table-cell>
          <table:table-cell table:style-name="ce41"/>
          <table:table-cell table:style-name="ce44"/>
          <table:table-cell table:style-name="ce60" office:value-type="currency" office:currency="EUR" office:value="0.85" calcext:value-type="currency">
            <text:p>0,85 €</text:p>
          </table:table-cell>
          <table:table-cell table:style-name="ce60"/>
          <table:table-cell table:number-columns-repeated="249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Pommes Frittes für Ofen 1 kg</text:p>
          </table:table-cell>
          <table:table-cell table:style-name="ce41"/>
          <table:table-cell table:style-name="ce44"/>
          <table:table-cell table:style-name="ce60" office:value-type="currency" office:currency="EUR" office:value="1.09" calcext:value-type="currency">
            <text:p>1,09 €</text:p>
          </table:table-cell>
          <table:table-cell table:style-name="ce60"/>
          <table:table-cell table:number-columns-repeated="249"/>
        </table:table-row>
        <table:table-row table:style-name="ro1">
          <table:table-cell table:style-name="ce28"/>
          <table:table-cell table:style-name="ce36" office:value-type="float" office:value="22116802" calcext:value-type="float">
            <text:p>22116802</text:p>
          </table:table-cell>
          <table:table-cell table:style-name="ce41" table:content-validation-name="val1" office:value-type="string" calcext:value-type="string">
            <text:p>Scheibenkäse Delikater Gouda Scheiben 250g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2" table:style-name="ce60" office:value-type="currency" office:currency="EUR" office:value="0.99" calcext:value-type="currency">
            <text:p>0,9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string" calcext:value-type="string">
            <text:p>22116802</text:p>
          </table:table-cell>
          <table:table-cell table:style-name="ce41" table:content-validation-name="val1" office:value-type="string" calcext:value-type="string">
            <text:p>Scheibenkäse Gouda 250g</text:p>
          </table:table-cell>
          <table:table-cell table:style-name="ce41"/>
          <table:table-cell table:style-name="ce44"/>
          <table:table-cell table:number-columns-repeated="2" table:style-name="ce60" office:value-type="currency" office:currency="EUR" office:value="0.99" calcext:value-type="currency">
            <text:p>0,9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float" office:value="22116796" calcext:value-type="float">
            <text:p>22116796</text:p>
          </table:table-cell>
          <table:table-cell table:style-name="ce41" table:content-validation-name="val1" office:value-type="string" calcext:value-type="string">
            <text:p>Scheibenkäse Maasdamer in Scheiben 45% 200g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2" table:style-name="ce60" office:value-type="currency" office:currency="EUR" office:value="0.99" calcext:value-type="currency">
            <text:p>0,9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string" calcext:value-type="string">
            <text:p>22116727</text:p>
          </table:table-cell>
          <table:table-cell table:style-name="ce41" table:content-validation-name="val1" office:value-type="string" calcext:value-type="string">
            <text:p>Scheibenkäse Mix 250g</text:p>
          </table:table-cell>
          <table:table-cell table:style-name="ce41"/>
          <table:table-cell table:style-name="ce44" office:value-type="string" calcext:value-type="string">
            <text:p>gut</text:p>
          </table:table-cell>
          <table:table-cell table:number-columns-repeated="2" table:style-name="ce60" office:value-type="currency" office:currency="EUR" office:value="0.99" calcext:value-type="currency">
            <text:p>0,9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string" calcext:value-type="string">
            <text:p>22113078</text:p>
          </table:table-cell>
          <table:table-cell table:style-name="ce41" table:content-validation-name="val1" office:value-type="string" calcext:value-type="string">
            <text:p>Sekt Prosecco 0,75 L</text:p>
          </table:table-cell>
          <table:table-cell table:style-name="ce41"/>
          <table:table-cell table:style-name="ce44"/>
          <table:table-cell table:number-columns-repeated="2" table:style-name="ce60" office:value-type="currency" office:currency="EUR" office:value="1.49" calcext:value-type="currency">
            <text:p>1,4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Tee Instant Teegetränk 400g</text:p>
          </table:table-cell>
          <table:table-cell table:style-name="ce41"/>
          <table:table-cell table:style-name="ce44"/>
          <table:table-cell table:style-name="ce60" office:value-type="currency" office:currency="EUR" office:value="0.89" calcext:value-type="currency">
            <text:p>0,89 €</text:p>
          </table:table-cell>
          <table:table-cell table:style-name="ce60"/>
          <table:table-cell table:number-columns-repeated="249"/>
        </table:table-row>
        <table:table-row table:style-name="ro1">
          <table:table-cell table:style-name="ce28"/>
          <table:table-cell table:style-name="ce36" office:value-type="string" calcext:value-type="string">
            <text:p>22116178</text:p>
          </table:table-cell>
          <table:table-cell table:style-name="ce41" table:content-validation-name="val1" office:value-type="string" calcext:value-type="string">
            <text:p>Wein Bodeaux A.C.0,75L</text:p>
          </table:table-cell>
          <table:table-cell table:style-name="ce41"/>
          <table:table-cell table:style-name="ce44"/>
          <table:table-cell table:number-columns-repeated="2" table:style-name="ce60" office:value-type="currency" office:currency="EUR" office:value="1.79" calcext:value-type="currency">
            <text:p>1,7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string" calcext:value-type="string">
            <text:p>22116147</text:p>
          </table:table-cell>
          <table:table-cell table:style-name="ce41" table:content-validation-name="val1" office:value-type="string" calcext:value-type="string">
            <text:p>Wein Mazedonischer Rotwein 1 L</text:p>
          </table:table-cell>
          <table:table-cell table:style-name="ce41"/>
          <table:table-cell table:style-name="ce44" office:value-type="string" calcext:value-type="string">
            <text:p>lieblich</text:p>
          </table:table-cell>
          <table:table-cell table:number-columns-repeated="2" table:style-name="ce60" office:value-type="currency" office:currency="EUR" office:value="1.29" calcext:value-type="currency">
            <text:p>1,2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string" calcext:value-type="string">
            <text:p>22113986</text:p>
          </table:table-cell>
          <table:table-cell table:style-name="ce41" table:content-validation-name="val1" office:value-type="string" calcext:value-type="string">
            <text:p>Wurst Aufschnitt Delikatess Hinterkochschinken 200g</text:p>
          </table:table-cell>
          <table:table-cell table:style-name="ce41"/>
          <table:table-cell table:style-name="ce44"/>
          <table:table-cell table:style-name="ce60" office:value-type="currency" office:currency="EUR" office:value="1.19" calcext:value-type="currency">
            <text:p>1,19 €</text:p>
          </table:table-cell>
          <table:table-cell table:style-name="ce60" office:value-type="currency" office:currency="EUR" office:value="1.09" calcext:value-type="currency">
            <text:p>1,0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string" calcext:value-type="string">
            <text:p>22127099</text:p>
          </table:table-cell>
          <table:table-cell table:style-name="ce41" table:content-validation-name="val1" office:value-type="string" calcext:value-type="string">
            <text:p>Wurst Aufschnitt Premium Käsepastete125g</text:p>
          </table:table-cell>
          <table:table-cell table:style-name="ce41"/>
          <table:table-cell table:style-name="ce44"/>
          <table:table-cell table:number-columns-repeated="2" table:style-name="ce60" office:value-type="currency" office:currency="EUR" office:value="0.79" calcext:value-type="currency">
            <text:p>0,7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string" calcext:value-type="string">
            <text:p>22127099</text:p>
          </table:table-cell>
          <table:table-cell table:style-name="ce41" table:content-validation-name="val1" office:value-type="string" calcext:value-type="string">
            <text:p>Wurst Aufschnitt Premium Paprikapastete150g</text:p>
          </table:table-cell>
          <table:table-cell table:style-name="ce41"/>
          <table:table-cell table:style-name="ce44" office:value-type="string" calcext:value-type="string">
            <text:p>sehr gut</text:p>
          </table:table-cell>
          <table:table-cell table:number-columns-repeated="2" table:style-name="ce60" office:value-type="currency" office:currency="EUR" office:value="0.79" calcext:value-type="currency">
            <text:p>0,7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 office:value-type="string" calcext:value-type="string">
            <text:p>22114723</text:p>
          </table:table-cell>
          <table:table-cell table:style-name="ce41" table:content-validation-name="val1" office:value-type="string" calcext:value-type="string">
            <text:p>Wurst Aufschnitt Putenbrust in Aspik125g</text:p>
          </table:table-cell>
          <table:table-cell table:style-name="ce41"/>
          <table:table-cell table:style-name="ce44"/>
          <table:table-cell table:number-columns-repeated="2" table:style-name="ce60" office:value-type="currency" office:currency="EUR" office:value="0.79" calcext:value-type="currency">
            <text:p>0,79 €</text:p>
          </table:table-cell>
          <table:table-cell table:number-columns-repeated="249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Wurst Frikadellen 5 Stück 500g</text:p>
          </table:table-cell>
          <table:table-cell table:style-name="ce41"/>
          <table:table-cell table:style-name="ce44"/>
          <table:table-cell table:style-name="ce60" office:value-type="currency" office:currency="EUR" office:value="1.65" calcext:value-type="currency">
            <text:p>1,65 €</text:p>
          </table:table-cell>
          <table:table-cell table:style-name="ce60"/>
          <table:table-cell table:number-columns-repeated="249"/>
        </table:table-row>
        <table:table-row table:style-name="ro1">
          <table:table-cell table:style-name="ce28"/>
          <table:table-cell table:style-name="ce36"/>
          <table:table-cell table:style-name="ce41" table:content-validation-name="val1" office:value-type="string" calcext:value-type="string">
            <text:p>Zucker 1 kg Packung</text:p>
          </table:table-cell>
          <table:table-cell table:style-name="ce41"/>
          <table:table-cell table:style-name="ce44"/>
          <table:table-cell table:style-name="ce60" office:value-type="currency" office:currency="EUR" office:value="0.92" calcext:value-type="currency">
            <text:p>0,92 €</text:p>
          </table:table-cell>
          <table:table-cell table:style-name="ce60"/>
          <table:table-cell table:number-columns-repeated="249"/>
        </table:table-row>
        <table:table-row table:style-name="ro1">
          <table:table-cell table:style-name="ce30" office:value-type="string" calcext:value-type="string">
            <text:p>Drogerieartikel</text:p>
          </table:table-cell>
          <table:table-cell table:style-name="ce53"/>
          <table:table-cell table:style-name="ce42" table:content-validation-name="val2"/>
          <table:table-cell table:style-name="ce53" table:number-columns-repeated="4"/>
          <table:table-cell table:number-columns-repeated="249"/>
        </table:table-row>
        <table:table-row table:style-name="ro1">
          <table:table-cell table:style-name="ce31"/>
          <table:table-cell table:style-name="ce38" office:value-type="float" office:value="22113245" calcext:value-type="float">
            <text:p>22113245</text:p>
          </table:table-cell>
          <table:table-cell table:style-name="ce42" table:content-validation-name="val2" office:value-type="string" calcext:value-type="string">
            <text:p>MundwasserOdol Original 175 ml</text:p>
          </table:table-cell>
          <table:table-cell table:style-name="ce53"/>
          <table:table-cell table:style-name="ce55"/>
          <table:table-cell table:number-columns-repeated="2" table:style-name="ce53" office:value-type="currency" office:currency="EUR" office:value="0.59" calcext:value-type="currency">
            <text:p>0,59 €</text:p>
          </table:table-cell>
          <table:table-cell table:number-columns-repeated="249"/>
        </table:table-row>
        <table:table-row table:style-name="ro1">
          <table:table-cell table:style-name="ce31"/>
          <table:table-cell table:style-name="ce38" office:value-type="string" calcext:value-type="string">
            <text:p>22113306</text:p>
          </table:table-cell>
          <table:table-cell table:style-name="ce42" table:content-validation-name="val2" office:value-type="string" calcext:value-type="string">
            <text:p>Rasierkreme Nivea for Men 100ml</text:p>
          </table:table-cell>
          <table:table-cell table:style-name="ce53"/>
          <table:table-cell table:style-name="ce55"/>
          <table:table-cell table:number-columns-repeated="2" table:style-name="ce53" office:value-type="currency" office:currency="EUR" office:value="0.65" calcext:value-type="currency">
            <text:p>0,65 €</text:p>
          </table:table-cell>
          <table:table-cell table:number-columns-repeated="249"/>
        </table:table-row>
        <table:table-row table:style-name="ro1">
          <table:table-cell table:style-name="ce31" office:value-type="string" calcext:value-type="string">
            <text:p>02500628</text:p>
          </table:table-cell>
          <table:table-cell table:style-name="ce38" office:value-type="string" calcext:value-type="string">
            <text:p>22119858</text:p>
          </table:table-cell>
          <table:table-cell table:style-name="ce42" table:content-validation-name="val2" office:value-type="string" calcext:value-type="string">
            <text:p>Weichspüler anco soft1,5L</text:p>
          </table:table-cell>
          <table:table-cell table:style-name="ce53"/>
          <table:table-cell table:style-name="ce55" office:value-type="string" calcext:value-type="string">
            <text:p>gut</text:p>
          </table:table-cell>
          <table:table-cell table:number-columns-repeated="2" table:style-name="ce53" office:value-type="currency" office:currency="EUR" office:value="2.29" calcext:value-type="currency">
            <text:p>2,29 €</text:p>
          </table:table-cell>
          <table:table-cell table:number-columns-repeated="249"/>
        </table:table-row>
        <table:table-row table:style-name="ro1">
          <table:table-cell table:style-name="ce31" office:value-type="string" calcext:value-type="string">
            <text:p>08840921</text:p>
          </table:table-cell>
          <table:table-cell table:style-name="ce38" office:value-type="string" calcext:value-type="string">
            <text:p>22117021</text:p>
          </table:table-cell>
          <table:table-cell table:style-name="ce42" table:content-validation-name="val2" office:value-type="string" calcext:value-type="string">
            <text:p>Weichspüler Kuschelweich Form 750 ml</text:p>
          </table:table-cell>
          <table:table-cell table:style-name="ce53"/>
          <table:table-cell table:style-name="ce55"/>
          <table:table-cell table:number-columns-repeated="2" table:style-name="ce53" office:value-type="currency" office:currency="EUR" office:value="0.95" calcext:value-type="currency">
            <text:p>0,95 €</text:p>
          </table:table-cell>
          <table:table-cell table:number-columns-repeated="249"/>
        </table:table-row>
        <table:table-row table:style-name="ro7" table:number-rows-repeated="76">
          <table:table-cell table:style-name="Default" table:number-columns-repeated="7"/>
          <table:table-cell table:number-columns-repeated="249"/>
        </table:table-row>
        <table:table-row table:style-name="ro7" table:number-rows-repeated="31645">
          <table:table-cell table:number-columns-repeated="256"/>
        </table:table-row>
        <table:table-row table:style-name="ro7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7">
          <table:table-cell table:number-columns-repeated="2"/>
          <table:table-cell table:style-name="Default" table:number-columns-repeated="2"/>
          <table:table-cell table:number-columns-repeated="252"/>
        </table:table-row>
      </table:table>
      <table:table table:name="Schlecker" table:style-name="ta1" table:print="false">
        <table:table-column table:style-name="co12" table:default-cell-style-name="ce34"/>
        <table:table-column table:style-name="co12" table:default-cell-style-name="ce40"/>
        <table:table-column table:style-name="co13" table:default-cell-style-name="ce23"/>
        <table:table-column table:style-name="co10" table:number-columns-repeated="2" table:default-cell-style-name="ce23"/>
        <table:table-column table:style-name="co14" table:number-columns-repeated="2" table:default-cell-style-name="ce11"/>
        <table:table-column table:style-name="co10" table:number-columns-repeated="249" table:default-cell-style-name="Default"/>
        <table:table-row table:style-name="ro7">
          <table:table-cell table:style-name="ce27" office:value-type="string" calcext:value-type="string">
            <text:p>UBA Code</text:p>
          </table:table-cell>
          <table:table-cell table:style-name="ce35" office:value-type="string" calcext:value-type="string">
            <text:p>EAN Code</text:p>
          </table:table-cell>
          <table:table-cell table:style-name="ce20" office:value-type="string" calcext:value-type="string">
            <text:p>Kategorie Marke Menge</text:p>
          </table:table-cell>
          <table:table-cell table:style-name="ce20" office:value-type="string" calcext:value-type="string">
            <text:p>Variante</text:p>
          </table:table-cell>
          <table:table-cell table:style-name="ce20" office:value-type="string" calcext:value-type="string">
            <text:p>Geschmack</text:p>
          </table:table-cell>
          <table:table-cell table:style-name="ce56" office:value-type="date" office:date-value="2007-08-31" calcext:value-type="date">
            <text:p>31.08.2007</text:p>
          </table:table-cell>
          <table:table-cell table:style-name="ce56" office:value-type="date" office:date-value="2007-08-30" calcext:value-type="date">
            <text:p>30.08.2007</text:p>
          </table:table-cell>
          <table:table-cell table:style-name="ce25" table:number-columns-repeated="249"/>
        </table:table-row>
        <table:table-row table:style-name="ro1">
          <table:table-cell table:style-name="ce61" office:value-type="string" calcext:value-type="string">
            <text:p>Lebensmittel</text:p>
          </table:table-cell>
          <table:table-cell table:style-name="ce57"/>
          <table:table-cell table:style-name="ce41" table:content-validation-name="val1"/>
          <table:table-cell table:style-name="ce57" table:number-columns-repeated="4"/>
          <table:table-cell table:number-columns-repeated="249"/>
        </table:table-row>
        <table:table-row table:style-name="ro1">
          <table:table-cell table:style-name="ce30" office:value-type="string" calcext:value-type="string">
            <text:p>Drogerieartikel</text:p>
          </table:table-cell>
          <table:table-cell table:style-name="ce53"/>
          <table:table-cell table:style-name="ce42" table:content-validation-name="val2"/>
          <table:table-cell table:style-name="ce53" table:number-columns-repeated="4"/>
          <table:table-cell table:number-columns-repeated="249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Brillenputztuch AS Brillenputztücher</text:p>
          </table:table-cell>
          <table:table-cell table:style-name="ce53"/>
          <table:table-cell table:style-name="ce55" office:value-type="string" calcext:value-type="string">
            <text:p>gut</text:p>
          </table:table-cell>
          <table:table-cell table:number-columns-repeated="2" table:style-name="ce53" office:value-type="currency" office:currency="EUR" office:value="0.75" calcext:value-type="currency">
            <text:p>0,75 €</text:p>
          </table:table-cell>
          <table:table-cell table:number-columns-repeated="249"/>
        </table:table-row>
        <table:table-row table:style-name="ro1">
          <table:table-cell table:style-name="ce31"/>
          <table:table-cell table:style-name="ce38" office:value-type="float" office:value="4003583060993" calcext:value-type="float">
            <text:p>4003583060993</text:p>
          </table:table-cell>
          <table:table-cell table:style-name="ce42" table:content-validation-name="val2" office:value-type="string" calcext:value-type="string">
            <text:p>Duschbad AS Duschbad pH 5,5 300 ml</text:p>
          </table:table-cell>
          <table:table-cell table:style-name="ce53"/>
          <table:table-cell table:style-name="ce55" office:value-type="string" calcext:value-type="string">
            <text:p>gut</text:p>
          </table:table-cell>
          <table:table-cell table:number-columns-repeated="2" table:style-name="ce53" office:value-type="currency" office:currency="EUR" office:value="0.99" calcext:value-type="currency">
            <text:p>0,99 €</text:p>
          </table:table-cell>
          <table:table-cell table:number-columns-repeated="249"/>
        </table:table-row>
        <table:table-row table:style-name="ro1">
          <table:table-cell table:style-name="ce31"/>
          <table:table-cell table:style-name="ce38" office:value-type="float" office:value="4000388175303" calcext:value-type="float">
            <text:p>4000388175303</text:p>
          </table:table-cell>
          <table:table-cell table:style-name="ce42" table:content-validation-name="val2" office:value-type="string" calcext:value-type="string">
            <text:p>Duschbad Dove Feuchtigkeits Creme Dusche 250 ml</text:p>
          </table:table-cell>
          <table:table-cell table:style-name="ce53"/>
          <table:table-cell table:style-name="ce55" office:value-type="string" calcext:value-type="string">
            <text:p>mittel</text:p>
          </table:table-cell>
          <table:table-cell table:number-columns-repeated="2" table:style-name="ce53" office:value-type="currency" office:currency="EUR" office:value="1.99" calcext:value-type="currency">
            <text:p>1,99 €</text:p>
          </table:table-cell>
          <table:table-cell table:number-columns-repeated="249"/>
        </table:table-row>
        <table:table-row table:style-name="ro1">
          <table:table-cell table:style-name="ce31"/>
          <table:table-cell table:style-name="ce38" office:value-type="float" office:value="4001245998578" calcext:value-type="float">
            <text:p>4001245998578</text:p>
          </table:table-cell>
          <table:table-cell table:style-name="ce42" table:content-validation-name="val2" office:value-type="string" calcext:value-type="string">
            <text:p>Entkalker AS Kalkstopp Pulver1,5kg</text:p>
          </table:table-cell>
          <table:table-cell table:style-name="ce53"/>
          <table:table-cell table:style-name="ce55" office:value-type="string" calcext:value-type="string">
            <text:p>gut</text:p>
          </table:table-cell>
          <table:table-cell table:number-columns-repeated="2" table:style-name="ce53" office:value-type="currency" office:currency="EUR" office:value="2.99" calcext:value-type="currency">
            <text:p>2,99 €</text:p>
          </table:table-cell>
          <table:table-cell table:number-columns-repeated="249"/>
        </table:table-row>
        <table:table-row table:style-name="ro1">
          <table:table-cell table:style-name="ce31"/>
          <table:table-cell table:style-name="ce38" office:value-type="string" calcext:value-type="string">
            <text:p>4008193036406</text:p>
          </table:table-cell>
          <table:table-cell table:style-name="ce42" table:content-validation-name="val2" office:value-type="string" calcext:value-type="string">
            <text:p>GiftGlobol Silberfischenköder2 Dosen</text:p>
          </table:table-cell>
          <table:table-cell table:style-name="ce53"/>
          <table:table-cell table:style-name="ce55" office:value-type="string" calcext:value-type="string">
            <text:p>gut</text:p>
          </table:table-cell>
          <table:table-cell table:number-columns-repeated="2" table:style-name="ce53" office:value-type="currency" office:currency="EUR" office:value="2.3" calcext:value-type="currency">
            <text:p>2,30 €</text:p>
          </table:table-cell>
          <table:table-cell table:number-columns-repeated="249"/>
        </table:table-row>
        <table:table-row table:style-name="ro1">
          <table:table-cell table:style-name="ce31"/>
          <table:table-cell table:style-name="ce38" office:value-type="string" calcext:value-type="string">
            <text:p>4025300118909</text:p>
          </table:table-cell>
          <table:table-cell table:style-name="ce42" table:content-validation-name="val2" office:value-type="string" calcext:value-type="string">
            <text:p>Reinigungsmittel AS Alles Reiniger1L</text:p>
          </table:table-cell>
          <table:table-cell table:style-name="ce53"/>
          <table:table-cell table:style-name="ce55"/>
          <table:table-cell table:number-columns-repeated="2" table:style-name="ce53" office:value-type="currency" office:currency="EUR" office:value="0.99" calcext:value-type="currency">
            <text:p>0,99 €</text:p>
          </table:table-cell>
          <table:table-cell table:number-columns-repeated="249"/>
        </table:table-row>
        <table:table-row table:style-name="ro1">
          <table:table-cell table:style-name="ce31"/>
          <table:table-cell table:style-name="ce62" office:value-type="string" calcext:value-type="string">
            <text:p>4015000018418</text:p>
          </table:table-cell>
          <table:table-cell table:style-name="ce42" table:content-validation-name="val2" office:value-type="string" calcext:value-type="string">
            <text:p>Reinigungsmittel Biff Schimmel-Entferner500ml</text:p>
          </table:table-cell>
          <table:table-cell table:style-name="ce53"/>
          <table:table-cell table:style-name="ce55" office:value-type="string" calcext:value-type="string">
            <text:p>mittel</text:p>
          </table:table-cell>
          <table:table-cell table:number-columns-repeated="2" table:style-name="ce53" office:value-type="currency" office:currency="EUR" office:value="2.99" calcext:value-type="currency">
            <text:p>2,99 €</text:p>
          </table:table-cell>
          <table:table-cell table:number-columns-repeated="249"/>
        </table:table-row>
        <table:table-row table:style-name="ro1">
          <table:table-cell table:style-name="ce31"/>
          <table:table-cell table:style-name="ce38" office:value-type="float" office:value="4002448019480" calcext:value-type="float">
            <text:p>4002448019480</text:p>
          </table:table-cell>
          <table:table-cell table:style-name="ce42" table:content-validation-name="val2" office:value-type="string" calcext:value-type="string">
            <text:p>Reinigungsmittel Cillit Bang Fettreiniger</text:p>
          </table:table-cell>
          <table:table-cell table:style-name="ce53"/>
          <table:table-cell table:style-name="ce55" office:value-type="string" calcext:value-type="string">
            <text:p>sehr gut</text:p>
          </table:table-cell>
          <table:table-cell table:number-columns-repeated="2" table:style-name="ce53" office:value-type="currency" office:currency="EUR" office:value="3.99" calcext:value-type="currency">
            <text:p>3,99 €</text:p>
          </table:table-cell>
          <table:table-cell table:number-columns-repeated="249"/>
        </table:table-row>
        <table:table-row table:style-name="ro1">
          <table:table-cell table:style-name="ce31"/>
          <table:table-cell table:style-name="ce38" office:value-type="float" office:value="4002448017684" calcext:value-type="float">
            <text:p>4002448017684</text:p>
          </table:table-cell>
          <table:table-cell table:style-name="ce42" table:content-validation-name="val2" office:value-type="string" calcext:value-type="string">
            <text:p>Reinigungsmittel Cillit Bang Kraftreiniger</text:p>
          </table:table-cell>
          <table:table-cell table:style-name="ce53"/>
          <table:table-cell table:style-name="ce55" office:value-type="string" calcext:value-type="string">
            <text:p>sehr gut</text:p>
          </table:table-cell>
          <table:table-cell table:number-columns-repeated="2" table:style-name="ce53" office:value-type="currency" office:currency="EUR" office:value="3.99" calcext:value-type="currency">
            <text:p>3,99 €</text:p>
          </table:table-cell>
          <table:table-cell table:number-columns-repeated="249"/>
        </table:table-row>
        <table:table-row table:style-name="ro1">
          <table:table-cell table:style-name="ce32" office:value-type="string" calcext:value-type="string">
            <text:p>Technik</text:p>
          </table:table-cell>
          <table:table-cell table:style-name="ce39"/>
          <table:table-cell table:style-name="ce43" table:content-validation-name="val3"/>
          <table:table-cell table:style-name="ce54" table:number-columns-repeated="2"/>
          <table:table-cell table:style-name="ce58" table:number-columns-repeated="2"/>
          <table:table-cell table:number-columns-repeated="249"/>
        </table:table-row>
        <table:table-row table:style-name="ro7" table:number-rows-repeated="79">
          <table:table-cell table:style-name="Default" table:number-columns-repeated="7"/>
          <table:table-cell table:number-columns-repeated="249"/>
        </table:table-row>
        <table:table-row table:style-name="ro7" table:number-rows-repeated="31644">
          <table:table-cell table:number-columns-repeated="256"/>
        </table:table-row>
        <table:table-row table:style-name="ro7" table:number-rows-repeated="172">
          <table:table-cell table:style-name="Default" table:number-columns-repeated="5"/>
          <table:table-cell table:number-columns-repeated="251"/>
        </table:table-row>
        <table:table-row table:style-name="ro7">
          <table:table-cell table:style-name="Default" table:number-columns-repeated="5"/>
          <table:table-cell table:number-columns-repeated="251"/>
        </table:table-row>
      </table:table>
      <table:table table:name="Müller" table:style-name="ta1" table:print="false">
        <table:table-column table:style-name="co12" table:default-cell-style-name="ce34"/>
        <table:table-column table:style-name="co12" table:default-cell-style-name="ce40"/>
        <table:table-column table:style-name="co13" table:default-cell-style-name="ce23"/>
        <table:table-column table:style-name="co10" table:number-columns-repeated="2" table:default-cell-style-name="ce23"/>
        <table:table-column table:style-name="co10" table:number-columns-repeated="2" table:default-cell-style-name="ce11"/>
        <table:table-column table:style-name="co10" table:number-columns-repeated="249" table:default-cell-style-name="Default"/>
        <table:table-row table:style-name="ro7">
          <table:table-cell table:style-name="ce27" office:value-type="string" calcext:value-type="string">
            <text:p>UBA Code</text:p>
          </table:table-cell>
          <table:table-cell table:style-name="ce35" office:value-type="string" calcext:value-type="string">
            <text:p>EAN Code</text:p>
          </table:table-cell>
          <table:table-cell table:style-name="ce20" office:value-type="string" calcext:value-type="string">
            <text:p>Kategorie Marke Menge</text:p>
          </table:table-cell>
          <table:table-cell table:style-name="ce20" office:value-type="string" calcext:value-type="string">
            <text:p>Variante</text:p>
          </table:table-cell>
          <table:table-cell table:style-name="ce20" office:value-type="string" calcext:value-type="string">
            <text:p>Geschmack</text:p>
          </table:table-cell>
          <table:table-cell table:style-name="ce56" office:value-type="date" office:date-value="2007-08-31" calcext:value-type="date">
            <text:p>31.08.2007</text:p>
          </table:table-cell>
          <table:table-cell table:style-name="ce56" office:value-type="date" office:date-value="2007-08-30" calcext:value-type="date">
            <text:p>30.08.2007</text:p>
          </table:table-cell>
          <table:table-cell table:style-name="ce25" table:number-columns-repeated="249"/>
        </table:table-row>
        <table:table-row table:style-name="ro1">
          <table:table-cell table:style-name="ce52" office:value-type="string" calcext:value-type="string">
            <text:p>Lebensmittel</text:p>
          </table:table-cell>
          <table:table-cell table:style-name="ce37"/>
          <table:table-cell table:style-name="ce41" table:content-validation-name="val1"/>
          <table:table-cell table:style-name="ce41" table:number-columns-repeated="2"/>
          <table:table-cell table:style-name="ce57" table:number-columns-repeated="2"/>
          <table:table-cell table:number-columns-repeated="249"/>
        </table:table-row>
        <table:table-row table:style-name="ro1">
          <table:table-cell table:style-name="ce30" office:value-type="string" calcext:value-type="string">
            <text:p>Drogerieartikel</text:p>
          </table:table-cell>
          <table:table-cell table:style-name="ce53"/>
          <table:table-cell table:style-name="ce42" table:content-validation-name="val2"/>
          <table:table-cell table:style-name="ce53" table:number-columns-repeated="4"/>
          <table:table-cell table:number-columns-repeated="249"/>
        </table:table-row>
        <table:table-row table:style-name="ro1">
          <table:table-cell table:style-name="ce31"/>
          <table:table-cell table:style-name="ce38"/>
          <table:table-cell table:style-name="ce42" table:content-validation-name="val2" office:value-type="string" calcext:value-type="string">
            <text:p>Rasierkreme Florena Kamille </text:p>
          </table:table-cell>
          <table:table-cell table:style-name="ce53"/>
          <table:table-cell table:style-name="ce55"/>
          <table:table-cell table:number-columns-repeated="2" table:style-name="ce53" office:value-type="currency" office:currency="EUR" office:value="0.75" calcext:value-type="currency">
            <text:p>0,75 €</text:p>
          </table:table-cell>
          <table:table-cell table:number-columns-repeated="249"/>
        </table:table-row>
        <table:table-row table:style-name="ro1">
          <table:table-cell table:style-name="ce32" office:value-type="string" calcext:value-type="string">
            <text:p>Technik</text:p>
          </table:table-cell>
          <table:table-cell table:style-name="ce39"/>
          <table:table-cell table:style-name="ce43" table:content-validation-name="val3"/>
          <table:table-cell table:style-name="ce54" table:number-columns-repeated="2"/>
          <table:table-cell table:style-name="ce58" table:number-columns-repeated="2"/>
          <table:table-cell table:number-columns-repeated="249"/>
        </table:table-row>
        <table:table-row table:style-name="ro7" table:number-rows-repeated="31610">
          <table:table-cell table:number-columns-repeated="256"/>
        </table:table-row>
        <table:table-row table:style-name="ro7" table:number-rows-repeated="172">
          <table:table-cell table:style-name="Default" table:number-columns-repeated="5"/>
          <table:table-cell table:number-columns-repeated="251"/>
        </table:table-row>
        <table:table-row table:style-name="ro7">
          <table:table-cell table:style-name="Default" table:number-columns-repeated="5"/>
          <table:table-cell table:number-columns-repeated="251"/>
        </table:table-row>
      </table:table>
      <table:table table:name="Hilfsvariablen" table:style-name="ta1" table:print="false">
        <table:table-column table:style-name="co10" table:default-cell-style-name="Default"/>
        <table:table-column table:style-name="co15" table:default-cell-style-name="ce63"/>
        <table:table-column table:style-name="co16" table:default-cell-style-name="Default"/>
        <table:table-row table:style-name="ro7">
          <table:table-cell office:value-type="string" calcext:value-type="string">
            <text:p>UNENDLICH</text:p>
          </table:table-cell>
          <table:table-cell office:value-type="currency" office:currency="EUR" office:value="1000000" calcext:value-type="currency">
            <text:p>1.000.000,00 €</text:p>
          </table:table-cell>
          <table:table-cell table:formula="of:=DOLLAR([.B1])" office:value-type="string" office:string-value="1.000.000,00 €" calcext:value-type="string">
            <text:p>1.000.000,00 €</text:p>
          </table:table-cell>
        </table:table-row>
      </table:table>
      <table:table table:name="Produkte1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253" table:default-cell-style-name="Default"/>
        <table:table-row table:style-name="ro7">
          <table:table-cell table:style-name="ce64" office:value-type="string" calcext:value-type="string">
            <text:p>Kosmetikartikel</text:p>
          </table:table-cell>
          <table:table-cell table:style-name="ce64" table:number-columns-repeated="255"/>
        </table:table-row>
        <table:table-row table:style-name="ro7">
          <table:table-cell table:number-columns-repeated="256"/>
        </table:table-row>
        <table:table-row table:style-name="ro7">
          <table:table-cell table:style-name="ce65" office:value-type="string" calcext:value-type="string">
            <text:p>Esteè Laucher</text:p>
          </table:table-cell>
          <table:table-cell/>
          <table:table-cell table:style-name="ce65" office:value-type="string" calcext:value-type="string">
            <text:p>Gardinenstangen</text:p>
          </table:table-cell>
          <table:table-cell table:number-columns-repeated="253"/>
        </table:table-row>
        <table:table-row table:style-name="ro7">
          <table:table-cell office:value-type="string" calcext:value-type="string">
            <text:p>089-236 86-0</text:p>
          </table:table-cell>
          <table:table-cell/>
          <table:table-cell table:style-name="ce25" office:value-type="string" calcext:value-type="string">
            <text:p>Kunststoffschienen</text:p>
          </table:table-cell>
          <table:table-cell table:number-columns-repeated="253"/>
        </table:table-row>
        <table:table-row table:style-name="ro7">
          <table:table-cell office:value-type="string" calcext:value-type="string">
            <text:p>Fa. Bobbi Brown</text:p>
          </table:table-cell>
          <table:table-cell/>
          <table:table-cell office:value-type="string" calcext:value-type="string">
            <text:p>1,20m;1,5m;1,8m;2,10m;2,5m;3m</text:p>
          </table:table-cell>
          <table:table-cell table:number-columns-repeated="253"/>
        </table:table-row>
        <table:table-row table:style-name="ro7">
          <table:table-cell office:value-type="string" calcext:value-type="string">
            <text:p>Stick Foundation Stick</text:p>
          </table:table-cell>
          <table:table-cell/>
          <table:table-cell office:value-type="string" calcext:value-type="string">
            <text:p>1, 2 oder 3 läufig</text:p>
          </table:table-cell>
          <table:table-cell table:number-columns-repeated="253"/>
        </table:table-row>
        <table:table-row table:style-name="ro7">
          <table:table-cell office:value-type="string" calcext:value-type="string">
            <text:p>Farbe 2,5</text:p>
          </table:table-cell>
          <table:table-cell table:number-columns-repeated="255"/>
        </table:table-row>
        <table:table-row table:style-name="ro7">
          <table:table-cell table:number-columns-repeated="2"/>
          <table:table-cell table:style-name="ce25" office:value-type="string" calcext:value-type="string">
            <text:p>Aluschienen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 calcext:value-type="string">
            <text:p>1,6m;1,8m;2,2m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 calcext:value-type="string">
            <text:p>3 läufig</text:p>
          </table:table-cell>
          <table:table-cell table:number-columns-repeated="253"/>
        </table:table-row>
      </table:table>
      <table:named-expressions/>
      <table:database-ranges>
        <table:database-range table:name="AldiBereich" table:target-range-address="Aldi.C2:Aldi.F43" table:orientation="column"/>
        <table:database-range table:name="AuswahlDrogerie" table:target-range-address="Produktvergleich.A123:Produktvergleich.A169" table:contains-header="false" table:orientation="column"/>
        <table:database-range table:name="AuswahlLebensmittel" table:target-range-address="Produktvergleich.A4:Produktvergleich.A121" table:contains-header="false" table:orientation="column"/>
        <table:database-range table:name="AuswahlTechnik" table:target-range-address="Produktvergleich.A171:Produktvergleich.A177" table:contains-header="false" table:orientation="column"/>
        <table:database-range table:name="MüllerBereich" table:target-range-address="Müller.C2:Müller.F5" table:orientation="column"/>
        <table:database-range table:name="MarktkaufBereich" table:target-range-address="Marktkauf.C2:Marktkauf.G121" table:orientation="column"/>
        <table:database-range table:name="PlusBereich" table:target-range-address="Plus.C2:Plus.F11" table:orientation="column"/>
        <table:database-range table:name="ReweBereich" table:target-range-address="'REWE Online'.C2:'REWE Online'.F121" table:contains-header="false" table:orientation="column"/>
        <table:database-range table:name="SchleckerBereich" table:target-range-address="Schlecker.C2:Schlecker.F13" table:orientation="column"/>
        <table:database-range table:name="__Anonymous_Sheet_DB__0" table:target-range-address="Produktvergleich.A4:Produktvergleich.A1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shadow="none" fo:background-color="transparent" style:scale-to="100%" style:writing-mode="lr-tb" style:print="grid header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.00.0000</text:date>, <text:time style:data-style-name="N2" text:time-value="17:15:09.9305056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Thomas Michel</meta:initial-creator>
    <meta:creation-date>2005-05-29T22:54:38</meta:creation-date>
    <dc:creator>Thomas Schubert</dc:creator>
    <dc:date>2015-01-09T17:35:25.607855846</dc:date>
    <meta:printed-by>Thomas Michel</meta:printed-by>
    <meta:print-date>2007-09-01T23:10:22</meta:print-date>
    <dc:language>de-DE</dc:language>
    <meta:editing-cycles>539</meta:editing-cycles>
    <meta:editing-duration>P1DT24M9S</meta:editing-duration>
    <meta:document-statistic meta:table-count="9" meta:cell-count="4089" meta:object-count="0"/>
    <meta:user-defined meta:name="Info 1"/>
    <meta:user-defined meta:name="Info 2"/>
    <meta:user-defined meta:name="Info 3"/>
    <meta:user-defined meta:name="Info 4"/>
  </office:meta>
</office:document-meta>
</file>